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0102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2.4425in"/>
    </style:style>
    <style:style style:name="co6" style:family="table-column">
      <style:table-column-properties fo:break-before="auto" style:column-width="2.9917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1.5925in"/>
    </style:style>
    <style:style style:name="co10" style:family="table-column">
      <style:table-column-properties fo:break-before="auto" style:column-width="0.5055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1.4846in"/>
    </style:style>
    <style:style style:name="co13" style:family="table-column">
      <style:table-column-properties fo:break-before="auto" style:column-width="1.7646in"/>
    </style:style>
    <style:style style:name="co14" style:family="table-column">
      <style:table-column-properties fo:break-before="auto" style:column-width="1.7217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" style:family="table-cell" style:parent-style-name="Default" style:data-style-name="N118"/>
    <style:style style:name="ce3" style:family="table-cell" style:parent-style-name="Default" style:data-style-name="N60"/>
    <style:style style:name="ce4" style:family="table-cell" style:parent-style-name="Default" style:data-style-name="N118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9"/>
    <style:style style:name="ce7" style:family="table-cell" style:parent-style-name="Default" style:data-style-name="N100"/>
    <style:style style:name="ce8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7"/>
        <table:table-column table:style-name="co16" table:default-cell-style-name="Default"/>
        <table:table-column table:style-name="co5" table:number-columns-repeated="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1">
          <table:table-cell table:style-name="ce1" table:formula="of:=CONCATENATE([.B1];&quot;/&quot;;[.C1];&quot;/&quot;;[.D1])" office:value-type="string" office:string-value="FREQ/collection/ds">
            <text:p>FREQ/collection/ds</text:p>
          </table:table-cell>
          <table:table-cell office:value-type="string">
            <text:p>FREQ</text:p>
          </table:table-cell>
          <table:table-cell office:value-type="string">
            <text:p>collection</text:p>
          </table:table-cell>
          <table:table-cell office:value-type="string">
            <text:p>d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F1]-([.G1]*[.H1])+[.H1]/2" office:value-type="float" office:value="4">
            <text:p>4.000000000000E+00</text:p>
          </table:table-cell>
          <table:table-cell table:formula="of:=[.K1]+([.I1]/2)*[.H1]" office:value-type="float" office:value="5">
            <text:p>5.000000000000E+00</text:p>
          </table:table-cell>
          <table:table-cell table:formula="of:=[.F1]+([.I1]-[.G1])*[.H1]+[.H1]/2" office:value-type="float" office:value="6">
            <text:p>6.000000000000E+00</text:p>
          </table:table-cell>
          <table:table-cell table:style-name="Default"/>
          <table:table-cell/>
          <table:table-cell table:formula="of:=[.F1]-([.G1]*[.H1])+[.H1]/2" office:value-type="float" office:value="4">
            <text:p>4</text:p>
          </table:table-cell>
          <table:table-cell table:formula="of:=[.K1]+([.I1]/2)*[.H1]" office:value-type="float" office:value="5">
            <text:p>5</text:p>
          </table:table-cell>
          <table:table-cell table:formula="of:=[.F1]+([.I1]-[.G1])*[.H1]+[.H1]/2" office:value-type="float" office:value="6">
            <text:p>6</text:p>
          </table:table-cell>
          <table:table-cell table:formula="of:=[.$E$2]/[.K1]" office:value-type="float" office:value="75000000">
            <text:p>75000000</text:p>
          </table:table-cell>
          <table:table-cell table:formula="of:=[.$E$2]/[.L1]" office:value-type="float" office:value="60000000">
            <text:p>60000000</text:p>
          </table:table-cell>
          <table:table-cell table:formula="of:=[.$E$2]/[.M1]" office:value-type="float" office:value="50000000">
            <text:p>50000000</text:p>
          </table:table-cell>
          <table:table-cell table:formula="of:=ABS([.H1]/([.L1]*(1+[.H1]/[.$E$2])))" office:value-type="float" office:value="0.399999997333333">
            <text:p>0.3999999973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RAD</text:p>
          </table:table-cell>
          <table:table-cell table:number-columns-repeated="2"/>
          <table:table-cell table:style-name="ce3" office:value-type="float" office:value="300000000">
            <text:p>3.00E+008</text:p>
          </table:table-cell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formula="of:=[.$N2]*(1-[.R2]/[.$E$2])/SQRT(1-([.R2]*[.R2])/([.$E$2]*[.$E$2]))" office:value-type="float" office:value="345795982984.08">
            <text:p>3.457959829841E+11</text:p>
          </table:table-cell>
          <table:table-cell table:formula="of:=[.$N2]*(1-[.Q2]/[.$E$2])/SQRT(1-([.Q2]*[.Q2])/([.$E$2]*[.$E$2]))" office:value-type="float" office:value="345795984136.734">
            <text:p>3.457959841367E+11</text:p>
          </table:table-cell>
          <table:table-cell table:formula="of:=[.$N2]*(1-[.P2]/[.$E$2])/SQRT(1-([.P2]*[.P2])/([.$E$2]*[.$E$2]))" office:value-type="float" office:value="345795985289.387">
            <text:p>3.457959852894E+11</text:p>
          </table:table-cell>
          <table:table-cell table:style-name="Default" office:value-type="float" office:value="345795989900">
            <text:p>345795989900</text:p>
          </table:table-cell>
          <table:table-cell table:formula="of:=[.N2]*(1-[.F2]/[.$E$2])/SQRT(1-([.F2]*[.F2])/([.$E$2]*[.$E$2]))" office:value-type="float" office:value="345795984136.734">
            <text:p>345795984136.734</text:p>
          </table:table-cell>
          <table:table-cell table:formula="of:=[.F2]-([.G2]*[.H2])+[.H2]/2" office:value-type="float" office:value="4">
            <text:p>4</text:p>
          </table:table-cell>
          <table:table-cell table:formula="of:=[.P2]+([.I2]/2)*[.H2]" office:value-type="float" office:value="5">
            <text:p>5</text:p>
          </table:table-cell>
          <table:table-cell table:formula="of:=[.F2]+([.I2]-[.G2])*[.H2]+[.H2]/2" office:value-type="float" office:value="6">
            <text:p>6</text:p>
          </table:table-cell>
          <table:table-cell table:formula="of:=[.$E$2]/[.K2]" office:value-type="float" office:value="0.000867563577260559">
            <text:p>0.000867563577260559</text:p>
          </table:table-cell>
          <table:table-cell table:formula="of:=[.$E$2]/[.L2]" office:value-type="float" office:value="0.00086756357436868">
            <text:p>0.00086756357436868</text:p>
          </table:table-cell>
          <table:table-cell table:formula="of:=[.$E$2]/[.M2]" office:value-type="float" office:value="0.000867563571476802">
            <text:p>0.00086756357147680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LO</text:p>
          </table:table-cell>
          <table:table-cell table:number-columns-repeated="3"/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formula="of:=[.$N3]/(1+[.P3]/[.$E$2])" office:value-type="float" office:value="345795985289.387">
            <text:p>3.457959852894E+11</text:p>
          </table:table-cell>
          <table:table-cell table:formula="of:=[.$N3]/(1+[.Q3]/[.$E$2])" office:value-type="float" office:value="345795984136.734">
            <text:p>3.457959841367E+11</text:p>
          </table:table-cell>
          <table:table-cell table:formula="of:=[.$N3]/(1+[.R3]/[.$E$2])" office:value-type="float" office:value="345795982984.08">
            <text:p>3.457959829841E+11</text:p>
          </table:table-cell>
          <table:table-cell table:style-name="Default" office:value-type="float" office:value="345795989900">
            <text:p>345795989900</text:p>
          </table:table-cell>
          <table:table-cell/>
          <table:table-cell table:formula="of:=[.F3]-([.G3]*[.H3])+[.H3]/2" office:value-type="float" office:value="4">
            <text:p>4</text:p>
          </table:table-cell>
          <table:table-cell table:formula="of:=[.P3]+([.I3]/2)*[.H3]" office:value-type="float" office:value="5">
            <text:p>5</text:p>
          </table:table-cell>
          <table:table-cell table:formula="of:=[.F3]+([.I3]-[.G3])*[.H3]+[.H3]/2" office:value-type="float" office:value="6">
            <text:p>6</text:p>
          </table:table-cell>
          <table:table-cell table:formula="of:=[.$E$2]/[.K3]" office:value-type="float" office:value="0.000867563571476802">
            <text:p>0.000867563571476802</text:p>
          </table:table-cell>
          <table:table-cell table:formula="of:=[.$E$2]/[.L3]" office:value-type="float" office:value="0.00086756357436868">
            <text:p>0.00086756357436868</text:p>
          </table:table-cell>
          <table:table-cell table:formula="of:=[.$E$2]/[.M3]" office:value-type="float" office:value="0.000867563577260559">
            <text:p>0.00086756357726055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VE</text:p>
          </table:table-cell>
          <table:table-cell table:number-columns-repeated="3"/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style-name="Default" table:formula="of:=1000000000*[.$E$2]/[.R4]" office:value-type="float" office:value="5E+016">
            <text:p>5E+016</text:p>
          </table:table-cell>
          <table:table-cell table:style-name="Default" table:formula="of:=1000000000*[.$E$2]/[.Q4]" office:value-type="float" office:value="6E+016">
            <text:p>6E+016</text:p>
          </table:table-cell>
          <table:table-cell table:style-name="Default" table:formula="of:=1000000000*[.$E$2]/[.P4]" office:value-type="float" office:value="7.5E+016">
            <text:p>7.5E+016</text:p>
          </table:table-cell>
          <table:table-cell table:style-name="Default"/>
          <table:table-cell/>
          <table:table-cell table:formula="of:=[.F4]-([.G4]*[.H4])+[.H4]/2" office:value-type="float" office:value="4">
            <text:p>4</text:p>
          </table:table-cell>
          <table:table-cell table:formula="of:=[.P4]+([.I4]/2)*[.H4]" office:value-type="float" office:value="5">
            <text:p>5</text:p>
          </table:table-cell>
          <table:table-cell table:formula="of:=[.F4]+([.I4]-[.G4])*[.H4]+[.H4]/2" office:value-type="float" office:value="6">
            <text:p>6</text:p>
          </table:table-cell>
          <table:table-cell table:formula="of:=[.$E$2]/[.K4]" office:value-type="float" office:value="0.000000006">
            <text:p>0.000000006</text:p>
          </table:table-cell>
          <table:table-cell table:formula="of:=[.$E$2]/[.L4]" office:value-type="float" office:value="0.000000005">
            <text:p>0.000000005</text:p>
          </table:table-cell>
          <table:table-cell table:formula="of:=[.$E$2]/[.M4]" office:value-type="float" office:value="0.000000004">
            <text:p>0.00000000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path</text:p>
          </table:table-cell>
          <table:table-cell office:value-type="string">
            <text:p>facility</text:p>
          </table:table-cell>
          <table:table-cell office:value-type="string">
            <text:p>collection</text:p>
          </table:table-cell>
          <table:table-cell office:value-type="string">
            <text:p>dataset</text:p>
          </table:table-cell>
          <table:table-cell office:value-type="string">
            <text:p>freq ctype</text:p>
          </table:table-cell>
          <table:table-cell office:value-type="string">
            <text:p>val</text:p>
          </table:table-cell>
          <table:table-cell office:value-type="string">
            <text:p>at</text:p>
          </table:table-cell>
          <table:table-cell office:value-type="string">
            <text:p>delta</text:p>
          </table:table-cell>
          <table:table-cell office:value-type="string">
            <text:p>naxis</text:p>
          </table:table-cell>
          <table:table-cell office:value-type="string">
            <text:p>comment</text:p>
          </table:table-cell>
          <table:table-cell table:style-name="Default" office:value-type="string">
            <text:p>freq_start</text:p>
          </table:table-cell>
          <table:table-cell table:style-name="Default" office:value-type="string">
            <text:p>freq_center</text:p>
          </table:table-cell>
          <table:table-cell table:style-name="Default" office:value-type="string">
            <text:p>freq_stop</text:p>
          </table:table-cell>
          <table:table-cell table:style-name="Default" office:value-type="string">
            <text:p>restfreq</text:p>
          </table:table-cell>
          <table:table-cell office:value-type="string">
            <text:p>reffreq</text:p>
          </table:table-cell>
          <table:table-cell office:value-type="string">
            <text:p>nat. start</text:p>
          </table:table-cell>
          <table:table-cell office:value-type="string">
            <text:p>nat. center</text:p>
          </table:table-cell>
          <table:table-cell office:value-type="string">
            <text:p>nat. stop</text:p>
          </table:table-cell>
          <table:table-cell office:value-type="string">
            <text:p>wave start</text:p>
          </table:table-cell>
          <table:table-cell office:value-type="string">
            <text:p>center</text:p>
          </table:table-cell>
          <table:table-cell office:value-type="string">
            <text:p>wave stop</text:p>
          </table:table-cell>
          <table:table-cell office:value-type="string">
            <text:p>res</text:p>
          </table:table-cell>
          <table:table-cell office:value-type="string">
            <text:p>lolimit</text:p>
          </table:table-cell>
          <table:table-cell office:value-type="string">
            <text:p>hilimit</text:p>
          </table:table-cell>
        </table:table-row>
        <table:table-row table:style-name="ro1">
          <table:table-cell office:value-type="string">
            <text:p>alma/SgrA_Band6_ReferenceImages/SgrA_fall_H30a.clean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clean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1">
            <text:p>1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261">
            <text:p>261</text:p>
          </table:table-cell>
          <table:table-cell/>
          <table:table-cell table:formula="of:=[.F7]-([.G7]*[.H7])+[.H7]/2" office:value-type="float" office:value="231643843749.975">
            <text:p>2.316438437500E+11</text:p>
          </table:table-cell>
          <table:table-cell table:formula="of:=[.K7]+([.I7]/2)*[.H7]" office:value-type="float" office:value="231962447265.6">
            <text:p>2.319624472656E+11</text:p>
          </table:table-cell>
          <table:table-cell table:formula="of:=[.F7]+([.I7]-[.G7])*[.H7]+[.H7]/2" office:value-type="float" office:value="232281050781.225">
            <text:p>2.322810507812E+11</text:p>
          </table:table-cell>
          <table:table-cell table:style-name="Default"/>
          <table:table-cell/>
          <table:table-cell table:formula="of:=[.F7]-([.G7]*[.H7])+[.H7]/2" office:value-type="float" office:value="231643843749.975">
            <text:p>231643843749.975</text:p>
          </table:table-cell>
          <table:table-cell table:formula="of:=[.P7]+([.I7]/2)*[.H7]" office:value-type="float" office:value="231962447265.6">
            <text:p>231962447265.6</text:p>
          </table:table-cell>
          <table:table-cell table:formula="of:=[.F7]+([.I7]-[.G7])*[.H7]+[.H7]/2" office:value-type="float" office:value="232281050781.225">
            <text:p>232281050781.225</text:p>
          </table:table-cell>
          <table:table-cell table:formula="of:=[.$E$2]/[.K7]" office:value-type="float" office:value="0.00129509161626503">
            <text:p>0.00129509161626503</text:p>
          </table:table-cell>
          <table:table-cell table:formula="of:=[.$E$2]/[.L7]" office:value-type="float" office:value="0.00129331279065398">
            <text:p>0.00129331279065398</text:p>
          </table:table-cell>
          <table:table-cell table:formula="of:=[.$E$2]/[.M7]" office:value-type="float" office:value="0.0012915388448219">
            <text:p>0.0012915388448219</text:p>
          </table:table-cell>
          <table:table-cell table:formula="of:=ABS([.$E$2]*[.H7]/([.L7]*([.L7]+[.H7])))" office:value-type="float" office:value="0.0000000136119821770714">
            <text:p>0.0000000136119821770714</text:p>
          </table:table-cell>
          <table:table-cell table:formula="of:=MIN([.$S7];[.$U7])" office:value-type="float" office:value="0.0012915388448219">
            <text:p>0.0012915388448219</text:p>
          </table:table-cell>
          <table:table-cell table:formula="of:=MAX([.$S7];[.$U7])" office:value-type="float" office:value="0.00129509161626503">
            <text:p>0.00129509161626503</text:p>
          </table:table-cell>
        </table:table-row>
        <table:table-row table:style-name="ro1">
          <table:table-cell office:value-type="string">
            <text:p>alma/SgrA_Band6_ReferenceImages/SgrA_fall_H30a.mom.integrated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mom.integrated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-30">
            <text:p>-30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1">
            <text:p>1</text:p>
          </table:table-cell>
          <table:table-cell office:value-type="string">
            <text:p>delta prob. not correct</text:p>
          </table:table-cell>
          <table:table-cell table:formula="of:=[.K7]" office:value-type="float" office:value="231643843749.975">
            <text:p>2.316438437500E+11</text:p>
          </table:table-cell>
          <table:table-cell table:formula="of:=[.L$7]" office:value-type="float" office:value="231962447265.6">
            <text:p>2.319624472656E+11</text:p>
          </table:table-cell>
          <table:table-cell table:formula="of:=[.M$7]" office:value-type="float" office:value="232281050781.225">
            <text:p>2.322810507812E+11</text:p>
          </table:table-cell>
          <table:table-cell table:style-name="Default"/>
          <table:table-cell/>
          <table:table-cell table:formula="of:=[.F8]-([.G8]*[.H8])+[.H8]/2" office:value-type="float" office:value="231719527343.725">
            <text:p>231719527343.725</text:p>
          </table:table-cell>
          <table:table-cell table:formula="of:=[.P8]+([.I8]/2)*[.H8]" office:value-type="float" office:value="231720748046.85">
            <text:p>231720748046.85</text:p>
          </table:table-cell>
          <table:table-cell table:formula="of:=[.F8]+([.I8]-[.G8])*[.H8]+[.H8]/2" office:value-type="float" office:value="231721968749.975">
            <text:p>231721968749.975</text:p>
          </table:table-cell>
          <table:table-cell table:formula="of:=[.$E$2]/[.K8]" office:value-type="float" office:value="0.00129509161626503">
            <text:p>0.00129509161626503</text:p>
          </table:table-cell>
          <table:table-cell table:formula="of:=[.$E$2]/[.L8]" office:value-type="float" office:value="0.00129331279065398">
            <text:p>0.00129331279065398</text:p>
          </table:table-cell>
          <table:table-cell table:formula="of:=[.$E$2]/[.M8]" office:value-type="float" office:value="0.0012915388448219">
            <text:p>0.0012915388448219</text:p>
          </table:table-cell>
          <table:table-cell table:formula="of:=ABS([.$E$2]*[.H8]/([.L8]*([.L8]+[.H8])))" office:value-type="float" office:value="0.0000000136119821770714">
            <text:p>0.0000000136119821770714</text:p>
          </table:table-cell>
          <table:table-cell table:formula="of:=MIN([.$S8];[.$U8])" office:value-type="float" office:value="0.0012915388448219">
            <text:p>0.0012915388448219</text:p>
          </table:table-cell>
          <table:table-cell table:formula="of:=MAX([.$S8];[.$U8])" office:value-type="float" office:value="0.00129509161626503">
            <text:p>0.00129509161626503</text:p>
          </table:table-cell>
        </table:table-row>
        <table:table-row table:style-name="ro1">
          <table:table-cell office:value-type="string">
            <text:p>alma/SgrA_Band6_ReferenceImages/SgrA_mosaic_cont.clean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mosaic_cont.clean.fits</text:p>
          </table:table-cell>
          <table:table-cell office:value-type="string">
            <text:p>FREQ</text:p>
          </table:table-cell>
          <table:table-cell table:style-name="ce2" office:value-type="float" office:value="224950000000">
            <text:p>2.249500000000E+11</text:p>
          </table:table-cell>
          <table:table-cell office:value-type="float" office:value="1">
            <text:p>1</text:p>
          </table:table-cell>
          <table:table-cell table:style-name="ce2" office:value-type="float" office:value="19375200000">
            <text:p>1.937520000000E+10</text:p>
          </table:table-cell>
          <table:table-cell office:value-type="float" office:value="1">
            <text:p>1</text:p>
          </table:table-cell>
          <table:table-cell/>
          <table:table-cell table:formula="of:=[.F9]-([.G9]*[.H9])+[.H9]/2" office:value-type="float" office:value="215262400000">
            <text:p>2.152624000000E+11</text:p>
          </table:table-cell>
          <table:table-cell table:formula="of:=[.K9]+([.I9]/2)*[.H9]" office:value-type="float" office:value="224950000000">
            <text:p>2.249500000000E+11</text:p>
          </table:table-cell>
          <table:table-cell table:formula="of:=[.F9]+([.I9]-[.G9])*[.H9]+[.H9]/2" office:value-type="float" office:value="234637600000">
            <text:p>2.346376000000E+11</text:p>
          </table:table-cell>
          <table:table-cell table:style-name="Default"/>
          <table:table-cell/>
          <table:table-cell table:formula="of:=[.F9]-([.G9]*[.H9])+[.H9]/2" office:value-type="float" office:value="215262400000">
            <text:p>215262400000</text:p>
          </table:table-cell>
          <table:table-cell table:formula="of:=[.P9]+([.I9]/2)*[.H9]" office:value-type="float" office:value="224950000000">
            <text:p>224950000000</text:p>
          </table:table-cell>
          <table:table-cell table:formula="of:=[.F9]+([.I9]-[.G9])*[.H9]+[.H9]/2" office:value-type="float" office:value="234637600000">
            <text:p>234637600000</text:p>
          </table:table-cell>
          <table:table-cell table:formula="of:=[.$E$2]/[.K9]" office:value-type="float" office:value="0.00139364793851597">
            <text:p>0.00139364793851597</text:p>
          </table:table-cell>
          <table:table-cell table:formula="of:=[.$E$2]/[.L9]" office:value-type="float" office:value="0.00133362969548789">
            <text:p>0.00133362969548789</text:p>
          </table:table-cell>
          <table:table-cell table:formula="of:=[.$E$2]/[.M9]" office:value-type="float" office:value="0.00127856745892389">
            <text:p>0.00127856745892389</text:p>
          </table:table-cell>
          <table:table-cell table:formula="of:=ABS([.$E$2]*[.H9]/([.L9]*([.L9]+[.H9])))" office:value-type="float" office:value="0.000105757990072317">
            <text:p>0.000105757990072317</text:p>
          </table:table-cell>
          <table:table-cell table:formula="of:=MIN([.$S9];[.$U9])" office:value-type="float" office:value="0.00127856745892389">
            <text:p>0.00127856745892389</text:p>
          </table:table-cell>
          <table:table-cell table:formula="of:=MAX([.$S9];[.$U9])" office:value-type="float" office:value="0.00139364793851597">
            <text:p>0.00139364793851597</text:p>
          </table:table-cell>
        </table:table-row>
        <table:table-row table:style-name="ro1">
          <table:table-cell office:value-type="string">
            <text:p>alma/SgrA_Band6_ReferenceImages/SgrA_fall_H30a.mom.weighted_coord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mom.weighted_coord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-30">
            <text:p>-30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1">
            <text:p>1</text:p>
          </table:table-cell>
          <table:table-cell/>
          <table:table-cell table:formula="of:=[.K$7]" office:value-type="float" office:value="231643843749.975">
            <text:p>2.316438437500E+11</text:p>
          </table:table-cell>
          <table:table-cell table:formula="of:=[.L$7]" office:value-type="float" office:value="231962447265.6">
            <text:p>2.319624472656E+11</text:p>
          </table:table-cell>
          <table:table-cell table:formula="of:=[.M$7]" office:value-type="float" office:value="232281050781.225">
            <text:p>2.322810507812E+11</text:p>
          </table:table-cell>
          <table:table-cell table:style-name="Default"/>
          <table:table-cell/>
          <table:table-cell table:formula="of:=[.F10]-([.G10]*[.H10])+[.H10]/2" office:value-type="float" office:value="231719527343.725">
            <text:p>231719527343.725</text:p>
          </table:table-cell>
          <table:table-cell table:formula="of:=[.P10]+([.I10]/2)*[.H10]" office:value-type="float" office:value="231720748046.85">
            <text:p>231720748046.85</text:p>
          </table:table-cell>
          <table:table-cell table:formula="of:=[.F10]+([.I10]-[.G10])*[.H10]+[.H10]/2" office:value-type="float" office:value="231721968749.975">
            <text:p>231721968749.975</text:p>
          </table:table-cell>
          <table:table-cell table:formula="of:=[.$E$2]/[.K10]" office:value-type="float" office:value="0.00129509161626503">
            <text:p>0.00129509161626503</text:p>
          </table:table-cell>
          <table:table-cell table:formula="of:=[.$E$2]/[.L10]" office:value-type="float" office:value="0.00129331279065398">
            <text:p>0.00129331279065398</text:p>
          </table:table-cell>
          <table:table-cell table:formula="of:=[.$E$2]/[.M10]" office:value-type="float" office:value="0.0012915388448219">
            <text:p>0.0012915388448219</text:p>
          </table:table-cell>
          <table:table-cell table:formula="of:=ABS([.$E$2]*[.H10]/([.L10]*([.L10]+[.H10])))" office:value-type="float" office:value="0.0000000136119821770714">
            <text:p>0.0000000136119821770714</text:p>
          </table:table-cell>
          <table:table-cell table:formula="of:=MIN([.$S10];[.$U10])" office:value-type="float" office:value="0.0012915388448219">
            <text:p>0.0012915388448219</text:p>
          </table:table-cell>
          <table:table-cell table:formula="of:=MAX([.$S10];[.$U10])" office:value-type="float" office:value="0.00129509161626503">
            <text:p>0.00129509161626503</text:p>
          </table:table-cell>
        </table:table-row>
        <table:table-row table:style-name="ro1">
          <table:table-cell table:formula="of:=CONCATENATE([.B11];&quot;/&quot;;[.C11];&quot;/&quot;;[.D11])" office:value-type="string" office:string-value="alma/HD163296_Band6_ReferenceImages/HD163296_13CO.image.fits">
            <text:p>alma/HD163296_Band6_ReferenceImages/HD163296_13CO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13CO.image.fits</text:p>
          </table:table-cell>
          <table:table-cell office:value-type="string">
            <text:p>FREQ</text:p>
          </table:table-cell>
          <table:table-cell table:style-name="ce2" office:value-type="float" office:value="220400864918.7">
            <text:p>2.204008649187E+11</text:p>
          </table:table-cell>
          <table:table-cell office:value-type="float" office:value="1">
            <text:p>1</text:p>
          </table:table-cell>
          <table:table-cell table:style-name="ce2" office:value-type="float" office:value="-244126.1094971">
            <text:p>-2.441261094971E+05</text:p>
          </table:table-cell>
          <table:table-cell office:value-type="float" office:value="110">
            <text:p>110</text:p>
          </table:table-cell>
          <table:table-cell/>
          <table:table-cell table:formula="of:=[.F11]-([.G11]*[.H11])+[.H11]/2" office:value-type="float" office:value="220400986981.755">
            <text:p>2.204009869818E+11</text:p>
          </table:table-cell>
          <table:table-cell table:formula="of:=[.K11]+([.I11]/2)*[.H11]" office:value-type="float" office:value="220387560045.732">
            <text:p>2.203875600457E+11</text:p>
          </table:table-cell>
          <table:table-cell table:formula="of:=[.F11]+([.I11]-[.G11])*[.H11]+[.H11]/2" office:value-type="float" office:value="220374133109.71">
            <text:p>2.203741331097E+11</text:p>
          </table:table-cell>
          <table:table-cell table:style-name="Default"/>
          <table:table-cell/>
          <table:table-cell table:formula="of:=[.F11]-([.G11]*[.H11])+[.H11]/2" office:value-type="float" office:value="220400986981.755">
            <text:p>220400986981.755</text:p>
          </table:table-cell>
          <table:table-cell table:formula="of:=[.P11]+([.I11]/2)*[.H11]" office:value-type="float" office:value="220387560045.732">
            <text:p>220387560045.732</text:p>
          </table:table-cell>
          <table:table-cell table:formula="of:=[.F11]+([.I11]-[.G11])*[.H11]+[.H11]/2" office:value-type="float" office:value="220374133109.71">
            <text:p>220374133109.71</text:p>
          </table:table-cell>
          <table:table-cell table:formula="of:=[.$E$2]/[.K11]" office:value-type="float" office:value="0.00136115542905819">
            <text:p>0.00136115542905819</text:p>
          </table:table-cell>
          <table:table-cell table:formula="of:=[.$E$2]/[.L11]" office:value-type="float" office:value="0.00136123835636525">
            <text:p>0.00136123835636525</text:p>
          </table:table-cell>
          <table:table-cell table:formula="of:=[.$E$2]/[.M11]" office:value-type="float" office:value="0.00136132129377748">
            <text:p>0.00136132129377748</text:p>
          </table:table-cell>
          <table:table-cell table:formula="of:=ABS([.$E$2]*[.H11]/([.L11]*([.L11]+[.H11])))" office:value-type="float" office:value="0.0000000015078627490471">
            <text:p>0.0000000015078627490471</text:p>
          </table:table-cell>
          <table:table-cell table:formula="of:=MIN([.$S11];[.$U11])" office:value-type="float" office:value="0.00136115542905819">
            <text:p>0.00136115542905819</text:p>
          </table:table-cell>
          <table:table-cell table:formula="of:=MAX([.$S11];[.$U11])" office:value-type="float" office:value="0.00136132129377748">
            <text:p>0.00136132129377748</text:p>
          </table:table-cell>
        </table:table-row>
        <table:table-row table:style-name="ro1">
          <table:table-cell table:formula="of:=CONCATENATE([.B12];&quot;/&quot;;[.C12];&quot;/&quot;;[.D12])" office:value-type="string" office:string-value="alma/HD163296_Band6_ReferenceImages/HD163296_13CO.image.mom0.fits">
            <text:p>alma/HD163296_Band6_ReferenceImages/HD163296_13CO.image.mom0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13CO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$11]" office:value-type="float" office:value="220400986981.755">
            <text:p>2.204009869818E+11</text:p>
          </table:table-cell>
          <table:table-cell table:formula="of:=[.L$11]" office:value-type="float" office:value="220387560045.732">
            <text:p>2.203875600457E+11</text:p>
          </table:table-cell>
          <table:table-cell table:formula="of:=[.M$11]" office:value-type="float" office:value="220374133109.71">
            <text:p>2.203741331097E+11</text:p>
          </table:table-cell>
          <table:table-cell table:style-name="Default"/>
          <table:table-cell table:number-columns-repeated="4"/>
          <table:table-cell table:formula="of:=[.$E$2]/[.K12]" office:value-type="float" office:value="0.00136115542905819">
            <text:p>0.00136115542905819</text:p>
          </table:table-cell>
          <table:table-cell table:formula="of:=[.$E$2]/[.L12]" office:value-type="float" office:value="0.00136123835636525">
            <text:p>0.00136123835636525</text:p>
          </table:table-cell>
          <table:table-cell table:formula="of:=[.$E$2]/[.M12]" office:value-type="float" office:value="0.00136132129377748">
            <text:p>0.00136132129377748</text:p>
          </table:table-cell>
          <table:table-cell table:formula="of:=[.V11]" office:value-type="float" office:value="0.0000000015078627490471">
            <text:p>0.0000000015078627490471</text:p>
          </table:table-cell>
          <table:table-cell table:formula="of:=MIN([.$S12];[.$U12])" office:value-type="float" office:value="0.00136115542905819">
            <text:p>0.00136115542905819</text:p>
          </table:table-cell>
          <table:table-cell table:formula="of:=MAX([.$S12];[.$U12])" office:value-type="float" office:value="0.00136132129377748">
            <text:p>0.00136132129377748</text:p>
          </table:table-cell>
        </table:table-row>
        <table:table-row table:style-name="ro1">
          <table:table-cell table:formula="of:=CONCATENATE([.B13];&quot;/&quot;;[.C13];&quot;/&quot;;[.D13])" office:value-type="string" office:string-value="alma/HD163296_Band6_ReferenceImages/HD163296_Band6.CalibCont.sc2.image.fits">
            <text:p>alma/HD163296_Band6_ReferenceImages/HD163296_Band6.CalibCont.sc2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Band6.CalibCont.sc2.image.fits</text:p>
          </table:table-cell>
          <table:table-cell office:value-type="string">
            <text:p>FREQ</text:p>
          </table:table-cell>
          <table:table-cell table:style-name="ce2" office:value-type="float" office:value="225552497324.2">
            <text:p>2.255524973242E+11</text:p>
          </table:table-cell>
          <table:table-cell office:value-type="float" office:value="1">
            <text:p>1</text:p>
          </table:table-cell>
          <table:table-cell table:style-name="ce2" office:value-type="float" office:value="18770034648.54">
            <text:p>1.877003464854E+10</text:p>
          </table:table-cell>
          <table:table-cell office:value-type="float" office:value="1">
            <text:p>1</text:p>
          </table:table-cell>
          <table:table-cell/>
          <table:table-cell table:formula="of:=[.F13]-([.G13]*[.H13])+[.H13]/2" office:value-type="float" office:value="216167479999.93">
            <text:p>2.161674799999E+11</text:p>
          </table:table-cell>
          <table:table-cell table:formula="of:=[.K13]+([.I13]/2)*[.H13]" office:value-type="float" office:value="225552497324.2">
            <text:p>2.255524973242E+11</text:p>
          </table:table-cell>
          <table:table-cell table:formula="of:=[.F13]+([.I13]-[.G13])*[.H13]+[.H13]/2" office:value-type="float" office:value="234937514648.47">
            <text:p>2.349375146485E+11</text:p>
          </table:table-cell>
          <table:table-cell table:style-name="Default"/>
          <table:table-cell/>
          <table:table-cell table:formula="of:=[.F13]-([.G13]*[.H13])+[.H13]/2" office:value-type="float" office:value="216167479999.93">
            <text:p>216167479999.93</text:p>
          </table:table-cell>
          <table:table-cell table:formula="of:=[.P13]+([.I13]/2)*[.H13]" office:value-type="float" office:value="225552497324.2">
            <text:p>225552497324.2</text:p>
          </table:table-cell>
          <table:table-cell table:formula="of:=[.F13]+([.I13]-[.G13])*[.H13]+[.H13]/2" office:value-type="float" office:value="234937514648.47">
            <text:p>234937514648.47</text:p>
          </table:table-cell>
          <table:table-cell table:formula="of:=[.$E$2]/[.K13]" office:value-type="float" office:value="0.00138781281994913">
            <text:p>0.00138781281994913</text:p>
          </table:table-cell>
          <table:table-cell table:formula="of:=[.$E$2]/[.L13]" office:value-type="float" office:value="0.00133006729501555">
            <text:p>0.00133006729501555</text:p>
          </table:table-cell>
          <table:table-cell table:formula="of:=[.$E$2]/[.M13]" office:value-type="float" office:value="0.0012769352755301">
            <text:p>0.0012769352755301</text:p>
          </table:table-cell>
          <table:table-cell table:formula="of:=ABS([.$E$2]*[.H13]/([.L13]*([.L13]+[.H13])))" office:value-type="float" office:value="0.000102182181114254">
            <text:p>0.000102182181114254</text:p>
          </table:table-cell>
          <table:table-cell table:formula="of:=MIN([.$S13];[.$U13])" office:value-type="float" office:value="0.0012769352755301">
            <text:p>0.0012769352755301</text:p>
          </table:table-cell>
          <table:table-cell table:formula="of:=MAX([.$S13];[.$U13])" office:value-type="float" office:value="0.00138781281994913">
            <text:p>0.00138781281994913</text:p>
          </table:table-cell>
        </table:table-row>
        <table:table-row table:style-name="ro1">
          <table:table-cell table:formula="of:=CONCATENATE([.B14];&quot;/&quot;;[.C14];&quot;/&quot;;[.D14])" office:value-type="string" office:string-value="alma/HD163296_Band6_ReferenceImages/HD163296_C18O.image.fits">
            <text:p>alma/HD163296_Band6_ReferenceImages/HD163296_C18O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18O.image.fits</text:p>
          </table:table-cell>
          <table:table-cell office:value-type="string">
            <text:p>FREQ</text:p>
          </table:table-cell>
          <table:table-cell table:style-name="ce2" office:value-type="float" office:value="219570836146.4">
            <text:p>2.195708361464E+11</text:p>
          </table:table-cell>
          <table:table-cell office:value-type="float" office:value="1">
            <text:p>1</text:p>
          </table:table-cell>
          <table:table-cell table:style-name="ce2" office:value-type="float" office:value="-244126.1095581">
            <text:p>-2.441261095581E+05</text:p>
          </table:table-cell>
          <table:table-cell office:value-type="float" office:value="150">
            <text:p>150</text:p>
          </table:table-cell>
          <table:table-cell/>
          <table:table-cell table:formula="of:=[.F14]+([.I14]-[.G14])*[.H14]+[.H14]/2" office:value-type="float" office:value="219534339293.021">
            <text:p>2.195343392930E+11</text:p>
          </table:table-cell>
          <table:table-cell table:formula="of:=[.K14]+([.I14]/2)*[.H14]" office:value-type="float" office:value="219516029834.804">
            <text:p>2.195160298348E+11</text:p>
          </table:table-cell>
          <table:table-cell table:formula="of:=[.F14]+(0-[.G14])*[.H14]+[.H14]/2" office:value-type="float" office:value="219570958209.455">
            <text:p>2.195709582095E+11</text:p>
          </table:table-cell>
          <table:table-cell table:style-name="Default"/>
          <table:table-cell/>
          <table:table-cell table:formula="of:=[.F14]-([.G14]*[.H14])+[.H14]/2" office:value-type="float" office:value="219570958209.455">
            <text:p>219570958209.455</text:p>
          </table:table-cell>
          <table:table-cell table:formula="of:=[.P14]+([.I14]/2)*[.H14]" office:value-type="float" office:value="219552648751.238">
            <text:p>219552648751.238</text:p>
          </table:table-cell>
          <table:table-cell table:formula="of:=[.F14]+([.I14]-[.G14])*[.H14]+[.H14]/2" office:value-type="float" office:value="219534339293.021">
            <text:p>219534339293.021</text:p>
          </table:table-cell>
          <table:table-cell table:formula="of:=[.$E$2]/[.K14]" office:value-type="float" office:value="0.00136652881260447">
            <text:p>0.00136652881260447</text:p>
          </table:table-cell>
          <table:table-cell table:formula="of:=[.$E$2]/[.L14]" office:value-type="float" office:value="0.00136664279244556">
            <text:p>0.00136664279244556</text:p>
          </table:table-cell>
          <table:table-cell table:formula="of:=[.$E$2]/[.M14]" office:value-type="float" office:value="0.00136630090994922">
            <text:p>0.00136630090994922</text:p>
          </table:table-cell>
          <table:table-cell table:formula="of:=ABS([.$E$2]*[.H14]/([.L14]*([.L14]+[.H14])))" office:value-type="float" office:value="0.00000000151985966293147">
            <text:p>0.00000000151985966293147</text:p>
          </table:table-cell>
          <table:table-cell table:formula="of:=MIN([.$S14];[.$U14])" office:value-type="float" office:value="0.00136630090994922">
            <text:p>0.00136630090994922</text:p>
          </table:table-cell>
          <table:table-cell table:formula="of:=MAX([.$S14];[.$U14])" office:value-type="float" office:value="0.00136652881260447">
            <text:p>0.00136652881260447</text:p>
          </table:table-cell>
        </table:table-row>
        <table:table-row table:style-name="ro1">
          <table:table-cell table:formula="of:=CONCATENATE([.B15];&quot;/&quot;;[.C15];&quot;/&quot;;[.D15])" office:value-type="string" office:string-value="alma/HD163296_Band6_ReferenceImages/HD163296_CO_2_1.image.fits">
            <text:p>alma/HD163296_Band6_ReferenceImages/HD163296_CO_2_1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fits</text:p>
          </table:table-cell>
          <table:table-cell office:value-type="string">
            <text:p>FREQ</text:p>
          </table:table-cell>
          <table:table-cell table:style-name="ce2" office:value-type="float" office:value="230512080123.1">
            <text:p>2.305120801231E+11</text:p>
          </table:table-cell>
          <table:table-cell office:value-type="float" office:value="1">
            <text:p>1</text:p>
          </table:table-cell>
          <table:table-cell table:style-name="ce2" office:value-type="float" office:value="244126.1095581">
            <text:p>2.441261095581E+05</text:p>
          </table:table-cell>
          <table:table-cell office:value-type="float" office:value="250">
            <text:p>250</text:p>
          </table:table-cell>
          <table:table-cell/>
          <table:table-cell table:formula="of:=[.F15]-([.G15]*[.H15])+[.H15]/2" office:value-type="float" office:value="230511958060.045">
            <text:p>2.305119580600E+11</text:p>
          </table:table-cell>
          <table:table-cell table:formula="of:=[.K15]+([.I15]/2)*[.H15]" office:value-type="float" office:value="230542473823.74">
            <text:p>2.305424738237E+11</text:p>
          </table:table-cell>
          <table:table-cell table:formula="of:=[.F15]+([.I15]-[.G15])*[.H15]+[.H15]/2" office:value-type="float" office:value="230572989587.435">
            <text:p>2.305729895874E+11</text:p>
          </table:table-cell>
          <table:table-cell table:style-name="Default"/>
          <table:table-cell/>
          <table:table-cell table:formula="of:=[.F15]-([.G15]*[.H15])+[.H15]/2" office:value-type="float" office:value="230511958060.045">
            <text:p>230511958060.045</text:p>
          </table:table-cell>
          <table:table-cell table:formula="of:=[.P15]+([.I15]/2)*[.H15]" office:value-type="float" office:value="230542473823.74">
            <text:p>230542473823.74</text:p>
          </table:table-cell>
          <table:table-cell table:formula="of:=[.F15]+([.I15]-[.G15])*[.H15]+[.H15]/2" office:value-type="float" office:value="230572989587.435">
            <text:p>230572989587.435</text:p>
          </table:table-cell>
          <table:table-cell table:formula="of:=[.$E$2]/[.K15]" office:value-type="float" office:value="0.0013014509204848">
            <text:p>0.0013014509204848</text:p>
          </table:table-cell>
          <table:table-cell table:formula="of:=[.$E$2]/[.L15]" office:value-type="float" office:value="0.00130127865388208">
            <text:p>0.00130127865388208</text:p>
          </table:table-cell>
          <table:table-cell table:formula="of:=[.$E$2]/[.M15]" office:value-type="float" office:value="0.00130110643287746">
            <text:p>0.00130110643287746</text:p>
          </table:table-cell>
          <table:table-cell table:formula="of:=ABS([.$E$2]*[.H15]/([.L15]*([.L15]+[.H15])))" office:value-type="float" office:value="0.00000000137794894607054">
            <text:p>0.00000000137794894607054</text:p>
          </table:table-cell>
          <table:table-cell table:formula="of:=MIN([.$S15];[.$U15])" office:value-type="float" office:value="0.00130110643287746">
            <text:p>0.00130110643287746</text:p>
          </table:table-cell>
          <table:table-cell table:formula="of:=MAX([.$S15];[.$U15])" office:value-type="float" office:value="0.0013014509204848">
            <text:p>0.0013014509204848</text:p>
          </table:table-cell>
        </table:table-row>
        <table:table-row table:style-name="ro1">
          <table:table-cell table:formula="of:=CONCATENATE([.B16];&quot;/&quot;;[.C16];&quot;/&quot;;[.D16])" office:value-type="string" office:string-value="alma/HD163296_Band6_ReferenceImages/HD163296_CO_2_1.image.mom0.fits">
            <text:p>alma/HD163296_Band6_ReferenceImages/HD163296_CO_2_1.image.mom0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5]" office:value-type="float" office:value="230511958060.045">
            <text:p>2.305119580600E+11</text:p>
          </table:table-cell>
          <table:table-cell table:formula="of:=[.L15]" office:value-type="float" office:value="230542473823.74">
            <text:p>2.305424738237E+11</text:p>
          </table:table-cell>
          <table:table-cell table:formula="of:=[.M15]" office:value-type="float" office:value="230572989587.435">
            <text:p>2.305729895874E+11</text:p>
          </table:table-cell>
          <table:table-cell table:style-name="Default"/>
          <table:table-cell table:number-columns-repeated="4"/>
          <table:table-cell table:formula="of:=[.$E$2]/[.K16]" office:value-type="float" office:value="0.0013014509204848">
            <text:p>0.0013014509204848</text:p>
          </table:table-cell>
          <table:table-cell table:formula="of:=[.$E$2]/[.L16]" office:value-type="float" office:value="0.00130127865388208">
            <text:p>0.00130127865388208</text:p>
          </table:table-cell>
          <table:table-cell table:formula="of:=[.$E$2]/[.M16]" office:value-type="float" office:value="0.00130110643287746">
            <text:p>0.00130110643287746</text:p>
          </table:table-cell>
          <table:table-cell table:formula="of:=[.V15]" office:value-type="float" office:value="0.00000000137794894607054">
            <text:p>0.00000000137794894607054</text:p>
          </table:table-cell>
          <table:table-cell table:formula="of:=MIN([.$S16];[.$U16])" office:value-type="float" office:value="0.00130110643287746">
            <text:p>0.00130110643287746</text:p>
          </table:table-cell>
          <table:table-cell table:formula="of:=MAX([.$S16];[.$U16])" office:value-type="float" office:value="0.0013014509204848">
            <text:p>0.0013014509204848</text:p>
          </table:table-cell>
        </table:table-row>
        <table:table-row table:style-name="ro1">
          <table:table-cell table:formula="of:=CONCATENATE([.B17];&quot;/&quot;;[.C17];&quot;/&quot;;[.D17])" office:value-type="string" office:string-value="alma/HD163296_Band6_ReferenceImages/HD163296_CO_2_1.image.mom1.fits">
            <text:p>alma/HD163296_Band6_ReferenceImages/HD163296_CO_2_1.image.mom1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mom1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6]" office:value-type="float" office:value="230511958060.045">
            <text:p>2.305119580600E+11</text:p>
          </table:table-cell>
          <table:table-cell table:formula="of:=[.L16]" office:value-type="float" office:value="230542473823.74">
            <text:p>2.305424738237E+11</text:p>
          </table:table-cell>
          <table:table-cell table:formula="of:=[.M16]" office:value-type="float" office:value="230572989587.435">
            <text:p>2.305729895874E+11</text:p>
          </table:table-cell>
          <table:table-cell table:style-name="Default"/>
          <table:table-cell table:number-columns-repeated="4"/>
          <table:table-cell table:formula="of:=[.$E$2]/[.K17]" office:value-type="float" office:value="0.0013014509204848">
            <text:p>0.0013014509204848</text:p>
          </table:table-cell>
          <table:table-cell table:formula="of:=[.$E$2]/[.L17]" office:value-type="float" office:value="0.00130127865388208">
            <text:p>0.00130127865388208</text:p>
          </table:table-cell>
          <table:table-cell table:formula="of:=[.$E$2]/[.M17]" office:value-type="float" office:value="0.00130110643287746">
            <text:p>0.00130110643287746</text:p>
          </table:table-cell>
          <table:table-cell table:formula="of:=[.V16]" office:value-type="float" office:value="0.00000000137794894607054">
            <text:p>0.00000000137794894607054</text:p>
          </table:table-cell>
          <table:table-cell table:formula="of:=MIN([.$S17];[.$U17])" office:value-type="float" office:value="0.00130110643287746">
            <text:p>0.00130110643287746</text:p>
          </table:table-cell>
          <table:table-cell table:formula="of:=MAX([.$S17];[.$U17])" office:value-type="float" office:value="0.0013014509204848">
            <text:p>0.0013014509204848</text:p>
          </table:table-cell>
        </table:table-row>
        <table:table-row table:style-name="ro1">
          <table:table-cell table:formula="of:=CONCATENATE([.B18];&quot;/&quot;;[.C18];&quot;/&quot;;[.D18])" office:value-type="string" office:string-value="alma/HD163296_Band7_ReferenceImages/HD163296.CO3-2Line.Clean.image.fits">
            <text:p>alma/HD163296_Band7_ReferenceImages/HD163296.CO3-2Line.Clean.image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fits</text:p>
          </table:table-cell>
          <table:table-cell office:value-type="string">
            <text:p>FREQ</text:p>
          </table:table-cell>
          <table:table-cell table:style-name="ce2" office:value-type="float" office:value="345798873628">
            <text:p>3.457988736280E+11</text:p>
          </table:table-cell>
          <table:table-cell office:value-type="float" office:value="1">
            <text:p>1</text:p>
          </table:table-cell>
          <table:table-cell table:style-name="ce2" office:value-type="float" office:value="-126879.6391602">
            <text:p>-1.268796391602E+05</text:p>
          </table:table-cell>
          <table:table-cell office:value-type="float" office:value="140">
            <text:p>140</text:p>
          </table:table-cell>
          <table:table-cell/>
          <table:table-cell table:formula="of:=[.F18]+([.I18]-[.G18])*[.H18]+[.H18]/2" office:value-type="float" office:value="345781173918.337">
            <text:p>3.457811739183E+11</text:p>
          </table:table-cell>
          <table:table-cell table:formula="of:=[.K18]+([.I18]/2)*[.H18]" office:value-type="float" office:value="345772292343.596">
            <text:p>3.457722923436E+11</text:p>
          </table:table-cell>
          <table:table-cell table:formula="of:=[.F18]+(0-[.G18])*[.H18]+[.H18]/2" office:value-type="float" office:value="345798937067.82">
            <text:p>3.457989370678E+11</text:p>
          </table:table-cell>
          <table:table-cell table:style-name="Default"/>
          <table:table-cell/>
          <table:table-cell table:formula="of:=[.F18]-([.G18]*[.H18])+[.H18]/2" office:value-type="float" office:value="345798937067.82">
            <text:p>345798937067.82</text:p>
          </table:table-cell>
          <table:table-cell table:formula="of:=[.P18]+([.I18]/2)*[.H18]" office:value-type="float" office:value="345790055493.078">
            <text:p>345790055493.078</text:p>
          </table:table-cell>
          <table:table-cell table:formula="of:=[.F18]+([.I18]-[.G18])*[.H18]+[.H18]/2" office:value-type="float" office:value="345781173918.337">
            <text:p>345781173918.337</text:p>
          </table:table-cell>
          <table:table-cell table:formula="of:=[.$E$2]/[.K18]" office:value-type="float" office:value="0.000867600733147059">
            <text:p>0.000867600733147059</text:p>
          </table:table-cell>
          <table:table-cell table:formula="of:=[.$E$2]/[.L18]" office:value-type="float" office:value="0.000867623018509211">
            <text:p>0.000867623018509211</text:p>
          </table:table-cell>
          <table:table-cell table:formula="of:=[.$E$2]/[.M18]" office:value-type="float" office:value="0.000867556165857048">
            <text:p>0.000867556165857048</text:p>
          </table:table-cell>
          <table:table-cell table:formula="of:=ABS([.$E$2]*[.H18]/([.L18]*([.L18]+[.H18])))" office:value-type="float" office:value="0.000000000318370610797494">
            <text:p>0.000000000318370610797494</text:p>
          </table:table-cell>
          <table:table-cell table:formula="of:=MIN([.$S18];[.$U18])" office:value-type="float" office:value="0.000867556165857048">
            <text:p>0.000867556165857048</text:p>
          </table:table-cell>
          <table:table-cell table:formula="of:=MAX([.$S18];[.$U18])" office:value-type="float" office:value="0.000867600733147059">
            <text:p>0.000867600733147059</text:p>
          </table:table-cell>
        </table:table-row>
        <table:table-row table:style-name="ro1">
          <table:table-cell table:formula="of:=CONCATENATE([.B19];&quot;/&quot;;[.C19];&quot;/&quot;;[.D19])" office:value-type="string" office:string-value="alma/HD163296_Band7_ReferenceImages/HD163296.CO3-2Line.Clean.image.mom1.fits">
            <text:p>alma/HD163296_Band7_ReferenceImages/HD163296.CO3-2Line.Clean.image.mom1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mom1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8]" office:value-type="float" office:value="345781173918.337">
            <text:p>3.457811739183E+11</text:p>
          </table:table-cell>
          <table:table-cell table:formula="of:=[.L18]" office:value-type="float" office:value="345772292343.596">
            <text:p>3.457722923436E+11</text:p>
          </table:table-cell>
          <table:table-cell table:formula="of:=[.M18]" office:value-type="float" office:value="345798937067.82">
            <text:p>3.457989370678E+11</text:p>
          </table:table-cell>
          <table:table-cell table:style-name="Default"/>
          <table:table-cell table:number-columns-repeated="4"/>
          <table:table-cell table:formula="of:=[.$E$2]/[.K19]" office:value-type="float" office:value="0.000867600733147059">
            <text:p>0.000867600733147059</text:p>
          </table:table-cell>
          <table:table-cell table:formula="of:=[.$E$2]/[.L19]" office:value-type="float" office:value="0.000867623018509211">
            <text:p>0.000867623018509211</text:p>
          </table:table-cell>
          <table:table-cell table:formula="of:=[.$E$2]/[.M19]" office:value-type="float" office:value="0.000867556165857048">
            <text:p>0.000867556165857048</text:p>
          </table:table-cell>
          <table:table-cell table:formula="of:=[.V18]" office:value-type="float" office:value="0.000000000318370610797494">
            <text:p>0.000000000318370610797494</text:p>
          </table:table-cell>
          <table:table-cell table:formula="of:=MIN([.$S19];[.$U19])" office:value-type="float" office:value="0.000867556165857048">
            <text:p>0.000867556165857048</text:p>
          </table:table-cell>
          <table:table-cell table:formula="of:=MAX([.$S19];[.$U19])" office:value-type="float" office:value="0.000867600733147059">
            <text:p>0.000867600733147059</text:p>
          </table:table-cell>
        </table:table-row>
        <table:table-row table:style-name="ro1">
          <table:table-cell table:formula="of:=CONCATENATE([.B20];&quot;/&quot;;[.C20];&quot;/&quot;;[.D20])" office:value-type="string" office:string-value="alma/HD163296_Band7_ReferenceImages/HD163296.CO3-2Line.Clean.image.mom0.fits">
            <text:p>alma/HD163296_Band7_ReferenceImages/HD163296.CO3-2Line.Clean.image.mom0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9]" office:value-type="float" office:value="345781173918.337">
            <text:p>3.457811739183E+11</text:p>
          </table:table-cell>
          <table:table-cell table:formula="of:=[.L19]" office:value-type="float" office:value="345772292343.596">
            <text:p>3.457722923436E+11</text:p>
          </table:table-cell>
          <table:table-cell table:formula="of:=[.M19]" office:value-type="float" office:value="345798937067.82">
            <text:p>3.457989370678E+11</text:p>
          </table:table-cell>
          <table:table-cell table:style-name="Default"/>
          <table:table-cell table:number-columns-repeated="4"/>
          <table:table-cell table:formula="of:=[.$E$2]/[.K20]" office:value-type="float" office:value="0.000867600733147059">
            <text:p>0.000867600733147059</text:p>
          </table:table-cell>
          <table:table-cell table:formula="of:=[.$E$2]/[.L20]" office:value-type="float" office:value="0.000867623018509211">
            <text:p>0.000867623018509211</text:p>
          </table:table-cell>
          <table:table-cell table:formula="of:=[.$E$2]/[.M20]" office:value-type="float" office:value="0.000867556165857048">
            <text:p>0.000867556165857048</text:p>
          </table:table-cell>
          <table:table-cell table:formula="of:=[.V19]" office:value-type="float" office:value="0.000000000318370610797494">
            <text:p>0.000000000318370610797494</text:p>
          </table:table-cell>
          <table:table-cell table:formula="of:=MIN([.$S20];[.$U20])" office:value-type="float" office:value="0.000867556165857048">
            <text:p>0.000867556165857048</text:p>
          </table:table-cell>
          <table:table-cell table:formula="of:=MAX([.$S20];[.$U20])" office:value-type="float" office:value="0.000867600733147059">
            <text:p>0.000867600733147059</text:p>
          </table:table-cell>
        </table:table-row>
        <table:table-row table:style-name="ro1">
          <table:table-cell table:formula="of:=CONCATENATE([.B21];&quot;/&quot;;[.C21];&quot;/&quot;;[.D21])" office:value-type="string" office:string-value="alma/Antennae_Band7_ReferenceImages_CASA3.4/Antennae_North.CO3_2Line.Clean.pcal1.image.fits">
            <text:p>alma/Antennae_Band7_ReferenceImages_CASA3.4/Antennae_North.CO3_2Line.Clean.pcal1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fits</text:p>
          </table:table-cell>
          <table:table-cell office:value-type="string">
            <text:p>FREQ</text:p>
          </table:table-cell>
          <table:table-cell table:style-name="ce2" office:value-type="float" office:value="344411848482">
            <text:p>3.444118484820E+11</text:p>
          </table:table-cell>
          <table:table-cell office:value-type="float" office:value="1">
            <text:p>1</text:p>
          </table:table-cell>
          <table:table-cell table:style-name="ce2" office:value-type="float" office:value="-11534512.65271">
            <text:p>-1.153451265271E+07</text:p>
          </table:table-cell>
          <table:table-cell office:value-type="float" office:value="70">
            <text:p>70</text:p>
          </table:table-cell>
          <table:table-cell/>
          <table:table-cell table:formula="of:=[.F21]+([.I21]-[.G21])*[.H21]+[.H21]/2" office:value-type="float" office:value="343610199852.637">
            <text:p>3.436101998526E+11</text:p>
          </table:table-cell>
          <table:table-cell table:formula="of:=[.K21]+([.I21]/2)*[.H21]" office:value-type="float" office:value="343206491909.792">
            <text:p>3.432064919098E+11</text:p>
          </table:table-cell>
          <table:table-cell table:formula="of:=[.F21]+(0-[.G21])*[.H21]+[.H21]/2" office:value-type="float" office:value="344417615738.326">
            <text:p>3.444176157383E+11</text:p>
          </table:table-cell>
          <table:table-cell table:style-name="Default"/>
          <table:table-cell/>
          <table:table-cell table:formula="of:=[.F21]-([.G21]*[.H21])+[.H21]/2" office:value-type="float" office:value="344417615738.326">
            <text:p>344417615738.326</text:p>
          </table:table-cell>
          <table:table-cell table:formula="of:=[.P21]+([.I21]/2)*[.H21]" office:value-type="float" office:value="344013907795.481">
            <text:p>344013907795.481</text:p>
          </table:table-cell>
          <table:table-cell table:formula="of:=[.F21]+([.I21]-[.G21])*[.H21]+[.H21]/2" office:value-type="float" office:value="343610199852.637">
            <text:p>343610199852.637</text:p>
          </table:table-cell>
          <table:table-cell table:formula="of:=[.$E$2]/[.K21]" office:value-type="float" office:value="0.000873082347755277">
            <text:p>0.000873082347755277</text:p>
          </table:table-cell>
          <table:table-cell table:formula="of:=[.$E$2]/[.L21]" office:value-type="float" office:value="0.000874109339630009">
            <text:p>0.000874109339630009</text:p>
          </table:table-cell>
          <table:table-cell table:formula="of:=[.$E$2]/[.M21]" office:value-type="float" office:value="0.000871035586716119">
            <text:p>0.000871035586716119</text:p>
          </table:table-cell>
          <table:table-cell table:formula="of:=ABS([.$E$2]*[.H21]/([.L21]*([.L21]+[.H21])))" office:value-type="float" office:value="0.000000029378127564232">
            <text:p>0.000000029378127564232</text:p>
          </table:table-cell>
          <table:table-cell table:formula="of:=MIN([.$S21];[.$U21])" office:value-type="float" office:value="0.000871035586716119">
            <text:p>0.000871035586716119</text:p>
          </table:table-cell>
          <table:table-cell table:formula="of:=MAX([.$S21];[.$U21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2];&quot;/&quot;;[.C22];&quot;/&quot;;[.D22])" office:value-type="string" office:string-value="alma/Antennae_Band7_ReferenceImages_CASA3.4/Antennae_North.CO3_2Line.Clean.pcal1.image.mom0.fits">
            <text:p>alma/Antennae_Band7_ReferenceImages_CASA3.4/Antennae_North.CO3_2Line.Clean.pcal1.image.mom0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1]" office:value-type="float" office:value="343610199852.637">
            <text:p>3.436101998526E+11</text:p>
          </table:table-cell>
          <table:table-cell table:formula="of:=[.L21]" office:value-type="float" office:value="343206491909.792">
            <text:p>3.432064919098E+11</text:p>
          </table:table-cell>
          <table:table-cell table:formula="of:=[.M21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2]" office:value-type="float" office:value="0.000873082347755277">
            <text:p>0.000873082347755277</text:p>
          </table:table-cell>
          <table:table-cell table:formula="of:=[.$E$2]/[.L22]" office:value-type="float" office:value="0.000874109339630009">
            <text:p>0.000874109339630009</text:p>
          </table:table-cell>
          <table:table-cell table:formula="of:=[.$E$2]/[.M22]" office:value-type="float" office:value="0.000871035586716119">
            <text:p>0.000871035586716119</text:p>
          </table:table-cell>
          <table:table-cell table:formula="of:=[.V21]" office:value-type="float" office:value="0.000000029378127564232">
            <text:p>0.000000029378127564232</text:p>
          </table:table-cell>
          <table:table-cell table:formula="of:=MIN([.$S22];[.$U22])" office:value-type="float" office:value="0.000871035586716119">
            <text:p>0.000871035586716119</text:p>
          </table:table-cell>
          <table:table-cell table:formula="of:=MAX([.$S22];[.$U22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3];&quot;/&quot;;[.C23];&quot;/&quot;;[.D23])" office:value-type="string" office:string-value="alma/Antennae_Band7_ReferenceImages_CASA3.4/Antennae_North.CO3_2Line.Clean.pcal1.image.mom.weighted_coord.fits">
            <text:p>alma/Antennae_Band7_ReferenceImages_CASA3.4/Antennae_North.CO3_2Line.Clean.pcal1.image.mom.weighted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.weighted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2]" office:value-type="float" office:value="343610199852.637">
            <text:p>3.436101998526E+11</text:p>
          </table:table-cell>
          <table:table-cell table:formula="of:=[.L22]" office:value-type="float" office:value="343206491909.792">
            <text:p>3.432064919098E+11</text:p>
          </table:table-cell>
          <table:table-cell table:formula="of:=[.M22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3]" office:value-type="float" office:value="0.000873082347755277">
            <text:p>0.000873082347755277</text:p>
          </table:table-cell>
          <table:table-cell table:formula="of:=[.$E$2]/[.L23]" office:value-type="float" office:value="0.000874109339630009">
            <text:p>0.000874109339630009</text:p>
          </table:table-cell>
          <table:table-cell table:formula="of:=[.$E$2]/[.M23]" office:value-type="float" office:value="0.000871035586716119">
            <text:p>0.000871035586716119</text:p>
          </table:table-cell>
          <table:table-cell table:formula="of:=[.V22]" office:value-type="float" office:value="0.000000029378127564232">
            <text:p>0.000000029378127564232</text:p>
          </table:table-cell>
          <table:table-cell table:formula="of:=MIN([.$S23];[.$U23])" office:value-type="float" office:value="0.000871035586716119">
            <text:p>0.000871035586716119</text:p>
          </table:table-cell>
          <table:table-cell table:formula="of:=MAX([.$S23];[.$U23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4];&quot;/&quot;;[.C24];&quot;/&quot;;[.D24])" office:value-type="string" office:string-value="alma/Antennae_Band7_ReferenceImages_CASA3.4/Antennae_North.CO3_2Line.Clean.pcal1.image.mom.weighted_dispersion_coord.fits">
            <text:p>alma/Antennae_Band7_ReferenceImages_CASA3.4/Antennae_North.CO3_2Line.Clean.pcal1.image.mom.weighted_dispersion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.weighted_dispersion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3]" office:value-type="float" office:value="343610199852.637">
            <text:p>3.436101998526E+11</text:p>
          </table:table-cell>
          <table:table-cell table:formula="of:=[.L23]" office:value-type="float" office:value="343206491909.792">
            <text:p>3.432064919098E+11</text:p>
          </table:table-cell>
          <table:table-cell table:formula="of:=[.M23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4]" office:value-type="float" office:value="0.000873082347755277">
            <text:p>0.000873082347755277</text:p>
          </table:table-cell>
          <table:table-cell table:formula="of:=[.$E$2]/[.L24]" office:value-type="float" office:value="0.000874109339630009">
            <text:p>0.000874109339630009</text:p>
          </table:table-cell>
          <table:table-cell table:formula="of:=[.$E$2]/[.M24]" office:value-type="float" office:value="0.000871035586716119">
            <text:p>0.000871035586716119</text:p>
          </table:table-cell>
          <table:table-cell table:formula="of:=[.V23]" office:value-type="float" office:value="0.000000029378127564232">
            <text:p>0.000000029378127564232</text:p>
          </table:table-cell>
          <table:table-cell table:formula="of:=MIN([.$S24];[.$U24])" office:value-type="float" office:value="0.000871035586716119">
            <text:p>0.000871035586716119</text:p>
          </table:table-cell>
          <table:table-cell table:formula="of:=MAX([.$S24];[.$U24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5];&quot;/&quot;;[.C25];&quot;/&quot;;[.D25])" office:value-type="string" office:string-value="alma/Antennae_Band7_ReferenceImages_CASA3.4/Antennae_North.Cont.Clean.image.fits">
            <text:p>alma/Antennae_Band7_ReferenceImages_CASA3.4/Antennae_North.Cont.Clean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nt.Clean.image.fits</text:p>
          </table:table-cell>
          <table:table-cell office:value-type="string">
            <text:p>FREQ</text:p>
          </table:table-cell>
          <table:table-cell table:style-name="ce2" office:value-type="float" office:value="343913701093.8">
            <text:p>3.439137010938E+11</text:p>
          </table:table-cell>
          <table:table-cell office:value-type="float" office:value="1">
            <text:p>1</text:p>
          </table:table-cell>
          <table:table-cell table:style-name="ce2" office:value-type="float" office:value="1841796875">
            <text:p>1.841796875000E+09</text:p>
          </table:table-cell>
          <table:table-cell office:value-type="float" office:value="1">
            <text:p>1</text:p>
          </table:table-cell>
          <table:table-cell/>
          <table:table-cell table:formula="of:=[.F25]-([.G25]*[.H25])+[.H25]/2" office:value-type="float" office:value="342992802656.3">
            <text:p>3.429928026563E+11</text:p>
          </table:table-cell>
          <table:table-cell table:formula="of:=[.K25]+([.I25]/2)*[.H25]" office:value-type="float" office:value="343913701093.8">
            <text:p>3.439137010938E+11</text:p>
          </table:table-cell>
          <table:table-cell table:formula="of:=[.F25]+([.I25]-[.G25])*[.H25]+[.H25]/2" office:value-type="float" office:value="344834599531.3">
            <text:p>3.448345995313E+11</text:p>
          </table:table-cell>
          <table:table-cell table:style-name="Default"/>
          <table:table-cell/>
          <table:table-cell table:formula="of:=[.F25]-([.G25]*[.H25])+[.H25]/2" office:value-type="float" office:value="342992802656.3">
            <text:p>342992802656.3</text:p>
          </table:table-cell>
          <table:table-cell table:formula="of:=[.P25]+([.I25]/2)*[.H25]" office:value-type="float" office:value="343913701093.8">
            <text:p>343913701093.8</text:p>
          </table:table-cell>
          <table:table-cell table:formula="of:=[.F25]+([.I25]-[.G25])*[.H25]+[.H25]/2" office:value-type="float" office:value="344834599531.3">
            <text:p>344834599531.3</text:p>
          </table:table-cell>
          <table:table-cell table:formula="of:=[.$E$2]/[.K25]" office:value-type="float" office:value="0.000874653921821848">
            <text:p>0.000874653921821848</text:p>
          </table:table-cell>
          <table:table-cell table:formula="of:=[.$E$2]/[.L25]" office:value-type="float" office:value="0.000872311859184049">
            <text:p>0.000872311859184049</text:p>
          </table:table-cell>
          <table:table-cell table:formula="of:=[.$E$2]/[.M25]" office:value-type="float" office:value="0.000869982305742407">
            <text:p>0.000869982305742407</text:p>
          </table:table-cell>
          <table:table-cell table:formula="of:=ABS([.$E$2]*[.H25]/([.L25]*([.L25]+[.H25])))" office:value-type="float" office:value="0.00000464669763954295">
            <text:p>0.00000464669763954295</text:p>
          </table:table-cell>
          <table:table-cell table:formula="of:=MIN([.$S25];[.$U25])" office:value-type="float" office:value="0.000869982305742407">
            <text:p>0.000869982305742407</text:p>
          </table:table-cell>
          <table:table-cell table:formula="of:=MAX([.$S25];[.$U25])" office:value-type="float" office:value="0.000874653921821848">
            <text:p>0.000874653921821848</text:p>
          </table:table-cell>
        </table:table-row>
        <table:table-row table:style-name="ro1">
          <table:table-cell table:formula="of:=CONCATENATE([.B26];&quot;/&quot;;[.C26];&quot;/&quot;;[.D26])" office:value-type="string" office:string-value="alma/Antennae_Band7_ReferenceImages_CASA3.4/Antennae_South.CO3_2Line.Clean.pcal1.image.fits">
            <text:p>alma/Antennae_Band7_ReferenceImages_CASA3.4/Antennae_South.CO3_2Line.Clean.pcal1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fits</text:p>
          </table:table-cell>
          <table:table-cell office:value-type="string">
            <text:p>FREQ</text:p>
          </table:table-cell>
          <table:table-cell table:style-name="ce2" office:value-type="float" office:value="344411848482">
            <text:p>3.444118484820E+11</text:p>
          </table:table-cell>
          <table:table-cell office:value-type="float" office:value="1">
            <text:p>1</text:p>
          </table:table-cell>
          <table:table-cell table:style-name="ce2" office:value-type="float" office:value="-11534512.65271">
            <text:p>-1.153451265271E+07</text:p>
          </table:table-cell>
          <table:table-cell office:value-type="float" office:value="70">
            <text:p>70</text:p>
          </table:table-cell>
          <table:table-cell/>
          <table:table-cell table:formula="of:=[.F26]+([.I26]-[.G26])*[.H26]+[.H26]/2" office:value-type="float" office:value="343610199852.637">
            <text:p>3.436101998526E+11</text:p>
          </table:table-cell>
          <table:table-cell table:formula="of:=[.K26]+([.I26]/2)*[.H26]" office:value-type="float" office:value="343206491909.792">
            <text:p>3.432064919098E+11</text:p>
          </table:table-cell>
          <table:table-cell table:formula="of:=[.F26]+(0-[.G26])*[.H26]+[.H26]/2" office:value-type="float" office:value="344417615738.326">
            <text:p>3.444176157383E+11</text:p>
          </table:table-cell>
          <table:table-cell table:style-name="Default"/>
          <table:table-cell/>
          <table:table-cell table:formula="of:=[.F26]-([.G26]*[.H26])+[.H26]/2" office:value-type="float" office:value="344417615738.326">
            <text:p>344417615738.326</text:p>
          </table:table-cell>
          <table:table-cell table:formula="of:=[.P26]+([.I26]/2)*[.H26]" office:value-type="float" office:value="344013907795.481">
            <text:p>344013907795.481</text:p>
          </table:table-cell>
          <table:table-cell table:formula="of:=[.F26]+([.I26]-[.G26])*[.H26]+[.H26]/2" office:value-type="float" office:value="343610199852.637">
            <text:p>343610199852.637</text:p>
          </table:table-cell>
          <table:table-cell table:formula="of:=[.$E$2]/[.K26]" office:value-type="float" office:value="0.000873082347755277">
            <text:p>0.000873082347755277</text:p>
          </table:table-cell>
          <table:table-cell table:formula="of:=[.$E$2]/[.L26]" office:value-type="float" office:value="0.000874109339630009">
            <text:p>0.000874109339630009</text:p>
          </table:table-cell>
          <table:table-cell table:formula="of:=[.$E$2]/[.M26]" office:value-type="float" office:value="0.000871035586716119">
            <text:p>0.000871035586716119</text:p>
          </table:table-cell>
          <table:table-cell table:formula="of:=ABS([.$E$2]*[.H26]/([.L26]*([.L26]+[.H26])))" office:value-type="float" office:value="0.000000029378127564232">
            <text:p>0.000000029378127564232</text:p>
          </table:table-cell>
          <table:table-cell table:formula="of:=MIN([.$S26];[.$U26])" office:value-type="float" office:value="0.000871035586716119">
            <text:p>0.000871035586716119</text:p>
          </table:table-cell>
          <table:table-cell table:formula="of:=MAX([.$S26];[.$U26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7];&quot;/&quot;;[.C27];&quot;/&quot;;[.D27])" office:value-type="string" office:string-value="alma/Antennae_Band7_ReferenceImages_CASA3.4/Antennae_South.CO3_2Line.Clean.pcal1.image.mom0.fits">
            <text:p>alma/Antennae_Band7_ReferenceImages_CASA3.4/Antennae_South.CO3_2Line.Clean.pcal1.image.mom0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6]" office:value-type="float" office:value="343610199852.637">
            <text:p>3.436101998526E+11</text:p>
          </table:table-cell>
          <table:table-cell table:formula="of:=[.L26]" office:value-type="float" office:value="343206491909.792">
            <text:p>3.432064919098E+11</text:p>
          </table:table-cell>
          <table:table-cell table:formula="of:=[.M26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7]" office:value-type="float" office:value="0.000873082347755277">
            <text:p>0.000873082347755277</text:p>
          </table:table-cell>
          <table:table-cell table:formula="of:=[.$E$2]/[.L27]" office:value-type="float" office:value="0.000874109339630009">
            <text:p>0.000874109339630009</text:p>
          </table:table-cell>
          <table:table-cell table:formula="of:=[.$E$2]/[.M27]" office:value-type="float" office:value="0.000871035586716119">
            <text:p>0.000871035586716119</text:p>
          </table:table-cell>
          <table:table-cell table:formula="of:=[.V26]" office:value-type="float" office:value="0.000000029378127564232">
            <text:p>0.000000029378127564232</text:p>
          </table:table-cell>
          <table:table-cell table:formula="of:=MIN([.$S27];[.$U27])" office:value-type="float" office:value="0.000871035586716119">
            <text:p>0.000871035586716119</text:p>
          </table:table-cell>
          <table:table-cell table:formula="of:=MAX([.$S27];[.$U27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8];&quot;/&quot;;[.C28];&quot;/&quot;;[.D28])" office:value-type="string" office:string-value="alma/Antennae_Band7_ReferenceImages_CASA3.4/Antennae_South.CO3_2Line.Clean.pcal1.image.mom.weighted_coord.fits">
            <text:p>alma/Antennae_Band7_ReferenceImages_CASA3.4/Antennae_South.CO3_2Line.Clean.pcal1.image.mom.weighted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.weighted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7]" office:value-type="float" office:value="343610199852.637">
            <text:p>3.436101998526E+11</text:p>
          </table:table-cell>
          <table:table-cell table:formula="of:=[.L27]" office:value-type="float" office:value="343206491909.792">
            <text:p>3.432064919098E+11</text:p>
          </table:table-cell>
          <table:table-cell table:formula="of:=[.M27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8]" office:value-type="float" office:value="0.000873082347755277">
            <text:p>0.000873082347755277</text:p>
          </table:table-cell>
          <table:table-cell table:formula="of:=[.$E$2]/[.L28]" office:value-type="float" office:value="0.000874109339630009">
            <text:p>0.000874109339630009</text:p>
          </table:table-cell>
          <table:table-cell table:formula="of:=[.$E$2]/[.M28]" office:value-type="float" office:value="0.000871035586716119">
            <text:p>0.000871035586716119</text:p>
          </table:table-cell>
          <table:table-cell table:formula="of:=[.V27]" office:value-type="float" office:value="0.000000029378127564232">
            <text:p>0.000000029378127564232</text:p>
          </table:table-cell>
          <table:table-cell table:formula="of:=MIN([.$S28];[.$U28])" office:value-type="float" office:value="0.000871035586716119">
            <text:p>0.000871035586716119</text:p>
          </table:table-cell>
          <table:table-cell table:formula="of:=MAX([.$S28];[.$U28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29];&quot;/&quot;;[.C29];&quot;/&quot;;[.D29])" office:value-type="string" office:string-value="alma/Antennae_Band7_ReferenceImages_CASA3.4/Antennae_South.CO3_2Line.Clean.pcal1.image.mom.weighted_dispersion_coord.fits">
            <text:p>alma/Antennae_Band7_ReferenceImages_CASA3.4/Antennae_South.CO3_2Line.Clean.pcal1.image.mom.weighted_dispersion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.weighted_dispersion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8]" office:value-type="float" office:value="343610199852.637">
            <text:p>3.436101998526E+11</text:p>
          </table:table-cell>
          <table:table-cell table:formula="of:=[.L28]" office:value-type="float" office:value="343206491909.792">
            <text:p>3.432064919098E+11</text:p>
          </table:table-cell>
          <table:table-cell table:formula="of:=[.M28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9]" office:value-type="float" office:value="0.000873082347755277">
            <text:p>0.000873082347755277</text:p>
          </table:table-cell>
          <table:table-cell table:formula="of:=[.$E$2]/[.L29]" office:value-type="float" office:value="0.000874109339630009">
            <text:p>0.000874109339630009</text:p>
          </table:table-cell>
          <table:table-cell table:formula="of:=[.$E$2]/[.M29]" office:value-type="float" office:value="0.000871035586716119">
            <text:p>0.000871035586716119</text:p>
          </table:table-cell>
          <table:table-cell table:formula="of:=[.V28]" office:value-type="float" office:value="0.000000029378127564232">
            <text:p>0.000000029378127564232</text:p>
          </table:table-cell>
          <table:table-cell table:formula="of:=MIN([.$S29];[.$U29])" office:value-type="float" office:value="0.000871035586716119">
            <text:p>0.000871035586716119</text:p>
          </table:table-cell>
          <table:table-cell table:formula="of:=MAX([.$S29];[.$U29])" office:value-type="float" office:value="0.000873082347755277">
            <text:p>0.000873082347755277</text:p>
          </table:table-cell>
        </table:table-row>
        <table:table-row table:style-name="ro1">
          <table:table-cell table:formula="of:=CONCATENATE([.B30];&quot;/&quot;;[.C30];&quot;/&quot;;[.D30])" office:value-type="string" office:string-value="alma/Antennae_Band7_ReferenceImages_CASA3.4/Antennae_South.Cont.Clean.image.fits">
            <text:p>alma/Antennae_Band7_ReferenceImages_CASA3.4/Antennae_South.Cont.Clean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nt.Clean.image.fits</text:p>
          </table:table-cell>
          <table:table-cell office:value-type="string">
            <text:p>FREQ</text:p>
          </table:table-cell>
          <table:table-cell table:style-name="ce2" office:value-type="float" office:value="343913701093.8">
            <text:p>3.439137010938E+11</text:p>
          </table:table-cell>
          <table:table-cell office:value-type="float" office:value="1">
            <text:p>1</text:p>
          </table:table-cell>
          <table:table-cell table:style-name="ce2" office:value-type="float" office:value="1841796875">
            <text:p>1.841796875000E+09</text:p>
          </table:table-cell>
          <table:table-cell office:value-type="float" office:value="1">
            <text:p>1</text:p>
          </table:table-cell>
          <table:table-cell/>
          <table:table-cell table:formula="of:=[.F30]-([.G30]*[.H30])+[.H30]/2" office:value-type="float" office:value="342992802656.3">
            <text:p>3.429928026563E+11</text:p>
          </table:table-cell>
          <table:table-cell table:formula="of:=[.K30]+([.I30]/2)*[.H30]" office:value-type="float" office:value="343913701093.8">
            <text:p>3.439137010938E+11</text:p>
          </table:table-cell>
          <table:table-cell table:formula="of:=[.F30]+([.I30]-[.G30])*[.H30]+[.H30]/2" office:value-type="float" office:value="344834599531.3">
            <text:p>3.448345995313E+11</text:p>
          </table:table-cell>
          <table:table-cell table:style-name="Default"/>
          <table:table-cell/>
          <table:table-cell table:formula="of:=[.F30]-([.G30]*[.H30])+[.H30]/2" office:value-type="float" office:value="342992802656.3">
            <text:p>342992802656.3</text:p>
          </table:table-cell>
          <table:table-cell table:formula="of:=[.P30]+([.I30]/2)*[.H30]" office:value-type="float" office:value="343913701093.8">
            <text:p>343913701093.8</text:p>
          </table:table-cell>
          <table:table-cell table:formula="of:=[.F30]+([.I30]-[.G30])*[.H30]+[.H30]/2" office:value-type="float" office:value="344834599531.3">
            <text:p>344834599531.3</text:p>
          </table:table-cell>
          <table:table-cell table:formula="of:=[.$E$2]/[.K30]" office:value-type="float" office:value="0.000874653921821848">
            <text:p>0.000874653921821848</text:p>
          </table:table-cell>
          <table:table-cell table:formula="of:=[.$E$2]/[.L30]" office:value-type="float" office:value="0.000872311859184049">
            <text:p>0.000872311859184049</text:p>
          </table:table-cell>
          <table:table-cell table:formula="of:=[.$E$2]/[.M30]" office:value-type="float" office:value="0.000869982305742407">
            <text:p>0.000869982305742407</text:p>
          </table:table-cell>
          <table:table-cell table:formula="of:=ABS([.$E$2]*[.H30]/([.L30]*([.L30]+[.H30])))" office:value-type="float" office:value="0.00000464669763954295">
            <text:p>0.00000464669763954295</text:p>
          </table:table-cell>
          <table:table-cell table:formula="of:=MIN([.$S30];[.$U30])" office:value-type="float" office:value="0.000869982305742407">
            <text:p>0.000869982305742407</text:p>
          </table:table-cell>
          <table:table-cell table:formula="of:=MAX([.$S30];[.$U30])" office:value-type="float" office:value="0.000874653921821848">
            <text:p>0.000874653921821848</text:p>
          </table:table-cell>
        </table:table-row>
        <table:table-row table:style-name="ro1">
          <table:table-cell table:formula="of:=CONCATENATE([.B31];&quot;/&quot;;[.C31];&quot;/&quot;;[.D31])" office:value-type="string" office:string-value="alma/BR1202_Band7_ReferenceImages/BR1202.cont.fits">
            <text:p>alma/BR1202_Band7_ReferenceImages/BR1202.cont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cont.fits</text:p>
          </table:table-cell>
          <table:table-cell/>
          <table:table-cell table:style-name="ce2" office:value-type="float" office:value="341900000000">
            <text:p>3.419000000000E+11</text:p>
          </table:table-cell>
          <table:table-cell/>
          <table:table-cell table:style-name="ce2" office:value-type="float" office:value="14000000000.2">
            <text:p>1.400000000020E+10</text:p>
          </table:table-cell>
          <table:table-cell/>
          <table:table-cell/>
          <table:table-cell table:formula="of:=[.F31]-([.G31]*[.H31])+[.H31]/2" office:value-type="float" office:value="348900000000.1">
            <text:p>3.489000000001E+11</text:p>
          </table:table-cell>
          <table:table-cell table:formula="of:=[.K31]+([.I31]/2)*[.H31]" office:value-type="float" office:value="348900000000.1">
            <text:p>3.489000000001E+11</text:p>
          </table:table-cell>
          <table:table-cell table:formula="of:=[.F31]+([.I31]-[.G31])*[.H31]+[.H31]/2" office:value-type="float" office:value="348900000000.1">
            <text:p>3.489000000001E+11</text:p>
          </table:table-cell>
          <table:table-cell table:style-name="Default"/>
          <table:table-cell/>
          <table:table-cell table:formula="of:=[.F31]-([.G31]*[.H31])+[.H31]/2" office:value-type="float" office:value="348900000000.1">
            <text:p>348900000000.1</text:p>
          </table:table-cell>
          <table:table-cell table:formula="of:=[.P31]+([.I31]/2)*[.H31]" office:value-type="float" office:value="348900000000.1">
            <text:p>348900000000.1</text:p>
          </table:table-cell>
          <table:table-cell table:formula="of:=[.F31]+([.I31]-[.G31])*[.H31]+[.H31]/2" office:value-type="float" office:value="348900000000.1">
            <text:p>348900000000.1</text:p>
          </table:table-cell>
          <table:table-cell table:formula="of:=[.$E$2]/[.K31]" office:value-type="float" office:value="0.000859845227858739">
            <text:p>0.000859845227858739</text:p>
          </table:table-cell>
          <table:table-cell table:formula="of:=[.$E$2]/[.L31]" office:value-type="float" office:value="0.000859845227858739">
            <text:p>0.000859845227858739</text:p>
          </table:table-cell>
          <table:table-cell table:formula="of:=[.$E$2]/[.M31]" office:value-type="float" office:value="0.000859845227858739">
            <text:p>0.000859845227858739</text:p>
          </table:table-cell>
          <table:table-cell table:formula="of:=ABS([.$E$2]*[.H31]/([.L31]*([.L31]+[.H31])))" office:value-type="float" office:value="0.0000331712129792901">
            <text:p>0.0000331712129792901</text:p>
          </table:table-cell>
          <table:table-cell table:formula="of:=MIN([.$S31];[.$U31])" office:value-type="float" office:value="0.000859845227858739">
            <text:p>0.000859845227858739</text:p>
          </table:table-cell>
          <table:table-cell table:formula="of:=MAX([.$S31];[.$U31])" office:value-type="float" office:value="0.000859845227858739">
            <text:p>0.000859845227858739</text:p>
          </table:table-cell>
        </table:table-row>
        <table:table-row table:style-name="ro1">
          <table:table-cell table:formula="of:=CONCATENATE([.B32];&quot;/&quot;;[.C32];&quot;/&quot;;[.D32])" office:value-type="string" office:string-value="alma/BR1202_Band7_ReferenceImages/BR1202.line.fits">
            <text:p>alma/BR1202_Band7_ReferenceImages/BR1202.line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line.fits</text:p>
          </table:table-cell>
          <table:table-cell/>
          <table:table-cell table:style-name="ce2" office:value-type="float" office:value="334960262500">
            <text:p>3.349602625000E+11</text:p>
          </table:table-cell>
          <table:table-cell/>
          <table:table-cell table:style-name="ce2" office:value-type="float" office:value="-15625000">
            <text:p>-1.562500000000E+07</text:p>
          </table:table-cell>
          <table:table-cell/>
          <table:table-cell/>
          <table:table-cell table:formula="of:=[.F32]+([.I32]-[.G32])*[.H32]+[.H32]/2" office:value-type="float" office:value="334952450000">
            <text:p>3.349524500000E+11</text:p>
          </table:table-cell>
          <table:table-cell table:formula="of:=[.K32]+([.I32]/2)*[.H32]" office:value-type="float" office:value="334952450000">
            <text:p>3.349524500000E+11</text:p>
          </table:table-cell>
          <table:table-cell table:formula="of:=[.F32]+(0-[.G32])*[.H32]+[.H32]/2" office:value-type="float" office:value="334952450000">
            <text:p>3.349524500000E+11</text:p>
          </table:table-cell>
          <table:table-cell table:style-name="Default"/>
          <table:table-cell/>
          <table:table-cell table:formula="of:=[.F32]-([.G32]*[.H32])+[.H32]/2" office:value-type="float" office:value="334952450000">
            <text:p>334952450000</text:p>
          </table:table-cell>
          <table:table-cell table:formula="of:=[.P32]+([.I32]/2)*[.H32]" office:value-type="float" office:value="334952450000">
            <text:p>334952450000</text:p>
          </table:table-cell>
          <table:table-cell table:formula="of:=[.F32]+([.I32]-[.G32])*[.H32]+[.H32]/2" office:value-type="float" office:value="334952450000">
            <text:p>334952450000</text:p>
          </table:table-cell>
          <table:table-cell table:formula="of:=[.$E$2]/[.K32]" office:value-type="float" office:value="0.000895649516819477">
            <text:p>0.000895649516819477</text:p>
          </table:table-cell>
          <table:table-cell table:formula="of:=[.$E$2]/[.L32]" office:value-type="float" office:value="0.000895649516819477">
            <text:p>0.000895649516819477</text:p>
          </table:table-cell>
          <table:table-cell table:formula="of:=[.$E$2]/[.M32]" office:value-type="float" office:value="0.000895649516819477">
            <text:p>0.000895649516819477</text:p>
          </table:table-cell>
          <table:table-cell table:formula="of:=ABS([.$E$2]*[.H32]/([.L32]*([.L32]+[.H32])))" office:value-type="float" office:value="0.0000000417825770585373">
            <text:p>0.0000000417825770585373</text:p>
          </table:table-cell>
          <table:table-cell table:formula="of:=MIN([.$S32];[.$U32])" office:value-type="float" office:value="0.000895649516819477">
            <text:p>0.000895649516819477</text:p>
          </table:table-cell>
          <table:table-cell table:formula="of:=MAX([.$S32];[.$U32])" office:value-type="float" office:value="0.000895649516819477">
            <text:p>0.000895649516819477</text:p>
          </table:table-cell>
        </table:table-row>
        <table:table-row table:style-name="ro1">
          <table:table-cell table:formula="of:=CONCATENATE([.B33];&quot;/&quot;;[.C33];&quot;/&quot;;[.D33])" office:value-type="string" office:string-value="alma/BR1202_Band7_ReferenceImages/BR1202.line.mom0.fits">
            <text:p>alma/BR1202_Band7_ReferenceImages/BR1202.line.mom0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lin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2]" office:value-type="float" office:value="334952450000">
            <text:p>3.349524500000E+11</text:p>
          </table:table-cell>
          <table:table-cell table:formula="of:=[.L32]" office:value-type="float" office:value="334952450000">
            <text:p>3.349524500000E+11</text:p>
          </table:table-cell>
          <table:table-cell table:formula="of:=[.M32]" office:value-type="float" office:value="334952450000">
            <text:p>3.349524500000E+11</text:p>
          </table:table-cell>
          <table:table-cell table:style-name="Default"/>
          <table:table-cell table:number-columns-repeated="4"/>
          <table:table-cell table:formula="of:=[.$E$2]/[.K33]" office:value-type="float" office:value="0.000895649516819477">
            <text:p>0.000895649516819477</text:p>
          </table:table-cell>
          <table:table-cell table:formula="of:=[.$E$2]/[.L33]" office:value-type="float" office:value="0.000895649516819477">
            <text:p>0.000895649516819477</text:p>
          </table:table-cell>
          <table:table-cell table:formula="of:=[.$E$2]/[.M33]" office:value-type="float" office:value="0.000895649516819477">
            <text:p>0.000895649516819477</text:p>
          </table:table-cell>
          <table:table-cell table:formula="of:=[.V32]" office:value-type="float" office:value="0.0000000417825770585373">
            <text:p>0.0000000417825770585373</text:p>
          </table:table-cell>
          <table:table-cell table:formula="of:=MIN([.$S33];[.$U33])" office:value-type="float" office:value="0.000895649516819477">
            <text:p>0.000895649516819477</text:p>
          </table:table-cell>
          <table:table-cell table:formula="of:=MAX([.$S33];[.$U33])" office:value-type="float" office:value="0.000895649516819477">
            <text:p>0.000895649516819477</text:p>
          </table:table-cell>
        </table:table-row>
        <table:table-row table:style-name="ro1">
          <table:table-cell table:formula="of:=CONCATENATE([.B34];&quot;/&quot;;[.C34];&quot;/&quot;;[.D34])" office:value-type="string" office:string-value="alma/CenA_Band6_ReferenceImages/CenA.CO2_1Line.Clean.image.fits">
            <text:p>alma/CenA_Band6_ReferenceImages/CenA.CO2_1Line.Clean.image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fits</text:p>
          </table:table-cell>
          <table:table-cell/>
          <table:table-cell table:style-name="ce2" office:value-type="float" office:value="230384201601">
            <text:p>2.303842016010E+11</text:p>
          </table:table-cell>
          <table:table-cell office:value-type="float" office:value="1">
            <text:p>1</text:p>
          </table:table-cell>
          <table:table-cell table:style-name="ce2" office:value-type="float" office:value="-15379839.87573">
            <text:p>-1.537983987573E+07</text:p>
          </table:table-cell>
          <table:table-cell office:value-type="float" office:value="35">
            <text:p>35</text:p>
          </table:table-cell>
          <table:table-cell/>
          <table:table-cell table:formula="of:=[.F34]+([.I34]-[.G34])*[.H34]+[.H34]/2" office:value-type="float" office:value="229853597125.287">
            <text:p>2.298535971253E+11</text:p>
          </table:table-cell>
          <table:table-cell table:formula="of:=[.K34]+([.I34]/2)*[.H34]" office:value-type="float" office:value="229584449927.462">
            <text:p>2.295844499275E+11</text:p>
          </table:table-cell>
          <table:table-cell table:formula="of:=[.F34]+(0-[.G34])*[.H34]+[.H34]/2" office:value-type="float" office:value="230391891520.938">
            <text:p>2.303918915209E+11</text:p>
          </table:table-cell>
          <table:table-cell table:style-name="Default"/>
          <table:table-cell/>
          <table:table-cell table:formula="of:=[.F34]-([.G34]*[.H34])+[.H34]/2" office:value-type="float" office:value="230391891520.938">
            <text:p>230391891520.938</text:p>
          </table:table-cell>
          <table:table-cell table:formula="of:=[.P34]+([.I34]/2)*[.H34]" office:value-type="float" office:value="230122744323.113">
            <text:p>230122744323.113</text:p>
          </table:table-cell>
          <table:table-cell table:formula="of:=[.F34]+([.I34]-[.G34])*[.H34]+[.H34]/2" office:value-type="float" office:value="229853597125.287">
            <text:p>229853597125.287</text:p>
          </table:table-cell>
          <table:table-cell table:formula="of:=[.$E$2]/[.K34]" office:value-type="float" office:value="0.0013051786169632">
            <text:p>0.0013051786169632</text:p>
          </table:table-cell>
          <table:table-cell table:formula="of:=[.$E$2]/[.L34]" office:value-type="float" office:value="0.00130670870825435">
            <text:p>0.00130670870825435</text:p>
          </table:table-cell>
          <table:table-cell table:formula="of:=[.$E$2]/[.M34]" office:value-type="float" office:value="0.00130212915923187">
            <text:p>0.00130212915923187</text:p>
          </table:table-cell>
          <table:table-cell table:formula="of:=ABS([.$E$2]*[.H34]/([.L34]*([.L34]+[.H34])))" office:value-type="float" office:value="0.000000087542153172056">
            <text:p>0.000000087542153172056</text:p>
          </table:table-cell>
          <table:table-cell table:formula="of:=MIN([.$S34];[.$U34])" office:value-type="float" office:value="0.00130212915923187">
            <text:p>0.00130212915923187</text:p>
          </table:table-cell>
          <table:table-cell table:formula="of:=MAX([.$S34];[.$U34])" office:value-type="float" office:value="0.0013051786169632">
            <text:p>0.0013051786169632</text:p>
          </table:table-cell>
        </table:table-row>
        <table:table-row table:style-name="ro1">
          <table:table-cell table:formula="of:=CONCATENATE([.B35];&quot;/&quot;;[.C35];&quot;/&quot;;[.D35])" office:value-type="string" office:string-value="alma/CenA_Band6_ReferenceImages/CenA.CO2_1Line.Clean.image.mom0.fits">
            <text:p>alma/CenA_Band6_ReferenceImages/CenA.CO2_1Line.Clean.image.mom0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4]" office:value-type="float" office:value="229853597125.287">
            <text:p>2.298535971253E+11</text:p>
          </table:table-cell>
          <table:table-cell table:formula="of:=[.L34]" office:value-type="float" office:value="229584449927.462">
            <text:p>2.295844499275E+11</text:p>
          </table:table-cell>
          <table:table-cell table:formula="of:=[.M34]" office:value-type="float" office:value="230391891520.938">
            <text:p>2.303918915209E+11</text:p>
          </table:table-cell>
          <table:table-cell table:style-name="Default"/>
          <table:table-cell table:number-columns-repeated="4"/>
          <table:table-cell table:formula="of:=[.$E$2]/[.K35]" office:value-type="float" office:value="0.0013051786169632">
            <text:p>0.0013051786169632</text:p>
          </table:table-cell>
          <table:table-cell table:formula="of:=[.$E$2]/[.L35]" office:value-type="float" office:value="0.00130670870825435">
            <text:p>0.00130670870825435</text:p>
          </table:table-cell>
          <table:table-cell table:formula="of:=[.$E$2]/[.M35]" office:value-type="float" office:value="0.00130212915923187">
            <text:p>0.00130212915923187</text:p>
          </table:table-cell>
          <table:table-cell table:formula="of:=[.V34]" office:value-type="float" office:value="0.000000087542153172056">
            <text:p>0.000000087542153172056</text:p>
          </table:table-cell>
          <table:table-cell table:formula="of:=MIN([.$S35];[.$U35])" office:value-type="float" office:value="0.00130212915923187">
            <text:p>0.00130212915923187</text:p>
          </table:table-cell>
          <table:table-cell table:formula="of:=MAX([.$S35];[.$U35])" office:value-type="float" office:value="0.0013051786169632">
            <text:p>0.0013051786169632</text:p>
          </table:table-cell>
        </table:table-row>
        <table:table-row table:style-name="ro1">
          <table:table-cell table:formula="of:=CONCATENATE([.B36];&quot;/&quot;;[.C36];&quot;/&quot;;[.D36])" office:value-type="string" office:string-value="alma/CenA_Band6_ReferenceImages/CenA.CO2_1Line.Clean.image.mom1.fits">
            <text:p>alma/CenA_Band6_ReferenceImages/CenA.CO2_1Line.Clean.image.mom1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5]" office:value-type="float" office:value="229853597125.287">
            <text:p>2.298535971253E+11</text:p>
          </table:table-cell>
          <table:table-cell table:formula="of:=[.L35]" office:value-type="float" office:value="229584449927.462">
            <text:p>2.295844499275E+11</text:p>
          </table:table-cell>
          <table:table-cell table:formula="of:=[.M35]" office:value-type="float" office:value="230391891520.938">
            <text:p>2.303918915209E+11</text:p>
          </table:table-cell>
          <table:table-cell table:style-name="Default"/>
          <table:table-cell table:number-columns-repeated="4"/>
          <table:table-cell table:formula="of:=[.$E$2]/[.K36]" office:value-type="float" office:value="0.0013051786169632">
            <text:p>0.0013051786169632</text:p>
          </table:table-cell>
          <table:table-cell table:formula="of:=[.$E$2]/[.L36]" office:value-type="float" office:value="0.00130670870825435">
            <text:p>0.00130670870825435</text:p>
          </table:table-cell>
          <table:table-cell table:formula="of:=[.$E$2]/[.M36]" office:value-type="float" office:value="0.00130212915923187">
            <text:p>0.00130212915923187</text:p>
          </table:table-cell>
          <table:table-cell table:formula="of:=[.V35]" office:value-type="float" office:value="0.000000087542153172056">
            <text:p>0.000000087542153172056</text:p>
          </table:table-cell>
          <table:table-cell table:formula="of:=MIN([.$S36];[.$U36])" office:value-type="float" office:value="0.00130212915923187">
            <text:p>0.00130212915923187</text:p>
          </table:table-cell>
          <table:table-cell table:formula="of:=MAX([.$S36];[.$U36])" office:value-type="float" office:value="0.0013051786169632">
            <text:p>0.0013051786169632</text:p>
          </table:table-cell>
        </table:table-row>
        <table:table-row table:style-name="ro1">
          <table:table-cell table:formula="of:=CONCATENATE([.B37];&quot;/&quot;;[.C37];&quot;/&quot;;[.D37])" office:value-type="string" office:string-value="alma/CenA_Band6_ReferenceImages/CenA.Cont.Clean.image.fits">
            <text:p>alma/CenA_Band6_ReferenceImages/CenA.Cont.Clean.image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nt.Clean.image.fits</text:p>
          </table:table-cell>
          <table:table-cell/>
          <table:table-cell table:style-name="ce2" office:value-type="float" office:value="238240110000">
            <text:p>2.382401100000E+11</text:p>
          </table:table-cell>
          <table:table-cell office:value-type="float" office:value="1">
            <text:p>1</text:p>
          </table:table-cell>
          <table:table-cell table:style-name="ce2" office:value-type="float" office:value="18121260000.2">
            <text:p>1.812126000020E+10</text:p>
          </table:table-cell>
          <table:table-cell office:value-type="float" office:value="1">
            <text:p>1</text:p>
          </table:table-cell>
          <table:table-cell/>
          <table:table-cell table:formula="of:=[.F37]-([.G37]*[.H37])+[.H37]/2" office:value-type="float" office:value="229179479999.9">
            <text:p>2.291794799999E+11</text:p>
          </table:table-cell>
          <table:table-cell table:formula="of:=[.K37]+([.I37]/2)*[.H37]" office:value-type="float" office:value="238240110000">
            <text:p>2.382401100000E+11</text:p>
          </table:table-cell>
          <table:table-cell table:formula="of:=[.F37]+([.I37]-[.G37])*[.H37]+[.H37]/2" office:value-type="float" office:value="247300740000.1">
            <text:p>2.473007400001E+11</text:p>
          </table:table-cell>
          <table:table-cell table:style-name="Default"/>
          <table:table-cell/>
          <table:table-cell table:formula="of:=[.F37]-([.G37]*[.H37])+[.H37]/2" office:value-type="float" office:value="229179479999.9">
            <text:p>229179479999.9</text:p>
          </table:table-cell>
          <table:table-cell table:formula="of:=[.P37]+([.I37]/2)*[.H37]" office:value-type="float" office:value="238240110000">
            <text:p>238240110000</text:p>
          </table:table-cell>
          <table:table-cell table:formula="of:=[.F37]+([.I37]-[.G37])*[.H37]+[.H37]/2" office:value-type="float" office:value="247300740000.1">
            <text:p>247300740000.1</text:p>
          </table:table-cell>
          <table:table-cell table:formula="of:=[.$E$2]/[.K37]" office:value-type="float" office:value="0.0013090177183408">
            <text:p>0.0013090177183408</text:p>
          </table:table-cell>
          <table:table-cell table:formula="of:=[.$E$2]/[.L37]" office:value-type="float" office:value="0.0012592338040811">
            <text:p>0.0012592338040811</text:p>
          </table:table-cell>
          <table:table-cell table:formula="of:=[.$E$2]/[.M37]" office:value-type="float" office:value="0.00121309786618462">
            <text:p>0.00121309786618462</text:p>
          </table:table-cell>
          <table:table-cell table:formula="of:=ABS([.$E$2]*[.H37]/([.L37]*([.L37]+[.H37])))" office:value-type="float" office:value="0.0000890106928542968">
            <text:p>0.0000890106928542968</text:p>
          </table:table-cell>
          <table:table-cell table:formula="of:=MIN([.$S37];[.$U37])" office:value-type="float" office:value="0.00121309786618462">
            <text:p>0.00121309786618462</text:p>
          </table:table-cell>
          <table:table-cell table:formula="of:=MAX([.$S37];[.$U37])" office:value-type="float" office:value="0.0013090177183408">
            <text:p>0.0013090177183408</text:p>
          </table:table-cell>
        </table:table-row>
        <table:table-row table:style-name="ro1">
          <table:table-cell table:formula="of:=CONCATENATE([.B38];&quot;/&quot;;[.C38];&quot;/&quot;;[.D38])" office:value-type="string" office:string-value="alma/IRAS16293_Band6_ReferenceImages/I16293_1.3mm_continuum_ampcal.image.fits">
            <text:p>alma/IRAS16293_Band6_ReferenceImages/I16293_1.3mm_continuum_ampcal.image.fits</text:p>
          </table:table-cell>
          <table:table-cell office:value-type="string">
            <text:p>alma</text:p>
          </table:table-cell>
          <table:table-cell office:value-type="string">
            <text:p>IRAS16293_Band6_ReferenceImages</text:p>
          </table:table-cell>
          <table:table-cell office:value-type="string">
            <text:p>I16293_1.3mm_continuum_ampcal.image.fits</text:p>
          </table:table-cell>
          <table:table-cell/>
          <table:table-cell table:style-name="ce2" office:value-type="float" office:value="220094351318.4">
            <text:p>2.200943513184E+11</text:p>
          </table:table-cell>
          <table:table-cell office:value-type="float" office:value="1">
            <text:p>1</text:p>
          </table:table-cell>
          <table:table-cell table:style-name="ce2" office:value-type="float" office:value="10253906.25">
            <text:p>1.025390625000E+07</text:p>
          </table:table-cell>
          <table:table-cell office:value-type="float" office:value="1">
            <text:p>1</text:p>
          </table:table-cell>
          <table:table-cell/>
          <table:table-cell table:formula="of:=[.F38]-([.G38]*[.H38])+[.H38]/2" office:value-type="float" office:value="220089224365.275">
            <text:p>2.200892243653E+11</text:p>
          </table:table-cell>
          <table:table-cell table:formula="of:=[.K38]+([.I38]/2)*[.H38]" office:value-type="float" office:value="220094351318.4">
            <text:p>2.200943513184E+11</text:p>
          </table:table-cell>
          <table:table-cell table:formula="of:=[.F38]+([.I38]-[.G38])*[.H38]+[.H38]/2" office:value-type="float" office:value="220099478271.525">
            <text:p>2.200994782715E+11</text:p>
          </table:table-cell>
          <table:table-cell table:style-name="Default"/>
          <table:table-cell/>
          <table:table-cell table:formula="of:=[.F38]-([.G38]*[.H38])+[.H38]/2" office:value-type="float" office:value="220089224365.275">
            <text:p>220089224365.275</text:p>
          </table:table-cell>
          <table:table-cell table:formula="of:=[.P38]+([.I38]/2)*[.H38]" office:value-type="float" office:value="220094351318.4">
            <text:p>220094351318.4</text:p>
          </table:table-cell>
          <table:table-cell table:formula="of:=[.F38]+([.I38]-[.G38])*[.H38]+[.H38]/2" office:value-type="float" office:value="220099478271.525">
            <text:p>220099478271.525</text:p>
          </table:table-cell>
          <table:table-cell table:formula="of:=[.$E$2]/[.K38]" office:value-type="float" office:value="0.00136308354425431">
            <text:p>0.00136308354425431</text:p>
          </table:table-cell>
          <table:table-cell table:formula="of:=[.$E$2]/[.L38]" office:value-type="float" office:value="0.00136305179211985">
            <text:p>0.00136305179211985</text:p>
          </table:table-cell>
          <table:table-cell table:formula="of:=[.$E$2]/[.M38]" office:value-type="float" office:value="0.00136302004146464">
            <text:p>0.00136302004146464</text:p>
          </table:table-cell>
          <table:table-cell table:formula="of:=ABS([.$E$2]*[.H38]/([.L38]*([.L38]+[.H38])))" office:value-type="float" office:value="0.0000000634998312553531">
            <text:p>0.0000000634998312553531</text:p>
          </table:table-cell>
          <table:table-cell table:formula="of:=MIN([.$S38];[.$U38])" office:value-type="float" office:value="0.00136302004146464">
            <text:p>0.00136302004146464</text:p>
          </table:table-cell>
          <table:table-cell table:formula="of:=MAX([.$S38];[.$U38])" office:value-type="float" office:value="0.00136308354425431">
            <text:p>0.00136308354425431</text:p>
          </table:table-cell>
        </table:table-row>
        <table:table-row table:style-name="ro1">
          <table:table-cell table:formula="of:=CONCATENATE([.B39];&quot;/&quot;;[.C39];&quot;/&quot;;[.D39])" office:value-type="string" office:string-value="alma/IRAS16293_Band6_ReferenceImages/I16293_220GHzcorrected.ms.selfcube.image.fits">
            <text:p>alma/IRAS16293_Band6_ReferenceImages/I16293_220GHzcorrected.ms.selfcube.image.fits</text:p>
          </table:table-cell>
          <table:table-cell office:value-type="string">
            <text:p>alma</text:p>
          </table:table-cell>
          <table:table-cell office:value-type="string">
            <text:p>IRAS16293_Band6_ReferenceImages</text:p>
          </table:table-cell>
          <table:table-cell office:value-type="string">
            <text:p>I16293_220GHzcorrected.ms.selfcube.image.fits</text:p>
          </table:table-cell>
          <table:table-cell/>
          <table:table-cell table:style-name="ce2" office:value-type="float" office:value="220312644855">
            <text:p>2.203126448550E+11</text:p>
          </table:table-cell>
          <table:table-cell office:value-type="float" office:value="1">
            <text:p>1</text:p>
          </table:table-cell>
          <table:table-cell table:style-name="ce2" office:value-type="float" office:value="-488311">
            <text:p>-4.883110000000E+05</text:p>
          </table:table-cell>
          <table:table-cell office:value-type="float" office:value="480">
            <text:p>480</text:p>
          </table:table-cell>
          <table:table-cell/>
          <table:table-cell table:formula="of:=[.F39]+([.I39]-[.G39])*[.H39]+[.H39]/2" office:value-type="float" office:value="220078499730.5">
            <text:p>2.200784997305E+11</text:p>
          </table:table-cell>
          <table:table-cell table:formula="of:=[.K39]+([.I39]/2)*[.H39]" office:value-type="float" office:value="219961305090.5">
            <text:p>2.199613050905E+11</text:p>
          </table:table-cell>
          <table:table-cell table:formula="of:=[.F39]+(0-[.G39])*[.H39]+[.H39]/2" office:value-type="float" office:value="220312889010.5">
            <text:p>2.203128890105E+11</text:p>
          </table:table-cell>
          <table:table-cell table:style-name="Default"/>
          <table:table-cell/>
          <table:table-cell table:formula="of:=[.F39]-([.G39]*[.H39])+[.H39]/2" office:value-type="float" office:value="220312889010.5">
            <text:p>220312889010.5</text:p>
          </table:table-cell>
          <table:table-cell table:formula="of:=[.P39]+([.I39]/2)*[.H39]" office:value-type="float" office:value="220195694370.5">
            <text:p>220195694370.5</text:p>
          </table:table-cell>
          <table:table-cell table:formula="of:=[.F39]+([.I39]-[.G39])*[.H39]+[.H39]/2" office:value-type="float" office:value="220078499730.5">
            <text:p>220078499730.5</text:p>
          </table:table-cell>
          <table:table-cell table:formula="of:=[.$E$2]/[.K39]" office:value-type="float" office:value="0.00136314996861288">
            <text:p>0.00136314996861288</text:p>
          </table:table-cell>
          <table:table-cell table:formula="of:=[.$E$2]/[.L39]" office:value-type="float" office:value="0.00136387625030943">
            <text:p>0.00136387625030943</text:p>
          </table:table-cell>
          <table:table-cell table:formula="of:=[.$E$2]/[.M39]" office:value-type="float" office:value="0.00136169972327721">
            <text:p>0.00136169972327721</text:p>
          </table:table-cell>
          <table:table-cell table:formula="of:=ABS([.$E$2]*[.H39]/([.L39]*([.L39]+[.H39])))" office:value-type="float" office:value="0.00000000302779279244302">
            <text:p>0.00000000302779279244302</text:p>
          </table:table-cell>
          <table:table-cell table:formula="of:=MIN([.$S39];[.$U39])" office:value-type="float" office:value="0.00136169972327721">
            <text:p>0.00136169972327721</text:p>
          </table:table-cell>
          <table:table-cell table:formula="of:=MAX([.$S39];[.$U39])" office:value-type="float" office:value="0.00136314996861288">
            <text:p>0.00136314996861288</text:p>
          </table:table-cell>
        </table:table-row>
        <table:table-row table:style-name="ro1">
          <table:table-cell table:formula="of:=CONCATENATE([.B40];&quot;/&quot;;[.C40];&quot;/&quot;;[.D40])" office:value-type="string" office:string-value="alma/M100_Band3_ReferenceImages/M100line.image.fits">
            <text:p>alma/M100_Band3_ReferenceImages/M100line.image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line.image.fits</text:p>
          </table:table-cell>
          <table:table-cell/>
          <table:table-cell table:style-name="ce2" office:value-type="float" office:value="114587503125">
            <text:p>1.145875031250E+11</text:p>
          </table:table-cell>
          <table:table-cell office:value-type="float" office:value="1">
            <text:p>1</text:p>
          </table:table-cell>
          <table:table-cell table:style-name="ce2" office:value-type="float" office:value="3906250">
            <text:p>3.906250000000E+06</text:p>
          </table:table-cell>
          <table:table-cell office:value-type="float" office:value="40">
            <text:p>40</text:p>
          </table:table-cell>
          <table:table-cell/>
          <table:table-cell table:formula="of:=[.F40]-([.G40]*[.H40])+[.H40]/2" office:value-type="float" office:value="114585550000">
            <text:p>1.145855500000E+11</text:p>
          </table:table-cell>
          <table:table-cell table:formula="of:=[.K40]+([.I40]/2)*[.H40]" office:value-type="float" office:value="114663675000">
            <text:p>1.146636750000E+11</text:p>
          </table:table-cell>
          <table:table-cell table:formula="of:=[.F40]+([.I40]-[.G40])*[.H40]+[.H40]/2" office:value-type="float" office:value="114741800000">
            <text:p>1.147418000000E+11</text:p>
          </table:table-cell>
          <table:table-cell table:style-name="Default"/>
          <table:table-cell/>
          <table:table-cell table:formula="of:=[.F40]-([.G40]*[.H40])+[.H40]/2" office:value-type="float" office:value="114585550000">
            <text:p>114585550000</text:p>
          </table:table-cell>
          <table:table-cell table:formula="of:=[.P40]+([.I40]/2)*[.H40]" office:value-type="float" office:value="114663675000">
            <text:p>114663675000</text:p>
          </table:table-cell>
          <table:table-cell table:formula="of:=[.F40]+([.I40]-[.G40])*[.H40]+[.H40]/2" office:value-type="float" office:value="114741800000">
            <text:p>114741800000</text:p>
          </table:table-cell>
          <table:table-cell table:formula="of:=[.$E$2]/[.K40]" office:value-type="float" office:value="0.00261813116924429">
            <text:p>0.00261813116924429</text:p>
          </table:table-cell>
          <table:table-cell table:formula="of:=[.$E$2]/[.L40]" office:value-type="float" office:value="0.00261634733057352">
            <text:p>0.00261634733057352</text:p>
          </table:table-cell>
          <table:table-cell table:formula="of:=[.$E$2]/[.M40]" office:value-type="float" office:value="0.00261456592105057">
            <text:p>0.00261456592105057</text:p>
          </table:table-cell>
          <table:table-cell table:formula="of:=ABS([.$E$2]*[.H40]/([.L40]*([.L40]+[.H40])))" office:value-type="float" office:value="0.0000000891281271362199">
            <text:p>0.0000000891281271362199</text:p>
          </table:table-cell>
          <table:table-cell table:formula="of:=MIN([.$S40];[.$U40])" office:value-type="float" office:value="0.00261456592105057">
            <text:p>0.00261456592105057</text:p>
          </table:table-cell>
          <table:table-cell table:formula="of:=MAX([.$S40];[.$U40])" office:value-type="float" office:value="0.00261813116924429">
            <text:p>0.00261813116924429</text:p>
          </table:table-cell>
        </table:table-row>
        <table:table-row table:style-name="ro1">
          <table:table-cell table:formula="of:=CONCATENATE([.B41];&quot;/&quot;;[.C41];&quot;/&quot;;[.D41])" office:value-type="string" office:string-value="alma/M100_Band3_ReferenceImages/M100-CO.mom0.fits">
            <text:p>alma/M100_Band3_ReferenceImages/M100-CO.mom0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-CO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0]" office:value-type="float" office:value="114585550000">
            <text:p>1.145855500000E+11</text:p>
          </table:table-cell>
          <table:table-cell table:formula="of:=[.L40]" office:value-type="float" office:value="114663675000">
            <text:p>1.146636750000E+11</text:p>
          </table:table-cell>
          <table:table-cell table:formula="of:=[.M40]" office:value-type="float" office:value="114741800000">
            <text:p>1.147418000000E+11</text:p>
          </table:table-cell>
          <table:table-cell table:style-name="Default"/>
          <table:table-cell table:number-columns-repeated="4"/>
          <table:table-cell table:formula="of:=[.$E$2]/[.K41]" office:value-type="float" office:value="0.00261813116924429">
            <text:p>0.00261813116924429</text:p>
          </table:table-cell>
          <table:table-cell table:formula="of:=[.$E$2]/[.L41]" office:value-type="float" office:value="0.00261634733057352">
            <text:p>0.00261634733057352</text:p>
          </table:table-cell>
          <table:table-cell table:formula="of:=[.$E$2]/[.M41]" office:value-type="float" office:value="0.00261456592105057">
            <text:p>0.00261456592105057</text:p>
          </table:table-cell>
          <table:table-cell table:formula="of:=[.V40]" office:value-type="float" office:value="0.0000000891281271362199">
            <text:p>0.0000000891281271362199</text:p>
          </table:table-cell>
          <table:table-cell table:formula="of:=MIN([.$S41];[.$U41])" office:value-type="float" office:value="0.00261456592105057">
            <text:p>0.00261456592105057</text:p>
          </table:table-cell>
          <table:table-cell table:formula="of:=MAX([.$S41];[.$U41])" office:value-type="float" office:value="0.00261813116924429">
            <text:p>0.00261813116924429</text:p>
          </table:table-cell>
        </table:table-row>
        <table:table-row table:style-name="ro1">
          <table:table-cell table:formula="of:=CONCATENATE([.B42];&quot;/&quot;;[.C42];&quot;/&quot;;[.D42])" office:value-type="string" office:string-value="alma/M100_Band3_ReferenceImages/M100-CO.mom1.fits">
            <text:p>alma/M100_Band3_ReferenceImages/M100-CO.mom1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-CO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1]" office:value-type="float" office:value="114585550000">
            <text:p>1.145855500000E+11</text:p>
          </table:table-cell>
          <table:table-cell table:formula="of:=[.L41]" office:value-type="float" office:value="114663675000">
            <text:p>1.146636750000E+11</text:p>
          </table:table-cell>
          <table:table-cell table:formula="of:=[.M41]" office:value-type="float" office:value="114741800000">
            <text:p>1.147418000000E+11</text:p>
          </table:table-cell>
          <table:table-cell table:style-name="Default"/>
          <table:table-cell table:number-columns-repeated="4"/>
          <table:table-cell table:formula="of:=[.$E$2]/[.K42]" office:value-type="float" office:value="0.00261813116924429">
            <text:p>0.00261813116924429</text:p>
          </table:table-cell>
          <table:table-cell table:formula="of:=[.$E$2]/[.L42]" office:value-type="float" office:value="0.00261634733057352">
            <text:p>0.00261634733057352</text:p>
          </table:table-cell>
          <table:table-cell table:formula="of:=[.$E$2]/[.M42]" office:value-type="float" office:value="0.00261456592105057">
            <text:p>0.00261456592105057</text:p>
          </table:table-cell>
          <table:table-cell table:formula="of:=[.V41]" office:value-type="float" office:value="0.0000000891281271362199">
            <text:p>0.0000000891281271362199</text:p>
          </table:table-cell>
          <table:table-cell table:formula="of:=MIN([.$S42];[.$U42])" office:value-type="float" office:value="0.00261456592105057">
            <text:p>0.00261456592105057</text:p>
          </table:table-cell>
          <table:table-cell table:formula="of:=MAX([.$S42];[.$U42])" office:value-type="float" office:value="0.00261813116924429">
            <text:p>0.00261813116924429</text:p>
          </table:table-cell>
        </table:table-row>
        <table:table-row table:style-name="ro1">
          <table:table-cell table:formula="of:=CONCATENATE([.B43];&quot;/&quot;;[.C43];&quot;/&quot;;[.D43])" office:value-type="string" office:string-value="alma/M100_Band3_ReferenceImages/M100cont.image.fits">
            <text:p>alma/M100_Band3_ReferenceImages/M100cont.image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cont.image.fits</text:p>
          </table:table-cell>
          <table:table-cell/>
          <table:table-cell table:style-name="ce2" office:value-type="float" office:value="107749612500">
            <text:p>1.077496125000E+11</text:p>
          </table:table-cell>
          <table:table-cell office:value-type="float" office:value="1">
            <text:p>1</text:p>
          </table:table-cell>
          <table:table-cell table:style-name="ce2" office:value-type="float" office:value="15398437500">
            <text:p>1.539843750000E+10</text:p>
          </table:table-cell>
          <table:table-cell office:value-type="float" office:value="1">
            <text:p>1</text:p>
          </table:table-cell>
          <table:table-cell/>
          <table:table-cell table:formula="of:=[.F43]-([.G43]*[.H43])+[.H43]/2" office:value-type="float" office:value="100050393750">
            <text:p>1.000503937500E+11</text:p>
          </table:table-cell>
          <table:table-cell table:formula="of:=[.K43]+([.I43]/2)*[.H43]" office:value-type="float" office:value="107749612500">
            <text:p>1.077496125000E+11</text:p>
          </table:table-cell>
          <table:table-cell table:formula="of:=[.F43]+([.I43]-[.G43])*[.H43]+[.H43]/2" office:value-type="float" office:value="115448831250">
            <text:p>1.154488312500E+11</text:p>
          </table:table-cell>
          <table:table-cell table:style-name="Default"/>
          <table:table-cell/>
          <table:table-cell table:formula="of:=[.F43]-([.G43]*[.H43])+[.H43]/2" office:value-type="float" office:value="100050393750">
            <text:p>100050393750</text:p>
          </table:table-cell>
          <table:table-cell table:formula="of:=[.P43]+([.I43]/2)*[.H43]" office:value-type="float" office:value="107749612500">
            <text:p>107749612500</text:p>
          </table:table-cell>
          <table:table-cell table:formula="of:=[.F43]+([.I43]-[.G43])*[.H43]+[.H43]/2" office:value-type="float" office:value="115448831250">
            <text:p>115448831250</text:p>
          </table:table-cell>
          <table:table-cell table:formula="of:=[.$E$2]/[.K43]" office:value-type="float" office:value="0.00299848894897528">
            <text:p>0.00299848894897528</text:p>
          </table:table-cell>
          <table:table-cell table:formula="of:=[.$E$2]/[.L43]" office:value-type="float" office:value="0.00278423275072103">
            <text:p>0.00278423275072103</text:p>
          </table:table-cell>
          <table:table-cell table:formula="of:=[.$E$2]/[.M43]" office:value-type="float" office:value="0.00259855380736044">
            <text:p>0.00259855380736044</text:p>
          </table:table-cell>
          <table:table-cell table:formula="of:=ABS([.$E$2]*[.H43]/([.L43]*([.L43]+[.H43])))" office:value-type="float" office:value="0.000348140583609979">
            <text:p>0.000348140583609979</text:p>
          </table:table-cell>
          <table:table-cell table:formula="of:=MIN([.$S43];[.$U43])" office:value-type="float" office:value="0.00259855380736044">
            <text:p>0.00259855380736044</text:p>
          </table:table-cell>
          <table:table-cell table:formula="of:=MAX([.$S43];[.$U43])" office:value-type="float" office:value="0.00299848894897528">
            <text:p>0.00299848894897528</text:p>
          </table:table-cell>
        </table:table-row>
        <table:table-row table:style-name="ro1">
          <table:table-cell table:formula="of:=CONCATENATE([.B44];&quot;/&quot;;[.C44];&quot;/&quot;;[.D44])" office:value-type="string" office:string-value="alma/NGC3256_Band3_ReferenceImages_CASA4/result-ngc3256_line_CNhi.image.fits">
            <text:p>alma/NGC3256_Band3_ReferenceImages_CASA4/result-ngc3256_line_CNhi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Nhi.image.fits</text:p>
          </table:table-cell>
          <table:table-cell/>
          <table:table-cell table:style-name="ce2" office:value-type="float" office:value="112239519781.9">
            <text:p>1.122395197819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27">
            <text:p>27</text:p>
          </table:table-cell>
          <table:table-cell/>
          <table:table-cell table:formula="of:=[.F44]-([.G44]*[.H44])+[.H44]/2" office:value-type="float" office:value="112231706762.797">
            <text:p>1.122317067628E+11</text:p>
          </table:table-cell>
          <table:table-cell table:formula="of:=[.K44]+([.I44]/2)*[.H44]" office:value-type="float" office:value="112442658278.581">
            <text:p>1.124426582786E+11</text:p>
          </table:table-cell>
          <table:table-cell table:formula="of:=[.F44]+([.I44]-[.G44])*[.H44]+[.H44]/2" office:value-type="float" office:value="112653609794.365">
            <text:p>1.126536097944E+11</text:p>
          </table:table-cell>
          <table:table-cell table:style-name="Default"/>
          <table:table-cell/>
          <table:table-cell table:formula="of:=[.F44]-([.G44]*[.H44])+[.H44]/2" office:value-type="float" office:value="112231706762.797">
            <text:p>112231706762.797</text:p>
          </table:table-cell>
          <table:table-cell table:formula="of:=[.P44]+([.I44]/2)*[.H44]" office:value-type="float" office:value="112442658278.581">
            <text:p>112442658278.581</text:p>
          </table:table-cell>
          <table:table-cell table:formula="of:=[.F44]+([.I44]-[.G44])*[.H44]+[.H44]/2" office:value-type="float" office:value="112653609794.365">
            <text:p>112653609794.365</text:p>
          </table:table-cell>
          <table:table-cell table:formula="of:=[.$E$2]/[.K44]" office:value-type="float" office:value="0.00267304141274492">
            <text:p>0.00267304141274492</text:p>
          </table:table-cell>
          <table:table-cell table:formula="of:=[.$E$2]/[.L44]" office:value-type="float" office:value="0.00266802657098997">
            <text:p>0.00266802657098997</text:p>
          </table:table-cell>
          <table:table-cell table:formula="of:=[.$E$2]/[.M44]" office:value-type="float" office:value="0.00266303051049683">
            <text:p>0.00266303051049683</text:p>
          </table:table-cell>
          <table:table-cell table:formula="of:=ABS([.$E$2]*[.H44]/([.L44]*([.L44]+[.H44])))" office:value-type="float" office:value="0.000000370721333575684">
            <text:p>0.000000370721333575684</text:p>
          </table:table-cell>
          <table:table-cell table:formula="of:=MIN([.$S44];[.$U44])" office:value-type="float" office:value="0.00266303051049683">
            <text:p>0.00266303051049683</text:p>
          </table:table-cell>
          <table:table-cell table:formula="of:=MAX([.$S44];[.$U44])" office:value-type="float" office:value="0.00267304141274492">
            <text:p>0.00267304141274492</text:p>
          </table:table-cell>
        </table:table-row>
        <table:table-row table:style-name="ro1">
          <table:table-cell table:formula="of:=CONCATENATE([.B45];&quot;/&quot;;[.C45];&quot;/&quot;;[.D45])" office:value-type="string" office:string-value="alma/NGC3256_Band3_ReferenceImages_CASA4/result-ngc3256_CNhi.mom.integrated.fits">
            <text:p>alma/NGC3256_Band3_ReferenceImages_CASA4/result-ngc3256_CNhi.mom.integrate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hi.mom.integrate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4]" office:value-type="float" office:value="112231706762.797">
            <text:p>1.122317067628E+11</text:p>
          </table:table-cell>
          <table:table-cell table:formula="of:=[.L44]" office:value-type="float" office:value="112442658278.581">
            <text:p>1.124426582786E+11</text:p>
          </table:table-cell>
          <table:table-cell table:formula="of:=[.M44]" office:value-type="float" office:value="112653609794.365">
            <text:p>1.126536097944E+11</text:p>
          </table:table-cell>
          <table:table-cell table:style-name="Default"/>
          <table:table-cell table:number-columns-repeated="4"/>
          <table:table-cell table:formula="of:=[.$E$2]/[.K45]" office:value-type="float" office:value="0.00267304141274492">
            <text:p>0.00267304141274492</text:p>
          </table:table-cell>
          <table:table-cell table:formula="of:=[.$E$2]/[.L45]" office:value-type="float" office:value="0.00266802657098997">
            <text:p>0.00266802657098997</text:p>
          </table:table-cell>
          <table:table-cell table:formula="of:=[.$E$2]/[.M45]" office:value-type="float" office:value="0.00266303051049683">
            <text:p>0.00266303051049683</text:p>
          </table:table-cell>
          <table:table-cell table:formula="of:=[.V44]" office:value-type="float" office:value="0.000000370721333575684">
            <text:p>0.000000370721333575684</text:p>
          </table:table-cell>
          <table:table-cell table:formula="of:=MIN([.$S45];[.$U45])" office:value-type="float" office:value="0.00266303051049683">
            <text:p>0.00266303051049683</text:p>
          </table:table-cell>
          <table:table-cell table:formula="of:=MAX([.$S45];[.$U45])" office:value-type="float" office:value="0.00267304141274492">
            <text:p>0.00267304141274492</text:p>
          </table:table-cell>
        </table:table-row>
        <table:table-row table:style-name="ro1">
          <table:table-cell table:formula="of:=CONCATENATE([.B46];&quot;/&quot;;[.C46];&quot;/&quot;;[.D46])" office:value-type="string" office:string-value="alma/NGC3256_Band3_ReferenceImages_CASA4/result-ngc3256_CNhi.mom.weighted_coord.fits">
            <text:p>alma/NGC3256_Band3_ReferenceImages_CASA4/result-ngc3256_CNhi.mom.weighted_coor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hi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5]" office:value-type="float" office:value="112231706762.797">
            <text:p>1.122317067628E+11</text:p>
          </table:table-cell>
          <table:table-cell table:formula="of:=[.L45]" office:value-type="float" office:value="112442658278.581">
            <text:p>1.124426582786E+11</text:p>
          </table:table-cell>
          <table:table-cell table:formula="of:=[.M45]" office:value-type="float" office:value="112653609794.365">
            <text:p>1.126536097944E+11</text:p>
          </table:table-cell>
          <table:table-cell table:style-name="Default"/>
          <table:table-cell table:number-columns-repeated="4"/>
          <table:table-cell table:formula="of:=[.$E$2]/[.K46]" office:value-type="float" office:value="0.00267304141274492">
            <text:p>0.00267304141274492</text:p>
          </table:table-cell>
          <table:table-cell table:formula="of:=[.$E$2]/[.L46]" office:value-type="float" office:value="0.00266802657098997">
            <text:p>0.00266802657098997</text:p>
          </table:table-cell>
          <table:table-cell table:formula="of:=[.$E$2]/[.M46]" office:value-type="float" office:value="0.00266303051049683">
            <text:p>0.00266303051049683</text:p>
          </table:table-cell>
          <table:table-cell table:formula="of:=[.V45]" office:value-type="float" office:value="0.000000370721333575684">
            <text:p>0.000000370721333575684</text:p>
          </table:table-cell>
          <table:table-cell table:formula="of:=MIN([.$S46];[.$U46])" office:value-type="float" office:value="0.00266303051049683">
            <text:p>0.00266303051049683</text:p>
          </table:table-cell>
          <table:table-cell table:formula="of:=MAX([.$S46];[.$U46])" office:value-type="float" office:value="0.00267304141274492">
            <text:p>0.00267304141274492</text:p>
          </table:table-cell>
        </table:table-row>
        <table:table-row table:style-name="ro1">
          <table:table-cell table:formula="of:=CONCATENATE([.B47];&quot;/&quot;;[.C47];&quot;/&quot;;[.D47])" office:value-type="string" office:string-value="alma/NGC3256_Band3_ReferenceImages_CASA4/result-ngc3256_line_CO.image.fits">
            <text:p>alma/NGC3256_Band3_ReferenceImages_CASA4/result-ngc3256_line_CO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O.image.fits</text:p>
          </table:table-cell>
          <table:table-cell/>
          <table:table-cell table:style-name="ce2" office:value-type="float" office:value="113813299344.9">
            <text:p>1.138132993449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50">
            <text:p>50</text:p>
          </table:table-cell>
          <table:table-cell/>
          <table:table-cell table:formula="of:=[.F47]-([.G47]*[.H47])+[.H47]/2" office:value-type="float" office:value="113805486325.797">
            <text:p>1.138054863258E+11</text:p>
          </table:table-cell>
          <table:table-cell table:formula="of:=[.K47]+([.I47]/2)*[.H47]" office:value-type="float" office:value="114196137280.953">
            <text:p>1.141961372810E+11</text:p>
          </table:table-cell>
          <table:table-cell table:formula="of:=[.F47]+([.I47]-[.G47])*[.H47]+[.H47]/2" office:value-type="float" office:value="114586788236.109">
            <text:p>1.145867882361E+11</text:p>
          </table:table-cell>
          <table:table-cell table:style-name="Default"/>
          <table:table-cell/>
          <table:table-cell table:formula="of:=[.F47]-([.G47]*[.H47])+[.H47]/2" office:value-type="float" office:value="113805486325.797">
            <text:p>113805486325.797</text:p>
          </table:table-cell>
          <table:table-cell table:formula="of:=[.P47]+([.I47]/2)*[.H47]" office:value-type="float" office:value="114196137280.953">
            <text:p>114196137280.953</text:p>
          </table:table-cell>
          <table:table-cell table:formula="of:=[.F47]+([.I47]-[.G47])*[.H47]+[.H47]/2" office:value-type="float" office:value="114586788236.109">
            <text:p>114586788236.109</text:p>
          </table:table-cell>
          <table:table-cell table:formula="of:=[.$E$2]/[.K47]" office:value-type="float" office:value="0.00263607678052686">
            <text:p>0.00263607678052686</text:p>
          </table:table-cell>
          <table:table-cell table:formula="of:=[.$E$2]/[.L47]" office:value-type="float" office:value="0.00262705908573703">
            <text:p>0.00262705908573703</text:p>
          </table:table-cell>
          <table:table-cell table:formula="of:=[.$E$2]/[.M47]" office:value-type="float" office:value="0.00261810287746125">
            <text:p>0.00261810287746125</text:p>
          </table:table-cell>
          <table:table-cell table:formula="of:=ABS([.$E$2]*[.H47]/([.L47]*([.L47]+[.H47])))" office:value-type="float" office:value="0.000000359424672650076">
            <text:p>0.000000359424672650076</text:p>
          </table:table-cell>
          <table:table-cell table:formula="of:=MIN([.$S47];[.$U47])" office:value-type="float" office:value="0.00261810287746125">
            <text:p>0.00261810287746125</text:p>
          </table:table-cell>
          <table:table-cell table:formula="of:=MAX([.$S47];[.$U47])" office:value-type="float" office:value="0.00263607678052686">
            <text:p>0.00263607678052686</text:p>
          </table:table-cell>
        </table:table-row>
        <table:table-row table:style-name="ro1">
          <table:table-cell table:formula="of:=CONCATENATE([.B48];&quot;/&quot;;[.C48];&quot;/&quot;;[.D48])" office:value-type="string" office:string-value="alma/NGC3256_Band3_ReferenceImages_CASA4/result-ngc3256_CO1-0.mom0.fits">
            <text:p>alma/NGC3256_Band3_ReferenceImages_CASA4/result-ngc3256_CO1-0.mom0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7]" office:value-type="float" office:value="113805486325.797">
            <text:p>1.138054863258E+11</text:p>
          </table:table-cell>
          <table:table-cell table:formula="of:=[.L47]" office:value-type="float" office:value="114196137280.953">
            <text:p>1.141961372810E+11</text:p>
          </table:table-cell>
          <table:table-cell table:formula="of:=[.M47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48]" office:value-type="float" office:value="0.00263607678052686">
            <text:p>0.00263607678052686</text:p>
          </table:table-cell>
          <table:table-cell table:formula="of:=[.$E$2]/[.L48]" office:value-type="float" office:value="0.00262705908573703">
            <text:p>0.00262705908573703</text:p>
          </table:table-cell>
          <table:table-cell table:formula="of:=[.$E$2]/[.M48]" office:value-type="float" office:value="0.00261810287746125">
            <text:p>0.00261810287746125</text:p>
          </table:table-cell>
          <table:table-cell table:formula="of:=[.V47]" office:value-type="float" office:value="0.000000359424672650076">
            <text:p>0.000000359424672650076</text:p>
          </table:table-cell>
          <table:table-cell table:formula="of:=MIN([.$S48];[.$U48])" office:value-type="float" office:value="0.00261810287746125">
            <text:p>0.00261810287746125</text:p>
          </table:table-cell>
          <table:table-cell table:formula="of:=MAX([.$S48];[.$U48])" office:value-type="float" office:value="0.00263607678052686">
            <text:p>0.00263607678052686</text:p>
          </table:table-cell>
        </table:table-row>
        <table:table-row table:style-name="ro1">
          <table:table-cell table:formula="of:=CONCATENATE([.B49];&quot;/&quot;;[.C49];&quot;/&quot;;[.D49])" office:value-type="string" office:string-value="alma/NGC3256_Band3_ReferenceImages_CASA4/result-ngc3256_CO1-0.mom1.fits">
            <text:p>alma/NGC3256_Band3_ReferenceImages_CASA4/result-ngc3256_CO1-0.mom1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8]" office:value-type="float" office:value="113805486325.797">
            <text:p>1.138054863258E+11</text:p>
          </table:table-cell>
          <table:table-cell table:formula="of:=[.L48]" office:value-type="float" office:value="114196137280.953">
            <text:p>1.141961372810E+11</text:p>
          </table:table-cell>
          <table:table-cell table:formula="of:=[.M48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49]" office:value-type="float" office:value="0.00263607678052686">
            <text:p>0.00263607678052686</text:p>
          </table:table-cell>
          <table:table-cell table:formula="of:=[.$E$2]/[.L49]" office:value-type="float" office:value="0.00262705908573703">
            <text:p>0.00262705908573703</text:p>
          </table:table-cell>
          <table:table-cell table:formula="of:=[.$E$2]/[.M49]" office:value-type="float" office:value="0.00261810287746125">
            <text:p>0.00261810287746125</text:p>
          </table:table-cell>
          <table:table-cell table:formula="of:=[.V48]" office:value-type="float" office:value="0.000000359424672650076">
            <text:p>0.000000359424672650076</text:p>
          </table:table-cell>
          <table:table-cell table:formula="of:=MIN([.$S49];[.$U49])" office:value-type="float" office:value="0.00261810287746125">
            <text:p>0.00261810287746125</text:p>
          </table:table-cell>
          <table:table-cell table:formula="of:=MAX([.$S49];[.$U49])" office:value-type="float" office:value="0.00263607678052686">
            <text:p>0.00263607678052686</text:p>
          </table:table-cell>
        </table:table-row>
        <table:table-row table:style-name="ro1">
          <table:table-cell table:formula="of:=CONCATENATE([.B50];&quot;/&quot;;[.C50];&quot;/&quot;;[.D50])" office:value-type="string" office:string-value="alma/NGC3256_Band3_ReferenceImages_CASA4/result-ngc3256_CO1-0.mom2.fits">
            <text:p>alma/NGC3256_Band3_ReferenceImages_CASA4/result-ngc3256_CO1-0.mom2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2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9]" office:value-type="float" office:value="113805486325.797">
            <text:p>1.138054863258E+11</text:p>
          </table:table-cell>
          <table:table-cell table:formula="of:=[.L49]" office:value-type="float" office:value="114196137280.953">
            <text:p>1.141961372810E+11</text:p>
          </table:table-cell>
          <table:table-cell table:formula="of:=[.M49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50]" office:value-type="float" office:value="0.00263607678052686">
            <text:p>0.00263607678052686</text:p>
          </table:table-cell>
          <table:table-cell table:formula="of:=[.$E$2]/[.L50]" office:value-type="float" office:value="0.00262705908573703">
            <text:p>0.00262705908573703</text:p>
          </table:table-cell>
          <table:table-cell table:formula="of:=[.$E$2]/[.M50]" office:value-type="float" office:value="0.00261810287746125">
            <text:p>0.00261810287746125</text:p>
          </table:table-cell>
          <table:table-cell table:formula="of:=[.V49]" office:value-type="float" office:value="0.000000359424672650076">
            <text:p>0.000000359424672650076</text:p>
          </table:table-cell>
          <table:table-cell table:formula="of:=MIN([.$S50];[.$U50])" office:value-type="float" office:value="0.00261810287746125">
            <text:p>0.00261810287746125</text:p>
          </table:table-cell>
          <table:table-cell table:formula="of:=MAX([.$S50];[.$U50])" office:value-type="float" office:value="0.00263607678052686">
            <text:p>0.00263607678052686</text:p>
          </table:table-cell>
        </table:table-row>
        <table:table-row table:style-name="ro1">
          <table:table-cell table:formula="of:=CONCATENATE([.B51];&quot;/&quot;;[.C51];&quot;/&quot;;[.D51])" office:value-type="string" office:string-value="alma/NGC3256_Band3_ReferenceImages_CASA4/result-ngc3256_line_CNlo.image.fits">
            <text:p>alma/NGC3256_Band3_ReferenceImages_CASA4/result-ngc3256_line_CNlo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Nlo.image.fits</text:p>
          </table:table-cell>
          <table:table-cell/>
          <table:table-cell table:style-name="ce2" office:value-type="float" office:value="111911372979.5">
            <text:p>1.119113729795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26">
            <text:p>26</text:p>
          </table:table-cell>
          <table:table-cell/>
          <table:table-cell table:formula="of:=[.F51]-([.G51]*[.H51])+[.H51]/2" office:value-type="float" office:value="111903559960.397">
            <text:p>1.119035599604E+11</text:p>
          </table:table-cell>
          <table:table-cell table:formula="of:=[.K51]+([.I51]/2)*[.H51]" office:value-type="float" office:value="112106698457.078">
            <text:p>1.121066984571E+11</text:p>
          </table:table-cell>
          <table:table-cell table:formula="of:=[.F51]+([.I51]-[.G51])*[.H51]+[.H51]/2" office:value-type="float" office:value="112309836953.759">
            <text:p>1.123098369538E+11</text:p>
          </table:table-cell>
          <table:table-cell table:style-name="Default"/>
          <table:table-cell/>
          <table:table-cell table:formula="of:=[.F51]-([.G51]*[.H51])+[.H51]/2" office:value-type="float" office:value="111903559960.397">
            <text:p>111903559960.397</text:p>
          </table:table-cell>
          <table:table-cell table:formula="of:=[.P51]+([.I51]/2)*[.H51]" office:value-type="float" office:value="112106698457.078">
            <text:p>112106698457.078</text:p>
          </table:table-cell>
          <table:table-cell table:formula="of:=[.F51]+([.I51]-[.G51])*[.H51]+[.H51]/2" office:value-type="float" office:value="112309836953.759">
            <text:p>112309836953.759</text:p>
          </table:table-cell>
          <table:table-cell table:formula="of:=[.$E$2]/[.K51]" office:value-type="float" office:value="0.00268087985856903">
            <text:p>0.00268087985856903</text:p>
          </table:table-cell>
          <table:table-cell table:formula="of:=[.$E$2]/[.L51]" office:value-type="float" office:value="0.00267602207654755">
            <text:p>0.00267602207654755</text:p>
          </table:table-cell>
          <table:table-cell table:formula="of:=[.$E$2]/[.M51]" office:value-type="float" office:value="0.00267118186738636">
            <text:p>0.00267118186738636</text:p>
          </table:table-cell>
          <table:table-cell table:formula="of:=ABS([.$E$2]*[.H51]/([.L51]*([.L51]+[.H51])))" office:value-type="float" office:value="0.000000372946452877299">
            <text:p>0.000000372946452877299</text:p>
          </table:table-cell>
          <table:table-cell table:formula="of:=MIN([.$S51];[.$U51])" office:value-type="float" office:value="0.00267118186738636">
            <text:p>0.00267118186738636</text:p>
          </table:table-cell>
          <table:table-cell table:formula="of:=MAX([.$S51];[.$U51])" office:value-type="float" office:value="0.00268087985856903">
            <text:p>0.00268087985856903</text:p>
          </table:table-cell>
        </table:table-row>
        <table:table-row table:style-name="ro1">
          <table:table-cell table:formula="of:=CONCATENATE([.B52];&quot;/&quot;;[.C52];&quot;/&quot;;[.D52])" office:value-type="string" office:string-value="alma/NGC3256_Band3_ReferenceImages_CASA4/result-ngc3256_CNlo.mom.integrated.fits">
            <text:p>alma/NGC3256_Band3_ReferenceImages_CASA4/result-ngc3256_CNlo.mom.integrate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lo.mom.integrate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1]" office:value-type="float" office:value="111903559960.397">
            <text:p>1.119035599604E+11</text:p>
          </table:table-cell>
          <table:table-cell table:formula="of:=[.L51]" office:value-type="float" office:value="112106698457.078">
            <text:p>1.121066984571E+11</text:p>
          </table:table-cell>
          <table:table-cell table:formula="of:=[.M51]" office:value-type="float" office:value="112309836953.759">
            <text:p>1.123098369538E+11</text:p>
          </table:table-cell>
          <table:table-cell table:style-name="Default"/>
          <table:table-cell table:number-columns-repeated="4"/>
          <table:table-cell table:formula="of:=[.$E$2]/[.K52]" office:value-type="float" office:value="0.00268087985856903">
            <text:p>0.00268087985856903</text:p>
          </table:table-cell>
          <table:table-cell table:formula="of:=[.$E$2]/[.L52]" office:value-type="float" office:value="0.00267602207654755">
            <text:p>0.00267602207654755</text:p>
          </table:table-cell>
          <table:table-cell table:formula="of:=[.$E$2]/[.M52]" office:value-type="float" office:value="0.00267118186738636">
            <text:p>0.00267118186738636</text:p>
          </table:table-cell>
          <table:table-cell table:formula="of:=[.V51]" office:value-type="float" office:value="0.000000372946452877299">
            <text:p>0.000000372946452877299</text:p>
          </table:table-cell>
          <table:table-cell table:formula="of:=MIN([.$S52];[.$U52])" office:value-type="float" office:value="0.00267118186738636">
            <text:p>0.00267118186738636</text:p>
          </table:table-cell>
          <table:table-cell table:formula="of:=MAX([.$S52];[.$U52])" office:value-type="float" office:value="0.00268087985856903">
            <text:p>0.00268087985856903</text:p>
          </table:table-cell>
        </table:table-row>
        <table:table-row table:style-name="ro1">
          <table:table-cell table:formula="of:=CONCATENATE([.B53];&quot;/&quot;;[.C53];&quot;/&quot;;[.D53])" office:value-type="string" office:string-value="alma/NGC3256_Band3_ReferenceImages_CASA4/result-ngc3256_CNlo.mom.weighted_coord.fits">
            <text:p>alma/NGC3256_Band3_ReferenceImages_CASA4/result-ngc3256_CNlo.mom.weighted_coor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lo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2]" office:value-type="float" office:value="111903559960.397">
            <text:p>1.119035599604E+11</text:p>
          </table:table-cell>
          <table:table-cell table:formula="of:=[.L52]" office:value-type="float" office:value="112106698457.078">
            <text:p>1.121066984571E+11</text:p>
          </table:table-cell>
          <table:table-cell table:formula="of:=[.M52]" office:value-type="float" office:value="112309836953.759">
            <text:p>1.123098369538E+11</text:p>
          </table:table-cell>
          <table:table-cell table:style-name="Default"/>
          <table:table-cell table:number-columns-repeated="4"/>
          <table:table-cell table:formula="of:=[.$E$2]/[.K53]" office:value-type="float" office:value="0.00268087985856903">
            <text:p>0.00268087985856903</text:p>
          </table:table-cell>
          <table:table-cell table:formula="of:=[.$E$2]/[.L53]" office:value-type="float" office:value="0.00267602207654755">
            <text:p>0.00267602207654755</text:p>
          </table:table-cell>
          <table:table-cell table:formula="of:=[.$E$2]/[.M53]" office:value-type="float" office:value="0.00267118186738636">
            <text:p>0.00267118186738636</text:p>
          </table:table-cell>
          <table:table-cell table:formula="of:=[.V52]" office:value-type="float" office:value="0.000000372946452877299">
            <text:p>0.000000372946452877299</text:p>
          </table:table-cell>
          <table:table-cell table:formula="of:=MIN([.$S53];[.$U53])" office:value-type="float" office:value="0.00267118186738636">
            <text:p>0.00267118186738636</text:p>
          </table:table-cell>
          <table:table-cell table:formula="of:=MAX([.$S53];[.$U53])" office:value-type="float" office:value="0.00268087985856903">
            <text:p>0.00268087985856903</text:p>
          </table:table-cell>
        </table:table-row>
        <table:table-row table:style-name="ro1">
          <table:table-cell table:formula="of:=CONCATENATE([.B54];&quot;/&quot;;[.C54];&quot;/&quot;;[.D54])" office:value-type="string" office:string-value="alma/OrionKL_Band6_ReferenceImages/Orion.methanol.cbc.contsub.image.fits">
            <text:p>alma/OrionKL_Band6_ReferenceImages/Orion.methanol.cbc.contsub.image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cbc.contsub.image.fits</text:p>
          </table:table-cell>
          <table:table-cell/>
          <table:table-cell table:style-name="ce2" office:value-type="float" office:value="229763161321.4">
            <text:p>2.297631613214E+11</text:p>
          </table:table-cell>
          <table:table-cell office:value-type="float" office:value="1">
            <text:p>1</text:p>
          </table:table-cell>
          <table:table-cell table:style-name="ce2" office:value-type="float" office:value="-488336.1207886">
            <text:p>-4.883361207886E+05</text:p>
          </table:table-cell>
          <table:table-cell office:value-type="float" office:value="41">
            <text:p>41</text:p>
          </table:table-cell>
          <table:table-cell/>
          <table:table-cell table:formula="of:=[.F54]+([.I54]-[.G54])*[.H54]+[.H54]/2" office:value-type="float" office:value="229743383708.508">
            <text:p>2.297433837085E+11</text:p>
          </table:table-cell>
          <table:table-cell table:formula="of:=[.K54]+([.I54]/2)*[.H54]" office:value-type="float" office:value="229733372818.032">
            <text:p>2.297333728180E+11</text:p>
          </table:table-cell>
          <table:table-cell table:formula="of:=[.F54]+(0-[.G54])*[.H54]+[.H54]/2" office:value-type="float" office:value="229763405489.46">
            <text:p>2.297634054895E+11</text:p>
          </table:table-cell>
          <table:table-cell table:style-name="Default"/>
          <table:table-cell/>
          <table:table-cell table:formula="of:=[.F54]-([.G54]*[.H54])+[.H54]/2" office:value-type="float" office:value="229763405489.46">
            <text:p>229763405489.46</text:p>
          </table:table-cell>
          <table:table-cell table:formula="of:=[.P54]+([.I54]/2)*[.H54]" office:value-type="float" office:value="229753394598.984">
            <text:p>229753394598.984</text:p>
          </table:table-cell>
          <table:table-cell table:formula="of:=[.F54]+([.I54]-[.G54])*[.H54]+[.H54]/2" office:value-type="float" office:value="229743383708.508">
            <text:p>229743383708.508</text:p>
          </table:table-cell>
          <table:table-cell table:formula="of:=[.$E$2]/[.K54]" office:value-type="float" office:value="0.00130580474248012">
            <text:p>0.00130580474248012</text:p>
          </table:table-cell>
          <table:table-cell table:formula="of:=[.$E$2]/[.L54]" office:value-type="float" office:value="0.00130586164439254">
            <text:p>0.00130586164439254</text:p>
          </table:table-cell>
          <table:table-cell table:formula="of:=[.$E$2]/[.M54]" office:value-type="float" office:value="0.00130569095353072">
            <text:p>0.00130569095353072</text:p>
          </table:table-cell>
          <table:table-cell table:formula="of:=ABS([.$E$2]*[.H54]/([.L54]*([.L54]+[.H54])))" office:value-type="float" office:value="0.00000000277582989978732">
            <text:p>0.00000000277582989978732</text:p>
          </table:table-cell>
          <table:table-cell table:formula="of:=MIN([.$S54];[.$U54])" office:value-type="float" office:value="0.00130569095353072">
            <text:p>0.00130569095353072</text:p>
          </table:table-cell>
          <table:table-cell table:formula="of:=MAX([.$S54];[.$U54])" office:value-type="float" office:value="0.00130580474248012">
            <text:p>0.00130580474248012</text:p>
          </table:table-cell>
        </table:table-row>
        <table:table-row table:style-name="ro1">
          <table:table-cell table:formula="of:=CONCATENATE([.B55];&quot;/&quot;;[.C55];&quot;/&quot;;[.D55])" office:value-type="string" office:string-value="alma/OrionKL_Band6_ReferenceImages/Orion.methanol.mom0.fits">
            <text:p>alma/OrionKL_Band6_ReferenceImages/Orion.methanol.mom0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4]" office:value-type="float" office:value="229743383708.508">
            <text:p>2.297433837085E+11</text:p>
          </table:table-cell>
          <table:table-cell table:formula="of:=[.L54]" office:value-type="float" office:value="229733372818.032">
            <text:p>2.297333728180E+11</text:p>
          </table:table-cell>
          <table:table-cell table:formula="of:=[.M54]" office:value-type="float" office:value="229763405489.46">
            <text:p>2.297634054895E+11</text:p>
          </table:table-cell>
          <table:table-cell table:style-name="Default"/>
          <table:table-cell table:number-columns-repeated="4"/>
          <table:table-cell table:formula="of:=[.$E$2]/[.K55]" office:value-type="float" office:value="0.00130580474248012">
            <text:p>0.00130580474248012</text:p>
          </table:table-cell>
          <table:table-cell table:formula="of:=[.$E$2]/[.L55]" office:value-type="float" office:value="0.00130586164439254">
            <text:p>0.00130586164439254</text:p>
          </table:table-cell>
          <table:table-cell table:formula="of:=[.$E$2]/[.M55]" office:value-type="float" office:value="0.00130569095353072">
            <text:p>0.00130569095353072</text:p>
          </table:table-cell>
          <table:table-cell table:formula="of:=[.V54]" office:value-type="float" office:value="0.00000000277582989978732">
            <text:p>0.00000000277582989978732</text:p>
          </table:table-cell>
          <table:table-cell table:formula="of:=MIN([.$S55];[.$U55])" office:value-type="float" office:value="0.00130569095353072">
            <text:p>0.00130569095353072</text:p>
          </table:table-cell>
          <table:table-cell table:formula="of:=MAX([.$S55];[.$U55])" office:value-type="float" office:value="0.00130580474248012">
            <text:p>0.00130580474248012</text:p>
          </table:table-cell>
        </table:table-row>
        <table:table-row table:style-name="ro1">
          <table:table-cell table:formula="of:=CONCATENATE([.B56];&quot;/&quot;;[.C56];&quot;/&quot;;[.D56])" office:value-type="string" office:string-value="alma/OrionKL_Band6_ReferenceImages/Orion.methanol.mom1.fits">
            <text:p>alma/OrionKL_Band6_ReferenceImages/Orion.methanol.mom1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5]" office:value-type="float" office:value="229743383708.508">
            <text:p>2.297433837085E+11</text:p>
          </table:table-cell>
          <table:table-cell table:formula="of:=[.L55]" office:value-type="float" office:value="229733372818.032">
            <text:p>2.297333728180E+11</text:p>
          </table:table-cell>
          <table:table-cell table:formula="of:=[.M55]" office:value-type="float" office:value="229763405489.46">
            <text:p>2.297634054895E+11</text:p>
          </table:table-cell>
          <table:table-cell table:style-name="Default"/>
          <table:table-cell table:number-columns-repeated="4"/>
          <table:table-cell table:formula="of:=[.$E$2]/[.K56]" office:value-type="float" office:value="0.00130580474248012">
            <text:p>0.00130580474248012</text:p>
          </table:table-cell>
          <table:table-cell table:formula="of:=[.$E$2]/[.L56]" office:value-type="float" office:value="0.00130586164439254">
            <text:p>0.00130586164439254</text:p>
          </table:table-cell>
          <table:table-cell table:formula="of:=[.$E$2]/[.M56]" office:value-type="float" office:value="0.00130569095353072">
            <text:p>0.00130569095353072</text:p>
          </table:table-cell>
          <table:table-cell table:formula="of:=[.V55]" office:value-type="float" office:value="0.00000000277582989978732">
            <text:p>0.00000000277582989978732</text:p>
          </table:table-cell>
          <table:table-cell table:formula="of:=MIN([.$S56];[.$U56])" office:value-type="float" office:value="0.00130569095353072">
            <text:p>0.00130569095353072</text:p>
          </table:table-cell>
          <table:table-cell table:formula="of:=MAX([.$S56];[.$U56])" office:value-type="float" office:value="0.00130580474248012">
            <text:p>0.00130580474248012</text:p>
          </table:table-cell>
        </table:table-row>
        <table:table-row table:style-name="ro1">
          <table:table-cell table:formula="of:=CONCATENATE([.B57];&quot;/&quot;;[.C57];&quot;/&quot;;[.D57])" office:value-type="string" office:string-value="alma/OrionKL_Band6_ReferenceImages/Orion.cont.image.fits">
            <text:p>alma/OrionKL_Band6_ReferenceImages/Orion.cont.image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cont.image.fits</text:p>
          </table:table-cell>
          <table:table-cell/>
          <table:table-cell table:style-name="ce2" office:value-type="float" office:value="230949718581.1">
            <text:p>2.309497185811E+11</text:p>
          </table:table-cell>
          <table:table-cell office:value-type="float" office:value="1">
            <text:p>1</text:p>
          </table:table-cell>
          <table:table-cell table:style-name="ce2" office:value-type="float" office:value="15136718.75">
            <text:p>1.513671875000E+07</text:p>
          </table:table-cell>
          <table:table-cell office:value-type="float" office:value="1">
            <text:p>1</text:p>
          </table:table-cell>
          <table:table-cell/>
          <table:table-cell table:formula="of:=[.F57]-([.G57]*[.H57])+[.H57]/2" office:value-type="float" office:value="230942150221.725">
            <text:p>2.309421502217E+11</text:p>
          </table:table-cell>
          <table:table-cell table:formula="of:=[.K57]+([.I57]/2)*[.H57]" office:value-type="float" office:value="230949718581.1">
            <text:p>2.309497185811E+11</text:p>
          </table:table-cell>
          <table:table-cell table:formula="of:=[.F57]+([.I57]-[.G57])*[.H57]+[.H57]/2" office:value-type="float" office:value="230957286940.475">
            <text:p>2.309572869405E+11</text:p>
          </table:table-cell>
          <table:table-cell table:style-name="Default"/>
          <table:table-cell/>
          <table:table-cell table:formula="of:=[.F57]-([.G57]*[.H57])+[.H57]/2" office:value-type="float" office:value="230942150221.725">
            <text:p>230942150221.725</text:p>
          </table:table-cell>
          <table:table-cell table:formula="of:=[.P57]+([.I57]/2)*[.H57]" office:value-type="float" office:value="230949718581.1">
            <text:p>230949718581.1</text:p>
          </table:table-cell>
          <table:table-cell table:formula="of:=[.F57]+([.I57]-[.G57])*[.H57]+[.H57]/2" office:value-type="float" office:value="230957286940.475">
            <text:p>230957286940.475</text:p>
          </table:table-cell>
          <table:table-cell table:formula="of:=[.$E$2]/[.K57]" office:value-type="float" office:value="0.00129902661645773">
            <text:p>0.00129902661645773</text:p>
          </table:table-cell>
          <table:table-cell table:formula="of:=[.$E$2]/[.L57]" office:value-type="float" office:value="0.00129898404658438">
            <text:p>0.00129898404658438</text:p>
          </table:table-cell>
          <table:table-cell table:formula="of:=[.$E$2]/[.M57]" office:value-type="float" office:value="0.00129894147950101">
            <text:p>0.00129894147950101</text:p>
          </table:table-cell>
          <table:table-cell table:formula="of:=ABS([.$E$2]*[.H57]/([.L57]*([.L57]+[.H57])))" office:value-type="float" office:value="0.0000000851313770155981">
            <text:p>0.0000000851313770155981</text:p>
          </table:table-cell>
          <table:table-cell table:formula="of:=MIN([.$S57];[.$U57])" office:value-type="float" office:value="0.00129894147950101">
            <text:p>0.00129894147950101</text:p>
          </table:table-cell>
          <table:table-cell table:formula="of:=MAX([.$S57];[.$U57])" office:value-type="float" office:value="0.00129902661645773">
            <text:p>0.00129902661645773</text:p>
          </table:table-cell>
        </table:table-row>
        <table:table-row table:style-name="ro1">
          <table:table-cell table:formula="of:=CONCATENATE([.B58];&quot;/&quot;;[.C58];&quot;/&quot;;[.D58])" office:value-type="string" office:string-value="alma/TWHYA_BAND7_ReferenceImages/TWHydra_CO3_2line.image.fits">
            <text:p>alma/TWHYA_BAND7_ReferenceImages/TWHydra_CO3_2line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fits</text:p>
          </table:table-cell>
          <table:table-cell/>
          <table:table-cell table:style-name="ce2" office:value-type="float" office:value="345800603805">
            <text:p>3.458006038050E+11</text:p>
          </table:table-cell>
          <table:table-cell office:value-type="float" office:value="1">
            <text:p>1</text:p>
          </table:table-cell>
          <table:table-cell table:style-name="ce2" office:value-type="float" office:value="-138414.1518555">
            <text:p>-1.384141518555E+05</text:p>
          </table:table-cell>
          <table:table-cell office:value-type="float" office:value="118">
            <text:p>118</text:p>
          </table:table-cell>
          <table:table-cell/>
          <table:table-cell table:formula="of:=[.F58]+([.I58]-[.G58])*[.H58]+[.H58]/2" office:value-type="float" office:value="345784340142.157">
            <text:p>3.457843401422E+11</text:p>
          </table:table-cell>
          <table:table-cell table:formula="of:=[.K58]+([.I58]/2)*[.H58]" office:value-type="float" office:value="345776173707.197">
            <text:p>3.457761737072E+11</text:p>
          </table:table-cell>
          <table:table-cell table:formula="of:=[.F58]+(0-[.G58])*[.H58]+[.H58]/2" office:value-type="float" office:value="345800673012.076">
            <text:p>3.458006730121E+11</text:p>
          </table:table-cell>
          <table:table-cell table:style-name="Default"/>
          <table:table-cell/>
          <table:table-cell table:formula="of:=[.F58]-([.G58]*[.H58])+[.H58]/2" office:value-type="float" office:value="345800673012.076">
            <text:p>345800673012.076</text:p>
          </table:table-cell>
          <table:table-cell table:formula="of:=[.P58]+([.I58]/2)*[.H58]" office:value-type="float" office:value="345792506577.116">
            <text:p>345792506577.116</text:p>
          </table:table-cell>
          <table:table-cell table:formula="of:=[.F58]+([.I58]-[.G58])*[.H58]+[.H58]/2" office:value-type="float" office:value="345784340142.157">
            <text:p>345784340142.157</text:p>
          </table:table-cell>
          <table:table-cell table:formula="of:=[.$E$2]/[.K58]" office:value-type="float" office:value="0.000867592788836723">
            <text:p>0.000867592788836723</text:p>
          </table:table-cell>
          <table:table-cell table:formula="of:=[.$E$2]/[.L58]" office:value-type="float" office:value="0.000867613279375459">
            <text:p>0.000867613279375459</text:p>
          </table:table-cell>
          <table:table-cell table:formula="of:=[.$E$2]/[.M58]" office:value-type="float" office:value="0.000867551810662681">
            <text:p>0.000867551810662681</text:p>
          </table:table-cell>
          <table:table-cell table:formula="of:=ABS([.$E$2]*[.H58]/([.L58]*([.L58]+[.H58])))" office:value-type="float" office:value="0.000000000347305608098452">
            <text:p>0.000000000347305608098452</text:p>
          </table:table-cell>
          <table:table-cell table:formula="of:=MIN([.$S58];[.$U58])" office:value-type="float" office:value="0.000867551810662681">
            <text:p>0.000867551810662681</text:p>
          </table:table-cell>
          <table:table-cell table:formula="of:=MAX([.$S58];[.$U58])" office:value-type="float" office:value="0.000867592788836723">
            <text:p>0.000867592788836723</text:p>
          </table:table-cell>
        </table:table-row>
        <table:table-row table:style-name="ro1">
          <table:table-cell table:formula="of:=CONCATENATE([.B59];&quot;/&quot;;[.C59];&quot;/&quot;;[.D59])" office:value-type="string" office:string-value="alma/TWHYA_BAND7_ReferenceImages/TWHydra_CO3_2line.image.mom0.fits">
            <text:p>alma/TWHYA_BAND7_ReferenceImages/TWHydra_CO3_2line.image.mom0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8]" office:value-type="float" office:value="345784340142.157">
            <text:p>3.457843401422E+11</text:p>
          </table:table-cell>
          <table:table-cell table:formula="of:=[.L58]" office:value-type="float" office:value="345776173707.197">
            <text:p>3.457761737072E+11</text:p>
          </table:table-cell>
          <table:table-cell table:formula="of:=[.M58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59]" office:value-type="float" office:value="0.000867592788836723">
            <text:p>0.000867592788836723</text:p>
          </table:table-cell>
          <table:table-cell table:formula="of:=[.$E$2]/[.L59]" office:value-type="float" office:value="0.000867613279375459">
            <text:p>0.000867613279375459</text:p>
          </table:table-cell>
          <table:table-cell table:formula="of:=[.$E$2]/[.M59]" office:value-type="float" office:value="0.000867551810662681">
            <text:p>0.000867551810662681</text:p>
          </table:table-cell>
          <table:table-cell table:formula="of:=[.V58]" office:value-type="float" office:value="0.000000000347305608098452">
            <text:p>0.000000000347305608098452</text:p>
          </table:table-cell>
          <table:table-cell table:formula="of:=MIN([.$S59];[.$U59])" office:value-type="float" office:value="0.000867551810662681">
            <text:p>0.000867551810662681</text:p>
          </table:table-cell>
          <table:table-cell table:formula="of:=MAX([.$S59];[.$U59])" office:value-type="float" office:value="0.000867592788836723">
            <text:p>0.000867592788836723</text:p>
          </table:table-cell>
        </table:table-row>
        <table:table-row table:style-name="ro1">
          <table:table-cell table:formula="of:=CONCATENATE([.B60];&quot;/&quot;;[.C60];&quot;/&quot;;[.D60])" office:value-type="string" office:string-value="alma/TWHYA_BAND7_ReferenceImages/TWHydra_CO3_2line.image.mom.weighted_coord.fits">
            <text:p>alma/TWHYA_BAND7_ReferenceImages/TWHydra_CO3_2line.image.mom.weighted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9]" office:value-type="float" office:value="345784340142.157">
            <text:p>3.457843401422E+11</text:p>
          </table:table-cell>
          <table:table-cell table:formula="of:=[.L59]" office:value-type="float" office:value="345776173707.197">
            <text:p>3.457761737072E+11</text:p>
          </table:table-cell>
          <table:table-cell table:formula="of:=[.M59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60]" office:value-type="float" office:value="0.000867592788836723">
            <text:p>0.000867592788836723</text:p>
          </table:table-cell>
          <table:table-cell table:formula="of:=[.$E$2]/[.L60]" office:value-type="float" office:value="0.000867613279375459">
            <text:p>0.000867613279375459</text:p>
          </table:table-cell>
          <table:table-cell table:formula="of:=[.$E$2]/[.M60]" office:value-type="float" office:value="0.000867551810662681">
            <text:p>0.000867551810662681</text:p>
          </table:table-cell>
          <table:table-cell table:formula="of:=[.V59]" office:value-type="float" office:value="0.000000000347305608098452">
            <text:p>0.000000000347305608098452</text:p>
          </table:table-cell>
          <table:table-cell table:formula="of:=MIN([.$S60];[.$U60])" office:value-type="float" office:value="0.000867551810662681">
            <text:p>0.000867551810662681</text:p>
          </table:table-cell>
          <table:table-cell table:formula="of:=MAX([.$S60];[.$U60])" office:value-type="float" office:value="0.000867592788836723">
            <text:p>0.000867592788836723</text:p>
          </table:table-cell>
        </table:table-row>
        <table:table-row table:style-name="ro1">
          <table:table-cell table:formula="of:=CONCATENATE([.B61];&quot;/&quot;;[.C61];&quot;/&quot;;[.D61])" office:value-type="string" office:string-value="alma/TWHYA_BAND7_ReferenceImages/TWHydra_CO3_2line.image.mom.weighted_dispersion_coord.fits">
            <text:p>alma/TWHYA_BAND7_ReferenceImages/TWHydra_CO3_2line.image.mom.weighted_dispersion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.weighted_dispersion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0]" office:value-type="float" office:value="345784340142.157">
            <text:p>3.457843401422E+11</text:p>
          </table:table-cell>
          <table:table-cell table:formula="of:=[.L60]" office:value-type="float" office:value="345776173707.197">
            <text:p>3.457761737072E+11</text:p>
          </table:table-cell>
          <table:table-cell table:formula="of:=[.M60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61]" office:value-type="float" office:value="0.000867592788836723">
            <text:p>0.000867592788836723</text:p>
          </table:table-cell>
          <table:table-cell table:formula="of:=[.$E$2]/[.L61]" office:value-type="float" office:value="0.000867613279375459">
            <text:p>0.000867613279375459</text:p>
          </table:table-cell>
          <table:table-cell table:formula="of:=[.$E$2]/[.M61]" office:value-type="float" office:value="0.000867551810662681">
            <text:p>0.000867551810662681</text:p>
          </table:table-cell>
          <table:table-cell table:formula="of:=[.V60]" office:value-type="float" office:value="0.000000000347305608098452">
            <text:p>0.000000000347305608098452</text:p>
          </table:table-cell>
          <table:table-cell table:formula="of:=MIN([.$S61];[.$U61])" office:value-type="float" office:value="0.000867551810662681">
            <text:p>0.000867551810662681</text:p>
          </table:table-cell>
          <table:table-cell table:formula="of:=MAX([.$S61];[.$U61])" office:value-type="float" office:value="0.000867592788836723">
            <text:p>0.000867592788836723</text:p>
          </table:table-cell>
        </table:table-row>
        <table:table-row table:style-name="ro1">
          <table:table-cell table:formula="of:=CONCATENATE([.B62];&quot;/&quot;;[.C62];&quot;/&quot;;[.D62])" office:value-type="string" office:string-value="alma/TWHYA_BAND7_ReferenceImages/TWHydra_contall_apcal.image.fits">
            <text:p>alma/TWHYA_BAND7_ReferenceImages/TWHydra_contall_apcal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ntall_apcal.image.fits</text:p>
          </table:table-cell>
          <table:table-cell/>
          <table:table-cell table:style-name="ce2" office:value-type="float" office:value="356738959749">
            <text:p>3.567389597490E+11</text:p>
          </table:table-cell>
          <table:table-cell office:value-type="float" office:value="1">
            <text:p>1</text:p>
          </table:table-cell>
          <table:table-cell table:style-name="ce2" office:value-type="float" office:value="-142792.4647217">
            <text:p>-1.427924647217E+05</text:p>
          </table:table-cell>
          <table:table-cell office:value-type="float" office:value="118">
            <text:p>118</text:p>
          </table:table-cell>
          <table:table-cell/>
          <table:table-cell table:formula="of:=[.F62]+([.I62]-[.G62])*[.H62]+[.H62]/2" office:value-type="float" office:value="356722181634.395">
            <text:p>3.567221816344E+11</text:p>
          </table:table-cell>
          <table:table-cell table:formula="of:=[.K62]+([.I62]/2)*[.H62]" office:value-type="float" office:value="356713756878.977">
            <text:p>3.567137568790E+11</text:p>
          </table:table-cell>
          <table:table-cell table:formula="of:=[.F62]+(0-[.G62])*[.H62]+[.H62]/2" office:value-type="float" office:value="356739031145.232">
            <text:p>3.567390311452E+11</text:p>
          </table:table-cell>
          <table:table-cell table:style-name="Default"/>
          <table:table-cell/>
          <table:table-cell table:formula="of:=[.F62]-([.G62]*[.H62])+[.H62]/2" office:value-type="float" office:value="356739031145.232">
            <text:p>356739031145.232</text:p>
          </table:table-cell>
          <table:table-cell table:formula="of:=[.P62]+([.I62]/2)*[.H62]" office:value-type="float" office:value="356730606389.814">
            <text:p>356730606389.814</text:p>
          </table:table-cell>
          <table:table-cell table:formula="of:=[.F62]+([.I62]-[.G62])*[.H62]+[.H62]/2" office:value-type="float" office:value="356722181634.395">
            <text:p>356722181634.395</text:p>
          </table:table-cell>
          <table:table-cell table:formula="of:=[.$E$2]/[.K62]" office:value-type="float" office:value="0.000840990595609976">
            <text:p>0.000840990595609976</text:p>
          </table:table-cell>
          <table:table-cell table:formula="of:=[.$E$2]/[.L62]" office:value-type="float" office:value="0.000841010457866311">
            <text:p>0.000841010457866311</text:p>
          </table:table-cell>
          <table:table-cell table:formula="of:=[.$E$2]/[.M62]" office:value-type="float" office:value="0.00084095087391171">
            <text:p>0.00084095087391171</text:p>
          </table:table-cell>
          <table:table-cell table:formula="of:=ABS([.$E$2]*[.H62]/([.L62]*([.L62]+[.H62])))" office:value-type="float" office:value="0.000000000336656498078964">
            <text:p>0.000000000336656498078964</text:p>
          </table:table-cell>
          <table:table-cell table:formula="of:=MIN([.$S62];[.$U62])" office:value-type="float" office:value="0.00084095087391171">
            <text:p>0.00084095087391171</text:p>
          </table:table-cell>
          <table:table-cell table:formula="of:=MAX([.$S62];[.$U62])" office:value-type="float" office:value="0.000840990595609976">
            <text:p>0.000840990595609976</text:p>
          </table:table-cell>
        </table:table-row>
        <table:table-row table:style-name="ro1">
          <table:table-cell table:formula="of:=CONCATENATE([.B63];&quot;/&quot;;[.C63];&quot;/&quot;;[.D63])" office:value-type="string" office:string-value="alma/TWHYA_BAND7_ReferenceImages/TWHydra_HCOplusline.image.fits">
            <text:p>alma/TWHYA_BAND7_ReferenceImages/TWHydra_HCOplusline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2]" office:value-type="float" office:value="356722181634.395">
            <text:p>3.567221816344E+11</text:p>
          </table:table-cell>
          <table:table-cell table:formula="of:=[.L62]" office:value-type="float" office:value="356713756878.977">
            <text:p>3.567137568790E+11</text:p>
          </table:table-cell>
          <table:table-cell table:formula="of:=[.M62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3]" office:value-type="float" office:value="0.000840990595609976">
            <text:p>0.000840990595609976</text:p>
          </table:table-cell>
          <table:table-cell table:formula="of:=[.$E$2]/[.L63]" office:value-type="float" office:value="0.000841010457866311">
            <text:p>0.000841010457866311</text:p>
          </table:table-cell>
          <table:table-cell table:formula="of:=[.$E$2]/[.M63]" office:value-type="float" office:value="0.00084095087391171">
            <text:p>0.00084095087391171</text:p>
          </table:table-cell>
          <table:table-cell table:formula="of:=[.V62]" office:value-type="float" office:value="0.000000000336656498078964">
            <text:p>0.000000000336656498078964</text:p>
          </table:table-cell>
          <table:table-cell table:formula="of:=MIN([.$S63];[.$U63])" office:value-type="float" office:value="0.00084095087391171">
            <text:p>0.00084095087391171</text:p>
          </table:table-cell>
          <table:table-cell table:formula="of:=MAX([.$S63];[.$U63])" office:value-type="float" office:value="0.000840990595609976">
            <text:p>0.000840990595609976</text:p>
          </table:table-cell>
        </table:table-row>
        <table:table-row table:style-name="ro1">
          <table:table-cell table:formula="of:=CONCATENATE([.B64];&quot;/&quot;;[.C64];&quot;/&quot;;[.D64])" office:value-type="string" office:string-value="alma/TWHYA_BAND7_ReferenceImages/TWHydra_HCOplusline.image.mom0.fits">
            <text:p>alma/TWHYA_BAND7_ReferenceImages/TWHydra_HCOplusline.image.mom0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3]" office:value-type="float" office:value="356722181634.395">
            <text:p>3.567221816344E+11</text:p>
          </table:table-cell>
          <table:table-cell table:formula="of:=[.L63]" office:value-type="float" office:value="356713756878.977">
            <text:p>3.567137568790E+11</text:p>
          </table:table-cell>
          <table:table-cell table:formula="of:=[.M63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4]" office:value-type="float" office:value="0.000840990595609976">
            <text:p>0.000840990595609976</text:p>
          </table:table-cell>
          <table:table-cell table:formula="of:=[.$E$2]/[.L64]" office:value-type="float" office:value="0.000841010457866311">
            <text:p>0.000841010457866311</text:p>
          </table:table-cell>
          <table:table-cell table:formula="of:=[.$E$2]/[.M64]" office:value-type="float" office:value="0.00084095087391171">
            <text:p>0.00084095087391171</text:p>
          </table:table-cell>
          <table:table-cell table:formula="of:=[.V63]" office:value-type="float" office:value="0.000000000336656498078964">
            <text:p>0.000000000336656498078964</text:p>
          </table:table-cell>
          <table:table-cell table:formula="of:=MIN([.$S64];[.$U64])" office:value-type="float" office:value="0.00084095087391171">
            <text:p>0.00084095087391171</text:p>
          </table:table-cell>
          <table:table-cell table:formula="of:=MAX([.$S64];[.$U64])" office:value-type="float" office:value="0.000840990595609976">
            <text:p>0.000840990595609976</text:p>
          </table:table-cell>
        </table:table-row>
        <table:table-row table:style-name="ro1">
          <table:table-cell table:formula="of:=CONCATENATE([.B65];&quot;/&quot;;[.C65];&quot;/&quot;;[.D65])" office:value-type="string" office:string-value="alma/TWHYA_BAND7_ReferenceImages/TWHydra_HCOplusline.image.mom.weighted_coord.fits">
            <text:p>alma/TWHYA_BAND7_ReferenceImages/TWHydra_HCOplusline.image.mom.weighted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4]" office:value-type="float" office:value="356722181634.395">
            <text:p>3.567221816344E+11</text:p>
          </table:table-cell>
          <table:table-cell table:formula="of:=[.L64]" office:value-type="float" office:value="356713756878.977">
            <text:p>3.567137568790E+11</text:p>
          </table:table-cell>
          <table:table-cell table:formula="of:=[.M64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5]" office:value-type="float" office:value="0.000840990595609976">
            <text:p>0.000840990595609976</text:p>
          </table:table-cell>
          <table:table-cell table:formula="of:=[.$E$2]/[.L65]" office:value-type="float" office:value="0.000841010457866311">
            <text:p>0.000841010457866311</text:p>
          </table:table-cell>
          <table:table-cell table:formula="of:=[.$E$2]/[.M65]" office:value-type="float" office:value="0.00084095087391171">
            <text:p>0.00084095087391171</text:p>
          </table:table-cell>
          <table:table-cell table:formula="of:=[.V64]" office:value-type="float" office:value="0.000000000336656498078964">
            <text:p>0.000000000336656498078964</text:p>
          </table:table-cell>
          <table:table-cell table:formula="of:=MIN([.$S65];[.$U65])" office:value-type="float" office:value="0.00084095087391171">
            <text:p>0.00084095087391171</text:p>
          </table:table-cell>
          <table:table-cell table:formula="of:=MAX([.$S65];[.$U65])" office:value-type="float" office:value="0.000840990595609976">
            <text:p>0.000840990595609976</text:p>
          </table:table-cell>
        </table:table-row>
        <table:table-row table:style-name="ro1">
          <table:table-cell table:formula="of:=CONCATENATE([.B66];&quot;/&quot;;[.C66];&quot;/&quot;;[.D66])" office:value-type="string" office:string-value="alma/TWHYA_BAND7_ReferenceImages/TWHydra_HCOplusline.image.mom.weighted_dispersion_coord.fits">
            <text:p>alma/TWHYA_BAND7_ReferenceImages/TWHydra_HCOplusline.image.mom.weighted_dispersion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.weighted_dispersion_coord.fits</text:p>
          </table:table-cell>
          <table:table-cell/>
          <table:table-cell table:style-name="ce2" office:value-type="float" office:value="350845125000">
            <text:p>3.508451250000E+11</text:p>
          </table:table-cell>
          <table:table-cell office:value-type="float" office:value="1">
            <text:p>1</text:p>
          </table:table-cell>
          <table:table-cell table:style-name="ce2" office:value-type="float" office:value="14711361328.22">
            <text:p>1.471136132822E+10</text:p>
          </table:table-cell>
          <table:table-cell office:value-type="float" office:value="1">
            <text:p>1</text:p>
          </table:table-cell>
          <table:table-cell/>
          <table:table-cell table:formula="of:=[.F66]-([.G66]*[.H66])+[.H66]/2" office:value-type="float" office:value="343489444335.89">
            <text:p>3.434894443359E+11</text:p>
          </table:table-cell>
          <table:table-cell table:formula="of:=[.K66]+([.I66]/2)*[.H66]" office:value-type="float" office:value="350845125000">
            <text:p>3.508451250000E+11</text:p>
          </table:table-cell>
          <table:table-cell table:formula="of:=[.F66]+([.I66]-[.G66])*[.H66]+[.H66]/2" office:value-type="float" office:value="358200805664.11">
            <text:p>3.582008056641E+11</text:p>
          </table:table-cell>
          <table:table-cell table:style-name="Default"/>
          <table:table-cell/>
          <table:table-cell table:formula="of:=[.F66]-([.G66]*[.H66])+[.H66]/2" office:value-type="float" office:value="343489444335.89">
            <text:p>343489444335.89</text:p>
          </table:table-cell>
          <table:table-cell table:formula="of:=[.P66]+([.I66]/2)*[.H66]" office:value-type="float" office:value="350845125000">
            <text:p>350845125000</text:p>
          </table:table-cell>
          <table:table-cell table:formula="of:=[.F66]+([.I66]-[.G66])*[.H66]+[.H66]/2" office:value-type="float" office:value="358200805664.11">
            <text:p>358200805664.11</text:p>
          </table:table-cell>
          <table:table-cell table:formula="of:=[.$E$2]/[.K66]" office:value-type="float" office:value="0.000873389284436459">
            <text:p>0.000873389284436459</text:p>
          </table:table-cell>
          <table:table-cell table:formula="of:=[.$E$2]/[.L66]" office:value-type="float" office:value="0.000855078148798562">
            <text:p>0.000855078148798562</text:p>
          </table:table-cell>
          <table:table-cell table:formula="of:=[.$E$2]/[.M66]" office:value-type="float" office:value="0.000837519054274027">
            <text:p>0.000837519054274027</text:p>
          </table:table-cell>
          <table:table-cell table:formula="of:=ABS([.$E$2]*[.H66]/([.L66]*([.L66]+[.H66])))" office:value-type="float" office:value="0.0000344115453597684">
            <text:p>0.0000344115453597684</text:p>
          </table:table-cell>
          <table:table-cell table:formula="of:=MIN([.$S66];[.$U66])" office:value-type="float" office:value="0.000837519054274027">
            <text:p>0.000837519054274027</text:p>
          </table:table-cell>
          <table:table-cell table:formula="of:=MAX([.$S66];[.$U66])" office:value-type="float" office:value="0.000873389284436459">
            <text:p>0.000873389284436459</text:p>
          </table:table-cell>
        </table:table-row>
        <table:table-row table:style-name="ro1">
          <table:table-cell table:formula="of:=CONCATENATE([.C67];&quot;/&quot;;[.D67])" office:value-type="string" office:string-value="jvla/orionall_hannclean_hotcore.fits">
            <text:p>jvla/orionall_hannclean_hotcore.fits</text:p>
          </table:table-cell>
          <table:table-cell office:value-type="string">
            <text:p>jvla</text:p>
          </table:table-cell>
          <table:table-cell office:value-type="string">
            <text:p>jvla</text:p>
          </table:table-cell>
          <table:table-cell office:value-type="string">
            <text:p>orionall_hannclean_hotcore.fits</text:p>
          </table:table-cell>
          <table:table-cell/>
          <table:table-cell table:style-name="ce2" office:value-type="float" office:value="23652995500">
            <text:p>2.365299550000E+10</text:p>
          </table:table-cell>
          <table:table-cell office:value-type="float" office:value="1">
            <text:p>1</text:p>
          </table:table-cell>
          <table:table-cell table:style-name="ce2" office:value-type="float" office:value="125000">
            <text:p>1.250000000000E+05</text:p>
          </table:table-cell>
          <table:table-cell office:value-type="float" office:value="24012">
            <text:p>24012</text:p>
          </table:table-cell>
          <table:table-cell/>
          <table:table-cell table:formula="of:=[.F67]-([.G67]*[.H67])+[.H67]/2" office:value-type="float" office:value="23652933000">
            <text:p>2.365293300000E+10</text:p>
          </table:table-cell>
          <table:table-cell table:formula="of:=[.K67]+([.I67]/2)*[.H67]" office:value-type="float" office:value="25153683000">
            <text:p>2.515368300000E+10</text:p>
          </table:table-cell>
          <table:table-cell table:formula="of:=[.F67]+([.I67]-[.G67])*[.H67]+[.H67]/2" office:value-type="float" office:value="26654433000">
            <text:p>2.665443300000E+10</text:p>
          </table:table-cell>
          <table:table-cell table:style-name="Default"/>
          <table:table-cell/>
          <table:table-cell table:formula="of:=[.F67]-([.G67]*[.H67])+[.H67]/2" office:value-type="float" office:value="23652933000">
            <text:p>23652933000</text:p>
          </table:table-cell>
          <table:table-cell table:formula="of:=[.P67]+([.I67]/2)*[.H67]" office:value-type="float" office:value="25153683000">
            <text:p>25153683000</text:p>
          </table:table-cell>
          <table:table-cell table:formula="of:=[.F67]+([.I67]-[.G67])*[.H67]+[.H67]/2" office:value-type="float" office:value="26654433000">
            <text:p>26654433000</text:p>
          </table:table-cell>
          <table:table-cell table:formula="of:=[.$E$2]/[.K67]" office:value-type="float" office:value="0.0126834164710144">
            <text:p>0.0126834164710144</text:p>
          </table:table-cell>
          <table:table-cell table:formula="of:=[.$E$2]/[.L67]" office:value-type="float" office:value="0.0119266828638971">
            <text:p>0.0119266828638971</text:p>
          </table:table-cell>
          <table:table-cell table:formula="of:=[.$E$2]/[.M67]" office:value-type="float" office:value="0.0112551634469208">
            <text:p>0.0112551634469208</text:p>
          </table:table-cell>
          <table:table-cell table:formula="of:=ABS([.$E$2]*[.H67]/([.L67]*([.L67]+[.H67])))" office:value-type="float" office:value="0.0000000592687738567114">
            <text:p>0.0000000592687738567114</text:p>
          </table:table-cell>
          <table:table-cell table:formula="of:=MIN([.$S67];[.$U67])" office:value-type="float" office:value="0.0112551634469208">
            <text:p>0.0112551634469208</text:p>
          </table:table-cell>
          <table:table-cell table:formula="of:=MAX([.$S67];[.$U67])" office:value-type="float" office:value="0.0126834164710144">
            <text:p>0.0126834164710144</text:p>
          </table:table-cell>
        </table:table-row>
        <table:table-row table:style-name="ro1">
          <table:table-cell table:formula="of:=CONCATENATE([.C68];&quot;/&quot;;[.D68])" office:value-type="string" office:string-value="jvla/w50_c+d-15arcsec.fits">
            <text:p>jvla/w50_c+d-15arcsec.fits</text:p>
          </table:table-cell>
          <table:table-cell/>
          <table:table-cell office:value-type="string">
            <text:p>jvla</text:p>
          </table:table-cell>
          <table:table-cell office:value-type="string">
            <text:p>w50_c+d-15arcsec.fits</text:p>
          </table:table-cell>
          <table:table-cell/>
          <table:table-cell table:style-name="ce2" office:value-type="float" office:value="1635000000">
            <text:p>1.635000000000E+09</text:p>
          </table:table-cell>
          <table:table-cell office:value-type="float" office:value="1">
            <text:p>1</text:p>
          </table:table-cell>
          <table:table-cell table:style-name="ce2" office:value-type="float" office:value="496000000">
            <text:p>4.960000000000E+08</text:p>
          </table:table-cell>
          <table:table-cell office:value-type="float" office:value="1">
            <text:p>1</text:p>
          </table:table-cell>
          <table:table-cell/>
          <table:table-cell table:formula="of:=[.F68]-([.G68]*[.H68])+[.H68]/2" office:value-type="float" office:value="1387000000">
            <text:p>1.387000000000E+09</text:p>
          </table:table-cell>
          <table:table-cell table:formula="of:=[.K68]+([.I68]/2)*[.H68]" office:value-type="float" office:value="1635000000">
            <text:p>1.635000000000E+09</text:p>
          </table:table-cell>
          <table:table-cell table:formula="of:=[.F68]+([.I68]-[.G68])*[.H68]+[.H68]/2" office:value-type="float" office:value="1883000000">
            <text:p>1.883000000000E+09</text:p>
          </table:table-cell>
          <table:table-cell table:style-name="Default"/>
          <table:table-cell/>
          <table:table-cell table:formula="of:=[.F68]-([.G68]*[.H68])+[.H68]/2" office:value-type="float" office:value="1387000000">
            <text:p>1387000000</text:p>
          </table:table-cell>
          <table:table-cell table:formula="of:=[.P68]+([.I68]/2)*[.H68]" office:value-type="float" office:value="1635000000">
            <text:p>1635000000</text:p>
          </table:table-cell>
          <table:table-cell table:formula="of:=[.F68]+([.I68]-[.G68])*[.H68]+[.H68]/2" office:value-type="float" office:value="1883000000">
            <text:p>1883000000</text:p>
          </table:table-cell>
          <table:table-cell table:formula="of:=[.$E$2]/[.K68]" office:value-type="float" office:value="0.216294160057678">
            <text:p>0.216294160057678</text:p>
          </table:table-cell>
          <table:table-cell table:formula="of:=[.$E$2]/[.L68]" office:value-type="float" office:value="0.18348623853211">
            <text:p>0.18348623853211</text:p>
          </table:table-cell>
          <table:table-cell table:formula="of:=[.$E$2]/[.M68]" office:value-type="float" office:value="0.159320233669676">
            <text:p>0.159320233669676</text:p>
          </table:table-cell>
          <table:table-cell table:formula="of:=ABS([.$E$2]*[.H68]/([.L68]*([.L68]+[.H68])))" office:value-type="float" office:value="0.0427072615260097">
            <text:p>0.0427072615260097</text:p>
          </table:table-cell>
          <table:table-cell table:formula="of:=MIN([.$S68];[.$U68])" office:value-type="float" office:value="0.159320233669676">
            <text:p>0.159320233669676</text:p>
          </table:table-cell>
          <table:table-cell table:formula="of:=MAX([.$S68];[.$U68])" office:value-type="float" office:value="0.216294160057678">
            <text:p>0.216294160057678</text:p>
          </table:table-cell>
        </table:table-row>
        <table:table-row table:style-name="ro1">
          <table:table-cell table:formula="of:=CONCATENATE([.B69];&quot;/&quot;;[.D69])" office:value-type="string" office:string-value="jcmt/jcmt-small.fits">
            <text:p>jcmt/jcmt-small.fits</text:p>
          </table:table-cell>
          <table:table-cell office:value-type="string">
            <text:p>jcmt</text:p>
          </table:table-cell>
          <table:table-cell/>
          <table:table-cell office:value-type="string">
            <text:p>jcmt-small.fits</text:p>
          </table:table-cell>
          <table:table-cell office:value-type="string">
            <text:p>FREQ</text:p>
          </table:table-cell>
          <table:table-cell table:style-name="ce2" office:value-type="float" office:value="345693078118.649">
            <text:p>3.456930781186E+11</text:p>
          </table:table-cell>
          <table:table-cell office:value-type="float" office:value="965">
            <text:p>965</text:p>
          </table:table-cell>
          <table:table-cell table:style-name="ce2" office:value-type="float" office:value="-488376.57920187">
            <text:p>-4.883765792019E+05</text:p>
          </table:table-cell>
          <table:table-cell office:value-type="float" office:value="1928">
            <text:p>1928</text:p>
          </table:table-cell>
          <table:table-cell/>
          <table:table-cell table:formula="of:=[.F69]+([.I69]-[.G69])*[.H69]+[.H69]/2" office:value-type="float" office:value="345222527284.588">
            <text:p>3.452225272846E+11</text:p>
          </table:table-cell>
          <table:table-cell table:formula="of:=[.K69]+([.I69]/2)*[.H69]" office:value-type="float" office:value="344751732262.237">
            <text:p>3.447517322622E+11</text:p>
          </table:table-cell>
          <table:table-cell table:formula="of:=[.F69]+(0-[.G69])*[.H69]+[.H69]/2" office:value-type="float" office:value="346164117329.289">
            <text:p>3.461641173293E+11</text:p>
          </table:table-cell>
          <table:table-cell table:style-name="Default"/>
          <table:table-cell/>
          <table:table-cell table:formula="of:=[.F69]-([.G69]*[.H69])+[.H69]/2" office:value-type="float" office:value="346164117329.289">
            <text:p>346164117329.289</text:p>
          </table:table-cell>
          <table:table-cell table:formula="of:=[.P69]+([.I69]/2)*[.H69]" office:value-type="float" office:value="345693322306.939">
            <text:p>345693322306.939</text:p>
          </table:table-cell>
          <table:table-cell table:formula="of:=[.F69]+([.I69]-[.G69])*[.H69]+[.H69]/2" office:value-type="float" office:value="345222527284.588">
            <text:p>345222527284.588</text:p>
          </table:table-cell>
          <table:table-cell table:formula="of:=[.$E$2]/[.K69]" office:value-type="float" office:value="0.000869004703602936">
            <text:p>0.000869004703602936</text:p>
          </table:table-cell>
          <table:table-cell table:formula="of:=[.$E$2]/[.L69]" office:value-type="float" office:value="0.000870191421610619">
            <text:p>0.000870191421610619</text:p>
          </table:table-cell>
          <table:table-cell table:formula="of:=[.$E$2]/[.M69]" office:value-type="float" office:value="0.000866640951449698">
            <text:p>0.000866640951449698</text:p>
          </table:table-cell>
          <table:table-cell table:formula="of:=ABS([.$E$2]*[.H69]/([.L69]*([.L69]+[.H69])))" office:value-type="float" office:value="0.00000000123271813307208">
            <text:p>0.00000000123271813307208</text:p>
          </table:table-cell>
          <table:table-cell table:formula="of:=MIN([.$S69];[.$U69])" office:value-type="float" office:value="0.000866640951449698">
            <text:p>0.000866640951449698</text:p>
          </table:table-cell>
          <table:table-cell table:formula="of:=MAX([.$S69];[.$U69])" office:value-type="float" office:value="0.000869004703602936">
            <text:p>0.000869004703602936</text:p>
          </table:table-cell>
        </table:table-row>
        <table:table-row table:style-name="ro1">
          <table:table-cell table:formula="of:=CONCATENATE([.B70];&quot;/&quot;;[.D70])" office:value-type="string" office:string-value="jcmt/jcmt-sparse.fits">
            <text:p>jcmt/jcmt-sparse.fits</text:p>
          </table:table-cell>
          <table:table-cell office:value-type="string">
            <text:p>jcmt</text:p>
          </table:table-cell>
          <table:table-cell/>
          <table:table-cell office:value-type="string">
            <text:p>jcmt-sparse.fits</text:p>
          </table:table-cell>
          <table:table-cell office:value-type="string">
            <text:p>VRAD</text:p>
          </table:table-cell>
          <table:table-cell table:style-name="ce2" office:value-type="float" office:value="-35.4232291020153">
            <text:p>-3.542322910202E+01</text:p>
          </table:table-cell>
          <table:table-cell office:value-type="float" office:value="1024">
            <text:p>1024</text:p>
          </table:table-cell>
          <table:table-cell table:style-name="ce2" office:value-type="float" office:value="0.423344674825361">
            <text:p>4.233446748254E-01</text:p>
          </table:table-cell>
          <table:table-cell office:value-type="float" office:value="2048">
            <text:p>2048</text:p>
          </table:table-cell>
          <table:table-cell/>
          <table:table-cell table:formula="of:=[.$N70]*(1-[.R70]/[.$E$2])/SQRT(1-([.R70]*[.R70])/([.$E$2]*[.$E$2]))" office:value-type="float" office:value="345356181159.676">
            <text:p>3.453561811597E+11</text:p>
          </table:table-cell>
          <table:table-cell table:formula="of:=[.$N70]*(1-[.Q70]/[.$E$2])/SQRT(1-([.Q70]*[.Q70])/([.$E$2]*[.$E$2]))" office:value-type="float" office:value="345874597071.449">
            <text:p>3.458745970715E+11</text:p>
          </table:table-cell>
          <table:table-cell table:formula="of:=[.$N70]*(1-[.P70]/[.$E$2])/SQRT(1-([.P70]*[.P70])/([.$E$2]*[.$E$2]))" office:value-type="float" office:value="346355716287.551">
            <text:p>3.463557162876E+11</text:p>
          </table:table-cell>
          <table:table-cell table:style-name="Default" office:value-type="float" office:value="345795989900">
            <text:p>345795989900</text:p>
          </table:table-cell>
          <table:table-cell table:formula="of:=[.N70]*(1-[.F70]/[.$E$2])/SQRT(1-([.F70]*[.F70])/([.$E$2]*[.$E$2]))" office:value-type="float" office:value="345796030730.704">
            <text:p>345796030730.704</text:p>
          </table:table-cell>
          <table:table-cell table:formula="of:=([.F70]-([.G70]*[.H70])+[.H70]/2-16.4887047060493)*1000" office:value-type="float" office:value="-485205.208491822">
            <text:p>-485205.208491822</text:p>
          </table:table-cell>
          <table:table-cell table:formula="of:=[.P70]+1000*([.I70]/2)*[.H70]-16488.7047060493" office:value-type="float" office:value="-68188.9661767012">
            <text:p>-68188.9661767012</text:p>
          </table:table-cell>
          <table:table-cell table:formula="of:=([.F70]+([.I70]-[.G70])*[.H70]+[.H70]/2-16.4887047060493)*1000" office:value-type="float" office:value="381804.685550518">
            <text:p>381804.685550518</text:p>
          </table:table-cell>
          <table:table-cell table:formula="of:=[.$E$2]/[.K70]" office:value-type="float" office:value="0.0008686683961834">
            <text:p>0.0008686683961834</text:p>
          </table:table-cell>
          <table:table-cell table:formula="of:=[.$E$2]/[.L70]" office:value-type="float" office:value="0.0008673663881075">
            <text:p>0.0008673663881075</text:p>
          </table:table-cell>
          <table:table-cell table:formula="of:=[.$E$2]/[.M70]" office:value-type="float" office:value="0.00086616153824623">
            <text:p>0.00086616153824623</text:p>
          </table:table-cell>
          <table:table-cell table:formula="of:=ABS([.H70]*1000/([.L70]*(1+[.H70]*1000/[.$E$2])))" office:value-type="float" office:value="0.00000000122398141120602">
            <text:p>0.00000000122398141120602</text:p>
          </table:table-cell>
          <table:table-cell table:formula="of:=MIN([.$S70];[.$U70])" office:value-type="float" office:value="0.00086616153824623">
            <text:p>0.00086616153824623</text:p>
          </table:table-cell>
          <table:table-cell table:formula="of:=MAX([.$S70];[.$U70])" office:value-type="float" office:value="0.0008686683961834">
            <text:p>0.0008686683961834</text:p>
          </table:table-cell>
        </table:table-row>
        <table:table-row table:style-name="ro1">
          <table:table-cell table:formula="of:=CONCATENATE([.B71];&quot;/&quot;;[.D71])" office:value-type="string" office:string-value="vla/ARP_244-I-21cm-hhb2001.fits.gz">
            <text:p>vla/ARP_244-I-21cm-hhb2001.fits.gz</text:p>
          </table:table-cell>
          <table:table-cell office:value-type="string">
            <text:p>vla</text:p>
          </table:table-cell>
          <table:table-cell/>
          <table:table-cell office:value-type="string">
            <text:p>ARP_244-I-21cm-hhb2001.fits.gz</text:p>
          </table:table-cell>
          <table:table-cell office:value-type="string">
            <text:p>FELO-OBS</text:p>
          </table:table-cell>
          <table:table-cell table:style-name="ce2" office:value-type="float" office:value="1937360.4375">
            <text:p>1.937360437500E+06</text:p>
          </table:table-cell>
          <table:table-cell office:value-type="float" office:value="-9">
            <text:p>-9</text:p>
          </table:table-cell>
          <table:table-cell table:style-name="ce2" office:value-type="float" office:value="-5207.520996">
            <text:p>-5.207520996000E+03</text:p>
          </table:table-cell>
          <table:table-cell office:value-type="float" office:value="91">
            <text:p>91</text:p>
          </table:table-cell>
          <table:table-cell/>
          <table:table-cell table:formula="of:=[.$N71]/(1+[.P71]/[.$E$2])" office:value-type="float" office:value="1411523089.01297">
            <text:p>1.411523089013E+09</text:p>
          </table:table-cell>
          <table:table-cell table:formula="of:=[.$N71]/(1+[.Q71]/[.$E$2])" office:value-type="float" office:value="1412631818.81188">
            <text:p>1.412631818812E+09</text:p>
          </table:table-cell>
          <table:table-cell table:formula="of:=[.$N71]/(1+[.R71]/[.$E$2])" office:value-type="float" office:value="1413742291.76061">
            <text:p>1.41374229176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1]-([.G71]*[.H71])+[.H71]/2" office:value-type="float" office:value="1887888.988038">
            <text:p>1887888.988038</text:p>
          </table:table-cell>
          <table:table-cell table:formula="of:=[.P71]+([.I71]/2)*[.H71]" office:value-type="float" office:value="1650946.78272">
            <text:p>1650946.78272</text:p>
          </table:table-cell>
          <table:table-cell table:formula="of:=[.F71]+([.I71]-[.G71])*[.H71]+[.H71]/2" office:value-type="float" office:value="1414004.577402">
            <text:p>1414004.577402</text:p>
          </table:table-cell>
          <table:table-cell table:formula="of:=[.$E$2]/[.K71]" office:value-type="float" office:value="0.212536374597868">
            <text:p>0.212536374597868</text:p>
          </table:table-cell>
          <table:table-cell table:formula="of:=[.$E$2]/[.L71]" office:value-type="float" office:value="0.212369561555197">
            <text:p>0.212369561555197</text:p>
          </table:table-cell>
          <table:table-cell table:formula="of:=[.$E$2]/[.M71]" office:value-type="float" office:value="0.212202748512526">
            <text:p>0.212202748512526</text:p>
          </table:table-cell>
          <table:table-cell table:formula="of:=ABS([.H71]/([.L71]*(1+[.H71]/[.$E$2])))" office:value-type="float" office:value="0.00000368646049343475">
            <text:p>0.00000368646049343475</text:p>
          </table:table-cell>
          <table:table-cell table:formula="of:=MIN([.$S71];[.$U71])" office:value-type="float" office:value="0.212202748512526">
            <text:p>0.212202748512526</text:p>
          </table:table-cell>
          <table:table-cell table:formula="of:=MAX([.$S71];[.$U71])" office:value-type="float" office:value="0.212536374597868">
            <text:p>0.212536374597868</text:p>
          </table:table-cell>
        </table:table-row>
        <table:table-row table:style-name="ro1">
          <table:table-cell table:formula="of:=CONCATENATE([.B72];&quot;/&quot;;[.D72])" office:value-type="string" office:string-value="vla/ARP_295:I:1.4GHz:hg1996.LMV.fits.gz">
            <text:p>vla/ARP_295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ARP_295:I:1.4GHz:hg1996.LMV.fits.gz</text:p>
          </table:table-cell>
          <table:table-cell office:value-type="string">
            <text:p>FELO-HEL</text:p>
          </table:table-cell>
          <table:table-cell table:style-name="ce2" office:value-type="float" office:value="6858000">
            <text:p>6.858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21572.61328">
            <text:p>-2.157261328000E+04</text:p>
          </table:table-cell>
          <table:table-cell office:value-type="float" office:value="57">
            <text:p>57</text:p>
          </table:table-cell>
          <table:table-cell/>
          <table:table-cell table:formula="of:=[.$N72]/(1+[.P72]/[.$E$2])" office:value-type="float" office:value="1385884210.26212">
            <text:p>1.385884210262E+09</text:p>
          </table:table-cell>
          <table:table-cell table:formula="of:=[.$N72]/(1+[.Q72]/[.$E$2])" office:value-type="float" office:value="1388660962.39955">
            <text:p>1.388660962400E+09</text:p>
          </table:table-cell>
          <table:table-cell table:formula="of:=[.$N72]/(1+[.R72]/[.$E$2])" office:value-type="float" office:value="1391448863.85497">
            <text:p>1.39144886385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2]-([.G72]*[.H72])+[.H72]/2" office:value-type="float" office:value="7472819.47848">
            <text:p>7472819.47848</text:p>
          </table:table-cell>
          <table:table-cell table:formula="of:=[.P72]+([.I72]/2)*[.H72]" office:value-type="float" office:value="6858000">
            <text:p>6858000</text:p>
          </table:table-cell>
          <table:table-cell table:formula="of:=[.F72]+([.I72]-[.G72])*[.H72]+[.H72]/2" office:value-type="float" office:value="6243180.52152">
            <text:p>6243180.52152</text:p>
          </table:table-cell>
          <table:table-cell table:formula="of:=[.$E$2]/[.K72]" office:value-type="float" office:value="0.216468300727129">
            <text:p>0.216468300727129</text:p>
          </table:table-cell>
          <table:table-cell table:formula="of:=[.$E$2]/[.L72]" office:value-type="float" office:value="0.216035452945702">
            <text:p>0.216035452945702</text:p>
          </table:table-cell>
          <table:table-cell table:formula="of:=[.$E$2]/[.M72]" office:value-type="float" office:value="0.215602605164274">
            <text:p>0.215602605164274</text:p>
          </table:table-cell>
          <table:table-cell table:formula="of:=ABS([.H72]/([.L72]*(1+[.H72]/[.$E$2])))" office:value-type="float" office:value="0.0000155359481072257">
            <text:p>0.0000155359481072257</text:p>
          </table:table-cell>
          <table:table-cell table:formula="of:=MIN([.$S72];[.$U72])" office:value-type="float" office:value="0.215602605164274">
            <text:p>0.215602605164274</text:p>
          </table:table-cell>
          <table:table-cell table:formula="of:=MAX([.$S72];[.$U72])" office:value-type="float" office:value="0.216468300727129">
            <text:p>0.216468300727129</text:p>
          </table:table-cell>
        </table:table-row>
        <table:table-row table:style-name="ro1">
          <table:table-cell table:formula="of:=CONCATENATE([.B73];&quot;/&quot;;[.D73])" office:value-type="string" office:string-value="vla/NGC_3921:I:1.4GHz:hg1996.LMV.fits.gz">
            <text:p>vla/NGC_3921:I:1.4GHz:hg1996.LMV.fits.gz</text:p>
          </table:table-cell>
          <table:table-cell office:value-type="string">
            <text:p>vla</text:p>
          </table:table-cell>
          <table:table-cell/>
          <table:table-cell table:style-name="ce2" office:value-type="string">
            <text:p>NGC_3921:I:1.4GHz:hg1996.LMV.fits.gz</text:p>
          </table:table-cell>
          <table:table-cell/>
          <table:table-cell table:style-name="ce2" office:value-type="float" office:value="5838000">
            <text:p>5.838000000000E+06</text:p>
          </table:table-cell>
          <table:table-cell office:value-type="float" office:value="30">
            <text:p>30</text:p>
          </table:table-cell>
          <table:table-cell table:style-name="ce2" office:value-type="float" office:value="-10711.7002">
            <text:p>-1.071170020000E+04</text:p>
          </table:table-cell>
          <table:table-cell office:value-type="float" office:value="57">
            <text:p>57</text:p>
          </table:table-cell>
          <table:table-cell/>
          <table:table-cell table:formula="of:=[.$N73]/(1+[.P73]/[.$E$2])" office:value-type="float" office:value="1391854205.21137">
            <text:p>1.391854205211E+09</text:p>
          </table:table-cell>
          <table:table-cell table:formula="of:=[.$N73]/(1+[.Q73]/[.$E$2])" office:value-type="float" office:value="1393243487.05348">
            <text:p>1.393243487053E+09</text:p>
          </table:table-cell>
          <table:table-cell table:formula="of:=[.$N73]/(1+[.R73]/[.$E$2])" office:value-type="float" office:value="1394635545.09512">
            <text:p>1.39463554509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3]-([.G73]*[.H73])+[.H73]/2" office:value-type="float" office:value="6153995.1559">
            <text:p>6153995.1559</text:p>
          </table:table-cell>
          <table:table-cell table:formula="of:=[.P73]+([.I73]/2)*[.H73]" office:value-type="float" office:value="5848711.7002">
            <text:p>5848711.7002</text:p>
          </table:table-cell>
          <table:table-cell table:formula="of:=[.F73]+([.I73]-[.G73])*[.H73]+[.H73]/2" office:value-type="float" office:value="5543428.2445">
            <text:p>5543428.2445</text:p>
          </table:table-cell>
          <table:table-cell table:formula="of:=[.$E$2]/[.K73]" office:value-type="float" office:value="0.21553981651005">
            <text:p>0.21553981651005</text:p>
          </table:table-cell>
          <table:table-cell table:formula="of:=[.$E$2]/[.L73]" office:value-type="float" office:value="0.21532488957437">
            <text:p>0.21532488957437</text:p>
          </table:table-cell>
          <table:table-cell table:formula="of:=[.$E$2]/[.M73]" office:value-type="float" office:value="0.21510996263869">
            <text:p>0.21510996263869</text:p>
          </table:table-cell>
          <table:table-cell table:formula="of:=ABS([.H73]/([.L73]*(1+[.H73]/[.$E$2])))" office:value-type="float" office:value="0.00000768859340208747">
            <text:p>0.00000768859340208747</text:p>
          </table:table-cell>
          <table:table-cell table:formula="of:=MIN([.$S73];[.$U73])" office:value-type="float" office:value="0.21510996263869">
            <text:p>0.21510996263869</text:p>
          </table:table-cell>
          <table:table-cell table:formula="of:=MAX([.$S73];[.$U73])" office:value-type="float" office:value="0.21553981651005">
            <text:p>0.21553981651005</text:p>
          </table:table-cell>
        </table:table-row>
        <table:table-row table:style-name="ro1">
          <table:table-cell table:formula="of:=CONCATENATE([.B74];&quot;/&quot;;[.D74])" office:value-type="string" office:string-value="vla/NGC_4676:I:1.4GHz:hg1996.LMV.fits.gz">
            <text:p>vla/NGC_4676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NGC_4676:I:1.4GHz:hg1996.LMV.fits.gz</text:p>
          </table:table-cell>
          <table:table-cell/>
          <table:table-cell table:style-name="ce2" office:value-type="float" office:value="6750000">
            <text:p>6.750000000000E+06</text:p>
          </table:table-cell>
          <table:table-cell office:value-type="float" office:value="12">
            <text:p>12</text:p>
          </table:table-cell>
          <table:table-cell table:style-name="ce2" office:value-type="float" office:value="12">
            <text:p>1.200000000000E+01</text:p>
          </table:table-cell>
          <table:table-cell office:value-type="float" office:value="26">
            <text:p>26</text:p>
          </table:table-cell>
          <table:table-cell/>
          <table:table-cell table:formula="of:=[.$N74]/(1+[.P74]/[.$E$2])" office:value-type="float" office:value="1389150504.65451">
            <text:p>1.389150504655E+09</text:p>
          </table:table-cell>
          <table:table-cell table:formula="of:=[.$N74]/(1+[.Q74]/[.$E$2])" office:value-type="float" office:value="1389149798.1917">
            <text:p>1.389149798192E+09</text:p>
          </table:table-cell>
          <table:table-cell table:formula="of:=[.$N74]/(1+[.R74]/[.$E$2])" office:value-type="float" office:value="1389149091.72961">
            <text:p>1.389149091730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4]-([.G74]*[.H74])+[.H74]/2" office:value-type="float" office:value="6749862">
            <text:p>6749862</text:p>
          </table:table-cell>
          <table:table-cell table:formula="of:=[.P74]+([.I74]/2)*[.H74]" office:value-type="float" office:value="6750018">
            <text:p>6750018</text:p>
          </table:table-cell>
          <table:table-cell table:formula="of:=[.F74]+([.I74]-[.G74])*[.H74]+[.H74]/2" office:value-type="float" office:value="6750174">
            <text:p>6750174</text:p>
          </table:table-cell>
          <table:table-cell table:formula="of:=[.$E$2]/[.K74]" office:value-type="float" office:value="0.21595932117853">
            <text:p>0.21595932117853</text:p>
          </table:table-cell>
          <table:table-cell table:formula="of:=[.$E$2]/[.L74]" office:value-type="float" office:value="0.215959431006303">
            <text:p>0.215959431006303</text:p>
          </table:table-cell>
          <table:table-cell table:formula="of:=[.$E$2]/[.M74]" office:value-type="float" office:value="0.215959540834076">
            <text:p>0.215959540834076</text:p>
          </table:table-cell>
          <table:table-cell table:formula="of:=ABS([.H74]/([.L74]*(1+[.H74]/[.$E$2])))" office:value-type="float" office:value="0.00000000863837689471705">
            <text:p>0.00000000863837689471705</text:p>
          </table:table-cell>
          <table:table-cell table:formula="of:=MIN([.$S74];[.$U74])" office:value-type="float" office:value="0.21595932117853">
            <text:p>0.21595932117853</text:p>
          </table:table-cell>
          <table:table-cell table:formula="of:=MAX([.$S74];[.$U74])" office:value-type="float" office:value="0.215959540834076">
            <text:p>0.215959540834076</text:p>
          </table:table-cell>
        </table:table-row>
        <table:table-row table:style-name="ro1">
          <table:table-cell table:formula="of:=CONCATENATE([.B75];&quot;/&quot;;[.D75])" office:value-type="string" office:string-value="vla/NGC_520:I:1.4GHz:hg1996.LMV.fits.gz">
            <text:p>vla/NGC_520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NGC_520:I:1.4GHz:hg1996.LMV.fits.gz</text:p>
          </table:table-cell>
          <table:table-cell/>
          <table:table-cell table:style-name="ce2" office:value-type="float" office:value="2260000">
            <text:p>2.260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10462.39258">
            <text:p>-1.046239258000E+04</text:p>
          </table:table-cell>
          <table:table-cell office:value-type="float" office:value="56">
            <text:p>56</text:p>
          </table:table-cell>
          <table:table-cell/>
          <table:table-cell table:formula="of:=[.$N75]/(1+[.P75]/[.$E$2])" office:value-type="float" office:value="1408395992.30557">
            <text:p>1.408395992306E+09</text:p>
          </table:table-cell>
          <table:table-cell table:formula="of:=[.$N75]/(1+[.Q75]/[.$E$2])" office:value-type="float" office:value="1409760970.23636">
            <text:p>1.409760970236E+09</text:p>
          </table:table-cell>
          <table:table-cell table:formula="of:=[.$N75]/(1+[.R75]/[.$E$2])" office:value-type="float" office:value="1411128596.5306">
            <text:p>1.41112859653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5]-([.G75]*[.H75])+[.H75]/2" office:value-type="float" office:value="2558178.18853">
            <text:p>2558178.18853</text:p>
          </table:table-cell>
          <table:table-cell table:formula="of:=[.P75]+([.I75]/2)*[.H75]" office:value-type="float" office:value="2265231.19629">
            <text:p>2265231.19629</text:p>
          </table:table-cell>
          <table:table-cell table:formula="of:=[.F75]+([.I75]-[.G75])*[.H75]+[.H75]/2" office:value-type="float" office:value="1972284.20405">
            <text:p>1972284.20405</text:p>
          </table:table-cell>
          <table:table-cell table:formula="of:=[.$E$2]/[.K75]" office:value-type="float" office:value="0.213008274405052">
            <text:p>0.213008274405052</text:p>
          </table:table-cell>
          <table:table-cell table:formula="of:=[.$E$2]/[.L75]" office:value-type="float" office:value="0.212802032637988">
            <text:p>0.212802032637988</text:p>
          </table:table-cell>
          <table:table-cell table:formula="of:=[.$E$2]/[.M75]" office:value-type="float" office:value="0.212595790870924">
            <text:p>0.212595790870924</text:p>
          </table:table-cell>
          <table:table-cell table:formula="of:=ABS([.H75]/([.L75]*(1+[.H75]/[.$E$2])))" office:value-type="float" office:value="0.00000742165351844436">
            <text:p>0.00000742165351844436</text:p>
          </table:table-cell>
          <table:table-cell table:formula="of:=MIN([.$S75];[.$U75])" office:value-type="float" office:value="0.212595790870924">
            <text:p>0.212595790870924</text:p>
          </table:table-cell>
          <table:table-cell table:formula="of:=MAX([.$S75];[.$U75])" office:value-type="float" office:value="0.213008274405052">
            <text:p>0.213008274405052</text:p>
          </table:table-cell>
        </table:table-row>
        <table:table-row table:style-name="ro1">
          <table:table-cell table:formula="of:=CONCATENATE([.B76];&quot;/&quot;;[.C76];&quot;/&quot;;[.D76])" office:value-type="string" office:string-value="keck/osiris/s130514_a003001_Kn3_020.fits">
            <text:p>keck/osiris/s130514_a00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4_a003001_Kn3_020.fits</text:p>
          </table:table-cell>
          <table:table-cell office:value-type="string">
            <text:p>WAVE</text:p>
          </table:table-cell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6]" office:value-type="float" office:value="134581954802894">
            <text:p>1.345819548029E+14</text:p>
          </table:table-cell>
          <table:table-cell table:formula="of:=1000000000*[.$E$2]/[.Q76]" office:value-type="float" office:value="137931034482759">
            <text:p>1.379310344828E+14</text:p>
          </table:table-cell>
          <table:table-cell table:formula="of:=1000000000*[.$E$2]/[.P76]" office:value-type="float" office:value="141451052042200">
            <text:p>1.414510520422E+14</text:p>
          </table:table-cell>
          <table:table-cell table:style-name="Default"/>
          <table:table-cell/>
          <table:table-cell table:formula="of:=[.F76]-([.G76]*[.H76])+[.H76]/2" office:value-type="float" office:value="2120.875">
            <text:p>2120.875</text:p>
          </table:table-cell>
          <table:table-cell table:formula="of:=[.P76]+([.I76]/2)*[.H76]" office:value-type="float" office:value="2175">
            <text:p>2175</text:p>
          </table:table-cell>
          <table:table-cell table:formula="of:=[.F76]+([.I76]-[.G76])*[.H76]+[.H76]/2" office:value-type="float" office:value="2229.125">
            <text:p>2229.125</text:p>
          </table:table-cell>
          <table:table-cell table:formula="of:=[.$E$2]/[.K76]" office:value-type="float" office:value="0.000002229125">
            <text:p>0.000002229125</text:p>
          </table:table-cell>
          <table:table-cell table:formula="of:=[.$E$2]/[.L76]" office:value-type="float" office:value="0.000002175">
            <text:p>0.000002175</text:p>
          </table:table-cell>
          <table:table-cell table:formula="of:=[.$E$2]/[.M76]" office:value-type="float" office:value="0.000002120875">
            <text:p>0.000002120875</text:p>
          </table:table-cell>
          <table:table-cell table:style-name="ce8" table:formula="of:=[.H76]" office:value-type="float" office:value="0.25">
            <text:p>0.25000000000</text:p>
          </table:table-cell>
          <table:table-cell table:formula="of:=MIN([.$S76];[.$U76])" office:value-type="float" office:value="0.000002120875">
            <text:p>0.000002120875</text:p>
          </table:table-cell>
          <table:table-cell table:formula="of:=MAX([.$S76];[.$U76])" office:value-type="float" office:value="0.000002229125">
            <text:p>0.000002229125</text:p>
          </table:table-cell>
        </table:table-row>
        <table:table-row table:style-name="ro1">
          <table:table-cell table:formula="of:=CONCATENATE([.B77];&quot;/&quot;;[.C77];&quot;/&quot;;[.D77])" office:value-type="string" office:string-value="keck/osiris/s130514_a004001_Kn3_020.fits">
            <text:p>keck/osiris/s130514_a004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4_a004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7]" office:value-type="float" office:value="134581954802894">
            <text:p>1.345819548029E+14</text:p>
          </table:table-cell>
          <table:table-cell table:formula="of:=1000000000*[.$E$2]/[.Q77]" office:value-type="float" office:value="137931034482759">
            <text:p>1.379310344828E+14</text:p>
          </table:table-cell>
          <table:table-cell table:formula="of:=1000000000*[.$E$2]/[.P77]" office:value-type="float" office:value="141451052042200">
            <text:p>1.414510520422E+14</text:p>
          </table:table-cell>
          <table:table-cell table:style-name="Default"/>
          <table:table-cell/>
          <table:table-cell table:formula="of:=[.F77]-([.G77]*[.H77])+[.H77]/2" office:value-type="float" office:value="2120.875">
            <text:p>2120.875</text:p>
          </table:table-cell>
          <table:table-cell table:formula="of:=[.P77]+([.I77]/2)*[.H77]" office:value-type="float" office:value="2175">
            <text:p>2175</text:p>
          </table:table-cell>
          <table:table-cell table:formula="of:=[.F77]+([.I77]-[.G77])*[.H77]+[.H77]/2" office:value-type="float" office:value="2229.125">
            <text:p>2229.125</text:p>
          </table:table-cell>
          <table:table-cell table:formula="of:=[.$E$2]/[.K77]" office:value-type="float" office:value="0.000002229125">
            <text:p>0.000002229125</text:p>
          </table:table-cell>
          <table:table-cell table:formula="of:=[.$E$2]/[.L77]" office:value-type="float" office:value="0.000002175">
            <text:p>0.000002175</text:p>
          </table:table-cell>
          <table:table-cell table:formula="of:=[.$E$2]/[.M77]" office:value-type="float" office:value="0.000002120875">
            <text:p>0.000002120875</text:p>
          </table:table-cell>
          <table:table-cell table:style-name="ce8" table:formula="of:=[.H77]" office:value-type="float" office:value="0.25">
            <text:p>0.25000000000</text:p>
          </table:table-cell>
          <table:table-cell table:formula="of:=MIN([.$S77];[.$U77])" office:value-type="float" office:value="0.000002120875">
            <text:p>0.000002120875</text:p>
          </table:table-cell>
          <table:table-cell table:formula="of:=MAX([.$S77];[.$U77])" office:value-type="float" office:value="0.000002229125">
            <text:p>0.000002229125</text:p>
          </table:table-cell>
        </table:table-row>
        <table:table-row table:style-name="ro1">
          <table:table-cell table:formula="of:=CONCATENATE([.B78];&quot;/&quot;;[.C78];&quot;/&quot;;[.D78])" office:value-type="string" office:string-value="keck/osiris/s130515_a002001_Kn3_020.fits">
            <text:p>keck/osiris/s130515_a002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2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8]" office:value-type="float" office:value="134581954802894">
            <text:p>1.345819548029E+14</text:p>
          </table:table-cell>
          <table:table-cell table:formula="of:=1000000000*[.$E$2]/[.Q78]" office:value-type="float" office:value="137931034482759">
            <text:p>1.379310344828E+14</text:p>
          </table:table-cell>
          <table:table-cell table:formula="of:=1000000000*[.$E$2]/[.P78]" office:value-type="float" office:value="141451052042200">
            <text:p>1.414510520422E+14</text:p>
          </table:table-cell>
          <table:table-cell table:style-name="Default"/>
          <table:table-cell/>
          <table:table-cell table:formula="of:=[.F78]-([.G78]*[.H78])+[.H78]/2" office:value-type="float" office:value="2120.875">
            <text:p>2120.875</text:p>
          </table:table-cell>
          <table:table-cell table:formula="of:=[.P78]+([.I78]/2)*[.H78]" office:value-type="float" office:value="2175">
            <text:p>2175</text:p>
          </table:table-cell>
          <table:table-cell table:formula="of:=[.F78]+([.I78]-[.G78])*[.H78]+[.H78]/2" office:value-type="float" office:value="2229.125">
            <text:p>2229.125</text:p>
          </table:table-cell>
          <table:table-cell table:formula="of:=[.$E$2]/[.K78]" office:value-type="float" office:value="0.000002229125">
            <text:p>0.000002229125</text:p>
          </table:table-cell>
          <table:table-cell table:formula="of:=[.$E$2]/[.L78]" office:value-type="float" office:value="0.000002175">
            <text:p>0.000002175</text:p>
          </table:table-cell>
          <table:table-cell table:formula="of:=[.$E$2]/[.M78]" office:value-type="float" office:value="0.000002120875">
            <text:p>0.000002120875</text:p>
          </table:table-cell>
          <table:table-cell table:style-name="ce8" table:formula="of:=[.H78]" office:value-type="float" office:value="0.25">
            <text:p>0.25000000000</text:p>
          </table:table-cell>
          <table:table-cell table:formula="of:=MIN([.$S78];[.$U78])" office:value-type="float" office:value="0.000002120875">
            <text:p>0.000002120875</text:p>
          </table:table-cell>
          <table:table-cell table:formula="of:=MAX([.$S78];[.$U78])" office:value-type="float" office:value="0.000002229125">
            <text:p>0.000002229125</text:p>
          </table:table-cell>
        </table:table-row>
        <table:table-row table:style-name="ro1">
          <table:table-cell table:formula="of:=CONCATENATE([.B79];&quot;/&quot;;[.C79];&quot;/&quot;;[.D79])" office:value-type="string" office:string-value="keck/osiris/s130515_a003001_Kn3_020.fits">
            <text:p>keck/osiris/s130515_a00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3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9]" office:value-type="float" office:value="134581954802894">
            <text:p>1.345819548029E+14</text:p>
          </table:table-cell>
          <table:table-cell table:formula="of:=1000000000*[.$E$2]/[.Q79]" office:value-type="float" office:value="137931034482759">
            <text:p>1.379310344828E+14</text:p>
          </table:table-cell>
          <table:table-cell table:formula="of:=1000000000*[.$E$2]/[.P79]" office:value-type="float" office:value="141451052042200">
            <text:p>1.414510520422E+14</text:p>
          </table:table-cell>
          <table:table-cell table:style-name="Default"/>
          <table:table-cell/>
          <table:table-cell table:formula="of:=[.F79]-([.G79]*[.H79])+[.H79]/2" office:value-type="float" office:value="2120.875">
            <text:p>2120.875</text:p>
          </table:table-cell>
          <table:table-cell table:formula="of:=[.P79]+([.I79]/2)*[.H79]" office:value-type="float" office:value="2175">
            <text:p>2175</text:p>
          </table:table-cell>
          <table:table-cell table:formula="of:=[.F79]+([.I79]-[.G79])*[.H79]+[.H79]/2" office:value-type="float" office:value="2229.125">
            <text:p>2229.125</text:p>
          </table:table-cell>
          <table:table-cell table:formula="of:=[.$E$2]/[.K79]" office:value-type="float" office:value="0.000002229125">
            <text:p>0.000002229125</text:p>
          </table:table-cell>
          <table:table-cell table:formula="of:=[.$E$2]/[.L79]" office:value-type="float" office:value="0.000002175">
            <text:p>0.000002175</text:p>
          </table:table-cell>
          <table:table-cell table:formula="of:=[.$E$2]/[.M79]" office:value-type="float" office:value="0.000002120875">
            <text:p>0.000002120875</text:p>
          </table:table-cell>
          <table:table-cell table:style-name="ce8" table:formula="of:=[.H79]" office:value-type="float" office:value="0.25">
            <text:p>0.25000000000</text:p>
          </table:table-cell>
          <table:table-cell table:formula="of:=MIN([.$S79];[.$U79])" office:value-type="float" office:value="0.000002120875">
            <text:p>0.000002120875</text:p>
          </table:table-cell>
          <table:table-cell table:formula="of:=MAX([.$S79];[.$U79])" office:value-type="float" office:value="0.000002229125">
            <text:p>0.000002229125</text:p>
          </table:table-cell>
        </table:table-row>
        <table:table-row table:style-name="ro1">
          <table:table-cell table:formula="of:=CONCATENATE([.B80];&quot;/&quot;;[.C80];&quot;/&quot;;[.D80])" office:value-type="string" office:string-value="keck/osiris/s130515_a004001_Kn3_020.fits">
            <text:p>keck/osiris/s130515_a004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4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0]" office:value-type="float" office:value="134581954802894">
            <text:p>1.345819548029E+14</text:p>
          </table:table-cell>
          <table:table-cell table:formula="of:=1000000000*[.$E$2]/[.Q80]" office:value-type="float" office:value="137931034482759">
            <text:p>1.379310344828E+14</text:p>
          </table:table-cell>
          <table:table-cell table:formula="of:=1000000000*[.$E$2]/[.P80]" office:value-type="float" office:value="141451052042200">
            <text:p>1.414510520422E+14</text:p>
          </table:table-cell>
          <table:table-cell table:style-name="Default"/>
          <table:table-cell/>
          <table:table-cell table:formula="of:=[.F80]-([.G80]*[.H80])+[.H80]/2" office:value-type="float" office:value="2120.875">
            <text:p>2120.875</text:p>
          </table:table-cell>
          <table:table-cell table:formula="of:=[.P80]+([.I80]/2)*[.H80]" office:value-type="float" office:value="2175">
            <text:p>2175</text:p>
          </table:table-cell>
          <table:table-cell table:formula="of:=[.F80]+([.I80]-[.G80])*[.H80]+[.H80]/2" office:value-type="float" office:value="2229.125">
            <text:p>2229.125</text:p>
          </table:table-cell>
          <table:table-cell table:formula="of:=[.$E$2]/[.K80]" office:value-type="float" office:value="0.000002229125">
            <text:p>0.000002229125</text:p>
          </table:table-cell>
          <table:table-cell table:formula="of:=[.$E$2]/[.L80]" office:value-type="float" office:value="0.000002175">
            <text:p>0.000002175</text:p>
          </table:table-cell>
          <table:table-cell table:formula="of:=[.$E$2]/[.M80]" office:value-type="float" office:value="0.000002120875">
            <text:p>0.000002120875</text:p>
          </table:table-cell>
          <table:table-cell table:style-name="ce8" table:formula="of:=[.H80]" office:value-type="float" office:value="0.25">
            <text:p>0.25000000000</text:p>
          </table:table-cell>
          <table:table-cell table:formula="of:=MIN([.$S80];[.$U80])" office:value-type="float" office:value="0.000002120875">
            <text:p>0.000002120875</text:p>
          </table:table-cell>
          <table:table-cell table:formula="of:=MAX([.$S80];[.$U80])" office:value-type="float" office:value="0.000002229125">
            <text:p>0.000002229125</text:p>
          </table:table-cell>
        </table:table-row>
        <table:table-row table:style-name="ro1">
          <table:table-cell table:formula="of:=CONCATENATE([.B81];&quot;/&quot;;[.C81];&quot;/&quot;;[.D81])" office:value-type="string" office:string-value="keck/osiris/s130516_a010001_Kn3_020.fits">
            <text:p>keck/osiris/s130516_a010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6_a010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1]" office:value-type="float" office:value="134581954802894">
            <text:p>1.345819548029E+14</text:p>
          </table:table-cell>
          <table:table-cell table:formula="of:=1000000000*[.$E$2]/[.Q81]" office:value-type="float" office:value="137931034482759">
            <text:p>1.379310344828E+14</text:p>
          </table:table-cell>
          <table:table-cell table:formula="of:=1000000000*[.$E$2]/[.P81]" office:value-type="float" office:value="141451052042200">
            <text:p>1.414510520422E+14</text:p>
          </table:table-cell>
          <table:table-cell table:style-name="Default"/>
          <table:table-cell/>
          <table:table-cell table:formula="of:=[.F81]-([.G81]*[.H81])+[.H81]/2" office:value-type="float" office:value="2120.875">
            <text:p>2120.875</text:p>
          </table:table-cell>
          <table:table-cell table:formula="of:=[.P81]+([.I81]/2)*[.H81]" office:value-type="float" office:value="2175">
            <text:p>2175</text:p>
          </table:table-cell>
          <table:table-cell table:formula="of:=[.F81]+([.I81]-[.G81])*[.H81]+[.H81]/2" office:value-type="float" office:value="2229.125">
            <text:p>2229.125</text:p>
          </table:table-cell>
          <table:table-cell table:formula="of:=[.$E$2]/[.K81]" office:value-type="float" office:value="0.000002229125">
            <text:p>0.000002229125</text:p>
          </table:table-cell>
          <table:table-cell table:formula="of:=[.$E$2]/[.L81]" office:value-type="float" office:value="0.000002175">
            <text:p>0.000002175</text:p>
          </table:table-cell>
          <table:table-cell table:formula="of:=[.$E$2]/[.M81]" office:value-type="float" office:value="0.000002120875">
            <text:p>0.000002120875</text:p>
          </table:table-cell>
          <table:table-cell table:style-name="ce8" table:formula="of:=[.H81]" office:value-type="float" office:value="0.25">
            <text:p>0.25000000000</text:p>
          </table:table-cell>
          <table:table-cell table:formula="of:=MIN([.$S81];[.$U81])" office:value-type="float" office:value="0.000002120875">
            <text:p>0.000002120875</text:p>
          </table:table-cell>
          <table:table-cell table:formula="of:=MAX([.$S81];[.$U81])" office:value-type="float" office:value="0.000002229125">
            <text:p>0.000002229125</text:p>
          </table:table-cell>
        </table:table-row>
        <table:table-row table:style-name="ro1">
          <table:table-cell table:formula="of:=CONCATENATE([.B82];&quot;/&quot;;[.C82];&quot;/&quot;;[.D82])" office:value-type="string" office:string-value="keck/osiris/s130516_a011001_Kn3_020.fits">
            <text:p>keck/osiris/s130516_a011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6_a011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2]" office:value-type="float" office:value="134581954802894">
            <text:p>1.345819548029E+14</text:p>
          </table:table-cell>
          <table:table-cell table:formula="of:=1000000000*[.$E$2]/[.Q82]" office:value-type="float" office:value="137931034482759">
            <text:p>1.379310344828E+14</text:p>
          </table:table-cell>
          <table:table-cell table:formula="of:=1000000000*[.$E$2]/[.P82]" office:value-type="float" office:value="141451052042200">
            <text:p>1.414510520422E+14</text:p>
          </table:table-cell>
          <table:table-cell table:style-name="Default"/>
          <table:table-cell/>
          <table:table-cell table:formula="of:=[.F82]-([.G82]*[.H82])+[.H82]/2" office:value-type="float" office:value="2120.875">
            <text:p>2120.875</text:p>
          </table:table-cell>
          <table:table-cell table:formula="of:=[.P82]+([.I82]/2)*[.H82]" office:value-type="float" office:value="2175">
            <text:p>2175</text:p>
          </table:table-cell>
          <table:table-cell table:formula="of:=[.F82]+([.I82]-[.G82])*[.H82]+[.H82]/2" office:value-type="float" office:value="2229.125">
            <text:p>2229.125</text:p>
          </table:table-cell>
          <table:table-cell table:formula="of:=[.$E$2]/[.K82]" office:value-type="float" office:value="0.000002229125">
            <text:p>0.000002229125</text:p>
          </table:table-cell>
          <table:table-cell table:formula="of:=[.$E$2]/[.L82]" office:value-type="float" office:value="0.000002175">
            <text:p>0.000002175</text:p>
          </table:table-cell>
          <table:table-cell table:formula="of:=[.$E$2]/[.M82]" office:value-type="float" office:value="0.000002120875">
            <text:p>0.000002120875</text:p>
          </table:table-cell>
          <table:table-cell table:style-name="ce8" table:formula="of:=[.H82]" office:value-type="float" office:value="0.25">
            <text:p>0.25000000000</text:p>
          </table:table-cell>
          <table:table-cell table:formula="of:=MIN([.$S82];[.$U82])" office:value-type="float" office:value="0.000002120875">
            <text:p>0.000002120875</text:p>
          </table:table-cell>
          <table:table-cell table:formula="of:=MAX([.$S82];[.$U82])" office:value-type="float" office:value="0.000002229125">
            <text:p>0.000002229125</text:p>
          </table:table-cell>
        </table:table-row>
        <table:table-row table:style-name="ro1">
          <table:table-cell table:formula="of:=CONCATENATE([.B83];&quot;/&quot;;[.C83];&quot;/&quot;;[.D83])" office:value-type="string" office:string-value="keck/osiris/s130517_a013001_Kn3_020.fits">
            <text:p>keck/osiris/s130517_a01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7_a013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3]" office:value-type="float" office:value="134581954802894">
            <text:p>1.345819548029E+14</text:p>
          </table:table-cell>
          <table:table-cell table:formula="of:=1000000000*[.$E$2]/[.Q83]" office:value-type="float" office:value="137931034482759">
            <text:p>1.379310344828E+14</text:p>
          </table:table-cell>
          <table:table-cell table:formula="of:=1000000000*[.$E$2]/[.P83]" office:value-type="float" office:value="141451052042200">
            <text:p>1.414510520422E+14</text:p>
          </table:table-cell>
          <table:table-cell table:style-name="Default"/>
          <table:table-cell/>
          <table:table-cell table:formula="of:=[.F83]-([.G83]*[.H83])+[.H83]/2" office:value-type="float" office:value="2120.875">
            <text:p>2120.875</text:p>
          </table:table-cell>
          <table:table-cell table:formula="of:=[.P83]+([.I83]/2)*[.H83]" office:value-type="float" office:value="2175">
            <text:p>2175</text:p>
          </table:table-cell>
          <table:table-cell table:formula="of:=[.F83]+([.I83]-[.G83])*[.H83]+[.H83]/2" office:value-type="float" office:value="2229.125">
            <text:p>2229.125</text:p>
          </table:table-cell>
          <table:table-cell table:formula="of:=[.$E$2]/[.K83]" office:value-type="float" office:value="0.000002229125">
            <text:p>0.000002229125</text:p>
          </table:table-cell>
          <table:table-cell table:formula="of:=[.$E$2]/[.L83]" office:value-type="float" office:value="0.000002175">
            <text:p>0.000002175</text:p>
          </table:table-cell>
          <table:table-cell table:formula="of:=[.$E$2]/[.M83]" office:value-type="float" office:value="0.000002120875">
            <text:p>0.000002120875</text:p>
          </table:table-cell>
          <table:table-cell table:style-name="ce8" table:formula="of:=[.H83]" office:value-type="float" office:value="0.25">
            <text:p>0.25000000000</text:p>
          </table:table-cell>
          <table:table-cell table:formula="of:=MIN([.$S83];[.$U83])" office:value-type="float" office:value="0.000002120875">
            <text:p>0.000002120875</text:p>
          </table:table-cell>
          <table:table-cell table:formula="of:=MAX([.$S83];[.$U83])" office:value-type="float" office:value="0.000002229125">
            <text:p>0.000002229125</text:p>
          </table:table-cell>
        </table:table-row>
        <table:table-row table:style-name="ro1">
          <table:table-cell table:formula="of:=CONCATENATE([.B84];&quot;/&quot;;[.C84];&quot;/&quot;;[.D84])" office:value-type="string" office:string-value="keck/osiris/s130517_a013003_Kn3_020.fits">
            <text:p>keck/osiris/s130517_a013003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7_a013003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4]" office:value-type="float" office:value="134581954802894">
            <text:p>1.345819548029E+14</text:p>
          </table:table-cell>
          <table:table-cell table:formula="of:=1000000000*[.$E$2]/[.Q84]" office:value-type="float" office:value="137931034482759">
            <text:p>1.379310344828E+14</text:p>
          </table:table-cell>
          <table:table-cell table:formula="of:=1000000000*[.$E$2]/[.P84]" office:value-type="float" office:value="141451052042200">
            <text:p>1.414510520422E+14</text:p>
          </table:table-cell>
          <table:table-cell table:style-name="Default"/>
          <table:table-cell/>
          <table:table-cell table:formula="of:=[.F84]-([.G84]*[.H84])+[.H84]/2" office:value-type="float" office:value="2120.875">
            <text:p>2120.875</text:p>
          </table:table-cell>
          <table:table-cell table:formula="of:=[.P84]+([.I84]/2)*[.H84]" office:value-type="float" office:value="2175">
            <text:p>2175</text:p>
          </table:table-cell>
          <table:table-cell table:formula="of:=[.F84]+([.I84]-[.G84])*[.H84]+[.H84]/2" office:value-type="float" office:value="2229.125">
            <text:p>2229.125</text:p>
          </table:table-cell>
          <table:table-cell table:formula="of:=[.$E$2]/[.K84]" office:value-type="float" office:value="0.000002229125">
            <text:p>0.000002229125</text:p>
          </table:table-cell>
          <table:table-cell table:formula="of:=[.$E$2]/[.L84]" office:value-type="float" office:value="0.000002175">
            <text:p>0.000002175</text:p>
          </table:table-cell>
          <table:table-cell table:formula="of:=[.$E$2]/[.M84]" office:value-type="float" office:value="0.000002120875">
            <text:p>0.000002120875</text:p>
          </table:table-cell>
          <table:table-cell table:style-name="ce8" table:formula="of:=[.H84]" office:value-type="float" office:value="0.25">
            <text:p>0.25000000000</text:p>
          </table:table-cell>
          <table:table-cell table:formula="of:=MIN([.$S84];[.$U84])" office:value-type="float" office:value="0.000002120875">
            <text:p>0.000002120875</text:p>
          </table:table-cell>
          <table:table-cell table:formula="of:=MAX([.$S84];[.$U84])" office:value-type="float" office:value="0.000002229125">
            <text:p>0.000002229125</text:p>
          </table:table-cell>
        </table:table-row>
        <table:table-row table:style-name="ro1">
          <table:table-cell table:formula="of:=CONCATENATE([.B85];&quot;/&quot;;[.C85];&quot;/&quot;;[.D85])" office:value-type="string" office:string-value="keck/osiris/s130518_a006001_Kn3_020.fits">
            <text:p>keck/osiris/s130518_a006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5]" office:value-type="float" office:value="134581954802894">
            <text:p>1.345819548029E+14</text:p>
          </table:table-cell>
          <table:table-cell table:formula="of:=1000000000*[.$E$2]/[.Q85]" office:value-type="float" office:value="137931034482759">
            <text:p>1.379310344828E+14</text:p>
          </table:table-cell>
          <table:table-cell table:formula="of:=1000000000*[.$E$2]/[.P85]" office:value-type="float" office:value="141451052042200">
            <text:p>1.414510520422E+14</text:p>
          </table:table-cell>
          <table:table-cell table:style-name="Default"/>
          <table:table-cell/>
          <table:table-cell table:formula="of:=[.F85]-([.G85]*[.H85])+[.H85]/2" office:value-type="float" office:value="2120.875">
            <text:p>2120.875</text:p>
          </table:table-cell>
          <table:table-cell table:formula="of:=[.P85]+([.I85]/2)*[.H85]" office:value-type="float" office:value="2175">
            <text:p>2175</text:p>
          </table:table-cell>
          <table:table-cell table:formula="of:=[.F85]+([.I85]-[.G85])*[.H85]+[.H85]/2" office:value-type="float" office:value="2229.125">
            <text:p>2229.125</text:p>
          </table:table-cell>
          <table:table-cell table:formula="of:=[.$E$2]/[.K85]" office:value-type="float" office:value="0.000002229125">
            <text:p>0.000002229125</text:p>
          </table:table-cell>
          <table:table-cell table:formula="of:=[.$E$2]/[.L85]" office:value-type="float" office:value="0.000002175">
            <text:p>0.000002175</text:p>
          </table:table-cell>
          <table:table-cell table:formula="of:=[.$E$2]/[.M85]" office:value-type="float" office:value="0.000002120875">
            <text:p>0.000002120875</text:p>
          </table:table-cell>
          <table:table-cell table:style-name="ce8" table:formula="of:=[.H85]" office:value-type="float" office:value="0.25">
            <text:p>0.25000000000</text:p>
          </table:table-cell>
          <table:table-cell table:formula="of:=MIN([.$S85];[.$U85])" office:value-type="float" office:value="0.000002120875">
            <text:p>0.000002120875</text:p>
          </table:table-cell>
          <table:table-cell table:formula="of:=MAX([.$S85];[.$U85])" office:value-type="float" office:value="0.000002229125">
            <text:p>0.000002229125</text:p>
          </table:table-cell>
        </table:table-row>
        <table:table-row table:style-name="ro1">
          <table:table-cell table:formula="of:=CONCATENATE([.B86];&quot;/&quot;;[.C86];&quot;/&quot;;[.D86])" office:value-type="string" office:string-value="keck/osiris/s130518_a006002_Kn3_020.fits">
            <text:p>keck/osiris/s130518_a006002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2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6]" office:value-type="float" office:value="134581954802894">
            <text:p>1.345819548029E+14</text:p>
          </table:table-cell>
          <table:table-cell table:formula="of:=1000000000*[.$E$2]/[.Q86]" office:value-type="float" office:value="137931034482759">
            <text:p>1.379310344828E+14</text:p>
          </table:table-cell>
          <table:table-cell table:formula="of:=1000000000*[.$E$2]/[.P86]" office:value-type="float" office:value="141451052042200">
            <text:p>1.414510520422E+14</text:p>
          </table:table-cell>
          <table:table-cell table:style-name="Default"/>
          <table:table-cell/>
          <table:table-cell table:formula="of:=[.F86]-([.G86]*[.H86])+[.H86]/2" office:value-type="float" office:value="2120.875">
            <text:p>2120.875</text:p>
          </table:table-cell>
          <table:table-cell table:formula="of:=[.P86]+([.I86]/2)*[.H86]" office:value-type="float" office:value="2175">
            <text:p>2175</text:p>
          </table:table-cell>
          <table:table-cell table:formula="of:=[.F86]+([.I86]-[.G86])*[.H86]+[.H86]/2" office:value-type="float" office:value="2229.125">
            <text:p>2229.125</text:p>
          </table:table-cell>
          <table:table-cell table:formula="of:=[.$E$2]/[.K86]" office:value-type="float" office:value="0.000002229125">
            <text:p>0.000002229125</text:p>
          </table:table-cell>
          <table:table-cell table:formula="of:=[.$E$2]/[.L86]" office:value-type="float" office:value="0.000002175">
            <text:p>0.000002175</text:p>
          </table:table-cell>
          <table:table-cell table:formula="of:=[.$E$2]/[.M86]" office:value-type="float" office:value="0.000002120875">
            <text:p>0.000002120875</text:p>
          </table:table-cell>
          <table:table-cell table:style-name="ce8" table:formula="of:=[.H86]" office:value-type="float" office:value="0.25">
            <text:p>0.25000000000</text:p>
          </table:table-cell>
          <table:table-cell table:formula="of:=MIN([.$S86];[.$U86])" office:value-type="float" office:value="0.000002120875">
            <text:p>0.000002120875</text:p>
          </table:table-cell>
          <table:table-cell table:formula="of:=MAX([.$S86];[.$U86])" office:value-type="float" office:value="0.000002229125">
            <text:p>0.000002229125</text:p>
          </table:table-cell>
        </table:table-row>
        <table:table-row table:style-name="ro1">
          <table:table-cell table:formula="of:=CONCATENATE([.B87];&quot;/&quot;;[.C87];&quot;/&quot;;[.D87])" office:value-type="string" office:string-value="keck/osiris/s130518_a006004_Kn3_020.fits">
            <text:p>keck/osiris/s130518_a006004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4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7]" office:value-type="float" office:value="134581954802894">
            <text:p>1.345819548029E+14</text:p>
          </table:table-cell>
          <table:table-cell table:formula="of:=1000000000*[.$E$2]/[.Q87]" office:value-type="float" office:value="137931034482759">
            <text:p>1.379310344828E+14</text:p>
          </table:table-cell>
          <table:table-cell table:formula="of:=1000000000*[.$E$2]/[.P87]" office:value-type="float" office:value="141451052042200">
            <text:p>1.414510520422E+14</text:p>
          </table:table-cell>
          <table:table-cell table:style-name="Default"/>
          <table:table-cell/>
          <table:table-cell table:formula="of:=[.F87]-([.G87]*[.H87])+[.H87]/2" office:value-type="float" office:value="2120.875">
            <text:p>2120.875</text:p>
          </table:table-cell>
          <table:table-cell table:formula="of:=[.P87]+([.I87]/2)*[.H87]" office:value-type="float" office:value="2175">
            <text:p>2175</text:p>
          </table:table-cell>
          <table:table-cell table:formula="of:=[.F87]+([.I87]-[.G87])*[.H87]+[.H87]/2" office:value-type="float" office:value="2229.125">
            <text:p>2229.125</text:p>
          </table:table-cell>
          <table:table-cell table:formula="of:=[.$E$2]/[.K87]" office:value-type="float" office:value="0.000002229125">
            <text:p>0.000002229125</text:p>
          </table:table-cell>
          <table:table-cell table:formula="of:=[.$E$2]/[.L87]" office:value-type="float" office:value="0.000002175">
            <text:p>0.000002175</text:p>
          </table:table-cell>
          <table:table-cell table:formula="of:=[.$E$2]/[.M87]" office:value-type="float" office:value="0.000002120875">
            <text:p>0.000002120875</text:p>
          </table:table-cell>
          <table:table-cell table:style-name="ce8" table:formula="of:=[.H87]" office:value-type="float" office:value="0.25">
            <text:p>0.25000000000</text:p>
          </table:table-cell>
          <table:table-cell table:formula="of:=MIN([.$S87];[.$U87])" office:value-type="float" office:value="0.000002120875">
            <text:p>0.000002120875</text:p>
          </table:table-cell>
          <table:table-cell table:formula="of:=MAX([.$S87];[.$U87])" office:value-type="float" office:value="0.000002229125">
            <text:p>0.000002229125</text:p>
          </table:table-cell>
        </table:table-row>
        <table:table-row table:style-name="ro1">
          <table:table-cell table:formula="of:=CONCATENATE([.B88];&quot;/&quot;;[.C88];&quot;/&quot;;[.D88])" office:value-type="string" office:string-value="keck/osiris/s130518_a006005_Kn3_020.fits">
            <text:p>keck/osiris/s130518_a006005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5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8]" office:value-type="float" office:value="134581954802894">
            <text:p>1.345819548029E+14</text:p>
          </table:table-cell>
          <table:table-cell table:formula="of:=1000000000*[.$E$2]/[.Q88]" office:value-type="float" office:value="137931034482759">
            <text:p>1.379310344828E+14</text:p>
          </table:table-cell>
          <table:table-cell table:formula="of:=1000000000*[.$E$2]/[.P88]" office:value-type="float" office:value="141451052042200">
            <text:p>1.414510520422E+14</text:p>
          </table:table-cell>
          <table:table-cell table:style-name="Default"/>
          <table:table-cell/>
          <table:table-cell table:formula="of:=[.F88]-([.G88]*[.H88])+[.H88]/2" office:value-type="float" office:value="2120.875">
            <text:p>2120.875</text:p>
          </table:table-cell>
          <table:table-cell table:formula="of:=[.P88]+([.I88]/2)*[.H88]" office:value-type="float" office:value="2175">
            <text:p>2175</text:p>
          </table:table-cell>
          <table:table-cell table:formula="of:=[.F88]+([.I88]-[.G88])*[.H88]+[.H88]/2" office:value-type="float" office:value="2229.125">
            <text:p>2229.125</text:p>
          </table:table-cell>
          <table:table-cell table:formula="of:=[.$E$2]/[.K88]" office:value-type="float" office:value="0.000002229125">
            <text:p>0.000002229125</text:p>
          </table:table-cell>
          <table:table-cell table:formula="of:=[.$E$2]/[.L88]" office:value-type="float" office:value="0.000002175">
            <text:p>0.000002175</text:p>
          </table:table-cell>
          <table:table-cell table:formula="of:=[.$E$2]/[.M88]" office:value-type="float" office:value="0.000002120875">
            <text:p>0.000002120875</text:p>
          </table:table-cell>
          <table:table-cell table:style-name="ce8" table:formula="of:=[.H88]" office:value-type="float" office:value="0.25">
            <text:p>0.25000000000</text:p>
          </table:table-cell>
          <table:table-cell table:formula="of:=MIN([.$S88];[.$U88])" office:value-type="float" office:value="0.000002120875">
            <text:p>0.000002120875</text:p>
          </table:table-cell>
          <table:table-cell table:formula="of:=MAX([.$S88];[.$U88])" office:value-type="float" office:value="0.000002229125">
            <text:p>0.000002229125</text:p>
          </table:table-cell>
        </table:table-row>
        <table:table-row table:style-name="ro1">
          <table:table-cell table:formula="of:=CONCATENATE([.B89];&quot;/&quot;;[.C89];&quot;/&quot;;[.D89])" office:value-type="string" office:string-value="keck/osiris/s130518_a006006_Kn3_020.fits">
            <text:p>keck/osiris/s130518_a006006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6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9]" office:value-type="float" office:value="134581954802894">
            <text:p>1.345819548029E+14</text:p>
          </table:table-cell>
          <table:table-cell table:formula="of:=1000000000*[.$E$2]/[.Q89]" office:value-type="float" office:value="137931034482759">
            <text:p>1.379310344828E+14</text:p>
          </table:table-cell>
          <table:table-cell table:formula="of:=1000000000*[.$E$2]/[.P89]" office:value-type="float" office:value="141451052042200">
            <text:p>1.414510520422E+14</text:p>
          </table:table-cell>
          <table:table-cell table:style-name="Default"/>
          <table:table-cell/>
          <table:table-cell table:formula="of:=[.F89]-([.G89]*[.H89])+[.H89]/2" office:value-type="float" office:value="2120.875">
            <text:p>2120.875</text:p>
          </table:table-cell>
          <table:table-cell table:formula="of:=[.P89]+([.I89]/2)*[.H89]" office:value-type="float" office:value="2175">
            <text:p>2175</text:p>
          </table:table-cell>
          <table:table-cell table:formula="of:=[.F89]+([.I89]-[.G89])*[.H89]+[.H89]/2" office:value-type="float" office:value="2229.125">
            <text:p>2229.125</text:p>
          </table:table-cell>
          <table:table-cell table:formula="of:=[.$E$2]/[.K89]" office:value-type="float" office:value="0.000002229125">
            <text:p>0.000002229125</text:p>
          </table:table-cell>
          <table:table-cell table:formula="of:=[.$E$2]/[.L89]" office:value-type="float" office:value="0.000002175">
            <text:p>0.000002175</text:p>
          </table:table-cell>
          <table:table-cell table:formula="of:=[.$E$2]/[.M89]" office:value-type="float" office:value="0.000002120875">
            <text:p>0.000002120875</text:p>
          </table:table-cell>
          <table:table-cell table:style-name="ce8" table:formula="of:=[.H89]" office:value-type="float" office:value="0.25">
            <text:p>0.25000000000</text:p>
          </table:table-cell>
          <table:table-cell table:formula="of:=MIN([.$S89];[.$U89])" office:value-type="float" office:value="0.000002120875">
            <text:p>0.000002120875</text:p>
          </table:table-cell>
          <table:table-cell table:formula="of:=MAX([.$S89];[.$U89])" office:value-type="float" office:value="0.000002229125">
            <text:p>0.000002229125</text:p>
          </table:table-cell>
        </table:table-row>
        <table:table-row table:style-name="ro1">
          <table:table-cell table:formula="of:=CONCATENATE([.B90];&quot;/&quot;;[.C90];&quot;/&quot;;[.D90])" office:value-type="string" office:string-value="keck/osiris/s130518_a006007_Kn3_020.fits">
            <text:p>keck/osiris/s130518_a006007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7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90]" office:value-type="float" office:value="134581954802894">
            <text:p>1.345819548029E+14</text:p>
          </table:table-cell>
          <table:table-cell table:formula="of:=1000000000*[.$E$2]/[.Q90]" office:value-type="float" office:value="137931034482759">
            <text:p>1.379310344828E+14</text:p>
          </table:table-cell>
          <table:table-cell table:formula="of:=1000000000*[.$E$2]/[.P90]" office:value-type="float" office:value="141451052042200">
            <text:p>1.414510520422E+14</text:p>
          </table:table-cell>
          <table:table-cell table:style-name="Default"/>
          <table:table-cell/>
          <table:table-cell table:formula="of:=[.F90]-([.G90]*[.H90])+[.H90]/2" office:value-type="float" office:value="2120.875">
            <text:p>2120.875</text:p>
          </table:table-cell>
          <table:table-cell table:formula="of:=[.P90]+([.I90]/2)*[.H90]" office:value-type="float" office:value="2175">
            <text:p>2175</text:p>
          </table:table-cell>
          <table:table-cell table:formula="of:=[.F90]+([.I90]-[.G90])*[.H90]+[.H90]/2" office:value-type="float" office:value="2229.125">
            <text:p>2229.125</text:p>
          </table:table-cell>
          <table:table-cell table:formula="of:=[.$E$2]/[.K90]" office:value-type="float" office:value="0.000002229125">
            <text:p>0.000002229125</text:p>
          </table:table-cell>
          <table:table-cell table:formula="of:=[.$E$2]/[.L90]" office:value-type="float" office:value="0.000002175">
            <text:p>0.000002175</text:p>
          </table:table-cell>
          <table:table-cell table:formula="of:=[.$E$2]/[.M90]" office:value-type="float" office:value="0.000002120875">
            <text:p>0.000002120875</text:p>
          </table:table-cell>
          <table:table-cell table:style-name="ce8" table:formula="of:=[.H90]" office:value-type="float" office:value="0.25">
            <text:p>0.25000000000</text:p>
          </table:table-cell>
          <table:table-cell table:formula="of:=MIN([.$S90];[.$U90])" office:value-type="float" office:value="0.000002120875">
            <text:p>0.000002120875</text:p>
          </table:table-cell>
          <table:table-cell table:formula="of:=MAX([.$S90];[.$U90])" office:value-type="float" office:value="0.000002229125">
            <text:p>0.000002229125</text:p>
          </table:table-cell>
        </table:table-row>
        <table:table-row table:style-name="ro1">
          <table:table-cell table:formula="of:=CONCATENATE([.B91];&quot;/&quot;;[.C91];&quot;/&quot;;[.D91])" office:value-type="string" office:string-value="keck/osiris/s130518_a006008_Kn3_020.fits">
            <text:p>keck/osiris/s130518_a006008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8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91]" office:value-type="float" office:value="134581954802894">
            <text:p>1.345819548029E+14</text:p>
          </table:table-cell>
          <table:table-cell table:formula="of:=1000000000*[.$E$2]/[.Q91]" office:value-type="float" office:value="137931034482759">
            <text:p>1.379310344828E+14</text:p>
          </table:table-cell>
          <table:table-cell table:formula="of:=1000000000*[.$E$2]/[.P91]" office:value-type="float" office:value="141451052042200">
            <text:p>1.414510520422E+14</text:p>
          </table:table-cell>
          <table:table-cell table:style-name="Default"/>
          <table:table-cell/>
          <table:table-cell table:formula="of:=[.F91]-([.G91]*[.H91])+[.H91]/2" office:value-type="float" office:value="2120.875">
            <text:p>2120.875</text:p>
          </table:table-cell>
          <table:table-cell table:formula="of:=[.P91]+([.I91]/2)*[.H91]" office:value-type="float" office:value="2175">
            <text:p>2175</text:p>
          </table:table-cell>
          <table:table-cell table:formula="of:=[.F91]+([.I91]-[.G91])*[.H91]+[.H91]/2" office:value-type="float" office:value="2229.125">
            <text:p>2229.125</text:p>
          </table:table-cell>
          <table:table-cell table:formula="of:=[.$E$2]/[.K91]" office:value-type="float" office:value="0.000002229125">
            <text:p>0.000002229125</text:p>
          </table:table-cell>
          <table:table-cell table:formula="of:=[.$E$2]/[.L91]" office:value-type="float" office:value="0.000002175">
            <text:p>0.000002175</text:p>
          </table:table-cell>
          <table:table-cell table:formula="of:=[.$E$2]/[.M91]" office:value-type="float" office:value="0.000002120875">
            <text:p>0.000002120875</text:p>
          </table:table-cell>
          <table:table-cell table:style-name="ce8" table:formula="of:=[.H91]" office:value-type="float" office:value="0.25">
            <text:p>0.25000000000</text:p>
          </table:table-cell>
          <table:table-cell table:formula="of:=MIN([.$S91];[.$U91])" office:value-type="float" office:value="0.000002120875">
            <text:p>0.000002120875</text:p>
          </table:table-cell>
          <table:table-cell table:formula="of:=MAX([.$S91];[.$U91])" office:value-type="float" office:value="0.000002229125">
            <text:p>0.000002229125</text:p>
          </table:table-cell>
        </table:table-row>
        <table:table-row table:style-name="ro1">
          <table:table-cell table:formula="of:=CONCATENATE([.B92];&quot;/&quot;;[.C92];&quot;/&quot;;[.D92])" office:value-type="string" office:string-value="ned/misc/ARP_244_I_21cm_hhb2001.fits">
            <text:p>ned/misc/ARP_244_I_21cm_hhb2001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ARP_244_I_21cm_hhb2001.fits</text:p>
          </table:table-cell>
          <table:table-cell office:value-type="string">
            <text:p>FELO-OBS</text:p>
          </table:table-cell>
          <table:table-cell table:style-name="ce2" office:value-type="float" office:value="1937360.4375">
            <text:p>1.937360437500E+06</text:p>
          </table:table-cell>
          <table:table-cell office:value-type="float" office:value="-9">
            <text:p>-9</text:p>
          </table:table-cell>
          <table:table-cell table:style-name="ce2" office:value-type="float" office:value="-5207.520996">
            <text:p>-5.207520996000E+03</text:p>
          </table:table-cell>
          <table:table-cell office:value-type="float" office:value="91">
            <text:p>91</text:p>
          </table:table-cell>
          <table:table-cell/>
          <table:table-cell table:formula="of:=[.$N92]/(1+[.P92]/[.$E$2])" office:value-type="float" office:value="1411523089.01297">
            <text:p>1.411523089013E+09</text:p>
          </table:table-cell>
          <table:table-cell table:formula="of:=[.$N92]/(1+[.Q92]/[.$E$2])" office:value-type="float" office:value="1412631818.81188">
            <text:p>1.412631818812E+09</text:p>
          </table:table-cell>
          <table:table-cell table:formula="of:=[.$N92]/(1+[.R92]/[.$E$2])" office:value-type="float" office:value="1413742291.76061">
            <text:p>1.41374229176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2]-([.G92]*[.H92])+[.H92]/2" office:value-type="float" office:value="1887888.988038">
            <text:p>1887888.988038</text:p>
          </table:table-cell>
          <table:table-cell table:formula="of:=[.P92]+([.I92]/2)*[.H92]" office:value-type="float" office:value="1650946.78272">
            <text:p>1650946.78272</text:p>
          </table:table-cell>
          <table:table-cell table:formula="of:=[.F92]+([.I92]-[.G92])*[.H92]+[.H92]/2" office:value-type="float" office:value="1414004.577402">
            <text:p>1414004.577402</text:p>
          </table:table-cell>
          <table:table-cell table:formula="of:=[.$E$2]/[.K92]" office:value-type="float" office:value="0.212536374597868">
            <text:p>0.212536374597868</text:p>
          </table:table-cell>
          <table:table-cell table:formula="of:=[.$E$2]/[.L92]" office:value-type="float" office:value="0.212369561555197">
            <text:p>0.212369561555197</text:p>
          </table:table-cell>
          <table:table-cell table:formula="of:=[.$E$2]/[.M92]" office:value-type="float" office:value="0.212202748512526">
            <text:p>0.212202748512526</text:p>
          </table:table-cell>
          <table:table-cell table:formula="of:=ABS([.H92]/([.L92]*(1+[.H92]/[.$E$2])))" office:value-type="float" office:value="0.00000368646049343475">
            <text:p>0.00000368646049343475</text:p>
          </table:table-cell>
          <table:table-cell table:formula="of:=MIN([.$S92];[.$U92])" office:value-type="float" office:value="0.212202748512526">
            <text:p>0.212202748512526</text:p>
          </table:table-cell>
          <table:table-cell table:formula="of:=MAX([.$S92];[.$U92])" office:value-type="float" office:value="0.212536374597868">
            <text:p>0.212536374597868</text:p>
          </table:table-cell>
        </table:table-row>
        <table:table-row table:style-name="ro1">
          <table:table-cell table:formula="of:=CONCATENATE([.B93];&quot;/&quot;;[.C93];&quot;/&quot;;[.D93])" office:value-type="string" office:string-value="ned/misc/ARP_295_I_1.4GHz_hg1996.LMV.fits">
            <text:p>ned/misc/ARP_295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ARP_295_I_1.4GHz_hg1996.LMV.fits</text:p>
          </table:table-cell>
          <table:table-cell office:value-type="string">
            <text:p>FELO-HEL</text:p>
          </table:table-cell>
          <table:table-cell table:style-name="ce2" office:value-type="float" office:value="6858000">
            <text:p>6.858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21572.61328">
            <text:p>-2.157261328000E+04</text:p>
          </table:table-cell>
          <table:table-cell office:value-type="float" office:value="57">
            <text:p>57</text:p>
          </table:table-cell>
          <table:table-cell/>
          <table:table-cell table:formula="of:=[.$N93]/(1+[.P93]/[.$E$2])" office:value-type="float" office:value="1385884210.26212">
            <text:p>1.385884210262E+09</text:p>
          </table:table-cell>
          <table:table-cell table:formula="of:=[.$N93]/(1+[.Q93]/[.$E$2])" office:value-type="float" office:value="1388660962.39955">
            <text:p>1.388660962400E+09</text:p>
          </table:table-cell>
          <table:table-cell table:formula="of:=[.$N93]/(1+[.R93]/[.$E$2])" office:value-type="float" office:value="1391448863.85497">
            <text:p>1.39144886385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3]-([.G93]*[.H93])+[.H93]/2" office:value-type="float" office:value="7472819.47848">
            <text:p>7472819.47848</text:p>
          </table:table-cell>
          <table:table-cell table:formula="of:=[.P93]+([.I93]/2)*[.H93]" office:value-type="float" office:value="6858000">
            <text:p>6858000</text:p>
          </table:table-cell>
          <table:table-cell table:formula="of:=[.F93]+([.I93]-[.G93])*[.H93]+[.H93]/2" office:value-type="float" office:value="6243180.52152">
            <text:p>6243180.52152</text:p>
          </table:table-cell>
          <table:table-cell table:formula="of:=[.$E$2]/[.K93]" office:value-type="float" office:value="0.216468300727129">
            <text:p>0.216468300727129</text:p>
          </table:table-cell>
          <table:table-cell table:formula="of:=[.$E$2]/[.L93]" office:value-type="float" office:value="0.216035452945702">
            <text:p>0.216035452945702</text:p>
          </table:table-cell>
          <table:table-cell table:formula="of:=[.$E$2]/[.M93]" office:value-type="float" office:value="0.215602605164274">
            <text:p>0.215602605164274</text:p>
          </table:table-cell>
          <table:table-cell table:formula="of:=ABS([.H93]/([.L93]*(1+[.H93]/[.$E$2])))" office:value-type="float" office:value="0.0000155359481072257">
            <text:p>0.0000155359481072257</text:p>
          </table:table-cell>
          <table:table-cell table:formula="of:=MIN([.$S93];[.$U93])" office:value-type="float" office:value="0.215602605164274">
            <text:p>0.215602605164274</text:p>
          </table:table-cell>
          <table:table-cell table:formula="of:=MAX([.$S93];[.$U93])" office:value-type="float" office:value="0.216468300727129">
            <text:p>0.216468300727129</text:p>
          </table:table-cell>
        </table:table-row>
        <table:table-row table:style-name="ro1">
          <table:table-cell table:formula="of:=CONCATENATE([.B94];&quot;/&quot;;[.C94];&quot;/&quot;;[.D94])" office:value-type="string" office:string-value="ned/misc/NGC_3921_I_1.4GHz_hg1996.LMV.fits">
            <text:p>ned/misc/NGC_3921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3921_I_1.4GHz_hg1996.LMV.fits</text:p>
          </table:table-cell>
          <table:table-cell/>
          <table:table-cell table:style-name="ce2" office:value-type="float" office:value="5838000">
            <text:p>5.838000000000E+06</text:p>
          </table:table-cell>
          <table:table-cell office:value-type="float" office:value="30">
            <text:p>30</text:p>
          </table:table-cell>
          <table:table-cell table:style-name="ce2" office:value-type="float" office:value="-10711.7002">
            <text:p>-1.071170020000E+04</text:p>
          </table:table-cell>
          <table:table-cell office:value-type="float" office:value="57">
            <text:p>57</text:p>
          </table:table-cell>
          <table:table-cell/>
          <table:table-cell table:formula="of:=[.$N94]/(1+[.P94]/[.$E$2])" office:value-type="float" office:value="1391854205.21137">
            <text:p>1.391854205211E+09</text:p>
          </table:table-cell>
          <table:table-cell table:formula="of:=[.$N94]/(1+[.Q94]/[.$E$2])" office:value-type="float" office:value="1393243487.05348">
            <text:p>1.393243487053E+09</text:p>
          </table:table-cell>
          <table:table-cell table:formula="of:=[.$N94]/(1+[.R94]/[.$E$2])" office:value-type="float" office:value="1394635545.09512">
            <text:p>1.39463554509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4]-([.G94]*[.H94])+[.H94]/2" office:value-type="float" office:value="6153995.1559">
            <text:p>6153995.1559</text:p>
          </table:table-cell>
          <table:table-cell table:formula="of:=[.P94]+([.I94]/2)*[.H94]" office:value-type="float" office:value="5848711.7002">
            <text:p>5848711.7002</text:p>
          </table:table-cell>
          <table:table-cell table:formula="of:=[.F94]+([.I94]-[.G94])*[.H94]+[.H94]/2" office:value-type="float" office:value="5543428.2445">
            <text:p>5543428.2445</text:p>
          </table:table-cell>
          <table:table-cell table:formula="of:=[.$E$2]/[.K94]" office:value-type="float" office:value="0.21553981651005">
            <text:p>0.21553981651005</text:p>
          </table:table-cell>
          <table:table-cell table:formula="of:=[.$E$2]/[.L94]" office:value-type="float" office:value="0.21532488957437">
            <text:p>0.21532488957437</text:p>
          </table:table-cell>
          <table:table-cell table:formula="of:=[.$E$2]/[.M94]" office:value-type="float" office:value="0.21510996263869">
            <text:p>0.21510996263869</text:p>
          </table:table-cell>
          <table:table-cell table:formula="of:=ABS([.H94]/([.L94]*(1+[.H94]/[.$E$2])))" office:value-type="float" office:value="0.00000768859340208747">
            <text:p>0.00000768859340208747</text:p>
          </table:table-cell>
          <table:table-cell table:formula="of:=MIN([.$S94];[.$U94])" office:value-type="float" office:value="0.21510996263869">
            <text:p>0.21510996263869</text:p>
          </table:table-cell>
          <table:table-cell table:formula="of:=MAX([.$S94];[.$U94])" office:value-type="float" office:value="0.21553981651005">
            <text:p>0.21553981651005</text:p>
          </table:table-cell>
        </table:table-row>
        <table:table-row table:style-name="ro1">
          <table:table-cell table:formula="of:=CONCATENATE([.B95];&quot;/&quot;;[.C95];&quot;/&quot;;[.D95])" office:value-type="string" office:string-value="ned/misc/NGC_4676_I_1.4GHz_hg1996.LMV.fits">
            <text:p>ned/misc/NGC_4676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4676_I_1.4GHz_hg1996.LMV.fits</text:p>
          </table:table-cell>
          <table:table-cell/>
          <table:table-cell table:style-name="ce2" office:value-type="float" office:value="6750000">
            <text:p>6.750000000000E+06</text:p>
          </table:table-cell>
          <table:table-cell office:value-type="float" office:value="12">
            <text:p>12</text:p>
          </table:table-cell>
          <table:table-cell table:style-name="ce2" office:value-type="float" office:value="12">
            <text:p>1.200000000000E+01</text:p>
          </table:table-cell>
          <table:table-cell office:value-type="float" office:value="26">
            <text:p>26</text:p>
          </table:table-cell>
          <table:table-cell/>
          <table:table-cell table:formula="of:=[.$N95]/(1+[.P95]/[.$E$2])" office:value-type="float" office:value="1389150504.65451">
            <text:p>1.389150504655E+09</text:p>
          </table:table-cell>
          <table:table-cell table:formula="of:=[.$N95]/(1+[.Q95]/[.$E$2])" office:value-type="float" office:value="1389149798.1917">
            <text:p>1.389149798192E+09</text:p>
          </table:table-cell>
          <table:table-cell table:formula="of:=[.$N95]/(1+[.R95]/[.$E$2])" office:value-type="float" office:value="1389149091.72961">
            <text:p>1.389149091730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5]-([.G95]*[.H95])+[.H95]/2" office:value-type="float" office:value="6749862">
            <text:p>6749862</text:p>
          </table:table-cell>
          <table:table-cell table:formula="of:=[.P95]+([.I95]/2)*[.H95]" office:value-type="float" office:value="6750018">
            <text:p>6750018</text:p>
          </table:table-cell>
          <table:table-cell table:formula="of:=[.F95]+([.I95]-[.G95])*[.H95]+[.H95]/2" office:value-type="float" office:value="6750174">
            <text:p>6750174</text:p>
          </table:table-cell>
          <table:table-cell table:formula="of:=[.$E$2]/[.K95]" office:value-type="float" office:value="0.21595932117853">
            <text:p>0.21595932117853</text:p>
          </table:table-cell>
          <table:table-cell table:formula="of:=[.$E$2]/[.L95]" office:value-type="float" office:value="0.215959431006303">
            <text:p>0.215959431006303</text:p>
          </table:table-cell>
          <table:table-cell table:formula="of:=[.$E$2]/[.M95]" office:value-type="float" office:value="0.215959540834076">
            <text:p>0.215959540834076</text:p>
          </table:table-cell>
          <table:table-cell table:formula="of:=ABS([.H95]/([.L95]*(1+[.H95]/[.$E$2])))" office:value-type="float" office:value="0.00000000863837689471705">
            <text:p>0.00000000863837689471705</text:p>
          </table:table-cell>
          <table:table-cell table:formula="of:=MIN([.$S95];[.$U95])" office:value-type="float" office:value="0.21595932117853">
            <text:p>0.21595932117853</text:p>
          </table:table-cell>
          <table:table-cell table:formula="of:=MAX([.$S95];[.$U95])" office:value-type="float" office:value="0.215959540834076">
            <text:p>0.215959540834076</text:p>
          </table:table-cell>
        </table:table-row>
        <table:table-row table:style-name="ro1">
          <table:table-cell table:formula="of:=CONCATENATE([.B96];&quot;/&quot;;[.C96];&quot;/&quot;;[.D96])" office:value-type="string" office:string-value="ned/misc/NGC_520_I_1.4GHz_hg1996.LMV.fits">
            <text:p>ned/misc/NGC_520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520_I_1.4GHz_hg1996.LMV.fits</text:p>
          </table:table-cell>
          <table:table-cell/>
          <table:table-cell table:style-name="ce2" office:value-type="float" office:value="2260000">
            <text:p>2.260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10462.39258">
            <text:p>-1.046239258000E+04</text:p>
          </table:table-cell>
          <table:table-cell office:value-type="float" office:value="56">
            <text:p>56</text:p>
          </table:table-cell>
          <table:table-cell/>
          <table:table-cell table:formula="of:=[.$N96]/(1+[.P96]/[.$E$2])" office:value-type="float" office:value="1408395992.30557">
            <text:p>1.408395992306E+09</text:p>
          </table:table-cell>
          <table:table-cell table:formula="of:=[.$N96]/(1+[.Q96]/[.$E$2])" office:value-type="float" office:value="1409760970.23636">
            <text:p>1.409760970236E+09</text:p>
          </table:table-cell>
          <table:table-cell table:formula="of:=[.$N96]/(1+[.R96]/[.$E$2])" office:value-type="float" office:value="1411128596.5306">
            <text:p>1.41112859653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6]-([.G96]*[.H96])+[.H96]/2" office:value-type="float" office:value="2558178.18853">
            <text:p>2558178.18853</text:p>
          </table:table-cell>
          <table:table-cell table:formula="of:=[.P96]+([.I96]/2)*[.H96]" office:value-type="float" office:value="2265231.19629">
            <text:p>2265231.19629</text:p>
          </table:table-cell>
          <table:table-cell table:formula="of:=[.F96]+([.I96]-[.G96])*[.H96]+[.H96]/2" office:value-type="float" office:value="1972284.20405">
            <text:p>1972284.20405</text:p>
          </table:table-cell>
          <table:table-cell table:formula="of:=[.$E$2]/[.K96]" office:value-type="float" office:value="0.213008274405052">
            <text:p>0.213008274405052</text:p>
          </table:table-cell>
          <table:table-cell table:formula="of:=[.$E$2]/[.L96]" office:value-type="float" office:value="0.212802032637988">
            <text:p>0.212802032637988</text:p>
          </table:table-cell>
          <table:table-cell table:formula="of:=[.$E$2]/[.M96]" office:value-type="float" office:value="0.212595790870924">
            <text:p>0.212595790870924</text:p>
          </table:table-cell>
          <table:table-cell table:formula="of:=ABS([.H96]/([.L96]*(1+[.H96]/[.$E$2])))" office:value-type="float" office:value="0.00000742165351844436">
            <text:p>0.00000742165351844436</text:p>
          </table:table-cell>
          <table:table-cell table:formula="of:=MIN([.$S96];[.$U96])" office:value-type="float" office:value="0.212595790870924">
            <text:p>0.212595790870924</text:p>
          </table:table-cell>
          <table:table-cell table:formula="of:=MAX([.$S96];[.$U96])" office:value-type="float" office:value="0.213008274405052">
            <text:p>0.213008274405052</text:p>
          </table:table-cell>
        </table:table-row>
        <table:table-row table:style-name="ro1">
          <table:table-cell table:formula="of:=CONCATENATE([.B97];&quot;/&quot;;[.C97];&quot;/&quot;;[.D97])" office:value-type="string" office:string-value="ned/sting/ngc0337.co.cmmsk.fits">
            <text:p>ned/sting/ngc033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337.co.cmmsk.fits</text:p>
          </table:table-cell>
          <table:table-cell office:value-type="string">
            <text:p>VELO-LSR</text:p>
          </table:table-cell>
          <table:table-cell table:style-name="ce4" office:value-type="float" office:value="1510000">
            <text:p>1.5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97]*(1-[.R97]/[.$E$2])/SQRT(1-([.R97]*[.R97])/([.$E$2]*[.$E$2]))+[.O97]" office:value-type="float" office:value="114587364036.59">
            <text:p>1.145873640366E+11</text:p>
          </table:table-cell>
          <table:table-cell table:formula="of:=[.$N97]*(1-[.Q97]/[.$E$2])/SQRT(1-([.Q97]*[.Q97])/([.$E$2]*[.$E$2]))+[.O97]" office:value-type="float" office:value="114640852368.749">
            <text:p>1.146408523687E+11</text:p>
          </table:table-cell>
          <table:table-cell table:formula="of:=[.$N97]*(1-[.P97]/[.$E$2])/SQRT(1-([.P97]*[.P97])/([.$E$2]*[.$E$2]))+[.O97]" office:value-type="float" office:value="114694365394.831">
            <text:p>1.14694365394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680.952575684">
            <text:p>-6.8095258E+02</text:p>
          </table:table-cell>
          <table:table-cell table:formula="of:=[.F97]-([.G97]*[.H97])+[.H97]/2" office:value-type="float" office:value="1505000">
            <text:p>1505000</text:p>
          </table:table-cell>
          <table:table-cell table:formula="of:=[.P97]+([.I97]/2)*[.H97]" office:value-type="float" office:value="1645000">
            <text:p>1645000</text:p>
          </table:table-cell>
          <table:table-cell table:formula="of:=[.F97]+([.I97]-[.G97])*[.H97]+[.H97]/2" office:value-type="float" office:value="1785000">
            <text:p>1785000</text:p>
          </table:table-cell>
          <table:table-cell table:formula="of:=[.$E$2]/[.K97]" office:value-type="float" office:value="0.00261808972151768">
            <text:p>0.00261808972151768</text:p>
          </table:table-cell>
          <table:table-cell table:formula="of:=[.$E$2]/[.L97]" office:value-type="float" office:value="0.0026168681914108">
            <text:p>0.0026168681914108</text:p>
          </table:table-cell>
          <table:table-cell table:formula="of:=[.$E$2]/[.M97]" office:value-type="float" office:value="0.00261564723748426">
            <text:p>0.00261564723748426</text:p>
          </table:table-cell>
          <table:table-cell table:formula="of:=ABS([.H97]/([.L97]*(1+[.H97]/[.$E$2])))" office:value-type="float" office:value="0.0000000872260321792872">
            <text:p>0.0000000872260321792872</text:p>
          </table:table-cell>
          <table:table-cell table:formula="of:=MIN([.$S97];[.$U97])" office:value-type="float" office:value="0.00261564723748426">
            <text:p>0.00261564723748426</text:p>
          </table:table-cell>
          <table:table-cell table:formula="of:=MAX([.$S97];[.$U97])" office:value-type="float" office:value="0.00261808972151768">
            <text:p>0.00261808972151768</text:p>
          </table:table-cell>
        </table:table-row>
        <table:table-row table:style-name="ro1">
          <table:table-cell table:formula="of:=CONCATENATE([.B98];&quot;/&quot;;[.C98];&quot;/&quot;;[.D98])" office:value-type="string" office:string-value="ned/sting/ngc0337.co.cmnse.fits">
            <text:p>ned/sting/ngc033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337.co.cmnse.fits</text:p>
          </table:table-cell>
          <table:table-cell office:value-type="string">
            <text:p>VELO-LSR</text:p>
          </table:table-cell>
          <table:table-cell table:style-name="ce4" office:value-type="float" office:value="1510000">
            <text:p>1.5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98]*(1-[.R98]/[.$E$2])/SQRT(1-([.R98]*[.R98])/([.$E$2]*[.$E$2]))+[.O98]" office:value-type="float" office:value="114587364036.59">
            <text:p>1.145873640366E+11</text:p>
          </table:table-cell>
          <table:table-cell table:formula="of:=[.$N98]*(1-[.Q98]/[.$E$2])/SQRT(1-([.Q98]*[.Q98])/([.$E$2]*[.$E$2]))+[.O98]" office:value-type="float" office:value="114640852368.749">
            <text:p>1.146408523687E+11</text:p>
          </table:table-cell>
          <table:table-cell table:formula="of:=[.$N98]*(1-[.P98]/[.$E$2])/SQRT(1-([.P98]*[.P98])/([.$E$2]*[.$E$2]))+[.O98]" office:value-type="float" office:value="114694365394.831">
            <text:p>1.14694365394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680.952575684">
            <text:p>-6.8095258E+02</text:p>
          </table:table-cell>
          <table:table-cell table:formula="of:=[.F98]-([.G98]*[.H98])+[.H98]/2" office:value-type="float" office:value="1505000">
            <text:p>1505000</text:p>
          </table:table-cell>
          <table:table-cell table:formula="of:=[.P98]+([.I98]/2)*[.H98]" office:value-type="float" office:value="1645000">
            <text:p>1645000</text:p>
          </table:table-cell>
          <table:table-cell table:formula="of:=[.F98]+([.I98]-[.G98])*[.H98]+[.H98]/2" office:value-type="float" office:value="1785000">
            <text:p>1785000</text:p>
          </table:table-cell>
          <table:table-cell table:formula="of:=[.$E$2]/[.K98]" office:value-type="float" office:value="0.00261808972151768">
            <text:p>0.00261808972151768</text:p>
          </table:table-cell>
          <table:table-cell table:formula="of:=[.$E$2]/[.L98]" office:value-type="float" office:value="0.0026168681914108">
            <text:p>0.0026168681914108</text:p>
          </table:table-cell>
          <table:table-cell table:formula="of:=[.$E$2]/[.M98]" office:value-type="float" office:value="0.00261564723748426">
            <text:p>0.00261564723748426</text:p>
          </table:table-cell>
          <table:table-cell table:formula="of:=ABS([.H98]/([.L98]*(1+[.H98]/[.$E$2])))" office:value-type="float" office:value="0.0000000872260321792872">
            <text:p>0.0000000872260321792872</text:p>
          </table:table-cell>
          <table:table-cell table:formula="of:=MIN([.$S98];[.$U98])" office:value-type="float" office:value="0.00261564723748426">
            <text:p>0.00261564723748426</text:p>
          </table:table-cell>
          <table:table-cell table:formula="of:=MAX([.$S98];[.$U98])" office:value-type="float" office:value="0.00261808972151768">
            <text:p>0.00261808972151768</text:p>
          </table:table-cell>
        </table:table-row>
        <table:table-row table:style-name="ro1">
          <table:table-cell table:formula="of:=CONCATENATE([.B99];&quot;/&quot;;[.C99];&quot;/&quot;;[.D99])" office:value-type="string" office:string-value="ned/sting/ngc0772.co.cmmsk.fits">
            <text:p>ned/sting/ngc0772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772.co.cmmsk.fits</text:p>
          </table:table-cell>
          <table:table-cell office:value-type="string">
            <text:p>VELO-LSR</text:p>
          </table:table-cell>
          <table:table-cell table:style-name="ce4" office:value-type="float" office:value="2150000">
            <text:p>2.15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8">
            <text:p>58</text:p>
          </table:table-cell>
          <table:table-cell/>
          <table:table-cell table:formula="of:=[.$N99]*(1-[.R99]/[.$E$2])/SQRT(1-([.R99]*[.R99])/([.$E$2]*[.$E$2]))+[.O99]" office:value-type="float" office:value="114228865914.21">
            <text:p>1.142288659142E+11</text:p>
          </table:table-cell>
          <table:table-cell table:formula="of:=[.$N99]*(1-[.Q99]/[.$E$2])/SQRT(1-([.Q99]*[.Q99])/([.$E$2]*[.$E$2]))+[.O99]" office:value-type="float" office:value="114339348722.389">
            <text:p>1.143393487224E+11</text:p>
          </table:table-cell>
          <table:table-cell table:formula="of:=[.$N99]*(1-[.P99]/[.$E$2])/SQRT(1-([.P99]*[.P99])/([.$E$2]*[.$E$2]))+[.O99]" office:value-type="float" office:value="114449936653.829">
            <text:p>1.14449936653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13.000762939">
            <text:p>2.1300076E+02</text:p>
          </table:table-cell>
          <table:table-cell table:formula="of:=[.F99]-([.G99]*[.H99])+[.H99]/2" office:value-type="float" office:value="2145000">
            <text:p>2145000</text:p>
          </table:table-cell>
          <table:table-cell table:formula="of:=[.P99]+([.I99]/2)*[.H99]" office:value-type="float" office:value="2435000">
            <text:p>2435000</text:p>
          </table:table-cell>
          <table:table-cell table:formula="of:=[.F99]+([.I99]-[.G99])*[.H99]+[.H99]/2" office:value-type="float" office:value="2725000">
            <text:p>2725000</text:p>
          </table:table-cell>
          <table:table-cell table:formula="of:=[.$E$2]/[.K99]" office:value-type="float" office:value="0.0026263063858597">
            <text:p>0.0026263063858597</text:p>
          </table:table-cell>
          <table:table-cell table:formula="of:=[.$E$2]/[.L99]" office:value-type="float" office:value="0.00262376866190123">
            <text:p>0.00262376866190123</text:p>
          </table:table-cell>
          <table:table-cell table:formula="of:=[.$E$2]/[.M99]" office:value-type="float" office:value="0.00262123342983924">
            <text:p>0.00262123342983924</text:p>
          </table:table-cell>
          <table:table-cell table:formula="of:=ABS([.H99]/([.L99]*(1+[.H99]/[.$E$2])))" office:value-type="float" office:value="0.0000000874560401953679">
            <text:p>0.0000000874560401953679</text:p>
          </table:table-cell>
          <table:table-cell table:formula="of:=MIN([.$S99];[.$U99])" office:value-type="float" office:value="0.00262123342983924">
            <text:p>0.00262123342983924</text:p>
          </table:table-cell>
          <table:table-cell table:formula="of:=MAX([.$S99];[.$U99])" office:value-type="float" office:value="0.0026263063858597">
            <text:p>0.0026263063858597</text:p>
          </table:table-cell>
        </table:table-row>
        <table:table-row table:style-name="ro1">
          <table:table-cell table:formula="of:=CONCATENATE([.B100];&quot;/&quot;;[.C100];&quot;/&quot;;[.D100])" office:value-type="string" office:string-value="ned/sting/ngc0772.co.cmnse.fits">
            <text:p>ned/sting/ngc0772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772.co.cmnse.fits</text:p>
          </table:table-cell>
          <table:table-cell office:value-type="string">
            <text:p>VELO-LSR</text:p>
          </table:table-cell>
          <table:table-cell table:style-name="ce4" office:value-type="float" office:value="2150000">
            <text:p>2.15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8">
            <text:p>58</text:p>
          </table:table-cell>
          <table:table-cell/>
          <table:table-cell table:formula="of:=[.$N100]*(1-[.R100]/[.$E$2])/SQRT(1-([.R100]*[.R100])/([.$E$2]*[.$E$2]))+[.O100]" office:value-type="float" office:value="114228865914.21">
            <text:p>1.142288659142E+11</text:p>
          </table:table-cell>
          <table:table-cell table:formula="of:=[.$N100]*(1-[.Q100]/[.$E$2])/SQRT(1-([.Q100]*[.Q100])/([.$E$2]*[.$E$2]))+[.O100]" office:value-type="float" office:value="114339348722.389">
            <text:p>1.143393487224E+11</text:p>
          </table:table-cell>
          <table:table-cell table:formula="of:=[.$N100]*(1-[.P100]/[.$E$2])/SQRT(1-([.P100]*[.P100])/([.$E$2]*[.$E$2]))+[.O100]" office:value-type="float" office:value="114449936653.829">
            <text:p>1.14449936653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13.000762939">
            <text:p>2.1300076E+02</text:p>
          </table:table-cell>
          <table:table-cell table:formula="of:=[.F100]-([.G100]*[.H100])+[.H100]/2" office:value-type="float" office:value="2145000">
            <text:p>2145000</text:p>
          </table:table-cell>
          <table:table-cell table:formula="of:=[.P100]+([.I100]/2)*[.H100]" office:value-type="float" office:value="2435000">
            <text:p>2435000</text:p>
          </table:table-cell>
          <table:table-cell table:formula="of:=[.F100]+([.I100]-[.G100])*[.H100]+[.H100]/2" office:value-type="float" office:value="2725000">
            <text:p>2725000</text:p>
          </table:table-cell>
          <table:table-cell table:formula="of:=[.$E$2]/[.K100]" office:value-type="float" office:value="0.0026263063858597">
            <text:p>0.0026263063858597</text:p>
          </table:table-cell>
          <table:table-cell table:formula="of:=[.$E$2]/[.L100]" office:value-type="float" office:value="0.00262376866190123">
            <text:p>0.00262376866190123</text:p>
          </table:table-cell>
          <table:table-cell table:formula="of:=[.$E$2]/[.M100]" office:value-type="float" office:value="0.00262123342983924">
            <text:p>0.00262123342983924</text:p>
          </table:table-cell>
          <table:table-cell table:formula="of:=ABS([.H100]/([.L100]*(1+[.H100]/[.$E$2])))" office:value-type="float" office:value="0.0000000874560401953679">
            <text:p>0.0000000874560401953679</text:p>
          </table:table-cell>
          <table:table-cell table:formula="of:=MIN([.$S100];[.$U100])" office:value-type="float" office:value="0.00262123342983924">
            <text:p>0.00262123342983924</text:p>
          </table:table-cell>
          <table:table-cell table:formula="of:=MAX([.$S100];[.$U100])" office:value-type="float" office:value="0.0026263063858597">
            <text:p>0.0026263063858597</text:p>
          </table:table-cell>
        </table:table-row>
        <table:table-row table:style-name="ro1">
          <table:table-cell table:formula="of:=CONCATENATE([.B101];&quot;/&quot;;[.C101];&quot;/&quot;;[.D101])" office:value-type="string" office:string-value="ned/sting/ngc1156.co.cmmsk.fits">
            <text:p>ned/sting/ngc115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156.co.cmmsk.fits</text:p>
          </table:table-cell>
          <table:table-cell office:value-type="string">
            <text:p>VELO-LSR</text:p>
          </table:table-cell>
          <table:table-cell table:style-name="ce4" office:value-type="float" office:value="245000">
            <text:p>2.45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01]*(1-[.R101]/[.$E$2])/SQRT(1-([.R101]*[.R101])/([.$E$2]*[.$E$2]))+[.O101]" office:value-type="float" office:value="115071569263.203">
            <text:p>1.150715692632E+11</text:p>
          </table:table-cell>
          <table:table-cell table:formula="of:=[.$N101]*(1-[.Q101]/[.$E$2])/SQRT(1-([.Q101]*[.Q101])/([.$E$2]*[.$E$2]))+[.O101]" office:value-type="float" office:value="115125281982.768">
            <text:p>1.151252819828E+11</text:p>
          </table:table-cell>
          <table:table-cell table:formula="of:=[.$N101]*(1-[.P101]/[.$E$2])/SQRT(1-([.P101]*[.P101])/([.$E$2]*[.$E$2]))+[.O101]" office:value-type="float" office:value="115179019710.63">
            <text:p>1.15179019710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86.66255188">
            <text:p>-1.8666255E+02</text:p>
          </table:table-cell>
          <table:table-cell table:formula="of:=[.F101]-([.G101]*[.H101])+[.H101]/2" office:value-type="float" office:value="240000">
            <text:p>240000</text:p>
          </table:table-cell>
          <table:table-cell table:formula="of:=[.P101]+([.I101]/2)*[.H101]" office:value-type="float" office:value="380000">
            <text:p>380000</text:p>
          </table:table-cell>
          <table:table-cell table:formula="of:=[.F101]+([.I101]-[.G101])*[.H101]+[.H101]/2" office:value-type="float" office:value="520000">
            <text:p>520000</text:p>
          </table:table-cell>
          <table:table-cell table:formula="of:=[.$E$2]/[.K101]" office:value-type="float" office:value="0.00260707316256209">
            <text:p>0.00260707316256209</text:p>
          </table:table-cell>
          <table:table-cell table:formula="of:=[.$E$2]/[.L101]" office:value-type="float" office:value="0.0026058568094965">
            <text:p>0.0026058568094965</text:p>
          </table:table-cell>
          <table:table-cell table:formula="of:=[.$E$2]/[.M101]" office:value-type="float" office:value="0.00260464102536821">
            <text:p>0.00260464102536821</text:p>
          </table:table-cell>
          <table:table-cell table:formula="of:=ABS([.H101]/([.L101]*(1+[.H101]/[.$E$2])))" office:value-type="float" office:value="0.0000000868589983499385">
            <text:p>0.0000000868589983499385</text:p>
          </table:table-cell>
          <table:table-cell table:formula="of:=MIN([.$S101];[.$U101])" office:value-type="float" office:value="0.00260464102536821">
            <text:p>0.00260464102536821</text:p>
          </table:table-cell>
          <table:table-cell table:formula="of:=MAX([.$S101];[.$U101])" office:value-type="float" office:value="0.00260707316256209">
            <text:p>0.00260707316256209</text:p>
          </table:table-cell>
        </table:table-row>
        <table:table-row table:style-name="ro1">
          <table:table-cell table:formula="of:=CONCATENATE([.B102];&quot;/&quot;;[.C102];&quot;/&quot;;[.D102])" office:value-type="string" office:string-value="ned/sting/ngc1156.co.cmnse.fits">
            <text:p>ned/sting/ngc115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156.co.cmnse.fits</text:p>
          </table:table-cell>
          <table:table-cell office:value-type="string">
            <text:p>VELO-LSR</text:p>
          </table:table-cell>
          <table:table-cell table:style-name="ce4" office:value-type="float" office:value="245000">
            <text:p>2.45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02]*(1-[.R102]/[.$E$2])/SQRT(1-([.R102]*[.R102])/([.$E$2]*[.$E$2]))+[.O102]" office:value-type="float" office:value="115071569263.203">
            <text:p>1.150715692632E+11</text:p>
          </table:table-cell>
          <table:table-cell table:formula="of:=[.$N102]*(1-[.Q102]/[.$E$2])/SQRT(1-([.Q102]*[.Q102])/([.$E$2]*[.$E$2]))+[.O102]" office:value-type="float" office:value="115125281982.768">
            <text:p>1.151252819828E+11</text:p>
          </table:table-cell>
          <table:table-cell table:formula="of:=[.$N102]*(1-[.P102]/[.$E$2])/SQRT(1-([.P102]*[.P102])/([.$E$2]*[.$E$2]))+[.O102]" office:value-type="float" office:value="115179019710.63">
            <text:p>1.15179019710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86.66255188">
            <text:p>-1.8666255E+02</text:p>
          </table:table-cell>
          <table:table-cell table:formula="of:=[.F102]-([.G102]*[.H102])+[.H102]/2" office:value-type="float" office:value="240000">
            <text:p>240000</text:p>
          </table:table-cell>
          <table:table-cell table:formula="of:=[.P102]+([.I102]/2)*[.H102]" office:value-type="float" office:value="380000">
            <text:p>380000</text:p>
          </table:table-cell>
          <table:table-cell table:formula="of:=[.F102]+([.I102]-[.G102])*[.H102]+[.H102]/2" office:value-type="float" office:value="520000">
            <text:p>520000</text:p>
          </table:table-cell>
          <table:table-cell table:formula="of:=[.$E$2]/[.K102]" office:value-type="float" office:value="0.00260707316256209">
            <text:p>0.00260707316256209</text:p>
          </table:table-cell>
          <table:table-cell table:formula="of:=[.$E$2]/[.L102]" office:value-type="float" office:value="0.0026058568094965">
            <text:p>0.0026058568094965</text:p>
          </table:table-cell>
          <table:table-cell table:formula="of:=[.$E$2]/[.M102]" office:value-type="float" office:value="0.00260464102536821">
            <text:p>0.00260464102536821</text:p>
          </table:table-cell>
          <table:table-cell table:formula="of:=ABS([.H102]/([.L102]*(1+[.H102]/[.$E$2])))" office:value-type="float" office:value="0.0000000868589983499385">
            <text:p>0.0000000868589983499385</text:p>
          </table:table-cell>
          <table:table-cell table:formula="of:=MIN([.$S102];[.$U102])" office:value-type="float" office:value="0.00260464102536821">
            <text:p>0.00260464102536821</text:p>
          </table:table-cell>
          <table:table-cell table:formula="of:=MAX([.$S102];[.$U102])" office:value-type="float" office:value="0.00260707316256209">
            <text:p>0.00260707316256209</text:p>
          </table:table-cell>
        </table:table-row>
        <table:table-row table:style-name="ro1">
          <table:table-cell table:formula="of:=CONCATENATE([.B103];&quot;/&quot;;[.C103];&quot;/&quot;;[.D103])" office:value-type="string" office:string-value="ned/sting/ngc1569.co.cmmsk.fits">
            <text:p>ned/sting/ngc1569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569.co.cmmsk.fits</text:p>
          </table:table-cell>
          <table:table-cell office:value-type="string">
            <text:p>VELO-LSR</text:p>
          </table:table-cell>
          <table:table-cell table:style-name="ce4" office:value-type="float" office:value="-230000">
            <text:p>-2.3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3]*(1-[.R103]/[.$E$2])/SQRT(1-([.R103]*[.R103])/([.$E$2]*[.$E$2]))+[.O103]" office:value-type="float" office:value="115261593169.641">
            <text:p>1.152615931696E+11</text:p>
          </table:table-cell>
          <table:table-cell table:formula="of:=[.$N103]*(1-[.Q103]/[.$E$2])/SQRT(1-([.Q103]*[.Q103])/([.$E$2]*[.$E$2]))+[.O103]" office:value-type="float" office:value="115311550685.594">
            <text:p>1.153115506856E+11</text:p>
          </table:table-cell>
          <table:table-cell table:formula="of:=[.$N103]*(1-[.P103]/[.$E$2])/SQRT(1-([.P103]*[.P103])/([.$E$2]*[.$E$2]))+[.O103]" office:value-type="float" office:value="115361529869.658">
            <text:p>1.1536152986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297.23925781">
            <text:p>-1.2972393E+03</text:p>
          </table:table-cell>
          <table:table-cell table:formula="of:=[.F103]-([.G103]*[.H103])+[.H103]/2" office:value-type="float" office:value="-235000">
            <text:p>-235000</text:p>
          </table:table-cell>
          <table:table-cell table:formula="of:=[.P103]+([.I103]/2)*[.H103]" office:value-type="float" office:value="-105000">
            <text:p>-105000</text:p>
          </table:table-cell>
          <table:table-cell table:formula="of:=[.F103]+([.I103]-[.G103])*[.H103]+[.H103]/2" office:value-type="float" office:value="25000">
            <text:p>25000</text:p>
          </table:table-cell>
          <table:table-cell table:formula="of:=[.$E$2]/[.K103]" office:value-type="float" office:value="0.00260277505932494">
            <text:p>0.00260277505932494</text:p>
          </table:table-cell>
          <table:table-cell table:formula="of:=[.$E$2]/[.L103]" office:value-type="float" office:value="0.00260164743441856">
            <text:p>0.00260164743441856</text:p>
          </table:table-cell>
          <table:table-cell table:formula="of:=[.$E$2]/[.M103]" office:value-type="float" office:value="0.00260052029770199">
            <text:p>0.00260052029770199</text:p>
          </table:table-cell>
          <table:table-cell table:formula="of:=ABS([.H103]/([.L103]*(1+[.H103]/[.$E$2])))" office:value-type="float" office:value="0.0000000867186905242678">
            <text:p>0.0000000867186905242678</text:p>
          </table:table-cell>
          <table:table-cell table:formula="of:=MIN([.$S103];[.$U103])" office:value-type="float" office:value="0.00260052029770199">
            <text:p>0.00260052029770199</text:p>
          </table:table-cell>
          <table:table-cell table:formula="of:=MAX([.$S103];[.$U103])" office:value-type="float" office:value="0.00260277505932494">
            <text:p>0.00260277505932494</text:p>
          </table:table-cell>
        </table:table-row>
        <table:table-row table:style-name="ro1">
          <table:table-cell table:formula="of:=CONCATENATE([.B104];&quot;/&quot;;[.C104];&quot;/&quot;;[.D104])" office:value-type="string" office:string-value="ned/sting/ngc1569.co.cmnse.fits">
            <text:p>ned/sting/ngc1569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569.co.cmnse.fits</text:p>
          </table:table-cell>
          <table:table-cell office:value-type="string">
            <text:p>VELO-LSR</text:p>
          </table:table-cell>
          <table:table-cell table:style-name="ce4" office:value-type="float" office:value="-230000">
            <text:p>-2.3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4]*(1-[.R104]/[.$E$2])/SQRT(1-([.R104]*[.R104])/([.$E$2]*[.$E$2]))+[.O104]" office:value-type="float" office:value="115261593169.641">
            <text:p>1.152615931696E+11</text:p>
          </table:table-cell>
          <table:table-cell table:formula="of:=[.$N104]*(1-[.Q104]/[.$E$2])/SQRT(1-([.Q104]*[.Q104])/([.$E$2]*[.$E$2]))+[.O104]" office:value-type="float" office:value="115311550685.594">
            <text:p>1.153115506856E+11</text:p>
          </table:table-cell>
          <table:table-cell table:formula="of:=[.$N104]*(1-[.P104]/[.$E$2])/SQRT(1-([.P104]*[.P104])/([.$E$2]*[.$E$2]))+[.O104]" office:value-type="float" office:value="115361529869.658">
            <text:p>1.1536152986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297.23925781">
            <text:p>-1.2972393E+03</text:p>
          </table:table-cell>
          <table:table-cell table:formula="of:=[.F104]-([.G104]*[.H104])+[.H104]/2" office:value-type="float" office:value="-235000">
            <text:p>-235000</text:p>
          </table:table-cell>
          <table:table-cell table:formula="of:=[.P104]+([.I104]/2)*[.H104]" office:value-type="float" office:value="-105000">
            <text:p>-105000</text:p>
          </table:table-cell>
          <table:table-cell table:formula="of:=[.F104]+([.I104]-[.G104])*[.H104]+[.H104]/2" office:value-type="float" office:value="25000">
            <text:p>25000</text:p>
          </table:table-cell>
          <table:table-cell table:formula="of:=[.$E$2]/[.K104]" office:value-type="float" office:value="0.00260277505932494">
            <text:p>0.00260277505932494</text:p>
          </table:table-cell>
          <table:table-cell table:formula="of:=[.$E$2]/[.L104]" office:value-type="float" office:value="0.00260164743441856">
            <text:p>0.00260164743441856</text:p>
          </table:table-cell>
          <table:table-cell table:formula="of:=[.$E$2]/[.M104]" office:value-type="float" office:value="0.00260052029770199">
            <text:p>0.00260052029770199</text:p>
          </table:table-cell>
          <table:table-cell table:formula="of:=ABS([.H104]/([.L104]*(1+[.H104]/[.$E$2])))" office:value-type="float" office:value="0.0000000867186905242678">
            <text:p>0.0000000867186905242678</text:p>
          </table:table-cell>
          <table:table-cell table:formula="of:=MIN([.$S104];[.$U104])" office:value-type="float" office:value="0.00260052029770199">
            <text:p>0.00260052029770199</text:p>
          </table:table-cell>
          <table:table-cell table:formula="of:=MAX([.$S104];[.$U104])" office:value-type="float" office:value="0.00260277505932494">
            <text:p>0.00260277505932494</text:p>
          </table:table-cell>
        </table:table-row>
        <table:table-row table:style-name="ro1">
          <table:table-cell table:formula="of:=CONCATENATE([.B105];&quot;/&quot;;[.C105];&quot;/&quot;;[.D105])" office:value-type="string" office:string-value="ned/sting/ngc1637.co.cmmsk.fits">
            <text:p>ned/sting/ngc163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637.co.cmmsk.fits</text:p>
          </table:table-cell>
          <table:table-cell office:value-type="string">
            <text:p>VELO-LSR</text:p>
          </table:table-cell>
          <table:table-cell table:style-name="ce4" office:value-type="float" office:value="590000">
            <text:p>5.9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5]*(1-[.R105]/[.$E$2])/SQRT(1-([.R105]*[.R105])/([.$E$2]*[.$E$2]))+[.O105]" office:value-type="float" office:value="114946975133.547">
            <text:p>1.149469751335E+11</text:p>
          </table:table-cell>
          <table:table-cell table:formula="of:=[.$N105]*(1-[.Q105]/[.$E$2])/SQRT(1-([.Q105]*[.Q105])/([.$E$2]*[.$E$2]))+[.O105]" office:value-type="float" office:value="114996796621.014">
            <text:p>1.149967966210E+11</text:p>
          </table:table-cell>
          <table:table-cell table:formula="of:=[.$N105]*(1-[.P105]/[.$E$2])/SQRT(1-([.P105]*[.P105])/([.$E$2]*[.$E$2]))+[.O105]" office:value-type="float" office:value="115046639599.641">
            <text:p>1.15046639599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292.991149902">
            <text:p>-2.9299115E+02</text:p>
          </table:table-cell>
          <table:table-cell table:formula="of:=[.F105]-([.G105]*[.H105])+[.H105]/2" office:value-type="float" office:value="585000">
            <text:p>585000</text:p>
          </table:table-cell>
          <table:table-cell table:formula="of:=[.P105]+([.I105]/2)*[.H105]" office:value-type="float" office:value="715000">
            <text:p>715000</text:p>
          </table:table-cell>
          <table:table-cell table:formula="of:=[.F105]+([.I105]-[.G105])*[.H105]+[.H105]/2" office:value-type="float" office:value="845000">
            <text:p>845000</text:p>
          </table:table-cell>
          <table:table-cell table:formula="of:=[.$E$2]/[.K105]" office:value-type="float" office:value="0.00260989903954806">
            <text:p>0.00260989903954806</text:p>
          </table:table-cell>
          <table:table-cell table:formula="of:=[.$E$2]/[.L105]" office:value-type="float" office:value="0.00260876832064015">
            <text:p>0.00260876832064015</text:p>
          </table:table-cell>
          <table:table-cell table:formula="of:=[.$E$2]/[.M105]" office:value-type="float" office:value="0.00260763809394165">
            <text:p>0.00260763809394165</text:p>
          </table:table-cell>
          <table:table-cell table:formula="of:=ABS([.H105]/([.L105]*(1+[.H105]/[.$E$2])))" office:value-type="float" office:value="0.0000000869560454864886">
            <text:p>0.0000000869560454864886</text:p>
          </table:table-cell>
          <table:table-cell table:formula="of:=MIN([.$S105];[.$U105])" office:value-type="float" office:value="0.00260763809394165">
            <text:p>0.00260763809394165</text:p>
          </table:table-cell>
          <table:table-cell table:formula="of:=MAX([.$S105];[.$U105])" office:value-type="float" office:value="0.00260989903954806">
            <text:p>0.00260989903954806</text:p>
          </table:table-cell>
        </table:table-row>
        <table:table-row table:style-name="ro1">
          <table:table-cell table:formula="of:=CONCATENATE([.B106];&quot;/&quot;;[.C106];&quot;/&quot;;[.D106])" office:value-type="string" office:string-value="ned/sting/ngc1637.co.cmnse.fits">
            <text:p>ned/sting/ngc163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637.co.cmnse.fits</text:p>
          </table:table-cell>
          <table:table-cell office:value-type="string">
            <text:p>VELO-LSR</text:p>
          </table:table-cell>
          <table:table-cell table:style-name="ce4" office:value-type="float" office:value="590000">
            <text:p>5.9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6]*(1-[.R106]/[.$E$2])/SQRT(1-([.R106]*[.R106])/([.$E$2]*[.$E$2]))+[.O106]" office:value-type="float" office:value="114946975133.547">
            <text:p>1.149469751335E+11</text:p>
          </table:table-cell>
          <table:table-cell table:formula="of:=[.$N106]*(1-[.Q106]/[.$E$2])/SQRT(1-([.Q106]*[.Q106])/([.$E$2]*[.$E$2]))+[.O106]" office:value-type="float" office:value="114996796621.014">
            <text:p>1.149967966210E+11</text:p>
          </table:table-cell>
          <table:table-cell table:formula="of:=[.$N106]*(1-[.P106]/[.$E$2])/SQRT(1-([.P106]*[.P106])/([.$E$2]*[.$E$2]))+[.O106]" office:value-type="float" office:value="115046639599.641">
            <text:p>1.15046639599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292.991149902">
            <text:p>-2.9299115E+02</text:p>
          </table:table-cell>
          <table:table-cell table:formula="of:=[.F106]-([.G106]*[.H106])+[.H106]/2" office:value-type="float" office:value="585000">
            <text:p>585000</text:p>
          </table:table-cell>
          <table:table-cell table:formula="of:=[.P106]+([.I106]/2)*[.H106]" office:value-type="float" office:value="715000">
            <text:p>715000</text:p>
          </table:table-cell>
          <table:table-cell table:formula="of:=[.F106]+([.I106]-[.G106])*[.H106]+[.H106]/2" office:value-type="float" office:value="845000">
            <text:p>845000</text:p>
          </table:table-cell>
          <table:table-cell table:formula="of:=[.$E$2]/[.K106]" office:value-type="float" office:value="0.00260989903954806">
            <text:p>0.00260989903954806</text:p>
          </table:table-cell>
          <table:table-cell table:formula="of:=[.$E$2]/[.L106]" office:value-type="float" office:value="0.00260876832064015">
            <text:p>0.00260876832064015</text:p>
          </table:table-cell>
          <table:table-cell table:formula="of:=[.$E$2]/[.M106]" office:value-type="float" office:value="0.00260763809394165">
            <text:p>0.00260763809394165</text:p>
          </table:table-cell>
          <table:table-cell table:formula="of:=ABS([.H106]/([.L106]*(1+[.H106]/[.$E$2])))" office:value-type="float" office:value="0.0000000869560454864886">
            <text:p>0.0000000869560454864886</text:p>
          </table:table-cell>
          <table:table-cell table:formula="of:=MIN([.$S106];[.$U106])" office:value-type="float" office:value="0.00260763809394165">
            <text:p>0.00260763809394165</text:p>
          </table:table-cell>
          <table:table-cell table:formula="of:=MAX([.$S106];[.$U106])" office:value-type="float" office:value="0.00260989903954806">
            <text:p>0.00260989903954806</text:p>
          </table:table-cell>
        </table:table-row>
        <table:table-row table:style-name="ro1">
          <table:table-cell table:formula="of:=CONCATENATE([.B107];&quot;/&quot;;[.C107];&quot;/&quot;;[.D107])" office:value-type="string" office:string-value="ned/sting/ngc2681.co.cmmsk.fits">
            <text:p>ned/sting/ngc268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681.co.cmmsk.fits</text:p>
          </table:table-cell>
          <table:table-cell office:value-type="string">
            <text:p>VELO-LSR</text:p>
          </table:table-cell>
          <table:table-cell table:style-name="ce4" office:value-type="float" office:value="560000">
            <text:p>5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7]*(1-[.R107]/[.$E$2])/SQRT(1-([.R107]*[.R107])/([.$E$2]*[.$E$2]))+[.O107]" office:value-type="float" office:value="114954640205.987">
            <text:p>1.149546402060E+11</text:p>
          </table:table-cell>
          <table:table-cell table:formula="of:=[.$N107]*(1-[.Q107]/[.$E$2])/SQRT(1-([.Q107]*[.Q107])/([.$E$2]*[.$E$2]))+[.O107]" office:value-type="float" office:value="115006381765.215">
            <text:p>1.150063817652E+11</text:p>
          </table:table-cell>
          <table:table-cell table:formula="of:=[.$N107]*(1-[.P107]/[.$E$2])/SQRT(1-([.P107]*[.P107])/([.$E$2]*[.$E$2]))+[.O107]" office:value-type="float" office:value="115058146506.356">
            <text:p>1.15058146506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332.93652344">
            <text:p>1.3329365E+03</text:p>
          </table:table-cell>
          <table:table-cell table:formula="of:=[.F107]-([.G107]*[.H107])+[.H107]/2" office:value-type="float" office:value="555000">
            <text:p>555000</text:p>
          </table:table-cell>
          <table:table-cell table:formula="of:=[.P107]+([.I107]/2)*[.H107]" office:value-type="float" office:value="690000">
            <text:p>690000</text:p>
          </table:table-cell>
          <table:table-cell table:formula="of:=[.F107]+([.I107]-[.G107])*[.H107]+[.H107]/2" office:value-type="float" office:value="825000">
            <text:p>825000</text:p>
          </table:table-cell>
          <table:table-cell table:formula="of:=[.$E$2]/[.K107]" office:value-type="float" office:value="0.0026097250138179">
            <text:p>0.0026097250138179</text:p>
          </table:table-cell>
          <table:table-cell table:formula="of:=[.$E$2]/[.L107]" office:value-type="float" office:value="0.00260855089426645">
            <text:p>0.00260855089426645</text:p>
          </table:table-cell>
          <table:table-cell table:formula="of:=[.$E$2]/[.M107]" office:value-type="float" office:value="0.00260737730538209">
            <text:p>0.00260737730538209</text:p>
          </table:table-cell>
          <table:table-cell table:formula="of:=ABS([.H107]/([.L107]*(1+[.H107]/[.$E$2])))" office:value-type="float" office:value="0.0000000869487981822754">
            <text:p>0.0000000869487981822754</text:p>
          </table:table-cell>
          <table:table-cell table:formula="of:=MIN([.$S107];[.$U107])" office:value-type="float" office:value="0.00260737730538209">
            <text:p>0.00260737730538209</text:p>
          </table:table-cell>
          <table:table-cell table:formula="of:=MAX([.$S107];[.$U107])" office:value-type="float" office:value="0.0026097250138179">
            <text:p>0.0026097250138179</text:p>
          </table:table-cell>
        </table:table-row>
        <table:table-row table:style-name="ro1">
          <table:table-cell table:formula="of:=CONCATENATE([.B108];&quot;/&quot;;[.C108];&quot;/&quot;;[.D108])" office:value-type="string" office:string-value="ned/sting/ngc2681.co.cmnse.fits">
            <text:p>ned/sting/ngc268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681.co.cmnse.fits</text:p>
          </table:table-cell>
          <table:table-cell office:value-type="string">
            <text:p>VELO-LSR</text:p>
          </table:table-cell>
          <table:table-cell table:style-name="ce4" office:value-type="float" office:value="560000">
            <text:p>5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8]*(1-[.R108]/[.$E$2])/SQRT(1-([.R108]*[.R108])/([.$E$2]*[.$E$2]))+[.O108]" office:value-type="float" office:value="114954640205.987">
            <text:p>1.149546402060E+11</text:p>
          </table:table-cell>
          <table:table-cell table:formula="of:=[.$N108]*(1-[.Q108]/[.$E$2])/SQRT(1-([.Q108]*[.Q108])/([.$E$2]*[.$E$2]))+[.O108]" office:value-type="float" office:value="115006381765.215">
            <text:p>1.150063817652E+11</text:p>
          </table:table-cell>
          <table:table-cell table:formula="of:=[.$N108]*(1-[.P108]/[.$E$2])/SQRT(1-([.P108]*[.P108])/([.$E$2]*[.$E$2]))+[.O108]" office:value-type="float" office:value="115058146506.356">
            <text:p>1.15058146506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332.93652344">
            <text:p>1.3329365E+03</text:p>
          </table:table-cell>
          <table:table-cell table:formula="of:=[.F108]-([.G108]*[.H108])+[.H108]/2" office:value-type="float" office:value="555000">
            <text:p>555000</text:p>
          </table:table-cell>
          <table:table-cell table:formula="of:=[.P108]+([.I108]/2)*[.H108]" office:value-type="float" office:value="690000">
            <text:p>690000</text:p>
          </table:table-cell>
          <table:table-cell table:formula="of:=[.F108]+([.I108]-[.G108])*[.H108]+[.H108]/2" office:value-type="float" office:value="825000">
            <text:p>825000</text:p>
          </table:table-cell>
          <table:table-cell table:formula="of:=[.$E$2]/[.K108]" office:value-type="float" office:value="0.0026097250138179">
            <text:p>0.0026097250138179</text:p>
          </table:table-cell>
          <table:table-cell table:formula="of:=[.$E$2]/[.L108]" office:value-type="float" office:value="0.00260855089426645">
            <text:p>0.00260855089426645</text:p>
          </table:table-cell>
          <table:table-cell table:formula="of:=[.$E$2]/[.M108]" office:value-type="float" office:value="0.00260737730538209">
            <text:p>0.00260737730538209</text:p>
          </table:table-cell>
          <table:table-cell table:formula="of:=ABS([.H108]/([.L108]*(1+[.H108]/[.$E$2])))" office:value-type="float" office:value="0.0000000869487981822754">
            <text:p>0.0000000869487981822754</text:p>
          </table:table-cell>
          <table:table-cell table:formula="of:=MIN([.$S108];[.$U108])" office:value-type="float" office:value="0.00260737730538209">
            <text:p>0.00260737730538209</text:p>
          </table:table-cell>
          <table:table-cell table:formula="of:=MAX([.$S108];[.$U108])" office:value-type="float" office:value="0.0026097250138179">
            <text:p>0.0026097250138179</text:p>
          </table:table-cell>
        </table:table-row>
        <table:table-row table:style-name="ro1">
          <table:table-cell table:formula="of:=CONCATENATE([.B109];&quot;/&quot;;[.C109];&quot;/&quot;;[.D109])" office:value-type="string" office:string-value="ned/sting/ngc2782.co.cmmsk.fits">
            <text:p>ned/sting/ngc2782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782.co.cmmsk.fits</text:p>
          </table:table-cell>
          <table:table-cell office:value-type="string">
            <text:p>VELO-LSR</text:p>
          </table:table-cell>
          <table:table-cell table:style-name="ce4" office:value-type="float" office:value="2410000">
            <text:p>2.4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9]*(1-[.R109]/[.$E$2])/SQRT(1-([.R109]*[.R109])/([.$E$2]*[.$E$2]))+[.O109]" office:value-type="float" office:value="114247908480.805">
            <text:p>1.142479084808E+11</text:p>
          </table:table-cell>
          <table:table-cell table:formula="of:=[.$N109]*(1-[.Q109]/[.$E$2])/SQRT(1-([.Q109]*[.Q109])/([.$E$2]*[.$E$2]))+[.O109]" office:value-type="float" office:value="114299335495.079">
            <text:p>1.142993354951E+11</text:p>
          </table:table-cell>
          <table:table-cell table:formula="of:=[.$N109]*(1-[.P109]/[.$E$2])/SQRT(1-([.P109]*[.P109])/([.$E$2]*[.$E$2]))+[.O109]" office:value-type="float" office:value="114350785266.302">
            <text:p>1.1435078526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506.1965332">
            <text:p>1.5061965E+03</text:p>
          </table:table-cell>
          <table:table-cell table:formula="of:=[.F109]-([.G109]*[.H109])+[.H109]/2" office:value-type="float" office:value="2405000">
            <text:p>2405000</text:p>
          </table:table-cell>
          <table:table-cell table:formula="of:=[.P109]+([.I109]/2)*[.H109]" office:value-type="float" office:value="2540000">
            <text:p>2540000</text:p>
          </table:table-cell>
          <table:table-cell table:formula="of:=[.F109]+([.I109]-[.G109])*[.H109]+[.H109]/2" office:value-type="float" office:value="2675000">
            <text:p>2675000</text:p>
          </table:table-cell>
          <table:table-cell table:formula="of:=[.$E$2]/[.K109]" office:value-type="float" office:value="0.00262586863942812">
            <text:p>0.00262586863942812</text:p>
          </table:table-cell>
          <table:table-cell table:formula="of:=[.$E$2]/[.L109]" office:value-type="float" office:value="0.00262468717513161">
            <text:p>0.00262468717513161</text:p>
          </table:table-cell>
          <table:table-cell table:formula="of:=[.$E$2]/[.M109]" office:value-type="float" office:value="0.00262350625141187">
            <text:p>0.00262350625141187</text:p>
          </table:table-cell>
          <table:table-cell table:formula="of:=ABS([.H109]/([.L109]*(1+[.H109]/[.$E$2])))" office:value-type="float" office:value="0.0000000874866562825109">
            <text:p>0.0000000874866562825109</text:p>
          </table:table-cell>
          <table:table-cell table:formula="of:=MIN([.$S109];[.$U109])" office:value-type="float" office:value="0.00262350625141187">
            <text:p>0.00262350625141187</text:p>
          </table:table-cell>
          <table:table-cell table:formula="of:=MAX([.$S109];[.$U109])" office:value-type="float" office:value="0.00262586863942812">
            <text:p>0.00262586863942812</text:p>
          </table:table-cell>
        </table:table-row>
        <table:table-row table:style-name="ro1">
          <table:table-cell table:formula="of:=CONCATENATE([.B110];&quot;/&quot;;[.C110];&quot;/&quot;;[.D110])" office:value-type="string" office:string-value="ned/sting/ngc2782.co.cmnse.fits">
            <text:p>ned/sting/ngc2782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782.co.cmnse.fits</text:p>
          </table:table-cell>
          <table:table-cell office:value-type="string">
            <text:p>VELO-LSR</text:p>
          </table:table-cell>
          <table:table-cell table:style-name="ce4" office:value-type="float" office:value="2410000">
            <text:p>2.4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0]*(1-[.R110]/[.$E$2])/SQRT(1-([.R110]*[.R110])/([.$E$2]*[.$E$2]))+[.O110]" office:value-type="float" office:value="114247908480.805">
            <text:p>1.142479084808E+11</text:p>
          </table:table-cell>
          <table:table-cell table:formula="of:=[.$N110]*(1-[.Q110]/[.$E$2])/SQRT(1-([.Q110]*[.Q110])/([.$E$2]*[.$E$2]))+[.O110]" office:value-type="float" office:value="114299335495.079">
            <text:p>1.142993354951E+11</text:p>
          </table:table-cell>
          <table:table-cell table:formula="of:=[.$N110]*(1-[.P110]/[.$E$2])/SQRT(1-([.P110]*[.P110])/([.$E$2]*[.$E$2]))+[.O110]" office:value-type="float" office:value="114350785266.302">
            <text:p>1.1435078526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506.1965332">
            <text:p>1.5061965E+03</text:p>
          </table:table-cell>
          <table:table-cell table:formula="of:=[.F110]-([.G110]*[.H110])+[.H110]/2" office:value-type="float" office:value="2405000">
            <text:p>2405000</text:p>
          </table:table-cell>
          <table:table-cell table:formula="of:=[.P110]+([.I110]/2)*[.H110]" office:value-type="float" office:value="2540000">
            <text:p>2540000</text:p>
          </table:table-cell>
          <table:table-cell table:formula="of:=[.F110]+([.I110]-[.G110])*[.H110]+[.H110]/2" office:value-type="float" office:value="2675000">
            <text:p>2675000</text:p>
          </table:table-cell>
          <table:table-cell table:formula="of:=[.$E$2]/[.K110]" office:value-type="float" office:value="0.00262586863942812">
            <text:p>0.00262586863942812</text:p>
          </table:table-cell>
          <table:table-cell table:formula="of:=[.$E$2]/[.L110]" office:value-type="float" office:value="0.00262468717513161">
            <text:p>0.00262468717513161</text:p>
          </table:table-cell>
          <table:table-cell table:formula="of:=[.$E$2]/[.M110]" office:value-type="float" office:value="0.00262350625141187">
            <text:p>0.00262350625141187</text:p>
          </table:table-cell>
          <table:table-cell table:formula="of:=ABS([.H110]/([.L110]*(1+[.H110]/[.$E$2])))" office:value-type="float" office:value="0.0000000874866562825109">
            <text:p>0.0000000874866562825109</text:p>
          </table:table-cell>
          <table:table-cell table:formula="of:=MIN([.$S110];[.$U110])" office:value-type="float" office:value="0.00262350625141187">
            <text:p>0.00262350625141187</text:p>
          </table:table-cell>
          <table:table-cell table:formula="of:=MAX([.$S110];[.$U110])" office:value-type="float" office:value="0.00262586863942812">
            <text:p>0.00262586863942812</text:p>
          </table:table-cell>
        </table:table-row>
        <table:table-row table:style-name="ro1">
          <table:table-cell table:formula="of:=CONCATENATE([.B111];&quot;/&quot;;[.C111];&quot;/&quot;;[.D111])" office:value-type="string" office:string-value="ned/sting/ngc2976.co.cmmsk.fits">
            <text:p>ned/sting/ngc297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976.co.cmmsk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1">
            <text:p>41</text:p>
          </table:table-cell>
          <table:table-cell/>
          <table:table-cell table:formula="of:=[.$N111]*(1-[.R111]/[.$E$2])/SQRT(1-([.R111]*[.R111])/([.$E$2]*[.$E$2]))+[.O111]" office:value-type="float" office:value="115231822257.524">
            <text:p>1.152318222575E+11</text:p>
          </table:table-cell>
          <table:table-cell table:formula="of:=[.$N111]*(1-[.Q111]/[.$E$2])/SQRT(1-([.Q111]*[.Q111])/([.$E$2]*[.$E$2]))+[.O111]" office:value-type="float" office:value="115271199858.333">
            <text:p>1.152711998583E+11</text:p>
          </table:table-cell>
          <table:table-cell table:formula="of:=[.$N111]*(1-[.P111]/[.$E$2])/SQRT(1-([.P111]*[.P111])/([.$E$2]*[.$E$2]))+[.O111]" office:value-type="float" office:value="115310590915.454">
            <text:p>1.15310590915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41.667434692">
            <text:p>-1.4166743E+02</text:p>
          </table:table-cell>
          <table:table-cell table:formula="of:=[.F111]-([.G111]*[.H111])+[.H111]/2" office:value-type="float" office:value="-102500">
            <text:p>-102500</text:p>
          </table:table-cell>
          <table:table-cell table:formula="of:=[.P111]+([.I111]/2)*[.H111]" office:value-type="float" office:value="0">
            <text:p>0</text:p>
          </table:table-cell>
          <table:table-cell table:formula="of:=[.F111]+([.I111]-[.G111])*[.H111]+[.H111]/2" office:value-type="float" office:value="102500">
            <text:p>102500</text:p>
          </table:table-cell>
          <table:table-cell table:formula="of:=[.$E$2]/[.K111]" office:value-type="float" office:value="0.00260344750367265">
            <text:p>0.00260344750367265</text:p>
          </table:table-cell>
          <table:table-cell table:formula="of:=[.$E$2]/[.L111]" office:value-type="float" office:value="0.0026025581443474">
            <text:p>0.0026025581443474</text:p>
          </table:table-cell>
          <table:table-cell table:formula="of:=[.$E$2]/[.M111]" office:value-type="float" office:value="0.00260166908883469">
            <text:p>0.00260166908883469</text:p>
          </table:table-cell>
          <table:table-cell table:formula="of:=ABS([.H111]/([.L111]*(1+[.H111]/[.$E$2])))" office:value-type="float" office:value="0.0000000433752461516874">
            <text:p>0.0000000433752461516874</text:p>
          </table:table-cell>
          <table:table-cell table:formula="of:=MIN([.$S111];[.$U111])" office:value-type="float" office:value="0.00260166908883469">
            <text:p>0.00260166908883469</text:p>
          </table:table-cell>
          <table:table-cell table:formula="of:=MAX([.$S111];[.$U111])" office:value-type="float" office:value="0.00260344750367265">
            <text:p>0.00260344750367265</text:p>
          </table:table-cell>
        </table:table-row>
        <table:table-row table:style-name="ro1">
          <table:table-cell table:formula="of:=CONCATENATE([.B112];&quot;/&quot;;[.C112];&quot;/&quot;;[.D112])" office:value-type="string" office:string-value="ned/sting/ngc2976.co.cmnse.fits">
            <text:p>ned/sting/ngc297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976.co.cmnse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1">
            <text:p>41</text:p>
          </table:table-cell>
          <table:table-cell/>
          <table:table-cell table:formula="of:=[.$N112]*(1-[.R112]/[.$E$2])/SQRT(1-([.R112]*[.R112])/([.$E$2]*[.$E$2]))+[.O112]" office:value-type="float" office:value="115231822257.524">
            <text:p>1.152318222575E+11</text:p>
          </table:table-cell>
          <table:table-cell table:formula="of:=[.$N112]*(1-[.Q112]/[.$E$2])/SQRT(1-([.Q112]*[.Q112])/([.$E$2]*[.$E$2]))+[.O112]" office:value-type="float" office:value="115271199858.333">
            <text:p>1.152711998583E+11</text:p>
          </table:table-cell>
          <table:table-cell table:formula="of:=[.$N112]*(1-[.P112]/[.$E$2])/SQRT(1-([.P112]*[.P112])/([.$E$2]*[.$E$2]))+[.O112]" office:value-type="float" office:value="115310590915.454">
            <text:p>1.15310590915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41.667434692">
            <text:p>-1.4166743E+02</text:p>
          </table:table-cell>
          <table:table-cell table:formula="of:=[.F112]-([.G112]*[.H112])+[.H112]/2" office:value-type="float" office:value="-102500">
            <text:p>-102500</text:p>
          </table:table-cell>
          <table:table-cell table:formula="of:=[.P112]+([.I112]/2)*[.H112]" office:value-type="float" office:value="0">
            <text:p>0</text:p>
          </table:table-cell>
          <table:table-cell table:formula="of:=[.F112]+([.I112]-[.G112])*[.H112]+[.H112]/2" office:value-type="float" office:value="102500">
            <text:p>102500</text:p>
          </table:table-cell>
          <table:table-cell table:formula="of:=[.$E$2]/[.K112]" office:value-type="float" office:value="0.00260344750367265">
            <text:p>0.00260344750367265</text:p>
          </table:table-cell>
          <table:table-cell table:formula="of:=[.$E$2]/[.L112]" office:value-type="float" office:value="0.0026025581443474">
            <text:p>0.0026025581443474</text:p>
          </table:table-cell>
          <table:table-cell table:formula="of:=[.$E$2]/[.M112]" office:value-type="float" office:value="0.00260166908883469">
            <text:p>0.00260166908883469</text:p>
          </table:table-cell>
          <table:table-cell table:formula="of:=ABS([.H112]/([.L112]*(1+[.H112]/[.$E$2])))" office:value-type="float" office:value="0.0000000433752461516874">
            <text:p>0.0000000433752461516874</text:p>
          </table:table-cell>
          <table:table-cell table:formula="of:=MIN([.$S112];[.$U112])" office:value-type="float" office:value="0.00260166908883469">
            <text:p>0.00260166908883469</text:p>
          </table:table-cell>
          <table:table-cell table:formula="of:=MAX([.$S112];[.$U112])" office:value-type="float" office:value="0.00260344750367265">
            <text:p>0.00260344750367265</text:p>
          </table:table-cell>
        </table:table-row>
        <table:table-row table:style-name="ro1">
          <table:table-cell table:formula="of:=CONCATENATE([.B113];&quot;/&quot;;[.C113];&quot;/&quot;;[.D113])" office:value-type="string" office:string-value="ned/sting/ngc3147.co.cmmsk.fits">
            <text:p>ned/sting/ngc314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47.co.cmmsk.fits</text:p>
          </table:table-cell>
          <table:table-cell office:value-type="string">
            <text:p>VELO-LSR</text:p>
          </table:table-cell>
          <table:table-cell table:style-name="ce4" office:value-type="float" office:value="2520000">
            <text:p>2.52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6">
            <text:p>56</text:p>
          </table:table-cell>
          <table:table-cell/>
          <table:table-cell table:formula="of:=[.$N113]*(1-[.R113]/[.$E$2])/SQRT(1-([.R113]*[.R113])/([.$E$2]*[.$E$2]))+[.O113]" office:value-type="float" office:value="114095662797.285">
            <text:p>1.140956627973E+11</text:p>
          </table:table-cell>
          <table:table-cell table:formula="of:=[.$N113]*(1-[.Q113]/[.$E$2])/SQRT(1-([.Q113]*[.Q113])/([.$E$2]*[.$E$2]))+[.O113]" office:value-type="float" office:value="114202212004.809">
            <text:p>1.142022120048E+11</text:p>
          </table:table-cell>
          <table:table-cell table:formula="of:=[.$N113]*(1-[.P113]/[.$E$2])/SQRT(1-([.P113]*[.P113])/([.$E$2]*[.$E$2]))+[.O113]" office:value-type="float" office:value="114308858858.466">
            <text:p>1.14308858858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47.9954834">
            <text:p>-1.1479955E+03</text:p>
          </table:table-cell>
          <table:table-cell table:formula="of:=[.F113]-([.G113]*[.H113])+[.H113]/2" office:value-type="float" office:value="2515000">
            <text:p>2515000</text:p>
          </table:table-cell>
          <table:table-cell table:formula="of:=[.P113]+([.I113]/2)*[.H113]" office:value-type="float" office:value="2795000">
            <text:p>2795000</text:p>
          </table:table-cell>
          <table:table-cell table:formula="of:=[.F113]+([.I113]-[.G113])*[.H113]+[.H113]/2" office:value-type="float" office:value="3075000">
            <text:p>3075000</text:p>
          </table:table-cell>
          <table:table-cell table:formula="of:=[.$E$2]/[.K113]" office:value-type="float" office:value="0.00262937251640331">
            <text:p>0.00262937251640331</text:p>
          </table:table-cell>
          <table:table-cell table:formula="of:=[.$E$2]/[.L113]" office:value-type="float" office:value="0.00262691934537457">
            <text:p>0.00262691934537457</text:p>
          </table:table-cell>
          <table:table-cell table:formula="of:=[.$E$2]/[.M113]" office:value-type="float" office:value="0.00262446850573017">
            <text:p>0.00262446850573017</text:p>
          </table:table-cell>
          <table:table-cell table:formula="of:=ABS([.H113]/([.L113]*(1+[.H113]/[.$E$2])))" office:value-type="float" office:value="0.0000000875610594771697">
            <text:p>0.0000000875610594771697</text:p>
          </table:table-cell>
          <table:table-cell table:formula="of:=MIN([.$S113];[.$U113])" office:value-type="float" office:value="0.00262446850573017">
            <text:p>0.00262446850573017</text:p>
          </table:table-cell>
          <table:table-cell table:formula="of:=MAX([.$S113];[.$U113])" office:value-type="float" office:value="0.00262937251640331">
            <text:p>0.00262937251640331</text:p>
          </table:table-cell>
        </table:table-row>
        <table:table-row table:style-name="ro1">
          <table:table-cell table:formula="of:=CONCATENATE([.B114];&quot;/&quot;;[.C114];&quot;/&quot;;[.D114])" office:value-type="string" office:string-value="ned/sting/ngc3147.co.cmnse.fits">
            <text:p>ned/sting/ngc314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47.co.cmnse.fits</text:p>
          </table:table-cell>
          <table:table-cell office:value-type="string">
            <text:p>VELO-LSR</text:p>
          </table:table-cell>
          <table:table-cell table:style-name="ce4" office:value-type="float" office:value="2520000">
            <text:p>2.52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6">
            <text:p>56</text:p>
          </table:table-cell>
          <table:table-cell/>
          <table:table-cell table:formula="of:=[.$N114]*(1-[.R114]/[.$E$2])/SQRT(1-([.R114]*[.R114])/([.$E$2]*[.$E$2]))+[.O114]" office:value-type="float" office:value="114095662797.285">
            <text:p>1.140956627973E+11</text:p>
          </table:table-cell>
          <table:table-cell table:formula="of:=[.$N114]*(1-[.Q114]/[.$E$2])/SQRT(1-([.Q114]*[.Q114])/([.$E$2]*[.$E$2]))+[.O114]" office:value-type="float" office:value="114202212004.809">
            <text:p>1.142022120048E+11</text:p>
          </table:table-cell>
          <table:table-cell table:formula="of:=[.$N114]*(1-[.P114]/[.$E$2])/SQRT(1-([.P114]*[.P114])/([.$E$2]*[.$E$2]))+[.O114]" office:value-type="float" office:value="114308858858.466">
            <text:p>1.14308858858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47.9954834">
            <text:p>-1.1479955E+03</text:p>
          </table:table-cell>
          <table:table-cell table:formula="of:=[.F114]-([.G114]*[.H114])+[.H114]/2" office:value-type="float" office:value="2515000">
            <text:p>2515000</text:p>
          </table:table-cell>
          <table:table-cell table:formula="of:=[.P114]+([.I114]/2)*[.H114]" office:value-type="float" office:value="2795000">
            <text:p>2795000</text:p>
          </table:table-cell>
          <table:table-cell table:formula="of:=[.F114]+([.I114]-[.G114])*[.H114]+[.H114]/2" office:value-type="float" office:value="3075000">
            <text:p>3075000</text:p>
          </table:table-cell>
          <table:table-cell table:formula="of:=[.$E$2]/[.K114]" office:value-type="float" office:value="0.00262937251640331">
            <text:p>0.00262937251640331</text:p>
          </table:table-cell>
          <table:table-cell table:formula="of:=[.$E$2]/[.L114]" office:value-type="float" office:value="0.00262691934537457">
            <text:p>0.00262691934537457</text:p>
          </table:table-cell>
          <table:table-cell table:formula="of:=[.$E$2]/[.M114]" office:value-type="float" office:value="0.00262446850573017">
            <text:p>0.00262446850573017</text:p>
          </table:table-cell>
          <table:table-cell table:formula="of:=ABS([.H114]/([.L114]*(1+[.H114]/[.$E$2])))" office:value-type="float" office:value="0.0000000875610594771697">
            <text:p>0.0000000875610594771697</text:p>
          </table:table-cell>
          <table:table-cell table:formula="of:=MIN([.$S114];[.$U114])" office:value-type="float" office:value="0.00262446850573017">
            <text:p>0.00262446850573017</text:p>
          </table:table-cell>
          <table:table-cell table:formula="of:=MAX([.$S114];[.$U114])" office:value-type="float" office:value="0.00262937251640331">
            <text:p>0.00262937251640331</text:p>
          </table:table-cell>
        </table:table-row>
        <table:table-row table:style-name="ro1">
          <table:table-cell table:formula="of:=CONCATENATE([.B115];&quot;/&quot;;[.C115];&quot;/&quot;;[.D115])" office:value-type="string" office:string-value="ned/sting/ngc3198.co.cmmsk.fits">
            <text:p>ned/sting/ngc3198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98.co.cmmsk.fits</text:p>
          </table:table-cell>
          <table:table-cell office:value-type="string">
            <text:p>VELO-LSR</text:p>
          </table:table-cell>
          <table:table-cell table:style-name="ce4" office:value-type="float" office:value="460000">
            <text:p>4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15]*(1-[.R115]/[.$E$2])/SQRT(1-([.R115]*[.R115])/([.$E$2]*[.$E$2]))+[.O115]" office:value-type="float" office:value="114939313058.491">
            <text:p>1.149393130585E+11</text:p>
          </table:table-cell>
          <table:table-cell table:formula="of:=[.$N115]*(1-[.Q115]/[.$E$2])/SQRT(1-([.Q115]*[.Q115])/([.$E$2]*[.$E$2]))+[.O115]" office:value-type="float" office:value="115017882274.069">
            <text:p>1.150178822741E+11</text:p>
          </table:table-cell>
          <table:table-cell table:formula="of:=[.$N115]*(1-[.P115]/[.$E$2])/SQRT(1-([.P115]*[.P115])/([.$E$2]*[.$E$2]))+[.O115]" office:value-type="float" office:value="115096504960.833">
            <text:p>1.15096504960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70.458129883">
            <text:p>5.7045813E+02</text:p>
          </table:table-cell>
          <table:table-cell table:formula="of:=[.F115]-([.G115]*[.H115])+[.H115]/2" office:value-type="float" office:value="455000">
            <text:p>455000</text:p>
          </table:table-cell>
          <table:table-cell table:formula="of:=[.P115]+([.I115]/2)*[.H115]" office:value-type="float" office:value="660000">
            <text:p>660000</text:p>
          </table:table-cell>
          <table:table-cell table:formula="of:=[.F115]+([.I115]-[.G115])*[.H115]+[.H115]/2" office:value-type="float" office:value="865000">
            <text:p>865000</text:p>
          </table:table-cell>
          <table:table-cell table:formula="of:=[.$E$2]/[.K115]" office:value-type="float" office:value="0.0026100730204237">
            <text:p>0.0026100730204237</text:p>
          </table:table-cell>
          <table:table-cell table:formula="of:=[.$E$2]/[.L115]" office:value-type="float" office:value="0.00260829006819261">
            <text:p>0.00260829006819261</text:p>
          </table:table-cell>
          <table:table-cell table:formula="of:=[.$E$2]/[.M115]" office:value-type="float" office:value="0.0026065083392592">
            <text:p>0.0026065083392592</text:p>
          </table:table-cell>
          <table:table-cell table:formula="of:=ABS([.H115]/([.L115]*(1+[.H115]/[.$E$2])))" office:value-type="float" office:value="0.0000000869401042696113">
            <text:p>0.0000000869401042696113</text:p>
          </table:table-cell>
          <table:table-cell table:formula="of:=MIN([.$S115];[.$U115])" office:value-type="float" office:value="0.0026065083392592">
            <text:p>0.0026065083392592</text:p>
          </table:table-cell>
          <table:table-cell table:formula="of:=MAX([.$S115];[.$U115])" office:value-type="float" office:value="0.0026100730204237">
            <text:p>0.0026100730204237</text:p>
          </table:table-cell>
        </table:table-row>
        <table:table-row table:style-name="ro1">
          <table:table-cell table:formula="of:=CONCATENATE([.B116];&quot;/&quot;;[.C116];&quot;/&quot;;[.D116])" office:value-type="string" office:string-value="ned/sting/ngc3198.co.cmnse.fits">
            <text:p>ned/sting/ngc3198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98.co.cmnse.fits</text:p>
          </table:table-cell>
          <table:table-cell office:value-type="string">
            <text:p>VELO-LSR</text:p>
          </table:table-cell>
          <table:table-cell table:style-name="ce4" office:value-type="float" office:value="460000">
            <text:p>4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16]*(1-[.R116]/[.$E$2])/SQRT(1-([.R116]*[.R116])/([.$E$2]*[.$E$2]))+[.O116]" office:value-type="float" office:value="114939313058.491">
            <text:p>1.149393130585E+11</text:p>
          </table:table-cell>
          <table:table-cell table:formula="of:=[.$N116]*(1-[.Q116]/[.$E$2])/SQRT(1-([.Q116]*[.Q116])/([.$E$2]*[.$E$2]))+[.O116]" office:value-type="float" office:value="115017882274.069">
            <text:p>1.150178822741E+11</text:p>
          </table:table-cell>
          <table:table-cell table:formula="of:=[.$N116]*(1-[.P116]/[.$E$2])/SQRT(1-([.P116]*[.P116])/([.$E$2]*[.$E$2]))+[.O116]" office:value-type="float" office:value="115096504960.833">
            <text:p>1.15096504960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70.458129883">
            <text:p>5.7045813E+02</text:p>
          </table:table-cell>
          <table:table-cell table:formula="of:=[.F116]-([.G116]*[.H116])+[.H116]/2" office:value-type="float" office:value="455000">
            <text:p>455000</text:p>
          </table:table-cell>
          <table:table-cell table:formula="of:=[.P116]+([.I116]/2)*[.H116]" office:value-type="float" office:value="660000">
            <text:p>660000</text:p>
          </table:table-cell>
          <table:table-cell table:formula="of:=[.F116]+([.I116]-[.G116])*[.H116]+[.H116]/2" office:value-type="float" office:value="865000">
            <text:p>865000</text:p>
          </table:table-cell>
          <table:table-cell table:formula="of:=[.$E$2]/[.K116]" office:value-type="float" office:value="0.0026100730204237">
            <text:p>0.0026100730204237</text:p>
          </table:table-cell>
          <table:table-cell table:formula="of:=[.$E$2]/[.L116]" office:value-type="float" office:value="0.00260829006819261">
            <text:p>0.00260829006819261</text:p>
          </table:table-cell>
          <table:table-cell table:formula="of:=[.$E$2]/[.M116]" office:value-type="float" office:value="0.0026065083392592">
            <text:p>0.0026065083392592</text:p>
          </table:table-cell>
          <table:table-cell table:formula="of:=ABS([.H116]/([.L116]*(1+[.H116]/[.$E$2])))" office:value-type="float" office:value="0.0000000869401042696113">
            <text:p>0.0000000869401042696113</text:p>
          </table:table-cell>
          <table:table-cell table:formula="of:=MIN([.$S116];[.$U116])" office:value-type="float" office:value="0.0026065083392592">
            <text:p>0.0026065083392592</text:p>
          </table:table-cell>
          <table:table-cell table:formula="of:=MAX([.$S116];[.$U116])" office:value-type="float" office:value="0.0026100730204237">
            <text:p>0.0026100730204237</text:p>
          </table:table-cell>
        </table:table-row>
        <table:table-row table:style-name="ro1">
          <table:table-cell table:formula="of:=CONCATENATE([.B117];&quot;/&quot;;[.C117];&quot;/&quot;;[.D117])" office:value-type="string" office:string-value="ned/sting/ngc3486.co.cmmsk.fits">
            <text:p>ned/sting/ngc348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486.co.cmmsk.fits</text:p>
          </table:table-cell>
          <table:table-cell office:value-type="string">
            <text:p>VELO-LSR</text:p>
          </table:table-cell>
          <table:table-cell table:style-name="ce4" office:value-type="float" office:value="550000">
            <text:p>5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7]*(1-[.R117]/[.$E$2])/SQRT(1-([.R117]*[.R117])/([.$E$2]*[.$E$2]))+[.O117]" office:value-type="float" office:value="114958472279.376">
            <text:p>1.149584722794E+11</text:p>
          </table:table-cell>
          <table:table-cell table:formula="of:=[.$N117]*(1-[.Q117]/[.$E$2])/SQRT(1-([.Q117]*[.Q117])/([.$E$2]*[.$E$2]))+[.O117]" office:value-type="float" office:value="115010215554.71">
            <text:p>1.150102155547E+11</text:p>
          </table:table-cell>
          <table:table-cell table:formula="of:=[.$N117]*(1-[.P117]/[.$E$2])/SQRT(1-([.P117]*[.P117])/([.$E$2]*[.$E$2]))+[.O117]" office:value-type="float" office:value="115061982014.275">
            <text:p>1.1506198201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492.53662109">
            <text:p>1.4925366E+03</text:p>
          </table:table-cell>
          <table:table-cell table:formula="of:=[.F117]-([.G117]*[.H117])+[.H117]/2" office:value-type="float" office:value="545000">
            <text:p>545000</text:p>
          </table:table-cell>
          <table:table-cell table:formula="of:=[.P117]+([.I117]/2)*[.H117]" office:value-type="float" office:value="680000">
            <text:p>680000</text:p>
          </table:table-cell>
          <table:table-cell table:formula="of:=[.F117]+([.I117]-[.G117])*[.H117]+[.H117]/2" office:value-type="float" office:value="815000">
            <text:p>815000</text:p>
          </table:table-cell>
          <table:table-cell table:formula="of:=[.$E$2]/[.K117]" office:value-type="float" office:value="0.002609638020162">
            <text:p>0.002609638020162</text:p>
          </table:table-cell>
          <table:table-cell table:formula="of:=[.$E$2]/[.L117]" office:value-type="float" office:value="0.00260846393994705">
            <text:p>0.00260846393994705</text:p>
          </table:table-cell>
          <table:table-cell table:formula="of:=[.$E$2]/[.M117]" office:value-type="float" office:value="0.00260729039034614">
            <text:p>0.00260729039034614</text:p>
          </table:table-cell>
          <table:table-cell table:formula="of:=ABS([.H117]/([.L117]*(1+[.H117]/[.$E$2])))" office:value-type="float" office:value="0.0000000869458998015751">
            <text:p>0.0000000869458998015751</text:p>
          </table:table-cell>
          <table:table-cell table:formula="of:=MIN([.$S117];[.$U117])" office:value-type="float" office:value="0.00260729039034614">
            <text:p>0.00260729039034614</text:p>
          </table:table-cell>
          <table:table-cell table:formula="of:=MAX([.$S117];[.$U117])" office:value-type="float" office:value="0.002609638020162">
            <text:p>0.002609638020162</text:p>
          </table:table-cell>
        </table:table-row>
        <table:table-row table:style-name="ro1">
          <table:table-cell table:formula="of:=CONCATENATE([.B118];&quot;/&quot;;[.C118];&quot;/&quot;;[.D118])" office:value-type="string" office:string-value="ned/sting/ngc3486.co.cmnse.fits">
            <text:p>ned/sting/ngc348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486.co.cmnse.fits</text:p>
          </table:table-cell>
          <table:table-cell office:value-type="string">
            <text:p>VELO-LSR</text:p>
          </table:table-cell>
          <table:table-cell table:style-name="ce4" office:value-type="float" office:value="550000">
            <text:p>5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8]*(1-[.R118]/[.$E$2])/SQRT(1-([.R118]*[.R118])/([.$E$2]*[.$E$2]))+[.O118]" office:value-type="float" office:value="114958472279.376">
            <text:p>1.149584722794E+11</text:p>
          </table:table-cell>
          <table:table-cell table:formula="of:=[.$N118]*(1-[.Q118]/[.$E$2])/SQRT(1-([.Q118]*[.Q118])/([.$E$2]*[.$E$2]))+[.O118]" office:value-type="float" office:value="115010215554.71">
            <text:p>1.150102155547E+11</text:p>
          </table:table-cell>
          <table:table-cell table:formula="of:=[.$N118]*(1-[.P118]/[.$E$2])/SQRT(1-([.P118]*[.P118])/([.$E$2]*[.$E$2]))+[.O118]" office:value-type="float" office:value="115061982014.275">
            <text:p>1.1506198201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492.53662109">
            <text:p>1.4925366E+03</text:p>
          </table:table-cell>
          <table:table-cell table:formula="of:=[.F118]-([.G118]*[.H118])+[.H118]/2" office:value-type="float" office:value="545000">
            <text:p>545000</text:p>
          </table:table-cell>
          <table:table-cell table:formula="of:=[.P118]+([.I118]/2)*[.H118]" office:value-type="float" office:value="680000">
            <text:p>680000</text:p>
          </table:table-cell>
          <table:table-cell table:formula="of:=[.F118]+([.I118]-[.G118])*[.H118]+[.H118]/2" office:value-type="float" office:value="815000">
            <text:p>815000</text:p>
          </table:table-cell>
          <table:table-cell table:formula="of:=[.$E$2]/[.K118]" office:value-type="float" office:value="0.002609638020162">
            <text:p>0.002609638020162</text:p>
          </table:table-cell>
          <table:table-cell table:formula="of:=[.$E$2]/[.L118]" office:value-type="float" office:value="0.00260846393994705">
            <text:p>0.00260846393994705</text:p>
          </table:table-cell>
          <table:table-cell table:formula="of:=[.$E$2]/[.M118]" office:value-type="float" office:value="0.00260729039034614">
            <text:p>0.00260729039034614</text:p>
          </table:table-cell>
          <table:table-cell table:formula="of:=ABS([.H118]/([.L118]*(1+[.H118]/[.$E$2])))" office:value-type="float" office:value="0.0000000869458998015751">
            <text:p>0.0000000869458998015751</text:p>
          </table:table-cell>
          <table:table-cell table:formula="of:=MIN([.$S118];[.$U118])" office:value-type="float" office:value="0.00260729039034614">
            <text:p>0.00260729039034614</text:p>
          </table:table-cell>
          <table:table-cell table:formula="of:=MAX([.$S118];[.$U118])" office:value-type="float" office:value="0.002609638020162">
            <text:p>0.002609638020162</text:p>
          </table:table-cell>
        </table:table-row>
        <table:table-row table:style-name="ro1">
          <table:table-cell table:formula="of:=CONCATENATE([.B119];&quot;/&quot;;[.C119];&quot;/&quot;;[.D119])" office:value-type="string" office:string-value="ned/sting/ngc3593.co.cmmsk.fits">
            <text:p>ned/sting/ngc359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593.co.cmmsk.fits</text:p>
          </table:table-cell>
          <table:table-cell office:value-type="string">
            <text:p>VELO-LSR</text:p>
          </table:table-cell>
          <table:table-cell table:style-name="ce4" office:value-type="float" office:value="450000">
            <text:p>4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38">
            <text:p>38</text:p>
          </table:table-cell>
          <table:table-cell/>
          <table:table-cell table:formula="of:=[.$N119]*(1-[.R119]/[.$E$2])/SQRT(1-([.R119]*[.R119])/([.$E$2]*[.$E$2]))+[.O119]" office:value-type="float" office:value="114954639497.584">
            <text:p>1.149546394976E+11</text:p>
          </table:table-cell>
          <table:table-cell table:formula="of:=[.$N119]*(1-[.Q119]/[.$E$2])/SQRT(1-([.Q119]*[.Q119])/([.$E$2]*[.$E$2]))+[.O119]" office:value-type="float" office:value="115027467595.658">
            <text:p>1.150274675957E+11</text:p>
          </table:table-cell>
          <table:table-cell table:formula="of:=[.$N119]*(1-[.P119]/[.$E$2])/SQRT(1-([.P119]*[.P119])/([.$E$2]*[.$E$2]))+[.O119]" office:value-type="float" office:value="115100341637.632">
            <text:p>1.15100341637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624.534118652">
            <text:p>6.2453412E+02</text:p>
          </table:table-cell>
          <table:table-cell table:formula="of:=[.F119]-([.G119]*[.H119])+[.H119]/2" office:value-type="float" office:value="445000">
            <text:p>445000</text:p>
          </table:table-cell>
          <table:table-cell table:formula="of:=[.P119]+([.I119]/2)*[.H119]" office:value-type="float" office:value="635000">
            <text:p>635000</text:p>
          </table:table-cell>
          <table:table-cell table:formula="of:=[.F119]+([.I119]-[.G119])*[.H119]+[.H119]/2" office:value-type="float" office:value="825000">
            <text:p>825000</text:p>
          </table:table-cell>
          <table:table-cell table:formula="of:=[.$E$2]/[.K119]" office:value-type="float" office:value="0.0026097250299002">
            <text:p>0.0026097250299002</text:p>
          </table:table-cell>
          <table:table-cell table:formula="of:=[.$E$2]/[.L119]" office:value-type="float" office:value="0.00260807271750564">
            <text:p>0.00260807271750564</text:p>
          </table:table-cell>
          <table:table-cell table:formula="of:=[.$E$2]/[.M119]" office:value-type="float" office:value="0.00260642145567634">
            <text:p>0.00260642145567634</text:p>
          </table:table-cell>
          <table:table-cell table:formula="of:=ABS([.H119]/([.L119]*(1+[.H119]/[.$E$2])))" office:value-type="float" office:value="0.000000086932859488205">
            <text:p>0.000000086932859488205</text:p>
          </table:table-cell>
          <table:table-cell table:formula="of:=MIN([.$S119];[.$U119])" office:value-type="float" office:value="0.00260642145567634">
            <text:p>0.00260642145567634</text:p>
          </table:table-cell>
          <table:table-cell table:formula="of:=MAX([.$S119];[.$U119])" office:value-type="float" office:value="0.0026097250299002">
            <text:p>0.0026097250299002</text:p>
          </table:table-cell>
        </table:table-row>
        <table:table-row table:style-name="ro1">
          <table:table-cell table:formula="of:=CONCATENATE([.B120];&quot;/&quot;;[.C120];&quot;/&quot;;[.D120])" office:value-type="string" office:string-value="ned/sting/ngc3593.co.cmnse.fits">
            <text:p>ned/sting/ngc359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593.co.cmnse.fits</text:p>
          </table:table-cell>
          <table:table-cell office:value-type="string">
            <text:p>VELO-LSR</text:p>
          </table:table-cell>
          <table:table-cell table:style-name="ce4" office:value-type="float" office:value="450000">
            <text:p>4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38">
            <text:p>38</text:p>
          </table:table-cell>
          <table:table-cell/>
          <table:table-cell table:formula="of:=[.$N120]*(1-[.R120]/[.$E$2])/SQRT(1-([.R120]*[.R120])/([.$E$2]*[.$E$2]))+[.O120]" office:value-type="float" office:value="114954639497.584">
            <text:p>1.149546394976E+11</text:p>
          </table:table-cell>
          <table:table-cell table:formula="of:=[.$N120]*(1-[.Q120]/[.$E$2])/SQRT(1-([.Q120]*[.Q120])/([.$E$2]*[.$E$2]))+[.O120]" office:value-type="float" office:value="115027467595.658">
            <text:p>1.150274675957E+11</text:p>
          </table:table-cell>
          <table:table-cell table:formula="of:=[.$N120]*(1-[.P120]/[.$E$2])/SQRT(1-([.P120]*[.P120])/([.$E$2]*[.$E$2]))+[.O120]" office:value-type="float" office:value="115100341637.632">
            <text:p>1.15100341637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624.534118652">
            <text:p>6.2453412E+02</text:p>
          </table:table-cell>
          <table:table-cell table:formula="of:=[.F120]-([.G120]*[.H120])+[.H120]/2" office:value-type="float" office:value="445000">
            <text:p>445000</text:p>
          </table:table-cell>
          <table:table-cell table:formula="of:=[.P120]+([.I120]/2)*[.H120]" office:value-type="float" office:value="635000">
            <text:p>635000</text:p>
          </table:table-cell>
          <table:table-cell table:formula="of:=[.F120]+([.I120]-[.G120])*[.H120]+[.H120]/2" office:value-type="float" office:value="825000">
            <text:p>825000</text:p>
          </table:table-cell>
          <table:table-cell table:formula="of:=[.$E$2]/[.K120]" office:value-type="float" office:value="0.0026097250299002">
            <text:p>0.0026097250299002</text:p>
          </table:table-cell>
          <table:table-cell table:formula="of:=[.$E$2]/[.L120]" office:value-type="float" office:value="0.00260807271750564">
            <text:p>0.00260807271750564</text:p>
          </table:table-cell>
          <table:table-cell table:formula="of:=[.$E$2]/[.M120]" office:value-type="float" office:value="0.00260642145567634">
            <text:p>0.00260642145567634</text:p>
          </table:table-cell>
          <table:table-cell table:formula="of:=ABS([.H120]/([.L120]*(1+[.H120]/[.$E$2])))" office:value-type="float" office:value="0.000000086932859488205">
            <text:p>0.000000086932859488205</text:p>
          </table:table-cell>
          <table:table-cell table:formula="of:=MIN([.$S120];[.$U120])" office:value-type="float" office:value="0.00260642145567634">
            <text:p>0.00260642145567634</text:p>
          </table:table-cell>
          <table:table-cell table:formula="of:=MAX([.$S120];[.$U120])" office:value-type="float" office:value="0.0026097250299002">
            <text:p>0.0026097250299002</text:p>
          </table:table-cell>
        </table:table-row>
        <table:table-row table:style-name="ro1">
          <table:table-cell table:formula="of:=CONCATENATE([.B121];&quot;/&quot;;[.C121];&quot;/&quot;;[.D121])" office:value-type="string" office:string-value="ned/sting/ngc3949.co.cmmsk.fits">
            <text:p>ned/sting/ngc3949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949.co.cmmsk.fits</text:p>
          </table:table-cell>
          <table:table-cell office:value-type="string">
            <text:p>VELO-LSR</text:p>
          </table:table-cell>
          <table:table-cell table:style-name="ce4" office:value-type="float" office:value="600000">
            <text:p>6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1]*(1-[.R121]/[.$E$2])/SQRT(1-([.R121]*[.R121])/([.$E$2]*[.$E$2]))+[.O121]" office:value-type="float" office:value="114885685044.728">
            <text:p>1.148856850447E+11</text:p>
          </table:table-cell>
          <table:table-cell table:formula="of:=[.$N121]*(1-[.Q121]/[.$E$2])/SQRT(1-([.Q121]*[.Q121])/([.$E$2]*[.$E$2]))+[.O121]" office:value-type="float" office:value="114964217806.34">
            <text:p>1.149642178063E+11</text:p>
          </table:table-cell>
          <table:table-cell table:formula="of:=[.$N121]*(1-[.P121]/[.$E$2])/SQRT(1-([.P121]*[.P121])/([.$E$2]*[.$E$2]))+[.O121]" office:value-type="float" office:value="115042803964.33">
            <text:p>1.1504280396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89.38720703">
            <text:p>-1.0893872E+03</text:p>
          </table:table-cell>
          <table:table-cell table:formula="of:=[.F121]-([.G121]*[.H121])+[.H121]/2" office:value-type="float" office:value="595000">
            <text:p>595000</text:p>
          </table:table-cell>
          <table:table-cell table:formula="of:=[.P121]+([.I121]/2)*[.H121]" office:value-type="float" office:value="800000">
            <text:p>800000</text:p>
          </table:table-cell>
          <table:table-cell table:formula="of:=[.F121]+([.I121]-[.G121])*[.H121]+[.H121]/2" office:value-type="float" office:value="1005000">
            <text:p>1005000</text:p>
          </table:table-cell>
          <table:table-cell table:formula="of:=[.$E$2]/[.K121]" office:value-type="float" office:value="0.0026112913883327">
            <text:p>0.0026112913883327</text:p>
          </table:table-cell>
          <table:table-cell table:formula="of:=[.$E$2]/[.L121]" office:value-type="float" office:value="0.00260950759918497">
            <text:p>0.00260950759918497</text:p>
          </table:table-cell>
          <table:table-cell table:formula="of:=[.$E$2]/[.M121]" office:value-type="float" office:value="0.00260772503504884">
            <text:p>0.00260772503504884</text:p>
          </table:table-cell>
          <table:table-cell table:formula="of:=ABS([.H121]/([.L121]*(1+[.H121]/[.$E$2])))" office:value-type="float" office:value="0.0000000869806872832561">
            <text:p>0.0000000869806872832561</text:p>
          </table:table-cell>
          <table:table-cell table:formula="of:=MIN([.$S121];[.$U121])" office:value-type="float" office:value="0.00260772503504884">
            <text:p>0.00260772503504884</text:p>
          </table:table-cell>
          <table:table-cell table:formula="of:=MAX([.$S121];[.$U121])" office:value-type="float" office:value="0.0026112913883327">
            <text:p>0.0026112913883327</text:p>
          </table:table-cell>
        </table:table-row>
        <table:table-row table:style-name="ro1">
          <table:table-cell table:formula="of:=CONCATENATE([.B122];&quot;/&quot;;[.C122];&quot;/&quot;;[.D122])" office:value-type="string" office:string-value="ned/sting/ngc3949.co.cmnse.fits">
            <text:p>ned/sting/ngc3949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949.co.cmnse.fits</text:p>
          </table:table-cell>
          <table:table-cell office:value-type="string">
            <text:p>VELO-LSR</text:p>
          </table:table-cell>
          <table:table-cell table:style-name="ce4" office:value-type="float" office:value="600000">
            <text:p>6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2]*(1-[.R122]/[.$E$2])/SQRT(1-([.R122]*[.R122])/([.$E$2]*[.$E$2]))+[.O122]" office:value-type="float" office:value="114885685044.728">
            <text:p>1.148856850447E+11</text:p>
          </table:table-cell>
          <table:table-cell table:formula="of:=[.$N122]*(1-[.Q122]/[.$E$2])/SQRT(1-([.Q122]*[.Q122])/([.$E$2]*[.$E$2]))+[.O122]" office:value-type="float" office:value="114964217806.34">
            <text:p>1.149642178063E+11</text:p>
          </table:table-cell>
          <table:table-cell table:formula="of:=[.$N122]*(1-[.P122]/[.$E$2])/SQRT(1-([.P122]*[.P122])/([.$E$2]*[.$E$2]))+[.O122]" office:value-type="float" office:value="115042803964.33">
            <text:p>1.1504280396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89.38720703">
            <text:p>-1.0893872E+03</text:p>
          </table:table-cell>
          <table:table-cell table:formula="of:=[.F122]-([.G122]*[.H122])+[.H122]/2" office:value-type="float" office:value="595000">
            <text:p>595000</text:p>
          </table:table-cell>
          <table:table-cell table:formula="of:=[.P122]+([.I122]/2)*[.H122]" office:value-type="float" office:value="800000">
            <text:p>800000</text:p>
          </table:table-cell>
          <table:table-cell table:formula="of:=[.F122]+([.I122]-[.G122])*[.H122]+[.H122]/2" office:value-type="float" office:value="1005000">
            <text:p>1005000</text:p>
          </table:table-cell>
          <table:table-cell table:formula="of:=[.$E$2]/[.K122]" office:value-type="float" office:value="0.0026112913883327">
            <text:p>0.0026112913883327</text:p>
          </table:table-cell>
          <table:table-cell table:formula="of:=[.$E$2]/[.L122]" office:value-type="float" office:value="0.00260950759918497">
            <text:p>0.00260950759918497</text:p>
          </table:table-cell>
          <table:table-cell table:formula="of:=[.$E$2]/[.M122]" office:value-type="float" office:value="0.00260772503504884">
            <text:p>0.00260772503504884</text:p>
          </table:table-cell>
          <table:table-cell table:formula="of:=ABS([.H122]/([.L122]*(1+[.H122]/[.$E$2])))" office:value-type="float" office:value="0.0000000869806872832561">
            <text:p>0.0000000869806872832561</text:p>
          </table:table-cell>
          <table:table-cell table:formula="of:=MIN([.$S122];[.$U122])" office:value-type="float" office:value="0.00260772503504884">
            <text:p>0.00260772503504884</text:p>
          </table:table-cell>
          <table:table-cell table:formula="of:=MAX([.$S122];[.$U122])" office:value-type="float" office:value="0.0026112913883327">
            <text:p>0.0026112913883327</text:p>
          </table:table-cell>
        </table:table-row>
        <table:table-row table:style-name="ro1">
          <table:table-cell table:formula="of:=CONCATENATE([.B123];&quot;/&quot;;[.C123];&quot;/&quot;;[.D123])" office:value-type="string" office:string-value="ned/sting/ngc4151.co.cmmsk.fits">
            <text:p>ned/sting/ngc415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151.co.cmmsk.fits</text:p>
          </table:table-cell>
          <table:table-cell office:value-type="string">
            <text:p>VELO-LSR</text:p>
          </table:table-cell>
          <table:table-cell table:style-name="ce4" office:value-type="float" office:value="870000">
            <text:p>8.7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23]*(1-[.R123]/[.$E$2])/SQRT(1-([.R123]*[.R123])/([.$E$2]*[.$E$2]))+[.O123]" office:value-type="float" office:value="114835912546.99">
            <text:p>1.148359125470E+11</text:p>
          </table:table-cell>
          <table:table-cell table:formula="of:=[.$N123]*(1-[.Q123]/[.$E$2])/SQRT(1-([.Q123]*[.Q123])/([.$E$2]*[.$E$2]))+[.O123]" office:value-type="float" office:value="114887600991.976">
            <text:p>1.148876009920E+11</text:p>
          </table:table-cell>
          <table:table-cell table:formula="of:=[.$N123]*(1-[.P123]/[.$E$2])/SQRT(1-([.P123]*[.P123])/([.$E$2]*[.$E$2]))+[.O123]" office:value-type="float" office:value="114939312547.119">
            <text:p>1.14939312547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9.0863227844">
            <text:p>5.9086323E+01</text:p>
          </table:table-cell>
          <table:table-cell table:formula="of:=[.F123]-([.G123]*[.H123])+[.H123]/2" office:value-type="float" office:value="865000">
            <text:p>865000</text:p>
          </table:table-cell>
          <table:table-cell table:formula="of:=[.P123]+([.I123]/2)*[.H123]" office:value-type="float" office:value="1000000">
            <text:p>1000000</text:p>
          </table:table-cell>
          <table:table-cell table:formula="of:=[.F123]+([.I123]-[.G123])*[.H123]+[.H123]/2" office:value-type="float" office:value="1135000">
            <text:p>1135000</text:p>
          </table:table-cell>
          <table:table-cell table:formula="of:=[.$E$2]/[.K123]" office:value-type="float" office:value="0.00261242318144371">
            <text:p>0.00261242318144371</text:p>
          </table:table-cell>
          <table:table-cell table:formula="of:=[.$E$2]/[.L123]" office:value-type="float" office:value="0.0026112478405825">
            <text:p>0.0026112478405825</text:p>
          </table:table-cell>
          <table:table-cell table:formula="of:=[.$E$2]/[.M123]" office:value-type="float" office:value="0.00261007303203607">
            <text:p>0.00261007303203607</text:p>
          </table:table-cell>
          <table:table-cell table:formula="of:=ABS([.H123]/([.L123]*(1+[.H123]/[.$E$2])))" office:value-type="float" office:value="0.0000000870386933963034">
            <text:p>0.0000000870386933963034</text:p>
          </table:table-cell>
          <table:table-cell table:formula="of:=MIN([.$S123];[.$U123])" office:value-type="float" office:value="0.00261007303203607">
            <text:p>0.00261007303203607</text:p>
          </table:table-cell>
          <table:table-cell table:formula="of:=MAX([.$S123];[.$U123])" office:value-type="float" office:value="0.00261242318144371">
            <text:p>0.00261242318144371</text:p>
          </table:table-cell>
        </table:table-row>
        <table:table-row table:style-name="ro1">
          <table:table-cell table:formula="of:=CONCATENATE([.B124];&quot;/&quot;;[.C124];&quot;/&quot;;[.D124])" office:value-type="string" office:string-value="ned/sting/ngc4151.co.cmnse.fits">
            <text:p>ned/sting/ngc415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151.co.cmnse.fits</text:p>
          </table:table-cell>
          <table:table-cell office:value-type="string">
            <text:p>VELO-LSR</text:p>
          </table:table-cell>
          <table:table-cell table:style-name="ce4" office:value-type="float" office:value="870000">
            <text:p>8.7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24]*(1-[.R124]/[.$E$2])/SQRT(1-([.R124]*[.R124])/([.$E$2]*[.$E$2]))+[.O124]" office:value-type="float" office:value="114835912546.99">
            <text:p>1.148359125470E+11</text:p>
          </table:table-cell>
          <table:table-cell table:formula="of:=[.$N124]*(1-[.Q124]/[.$E$2])/SQRT(1-([.Q124]*[.Q124])/([.$E$2]*[.$E$2]))+[.O124]" office:value-type="float" office:value="114887600991.976">
            <text:p>1.148876009920E+11</text:p>
          </table:table-cell>
          <table:table-cell table:formula="of:=[.$N124]*(1-[.P124]/[.$E$2])/SQRT(1-([.P124]*[.P124])/([.$E$2]*[.$E$2]))+[.O124]" office:value-type="float" office:value="114939312547.119">
            <text:p>1.14939312547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9.0863227844">
            <text:p>5.9086323E+01</text:p>
          </table:table-cell>
          <table:table-cell table:formula="of:=[.F124]-([.G124]*[.H124])+[.H124]/2" office:value-type="float" office:value="865000">
            <text:p>865000</text:p>
          </table:table-cell>
          <table:table-cell table:formula="of:=[.P124]+([.I124]/2)*[.H124]" office:value-type="float" office:value="1000000">
            <text:p>1000000</text:p>
          </table:table-cell>
          <table:table-cell table:formula="of:=[.F124]+([.I124]-[.G124])*[.H124]+[.H124]/2" office:value-type="float" office:value="1135000">
            <text:p>1135000</text:p>
          </table:table-cell>
          <table:table-cell table:formula="of:=[.$E$2]/[.K124]" office:value-type="float" office:value="0.00261242318144371">
            <text:p>0.00261242318144371</text:p>
          </table:table-cell>
          <table:table-cell table:formula="of:=[.$E$2]/[.L124]" office:value-type="float" office:value="0.0026112478405825">
            <text:p>0.0026112478405825</text:p>
          </table:table-cell>
          <table:table-cell table:formula="of:=[.$E$2]/[.M124]" office:value-type="float" office:value="0.00261007303203607">
            <text:p>0.00261007303203607</text:p>
          </table:table-cell>
          <table:table-cell table:formula="of:=ABS([.H124]/([.L124]*(1+[.H124]/[.$E$2])))" office:value-type="float" office:value="0.0000000870386933963034">
            <text:p>0.0000000870386933963034</text:p>
          </table:table-cell>
          <table:table-cell table:formula="of:=MIN([.$S124];[.$U124])" office:value-type="float" office:value="0.00261007303203607">
            <text:p>0.00261007303203607</text:p>
          </table:table-cell>
          <table:table-cell table:formula="of:=MAX([.$S124];[.$U124])" office:value-type="float" office:value="0.00261242318144371">
            <text:p>0.00261242318144371</text:p>
          </table:table-cell>
        </table:table-row>
        <table:table-row table:style-name="ro1">
          <table:table-cell table:formula="of:=CONCATENATE([.B125];&quot;/&quot;;[.C125];&quot;/&quot;;[.D125])" office:value-type="string" office:string-value="ned/sting/ngc4254.co.cmmsk.fits">
            <text:p>ned/sting/ngc4254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54.co.cmmsk.fits</text:p>
          </table:table-cell>
          <table:table-cell office:value-type="string">
            <text:p>VELO-LSR</text:p>
          </table:table-cell>
          <table:table-cell table:style-name="ce4" office:value-type="float" office:value="2265000">
            <text:p>2.265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53">
            <text:p>53</text:p>
          </table:table-cell>
          <table:table-cell/>
          <table:table-cell table:formula="of:=[.$N125]*(1-[.R125]/[.$E$2])/SQRT(1-([.R125]*[.R125])/([.$E$2]*[.$E$2]))+[.O125]" office:value-type="float" office:value="114304096904.847">
            <text:p>1.143040969048E+11</text:p>
          </table:table-cell>
          <table:table-cell table:formula="of:=[.$N125]*(1-[.Q125]/[.$E$2])/SQRT(1-([.Q125]*[.Q125])/([.$E$2]*[.$E$2]))+[.O125]" office:value-type="float" office:value="114354595765.138">
            <text:p>1.143545957651E+11</text:p>
          </table:table-cell>
          <table:table-cell table:formula="of:=[.$N125]*(1-[.P125]/[.$E$2])/SQRT(1-([.P125]*[.P125])/([.$E$2]*[.$E$2]))+[.O125]" office:value-type="float" office:value="114405116579.148">
            <text:p>1.14405116579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4.73880720139">
            <text:p>4.7388072E+00</text:p>
          </table:table-cell>
          <table:table-cell table:formula="of:=[.F125]-([.G125]*[.H125])+[.H125]/2" office:value-type="float" office:value="2262500">
            <text:p>2262500</text:p>
          </table:table-cell>
          <table:table-cell table:formula="of:=[.P125]+([.I125]/2)*[.H125]" office:value-type="float" office:value="2395000">
            <text:p>2395000</text:p>
          </table:table-cell>
          <table:table-cell table:formula="of:=[.F125]+([.I125]-[.G125])*[.H125]+[.H125]/2" office:value-type="float" office:value="2527500">
            <text:p>2527500</text:p>
          </table:table-cell>
          <table:table-cell table:formula="of:=[.$E$2]/[.K125]" office:value-type="float" office:value="0.00262457784212001">
            <text:p>0.00262457784212001</text:p>
          </table:table-cell>
          <table:table-cell table:formula="of:=[.$E$2]/[.L125]" office:value-type="float" office:value="0.0026234188315102">
            <text:p>0.0026234188315102</text:p>
          </table:table-cell>
          <table:table-cell table:formula="of:=[.$E$2]/[.M125]" office:value-type="float" office:value="0.00262226034088653">
            <text:p>0.00262226034088653</text:p>
          </table:table-cell>
          <table:table-cell table:formula="of:=ABS([.H125]/([.L125]*(1+[.H125]/[.$E$2])))" office:value-type="float" office:value="0.0000000437229184765288">
            <text:p>0.0000000437229184765288</text:p>
          </table:table-cell>
          <table:table-cell table:formula="of:=MIN([.$S125];[.$U125])" office:value-type="float" office:value="0.00262226034088653">
            <text:p>0.00262226034088653</text:p>
          </table:table-cell>
          <table:table-cell table:formula="of:=MAX([.$S125];[.$U125])" office:value-type="float" office:value="0.00262457784212001">
            <text:p>0.00262457784212001</text:p>
          </table:table-cell>
        </table:table-row>
        <table:table-row table:style-name="ro1">
          <table:table-cell table:formula="of:=CONCATENATE([.B126];&quot;/&quot;;[.C126];&quot;/&quot;;[.D126])" office:value-type="string" office:string-value="ned/sting/ngc4254.co.cmnse.fits">
            <text:p>ned/sting/ngc4254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54.co.cmnse.fits</text:p>
          </table:table-cell>
          <table:table-cell office:value-type="string">
            <text:p>VELO-LSR</text:p>
          </table:table-cell>
          <table:table-cell table:style-name="ce4" office:value-type="float" office:value="2265000">
            <text:p>2.265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53">
            <text:p>53</text:p>
          </table:table-cell>
          <table:table-cell/>
          <table:table-cell table:formula="of:=[.$N126]*(1-[.R126]/[.$E$2])/SQRT(1-([.R126]*[.R126])/([.$E$2]*[.$E$2]))+[.O126]" office:value-type="float" office:value="114304096904.847">
            <text:p>1.143040969048E+11</text:p>
          </table:table-cell>
          <table:table-cell table:formula="of:=[.$N126]*(1-[.Q126]/[.$E$2])/SQRT(1-([.Q126]*[.Q126])/([.$E$2]*[.$E$2]))+[.O126]" office:value-type="float" office:value="114354595765.138">
            <text:p>1.143545957651E+11</text:p>
          </table:table-cell>
          <table:table-cell table:formula="of:=[.$N126]*(1-[.P126]/[.$E$2])/SQRT(1-([.P126]*[.P126])/([.$E$2]*[.$E$2]))+[.O126]" office:value-type="float" office:value="114405116579.148">
            <text:p>1.14405116579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4.73880720139">
            <text:p>4.7388072E+00</text:p>
          </table:table-cell>
          <table:table-cell table:formula="of:=[.F126]-([.G126]*[.H126])+[.H126]/2" office:value-type="float" office:value="2262500">
            <text:p>2262500</text:p>
          </table:table-cell>
          <table:table-cell table:formula="of:=[.P126]+([.I126]/2)*[.H126]" office:value-type="float" office:value="2395000">
            <text:p>2395000</text:p>
          </table:table-cell>
          <table:table-cell table:formula="of:=[.F126]+([.I126]-[.G126])*[.H126]+[.H126]/2" office:value-type="float" office:value="2527500">
            <text:p>2527500</text:p>
          </table:table-cell>
          <table:table-cell table:formula="of:=[.$E$2]/[.K126]" office:value-type="float" office:value="0.00262457784212001">
            <text:p>0.00262457784212001</text:p>
          </table:table-cell>
          <table:table-cell table:formula="of:=[.$E$2]/[.L126]" office:value-type="float" office:value="0.0026234188315102">
            <text:p>0.0026234188315102</text:p>
          </table:table-cell>
          <table:table-cell table:formula="of:=[.$E$2]/[.M126]" office:value-type="float" office:value="0.00262226034088653">
            <text:p>0.00262226034088653</text:p>
          </table:table-cell>
          <table:table-cell table:formula="of:=ABS([.H126]/([.L126]*(1+[.H126]/[.$E$2])))" office:value-type="float" office:value="0.0000000437229184765288">
            <text:p>0.0000000437229184765288</text:p>
          </table:table-cell>
          <table:table-cell table:formula="of:=MIN([.$S126];[.$U126])" office:value-type="float" office:value="0.00262226034088653">
            <text:p>0.00262226034088653</text:p>
          </table:table-cell>
          <table:table-cell table:formula="of:=MAX([.$S126];[.$U126])" office:value-type="float" office:value="0.00262457784212001">
            <text:p>0.00262457784212001</text:p>
          </table:table-cell>
        </table:table-row>
        <table:table-row table:style-name="ro1">
          <table:table-cell table:formula="of:=CONCATENATE([.B127];&quot;/&quot;;[.C127];&quot;/&quot;;[.D127])" office:value-type="string" office:string-value="ned/sting/ngc4273.co.cmmsk.fits">
            <text:p>ned/sting/ngc427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73.co.cmmsk.fits</text:p>
          </table:table-cell>
          <table:table-cell office:value-type="string">
            <text:p>VELO-LSR</text:p>
          </table:table-cell>
          <table:table-cell table:style-name="ce4" office:value-type="float" office:value="2180000">
            <text:p>2.18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7]*(1-[.R127]/[.$E$2])/SQRT(1-([.R127]*[.R127])/([.$E$2]*[.$E$2]))+[.O127]" office:value-type="float" office:value="114282189290.812">
            <text:p>1.142821892908E+11</text:p>
          </table:table-cell>
          <table:table-cell table:formula="of:=[.$N127]*(1-[.Q127]/[.$E$2])/SQRT(1-([.Q127]*[.Q127])/([.$E$2]*[.$E$2]))+[.O127]" office:value-type="float" office:value="114360314162.361">
            <text:p>1.143603141624E+11</text:p>
          </table:table-cell>
          <table:table-cell table:formula="of:=[.$N127]*(1-[.P127]/[.$E$2])/SQRT(1-([.P127]*[.P127])/([.$E$2]*[.$E$2]))+[.O127]" office:value-type="float" office:value="114438491593.178">
            <text:p>1.144384915932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67.052810669">
            <text:p>1.6705281E+02</text:p>
          </table:table-cell>
          <table:table-cell table:formula="of:=[.F127]-([.G127]*[.H127])+[.H127]/2" office:value-type="float" office:value="2175000">
            <text:p>2175000</text:p>
          </table:table-cell>
          <table:table-cell table:formula="of:=[.P127]+([.I127]/2)*[.H127]" office:value-type="float" office:value="2380000">
            <text:p>2380000</text:p>
          </table:table-cell>
          <table:table-cell table:formula="of:=[.F127]+([.I127]-[.G127])*[.H127]+[.H127]/2" office:value-type="float" office:value="2585000">
            <text:p>2585000</text:p>
          </table:table-cell>
          <table:table-cell table:formula="of:=[.$E$2]/[.K127]" office:value-type="float" office:value="0.002625080967224">
            <text:p>0.002625080967224</text:p>
          </table:table-cell>
          <table:table-cell table:formula="of:=[.$E$2]/[.L127]" office:value-type="float" office:value="0.00262328765181671">
            <text:p>0.00262328765181671</text:p>
          </table:table-cell>
          <table:table-cell table:formula="of:=[.$E$2]/[.M127]" office:value-type="float" office:value="0.00262149558093165">
            <text:p>0.00262149558093165</text:p>
          </table:table-cell>
          <table:table-cell table:formula="of:=ABS([.H127]/([.L127]*(1+[.H127]/[.$E$2])))" office:value-type="float" office:value="0.0000000874400070603216">
            <text:p>0.0000000874400070603216</text:p>
          </table:table-cell>
          <table:table-cell table:formula="of:=MIN([.$S127];[.$U127])" office:value-type="float" office:value="0.00262149558093165">
            <text:p>0.00262149558093165</text:p>
          </table:table-cell>
          <table:table-cell table:formula="of:=MAX([.$S127];[.$U127])" office:value-type="float" office:value="0.002625080967224">
            <text:p>0.002625080967224</text:p>
          </table:table-cell>
        </table:table-row>
        <table:table-row table:style-name="ro1">
          <table:table-cell table:formula="of:=CONCATENATE([.B128];&quot;/&quot;;[.C128];&quot;/&quot;;[.D128])" office:value-type="string" office:string-value="ned/sting/ngc4273.co.cmnse.fits">
            <text:p>ned/sting/ngc427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73.co.cmnse.fits</text:p>
          </table:table-cell>
          <table:table-cell office:value-type="string">
            <text:p>VELO-LSR</text:p>
          </table:table-cell>
          <table:table-cell table:style-name="ce4" office:value-type="float" office:value="2180000">
            <text:p>2.18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8]*(1-[.R128]/[.$E$2])/SQRT(1-([.R128]*[.R128])/([.$E$2]*[.$E$2]))+[.O128]" office:value-type="float" office:value="114282189290.812">
            <text:p>1.142821892908E+11</text:p>
          </table:table-cell>
          <table:table-cell table:formula="of:=[.$N128]*(1-[.Q128]/[.$E$2])/SQRT(1-([.Q128]*[.Q128])/([.$E$2]*[.$E$2]))+[.O128]" office:value-type="float" office:value="114360314162.361">
            <text:p>1.143603141624E+11</text:p>
          </table:table-cell>
          <table:table-cell table:formula="of:=[.$N128]*(1-[.P128]/[.$E$2])/SQRT(1-([.P128]*[.P128])/([.$E$2]*[.$E$2]))+[.O128]" office:value-type="float" office:value="114438491593.178">
            <text:p>1.144384915932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67.052810669">
            <text:p>1.6705281E+02</text:p>
          </table:table-cell>
          <table:table-cell table:formula="of:=[.F128]-([.G128]*[.H128])+[.H128]/2" office:value-type="float" office:value="2175000">
            <text:p>2175000</text:p>
          </table:table-cell>
          <table:table-cell table:formula="of:=[.P128]+([.I128]/2)*[.H128]" office:value-type="float" office:value="2380000">
            <text:p>2380000</text:p>
          </table:table-cell>
          <table:table-cell table:formula="of:=[.F128]+([.I128]-[.G128])*[.H128]+[.H128]/2" office:value-type="float" office:value="2585000">
            <text:p>2585000</text:p>
          </table:table-cell>
          <table:table-cell table:formula="of:=[.$E$2]/[.K128]" office:value-type="float" office:value="0.002625080967224">
            <text:p>0.002625080967224</text:p>
          </table:table-cell>
          <table:table-cell table:formula="of:=[.$E$2]/[.L128]" office:value-type="float" office:value="0.00262328765181671">
            <text:p>0.00262328765181671</text:p>
          </table:table-cell>
          <table:table-cell table:formula="of:=[.$E$2]/[.M128]" office:value-type="float" office:value="0.00262149558093165">
            <text:p>0.00262149558093165</text:p>
          </table:table-cell>
          <table:table-cell table:formula="of:=ABS([.H128]/([.L128]*(1+[.H128]/[.$E$2])))" office:value-type="float" office:value="0.0000000874400070603216">
            <text:p>0.0000000874400070603216</text:p>
          </table:table-cell>
          <table:table-cell table:formula="of:=MIN([.$S128];[.$U128])" office:value-type="float" office:value="0.00262149558093165">
            <text:p>0.00262149558093165</text:p>
          </table:table-cell>
          <table:table-cell table:formula="of:=MAX([.$S128];[.$U128])" office:value-type="float" office:value="0.002625080967224">
            <text:p>0.002625080967224</text:p>
          </table:table-cell>
        </table:table-row>
        <table:table-row table:style-name="ro1">
          <table:table-cell table:formula="of:=CONCATENATE([.B129];&quot;/&quot;;[.C129];&quot;/&quot;;[.D129])" office:value-type="string" office:string-value="ned/sting/ngc4536.co.cmmsk.fits">
            <text:p>ned/sting/ngc453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536.co.cmmsk.fits</text:p>
          </table:table-cell>
          <table:table-cell office:value-type="string">
            <text:p>VELO-LSR</text:p>
          </table:table-cell>
          <table:table-cell table:style-name="ce4" office:value-type="float" office:value="1610000">
            <text:p>1.6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9]*(1-[.R129]/[.$E$2])/SQRT(1-([.R129]*[.R129])/([.$E$2]*[.$E$2]))+[.O129]" office:value-type="float" office:value="114499545650.647">
            <text:p>1.144995456506E+11</text:p>
          </table:table-cell>
          <table:table-cell table:formula="of:=[.$N129]*(1-[.Q129]/[.$E$2])/SQRT(1-([.Q129]*[.Q129])/([.$E$2]*[.$E$2]))+[.O129]" office:value-type="float" office:value="114577816929.768">
            <text:p>1.145778169298E+11</text:p>
          </table:table-cell>
          <table:table-cell table:formula="of:=[.$N129]*(1-[.P129]/[.$E$2])/SQRT(1-([.P129]*[.P129])/([.$E$2]*[.$E$2]))+[.O129]" office:value-type="float" office:value="114656141068.646">
            <text:p>1.14656141068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104.22119141">
            <text:p>1.1042212E+03</text:p>
          </table:table-cell>
          <table:table-cell table:formula="of:=[.F129]-([.G129]*[.H129])+[.H129]/2" office:value-type="float" office:value="1605000">
            <text:p>1605000</text:p>
          </table:table-cell>
          <table:table-cell table:formula="of:=[.P129]+([.I129]/2)*[.H129]" office:value-type="float" office:value="1810000">
            <text:p>1810000</text:p>
          </table:table-cell>
          <table:table-cell table:formula="of:=[.F129]+([.I129]-[.G129])*[.H129]+[.H129]/2" office:value-type="float" office:value="2015000">
            <text:p>2015000</text:p>
          </table:table-cell>
          <table:table-cell table:formula="of:=[.$E$2]/[.K129]" office:value-type="float" office:value="0.0026200977330979">
            <text:p>0.0026200977330979</text:p>
          </table:table-cell>
          <table:table-cell table:formula="of:=[.$E$2]/[.L129]" office:value-type="float" office:value="0.0026183078717924">
            <text:p>0.0026183078717924</text:p>
          </table:table-cell>
          <table:table-cell table:formula="of:=[.$E$2]/[.M129]" office:value-type="float" office:value="0.00261651924793445">
            <text:p>0.00261651924793445</text:p>
          </table:table-cell>
          <table:table-cell table:formula="of:=ABS([.H129]/([.L129]*(1+[.H129]/[.$E$2])))" office:value-type="float" office:value="0.000000087274019925749">
            <text:p>0.000000087274019925749</text:p>
          </table:table-cell>
          <table:table-cell table:formula="of:=MIN([.$S129];[.$U129])" office:value-type="float" office:value="0.00261651924793445">
            <text:p>0.00261651924793445</text:p>
          </table:table-cell>
          <table:table-cell table:formula="of:=MAX([.$S129];[.$U129])" office:value-type="float" office:value="0.0026200977330979">
            <text:p>0.0026200977330979</text:p>
          </table:table-cell>
        </table:table-row>
        <table:table-row table:style-name="ro1">
          <table:table-cell table:formula="of:=CONCATENATE([.B130];&quot;/&quot;;[.C130];&quot;/&quot;;[.D130])" office:value-type="string" office:string-value="ned/sting/ngc4536.co.cmnse.fits">
            <text:p>ned/sting/ngc453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536.co.cmnse.fits</text:p>
          </table:table-cell>
          <table:table-cell office:value-type="string">
            <text:p>VELO-LSR</text:p>
          </table:table-cell>
          <table:table-cell table:style-name="ce4" office:value-type="float" office:value="1610000">
            <text:p>1.6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30]*(1-[.R130]/[.$E$2])/SQRT(1-([.R130]*[.R130])/([.$E$2]*[.$E$2]))+[.O130]" office:value-type="float" office:value="114499545650.647">
            <text:p>1.144995456506E+11</text:p>
          </table:table-cell>
          <table:table-cell table:formula="of:=[.$N130]*(1-[.Q130]/[.$E$2])/SQRT(1-([.Q130]*[.Q130])/([.$E$2]*[.$E$2]))+[.O130]" office:value-type="float" office:value="114577816929.768">
            <text:p>1.145778169298E+11</text:p>
          </table:table-cell>
          <table:table-cell table:formula="of:=[.$N130]*(1-[.P130]/[.$E$2])/SQRT(1-([.P130]*[.P130])/([.$E$2]*[.$E$2]))+[.O130]" office:value-type="float" office:value="114656141068.646">
            <text:p>1.14656141068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104.22119141">
            <text:p>1.1042212E+03</text:p>
          </table:table-cell>
          <table:table-cell table:formula="of:=[.F130]-([.G130]*[.H130])+[.H130]/2" office:value-type="float" office:value="1605000">
            <text:p>1605000</text:p>
          </table:table-cell>
          <table:table-cell table:formula="of:=[.P130]+([.I130]/2)*[.H130]" office:value-type="float" office:value="1810000">
            <text:p>1810000</text:p>
          </table:table-cell>
          <table:table-cell table:formula="of:=[.F130]+([.I130]-[.G130])*[.H130]+[.H130]/2" office:value-type="float" office:value="2015000">
            <text:p>2015000</text:p>
          </table:table-cell>
          <table:table-cell table:formula="of:=[.$E$2]/[.K130]" office:value-type="float" office:value="0.0026200977330979">
            <text:p>0.0026200977330979</text:p>
          </table:table-cell>
          <table:table-cell table:formula="of:=[.$E$2]/[.L130]" office:value-type="float" office:value="0.0026183078717924">
            <text:p>0.0026183078717924</text:p>
          </table:table-cell>
          <table:table-cell table:formula="of:=[.$E$2]/[.M130]" office:value-type="float" office:value="0.00261651924793445">
            <text:p>0.00261651924793445</text:p>
          </table:table-cell>
          <table:table-cell table:formula="of:=ABS([.H130]/([.L130]*(1+[.H130]/[.$E$2])))" office:value-type="float" office:value="0.000000087274019925749">
            <text:p>0.000000087274019925749</text:p>
          </table:table-cell>
          <table:table-cell table:formula="of:=MIN([.$S130];[.$U130])" office:value-type="float" office:value="0.00261651924793445">
            <text:p>0.00261651924793445</text:p>
          </table:table-cell>
          <table:table-cell table:formula="of:=MAX([.$S130];[.$U130])" office:value-type="float" office:value="0.0026200977330979">
            <text:p>0.0026200977330979</text:p>
          </table:table-cell>
        </table:table-row>
        <table:table-row table:style-name="ro1">
          <table:table-cell table:formula="of:=CONCATENATE([.B131];&quot;/&quot;;[.C131];&quot;/&quot;;[.D131])" office:value-type="string" office:string-value="ned/sting/ngc4605.co.cmmsk.fits">
            <text:p>ned/sting/ngc4605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05.co.cmmsk.fits</text:p>
          </table:table-cell>
          <table:table-cell office:value-type="string">
            <text:p>VELO-LSR</text:p>
          </table:table-cell>
          <table:table-cell table:style-name="ce4" office:value-type="float" office:value="55000">
            <text:p>5.500000000000E+04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4">
            <text:p>44</text:p>
          </table:table-cell>
          <table:table-cell/>
          <table:table-cell table:formula="of:=[.$N131]*(1-[.R131]/[.$E$2])/SQRT(1-([.R131]*[.R131])/([.$E$2]*[.$E$2]))+[.O131]" office:value-type="float" office:value="115166546361.337">
            <text:p>1.151665463613E+11</text:p>
          </table:table-cell>
          <table:table-cell table:formula="of:=[.$N131]*(1-[.Q131]/[.$E$2])/SQRT(1-([.Q131]*[.Q131])/([.$E$2]*[.$E$2]))+[.O131]" office:value-type="float" office:value="115208781860.551">
            <text:p>1.152087818606E+11</text:p>
          </table:table-cell>
          <table:table-cell table:formula="of:=[.$N131]*(1-[.P131]/[.$E$2])/SQRT(1-([.P131]*[.P131])/([.$E$2]*[.$E$2]))+[.O131]" office:value-type="float" office:value="115251032832.176">
            <text:p>1.152510328322E+11</text:p>
          </table:table-cell>
          <table:table-cell table:style-name="ce6" office:value-type="float" office:value="115271204000">
            <text:p>1.1527120E+11</text:p>
          </table:table-cell>
          <table:table-cell table:style-name="ce6" office:value-type="float" office:value="-471.905578613">
            <text:p>-4.7190558E+02</text:p>
          </table:table-cell>
          <table:table-cell table:formula="of:=[.F131]-([.G131]*[.H131])+[.H131]/2" office:value-type="float" office:value="52500">
            <text:p>52500</text:p>
          </table:table-cell>
          <table:table-cell table:formula="of:=[.P131]+([.I131]/2)*[.H131]" office:value-type="float" office:value="162500">
            <text:p>162500</text:p>
          </table:table-cell>
          <table:table-cell table:formula="of:=[.F131]+([.I131]-[.G131])*[.H131]+[.H131]/2" office:value-type="float" office:value="272500">
            <text:p>272500</text:p>
          </table:table-cell>
          <table:table-cell table:formula="of:=[.$E$2]/[.K131]" office:value-type="float" office:value="0.00260492312636297">
            <text:p>0.00260492312636297</text:p>
          </table:table-cell>
          <table:table-cell table:formula="of:=[.$E$2]/[.L131]" office:value-type="float" office:value="0.00260396816245416">
            <text:p>0.00260396816245416</text:p>
          </table:table-cell>
          <table:table-cell table:formula="of:=[.$E$2]/[.M131]" office:value-type="float" office:value="0.0026030135490139">
            <text:p>0.0026030135490139</text:p>
          </table:table-cell>
          <table:table-cell table:formula="of:=ABS([.H131]/([.L131]*(1+[.H131]/[.$E$2])))" office:value-type="float" office:value="0.0000000433987460618016">
            <text:p>0.0000000433987460618016</text:p>
          </table:table-cell>
          <table:table-cell table:formula="of:=MIN([.$S131];[.$U131])" office:value-type="float" office:value="0.0026030135490139">
            <text:p>0.0026030135490139</text:p>
          </table:table-cell>
          <table:table-cell table:formula="of:=MAX([.$S131];[.$U131])" office:value-type="float" office:value="0.00260492312636297">
            <text:p>0.00260492312636297</text:p>
          </table:table-cell>
        </table:table-row>
        <table:table-row table:style-name="ro1">
          <table:table-cell table:formula="of:=CONCATENATE([.B132];&quot;/&quot;;[.C132];&quot;/&quot;;[.D132])" office:value-type="string" office:string-value="ned/sting/ngc4605.co.cmnse.fits">
            <text:p>ned/sting/ngc4605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05.co.cmnse.fits</text:p>
          </table:table-cell>
          <table:table-cell office:value-type="string">
            <text:p>VELO-LSR</text:p>
          </table:table-cell>
          <table:table-cell table:style-name="ce4" office:value-type="float" office:value="55000">
            <text:p>5.500000000000E+04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4">
            <text:p>44</text:p>
          </table:table-cell>
          <table:table-cell/>
          <table:table-cell table:formula="of:=[.$N132]*(1-[.R132]/[.$E$2])/SQRT(1-([.R132]*[.R132])/([.$E$2]*[.$E$2]))+[.O132]" office:value-type="float" office:value="115166546361.337">
            <text:p>1.151665463613E+11</text:p>
          </table:table-cell>
          <table:table-cell table:formula="of:=[.$N132]*(1-[.Q132]/[.$E$2])/SQRT(1-([.Q132]*[.Q132])/([.$E$2]*[.$E$2]))+[.O132]" office:value-type="float" office:value="115208781860.551">
            <text:p>1.152087818606E+11</text:p>
          </table:table-cell>
          <table:table-cell table:formula="of:=[.$N132]*(1-[.P132]/[.$E$2])/SQRT(1-([.P132]*[.P132])/([.$E$2]*[.$E$2]))+[.O132]" office:value-type="float" office:value="115251032832.176">
            <text:p>1.152510328322E+11</text:p>
          </table:table-cell>
          <table:table-cell table:style-name="ce6" office:value-type="float" office:value="115271204000">
            <text:p>1.1527120E+11</text:p>
          </table:table-cell>
          <table:table-cell table:style-name="ce6" office:value-type="float" office:value="-471.905578613">
            <text:p>-4.7190558E+02</text:p>
          </table:table-cell>
          <table:table-cell table:formula="of:=[.F132]-([.G132]*[.H132])+[.H132]/2" office:value-type="float" office:value="52500">
            <text:p>52500</text:p>
          </table:table-cell>
          <table:table-cell table:formula="of:=[.P132]+([.I132]/2)*[.H132]" office:value-type="float" office:value="162500">
            <text:p>162500</text:p>
          </table:table-cell>
          <table:table-cell table:formula="of:=[.F132]+([.I132]-[.G132])*[.H132]+[.H132]/2" office:value-type="float" office:value="272500">
            <text:p>272500</text:p>
          </table:table-cell>
          <table:table-cell table:formula="of:=[.$E$2]/[.K132]" office:value-type="float" office:value="0.00260492312636297">
            <text:p>0.00260492312636297</text:p>
          </table:table-cell>
          <table:table-cell table:formula="of:=[.$E$2]/[.L132]" office:value-type="float" office:value="0.00260396816245416">
            <text:p>0.00260396816245416</text:p>
          </table:table-cell>
          <table:table-cell table:formula="of:=[.$E$2]/[.M132]" office:value-type="float" office:value="0.0026030135490139">
            <text:p>0.0026030135490139</text:p>
          </table:table-cell>
          <table:table-cell table:formula="of:=ABS([.H132]/([.L132]*(1+[.H132]/[.$E$2])))" office:value-type="float" office:value="0.0000000433987460618016">
            <text:p>0.0000000433987460618016</text:p>
          </table:table-cell>
          <table:table-cell table:formula="of:=MIN([.$S132];[.$U132])" office:value-type="float" office:value="0.0026030135490139">
            <text:p>0.0026030135490139</text:p>
          </table:table-cell>
          <table:table-cell table:formula="of:=MAX([.$S132];[.$U132])" office:value-type="float" office:value="0.00260492312636297">
            <text:p>0.00260492312636297</text:p>
          </table:table-cell>
        </table:table-row>
        <table:table-row table:style-name="ro1">
          <table:table-cell table:formula="of:=CONCATENATE([.B133];&quot;/&quot;;[.C133];&quot;/&quot;;[.D133])" office:value-type="string" office:string-value="ned/sting/ngc4654.co.cmmsk.fits">
            <text:p>ned/sting/ngc4654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54.co.cmmsk.fits</text:p>
          </table:table-cell>
          <table:table-cell office:value-type="string">
            <text:p>VELO-LSR</text:p>
          </table:table-cell>
          <table:table-cell table:style-name="ce4" office:value-type="float" office:value="850000">
            <text:p>8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79">
            <text:p>79</text:p>
          </table:table-cell>
          <table:table-cell/>
          <table:table-cell table:formula="of:=[.$N133]*(1-[.R133]/[.$E$2])/SQRT(1-([.R133]*[.R133])/([.$E$2]*[.$E$2]))+[.O133]" office:value-type="float" office:value="114794769995.331">
            <text:p>1.147947699953E+11</text:p>
          </table:table-cell>
          <table:table-cell table:formula="of:=[.$N133]*(1-[.Q133]/[.$E$2])/SQRT(1-([.Q133]*[.Q133])/([.$E$2]*[.$E$2]))+[.O133]" office:value-type="float" office:value="114870369202.288">
            <text:p>1.148703692023E+11</text:p>
          </table:table-cell>
          <table:table-cell table:formula="of:=[.$N133]*(1-[.P133]/[.$E$2])/SQRT(1-([.P133]*[.P133])/([.$E$2]*[.$E$2]))+[.O133]" office:value-type="float" office:value="114946017848.761">
            <text:p>1.14946017848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317.315002441">
            <text:p>3.1731500E+02</text:p>
          </table:table-cell>
          <table:table-cell table:formula="of:=[.F133]-([.G133]*[.H133])+[.H133]/2" office:value-type="float" office:value="847500">
            <text:p>847500</text:p>
          </table:table-cell>
          <table:table-cell table:formula="of:=[.P133]+([.I133]/2)*[.H133]" office:value-type="float" office:value="1045000">
            <text:p>1045000</text:p>
          </table:table-cell>
          <table:table-cell table:formula="of:=[.F133]+([.I133]-[.G133])*[.H133]+[.H133]/2" office:value-type="float" office:value="1242500">
            <text:p>1242500</text:p>
          </table:table-cell>
          <table:table-cell table:formula="of:=[.$E$2]/[.K133]" office:value-type="float" office:value="0.00261335947632633">
            <text:p>0.00261335947632633</text:p>
          </table:table-cell>
          <table:table-cell table:formula="of:=[.$E$2]/[.L133]" office:value-type="float" office:value="0.00261163955581702">
            <text:p>0.00261163955581702</text:p>
          </table:table-cell>
          <table:table-cell table:formula="of:=[.$E$2]/[.M133]" office:value-type="float" office:value="0.00260992077511308">
            <text:p>0.00260992077511308</text:p>
          </table:table-cell>
          <table:table-cell table:formula="of:=ABS([.H133]/([.L133]*(1+[.H133]/[.$E$2])))" office:value-type="float" office:value="0.0000000435266004869422">
            <text:p>0.0000000435266004869422</text:p>
          </table:table-cell>
          <table:table-cell table:formula="of:=MIN([.$S133];[.$U133])" office:value-type="float" office:value="0.00260992077511308">
            <text:p>0.00260992077511308</text:p>
          </table:table-cell>
          <table:table-cell table:formula="of:=MAX([.$S133];[.$U133])" office:value-type="float" office:value="0.00261335947632633">
            <text:p>0.00261335947632633</text:p>
          </table:table-cell>
        </table:table-row>
        <table:table-row table:style-name="ro1">
          <table:table-cell table:formula="of:=CONCATENATE([.B134];&quot;/&quot;;[.C134];&quot;/&quot;;[.D134])" office:value-type="string" office:string-value="ned/sting/ngc4654.co.cmnse.fits">
            <text:p>ned/sting/ngc4654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54.co.cmnse.fits</text:p>
          </table:table-cell>
          <table:table-cell office:value-type="string">
            <text:p>VELO-LSR</text:p>
          </table:table-cell>
          <table:table-cell table:style-name="ce4" office:value-type="float" office:value="850000">
            <text:p>8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79">
            <text:p>79</text:p>
          </table:table-cell>
          <table:table-cell/>
          <table:table-cell table:formula="of:=[.$N134]*(1-[.R134]/[.$E$2])/SQRT(1-([.R134]*[.R134])/([.$E$2]*[.$E$2]))+[.O134]" office:value-type="float" office:value="114794769995.331">
            <text:p>1.147947699953E+11</text:p>
          </table:table-cell>
          <table:table-cell table:formula="of:=[.$N134]*(1-[.Q134]/[.$E$2])/SQRT(1-([.Q134]*[.Q134])/([.$E$2]*[.$E$2]))+[.O134]" office:value-type="float" office:value="114870369202.288">
            <text:p>1.148703692023E+11</text:p>
          </table:table-cell>
          <table:table-cell table:formula="of:=[.$N134]*(1-[.P134]/[.$E$2])/SQRT(1-([.P134]*[.P134])/([.$E$2]*[.$E$2]))+[.O134]" office:value-type="float" office:value="114946017848.761">
            <text:p>1.14946017848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317.315002441">
            <text:p>3.1731500E+02</text:p>
          </table:table-cell>
          <table:table-cell table:formula="of:=[.F134]-([.G134]*[.H134])+[.H134]/2" office:value-type="float" office:value="847500">
            <text:p>847500</text:p>
          </table:table-cell>
          <table:table-cell table:formula="of:=[.P134]+([.I134]/2)*[.H134]" office:value-type="float" office:value="1045000">
            <text:p>1045000</text:p>
          </table:table-cell>
          <table:table-cell table:formula="of:=[.F134]+([.I134]-[.G134])*[.H134]+[.H134]/2" office:value-type="float" office:value="1242500">
            <text:p>1242500</text:p>
          </table:table-cell>
          <table:table-cell table:formula="of:=[.$E$2]/[.K134]" office:value-type="float" office:value="0.00261335947632633">
            <text:p>0.00261335947632633</text:p>
          </table:table-cell>
          <table:table-cell table:formula="of:=[.$E$2]/[.L134]" office:value-type="float" office:value="0.00261163955581702">
            <text:p>0.00261163955581702</text:p>
          </table:table-cell>
          <table:table-cell table:formula="of:=[.$E$2]/[.M134]" office:value-type="float" office:value="0.00260992077511308">
            <text:p>0.00260992077511308</text:p>
          </table:table-cell>
          <table:table-cell table:formula="of:=ABS([.H134]/([.L134]*(1+[.H134]/[.$E$2])))" office:value-type="float" office:value="0.0000000435266004869422">
            <text:p>0.0000000435266004869422</text:p>
          </table:table-cell>
          <table:table-cell table:formula="of:=MIN([.$S134];[.$U134])" office:value-type="float" office:value="0.00260992077511308">
            <text:p>0.00260992077511308</text:p>
          </table:table-cell>
          <table:table-cell table:formula="of:=MAX([.$S134];[.$U134])" office:value-type="float" office:value="0.00261335947632633">
            <text:p>0.00261335947632633</text:p>
          </table:table-cell>
        </table:table-row>
        <table:table-row table:style-name="ro1">
          <table:table-cell table:formula="of:=CONCATENATE([.B135];&quot;/&quot;;[.C135];&quot;/&quot;;[.D135])" office:value-type="string" office:string-value="ned/sting/ngc5371.co.cmmsk.fits">
            <text:p>ned/sting/ngc537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371.co.cmmsk.fits</text:p>
          </table:table-cell>
          <table:table-cell office:value-type="string">
            <text:p>VELO-LSR</text:p>
          </table:table-cell>
          <table:table-cell table:style-name="ce4" office:value-type="float" office:value="2360000">
            <text:p>2.3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35]*(1-[.R135]/[.$E$2])/SQRT(1-([.R135]*[.R135])/([.$E$2]*[.$E$2]))+[.O135]" office:value-type="float" office:value="114217442325.149">
            <text:p>1.142174423252E+11</text:p>
          </table:table-cell>
          <table:table-cell table:formula="of:=[.$N135]*(1-[.Q135]/[.$E$2])/SQRT(1-([.Q135]*[.Q135])/([.$E$2]*[.$E$2]))+[.O135]" office:value-type="float" office:value="114293618645.199">
            <text:p>1.142936186452E+11</text:p>
          </table:table-cell>
          <table:table-cell table:formula="of:=[.$N135]*(1-[.P135]/[.$E$2])/SQRT(1-([.P135]*[.P135])/([.$E$2]*[.$E$2]))+[.O135]" office:value-type="float" office:value="114369844904.427">
            <text:p>1.1436984490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7.749176025">
            <text:p>-1.0774918E+02</text:p>
          </table:table-cell>
          <table:table-cell table:formula="of:=[.F135]-([.G135]*[.H135])+[.H135]/2" office:value-type="float" office:value="2355000">
            <text:p>2355000</text:p>
          </table:table-cell>
          <table:table-cell table:formula="of:=[.P135]+([.I135]/2)*[.H135]" office:value-type="float" office:value="2555000">
            <text:p>2555000</text:p>
          </table:table-cell>
          <table:table-cell table:formula="of:=[.F135]+([.I135]-[.G135])*[.H135]+[.H135]/2" office:value-type="float" office:value="2755000">
            <text:p>2755000</text:p>
          </table:table-cell>
          <table:table-cell table:formula="of:=[.$E$2]/[.K135]" office:value-type="float" office:value="0.0026265690589181">
            <text:p>0.0026265690589181</text:p>
          </table:table-cell>
          <table:table-cell table:formula="of:=[.$E$2]/[.L135]" office:value-type="float" office:value="0.00262481845929902">
            <text:p>0.00262481845929902</text:p>
          </table:table-cell>
          <table:table-cell table:formula="of:=[.$E$2]/[.M135]" office:value-type="float" office:value="0.00262306904630931">
            <text:p>0.00262306904630931</text:p>
          </table:table-cell>
          <table:table-cell table:formula="of:=ABS([.H135]/([.L135]*(1+[.H135]/[.$E$2])))" office:value-type="float" office:value="0.0000000874910322755582">
            <text:p>0.0000000874910322755582</text:p>
          </table:table-cell>
          <table:table-cell table:formula="of:=MIN([.$S135];[.$U135])" office:value-type="float" office:value="0.00262306904630931">
            <text:p>0.00262306904630931</text:p>
          </table:table-cell>
          <table:table-cell table:formula="of:=MAX([.$S135];[.$U135])" office:value-type="float" office:value="0.0026265690589181">
            <text:p>0.0026265690589181</text:p>
          </table:table-cell>
        </table:table-row>
        <table:table-row table:style-name="ro1">
          <table:table-cell table:formula="of:=CONCATENATE([.B136];&quot;/&quot;;[.C136];&quot;/&quot;;[.D136])" office:value-type="string" office:string-value="ned/sting/ngc5371.co.cmnse.fits">
            <text:p>ned/sting/ngc537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371.co.cmnse.fits</text:p>
          </table:table-cell>
          <table:table-cell office:value-type="string">
            <text:p>VELO-LSR</text:p>
          </table:table-cell>
          <table:table-cell table:style-name="ce4" office:value-type="float" office:value="2360000">
            <text:p>2.3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36]*(1-[.R136]/[.$E$2])/SQRT(1-([.R136]*[.R136])/([.$E$2]*[.$E$2]))+[.O136]" office:value-type="float" office:value="114217442325.149">
            <text:p>1.142174423252E+11</text:p>
          </table:table-cell>
          <table:table-cell table:formula="of:=[.$N136]*(1-[.Q136]/[.$E$2])/SQRT(1-([.Q136]*[.Q136])/([.$E$2]*[.$E$2]))+[.O136]" office:value-type="float" office:value="114293618645.199">
            <text:p>1.142936186452E+11</text:p>
          </table:table-cell>
          <table:table-cell table:formula="of:=[.$N136]*(1-[.P136]/[.$E$2])/SQRT(1-([.P136]*[.P136])/([.$E$2]*[.$E$2]))+[.O136]" office:value-type="float" office:value="114369844904.427">
            <text:p>1.1436984490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7.749176025">
            <text:p>-1.0774918E+02</text:p>
          </table:table-cell>
          <table:table-cell table:formula="of:=[.F136]-([.G136]*[.H136])+[.H136]/2" office:value-type="float" office:value="2355000">
            <text:p>2355000</text:p>
          </table:table-cell>
          <table:table-cell table:formula="of:=[.P136]+([.I136]/2)*[.H136]" office:value-type="float" office:value="2555000">
            <text:p>2555000</text:p>
          </table:table-cell>
          <table:table-cell table:formula="of:=[.F136]+([.I136]-[.G136])*[.H136]+[.H136]/2" office:value-type="float" office:value="2755000">
            <text:p>2755000</text:p>
          </table:table-cell>
          <table:table-cell table:formula="of:=[.$E$2]/[.K136]" office:value-type="float" office:value="0.0026265690589181">
            <text:p>0.0026265690589181</text:p>
          </table:table-cell>
          <table:table-cell table:formula="of:=[.$E$2]/[.L136]" office:value-type="float" office:value="0.00262481845929902">
            <text:p>0.00262481845929902</text:p>
          </table:table-cell>
          <table:table-cell table:formula="of:=[.$E$2]/[.M136]" office:value-type="float" office:value="0.00262306904630931">
            <text:p>0.00262306904630931</text:p>
          </table:table-cell>
          <table:table-cell table:formula="of:=ABS([.H136]/([.L136]*(1+[.H136]/[.$E$2])))" office:value-type="float" office:value="0.0000000874910322755582">
            <text:p>0.0000000874910322755582</text:p>
          </table:table-cell>
          <table:table-cell table:formula="of:=MIN([.$S136];[.$U136])" office:value-type="float" office:value="0.00262306904630931">
            <text:p>0.00262306904630931</text:p>
          </table:table-cell>
          <table:table-cell table:formula="of:=MAX([.$S136];[.$U136])" office:value-type="float" office:value="0.0026265690589181">
            <text:p>0.0026265690589181</text:p>
          </table:table-cell>
        </table:table-row>
        <table:table-row table:style-name="ro1">
          <table:table-cell table:formula="of:=CONCATENATE([.B137];&quot;/&quot;;[.C137];&quot;/&quot;;[.D137])" office:value-type="string" office:string-value="ned/sting/ngc5713.co.cmmsk.fits">
            <text:p>ned/sting/ngc571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713.co.cmmsk.fits</text:p>
          </table:table-cell>
          <table:table-cell office:value-type="string">
            <text:p>VELO-LSR</text:p>
          </table:table-cell>
          <table:table-cell table:style-name="ce4" office:value-type="float" office:value="1760000">
            <text:p>1.7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9">
            <text:p>29</text:p>
          </table:table-cell>
          <table:table-cell/>
          <table:table-cell table:formula="of:=[.$N137]*(1-[.R137]/[.$E$2])/SQRT(1-([.R137]*[.R137])/([.$E$2]*[.$E$2]))+[.O137]" office:value-type="float" office:value="114488094664.033">
            <text:p>1.144880946640E+11</text:p>
          </table:table-cell>
          <table:table-cell table:formula="of:=[.$N137]*(1-[.Q137]/[.$E$2])/SQRT(1-([.Q137]*[.Q137])/([.$E$2]*[.$E$2]))+[.O137]" office:value-type="float" office:value="114543446345.986">
            <text:p>1.145434463460E+11</text:p>
          </table:table-cell>
          <table:table-cell table:formula="of:=[.$N137]*(1-[.P137]/[.$E$2])/SQRT(1-([.P137]*[.P137])/([.$E$2]*[.$E$2]))+[.O137]" office:value-type="float" office:value="114598824449.744">
            <text:p>1.1459882444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3.8319683075">
            <text:p>2.3831968E+01</text:p>
          </table:table-cell>
          <table:table-cell table:formula="of:=[.F137]-([.G137]*[.H137])+[.H137]/2" office:value-type="float" office:value="1755000">
            <text:p>1755000</text:p>
          </table:table-cell>
          <table:table-cell table:formula="of:=[.P137]+([.I137]/2)*[.H137]" office:value-type="float" office:value="1900000">
            <text:p>1900000</text:p>
          </table:table-cell>
          <table:table-cell table:formula="of:=[.F137]+([.I137]-[.G137])*[.H137]+[.H137]/2" office:value-type="float" office:value="2045000">
            <text:p>2045000</text:p>
          </table:table-cell>
          <table:table-cell table:formula="of:=[.$E$2]/[.K137]" office:value-type="float" office:value="0.00262035979269596">
            <text:p>0.00262035979269596</text:p>
          </table:table-cell>
          <table:table-cell table:formula="of:=[.$E$2]/[.L137]" office:value-type="float" office:value="0.0026190935367339">
            <text:p>0.0026190935367339</text:p>
          </table:table-cell>
          <table:table-cell table:formula="of:=[.$E$2]/[.M137]" office:value-type="float" office:value="0.00261782790042111">
            <text:p>0.00261782790042111</text:p>
          </table:table-cell>
          <table:table-cell table:formula="of:=ABS([.H137]/([.L137]*(1+[.H137]/[.$E$2])))" office:value-type="float" office:value="0.0000000873002078842007">
            <text:p>0.0000000873002078842007</text:p>
          </table:table-cell>
          <table:table-cell table:formula="of:=MIN([.$S137];[.$U137])" office:value-type="float" office:value="0.00261782790042111">
            <text:p>0.00261782790042111</text:p>
          </table:table-cell>
          <table:table-cell table:formula="of:=MAX([.$S137];[.$U137])" office:value-type="float" office:value="0.00262035979269596">
            <text:p>0.00262035979269596</text:p>
          </table:table-cell>
        </table:table-row>
        <table:table-row table:style-name="ro1">
          <table:table-cell table:formula="of:=CONCATENATE([.B138];&quot;/&quot;;[.C138];&quot;/&quot;;[.D138])" office:value-type="string" office:string-value="ned/sting/ngc5713.co.cmnse.fits">
            <text:p>ned/sting/ngc571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713.co.cmnse.fits</text:p>
          </table:table-cell>
          <table:table-cell office:value-type="string">
            <text:p>VELO-LSR</text:p>
          </table:table-cell>
          <table:table-cell table:style-name="ce4" office:value-type="float" office:value="1760000">
            <text:p>1.7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9">
            <text:p>29</text:p>
          </table:table-cell>
          <table:table-cell/>
          <table:table-cell table:formula="of:=[.$N138]*(1-[.R138]/[.$E$2])/SQRT(1-([.R138]*[.R138])/([.$E$2]*[.$E$2]))+[.O138]" office:value-type="float" office:value="114488094664.033">
            <text:p>1.144880946640E+11</text:p>
          </table:table-cell>
          <table:table-cell table:formula="of:=[.$N138]*(1-[.Q138]/[.$E$2])/SQRT(1-([.Q138]*[.Q138])/([.$E$2]*[.$E$2]))+[.O138]" office:value-type="float" office:value="114543446345.986">
            <text:p>1.145434463460E+11</text:p>
          </table:table-cell>
          <table:table-cell table:formula="of:=[.$N138]*(1-[.P138]/[.$E$2])/SQRT(1-([.P138]*[.P138])/([.$E$2]*[.$E$2]))+[.O138]" office:value-type="float" office:value="114598824449.744">
            <text:p>1.1459882444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3.8319683075">
            <text:p>2.3831968E+01</text:p>
          </table:table-cell>
          <table:table-cell table:formula="of:=[.F138]-([.G138]*[.H138])+[.H138]/2" office:value-type="float" office:value="1755000">
            <text:p>1755000</text:p>
          </table:table-cell>
          <table:table-cell table:formula="of:=[.P138]+([.I138]/2)*[.H138]" office:value-type="float" office:value="1900000">
            <text:p>1900000</text:p>
          </table:table-cell>
          <table:table-cell table:formula="of:=[.F138]+([.I138]-[.G138])*[.H138]+[.H138]/2" office:value-type="float" office:value="2045000">
            <text:p>2045000</text:p>
          </table:table-cell>
          <table:table-cell table:formula="of:=[.$E$2]/[.K138]" office:value-type="float" office:value="0.00262035979269596">
            <text:p>0.00262035979269596</text:p>
          </table:table-cell>
          <table:table-cell table:formula="of:=[.$E$2]/[.L138]" office:value-type="float" office:value="0.0026190935367339">
            <text:p>0.0026190935367339</text:p>
          </table:table-cell>
          <table:table-cell table:formula="of:=[.$E$2]/[.M138]" office:value-type="float" office:value="0.00261782790042111">
            <text:p>0.00261782790042111</text:p>
          </table:table-cell>
          <table:table-cell table:formula="of:=ABS([.H138]/([.L138]*(1+[.H138]/[.$E$2])))" office:value-type="float" office:value="0.0000000873002078842007">
            <text:p>0.0000000873002078842007</text:p>
          </table:table-cell>
          <table:table-cell table:formula="of:=MIN([.$S138];[.$U138])" office:value-type="float" office:value="0.00261782790042111">
            <text:p>0.00261782790042111</text:p>
          </table:table-cell>
          <table:table-cell table:formula="of:=MAX([.$S138];[.$U138])" office:value-type="float" office:value="0.00262035979269596">
            <text:p>0.00262035979269596</text:p>
          </table:table-cell>
        </table:table-row>
        <table:table-row table:style-name="ro1">
          <table:table-cell table:formula="of:=CONCATENATE([.B139];&quot;/&quot;;[.C139];&quot;/&quot;;[.D139])" office:value-type="string" office:string-value="ned/sting/ngc6503.co.cmmsk.fits">
            <text:p>ned/sting/ngc650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503.co.cmmsk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39]*(1-[.R139]/[.$E$2])/SQRT(1-([.R139]*[.R139])/([.$E$2]*[.$E$2]))+[.O139]" office:value-type="float" office:value="115203977258.863">
            <text:p>1.152039772589E+11</text:p>
          </table:table-cell>
          <table:table-cell table:formula="of:=[.$N139]*(1-[.Q139]/[.$E$2])/SQRT(1-([.Q139]*[.Q139])/([.$E$2]*[.$E$2]))+[.O139]" office:value-type="float" office:value="115257751669.245">
            <text:p>1.152577516692E+11</text:p>
          </table:table-cell>
          <table:table-cell table:formula="of:=[.$N139]*(1-[.P139]/[.$E$2])/SQRT(1-([.P139]*[.P139])/([.$E$2]*[.$E$2]))+[.O139]" office:value-type="float" office:value="115311551174.351">
            <text:p>1.1531155117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808.481689453">
            <text:p>-8.0848169E+02</text:p>
          </table:table-cell>
          <table:table-cell table:formula="of:=[.F139]-([.G139]*[.H139])+[.H139]/2" office:value-type="float" office:value="-105000">
            <text:p>-105000</text:p>
          </table:table-cell>
          <table:table-cell table:formula="of:=[.P139]+([.I139]/2)*[.H139]" office:value-type="float" office:value="35000">
            <text:p>35000</text:p>
          </table:table-cell>
          <table:table-cell table:formula="of:=[.F139]+([.I139]-[.G139])*[.H139]+[.H139]/2" office:value-type="float" office:value="175000">
            <text:p>175000</text:p>
          </table:table-cell>
          <table:table-cell table:formula="of:=[.$E$2]/[.K139]" office:value-type="float" office:value="0.00260407676139427">
            <text:p>0.00260407676139427</text:p>
          </table:table-cell>
          <table:table-cell table:formula="of:=[.$E$2]/[.L139]" office:value-type="float" office:value="0.00260286180890384">
            <text:p>0.00260286180890384</text:p>
          </table:table-cell>
          <table:table-cell table:formula="of:=[.$E$2]/[.M139]" office:value-type="float" office:value="0.00260164742339126">
            <text:p>0.00260164742339126</text:p>
          </table:table-cell>
          <table:table-cell table:formula="of:=ABS([.H139]/([.L139]*(1+[.H139]/[.$E$2])))" office:value-type="float" office:value="0.0000000867591683245172">
            <text:p>0.0000000867591683245172</text:p>
          </table:table-cell>
          <table:table-cell table:formula="of:=MIN([.$S139];[.$U139])" office:value-type="float" office:value="0.00260164742339126">
            <text:p>0.00260164742339126</text:p>
          </table:table-cell>
          <table:table-cell table:formula="of:=MAX([.$S139];[.$U139])" office:value-type="float" office:value="0.00260407676139427">
            <text:p>0.00260407676139427</text:p>
          </table:table-cell>
        </table:table-row>
        <table:table-row table:style-name="ro1">
          <table:table-cell table:formula="of:=CONCATENATE([.B140];&quot;/&quot;;[.C140];&quot;/&quot;;[.D140])" office:value-type="string" office:string-value="ned/sting/ngc6503.co.cmnse.fits">
            <text:p>ned/sting/ngc650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503.co.cmnse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40]*(1-[.R140]/[.$E$2])/SQRT(1-([.R140]*[.R140])/([.$E$2]*[.$E$2]))+[.O140]" office:value-type="float" office:value="115203977258.863">
            <text:p>1.152039772589E+11</text:p>
          </table:table-cell>
          <table:table-cell table:formula="of:=[.$N140]*(1-[.Q140]/[.$E$2])/SQRT(1-([.Q140]*[.Q140])/([.$E$2]*[.$E$2]))+[.O140]" office:value-type="float" office:value="115257751669.245">
            <text:p>1.152577516692E+11</text:p>
          </table:table-cell>
          <table:table-cell table:formula="of:=[.$N140]*(1-[.P140]/[.$E$2])/SQRT(1-([.P140]*[.P140])/([.$E$2]*[.$E$2]))+[.O140]" office:value-type="float" office:value="115311551174.351">
            <text:p>1.1531155117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808.481689453">
            <text:p>-8.0848169E+02</text:p>
          </table:table-cell>
          <table:table-cell table:formula="of:=[.F140]-([.G140]*[.H140])+[.H140]/2" office:value-type="float" office:value="-105000">
            <text:p>-105000</text:p>
          </table:table-cell>
          <table:table-cell table:formula="of:=[.P140]+([.I140]/2)*[.H140]" office:value-type="float" office:value="35000">
            <text:p>35000</text:p>
          </table:table-cell>
          <table:table-cell table:formula="of:=[.F140]+([.I140]-[.G140])*[.H140]+[.H140]/2" office:value-type="float" office:value="175000">
            <text:p>175000</text:p>
          </table:table-cell>
          <table:table-cell table:formula="of:=[.$E$2]/[.K140]" office:value-type="float" office:value="0.00260407676139427">
            <text:p>0.00260407676139427</text:p>
          </table:table-cell>
          <table:table-cell table:formula="of:=[.$E$2]/[.L140]" office:value-type="float" office:value="0.00260286180890384">
            <text:p>0.00260286180890384</text:p>
          </table:table-cell>
          <table:table-cell table:formula="of:=[.$E$2]/[.M140]" office:value-type="float" office:value="0.00260164742339126">
            <text:p>0.00260164742339126</text:p>
          </table:table-cell>
          <table:table-cell table:formula="of:=ABS([.H140]/([.L140]*(1+[.H140]/[.$E$2])))" office:value-type="float" office:value="0.0000000867591683245172">
            <text:p>0.0000000867591683245172</text:p>
          </table:table-cell>
          <table:table-cell table:formula="of:=MIN([.$S140];[.$U140])" office:value-type="float" office:value="0.00260164742339126">
            <text:p>0.00260164742339126</text:p>
          </table:table-cell>
          <table:table-cell table:formula="of:=MAX([.$S140];[.$U140])" office:value-type="float" office:value="0.00260407676139427">
            <text:p>0.00260407676139427</text:p>
          </table:table-cell>
        </table:table-row>
        <table:table-row table:style-name="ro1">
          <table:table-cell table:formula="of:=CONCATENATE([.B141];&quot;/&quot;;[.C141];&quot;/&quot;;[.D141])" office:value-type="string" office:string-value="ned/sting/ngc6951.co.cmmsk.fits">
            <text:p>ned/sting/ngc695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951.co.cmmsk.fits</text:p>
          </table:table-cell>
          <table:table-cell office:value-type="string">
            <text:p>VELO-LSR</text:p>
          </table:table-cell>
          <table:table-cell table:style-name="ce4" office:value-type="float" office:value="1230000">
            <text:p>1.23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41]*(1-[.R141]/[.$E$2])/SQRT(1-([.R141]*[.R141])/([.$E$2]*[.$E$2]))+[.O141]" office:value-type="float" office:value="114648495093.193">
            <text:p>1.146484950932E+11</text:p>
          </table:table-cell>
          <table:table-cell table:formula="of:=[.$N141]*(1-[.Q141]/[.$E$2])/SQRT(1-([.Q141]*[.Q141])/([.$E$2]*[.$E$2]))+[.O141]" office:value-type="float" office:value="114724954886.37">
            <text:p>1.147249548864E+11</text:p>
          </table:table-cell>
          <table:table-cell table:formula="of:=[.$N141]*(1-[.P141]/[.$E$2])/SQRT(1-([.P141]*[.P141])/([.$E$2]*[.$E$2]))+[.O141]" office:value-type="float" office:value="114801465186.318">
            <text:p>1.1480146518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61.84069824">
            <text:p>-1.1618407E+03</text:p>
          </table:table-cell>
          <table:table-cell table:formula="of:=[.F141]-([.G141]*[.H141])+[.H141]/2" office:value-type="float" office:value="1225000">
            <text:p>1225000</text:p>
          </table:table-cell>
          <table:table-cell table:formula="of:=[.P141]+([.I141]/2)*[.H141]" office:value-type="float" office:value="1425000">
            <text:p>1425000</text:p>
          </table:table-cell>
          <table:table-cell table:formula="of:=[.F141]+([.I141]-[.G141])*[.H141]+[.H141]/2" office:value-type="float" office:value="1625000">
            <text:p>1625000</text:p>
          </table:table-cell>
          <table:table-cell table:formula="of:=[.$E$2]/[.K141]" office:value-type="float" office:value="0.00261669374513937">
            <text:p>0.00261669374513937</text:p>
          </table:table-cell>
          <table:table-cell table:formula="of:=[.$E$2]/[.L141]" office:value-type="float" office:value="0.00261494981887015">
            <text:p>0.00261494981887015</text:p>
          </table:table-cell>
          <table:table-cell table:formula="of:=[.$E$2]/[.M141]" office:value-type="float" office:value="0.00261320706589513">
            <text:p>0.00261320706589513</text:p>
          </table:table-cell>
          <table:table-cell table:formula="of:=ABS([.H141]/([.L141]*(1+[.H141]/[.$E$2])))" office:value-type="float" office:value="0.0000000871620885593864">
            <text:p>0.0000000871620885593864</text:p>
          </table:table-cell>
          <table:table-cell table:formula="of:=MIN([.$S141];[.$U141])" office:value-type="float" office:value="0.00261320706589513">
            <text:p>0.00261320706589513</text:p>
          </table:table-cell>
          <table:table-cell table:formula="of:=MAX([.$S141];[.$U141])" office:value-type="float" office:value="0.00261669374513937">
            <text:p>0.00261669374513937</text:p>
          </table:table-cell>
        </table:table-row>
        <table:table-row table:style-name="ro1">
          <table:table-cell table:formula="of:=CONCATENATE([.B142];&quot;/&quot;;[.C142];&quot;/&quot;;[.D142])" office:value-type="string" office:string-value="ned/sting/ngc6951.co.cmnse.fits">
            <text:p>ned/sting/ngc695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951.co.cmnse.fits</text:p>
          </table:table-cell>
          <table:table-cell office:value-type="string">
            <text:p>VELO-LSR</text:p>
          </table:table-cell>
          <table:table-cell table:style-name="ce4" office:value-type="float" office:value="1230000">
            <text:p>1.23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42]*(1-[.R142]/[.$E$2])/SQRT(1-([.R142]*[.R142])/([.$E$2]*[.$E$2]))+[.O142]" office:value-type="float" office:value="114648495093.193">
            <text:p>1.146484950932E+11</text:p>
          </table:table-cell>
          <table:table-cell table:formula="of:=[.$N142]*(1-[.Q142]/[.$E$2])/SQRT(1-([.Q142]*[.Q142])/([.$E$2]*[.$E$2]))+[.O142]" office:value-type="float" office:value="114724954886.37">
            <text:p>1.147249548864E+11</text:p>
          </table:table-cell>
          <table:table-cell table:formula="of:=[.$N142]*(1-[.P142]/[.$E$2])/SQRT(1-([.P142]*[.P142])/([.$E$2]*[.$E$2]))+[.O142]" office:value-type="float" office:value="114801465186.318">
            <text:p>1.1480146518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61.84069824">
            <text:p>-1.1618407E+03</text:p>
          </table:table-cell>
          <table:table-cell table:formula="of:=[.F142]-([.G142]*[.H142])+[.H142]/2" office:value-type="float" office:value="1225000">
            <text:p>1225000</text:p>
          </table:table-cell>
          <table:table-cell table:formula="of:=[.P142]+([.I142]/2)*[.H142]" office:value-type="float" office:value="1425000">
            <text:p>1425000</text:p>
          </table:table-cell>
          <table:table-cell table:formula="of:=[.F142]+([.I142]-[.G142])*[.H142]+[.H142]/2" office:value-type="float" office:value="1625000">
            <text:p>1625000</text:p>
          </table:table-cell>
          <table:table-cell table:formula="of:=[.$E$2]/[.K142]" office:value-type="float" office:value="0.00261669374513937">
            <text:p>0.00261669374513937</text:p>
          </table:table-cell>
          <table:table-cell table:formula="of:=[.$E$2]/[.L142]" office:value-type="float" office:value="0.00261494981887015">
            <text:p>0.00261494981887015</text:p>
          </table:table-cell>
          <table:table-cell table:formula="of:=[.$E$2]/[.M142]" office:value-type="float" office:value="0.00261320706589513">
            <text:p>0.00261320706589513</text:p>
          </table:table-cell>
          <table:table-cell table:formula="of:=ABS([.H142]/([.L142]*(1+[.H142]/[.$E$2])))" office:value-type="float" office:value="0.0000000871620885593864">
            <text:p>0.0000000871620885593864</text:p>
          </table:table-cell>
          <table:table-cell table:formula="of:=MIN([.$S142];[.$U142])" office:value-type="float" office:value="0.00261320706589513">
            <text:p>0.00261320706589513</text:p>
          </table:table-cell>
          <table:table-cell table:formula="of:=MAX([.$S142];[.$U142])" office:value-type="float" office:value="0.00261669374513937">
            <text:p>0.00261669374513937</text:p>
          </table:table-cell>
        </table:table-row>
        <table:table-row table:style-name="ro1">
          <table:table-cell table:formula="of:=CONCATENATE([.B143];&quot;/&quot;;[.C143];&quot;/&quot;;[.D143])" office:value-type="string" office:string-value="ned/heracles/ddo053_heracles.hans.fits.gz">
            <text:p>ned/heracles/ddo05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.hans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3]*(1-[.R143]/[.$E$2])/SQRT(1-([.R143]*[.R143])/([.$E$2]*[.$E$2]))+[.O143]" office:value-type="float" office:value="230988749081.717">
            <text:p>2.309887490817E+11</text:p>
          </table:table-cell>
          <table:table-cell table:formula="of:=[.$N143]*(1-[.Q143]/[.$E$2])/SQRT(1-([.Q143]*[.Q143])/([.$E$2]*[.$E$2]))+[.O143]" office:value-type="float" office:value="230524629804.141">
            <text:p>2.305246298041E+11</text:p>
          </table:table-cell>
          <table:table-cell table:formula="of:=[.$N143]*(1-[.P143]/[.$E$2])/SQRT(1-([.P143]*[.P143])/([.$E$2]*[.$E$2]))+[.O143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3]-([.G143]*[.H143])+[.H143]/2" office:value-type="float" office:value="620786.50317405">
            <text:p>620786.50317405</text:p>
          </table:table-cell>
          <table:table-cell table:formula="of:=[.P143]+([.I143]/2)*[.H143]" office:value-type="float" office:value="17399.19262645">
            <text:p>17399.19262645</text:p>
          </table:table-cell>
          <table:table-cell table:formula="of:=[.$F143]+([.$I143]-[.$G143])*[.$H143]+[.$H143]/2" office:value-type="float" office:value="-585988.11792115">
            <text:p>-585988.11792115</text:p>
          </table:table-cell>
          <table:table-cell table:formula="of:=[.$E$2]/[.K143]" office:value-type="float" office:value="0.00129876455538477">
            <text:p>0.00129876455538477</text:p>
          </table:table-cell>
          <table:table-cell table:formula="of:=[.$E$2]/[.L143]" office:value-type="float" office:value="0.00130137938082749">
            <text:p>0.00130137938082749</text:p>
          </table:table-cell>
          <table:table-cell table:formula="of:=[.$E$2]/[.M143]" office:value-type="float" office:value="0.00130399947135599">
            <text:p>0.00130399947135599</text:p>
          </table:table-cell>
          <table:table-cell table:formula="of:=ABS([.H143]/([.L143]*(1+[.H143]/[.$E$2])))" office:value-type="float" office:value="0.0000000225646385004638">
            <text:p>0.0000000225646385004638</text:p>
          </table:table-cell>
          <table:table-cell table:formula="of:=MIN([.$S143];[.$U143])" office:value-type="float" office:value="0.00129876455538477">
            <text:p>0.00129876455538477</text:p>
          </table:table-cell>
          <table:table-cell table:formula="of:=MAX([.$S143];[.$U143])" office:value-type="float" office:value="0.00130399947135599">
            <text:p>0.00130399947135599</text:p>
          </table:table-cell>
        </table:table-row>
        <table:table-row table:style-name="ro1">
          <table:table-cell table:formula="of:=CONCATENATE([.B144];&quot;/&quot;;[.C144];&quot;/&quot;;[.D144])" office:value-type="string" office:string-value="ned/heracles/ddo053_heracles_mom0.fits.gz">
            <text:p>ned/heracles/ddo05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mom0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4]*(1-[.R144]/[.$E$2])/SQRT(1-([.R144]*[.R144])/([.$E$2]*[.$E$2]))+[.O144]" office:value-type="float" office:value="230988749081.717">
            <text:p>2.309887490817E+11</text:p>
          </table:table-cell>
          <table:table-cell table:formula="of:=[.$N144]*(1-[.Q144]/[.$E$2])/SQRT(1-([.Q144]*[.Q144])/([.$E$2]*[.$E$2]))+[.O144]" office:value-type="float" office:value="230524629804.141">
            <text:p>2.305246298041E+11</text:p>
          </table:table-cell>
          <table:table-cell table:formula="of:=[.$N144]*(1-[.P144]/[.$E$2])/SQRT(1-([.P144]*[.P144])/([.$E$2]*[.$E$2]))+[.O144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4]-([.G144]*[.H144])+[.H144]/2" office:value-type="float" office:value="620786.50317405">
            <text:p>620786.50317405</text:p>
          </table:table-cell>
          <table:table-cell table:formula="of:=[.P144]+([.I144]/2)*[.H144]" office:value-type="float" office:value="17399.19262645">
            <text:p>17399.19262645</text:p>
          </table:table-cell>
          <table:table-cell table:formula="of:=[.F144]+([.I144]-[.G144])*[.H144]+[.H144]/2" office:value-type="float" office:value="-585988.11792115">
            <text:p>-585988.11792115</text:p>
          </table:table-cell>
          <table:table-cell table:formula="of:=[.$E$2]/[.K144]" office:value-type="float" office:value="0.00129876455538477">
            <text:p>0.00129876455538477</text:p>
          </table:table-cell>
          <table:table-cell table:formula="of:=[.$E$2]/[.L144]" office:value-type="float" office:value="0.00130137938082749">
            <text:p>0.00130137938082749</text:p>
          </table:table-cell>
          <table:table-cell table:formula="of:=[.$E$2]/[.M144]" office:value-type="float" office:value="0.00130399947135599">
            <text:p>0.00130399947135599</text:p>
          </table:table-cell>
          <table:table-cell table:formula="of:=ABS([.H144]/([.L144]*(1+[.H144]/[.$E$2])))" office:value-type="float" office:value="0.0000000225646385004638">
            <text:p>0.0000000225646385004638</text:p>
          </table:table-cell>
          <table:table-cell table:formula="of:=MIN([.$S144];[.$U144])" office:value-type="float" office:value="0.00129876455538477">
            <text:p>0.00129876455538477</text:p>
          </table:table-cell>
          <table:table-cell table:formula="of:=MAX([.$S144];[.$U144])" office:value-type="float" office:value="0.00130399947135599">
            <text:p>0.00130399947135599</text:p>
          </table:table-cell>
        </table:table-row>
        <table:table-row table:style-name="ro1">
          <table:table-cell table:formula="of:=CONCATENATE([.B145];&quot;/&quot;;[.C145];&quot;/&quot;;[.D145])" office:value-type="string" office:string-value="ned/heracles/ddo053_heracles_emom0.fits.gz">
            <text:p>ned/heracles/ddo05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emom0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5]*(1-[.R145]/[.$E$2])/SQRT(1-([.R145]*[.R145])/([.$E$2]*[.$E$2]))+[.O145]" office:value-type="float" office:value="230988749081.717">
            <text:p>2.309887490817E+11</text:p>
          </table:table-cell>
          <table:table-cell table:formula="of:=[.$N145]*(1-[.Q145]/[.$E$2])/SQRT(1-([.Q145]*[.Q145])/([.$E$2]*[.$E$2]))+[.O145]" office:value-type="float" office:value="230524629804.141">
            <text:p>2.305246298041E+11</text:p>
          </table:table-cell>
          <table:table-cell table:formula="of:=[.$N145]*(1-[.P145]/[.$E$2])/SQRT(1-([.P145]*[.P145])/([.$E$2]*[.$E$2]))+[.O145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5]-([.G145]*[.H145])+[.H145]/2" office:value-type="float" office:value="620786.50317405">
            <text:p>620786.50317405</text:p>
          </table:table-cell>
          <table:table-cell table:formula="of:=[.P145]+([.I145]/2)*[.H145]" office:value-type="float" office:value="17399.19262645">
            <text:p>17399.19262645</text:p>
          </table:table-cell>
          <table:table-cell table:formula="of:=[.F145]+([.I145]-[.G145])*[.H145]+[.H145]/2" office:value-type="float" office:value="-585988.11792115">
            <text:p>-585988.11792115</text:p>
          </table:table-cell>
          <table:table-cell table:formula="of:=[.$E$2]/[.K145]" office:value-type="float" office:value="0.00129876455538477">
            <text:p>0.00129876455538477</text:p>
          </table:table-cell>
          <table:table-cell table:formula="of:=[.$E$2]/[.L145]" office:value-type="float" office:value="0.00130137938082749">
            <text:p>0.00130137938082749</text:p>
          </table:table-cell>
          <table:table-cell table:formula="of:=[.$E$2]/[.M145]" office:value-type="float" office:value="0.00130399947135599">
            <text:p>0.00130399947135599</text:p>
          </table:table-cell>
          <table:table-cell table:formula="of:=ABS([.H145]/([.L145]*(1+[.H145]/[.$E$2])))" office:value-type="float" office:value="0.0000000225646385004638">
            <text:p>0.0000000225646385004638</text:p>
          </table:table-cell>
          <table:table-cell table:formula="of:=MIN([.$S145];[.$U145])" office:value-type="float" office:value="0.00129876455538477">
            <text:p>0.00129876455538477</text:p>
          </table:table-cell>
          <table:table-cell table:formula="of:=MAX([.$S145];[.$U145])" office:value-type="float" office:value="0.00130399947135599">
            <text:p>0.00130399947135599</text:p>
          </table:table-cell>
        </table:table-row>
        <table:table-row table:style-name="ro1">
          <table:table-cell table:formula="of:=CONCATENATE([.B146];&quot;/&quot;;[.C146];&quot;/&quot;;[.D146])" office:value-type="string" office:string-value="ned/heracles/ddo053_heracles_mom1.fits.gz">
            <text:p>ned/heracles/ddo05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mom1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6]*(1-[.R146]/[.$E$2])/SQRT(1-([.R146]*[.R146])/([.$E$2]*[.$E$2]))+[.O146]" office:value-type="float" office:value="230988749081.717">
            <text:p>2.309887490817E+11</text:p>
          </table:table-cell>
          <table:table-cell table:formula="of:=[.$N146]*(1-[.Q146]/[.$E$2])/SQRT(1-([.Q146]*[.Q146])/([.$E$2]*[.$E$2]))+[.O146]" office:value-type="float" office:value="230524629804.141">
            <text:p>2.305246298041E+11</text:p>
          </table:table-cell>
          <table:table-cell table:formula="of:=[.$N146]*(1-[.P146]/[.$E$2])/SQRT(1-([.P146]*[.P146])/([.$E$2]*[.$E$2]))+[.O146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6]-([.G146]*[.H146])+[.H146]/2" office:value-type="float" office:value="620786.50317405">
            <text:p>620786.50317405</text:p>
          </table:table-cell>
          <table:table-cell table:formula="of:=[.P146]+([.I146]/2)*[.H146]" office:value-type="float" office:value="17399.19262645">
            <text:p>17399.19262645</text:p>
          </table:table-cell>
          <table:table-cell table:formula="of:=[.F146]+([.I146]-[.G146])*[.H146]+[.H146]/2" office:value-type="float" office:value="-585988.11792115">
            <text:p>-585988.11792115</text:p>
          </table:table-cell>
          <table:table-cell table:formula="of:=[.$E$2]/[.K146]" office:value-type="float" office:value="0.00129876455538477">
            <text:p>0.00129876455538477</text:p>
          </table:table-cell>
          <table:table-cell table:formula="of:=[.$E$2]/[.L146]" office:value-type="float" office:value="0.00130137938082749">
            <text:p>0.00130137938082749</text:p>
          </table:table-cell>
          <table:table-cell table:formula="of:=[.$E$2]/[.M146]" office:value-type="float" office:value="0.00130399947135599">
            <text:p>0.00130399947135599</text:p>
          </table:table-cell>
          <table:table-cell table:formula="of:=ABS([.H146]/([.L146]*(1+[.H146]/[.$E$2])))" office:value-type="float" office:value="0.0000000225646385004638">
            <text:p>0.0000000225646385004638</text:p>
          </table:table-cell>
          <table:table-cell table:formula="of:=MIN([.$S146];[.$U146])" office:value-type="float" office:value="0.00129876455538477">
            <text:p>0.00129876455538477</text:p>
          </table:table-cell>
          <table:table-cell table:formula="of:=MAX([.$S146];[.$U146])" office:value-type="float" office:value="0.00130399947135599">
            <text:p>0.00130399947135599</text:p>
          </table:table-cell>
        </table:table-row>
        <table:table-row table:style-name="ro1">
          <table:table-cell table:formula="of:=CONCATENATE([.B147];&quot;/&quot;;[.C147];&quot;/&quot;;[.D147])" office:value-type="string" office:string-value="ned/heracles/ddo154_heracles.hans.fits.gz">
            <text:p>ned/heracles/ddo15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.hans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7]*(1-[.R147]/[.$E$2])/SQRT(1-([.R147]*[.R147])/([.$E$2]*[.$E$2]))+[.O147]" office:value-type="float" office:value="230716342571.355">
            <text:p>2.307163425714E+11</text:p>
          </table:table-cell>
          <table:table-cell table:formula="of:=[.$N147]*(1-[.Q147]/[.$E$2])/SQRT(1-([.Q147]*[.Q147])/([.$E$2]*[.$E$2]))+[.O147]" office:value-type="float" office:value="230252771023.499">
            <text:p>2.302527710235E+11</text:p>
          </table:table-cell>
          <table:table-cell table:formula="of:=[.$N147]*(1-[.P147]/[.$E$2])/SQRT(1-([.P147]*[.P147])/([.$E$2]*[.$E$2]))+[.O147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7]-([.G147]*[.H147])+[.H147]/2" office:value-type="float" office:value="974786.50317405">
            <text:p>974786.50317405</text:p>
          </table:table-cell>
          <table:table-cell table:formula="of:=[.P147]+([.I147]/2)*[.H147]" office:value-type="float" office:value="371399.19262645">
            <text:p>371399.19262645</text:p>
          </table:table-cell>
          <table:table-cell table:formula="of:=[.F147]+([.I147]-[.G147])*[.H147]+[.H147]/2" office:value-type="float" office:value="-231988.11792115">
            <text:p>-231988.11792115</text:p>
          </table:table-cell>
          <table:table-cell table:formula="of:=[.$E$2]/[.K147]" office:value-type="float" office:value="0.00130029800514551">
            <text:p>0.00130029800514551</text:p>
          </table:table-cell>
          <table:table-cell table:formula="of:=[.$E$2]/[.L147]" office:value-type="float" office:value="0.00130291591569764">
            <text:p>0.00130291591569764</text:p>
          </table:table-cell>
          <table:table-cell table:formula="of:=[.$E$2]/[.M147]" office:value-type="float" office:value="0.00130553911000704">
            <text:p>0.00130553911000704</text:p>
          </table:table-cell>
          <table:table-cell table:formula="of:=ABS([.H147]/([.L147]*(1+[.H147]/[.$E$2])))" office:value-type="float" office:value="0.0000000225912805038634">
            <text:p>0.0000000225912805038634</text:p>
          </table:table-cell>
          <table:table-cell table:formula="of:=MIN([.$S147];[.$U147])" office:value-type="float" office:value="0.00130029800514551">
            <text:p>0.00130029800514551</text:p>
          </table:table-cell>
          <table:table-cell table:formula="of:=MAX([.$S147];[.$U147])" office:value-type="float" office:value="0.00130553911000704">
            <text:p>0.00130553911000704</text:p>
          </table:table-cell>
        </table:table-row>
        <table:table-row table:style-name="ro1">
          <table:table-cell table:formula="of:=CONCATENATE([.B148];&quot;/&quot;;[.C148];&quot;/&quot;;[.D148])" office:value-type="string" office:string-value="ned/heracles/ddo154_heracles_mom0.fits.gz">
            <text:p>ned/heracles/ddo15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mom0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8]*(1-[.R148]/[.$E$2])/SQRT(1-([.R148]*[.R148])/([.$E$2]*[.$E$2]))+[.O148]" office:value-type="float" office:value="230716342571.355">
            <text:p>2.307163425714E+11</text:p>
          </table:table-cell>
          <table:table-cell table:formula="of:=[.$N148]*(1-[.Q148]/[.$E$2])/SQRT(1-([.Q148]*[.Q148])/([.$E$2]*[.$E$2]))+[.O148]" office:value-type="float" office:value="230252771023.499">
            <text:p>2.302527710235E+11</text:p>
          </table:table-cell>
          <table:table-cell table:formula="of:=[.$N148]*(1-[.P148]/[.$E$2])/SQRT(1-([.P148]*[.P148])/([.$E$2]*[.$E$2]))+[.O148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8]-([.G148]*[.H148])+[.H148]/2" office:value-type="float" office:value="974786.50317405">
            <text:p>974786.50317405</text:p>
          </table:table-cell>
          <table:table-cell table:formula="of:=[.P148]+([.I148]/2)*[.H148]" office:value-type="float" office:value="371399.19262645">
            <text:p>371399.19262645</text:p>
          </table:table-cell>
          <table:table-cell table:formula="of:=[.F148]+([.I148]-[.G148])*[.H148]+[.H148]/2" office:value-type="float" office:value="-231988.11792115">
            <text:p>-231988.11792115</text:p>
          </table:table-cell>
          <table:table-cell table:formula="of:=[.$E$2]/[.K148]" office:value-type="float" office:value="0.00130029800514551">
            <text:p>0.00130029800514551</text:p>
          </table:table-cell>
          <table:table-cell table:formula="of:=[.$E$2]/[.L148]" office:value-type="float" office:value="0.00130291591569764">
            <text:p>0.00130291591569764</text:p>
          </table:table-cell>
          <table:table-cell table:formula="of:=[.$E$2]/[.M148]" office:value-type="float" office:value="0.00130553911000704">
            <text:p>0.00130553911000704</text:p>
          </table:table-cell>
          <table:table-cell table:formula="of:=ABS([.H148]/([.L148]*(1+[.H148]/[.$E$2])))" office:value-type="float" office:value="0.0000000225912805038634">
            <text:p>0.0000000225912805038634</text:p>
          </table:table-cell>
          <table:table-cell table:formula="of:=MIN([.$S148];[.$U148])" office:value-type="float" office:value="0.00130029800514551">
            <text:p>0.00130029800514551</text:p>
          </table:table-cell>
          <table:table-cell table:formula="of:=MAX([.$S148];[.$U148])" office:value-type="float" office:value="0.00130553911000704">
            <text:p>0.00130553911000704</text:p>
          </table:table-cell>
        </table:table-row>
        <table:table-row table:style-name="ro1">
          <table:table-cell table:formula="of:=CONCATENATE([.B149];&quot;/&quot;;[.C149];&quot;/&quot;;[.D149])" office:value-type="string" office:string-value="ned/heracles/ddo154_heracles_emom0.fits.gz">
            <text:p>ned/heracles/ddo15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emom0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9]*(1-[.R149]/[.$E$2])/SQRT(1-([.R149]*[.R149])/([.$E$2]*[.$E$2]))+[.O149]" office:value-type="float" office:value="230716342571.355">
            <text:p>2.307163425714E+11</text:p>
          </table:table-cell>
          <table:table-cell table:formula="of:=[.$N149]*(1-[.Q149]/[.$E$2])/SQRT(1-([.Q149]*[.Q149])/([.$E$2]*[.$E$2]))+[.O149]" office:value-type="float" office:value="230252771023.499">
            <text:p>2.302527710235E+11</text:p>
          </table:table-cell>
          <table:table-cell table:formula="of:=[.$N149]*(1-[.P149]/[.$E$2])/SQRT(1-([.P149]*[.P149])/([.$E$2]*[.$E$2]))+[.O149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9]-([.G149]*[.H149])+[.H149]/2" office:value-type="float" office:value="974786.50317405">
            <text:p>974786.50317405</text:p>
          </table:table-cell>
          <table:table-cell table:formula="of:=[.P149]+([.I149]/2)*[.H149]" office:value-type="float" office:value="371399.19262645">
            <text:p>371399.19262645</text:p>
          </table:table-cell>
          <table:table-cell table:formula="of:=[.F149]+([.I149]-[.G149])*[.H149]+[.H149]/2" office:value-type="float" office:value="-231988.11792115">
            <text:p>-231988.11792115</text:p>
          </table:table-cell>
          <table:table-cell table:formula="of:=[.$E$2]/[.K149]" office:value-type="float" office:value="0.00130029800514551">
            <text:p>0.00130029800514551</text:p>
          </table:table-cell>
          <table:table-cell table:formula="of:=[.$E$2]/[.L149]" office:value-type="float" office:value="0.00130291591569764">
            <text:p>0.00130291591569764</text:p>
          </table:table-cell>
          <table:table-cell table:formula="of:=[.$E$2]/[.M149]" office:value-type="float" office:value="0.00130553911000704">
            <text:p>0.00130553911000704</text:p>
          </table:table-cell>
          <table:table-cell table:formula="of:=ABS([.H149]/([.L149]*(1+[.H149]/[.$E$2])))" office:value-type="float" office:value="0.0000000225912805038634">
            <text:p>0.0000000225912805038634</text:p>
          </table:table-cell>
          <table:table-cell table:formula="of:=MIN([.$S149];[.$U149])" office:value-type="float" office:value="0.00130029800514551">
            <text:p>0.00130029800514551</text:p>
          </table:table-cell>
          <table:table-cell table:formula="of:=MAX([.$S149];[.$U149])" office:value-type="float" office:value="0.00130553911000704">
            <text:p>0.00130553911000704</text:p>
          </table:table-cell>
        </table:table-row>
        <table:table-row table:style-name="ro1">
          <table:table-cell table:formula="of:=CONCATENATE([.B150];&quot;/&quot;;[.C150];&quot;/&quot;;[.D150])" office:value-type="string" office:string-value="ned/heracles/ddo154_heracles_mom1.fits.gz">
            <text:p>ned/heracles/ddo15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mom1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0]*(1-[.R150]/[.$E$2])/SQRT(1-([.R150]*[.R150])/([.$E$2]*[.$E$2]))+[.O150]" office:value-type="float" office:value="230716342571.355">
            <text:p>2.307163425714E+11</text:p>
          </table:table-cell>
          <table:table-cell table:formula="of:=[.$N150]*(1-[.Q150]/[.$E$2])/SQRT(1-([.Q150]*[.Q150])/([.$E$2]*[.$E$2]))+[.O150]" office:value-type="float" office:value="230252771023.499">
            <text:p>2.302527710235E+11</text:p>
          </table:table-cell>
          <table:table-cell table:formula="of:=[.$N150]*(1-[.P150]/[.$E$2])/SQRT(1-([.P150]*[.P150])/([.$E$2]*[.$E$2]))+[.O150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0]-([.G150]*[.H150])+[.H150]/2" office:value-type="float" office:value="974786.50317405">
            <text:p>974786.50317405</text:p>
          </table:table-cell>
          <table:table-cell table:formula="of:=[.P150]+([.I150]/2)*[.H150]" office:value-type="float" office:value="371399.19262645">
            <text:p>371399.19262645</text:p>
          </table:table-cell>
          <table:table-cell table:formula="of:=[.F150]+([.I150]-[.G150])*[.H150]+[.H150]/2" office:value-type="float" office:value="-231988.11792115">
            <text:p>-231988.11792115</text:p>
          </table:table-cell>
          <table:table-cell table:formula="of:=[.$E$2]/[.K150]" office:value-type="float" office:value="0.00130029800514551">
            <text:p>0.00130029800514551</text:p>
          </table:table-cell>
          <table:table-cell table:formula="of:=[.$E$2]/[.L150]" office:value-type="float" office:value="0.00130291591569764">
            <text:p>0.00130291591569764</text:p>
          </table:table-cell>
          <table:table-cell table:formula="of:=[.$E$2]/[.M150]" office:value-type="float" office:value="0.00130553911000704">
            <text:p>0.00130553911000704</text:p>
          </table:table-cell>
          <table:table-cell table:formula="of:=ABS([.H150]/([.L150]*(1+[.H150]/[.$E$2])))" office:value-type="float" office:value="0.0000000225912805038634">
            <text:p>0.0000000225912805038634</text:p>
          </table:table-cell>
          <table:table-cell table:formula="of:=MIN([.$S150];[.$U150])" office:value-type="float" office:value="0.00130029800514551">
            <text:p>0.00130029800514551</text:p>
          </table:table-cell>
          <table:table-cell table:formula="of:=MAX([.$S150];[.$U150])" office:value-type="float" office:value="0.00130553911000704">
            <text:p>0.00130553911000704</text:p>
          </table:table-cell>
        </table:table-row>
        <table:table-row table:style-name="ro1">
          <table:table-cell table:formula="of:=CONCATENATE([.B151];&quot;/&quot;;[.C151];&quot;/&quot;;[.D151])" office:value-type="string" office:string-value="ned/heracles/ddo165_heracles.hans.fits.gz">
            <text:p>ned/heracles/ddo16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.hans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1]*(1-[.R151]/[.$E$2])/SQRT(1-([.R151]*[.R151])/([.$E$2]*[.$E$2]))+[.O151]" office:value-type="float" office:value="230975660041.624">
            <text:p>2.309756600416E+11</text:p>
          </table:table-cell>
          <table:table-cell table:formula="of:=[.$N151]*(1-[.Q151]/[.$E$2])/SQRT(1-([.Q151]*[.Q151])/([.$E$2]*[.$E$2]))+[.O151]" office:value-type="float" office:value="230511567111.797">
            <text:p>2.305115671118E+11</text:p>
          </table:table-cell>
          <table:table-cell table:formula="of:=[.$N151]*(1-[.P151]/[.$E$2])/SQRT(1-([.P151]*[.P151])/([.$E$2]*[.$E$2]))+[.O151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1]-([.G151]*[.H151])+[.H151]/2" office:value-type="float" office:value="637786.50317405">
            <text:p>637786.50317405</text:p>
          </table:table-cell>
          <table:table-cell table:formula="of:=[.P151]+([.I151]/2)*[.H151]" office:value-type="float" office:value="34399.19262645">
            <text:p>34399.19262645</text:p>
          </table:table-cell>
          <table:table-cell table:formula="of:=[.F151]+([.I151]-[.G151])*[.H151]+[.H151]/2" office:value-type="float" office:value="-568988.11792115">
            <text:p>-568988.11792115</text:p>
          </table:table-cell>
          <table:table-cell table:formula="of:=[.$E$2]/[.K151]" office:value-type="float" office:value="0.00129883815440093">
            <text:p>0.00129883815440093</text:p>
          </table:table-cell>
          <table:table-cell table:formula="of:=[.$E$2]/[.L151]" office:value-type="float" office:value="0.00130145312774912">
            <text:p>0.00130145312774912</text:p>
          </table:table-cell>
          <table:table-cell table:formula="of:=[.$E$2]/[.M151]" office:value-type="float" office:value="0.00130407336707823">
            <text:p>0.00130407336707823</text:p>
          </table:table-cell>
          <table:table-cell table:formula="of:=ABS([.H151]/([.L151]*(1+[.H151]/[.$E$2])))" office:value-type="float" office:value="0.0000000225659171995515">
            <text:p>0.0000000225659171995515</text:p>
          </table:table-cell>
          <table:table-cell table:formula="of:=MIN([.$S151];[.$U151])" office:value-type="float" office:value="0.00129883815440093">
            <text:p>0.00129883815440093</text:p>
          </table:table-cell>
          <table:table-cell table:formula="of:=MAX([.$S151];[.$U151])" office:value-type="float" office:value="0.00130407336707823">
            <text:p>0.00130407336707823</text:p>
          </table:table-cell>
        </table:table-row>
        <table:table-row table:style-name="ro1">
          <table:table-cell table:formula="of:=CONCATENATE([.B152];&quot;/&quot;;[.C152];&quot;/&quot;;[.D152])" office:value-type="string" office:string-value="ned/heracles/ddo165_heracles_mom0.fits.gz">
            <text:p>ned/heracles/ddo16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mom0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2]*(1-[.R152]/[.$E$2])/SQRT(1-([.R152]*[.R152])/([.$E$2]*[.$E$2]))+[.O152]" office:value-type="float" office:value="230975660041.624">
            <text:p>2.309756600416E+11</text:p>
          </table:table-cell>
          <table:table-cell table:formula="of:=[.$N152]*(1-[.Q152]/[.$E$2])/SQRT(1-([.Q152]*[.Q152])/([.$E$2]*[.$E$2]))+[.O152]" office:value-type="float" office:value="230511567111.797">
            <text:p>2.305115671118E+11</text:p>
          </table:table-cell>
          <table:table-cell table:formula="of:=[.$N152]*(1-[.P152]/[.$E$2])/SQRT(1-([.P152]*[.P152])/([.$E$2]*[.$E$2]))+[.O152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2]-([.G152]*[.H152])+[.H152]/2" office:value-type="float" office:value="637786.50317405">
            <text:p>637786.50317405</text:p>
          </table:table-cell>
          <table:table-cell table:formula="of:=[.P152]+([.I152]/2)*[.H152]" office:value-type="float" office:value="34399.19262645">
            <text:p>34399.19262645</text:p>
          </table:table-cell>
          <table:table-cell table:formula="of:=[.F152]+([.I152]-[.G152])*[.H152]+[.H152]/2" office:value-type="float" office:value="-568988.11792115">
            <text:p>-568988.11792115</text:p>
          </table:table-cell>
          <table:table-cell table:formula="of:=[.$E$2]/[.K152]" office:value-type="float" office:value="0.00129883815440093">
            <text:p>0.00129883815440093</text:p>
          </table:table-cell>
          <table:table-cell table:formula="of:=[.$E$2]/[.L152]" office:value-type="float" office:value="0.00130145312774912">
            <text:p>0.00130145312774912</text:p>
          </table:table-cell>
          <table:table-cell table:formula="of:=[.$E$2]/[.M152]" office:value-type="float" office:value="0.00130407336707823">
            <text:p>0.00130407336707823</text:p>
          </table:table-cell>
          <table:table-cell table:formula="of:=ABS([.H152]/([.L152]*(1+[.H152]/[.$E$2])))" office:value-type="float" office:value="0.0000000225659171995515">
            <text:p>0.0000000225659171995515</text:p>
          </table:table-cell>
          <table:table-cell table:formula="of:=MIN([.$S152];[.$U152])" office:value-type="float" office:value="0.00129883815440093">
            <text:p>0.00129883815440093</text:p>
          </table:table-cell>
          <table:table-cell table:formula="of:=MAX([.$S152];[.$U152])" office:value-type="float" office:value="0.00130407336707823">
            <text:p>0.00130407336707823</text:p>
          </table:table-cell>
        </table:table-row>
        <table:table-row table:style-name="ro1">
          <table:table-cell table:formula="of:=CONCATENATE([.B153];&quot;/&quot;;[.C153];&quot;/&quot;;[.D153])" office:value-type="string" office:string-value="ned/heracles/ddo165_heracles_emom0.fits.gz">
            <text:p>ned/heracles/ddo16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emom0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3]*(1-[.R153]/[.$E$2])/SQRT(1-([.R153]*[.R153])/([.$E$2]*[.$E$2]))+[.O153]" office:value-type="float" office:value="230975660041.624">
            <text:p>2.309756600416E+11</text:p>
          </table:table-cell>
          <table:table-cell table:formula="of:=[.$N153]*(1-[.Q153]/[.$E$2])/SQRT(1-([.Q153]*[.Q153])/([.$E$2]*[.$E$2]))+[.O153]" office:value-type="float" office:value="230511567111.797">
            <text:p>2.305115671118E+11</text:p>
          </table:table-cell>
          <table:table-cell table:formula="of:=[.$N153]*(1-[.P153]/[.$E$2])/SQRT(1-([.P153]*[.P153])/([.$E$2]*[.$E$2]))+[.O153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3]-([.G153]*[.H153])+[.H153]/2" office:value-type="float" office:value="637786.50317405">
            <text:p>637786.50317405</text:p>
          </table:table-cell>
          <table:table-cell table:formula="of:=[.P153]+([.I153]/2)*[.H153]" office:value-type="float" office:value="34399.19262645">
            <text:p>34399.19262645</text:p>
          </table:table-cell>
          <table:table-cell table:formula="of:=[.F153]+([.I153]-[.G153])*[.H153]+[.H153]/2" office:value-type="float" office:value="-568988.11792115">
            <text:p>-568988.11792115</text:p>
          </table:table-cell>
          <table:table-cell table:formula="of:=[.$E$2]/[.K153]" office:value-type="float" office:value="0.00129883815440093">
            <text:p>0.00129883815440093</text:p>
          </table:table-cell>
          <table:table-cell table:formula="of:=[.$E$2]/[.L153]" office:value-type="float" office:value="0.00130145312774912">
            <text:p>0.00130145312774912</text:p>
          </table:table-cell>
          <table:table-cell table:formula="of:=[.$E$2]/[.M153]" office:value-type="float" office:value="0.00130407336707823">
            <text:p>0.00130407336707823</text:p>
          </table:table-cell>
          <table:table-cell table:formula="of:=ABS([.H153]/([.L153]*(1+[.H153]/[.$E$2])))" office:value-type="float" office:value="0.0000000225659171995515">
            <text:p>0.0000000225659171995515</text:p>
          </table:table-cell>
          <table:table-cell table:formula="of:=MIN([.$S153];[.$U153])" office:value-type="float" office:value="0.00129883815440093">
            <text:p>0.00129883815440093</text:p>
          </table:table-cell>
          <table:table-cell table:formula="of:=MAX([.$S153];[.$U153])" office:value-type="float" office:value="0.00130407336707823">
            <text:p>0.00130407336707823</text:p>
          </table:table-cell>
        </table:table-row>
        <table:table-row table:style-name="ro1">
          <table:table-cell table:formula="of:=CONCATENATE([.B154];&quot;/&quot;;[.C154];&quot;/&quot;;[.D154])" office:value-type="string" office:string-value="ned/heracles/ddo165_heracles_mom1.fits.gz">
            <text:p>ned/heracles/ddo16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mom1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4]*(1-[.R154]/[.$E$2])/SQRT(1-([.R154]*[.R154])/([.$E$2]*[.$E$2]))+[.O154]" office:value-type="float" office:value="230975660041.624">
            <text:p>2.309756600416E+11</text:p>
          </table:table-cell>
          <table:table-cell table:formula="of:=[.$N154]*(1-[.Q154]/[.$E$2])/SQRT(1-([.Q154]*[.Q154])/([.$E$2]*[.$E$2]))+[.O154]" office:value-type="float" office:value="230511567111.797">
            <text:p>2.305115671118E+11</text:p>
          </table:table-cell>
          <table:table-cell table:formula="of:=[.$N154]*(1-[.P154]/[.$E$2])/SQRT(1-([.P154]*[.P154])/([.$E$2]*[.$E$2]))+[.O154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4]-([.G154]*[.H154])+[.H154]/2" office:value-type="float" office:value="637786.50317405">
            <text:p>637786.50317405</text:p>
          </table:table-cell>
          <table:table-cell table:formula="of:=[.P154]+([.I154]/2)*[.H154]" office:value-type="float" office:value="34399.19262645">
            <text:p>34399.19262645</text:p>
          </table:table-cell>
          <table:table-cell table:formula="of:=[.F154]+([.I154]-[.G154])*[.H154]+[.H154]/2" office:value-type="float" office:value="-568988.11792115">
            <text:p>-568988.11792115</text:p>
          </table:table-cell>
          <table:table-cell table:formula="of:=[.$E$2]/[.K154]" office:value-type="float" office:value="0.00129883815440093">
            <text:p>0.00129883815440093</text:p>
          </table:table-cell>
          <table:table-cell table:formula="of:=[.$E$2]/[.L154]" office:value-type="float" office:value="0.00130145312774912">
            <text:p>0.00130145312774912</text:p>
          </table:table-cell>
          <table:table-cell table:formula="of:=[.$E$2]/[.M154]" office:value-type="float" office:value="0.00130407336707823">
            <text:p>0.00130407336707823</text:p>
          </table:table-cell>
          <table:table-cell table:formula="of:=ABS([.H154]/([.L154]*(1+[.H154]/[.$E$2])))" office:value-type="float" office:value="0.0000000225659171995515">
            <text:p>0.0000000225659171995515</text:p>
          </table:table-cell>
          <table:table-cell table:formula="of:=MIN([.$S154];[.$U154])" office:value-type="float" office:value="0.00129883815440093">
            <text:p>0.00129883815440093</text:p>
          </table:table-cell>
          <table:table-cell table:formula="of:=MAX([.$S154];[.$U154])" office:value-type="float" office:value="0.00130407336707823">
            <text:p>0.00130407336707823</text:p>
          </table:table-cell>
        </table:table-row>
        <table:table-row table:style-name="ro1">
          <table:table-cell table:formula="of:=CONCATENATE([.B155];&quot;/&quot;;[.C155];&quot;/&quot;;[.D155])" office:value-type="string" office:string-value="ned/heracles/hoi_heracles.hans.fits.gz">
            <text:p>ned/heracles/hoi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.hans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5]*(1-[.R155]/[.$E$2])/SQRT(1-([.R155]*[.R155])/([.$E$2]*[.$E$2]))+[.O155]" office:value-type="float" office:value="230897141431.291">
            <text:p>2.308971414313E+11</text:p>
          </table:table-cell>
          <table:table-cell table:formula="of:=[.$N155]*(1-[.Q155]/[.$E$2])/SQRT(1-([.Q155]*[.Q155])/([.$E$2]*[.$E$2]))+[.O155]" office:value-type="float" office:value="230433206493.935">
            <text:p>2.304332064939E+11</text:p>
          </table:table-cell>
          <table:table-cell table:formula="of:=[.$N155]*(1-[.P155]/[.$E$2])/SQRT(1-([.P155]*[.P155])/([.$E$2]*[.$E$2]))+[.O155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5]-([.G155]*[.H155])+[.H155]/2" office:value-type="float" office:value="739786.50317405">
            <text:p>739786.50317405</text:p>
          </table:table-cell>
          <table:table-cell table:formula="of:=[.P155]+([.I155]/2)*[.H155]" office:value-type="float" office:value="136399.19262645">
            <text:p>136399.19262645</text:p>
          </table:table-cell>
          <table:table-cell table:formula="of:=[.F155]+([.I155]-[.G155])*[.H155]+[.H155]/2" office:value-type="float" office:value="-466988.11792115">
            <text:p>-466988.11792115</text:p>
          </table:table-cell>
          <table:table-cell table:formula="of:=[.$E$2]/[.K155]" office:value-type="float" office:value="0.00129927983577602">
            <text:p>0.00129927983577602</text:p>
          </table:table-cell>
          <table:table-cell table:formula="of:=[.$E$2]/[.L155]" office:value-type="float" office:value="0.00130189569708521">
            <text:p>0.00130189569708521</text:p>
          </table:table-cell>
          <table:table-cell table:formula="of:=[.$E$2]/[.M155]" office:value-type="float" office:value="0.00130451682974936">
            <text:p>0.00130451682974936</text:p>
          </table:table-cell>
          <table:table-cell table:formula="of:=ABS([.H155]/([.L155]*(1+[.H155]/[.$E$2])))" office:value-type="float" office:value="0.0000000225735909165531">
            <text:p>0.0000000225735909165531</text:p>
          </table:table-cell>
          <table:table-cell table:formula="of:=MIN([.$S155];[.$U155])" office:value-type="float" office:value="0.00129927983577602">
            <text:p>0.00129927983577602</text:p>
          </table:table-cell>
          <table:table-cell table:formula="of:=MAX([.$S155];[.$U155])" office:value-type="float" office:value="0.00130451682974936">
            <text:p>0.00130451682974936</text:p>
          </table:table-cell>
        </table:table-row>
        <table:table-row table:style-name="ro1">
          <table:table-cell table:formula="of:=CONCATENATE([.B156];&quot;/&quot;;[.C156];&quot;/&quot;;[.D156])" office:value-type="string" office:string-value="ned/heracles/hoi_heracles_mom0.fits.gz">
            <text:p>ned/heracles/hoi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mom0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6]*(1-[.R156]/[.$E$2])/SQRT(1-([.R156]*[.R156])/([.$E$2]*[.$E$2]))+[.O156]" office:value-type="float" office:value="230897141431.291">
            <text:p>2.308971414313E+11</text:p>
          </table:table-cell>
          <table:table-cell table:formula="of:=[.$N156]*(1-[.Q156]/[.$E$2])/SQRT(1-([.Q156]*[.Q156])/([.$E$2]*[.$E$2]))+[.O156]" office:value-type="float" office:value="230433206493.935">
            <text:p>2.304332064939E+11</text:p>
          </table:table-cell>
          <table:table-cell table:formula="of:=[.$N156]*(1-[.P156]/[.$E$2])/SQRT(1-([.P156]*[.P156])/([.$E$2]*[.$E$2]))+[.O156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6]-([.G156]*[.H156])+[.H156]/2" office:value-type="float" office:value="739786.50317405">
            <text:p>739786.50317405</text:p>
          </table:table-cell>
          <table:table-cell table:formula="of:=[.P156]+([.I156]/2)*[.H156]" office:value-type="float" office:value="136399.19262645">
            <text:p>136399.19262645</text:p>
          </table:table-cell>
          <table:table-cell table:formula="of:=[.F156]+([.I156]-[.G156])*[.H156]+[.H156]/2" office:value-type="float" office:value="-466988.11792115">
            <text:p>-466988.11792115</text:p>
          </table:table-cell>
          <table:table-cell table:formula="of:=[.$E$2]/[.K156]" office:value-type="float" office:value="0.00129927983577602">
            <text:p>0.00129927983577602</text:p>
          </table:table-cell>
          <table:table-cell table:formula="of:=[.$E$2]/[.L156]" office:value-type="float" office:value="0.00130189569708521">
            <text:p>0.00130189569708521</text:p>
          </table:table-cell>
          <table:table-cell table:formula="of:=[.$E$2]/[.M156]" office:value-type="float" office:value="0.00130451682974936">
            <text:p>0.00130451682974936</text:p>
          </table:table-cell>
          <table:table-cell table:formula="of:=ABS([.H156]/([.L156]*(1+[.H156]/[.$E$2])))" office:value-type="float" office:value="0.0000000225735909165531">
            <text:p>0.0000000225735909165531</text:p>
          </table:table-cell>
          <table:table-cell table:formula="of:=MIN([.$S156];[.$U156])" office:value-type="float" office:value="0.00129927983577602">
            <text:p>0.00129927983577602</text:p>
          </table:table-cell>
          <table:table-cell table:formula="of:=MAX([.$S156];[.$U156])" office:value-type="float" office:value="0.00130451682974936">
            <text:p>0.00130451682974936</text:p>
          </table:table-cell>
        </table:table-row>
        <table:table-row table:style-name="ro1">
          <table:table-cell table:formula="of:=CONCATENATE([.B157];&quot;/&quot;;[.C157];&quot;/&quot;;[.D157])" office:value-type="string" office:string-value="ned/heracles/hoi_heracles_emom0.fits.gz">
            <text:p>ned/heracles/hoi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emom0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7]*(1-[.R157]/[.$E$2])/SQRT(1-([.R157]*[.R157])/([.$E$2]*[.$E$2]))+[.O157]" office:value-type="float" office:value="230897141431.291">
            <text:p>2.308971414313E+11</text:p>
          </table:table-cell>
          <table:table-cell table:formula="of:=[.$N157]*(1-[.Q157]/[.$E$2])/SQRT(1-([.Q157]*[.Q157])/([.$E$2]*[.$E$2]))+[.O157]" office:value-type="float" office:value="230433206493.935">
            <text:p>2.304332064939E+11</text:p>
          </table:table-cell>
          <table:table-cell table:formula="of:=[.$N157]*(1-[.P157]/[.$E$2])/SQRT(1-([.P157]*[.P157])/([.$E$2]*[.$E$2]))+[.O157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7]-([.G157]*[.H157])+[.H157]/2" office:value-type="float" office:value="739786.50317405">
            <text:p>739786.50317405</text:p>
          </table:table-cell>
          <table:table-cell table:formula="of:=[.P157]+([.I157]/2)*[.H157]" office:value-type="float" office:value="136399.19262645">
            <text:p>136399.19262645</text:p>
          </table:table-cell>
          <table:table-cell table:formula="of:=[.F157]+([.I157]-[.G157])*[.H157]+[.H157]/2" office:value-type="float" office:value="-466988.11792115">
            <text:p>-466988.11792115</text:p>
          </table:table-cell>
          <table:table-cell table:formula="of:=[.$E$2]/[.K157]" office:value-type="float" office:value="0.00129927983577602">
            <text:p>0.00129927983577602</text:p>
          </table:table-cell>
          <table:table-cell table:formula="of:=[.$E$2]/[.L157]" office:value-type="float" office:value="0.00130189569708521">
            <text:p>0.00130189569708521</text:p>
          </table:table-cell>
          <table:table-cell table:formula="of:=[.$E$2]/[.M157]" office:value-type="float" office:value="0.00130451682974936">
            <text:p>0.00130451682974936</text:p>
          </table:table-cell>
          <table:table-cell table:formula="of:=ABS([.H157]/([.L157]*(1+[.H157]/[.$E$2])))" office:value-type="float" office:value="0.0000000225735909165531">
            <text:p>0.0000000225735909165531</text:p>
          </table:table-cell>
          <table:table-cell table:formula="of:=MIN([.$S157];[.$U157])" office:value-type="float" office:value="0.00129927983577602">
            <text:p>0.00129927983577602</text:p>
          </table:table-cell>
          <table:table-cell table:formula="of:=MAX([.$S157];[.$U157])" office:value-type="float" office:value="0.00130451682974936">
            <text:p>0.00130451682974936</text:p>
          </table:table-cell>
        </table:table-row>
        <table:table-row table:style-name="ro1">
          <table:table-cell table:formula="of:=CONCATENATE([.B158];&quot;/&quot;;[.C158];&quot;/&quot;;[.D158])" office:value-type="string" office:string-value="ned/heracles/hoi_heracles_mom1.fits.gz">
            <text:p>ned/heracles/hoi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mom1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8]*(1-[.R158]/[.$E$2])/SQRT(1-([.R158]*[.R158])/([.$E$2]*[.$E$2]))+[.O158]" office:value-type="float" office:value="230897141431.291">
            <text:p>2.308971414313E+11</text:p>
          </table:table-cell>
          <table:table-cell table:formula="of:=[.$N158]*(1-[.Q158]/[.$E$2])/SQRT(1-([.Q158]*[.Q158])/([.$E$2]*[.$E$2]))+[.O158]" office:value-type="float" office:value="230433206493.935">
            <text:p>2.304332064939E+11</text:p>
          </table:table-cell>
          <table:table-cell table:formula="of:=[.$N158]*(1-[.P158]/[.$E$2])/SQRT(1-([.P158]*[.P158])/([.$E$2]*[.$E$2]))+[.O158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8]-([.G158]*[.H158])+[.H158]/2" office:value-type="float" office:value="739786.50317405">
            <text:p>739786.50317405</text:p>
          </table:table-cell>
          <table:table-cell table:formula="of:=[.P158]+([.I158]/2)*[.H158]" office:value-type="float" office:value="136399.19262645">
            <text:p>136399.19262645</text:p>
          </table:table-cell>
          <table:table-cell table:formula="of:=[.F158]+([.I158]-[.G158])*[.H158]+[.H158]/2" office:value-type="float" office:value="-466988.11792115">
            <text:p>-466988.11792115</text:p>
          </table:table-cell>
          <table:table-cell table:formula="of:=[.$E$2]/[.K158]" office:value-type="float" office:value="0.00129927983577602">
            <text:p>0.00129927983577602</text:p>
          </table:table-cell>
          <table:table-cell table:formula="of:=[.$E$2]/[.L158]" office:value-type="float" office:value="0.00130189569708521">
            <text:p>0.00130189569708521</text:p>
          </table:table-cell>
          <table:table-cell table:formula="of:=[.$E$2]/[.M158]" office:value-type="float" office:value="0.00130451682974936">
            <text:p>0.00130451682974936</text:p>
          </table:table-cell>
          <table:table-cell table:formula="of:=ABS([.H158]/([.L158]*(1+[.H158]/[.$E$2])))" office:value-type="float" office:value="0.0000000225735909165531">
            <text:p>0.0000000225735909165531</text:p>
          </table:table-cell>
          <table:table-cell table:formula="of:=MIN([.$S158];[.$U158])" office:value-type="float" office:value="0.00129927983577602">
            <text:p>0.00129927983577602</text:p>
          </table:table-cell>
          <table:table-cell table:formula="of:=MAX([.$S158];[.$U158])" office:value-type="float" office:value="0.00130451682974936">
            <text:p>0.00130451682974936</text:p>
          </table:table-cell>
        </table:table-row>
        <table:table-row table:style-name="ro1">
          <table:table-cell table:formula="of:=CONCATENATE([.B159];&quot;/&quot;;[.C159];&quot;/&quot;;[.D159])" office:value-type="string" office:string-value="ned/heracles/hoii_heracles.hans.fits.gz">
            <text:p>ned/heracles/hoii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.hans.fits.gz</text:p>
          </table:table-cell>
          <table:table-cell office:value-type="string">
            <text:p>VELO-LSR</text:p>
          </table:table-cell>
          <table:table-cell table:style-name="ce2" office:value-type="float" office:value="740185.695801">
            <text:p>7.40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9]*(1-[.R159]/[.$E$2])/SQRT(1-([.R159]*[.R159])/([.$E$2]*[.$E$2]))+[.O159]" office:value-type="float" office:value="230894832465.862">
            <text:p>2.308948324659E+11</text:p>
          </table:table-cell>
          <table:table-cell table:formula="of:=[.$N159]*(1-[.Q159]/[.$E$2])/SQRT(1-([.Q159]*[.Q159])/([.$E$2]*[.$E$2]))+[.O159]" office:value-type="float" office:value="230430902172.904">
            <text:p>2.304309021729E+11</text:p>
          </table:table-cell>
          <table:table-cell table:formula="of:=[.$N159]*(1-[.P159]/[.$E$2])/SQRT(1-([.P159]*[.P159])/([.$E$2]*[.$E$2]))+[.O159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9]-([.G159]*[.H159])+[.H159]/2" office:value-type="float" office:value="742786.50317405">
            <text:p>742786.50317405</text:p>
          </table:table-cell>
          <table:table-cell table:formula="of:=[.P159]+([.I159]/2)*[.H159]" office:value-type="float" office:value="139399.19262645">
            <text:p>139399.19262645</text:p>
          </table:table-cell>
          <table:table-cell table:formula="of:=[.F159]+([.I159]-[.G159])*[.H159]+[.H159]/2" office:value-type="float" office:value="-463988.11792115">
            <text:p>-463988.11792115</text:p>
          </table:table-cell>
          <table:table-cell table:formula="of:=[.$E$2]/[.K159]" office:value-type="float" office:value="0.00129929282867062">
            <text:p>0.00129929282867062</text:p>
          </table:table-cell>
          <table:table-cell table:formula="of:=[.$E$2]/[.L159]" office:value-type="float" office:value="0.00130190871611002">
            <text:p>0.00130190871611002</text:p>
          </table:table-cell>
          <table:table-cell table:formula="of:=[.$E$2]/[.M159]" office:value-type="float" office:value="0.00130452987506253">
            <text:p>0.00130452987506253</text:p>
          </table:table-cell>
          <table:table-cell table:formula="of:=ABS([.H159]/([.L159]*(1+[.H159]/[.$E$2])))" office:value-type="float" office:value="0.0000000225738166536386">
            <text:p>0.0000000225738166536386</text:p>
          </table:table-cell>
          <table:table-cell table:formula="of:=MIN([.$S159];[.$U159])" office:value-type="float" office:value="0.00129929282867062">
            <text:p>0.00129929282867062</text:p>
          </table:table-cell>
          <table:table-cell table:formula="of:=MAX([.$S159];[.$U159])" office:value-type="float" office:value="0.00130452987506253">
            <text:p>0.00130452987506253</text:p>
          </table:table-cell>
        </table:table-row>
        <table:table-row table:style-name="ro1">
          <table:table-cell table:formula="of:=CONCATENATE([.B160];&quot;/&quot;;[.C160];&quot;/&quot;;[.D160])" office:value-type="string" office:string-value="ned/heracles/hoii_heracles_mom0.fits.gz">
            <text:p>ned/heracles/hoii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mom0.fits.gz</text:p>
          </table:table-cell>
          <table:table-cell office:value-type="string">
            <text:p>VELO-LSR</text:p>
          </table:table-cell>
          <table:table-cell table:style-name="ce2" office:value-type="float" office:value="740185.695801">
            <text:p>7.40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0]*(1-[.R160]/[.$E$2])/SQRT(1-([.R160]*[.R160])/([.$E$2]*[.$E$2]))+[.O160]" office:value-type="float" office:value="230894832465.862">
            <text:p>2.308948324659E+11</text:p>
          </table:table-cell>
          <table:table-cell table:formula="of:=[.$N160]*(1-[.Q160]/[.$E$2])/SQRT(1-([.Q160]*[.Q160])/([.$E$2]*[.$E$2]))+[.O160]" office:value-type="float" office:value="230430902172.904">
            <text:p>2.304309021729E+11</text:p>
          </table:table-cell>
          <table:table-cell table:formula="of:=[.$N160]*(1-[.P160]/[.$E$2])/SQRT(1-([.P160]*[.P160])/([.$E$2]*[.$E$2]))+[.O160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0]-([.G160]*[.H160])+[.H160]/2" office:value-type="float" office:value="742786.50317405">
            <text:p>742786.50317405</text:p>
          </table:table-cell>
          <table:table-cell table:formula="of:=[.P160]+([.I160]/2)*[.H160]" office:value-type="float" office:value="139399.19262645">
            <text:p>139399.19262645</text:p>
          </table:table-cell>
          <table:table-cell table:formula="of:=[.F160]+([.I160]-[.G160])*[.H160]+[.H160]/2" office:value-type="float" office:value="-463988.11792115">
            <text:p>-463988.11792115</text:p>
          </table:table-cell>
          <table:table-cell table:formula="of:=[.$E$2]/[.K160]" office:value-type="float" office:value="0.00129929282867062">
            <text:p>0.00129929282867062</text:p>
          </table:table-cell>
          <table:table-cell table:formula="of:=[.$E$2]/[.L160]" office:value-type="float" office:value="0.00130190871611002">
            <text:p>0.00130190871611002</text:p>
          </table:table-cell>
          <table:table-cell table:formula="of:=[.$E$2]/[.M160]" office:value-type="float" office:value="0.00130452987506253">
            <text:p>0.00130452987506253</text:p>
          </table:table-cell>
          <table:table-cell table:formula="of:=ABS([.H160]/([.L160]*(1+[.H160]/[.$E$2])))" office:value-type="float" office:value="0.0000000225738166536386">
            <text:p>0.0000000225738166536386</text:p>
          </table:table-cell>
          <table:table-cell table:formula="of:=MIN([.$S160];[.$U160])" office:value-type="float" office:value="0.00129929282867062">
            <text:p>0.00129929282867062</text:p>
          </table:table-cell>
          <table:table-cell table:formula="of:=MAX([.$S160];[.$U160])" office:value-type="float" office:value="0.00130452987506253">
            <text:p>0.00130452987506253</text:p>
          </table:table-cell>
        </table:table-row>
        <table:table-row table:style-name="ro1">
          <table:table-cell table:formula="of:=CONCATENATE([.B161];&quot;/&quot;;[.C161];&quot;/&quot;;[.D161])" office:value-type="string" office:string-value="ned/heracles/hoii_heracles_emom0.fits.gz">
            <text:p>ned/heracles/hoii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emom0.fits.gz</text:p>
          </table:table-cell>
          <table:table-cell office:value-type="string">
            <text:p>VELO-LSR</text:p>
          </table:table-cell>
          <table:table-cell office:value-type="float" office:value="740185.695801">
            <text:p>740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1]*(1-[.R161]/[.$E$2])/SQRT(1-([.R161]*[.R161])/([.$E$2]*[.$E$2]))+[.O161]" office:value-type="float" office:value="230894832465.862">
            <text:p>2.308948324659E+11</text:p>
          </table:table-cell>
          <table:table-cell table:formula="of:=[.$N161]*(1-[.Q161]/[.$E$2])/SQRT(1-([.Q161]*[.Q161])/([.$E$2]*[.$E$2]))+[.O161]" office:value-type="float" office:value="230430902172.904">
            <text:p>2.304309021729E+11</text:p>
          </table:table-cell>
          <table:table-cell table:formula="of:=[.$N161]*(1-[.P161]/[.$E$2])/SQRT(1-([.P161]*[.P161])/([.$E$2]*[.$E$2]))+[.O161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1]-([.G161]*[.H161])+[.H161]/2" office:value-type="float" office:value="742786.50317405">
            <text:p>742786.50317405</text:p>
          </table:table-cell>
          <table:table-cell table:formula="of:=[.P161]+([.I161]/2)*[.H161]" office:value-type="float" office:value="139399.19262645">
            <text:p>139399.19262645</text:p>
          </table:table-cell>
          <table:table-cell table:formula="of:=[.F161]+([.I161]-[.G161])*[.H161]+[.H161]/2" office:value-type="float" office:value="-463988.11792115">
            <text:p>-463988.11792115</text:p>
          </table:table-cell>
          <table:table-cell table:formula="of:=[.$E$2]/[.K161]" office:value-type="float" office:value="0.00129929282867062">
            <text:p>0.00129929282867062</text:p>
          </table:table-cell>
          <table:table-cell table:formula="of:=[.$E$2]/[.L161]" office:value-type="float" office:value="0.00130190871611002">
            <text:p>0.00130190871611002</text:p>
          </table:table-cell>
          <table:table-cell table:formula="of:=[.$E$2]/[.M161]" office:value-type="float" office:value="0.00130452987506253">
            <text:p>0.00130452987506253</text:p>
          </table:table-cell>
          <table:table-cell table:formula="of:=ABS([.H161]/([.L161]*(1+[.H161]/[.$E$2])))" office:value-type="float" office:value="0.0000000225738166536386">
            <text:p>0.0000000225738166536386</text:p>
          </table:table-cell>
          <table:table-cell table:formula="of:=MIN([.$S161];[.$U161])" office:value-type="float" office:value="0.00129929282867062">
            <text:p>0.00129929282867062</text:p>
          </table:table-cell>
          <table:table-cell table:formula="of:=MAX([.$S161];[.$U161])" office:value-type="float" office:value="0.00130452987506253">
            <text:p>0.00130452987506253</text:p>
          </table:table-cell>
        </table:table-row>
        <table:table-row table:style-name="ro1">
          <table:table-cell table:formula="of:=CONCATENATE([.B162];&quot;/&quot;;[.C162];&quot;/&quot;;[.D162])" office:value-type="string" office:string-value="ned/heracles/hoii_heracles_mom1.fits.gz">
            <text:p>ned/heracles/hoii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mom1.fits.gz</text:p>
          </table:table-cell>
          <table:table-cell office:value-type="string">
            <text:p>VELO-LSR</text:p>
          </table:table-cell>
          <table:table-cell office:value-type="float" office:value="740185.695801">
            <text:p>740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2]*(1-[.R162]/[.$E$2])/SQRT(1-([.R162]*[.R162])/([.$E$2]*[.$E$2]))+[.O162]" office:value-type="float" office:value="230894832465.862">
            <text:p>2.308948324659E+11</text:p>
          </table:table-cell>
          <table:table-cell table:formula="of:=[.$N162]*(1-[.Q162]/[.$E$2])/SQRT(1-([.Q162]*[.Q162])/([.$E$2]*[.$E$2]))+[.O162]" office:value-type="float" office:value="230430902172.904">
            <text:p>2.304309021729E+11</text:p>
          </table:table-cell>
          <table:table-cell table:formula="of:=[.$N162]*(1-[.P162]/[.$E$2])/SQRT(1-([.P162]*[.P162])/([.$E$2]*[.$E$2]))+[.O162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2]-([.G162]*[.H162])+[.H162]/2" office:value-type="float" office:value="742786.50317405">
            <text:p>742786.50317405</text:p>
          </table:table-cell>
          <table:table-cell table:formula="of:=[.P162]+([.I162]/2)*[.H162]" office:value-type="float" office:value="139399.19262645">
            <text:p>139399.19262645</text:p>
          </table:table-cell>
          <table:table-cell table:formula="of:=[.F162]+([.I162]-[.G162])*[.H162]+[.H162]/2" office:value-type="float" office:value="-463988.11792115">
            <text:p>-463988.11792115</text:p>
          </table:table-cell>
          <table:table-cell table:formula="of:=[.$E$2]/[.K162]" office:value-type="float" office:value="0.00129929282867062">
            <text:p>0.00129929282867062</text:p>
          </table:table-cell>
          <table:table-cell table:formula="of:=[.$E$2]/[.L162]" office:value-type="float" office:value="0.00130190871611002">
            <text:p>0.00130190871611002</text:p>
          </table:table-cell>
          <table:table-cell table:formula="of:=[.$E$2]/[.M162]" office:value-type="float" office:value="0.00130452987506253">
            <text:p>0.00130452987506253</text:p>
          </table:table-cell>
          <table:table-cell table:formula="of:=ABS([.H162]/([.L162]*(1+[.H162]/[.$E$2])))" office:value-type="float" office:value="0.0000000225738166536386">
            <text:p>0.0000000225738166536386</text:p>
          </table:table-cell>
          <table:table-cell table:formula="of:=MIN([.$S162];[.$U162])" office:value-type="float" office:value="0.00129929282867062">
            <text:p>0.00129929282867062</text:p>
          </table:table-cell>
          <table:table-cell table:formula="of:=MAX([.$S162];[.$U162])" office:value-type="float" office:value="0.00130452987506253">
            <text:p>0.00130452987506253</text:p>
          </table:table-cell>
        </table:table-row>
        <table:table-row table:style-name="ro1">
          <table:table-cell table:formula="of:=CONCATENATE([.B163];&quot;/&quot;;[.C163];&quot;/&quot;;[.D163])" office:value-type="string" office:string-value="ned/heracles/ic2574_heracles.hans.fits.gz">
            <text:p>ned/heracles/ic257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.hans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3]*(1-[.R163]/[.$E$2])/SQRT(1-([.R163]*[.R163])/([.$E$2]*[.$E$2]))+[.O163]" office:value-type="float" office:value="230960262124.092">
            <text:p>2.309602621241E+11</text:p>
          </table:table-cell>
          <table:table-cell table:formula="of:=[.$N163]*(1-[.Q163]/[.$E$2])/SQRT(1-([.Q163]*[.Q163])/([.$E$2]*[.$E$2]))+[.O163]" office:value-type="float" office:value="230496200185.884">
            <text:p>2.304962001859E+11</text:p>
          </table:table-cell>
          <table:table-cell table:formula="of:=[.$N163]*(1-[.P163]/[.$E$2])/SQRT(1-([.P163]*[.P163])/([.$E$2]*[.$E$2]))+[.O163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3]-([.G163]*[.H163])+[.H163]/2" office:value-type="float" office:value="657786.50317405">
            <text:p>657786.50317405</text:p>
          </table:table-cell>
          <table:table-cell table:formula="of:=[.P163]+([.I163]/2)*[.H163]" office:value-type="float" office:value="54399.19262645">
            <text:p>54399.19262645</text:p>
          </table:table-cell>
          <table:table-cell table:formula="of:=[.F163]+([.I163]-[.G163])*[.H163]+[.H163]/2" office:value-type="float" office:value="-548988.11792115">
            <text:p>-548988.11792115</text:p>
          </table:table-cell>
          <table:table-cell table:formula="of:=[.$E$2]/[.K163]" office:value-type="float" office:value="0.00129892474679828">
            <text:p>0.00129892474679828</text:p>
          </table:table-cell>
          <table:table-cell table:formula="of:=[.$E$2]/[.L163]" office:value-type="float" office:value="0.00130153989418509">
            <text:p>0.00130153989418509</text:p>
          </table:table-cell>
          <table:table-cell table:formula="of:=[.$E$2]/[.M163]" office:value-type="float" office:value="0.00130416030860612">
            <text:p>0.00130416030860612</text:p>
          </table:table-cell>
          <table:table-cell table:formula="of:=ABS([.H163]/([.L163]*(1+[.H163]/[.$E$2])))" office:value-type="float" office:value="0.0000000225674216442126">
            <text:p>0.0000000225674216442126</text:p>
          </table:table-cell>
          <table:table-cell table:formula="of:=MIN([.$S163];[.$U163])" office:value-type="float" office:value="0.00129892474679828">
            <text:p>0.00129892474679828</text:p>
          </table:table-cell>
          <table:table-cell table:formula="of:=MAX([.$S163];[.$U163])" office:value-type="float" office:value="0.00130416030860612">
            <text:p>0.00130416030860612</text:p>
          </table:table-cell>
        </table:table-row>
        <table:table-row table:style-name="ro1">
          <table:table-cell table:formula="of:=CONCATENATE([.B164];&quot;/&quot;;[.C164];&quot;/&quot;;[.D164])" office:value-type="string" office:string-value="ned/heracles/ic2574_heracles_mom0.fits.gz">
            <text:p>ned/heracles/ic257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mom0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4]*(1-[.R164]/[.$E$2])/SQRT(1-([.R164]*[.R164])/([.$E$2]*[.$E$2]))+[.O164]" office:value-type="float" office:value="230960262124.092">
            <text:p>2.309602621241E+11</text:p>
          </table:table-cell>
          <table:table-cell table:formula="of:=[.$N164]*(1-[.Q164]/[.$E$2])/SQRT(1-([.Q164]*[.Q164])/([.$E$2]*[.$E$2]))+[.O164]" office:value-type="float" office:value="230496200185.884">
            <text:p>2.304962001859E+11</text:p>
          </table:table-cell>
          <table:table-cell table:formula="of:=[.$N164]*(1-[.P164]/[.$E$2])/SQRT(1-([.P164]*[.P164])/([.$E$2]*[.$E$2]))+[.O164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4]-([.G164]*[.H164])+[.H164]/2" office:value-type="float" office:value="657786.50317405">
            <text:p>657786.50317405</text:p>
          </table:table-cell>
          <table:table-cell table:formula="of:=[.P164]+([.I164]/2)*[.H164]" office:value-type="float" office:value="54399.19262645">
            <text:p>54399.19262645</text:p>
          </table:table-cell>
          <table:table-cell table:formula="of:=[.F164]+([.I164]-[.G164])*[.H164]+[.H164]/2" office:value-type="float" office:value="-548988.11792115">
            <text:p>-548988.11792115</text:p>
          </table:table-cell>
          <table:table-cell table:formula="of:=[.$E$2]/[.K164]" office:value-type="float" office:value="0.00129892474679828">
            <text:p>0.00129892474679828</text:p>
          </table:table-cell>
          <table:table-cell table:formula="of:=[.$E$2]/[.L164]" office:value-type="float" office:value="0.00130153989418509">
            <text:p>0.00130153989418509</text:p>
          </table:table-cell>
          <table:table-cell table:formula="of:=[.$E$2]/[.M164]" office:value-type="float" office:value="0.00130416030860612">
            <text:p>0.00130416030860612</text:p>
          </table:table-cell>
          <table:table-cell table:formula="of:=ABS([.H164]/([.L164]*(1+[.H164]/[.$E$2])))" office:value-type="float" office:value="0.0000000225674216442126">
            <text:p>0.0000000225674216442126</text:p>
          </table:table-cell>
          <table:table-cell table:formula="of:=MIN([.$S164];[.$U164])" office:value-type="float" office:value="0.00129892474679828">
            <text:p>0.00129892474679828</text:p>
          </table:table-cell>
          <table:table-cell table:formula="of:=MAX([.$S164];[.$U164])" office:value-type="float" office:value="0.00130416030860612">
            <text:p>0.00130416030860612</text:p>
          </table:table-cell>
        </table:table-row>
        <table:table-row table:style-name="ro1">
          <table:table-cell table:formula="of:=CONCATENATE([.B165];&quot;/&quot;;[.C165];&quot;/&quot;;[.D165])" office:value-type="string" office:string-value="ned/heracles/ic2574_heracles_emom0.fits.gz">
            <text:p>ned/heracles/ic257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emom0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5]*(1-[.R165]/[.$E$2])/SQRT(1-([.R165]*[.R165])/([.$E$2]*[.$E$2]))+[.O165]" office:value-type="float" office:value="230960262124.092">
            <text:p>2.309602621241E+11</text:p>
          </table:table-cell>
          <table:table-cell table:formula="of:=[.$N165]*(1-[.Q165]/[.$E$2])/SQRT(1-([.Q165]*[.Q165])/([.$E$2]*[.$E$2]))+[.O165]" office:value-type="float" office:value="230496200185.884">
            <text:p>2.304962001859E+11</text:p>
          </table:table-cell>
          <table:table-cell table:formula="of:=[.$N165]*(1-[.P165]/[.$E$2])/SQRT(1-([.P165]*[.P165])/([.$E$2]*[.$E$2]))+[.O165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5]-([.G165]*[.H165])+[.H165]/2" office:value-type="float" office:value="657786.50317405">
            <text:p>657786.50317405</text:p>
          </table:table-cell>
          <table:table-cell table:formula="of:=[.P165]+([.I165]/2)*[.H165]" office:value-type="float" office:value="54399.19262645">
            <text:p>54399.19262645</text:p>
          </table:table-cell>
          <table:table-cell table:formula="of:=[.F165]+([.I165]-[.G165])*[.H165]+[.H165]/2" office:value-type="float" office:value="-548988.11792115">
            <text:p>-548988.11792115</text:p>
          </table:table-cell>
          <table:table-cell table:formula="of:=[.$E$2]/[.K165]" office:value-type="float" office:value="0.00129892474679828">
            <text:p>0.00129892474679828</text:p>
          </table:table-cell>
          <table:table-cell table:formula="of:=[.$E$2]/[.L165]" office:value-type="float" office:value="0.00130153989418509">
            <text:p>0.00130153989418509</text:p>
          </table:table-cell>
          <table:table-cell table:formula="of:=[.$E$2]/[.M165]" office:value-type="float" office:value="0.00130416030860612">
            <text:p>0.00130416030860612</text:p>
          </table:table-cell>
          <table:table-cell table:formula="of:=ABS([.H165]/([.L165]*(1+[.H165]/[.$E$2])))" office:value-type="float" office:value="0.0000000225674216442126">
            <text:p>0.0000000225674216442126</text:p>
          </table:table-cell>
          <table:table-cell table:formula="of:=MIN([.$S165];[.$U165])" office:value-type="float" office:value="0.00129892474679828">
            <text:p>0.00129892474679828</text:p>
          </table:table-cell>
          <table:table-cell table:formula="of:=MAX([.$S165];[.$U165])" office:value-type="float" office:value="0.00130416030860612">
            <text:p>0.00130416030860612</text:p>
          </table:table-cell>
        </table:table-row>
        <table:table-row table:style-name="ro1">
          <table:table-cell table:formula="of:=CONCATENATE([.B166];&quot;/&quot;;[.C166];&quot;/&quot;;[.D166])" office:value-type="string" office:string-value="ned/heracles/ic2574_heracles_mom1.fits.gz">
            <text:p>ned/heracles/ic257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mom1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6]*(1-[.R166]/[.$E$2])/SQRT(1-([.R166]*[.R166])/([.$E$2]*[.$E$2]))+[.O166]" office:value-type="float" office:value="230960262124.092">
            <text:p>2.309602621241E+11</text:p>
          </table:table-cell>
          <table:table-cell table:formula="of:=[.$N166]*(1-[.Q166]/[.$E$2])/SQRT(1-([.Q166]*[.Q166])/([.$E$2]*[.$E$2]))+[.O166]" office:value-type="float" office:value="230496200185.884">
            <text:p>2.304962001859E+11</text:p>
          </table:table-cell>
          <table:table-cell table:formula="of:=[.$N166]*(1-[.P166]/[.$E$2])/SQRT(1-([.P166]*[.P166])/([.$E$2]*[.$E$2]))+[.O166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6]-([.G166]*[.H166])+[.H166]/2" office:value-type="float" office:value="657786.50317405">
            <text:p>657786.50317405</text:p>
          </table:table-cell>
          <table:table-cell table:formula="of:=[.P166]+([.I166]/2)*[.H166]" office:value-type="float" office:value="54399.19262645">
            <text:p>54399.19262645</text:p>
          </table:table-cell>
          <table:table-cell table:formula="of:=[.F166]+([.I166]-[.G166])*[.H166]+[.H166]/2" office:value-type="float" office:value="-548988.11792115">
            <text:p>-548988.11792115</text:p>
          </table:table-cell>
          <table:table-cell table:formula="of:=[.$E$2]/[.K166]" office:value-type="float" office:value="0.00129892474679828">
            <text:p>0.00129892474679828</text:p>
          </table:table-cell>
          <table:table-cell table:formula="of:=[.$E$2]/[.L166]" office:value-type="float" office:value="0.00130153989418509">
            <text:p>0.00130153989418509</text:p>
          </table:table-cell>
          <table:table-cell table:formula="of:=[.$E$2]/[.M166]" office:value-type="float" office:value="0.00130416030860612">
            <text:p>0.00130416030860612</text:p>
          </table:table-cell>
          <table:table-cell table:formula="of:=ABS([.H166]/([.L166]*(1+[.H166]/[.$E$2])))" office:value-type="float" office:value="0.0000000225674216442126">
            <text:p>0.0000000225674216442126</text:p>
          </table:table-cell>
          <table:table-cell table:formula="of:=MIN([.$S166];[.$U166])" office:value-type="float" office:value="0.00129892474679828">
            <text:p>0.00129892474679828</text:p>
          </table:table-cell>
          <table:table-cell table:formula="of:=MAX([.$S166];[.$U166])" office:value-type="float" office:value="0.00130416030860612">
            <text:p>0.00130416030860612</text:p>
          </table:table-cell>
        </table:table-row>
        <table:table-row table:style-name="ro1">
          <table:table-cell table:formula="of:=CONCATENATE([.B167];&quot;/&quot;;[.C167];&quot;/&quot;;[.D167])" office:value-type="string" office:string-value="ned/heracles/m81dwa_heracles.hans.fits.gz">
            <text:p>ned/heracles/m81dwa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.hans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7]*(1-[.R167]/[.$E$2])/SQRT(1-([.R167]*[.R167])/([.$E$2]*[.$E$2]))+[.O167]" office:value-type="float" office:value="230917153435.296">
            <text:p>2.309171534353E+11</text:p>
          </table:table-cell>
          <table:table-cell table:formula="of:=[.$N167]*(1-[.Q167]/[.$E$2])/SQRT(1-([.Q167]*[.Q167])/([.$E$2]*[.$E$2]))+[.O167]" office:value-type="float" office:value="230453178240.652">
            <text:p>2.304531782407E+11</text:p>
          </table:table-cell>
          <table:table-cell table:formula="of:=[.$N167]*(1-[.P167]/[.$E$2])/SQRT(1-([.P167]*[.P167])/([.$E$2]*[.$E$2]))+[.O167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7]-([.G167]*[.H167])+[.H167]/2" office:value-type="float" office:value="713786.50317405">
            <text:p>713786.50317405</text:p>
          </table:table-cell>
          <table:table-cell table:formula="of:=[.P167]+([.I167]/2)*[.H167]" office:value-type="float" office:value="110399.19262645">
            <text:p>110399.19262645</text:p>
          </table:table-cell>
          <table:table-cell table:formula="of:=[.F167]+([.I167]-[.G167])*[.H167]+[.H167]/2" office:value-type="float" office:value="-492988.11792115">
            <text:p>-492988.11792115</text:p>
          </table:table-cell>
          <table:table-cell table:formula="of:=[.$E$2]/[.K167]" office:value-type="float" office:value="0.00129916723611466">
            <text:p>0.00129916723611466</text:p>
          </table:table-cell>
          <table:table-cell table:formula="of:=[.$E$2]/[.L167]" office:value-type="float" office:value="0.00130178287099483">
            <text:p>0.00130178287099483</text:p>
          </table:table-cell>
          <table:table-cell table:formula="of:=[.$E$2]/[.M167]" office:value-type="float" office:value="0.00130440377585959">
            <text:p>0.00130440377585959</text:p>
          </table:table-cell>
          <table:table-cell table:formula="of:=ABS([.H167]/([.L167]*(1+[.H167]/[.$E$2])))" office:value-type="float" office:value="0.0000000225716346231154">
            <text:p>0.0000000225716346231154</text:p>
          </table:table-cell>
          <table:table-cell table:formula="of:=MIN([.$S167];[.$U167])" office:value-type="float" office:value="0.00129916723611466">
            <text:p>0.00129916723611466</text:p>
          </table:table-cell>
          <table:table-cell table:formula="of:=MAX([.$S167];[.$U167])" office:value-type="float" office:value="0.00130440377585959">
            <text:p>0.00130440377585959</text:p>
          </table:table-cell>
        </table:table-row>
        <table:table-row table:style-name="ro1">
          <table:table-cell table:formula="of:=CONCATENATE([.B168];&quot;/&quot;;[.C168];&quot;/&quot;;[.D168])" office:value-type="string" office:string-value="ned/heracles/m81dwa_heracles_mom0.fits.gz">
            <text:p>ned/heracles/m81dwa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mom0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8]*(1-[.R168]/[.$E$2])/SQRT(1-([.R168]*[.R168])/([.$E$2]*[.$E$2]))+[.O168]" office:value-type="float" office:value="230917153435.296">
            <text:p>2.309171534353E+11</text:p>
          </table:table-cell>
          <table:table-cell table:formula="of:=[.$N168]*(1-[.Q168]/[.$E$2])/SQRT(1-([.Q168]*[.Q168])/([.$E$2]*[.$E$2]))+[.O168]" office:value-type="float" office:value="230453178240.652">
            <text:p>2.304531782407E+11</text:p>
          </table:table-cell>
          <table:table-cell table:formula="of:=[.$N168]*(1-[.P168]/[.$E$2])/SQRT(1-([.P168]*[.P168])/([.$E$2]*[.$E$2]))+[.O168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8]-([.G168]*[.H168])+[.H168]/2" office:value-type="float" office:value="713786.50317405">
            <text:p>713786.50317405</text:p>
          </table:table-cell>
          <table:table-cell table:formula="of:=[.P168]+([.I168]/2)*[.H168]" office:value-type="float" office:value="110399.19262645">
            <text:p>110399.19262645</text:p>
          </table:table-cell>
          <table:table-cell table:formula="of:=[.F168]+([.I168]-[.G168])*[.H168]+[.H168]/2" office:value-type="float" office:value="-492988.11792115">
            <text:p>-492988.11792115</text:p>
          </table:table-cell>
          <table:table-cell table:formula="of:=[.$E$2]/[.K168]" office:value-type="float" office:value="0.00129916723611466">
            <text:p>0.00129916723611466</text:p>
          </table:table-cell>
          <table:table-cell table:formula="of:=[.$E$2]/[.L168]" office:value-type="float" office:value="0.00130178287099483">
            <text:p>0.00130178287099483</text:p>
          </table:table-cell>
          <table:table-cell table:formula="of:=[.$E$2]/[.M168]" office:value-type="float" office:value="0.00130440377585959">
            <text:p>0.00130440377585959</text:p>
          </table:table-cell>
          <table:table-cell table:formula="of:=ABS([.H168]/([.L168]*(1+[.H168]/[.$E$2])))" office:value-type="float" office:value="0.0000000225716346231154">
            <text:p>0.0000000225716346231154</text:p>
          </table:table-cell>
          <table:table-cell table:formula="of:=MIN([.$S168];[.$U168])" office:value-type="float" office:value="0.00129916723611466">
            <text:p>0.00129916723611466</text:p>
          </table:table-cell>
          <table:table-cell table:formula="of:=MAX([.$S168];[.$U168])" office:value-type="float" office:value="0.00130440377585959">
            <text:p>0.00130440377585959</text:p>
          </table:table-cell>
        </table:table-row>
        <table:table-row table:style-name="ro1">
          <table:table-cell table:formula="of:=CONCATENATE([.B169];&quot;/&quot;;[.C169];&quot;/&quot;;[.D169])" office:value-type="string" office:string-value="ned/heracles/m81dwa_heracles_emom0.fits.gz">
            <text:p>ned/heracles/m81dwa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emom0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9]*(1-[.R169]/[.$E$2])/SQRT(1-([.R169]*[.R169])/([.$E$2]*[.$E$2]))+[.O169]" office:value-type="float" office:value="230917153435.296">
            <text:p>2.309171534353E+11</text:p>
          </table:table-cell>
          <table:table-cell table:formula="of:=[.$N169]*(1-[.Q169]/[.$E$2])/SQRT(1-([.Q169]*[.Q169])/([.$E$2]*[.$E$2]))+[.O169]" office:value-type="float" office:value="230453178240.652">
            <text:p>2.304531782407E+11</text:p>
          </table:table-cell>
          <table:table-cell table:formula="of:=[.$N169]*(1-[.P169]/[.$E$2])/SQRT(1-([.P169]*[.P169])/([.$E$2]*[.$E$2]))+[.O169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9]-([.G169]*[.H169])+[.H169]/2" office:value-type="float" office:value="713786.50317405">
            <text:p>713786.50317405</text:p>
          </table:table-cell>
          <table:table-cell table:formula="of:=[.P169]+([.I169]/2)*[.H169]" office:value-type="float" office:value="110399.19262645">
            <text:p>110399.19262645</text:p>
          </table:table-cell>
          <table:table-cell table:formula="of:=[.F169]+([.I169]-[.G169])*[.H169]+[.H169]/2" office:value-type="float" office:value="-492988.11792115">
            <text:p>-492988.11792115</text:p>
          </table:table-cell>
          <table:table-cell table:formula="of:=[.$E$2]/[.K169]" office:value-type="float" office:value="0.00129916723611466">
            <text:p>0.00129916723611466</text:p>
          </table:table-cell>
          <table:table-cell table:formula="of:=[.$E$2]/[.L169]" office:value-type="float" office:value="0.00130178287099483">
            <text:p>0.00130178287099483</text:p>
          </table:table-cell>
          <table:table-cell table:formula="of:=[.$E$2]/[.M169]" office:value-type="float" office:value="0.00130440377585959">
            <text:p>0.00130440377585959</text:p>
          </table:table-cell>
          <table:table-cell table:formula="of:=ABS([.H169]/([.L169]*(1+[.H169]/[.$E$2])))" office:value-type="float" office:value="0.0000000225716346231154">
            <text:p>0.0000000225716346231154</text:p>
          </table:table-cell>
          <table:table-cell table:formula="of:=MIN([.$S169];[.$U169])" office:value-type="float" office:value="0.00129916723611466">
            <text:p>0.00129916723611466</text:p>
          </table:table-cell>
          <table:table-cell table:formula="of:=MAX([.$S169];[.$U169])" office:value-type="float" office:value="0.00130440377585959">
            <text:p>0.00130440377585959</text:p>
          </table:table-cell>
        </table:table-row>
        <table:table-row table:style-name="ro1">
          <table:table-cell table:formula="of:=CONCATENATE([.B170];&quot;/&quot;;[.C170];&quot;/&quot;;[.D170])" office:value-type="string" office:string-value="ned/heracles/m81dwa_heracles_mom1.fits.gz">
            <text:p>ned/heracles/m81dwa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mom1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0]*(1-[.R170]/[.$E$2])/SQRT(1-([.R170]*[.R170])/([.$E$2]*[.$E$2]))+[.O170]" office:value-type="float" office:value="230917153435.296">
            <text:p>2.309171534353E+11</text:p>
          </table:table-cell>
          <table:table-cell table:formula="of:=[.$N170]*(1-[.Q170]/[.$E$2])/SQRT(1-([.Q170]*[.Q170])/([.$E$2]*[.$E$2]))+[.O170]" office:value-type="float" office:value="230453178240.652">
            <text:p>2.304531782407E+11</text:p>
          </table:table-cell>
          <table:table-cell table:formula="of:=[.$N170]*(1-[.P170]/[.$E$2])/SQRT(1-([.P170]*[.P170])/([.$E$2]*[.$E$2]))+[.O170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0]-([.G170]*[.H170])+[.H170]/2" office:value-type="float" office:value="713786.50317405">
            <text:p>713786.50317405</text:p>
          </table:table-cell>
          <table:table-cell table:formula="of:=[.P170]+([.I170]/2)*[.H170]" office:value-type="float" office:value="110399.19262645">
            <text:p>110399.19262645</text:p>
          </table:table-cell>
          <table:table-cell table:formula="of:=[.F170]+([.I170]-[.G170])*[.H170]+[.H170]/2" office:value-type="float" office:value="-492988.11792115">
            <text:p>-492988.11792115</text:p>
          </table:table-cell>
          <table:table-cell table:formula="of:=[.$E$2]/[.K170]" office:value-type="float" office:value="0.00129916723611466">
            <text:p>0.00129916723611466</text:p>
          </table:table-cell>
          <table:table-cell table:formula="of:=[.$E$2]/[.L170]" office:value-type="float" office:value="0.00130178287099483">
            <text:p>0.00130178287099483</text:p>
          </table:table-cell>
          <table:table-cell table:formula="of:=[.$E$2]/[.M170]" office:value-type="float" office:value="0.00130440377585959">
            <text:p>0.00130440377585959</text:p>
          </table:table-cell>
          <table:table-cell table:formula="of:=ABS([.H170]/([.L170]*(1+[.H170]/[.$E$2])))" office:value-type="float" office:value="0.0000000225716346231154">
            <text:p>0.0000000225716346231154</text:p>
          </table:table-cell>
          <table:table-cell table:formula="of:=MIN([.$S170];[.$U170])" office:value-type="float" office:value="0.00129916723611466">
            <text:p>0.00129916723611466</text:p>
          </table:table-cell>
          <table:table-cell table:formula="of:=MAX([.$S170];[.$U170])" office:value-type="float" office:value="0.00130440377585959">
            <text:p>0.00130440377585959</text:p>
          </table:table-cell>
        </table:table-row>
        <table:table-row table:style-name="ro1">
          <table:table-cell table:formula="of:=CONCATENATE([.B171];&quot;/&quot;;[.C171];&quot;/&quot;;[.D171])" office:value-type="string" office:string-value="ned/heracles/m81dwb_heracles.hans.fits.gz">
            <text:p>ned/heracles/m81dwb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.hans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1]*(1-[.R171]/[.$E$2])/SQRT(1-([.R171]*[.R171])/([.$E$2]*[.$E$2]))+[.O171]" office:value-type="float" office:value="230737107990.535">
            <text:p>2.307371079905E+11</text:p>
          </table:table-cell>
          <table:table-cell table:formula="of:=[.$N171]*(1-[.Q171]/[.$E$2])/SQRT(1-([.Q171]*[.Q171])/([.$E$2]*[.$E$2]))+[.O171]" office:value-type="float" office:value="230273494734.953">
            <text:p>2.302734947350E+11</text:p>
          </table:table-cell>
          <table:table-cell table:formula="of:=[.$N171]*(1-[.P171]/[.$E$2])/SQRT(1-([.P171]*[.P171])/([.$E$2]*[.$E$2]))+[.O171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1]-([.G171]*[.H171])+[.H171]/2" office:value-type="float" office:value="947786.50317405">
            <text:p>947786.50317405</text:p>
          </table:table-cell>
          <table:table-cell table:formula="of:=[.P171]+([.I171]/2)*[.H171]" office:value-type="float" office:value="344399.19262645">
            <text:p>344399.19262645</text:p>
          </table:table-cell>
          <table:table-cell table:formula="of:=[.F171]+([.I171]-[.G171])*[.H171]+[.H171]/2" office:value-type="float" office:value="-258988.11792115">
            <text:p>-258988.11792115</text:p>
          </table:table-cell>
          <table:table-cell table:formula="of:=[.$E$2]/[.K171]" office:value-type="float" office:value="0.00130018098351266">
            <text:p>0.00130018098351266</text:p>
          </table:table-cell>
          <table:table-cell table:formula="of:=[.$E$2]/[.L171]" office:value-type="float" office:value="0.00130279865837492">
            <text:p>0.00130279865837492</text:p>
          </table:table-cell>
          <table:table-cell table:formula="of:=[.$E$2]/[.M171]" office:value-type="float" office:value="0.00130542161556802">
            <text:p>0.00130542161556802</text:p>
          </table:table-cell>
          <table:table-cell table:formula="of:=ABS([.H171]/([.L171]*(1+[.H171]/[.$E$2])))" office:value-type="float" office:value="0.0000000225892473772151">
            <text:p>0.0000000225892473772151</text:p>
          </table:table-cell>
          <table:table-cell table:formula="of:=MIN([.$S171];[.$U171])" office:value-type="float" office:value="0.00130018098351266">
            <text:p>0.00130018098351266</text:p>
          </table:table-cell>
          <table:table-cell table:formula="of:=MAX([.$S171];[.$U171])" office:value-type="float" office:value="0.00130542161556802">
            <text:p>0.00130542161556802</text:p>
          </table:table-cell>
        </table:table-row>
        <table:table-row table:style-name="ro1">
          <table:table-cell table:formula="of:=CONCATENATE([.B172];&quot;/&quot;;[.C172];&quot;/&quot;;[.D172])" office:value-type="string" office:string-value="ned/heracles/m81dwb_heracles_mom0.fits.gz">
            <text:p>ned/heracles/m81dwb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mom0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2]*(1-[.R172]/[.$E$2])/SQRT(1-([.R172]*[.R172])/([.$E$2]*[.$E$2]))+[.O172]" office:value-type="float" office:value="230737107990.535">
            <text:p>2.307371079905E+11</text:p>
          </table:table-cell>
          <table:table-cell table:formula="of:=[.$N172]*(1-[.Q172]/[.$E$2])/SQRT(1-([.Q172]*[.Q172])/([.$E$2]*[.$E$2]))+[.O172]" office:value-type="float" office:value="230273494734.953">
            <text:p>2.302734947350E+11</text:p>
          </table:table-cell>
          <table:table-cell table:formula="of:=[.$N172]*(1-[.P172]/[.$E$2])/SQRT(1-([.P172]*[.P172])/([.$E$2]*[.$E$2]))+[.O172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2]-([.G172]*[.H172])+[.H172]/2" office:value-type="float" office:value="947786.50317405">
            <text:p>947786.50317405</text:p>
          </table:table-cell>
          <table:table-cell table:formula="of:=[.P172]+([.I172]/2)*[.H172]" office:value-type="float" office:value="344399.19262645">
            <text:p>344399.19262645</text:p>
          </table:table-cell>
          <table:table-cell table:formula="of:=[.F172]+([.I172]-[.G172])*[.H172]+[.H172]/2" office:value-type="float" office:value="-258988.11792115">
            <text:p>-258988.11792115</text:p>
          </table:table-cell>
          <table:table-cell table:formula="of:=[.$E$2]/[.K172]" office:value-type="float" office:value="0.00130018098351266">
            <text:p>0.00130018098351266</text:p>
          </table:table-cell>
          <table:table-cell table:formula="of:=[.$E$2]/[.L172]" office:value-type="float" office:value="0.00130279865837492">
            <text:p>0.00130279865837492</text:p>
          </table:table-cell>
          <table:table-cell table:formula="of:=[.$E$2]/[.M172]" office:value-type="float" office:value="0.00130542161556802">
            <text:p>0.00130542161556802</text:p>
          </table:table-cell>
          <table:table-cell table:formula="of:=ABS([.H172]/([.L172]*(1+[.H172]/[.$E$2])))" office:value-type="float" office:value="0.0000000225892473772151">
            <text:p>0.0000000225892473772151</text:p>
          </table:table-cell>
          <table:table-cell table:formula="of:=MIN([.$S172];[.$U172])" office:value-type="float" office:value="0.00130018098351266">
            <text:p>0.00130018098351266</text:p>
          </table:table-cell>
          <table:table-cell table:formula="of:=MAX([.$S172];[.$U172])" office:value-type="float" office:value="0.00130542161556802">
            <text:p>0.00130542161556802</text:p>
          </table:table-cell>
        </table:table-row>
        <table:table-row table:style-name="ro1">
          <table:table-cell table:formula="of:=CONCATENATE([.B173];&quot;/&quot;;[.C173];&quot;/&quot;;[.D173])" office:value-type="string" office:string-value="ned/heracles/m81dwb_heracles_emom0.fits.gz">
            <text:p>ned/heracles/m81dwb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emom0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3]*(1-[.R173]/[.$E$2])/SQRT(1-([.R173]*[.R173])/([.$E$2]*[.$E$2]))+[.O173]" office:value-type="float" office:value="230737107990.535">
            <text:p>2.307371079905E+11</text:p>
          </table:table-cell>
          <table:table-cell table:formula="of:=[.$N173]*(1-[.Q173]/[.$E$2])/SQRT(1-([.Q173]*[.Q173])/([.$E$2]*[.$E$2]))+[.O173]" office:value-type="float" office:value="230273494734.953">
            <text:p>2.302734947350E+11</text:p>
          </table:table-cell>
          <table:table-cell table:formula="of:=[.$N173]*(1-[.P173]/[.$E$2])/SQRT(1-([.P173]*[.P173])/([.$E$2]*[.$E$2]))+[.O173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3]-([.G173]*[.H173])+[.H173]/2" office:value-type="float" office:value="947786.50317405">
            <text:p>947786.50317405</text:p>
          </table:table-cell>
          <table:table-cell table:formula="of:=[.P173]+([.I173]/2)*[.H173]" office:value-type="float" office:value="344399.19262645">
            <text:p>344399.19262645</text:p>
          </table:table-cell>
          <table:table-cell table:formula="of:=[.F173]+([.I173]-[.G173])*[.H173]+[.H173]/2" office:value-type="float" office:value="-258988.11792115">
            <text:p>-258988.11792115</text:p>
          </table:table-cell>
          <table:table-cell table:formula="of:=[.$E$2]/[.K173]" office:value-type="float" office:value="0.00130018098351266">
            <text:p>0.00130018098351266</text:p>
          </table:table-cell>
          <table:table-cell table:formula="of:=[.$E$2]/[.L173]" office:value-type="float" office:value="0.00130279865837492">
            <text:p>0.00130279865837492</text:p>
          </table:table-cell>
          <table:table-cell table:formula="of:=[.$E$2]/[.M173]" office:value-type="float" office:value="0.00130542161556802">
            <text:p>0.00130542161556802</text:p>
          </table:table-cell>
          <table:table-cell table:formula="of:=ABS([.H173]/([.L173]*(1+[.H173]/[.$E$2])))" office:value-type="float" office:value="0.0000000225892473772151">
            <text:p>0.0000000225892473772151</text:p>
          </table:table-cell>
          <table:table-cell table:formula="of:=MIN([.$S173];[.$U173])" office:value-type="float" office:value="0.00130018098351266">
            <text:p>0.00130018098351266</text:p>
          </table:table-cell>
          <table:table-cell table:formula="of:=MAX([.$S173];[.$U173])" office:value-type="float" office:value="0.00130542161556802">
            <text:p>0.00130542161556802</text:p>
          </table:table-cell>
        </table:table-row>
        <table:table-row table:style-name="ro1">
          <table:table-cell table:formula="of:=CONCATENATE([.B174];&quot;/&quot;;[.C174];&quot;/&quot;;[.D174])" office:value-type="string" office:string-value="ned/heracles/m81dwb_heracles_mom1.fits.gz">
            <text:p>ned/heracles/m81dwb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mom1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4]*(1-[.R174]/[.$E$2])/SQRT(1-([.R174]*[.R174])/([.$E$2]*[.$E$2]))+[.O174]" office:value-type="float" office:value="230737107990.535">
            <text:p>2.307371079905E+11</text:p>
          </table:table-cell>
          <table:table-cell table:formula="of:=[.$N174]*(1-[.Q174]/[.$E$2])/SQRT(1-([.Q174]*[.Q174])/([.$E$2]*[.$E$2]))+[.O174]" office:value-type="float" office:value="230273494734.953">
            <text:p>2.302734947350E+11</text:p>
          </table:table-cell>
          <table:table-cell table:formula="of:=[.$N174]*(1-[.P174]/[.$E$2])/SQRT(1-([.P174]*[.P174])/([.$E$2]*[.$E$2]))+[.O174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4]-([.G174]*[.H174])+[.H174]/2" office:value-type="float" office:value="947786.50317405">
            <text:p>947786.50317405</text:p>
          </table:table-cell>
          <table:table-cell table:formula="of:=[.P174]+([.I174]/2)*[.H174]" office:value-type="float" office:value="344399.19262645">
            <text:p>344399.19262645</text:p>
          </table:table-cell>
          <table:table-cell table:formula="of:=[.F174]+([.I174]-[.G174])*[.H174]+[.H174]/2" office:value-type="float" office:value="-258988.11792115">
            <text:p>-258988.11792115</text:p>
          </table:table-cell>
          <table:table-cell table:formula="of:=[.$E$2]/[.K174]" office:value-type="float" office:value="0.00130018098351266">
            <text:p>0.00130018098351266</text:p>
          </table:table-cell>
          <table:table-cell table:formula="of:=[.$E$2]/[.L174]" office:value-type="float" office:value="0.00130279865837492">
            <text:p>0.00130279865837492</text:p>
          </table:table-cell>
          <table:table-cell table:formula="of:=[.$E$2]/[.M174]" office:value-type="float" office:value="0.00130542161556802">
            <text:p>0.00130542161556802</text:p>
          </table:table-cell>
          <table:table-cell table:formula="of:=ABS([.H174]/([.L174]*(1+[.H174]/[.$E$2])))" office:value-type="float" office:value="0.0000000225892473772151">
            <text:p>0.0000000225892473772151</text:p>
          </table:table-cell>
          <table:table-cell table:formula="of:=MIN([.$S174];[.$U174])" office:value-type="float" office:value="0.00130018098351266">
            <text:p>0.00130018098351266</text:p>
          </table:table-cell>
          <table:table-cell table:formula="of:=MAX([.$S174];[.$U174])" office:value-type="float" office:value="0.00130542161556802">
            <text:p>0.00130542161556802</text:p>
          </table:table-cell>
        </table:table-row>
        <table:table-row table:style-name="ro1">
          <table:table-cell table:formula="of:=CONCATENATE([.B175];&quot;/&quot;;[.C175];&quot;/&quot;;[.D175])" office:value-type="string" office:string-value="ned/heracles/ngc0337_heracles.hans.fits.gz">
            <text:p>ned/heracles/ngc033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.hans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5]*(1-[.R175]/[.$E$2])/SQRT(1-([.R175]*[.R175])/([.$E$2]*[.$E$2]))+[.O175]" office:value-type="float" office:value="229744026248.969">
            <text:p>2.297440262490E+11</text:p>
          </table:table-cell>
          <table:table-cell table:formula="of:=[.$N175]*(1-[.Q175]/[.$E$2])/SQRT(1-([.Q175]*[.Q175])/([.$E$2]*[.$E$2]))+[.O175]" office:value-type="float" office:value="229282399217.431">
            <text:p>2.292823992174E+11</text:p>
          </table:table-cell>
          <table:table-cell table:formula="of:=[.$N175]*(1-[.P175]/[.$E$2])/SQRT(1-([.P175]*[.P175])/([.$E$2]*[.$E$2]))+[.O175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5]-([.G175]*[.H175])+[.H175]/2" office:value-type="float" office:value="2241754.92873305">
            <text:p>2241754.92873305</text:p>
          </table:table-cell>
          <table:table-cell table:formula="of:=[.P175]+([.I175]/2)*[.H175]" office:value-type="float" office:value="1638367.61818545">
            <text:p>1638367.61818545</text:p>
          </table:table-cell>
          <table:table-cell table:formula="of:=[.F175]+([.I175]-[.G175])*[.H175]+[.H175]/2" office:value-type="float" office:value="1034980.30763785">
            <text:p>1034980.30763785</text:p>
          </table:table-cell>
          <table:table-cell table:formula="of:=[.$E$2]/[.K175]" office:value-type="float" office:value="0.00130580109044879">
            <text:p>0.00130580109044879</text:p>
          </table:table-cell>
          <table:table-cell table:formula="of:=[.$E$2]/[.L175]" office:value-type="float" office:value="0.00130843013255242">
            <text:p>0.00130843013255242</text:p>
          </table:table-cell>
          <table:table-cell table:formula="of:=[.$E$2]/[.M175]" office:value-type="float" office:value="0.00131106452578544">
            <text:p>0.00131106452578544</text:p>
          </table:table-cell>
          <table:table-cell table:formula="of:=ABS([.H175]/([.L175]*(1+[.H175]/[.$E$2])))" office:value-type="float" office:value="0.0000000226868916006538">
            <text:p>0.0000000226868916006538</text:p>
          </table:table-cell>
          <table:table-cell table:formula="of:=MIN([.$S175];[.$U175])" office:value-type="float" office:value="0.00130580109044879">
            <text:p>0.00130580109044879</text:p>
          </table:table-cell>
          <table:table-cell table:formula="of:=MAX([.$S175];[.$U175])" office:value-type="float" office:value="0.00131106452578544">
            <text:p>0.00131106452578544</text:p>
          </table:table-cell>
        </table:table-row>
        <table:table-row table:style-name="ro1">
          <table:table-cell table:formula="of:=CONCATENATE([.B176];&quot;/&quot;;[.C176];&quot;/&quot;;[.D176])" office:value-type="string" office:string-value="ned/heracles/ngc0337_heracles_mom0.fits.gz">
            <text:p>ned/heracles/ngc033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mom0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6]*(1-[.R176]/[.$E$2])/SQRT(1-([.R176]*[.R176])/([.$E$2]*[.$E$2]))+[.O176]" office:value-type="float" office:value="229744026248.969">
            <text:p>2.297440262490E+11</text:p>
          </table:table-cell>
          <table:table-cell table:formula="of:=[.$N176]*(1-[.Q176]/[.$E$2])/SQRT(1-([.Q176]*[.Q176])/([.$E$2]*[.$E$2]))+[.O176]" office:value-type="float" office:value="229282399217.431">
            <text:p>2.292823992174E+11</text:p>
          </table:table-cell>
          <table:table-cell table:formula="of:=[.$N176]*(1-[.P176]/[.$E$2])/SQRT(1-([.P176]*[.P176])/([.$E$2]*[.$E$2]))+[.O176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6]-([.G176]*[.H176])+[.H176]/2" office:value-type="float" office:value="2241754.92873305">
            <text:p>2241754.92873305</text:p>
          </table:table-cell>
          <table:table-cell table:formula="of:=[.P176]+([.I176]/2)*[.H176]" office:value-type="float" office:value="1638367.61818545">
            <text:p>1638367.61818545</text:p>
          </table:table-cell>
          <table:table-cell table:formula="of:=[.F176]+([.I176]-[.G176])*[.H176]+[.H176]/2" office:value-type="float" office:value="1034980.30763785">
            <text:p>1034980.30763785</text:p>
          </table:table-cell>
          <table:table-cell table:formula="of:=[.$E$2]/[.K176]" office:value-type="float" office:value="0.00130580109044879">
            <text:p>0.00130580109044879</text:p>
          </table:table-cell>
          <table:table-cell table:formula="of:=[.$E$2]/[.L176]" office:value-type="float" office:value="0.00130843013255242">
            <text:p>0.00130843013255242</text:p>
          </table:table-cell>
          <table:table-cell table:formula="of:=[.$E$2]/[.M176]" office:value-type="float" office:value="0.00131106452578544">
            <text:p>0.00131106452578544</text:p>
          </table:table-cell>
          <table:table-cell table:formula="of:=ABS([.H176]/([.L176]*(1+[.H176]/[.$E$2])))" office:value-type="float" office:value="0.0000000226868916006538">
            <text:p>0.0000000226868916006538</text:p>
          </table:table-cell>
          <table:table-cell table:formula="of:=MIN([.$S176];[.$U176])" office:value-type="float" office:value="0.00130580109044879">
            <text:p>0.00130580109044879</text:p>
          </table:table-cell>
          <table:table-cell table:formula="of:=MAX([.$S176];[.$U176])" office:value-type="float" office:value="0.00131106452578544">
            <text:p>0.00131106452578544</text:p>
          </table:table-cell>
        </table:table-row>
        <table:table-row table:style-name="ro1">
          <table:table-cell table:formula="of:=CONCATENATE([.B177];&quot;/&quot;;[.C177];&quot;/&quot;;[.D177])" office:value-type="string" office:string-value="ned/heracles/ngc0337_heracles_emom0.fits.gz">
            <text:p>ned/heracles/ngc033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emom0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7]*(1-[.R177]/[.$E$2])/SQRT(1-([.R177]*[.R177])/([.$E$2]*[.$E$2]))+[.O177]" office:value-type="float" office:value="229744026248.969">
            <text:p>2.297440262490E+11</text:p>
          </table:table-cell>
          <table:table-cell table:formula="of:=[.$N177]*(1-[.Q177]/[.$E$2])/SQRT(1-([.Q177]*[.Q177])/([.$E$2]*[.$E$2]))+[.O177]" office:value-type="float" office:value="229282399217.431">
            <text:p>2.292823992174E+11</text:p>
          </table:table-cell>
          <table:table-cell table:formula="of:=[.$N177]*(1-[.P177]/[.$E$2])/SQRT(1-([.P177]*[.P177])/([.$E$2]*[.$E$2]))+[.O177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7]-([.G177]*[.H177])+[.H177]/2" office:value-type="float" office:value="2241754.92873305">
            <text:p>2241754.92873305</text:p>
          </table:table-cell>
          <table:table-cell table:formula="of:=[.P177]+([.I177]/2)*[.H177]" office:value-type="float" office:value="1638367.61818545">
            <text:p>1638367.61818545</text:p>
          </table:table-cell>
          <table:table-cell table:formula="of:=[.F177]+([.I177]-[.G177])*[.H177]+[.H177]/2" office:value-type="float" office:value="1034980.30763785">
            <text:p>1034980.30763785</text:p>
          </table:table-cell>
          <table:table-cell table:formula="of:=[.$E$2]/[.K177]" office:value-type="float" office:value="0.00130580109044879">
            <text:p>0.00130580109044879</text:p>
          </table:table-cell>
          <table:table-cell table:formula="of:=[.$E$2]/[.L177]" office:value-type="float" office:value="0.00130843013255242">
            <text:p>0.00130843013255242</text:p>
          </table:table-cell>
          <table:table-cell table:formula="of:=[.$E$2]/[.M177]" office:value-type="float" office:value="0.00131106452578544">
            <text:p>0.00131106452578544</text:p>
          </table:table-cell>
          <table:table-cell table:formula="of:=ABS([.H177]/([.L177]*(1+[.H177]/[.$E$2])))" office:value-type="float" office:value="0.0000000226868916006538">
            <text:p>0.0000000226868916006538</text:p>
          </table:table-cell>
          <table:table-cell table:formula="of:=MIN([.$S177];[.$U177])" office:value-type="float" office:value="0.00130580109044879">
            <text:p>0.00130580109044879</text:p>
          </table:table-cell>
          <table:table-cell table:formula="of:=MAX([.$S177];[.$U177])" office:value-type="float" office:value="0.00131106452578544">
            <text:p>0.00131106452578544</text:p>
          </table:table-cell>
        </table:table-row>
        <table:table-row table:style-name="ro1">
          <table:table-cell table:formula="of:=CONCATENATE([.B178];&quot;/&quot;;[.C178];&quot;/&quot;;[.D178])" office:value-type="string" office:string-value="ned/heracles/ngc0337_heracles_mom1.fits.gz">
            <text:p>ned/heracles/ngc033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mom1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8]*(1-[.R178]/[.$E$2])/SQRT(1-([.R178]*[.R178])/([.$E$2]*[.$E$2]))+[.O178]" office:value-type="float" office:value="229744026248.969">
            <text:p>2.297440262490E+11</text:p>
          </table:table-cell>
          <table:table-cell table:formula="of:=[.$N178]*(1-[.Q178]/[.$E$2])/SQRT(1-([.Q178]*[.Q178])/([.$E$2]*[.$E$2]))+[.O178]" office:value-type="float" office:value="229282399217.431">
            <text:p>2.292823992174E+11</text:p>
          </table:table-cell>
          <table:table-cell table:formula="of:=[.$N178]*(1-[.P178]/[.$E$2])/SQRT(1-([.P178]*[.P178])/([.$E$2]*[.$E$2]))+[.O178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8]-([.G178]*[.H178])+[.H178]/2" office:value-type="float" office:value="2241754.92873305">
            <text:p>2241754.92873305</text:p>
          </table:table-cell>
          <table:table-cell table:formula="of:=[.P178]+([.I178]/2)*[.H178]" office:value-type="float" office:value="1638367.61818545">
            <text:p>1638367.61818545</text:p>
          </table:table-cell>
          <table:table-cell table:formula="of:=[.F178]+([.I178]-[.G178])*[.H178]+[.H178]/2" office:value-type="float" office:value="1034980.30763785">
            <text:p>1034980.30763785</text:p>
          </table:table-cell>
          <table:table-cell table:formula="of:=[.$E$2]/[.K178]" office:value-type="float" office:value="0.00130580109044879">
            <text:p>0.00130580109044879</text:p>
          </table:table-cell>
          <table:table-cell table:formula="of:=[.$E$2]/[.L178]" office:value-type="float" office:value="0.00130843013255242">
            <text:p>0.00130843013255242</text:p>
          </table:table-cell>
          <table:table-cell table:formula="of:=[.$E$2]/[.M178]" office:value-type="float" office:value="0.00131106452578544">
            <text:p>0.00131106452578544</text:p>
          </table:table-cell>
          <table:table-cell table:formula="of:=ABS([.H178]/([.L178]*(1+[.H178]/[.$E$2])))" office:value-type="float" office:value="0.0000000226868916006538">
            <text:p>0.0000000226868916006538</text:p>
          </table:table-cell>
          <table:table-cell table:formula="of:=MIN([.$S178];[.$U178])" office:value-type="float" office:value="0.00130580109044879">
            <text:p>0.00130580109044879</text:p>
          </table:table-cell>
          <table:table-cell table:formula="of:=MAX([.$S178];[.$U178])" office:value-type="float" office:value="0.00131106452578544">
            <text:p>0.00131106452578544</text:p>
          </table:table-cell>
        </table:table-row>
        <table:table-row table:style-name="ro1">
          <table:table-cell table:formula="of:=CONCATENATE([.B179];&quot;/&quot;;[.C179];&quot;/&quot;;[.D179])" office:value-type="string" office:string-value="ned/heracles/ngc0628_heracles.hans.fits.gz">
            <text:p>ned/heracles/ngc062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.hans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9]*(1-[.R179]/[.$E$2])/SQRT(1-([.R179]*[.R179])/([.$E$2]*[.$E$2]))+[.O179]" office:value-type="float" office:value="230500671565.842">
            <text:p>2.305006715658E+11</text:p>
          </table:table-cell>
          <table:table-cell table:formula="of:=[.$N179]*(1-[.Q179]/[.$E$2])/SQRT(1-([.Q179]*[.Q179])/([.$E$2]*[.$E$2]))+[.O179]" office:value-type="float" office:value="230037532753.626">
            <text:p>2.300375327536E+11</text:p>
          </table:table-cell>
          <table:table-cell table:formula="of:=[.$N179]*(1-[.P179]/[.$E$2])/SQRT(1-([.P179]*[.P179])/([.$E$2]*[.$E$2]))+[.O179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9]-([.G179]*[.H179])+[.H179]/2" office:value-type="float" office:value="1255354.19094305">
            <text:p>1255354.19094305</text:p>
          </table:table-cell>
          <table:table-cell table:formula="of:=[.P179]+([.I179]/2)*[.H179]" office:value-type="float" office:value="651966.88039545">
            <text:p>651966.88039545</text:p>
          </table:table-cell>
          <table:table-cell table:formula="of:=[.F179]+([.I179]-[.G179])*[.H179]+[.H179]/2" office:value-type="float" office:value="48579.56984785">
            <text:p>48579.56984785</text:p>
          </table:table-cell>
          <table:table-cell table:formula="of:=[.$E$2]/[.K179]" office:value-type="float" office:value="0.00130151464619185">
            <text:p>0.00130151464619185</text:p>
          </table:table-cell>
          <table:table-cell table:formula="of:=[.$E$2]/[.L179]" office:value-type="float" office:value="0.00130413500966082">
            <text:p>0.00130413500966082</text:p>
          </table:table-cell>
          <table:table-cell table:formula="of:=[.$E$2]/[.M179]" office:value-type="float" office:value="0.00130676067173256">
            <text:p>0.00130676067173256</text:p>
          </table:table-cell>
          <table:table-cell table:formula="of:=ABS([.H179]/([.L179]*(1+[.H179]/[.$E$2])))" office:value-type="float" office:value="0.0000000226124183941531">
            <text:p>0.0000000226124183941531</text:p>
          </table:table-cell>
          <table:table-cell table:formula="of:=MIN([.$S179];[.$U179])" office:value-type="float" office:value="0.00130151464619185">
            <text:p>0.00130151464619185</text:p>
          </table:table-cell>
          <table:table-cell table:formula="of:=MAX([.$S179];[.$U179])" office:value-type="float" office:value="0.00130676067173256">
            <text:p>0.00130676067173256</text:p>
          </table:table-cell>
        </table:table-row>
        <table:table-row table:style-name="ro1">
          <table:table-cell table:formula="of:=CONCATENATE([.B180];&quot;/&quot;;[.C180];&quot;/&quot;;[.D180])" office:value-type="string" office:string-value="ned/heracles/ngc0628_heracles_mom0.fits.gz">
            <text:p>ned/heracles/ngc062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mom0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0]*(1-[.R180]/[.$E$2])/SQRT(1-([.R180]*[.R180])/([.$E$2]*[.$E$2]))+[.O180]" office:value-type="float" office:value="230500671565.842">
            <text:p>2.305006715658E+11</text:p>
          </table:table-cell>
          <table:table-cell table:formula="of:=[.$N180]*(1-[.Q180]/[.$E$2])/SQRT(1-([.Q180]*[.Q180])/([.$E$2]*[.$E$2]))+[.O180]" office:value-type="float" office:value="230037532753.626">
            <text:p>2.300375327536E+11</text:p>
          </table:table-cell>
          <table:table-cell table:formula="of:=[.$N180]*(1-[.P180]/[.$E$2])/SQRT(1-([.P180]*[.P180])/([.$E$2]*[.$E$2]))+[.O180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0]-([.G180]*[.H180])+[.H180]/2" office:value-type="float" office:value="1255354.19094305">
            <text:p>1255354.19094305</text:p>
          </table:table-cell>
          <table:table-cell table:formula="of:=[.P180]+([.I180]/2)*[.H180]" office:value-type="float" office:value="651966.88039545">
            <text:p>651966.88039545</text:p>
          </table:table-cell>
          <table:table-cell table:formula="of:=[.F180]+([.I180]-[.G180])*[.H180]+[.H180]/2" office:value-type="float" office:value="48579.56984785">
            <text:p>48579.56984785</text:p>
          </table:table-cell>
          <table:table-cell table:formula="of:=[.$E$2]/[.K180]" office:value-type="float" office:value="0.00130151464619185">
            <text:p>0.00130151464619185</text:p>
          </table:table-cell>
          <table:table-cell table:formula="of:=[.$E$2]/[.L180]" office:value-type="float" office:value="0.00130413500966082">
            <text:p>0.00130413500966082</text:p>
          </table:table-cell>
          <table:table-cell table:formula="of:=[.$E$2]/[.M180]" office:value-type="float" office:value="0.00130676067173256">
            <text:p>0.00130676067173256</text:p>
          </table:table-cell>
          <table:table-cell table:formula="of:=ABS([.H180]/([.L180]*(1+[.H180]/[.$E$2])))" office:value-type="float" office:value="0.0000000226124183941531">
            <text:p>0.0000000226124183941531</text:p>
          </table:table-cell>
          <table:table-cell table:formula="of:=MIN([.$S180];[.$U180])" office:value-type="float" office:value="0.00130151464619185">
            <text:p>0.00130151464619185</text:p>
          </table:table-cell>
          <table:table-cell table:formula="of:=MAX([.$S180];[.$U180])" office:value-type="float" office:value="0.00130676067173256">
            <text:p>0.00130676067173256</text:p>
          </table:table-cell>
        </table:table-row>
        <table:table-row table:style-name="ro1">
          <table:table-cell table:formula="of:=CONCATENATE([.B181];&quot;/&quot;;[.C181];&quot;/&quot;;[.D181])" office:value-type="string" office:string-value="ned/heracles/ngc0628_heracles_emom0.fits.gz">
            <text:p>ned/heracles/ngc062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emom0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1]*(1-[.R181]/[.$E$2])/SQRT(1-([.R181]*[.R181])/([.$E$2]*[.$E$2]))+[.O181]" office:value-type="float" office:value="230500671565.842">
            <text:p>2.305006715658E+11</text:p>
          </table:table-cell>
          <table:table-cell table:formula="of:=[.$N181]*(1-[.Q181]/[.$E$2])/SQRT(1-([.Q181]*[.Q181])/([.$E$2]*[.$E$2]))+[.O181]" office:value-type="float" office:value="230037532753.626">
            <text:p>2.300375327536E+11</text:p>
          </table:table-cell>
          <table:table-cell table:formula="of:=[.$N181]*(1-[.P181]/[.$E$2])/SQRT(1-([.P181]*[.P181])/([.$E$2]*[.$E$2]))+[.O181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1]-([.G181]*[.H181])+[.H181]/2" office:value-type="float" office:value="1255354.19094305">
            <text:p>1255354.19094305</text:p>
          </table:table-cell>
          <table:table-cell table:formula="of:=[.P181]+([.I181]/2)*[.H181]" office:value-type="float" office:value="651966.88039545">
            <text:p>651966.88039545</text:p>
          </table:table-cell>
          <table:table-cell table:formula="of:=[.F181]+([.I181]-[.G181])*[.H181]+[.H181]/2" office:value-type="float" office:value="48579.56984785">
            <text:p>48579.56984785</text:p>
          </table:table-cell>
          <table:table-cell table:formula="of:=[.$E$2]/[.K181]" office:value-type="float" office:value="0.00130151464619185">
            <text:p>0.00130151464619185</text:p>
          </table:table-cell>
          <table:table-cell table:formula="of:=[.$E$2]/[.L181]" office:value-type="float" office:value="0.00130413500966082">
            <text:p>0.00130413500966082</text:p>
          </table:table-cell>
          <table:table-cell table:formula="of:=[.$E$2]/[.M181]" office:value-type="float" office:value="0.00130676067173256">
            <text:p>0.00130676067173256</text:p>
          </table:table-cell>
          <table:table-cell table:formula="of:=ABS([.H181]/([.L181]*(1+[.H181]/[.$E$2])))" office:value-type="float" office:value="0.0000000226124183941531">
            <text:p>0.0000000226124183941531</text:p>
          </table:table-cell>
          <table:table-cell table:formula="of:=MIN([.$S181];[.$U181])" office:value-type="float" office:value="0.00130151464619185">
            <text:p>0.00130151464619185</text:p>
          </table:table-cell>
          <table:table-cell table:formula="of:=MAX([.$S181];[.$U181])" office:value-type="float" office:value="0.00130676067173256">
            <text:p>0.00130676067173256</text:p>
          </table:table-cell>
        </table:table-row>
        <table:table-row table:style-name="ro1">
          <table:table-cell table:formula="of:=CONCATENATE([.B182];&quot;/&quot;;[.C182];&quot;/&quot;;[.D182])" office:value-type="string" office:string-value="ned/heracles/ngc0628_heracles_mom1.fits.gz">
            <text:p>ned/heracles/ngc062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mom1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2]*(1-[.R182]/[.$E$2])/SQRT(1-([.R182]*[.R182])/([.$E$2]*[.$E$2]))+[.O182]" office:value-type="float" office:value="230500671565.842">
            <text:p>2.305006715658E+11</text:p>
          </table:table-cell>
          <table:table-cell table:formula="of:=[.$N182]*(1-[.Q182]/[.$E$2])/SQRT(1-([.Q182]*[.Q182])/([.$E$2]*[.$E$2]))+[.O182]" office:value-type="float" office:value="230037532753.626">
            <text:p>2.300375327536E+11</text:p>
          </table:table-cell>
          <table:table-cell table:formula="of:=[.$N182]*(1-[.P182]/[.$E$2])/SQRT(1-([.P182]*[.P182])/([.$E$2]*[.$E$2]))+[.O182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2]-([.G182]*[.H182])+[.H182]/2" office:value-type="float" office:value="1255354.19094305">
            <text:p>1255354.19094305</text:p>
          </table:table-cell>
          <table:table-cell table:formula="of:=[.P182]+([.I182]/2)*[.H182]" office:value-type="float" office:value="651966.88039545">
            <text:p>651966.88039545</text:p>
          </table:table-cell>
          <table:table-cell table:formula="of:=[.F182]+([.I182]-[.G182])*[.H182]+[.H182]/2" office:value-type="float" office:value="48579.56984785">
            <text:p>48579.56984785</text:p>
          </table:table-cell>
          <table:table-cell table:formula="of:=[.$E$2]/[.K182]" office:value-type="float" office:value="0.00130151464619185">
            <text:p>0.00130151464619185</text:p>
          </table:table-cell>
          <table:table-cell table:formula="of:=[.$E$2]/[.L182]" office:value-type="float" office:value="0.00130413500966082">
            <text:p>0.00130413500966082</text:p>
          </table:table-cell>
          <table:table-cell table:formula="of:=[.$E$2]/[.M182]" office:value-type="float" office:value="0.00130676067173256">
            <text:p>0.00130676067173256</text:p>
          </table:table-cell>
          <table:table-cell table:formula="of:=ABS([.H182]/([.L182]*(1+[.H182]/[.$E$2])))" office:value-type="float" office:value="0.0000000226124183941531">
            <text:p>0.0000000226124183941531</text:p>
          </table:table-cell>
          <table:table-cell table:formula="of:=MIN([.$S182];[.$U182])" office:value-type="float" office:value="0.00130151464619185">
            <text:p>0.00130151464619185</text:p>
          </table:table-cell>
          <table:table-cell table:formula="of:=MAX([.$S182];[.$U182])" office:value-type="float" office:value="0.00130676067173256">
            <text:p>0.00130676067173256</text:p>
          </table:table-cell>
        </table:table-row>
        <table:table-row table:style-name="ro1">
          <table:table-cell table:formula="of:=CONCATENATE([.B183];&quot;/&quot;;[.C183];&quot;/&quot;;[.D183])" office:value-type="string" office:string-value="ned/heracles/ngc0925_heracles.hans.fits.gz">
            <text:p>ned/heracles/ngc09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.hans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3]*(1-[.R183]/[.$E$2])/SQRT(1-([.R183]*[.R183])/([.$E$2]*[.$E$2]))+[.O183]" office:value-type="float" office:value="230579505424.308">
            <text:p>2.305795054243E+11</text:p>
          </table:table-cell>
          <table:table-cell table:formula="of:=[.$N183]*(1-[.Q183]/[.$E$2])/SQRT(1-([.Q183]*[.Q183])/([.$E$2]*[.$E$2]))+[.O183]" office:value-type="float" office:value="230116208528.793">
            <text:p>2.301162085288E+11</text:p>
          </table:table-cell>
          <table:table-cell table:formula="of:=[.$N183]*(1-[.P183]/[.$E$2])/SQRT(1-([.P183]*[.P183])/([.$E$2]*[.$E$2]))+[.O183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3]-([.G183]*[.H183])+[.H183]/2" office:value-type="float" office:value="1152768.31231305">
            <text:p>1152768.31231305</text:p>
          </table:table-cell>
          <table:table-cell table:formula="of:=[.P183]+([.I183]/2)*[.H183]" office:value-type="float" office:value="549381.00176545">
            <text:p>549381.00176545</text:p>
          </table:table-cell>
          <table:table-cell table:formula="of:=[.F183]+([.I183]-[.G183])*[.H183]+[.H183]/2" office:value-type="float" office:value="-54006.3087821501">
            <text:p>-54006.3087821501</text:p>
          </table:table-cell>
          <table:table-cell table:formula="of:=[.$E$2]/[.K183]" office:value-type="float" office:value="0.00130106966552793">
            <text:p>0.00130106966552793</text:p>
          </table:table-cell>
          <table:table-cell table:formula="of:=[.$E$2]/[.L183]" office:value-type="float" office:value="0.00130368913132194">
            <text:p>0.00130368913132194</text:p>
          </table:table-cell>
          <table:table-cell table:formula="of:=[.$E$2]/[.M183]" office:value-type="float" office:value="0.0013063138902858">
            <text:p>0.0013063138902858</text:p>
          </table:table-cell>
          <table:table-cell table:formula="of:=ABS([.H183]/([.L183]*(1+[.H183]/[.$E$2])))" office:value-type="float" office:value="0.0000000226046873022976">
            <text:p>0.0000000226046873022976</text:p>
          </table:table-cell>
          <table:table-cell table:formula="of:=MIN([.$S183];[.$U183])" office:value-type="float" office:value="0.00130106966552793">
            <text:p>0.00130106966552793</text:p>
          </table:table-cell>
          <table:table-cell table:formula="of:=MAX([.$S183];[.$U183])" office:value-type="float" office:value="0.0013063138902858">
            <text:p>0.0013063138902858</text:p>
          </table:table-cell>
        </table:table-row>
        <table:table-row table:style-name="ro1">
          <table:table-cell table:formula="of:=CONCATENATE([.B184];&quot;/&quot;;[.C184];&quot;/&quot;;[.D184])" office:value-type="string" office:string-value="ned/heracles/ngc0925_heracles_mom0.fits.gz">
            <text:p>ned/heracles/ngc09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mom0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4]*(1-[.R184]/[.$E$2])/SQRT(1-([.R184]*[.R184])/([.$E$2]*[.$E$2]))+[.O184]" office:value-type="float" office:value="230579505424.308">
            <text:p>2.305795054243E+11</text:p>
          </table:table-cell>
          <table:table-cell table:formula="of:=[.$N184]*(1-[.Q184]/[.$E$2])/SQRT(1-([.Q184]*[.Q184])/([.$E$2]*[.$E$2]))+[.O184]" office:value-type="float" office:value="230116208528.793">
            <text:p>2.301162085288E+11</text:p>
          </table:table-cell>
          <table:table-cell table:formula="of:=[.$N184]*(1-[.P184]/[.$E$2])/SQRT(1-([.P184]*[.P184])/([.$E$2]*[.$E$2]))+[.O184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4]-([.G184]*[.H184])+[.H184]/2" office:value-type="float" office:value="1152768.31231305">
            <text:p>1152768.31231305</text:p>
          </table:table-cell>
          <table:table-cell table:formula="of:=[.P184]+([.I184]/2)*[.H184]" office:value-type="float" office:value="549381.00176545">
            <text:p>549381.00176545</text:p>
          </table:table-cell>
          <table:table-cell table:formula="of:=[.F184]+([.I184]-[.G184])*[.H184]+[.H184]/2" office:value-type="float" office:value="-54006.3087821501">
            <text:p>-54006.3087821501</text:p>
          </table:table-cell>
          <table:table-cell table:formula="of:=[.$E$2]/[.K184]" office:value-type="float" office:value="0.00130106966552793">
            <text:p>0.00130106966552793</text:p>
          </table:table-cell>
          <table:table-cell table:formula="of:=[.$E$2]/[.L184]" office:value-type="float" office:value="0.00130368913132194">
            <text:p>0.00130368913132194</text:p>
          </table:table-cell>
          <table:table-cell table:formula="of:=[.$E$2]/[.M184]" office:value-type="float" office:value="0.0013063138902858">
            <text:p>0.0013063138902858</text:p>
          </table:table-cell>
          <table:table-cell table:formula="of:=ABS([.H184]/([.L184]*(1+[.H184]/[.$E$2])))" office:value-type="float" office:value="0.0000000226046873022976">
            <text:p>0.0000000226046873022976</text:p>
          </table:table-cell>
          <table:table-cell table:formula="of:=MIN([.$S184];[.$U184])" office:value-type="float" office:value="0.00130106966552793">
            <text:p>0.00130106966552793</text:p>
          </table:table-cell>
          <table:table-cell table:formula="of:=MAX([.$S184];[.$U184])" office:value-type="float" office:value="0.0013063138902858">
            <text:p>0.0013063138902858</text:p>
          </table:table-cell>
        </table:table-row>
        <table:table-row table:style-name="ro1">
          <table:table-cell table:formula="of:=CONCATENATE([.B185];&quot;/&quot;;[.C185];&quot;/&quot;;[.D185])" office:value-type="string" office:string-value="ned/heracles/ngc0925_heracles_emom0.fits.gz">
            <text:p>ned/heracles/ngc09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emom0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5]*(1-[.R185]/[.$E$2])/SQRT(1-([.R185]*[.R185])/([.$E$2]*[.$E$2]))+[.O185]" office:value-type="float" office:value="230579505424.308">
            <text:p>2.305795054243E+11</text:p>
          </table:table-cell>
          <table:table-cell table:formula="of:=[.$N185]*(1-[.Q185]/[.$E$2])/SQRT(1-([.Q185]*[.Q185])/([.$E$2]*[.$E$2]))+[.O185]" office:value-type="float" office:value="230116208528.793">
            <text:p>2.301162085288E+11</text:p>
          </table:table-cell>
          <table:table-cell table:formula="of:=[.$N185]*(1-[.P185]/[.$E$2])/SQRT(1-([.P185]*[.P185])/([.$E$2]*[.$E$2]))+[.O185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5]-([.G185]*[.H185])+[.H185]/2" office:value-type="float" office:value="1152768.31231305">
            <text:p>1152768.31231305</text:p>
          </table:table-cell>
          <table:table-cell table:formula="of:=[.P185]+([.I185]/2)*[.H185]" office:value-type="float" office:value="549381.00176545">
            <text:p>549381.00176545</text:p>
          </table:table-cell>
          <table:table-cell table:formula="of:=[.F185]+([.I185]-[.G185])*[.H185]+[.H185]/2" office:value-type="float" office:value="-54006.3087821501">
            <text:p>-54006.3087821501</text:p>
          </table:table-cell>
          <table:table-cell table:formula="of:=[.$E$2]/[.K185]" office:value-type="float" office:value="0.00130106966552793">
            <text:p>0.00130106966552793</text:p>
          </table:table-cell>
          <table:table-cell table:formula="of:=[.$E$2]/[.L185]" office:value-type="float" office:value="0.00130368913132194">
            <text:p>0.00130368913132194</text:p>
          </table:table-cell>
          <table:table-cell table:formula="of:=[.$E$2]/[.M185]" office:value-type="float" office:value="0.0013063138902858">
            <text:p>0.0013063138902858</text:p>
          </table:table-cell>
          <table:table-cell table:formula="of:=ABS([.H185]/([.L185]*(1+[.H185]/[.$E$2])))" office:value-type="float" office:value="0.0000000226046873022976">
            <text:p>0.0000000226046873022976</text:p>
          </table:table-cell>
          <table:table-cell table:formula="of:=MIN([.$S185];[.$U185])" office:value-type="float" office:value="0.00130106966552793">
            <text:p>0.00130106966552793</text:p>
          </table:table-cell>
          <table:table-cell table:formula="of:=MAX([.$S185];[.$U185])" office:value-type="float" office:value="0.0013063138902858">
            <text:p>0.0013063138902858</text:p>
          </table:table-cell>
        </table:table-row>
        <table:table-row table:style-name="ro1">
          <table:table-cell table:formula="of:=CONCATENATE([.B186];&quot;/&quot;;[.C186];&quot;/&quot;;[.D186])" office:value-type="string" office:string-value="ned/heracles/ngc0925_heracles_mom1.fits.gz">
            <text:p>ned/heracles/ngc09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mom1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6]*(1-[.R186]/[.$E$2])/SQRT(1-([.R186]*[.R186])/([.$E$2]*[.$E$2]))+[.O186]" office:value-type="float" office:value="230579505424.308">
            <text:p>2.305795054243E+11</text:p>
          </table:table-cell>
          <table:table-cell table:formula="of:=[.$N186]*(1-[.Q186]/[.$E$2])/SQRT(1-([.Q186]*[.Q186])/([.$E$2]*[.$E$2]))+[.O186]" office:value-type="float" office:value="230116208528.793">
            <text:p>2.301162085288E+11</text:p>
          </table:table-cell>
          <table:table-cell table:formula="of:=[.$N186]*(1-[.P186]/[.$E$2])/SQRT(1-([.P186]*[.P186])/([.$E$2]*[.$E$2]))+[.O186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6]-([.G186]*[.H186])+[.H186]/2" office:value-type="float" office:value="1152768.31231305">
            <text:p>1152768.31231305</text:p>
          </table:table-cell>
          <table:table-cell table:formula="of:=[.P186]+([.I186]/2)*[.H186]" office:value-type="float" office:value="549381.00176545">
            <text:p>549381.00176545</text:p>
          </table:table-cell>
          <table:table-cell table:formula="of:=[.F186]+([.I186]-[.G186])*[.H186]+[.H186]/2" office:value-type="float" office:value="-54006.3087821501">
            <text:p>-54006.3087821501</text:p>
          </table:table-cell>
          <table:table-cell table:formula="of:=[.$E$2]/[.K186]" office:value-type="float" office:value="0.00130106966552793">
            <text:p>0.00130106966552793</text:p>
          </table:table-cell>
          <table:table-cell table:formula="of:=[.$E$2]/[.L186]" office:value-type="float" office:value="0.00130368913132194">
            <text:p>0.00130368913132194</text:p>
          </table:table-cell>
          <table:table-cell table:formula="of:=[.$E$2]/[.M186]" office:value-type="float" office:value="0.0013063138902858">
            <text:p>0.0013063138902858</text:p>
          </table:table-cell>
          <table:table-cell table:formula="of:=ABS([.H186]/([.L186]*(1+[.H186]/[.$E$2])))" office:value-type="float" office:value="0.0000000226046873022976">
            <text:p>0.0000000226046873022976</text:p>
          </table:table-cell>
          <table:table-cell table:formula="of:=MIN([.$S186];[.$U186])" office:value-type="float" office:value="0.00130106966552793">
            <text:p>0.00130106966552793</text:p>
          </table:table-cell>
          <table:table-cell table:formula="of:=MAX([.$S186];[.$U186])" office:value-type="float" office:value="0.0013063138902858">
            <text:p>0.0013063138902858</text:p>
          </table:table-cell>
        </table:table-row>
        <table:table-row table:style-name="ro1">
          <table:table-cell table:formula="of:=CONCATENATE([.B187];&quot;/&quot;;[.C187];&quot;/&quot;;[.D187])" office:value-type="string" office:string-value="ned/heracles/ngc2146_heracles.hans.fits.gz">
            <text:p>ned/heracles/ngc214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.hans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7]*(1-[.R187]/[.$E$2])/SQRT(1-([.R187]*[.R187])/([.$E$2]*[.$E$2]))+[.O187]" office:value-type="float" office:value="230319584349.987">
            <text:p>2.303195843500E+11</text:p>
          </table:table-cell>
          <table:table-cell table:formula="of:=[.$N187]*(1-[.Q187]/[.$E$2])/SQRT(1-([.Q187]*[.Q187])/([.$E$2]*[.$E$2]))+[.O187]" office:value-type="float" office:value="229856808257.414">
            <text:p>2.298568082574E+11</text:p>
          </table:table-cell>
          <table:table-cell table:formula="of:=[.$N187]*(1-[.P187]/[.$E$2])/SQRT(1-([.P187]*[.P187])/([.$E$2]*[.$E$2]))+[.O187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7]-([.G187]*[.H187])+[.H187]/2" office:value-type="float" office:value="1491134.39952305">
            <text:p>1491134.39952305</text:p>
          </table:table-cell>
          <table:table-cell table:formula="of:=[.P187]+([.I187]/2)*[.H187]" office:value-type="float" office:value="887747.08897545">
            <text:p>887747.08897545</text:p>
          </table:table-cell>
          <table:table-cell table:formula="of:=[.F187]+([.I187]-[.G187])*[.H187]+[.H187]/2" office:value-type="float" office:value="284359.77842785">
            <text:p>284359.77842785</text:p>
          </table:table-cell>
          <table:table-cell table:formula="of:=[.$E$2]/[.K187]" office:value-type="float" office:value="0.00130253795328203">
            <text:p>0.00130253795328203</text:p>
          </table:table-cell>
          <table:table-cell table:formula="of:=[.$E$2]/[.L187]" office:value-type="float" office:value="0.00130516038343329">
            <text:p>0.00130516038343329</text:p>
          </table:table-cell>
          <table:table-cell table:formula="of:=[.$E$2]/[.M187]" office:value-type="float" office:value="0.0013077881246954">
            <text:p>0.0013077881246954</text:p>
          </table:table-cell>
          <table:table-cell table:formula="of:=ABS([.H187]/([.L187]*(1+[.H187]/[.$E$2])))" office:value-type="float" office:value="0.0000000226301973668683">
            <text:p>0.0000000226301973668683</text:p>
          </table:table-cell>
          <table:table-cell table:formula="of:=MIN([.$S187];[.$U187])" office:value-type="float" office:value="0.00130253795328203">
            <text:p>0.00130253795328203</text:p>
          </table:table-cell>
          <table:table-cell table:formula="of:=MAX([.$S187];[.$U187])" office:value-type="float" office:value="0.0013077881246954">
            <text:p>0.0013077881246954</text:p>
          </table:table-cell>
        </table:table-row>
        <table:table-row table:style-name="ro1">
          <table:table-cell table:formula="of:=CONCATENATE([.B188];&quot;/&quot;;[.C188];&quot;/&quot;;[.D188])" office:value-type="string" office:string-value="ned/heracles/ngc2146_heracles_mom0.fits.gz">
            <text:p>ned/heracles/ngc214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mom0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8]*(1-[.R188]/[.$E$2])/SQRT(1-([.R188]*[.R188])/([.$E$2]*[.$E$2]))+[.O188]" office:value-type="float" office:value="230319584349.987">
            <text:p>2.303195843500E+11</text:p>
          </table:table-cell>
          <table:table-cell table:formula="of:=[.$N188]*(1-[.Q188]/[.$E$2])/SQRT(1-([.Q188]*[.Q188])/([.$E$2]*[.$E$2]))+[.O188]" office:value-type="float" office:value="229856808257.414">
            <text:p>2.298568082574E+11</text:p>
          </table:table-cell>
          <table:table-cell table:formula="of:=[.$N188]*(1-[.P188]/[.$E$2])/SQRT(1-([.P188]*[.P188])/([.$E$2]*[.$E$2]))+[.O188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8]-([.G188]*[.H188])+[.H188]/2" office:value-type="float" office:value="1491134.39952305">
            <text:p>1491134.39952305</text:p>
          </table:table-cell>
          <table:table-cell table:formula="of:=[.P188]+([.I188]/2)*[.H188]" office:value-type="float" office:value="887747.08897545">
            <text:p>887747.08897545</text:p>
          </table:table-cell>
          <table:table-cell table:formula="of:=[.F188]+([.I188]-[.G188])*[.H188]+[.H188]/2" office:value-type="float" office:value="284359.77842785">
            <text:p>284359.77842785</text:p>
          </table:table-cell>
          <table:table-cell table:formula="of:=[.$E$2]/[.K188]" office:value-type="float" office:value="0.00130253795328203">
            <text:p>0.00130253795328203</text:p>
          </table:table-cell>
          <table:table-cell table:formula="of:=[.$E$2]/[.L188]" office:value-type="float" office:value="0.00130516038343329">
            <text:p>0.00130516038343329</text:p>
          </table:table-cell>
          <table:table-cell table:formula="of:=[.$E$2]/[.M188]" office:value-type="float" office:value="0.0013077881246954">
            <text:p>0.0013077881246954</text:p>
          </table:table-cell>
          <table:table-cell table:formula="of:=ABS([.H188]/([.L188]*(1+[.H188]/[.$E$2])))" office:value-type="float" office:value="0.0000000226301973668683">
            <text:p>0.0000000226301973668683</text:p>
          </table:table-cell>
          <table:table-cell table:formula="of:=MIN([.$S188];[.$U188])" office:value-type="float" office:value="0.00130253795328203">
            <text:p>0.00130253795328203</text:p>
          </table:table-cell>
          <table:table-cell table:formula="of:=MAX([.$S188];[.$U188])" office:value-type="float" office:value="0.0013077881246954">
            <text:p>0.0013077881246954</text:p>
          </table:table-cell>
        </table:table-row>
        <table:table-row table:style-name="ro1">
          <table:table-cell table:formula="of:=CONCATENATE([.B189];&quot;/&quot;;[.C189];&quot;/&quot;;[.D189])" office:value-type="string" office:string-value="ned/heracles/ngc2146_heracles_emom0.fits.gz">
            <text:p>ned/heracles/ngc214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emom0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9]*(1-[.R189]/[.$E$2])/SQRT(1-([.R189]*[.R189])/([.$E$2]*[.$E$2]))+[.O189]" office:value-type="float" office:value="230319584349.987">
            <text:p>2.303195843500E+11</text:p>
          </table:table-cell>
          <table:table-cell table:formula="of:=[.$N189]*(1-[.Q189]/[.$E$2])/SQRT(1-([.Q189]*[.Q189])/([.$E$2]*[.$E$2]))+[.O189]" office:value-type="float" office:value="229856808257.414">
            <text:p>2.298568082574E+11</text:p>
          </table:table-cell>
          <table:table-cell table:formula="of:=[.$N189]*(1-[.P189]/[.$E$2])/SQRT(1-([.P189]*[.P189])/([.$E$2]*[.$E$2]))+[.O189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9]-([.G189]*[.H189])+[.H189]/2" office:value-type="float" office:value="1491134.39952305">
            <text:p>1491134.39952305</text:p>
          </table:table-cell>
          <table:table-cell table:formula="of:=[.P189]+([.I189]/2)*[.H189]" office:value-type="float" office:value="887747.08897545">
            <text:p>887747.08897545</text:p>
          </table:table-cell>
          <table:table-cell table:formula="of:=[.F189]+([.I189]-[.G189])*[.H189]+[.H189]/2" office:value-type="float" office:value="284359.77842785">
            <text:p>284359.77842785</text:p>
          </table:table-cell>
          <table:table-cell table:formula="of:=[.$E$2]/[.K189]" office:value-type="float" office:value="0.00130253795328203">
            <text:p>0.00130253795328203</text:p>
          </table:table-cell>
          <table:table-cell table:formula="of:=[.$E$2]/[.L189]" office:value-type="float" office:value="0.00130516038343329">
            <text:p>0.00130516038343329</text:p>
          </table:table-cell>
          <table:table-cell table:formula="of:=[.$E$2]/[.M189]" office:value-type="float" office:value="0.0013077881246954">
            <text:p>0.0013077881246954</text:p>
          </table:table-cell>
          <table:table-cell table:formula="of:=ABS([.H189]/([.L189]*(1+[.H189]/[.$E$2])))" office:value-type="float" office:value="0.0000000226301973668683">
            <text:p>0.0000000226301973668683</text:p>
          </table:table-cell>
          <table:table-cell table:formula="of:=MIN([.$S189];[.$U189])" office:value-type="float" office:value="0.00130253795328203">
            <text:p>0.00130253795328203</text:p>
          </table:table-cell>
          <table:table-cell table:formula="of:=MAX([.$S189];[.$U189])" office:value-type="float" office:value="0.0013077881246954">
            <text:p>0.0013077881246954</text:p>
          </table:table-cell>
        </table:table-row>
        <table:table-row table:style-name="ro1">
          <table:table-cell table:formula="of:=CONCATENATE([.B190];&quot;/&quot;;[.C190];&quot;/&quot;;[.D190])" office:value-type="string" office:string-value="ned/heracles/ngc2146_heracles_mom1.fits.gz">
            <text:p>ned/heracles/ngc214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mom1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0]*(1-[.R190]/[.$E$2])/SQRT(1-([.R190]*[.R190])/([.$E$2]*[.$E$2]))+[.O190]" office:value-type="float" office:value="230319584349.987">
            <text:p>2.303195843500E+11</text:p>
          </table:table-cell>
          <table:table-cell table:formula="of:=[.$N190]*(1-[.Q190]/[.$E$2])/SQRT(1-([.Q190]*[.Q190])/([.$E$2]*[.$E$2]))+[.O190]" office:value-type="float" office:value="229856808257.414">
            <text:p>2.298568082574E+11</text:p>
          </table:table-cell>
          <table:table-cell table:formula="of:=[.$N190]*(1-[.P190]/[.$E$2])/SQRT(1-([.P190]*[.P190])/([.$E$2]*[.$E$2]))+[.O190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0]-([.G190]*[.H190])+[.H190]/2" office:value-type="float" office:value="1491134.39952305">
            <text:p>1491134.39952305</text:p>
          </table:table-cell>
          <table:table-cell table:formula="of:=[.P190]+([.I190]/2)*[.H190]" office:value-type="float" office:value="887747.08897545">
            <text:p>887747.08897545</text:p>
          </table:table-cell>
          <table:table-cell table:formula="of:=[.F190]+([.I190]-[.G190])*[.H190]+[.H190]/2" office:value-type="float" office:value="284359.77842785">
            <text:p>284359.77842785</text:p>
          </table:table-cell>
          <table:table-cell table:formula="of:=[.$E$2]/[.K190]" office:value-type="float" office:value="0.00130253795328203">
            <text:p>0.00130253795328203</text:p>
          </table:table-cell>
          <table:table-cell table:formula="of:=[.$E$2]/[.L190]" office:value-type="float" office:value="0.00130516038343329">
            <text:p>0.00130516038343329</text:p>
          </table:table-cell>
          <table:table-cell table:formula="of:=[.$E$2]/[.M190]" office:value-type="float" office:value="0.0013077881246954">
            <text:p>0.0013077881246954</text:p>
          </table:table-cell>
          <table:table-cell table:formula="of:=ABS([.H190]/([.L190]*(1+[.H190]/[.$E$2])))" office:value-type="float" office:value="0.0000000226301973668683">
            <text:p>0.0000000226301973668683</text:p>
          </table:table-cell>
          <table:table-cell table:formula="of:=MIN([.$S190];[.$U190])" office:value-type="float" office:value="0.00130253795328203">
            <text:p>0.00130253795328203</text:p>
          </table:table-cell>
          <table:table-cell table:formula="of:=MAX([.$S190];[.$U190])" office:value-type="float" office:value="0.0013077881246954">
            <text:p>0.0013077881246954</text:p>
          </table:table-cell>
        </table:table-row>
        <table:table-row table:style-name="ro1">
          <table:table-cell table:formula="of:=CONCATENATE([.B191];&quot;/&quot;;[.C191];&quot;/&quot;;[.D191])" office:value-type="string" office:string-value="ned/heracles/ngc2366_heracles.hans.fits.gz">
            <text:p>ned/heracles/ngc236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.hans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1]*(1-[.R191]/[.$E$2])/SQRT(1-([.R191]*[.R191])/([.$E$2]*[.$E$2]))+[.O191]" office:value-type="float" office:value="230942555792.569">
            <text:p>2.309425557926E+11</text:p>
          </table:table-cell>
          <table:table-cell table:formula="of:=[.$N191]*(1-[.Q191]/[.$E$2])/SQRT(1-([.Q191]*[.Q191])/([.$E$2]*[.$E$2]))+[.O191]" office:value-type="float" office:value="230478529487.061">
            <text:p>2.304785294871E+11</text:p>
          </table:table-cell>
          <table:table-cell table:formula="of:=[.$N191]*(1-[.P191]/[.$E$2])/SQRT(1-([.P191]*[.P191])/([.$E$2]*[.$E$2]))+[.O191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1]-([.G191]*[.H191])+[.H191]/2" office:value-type="float" office:value="680786.50317405">
            <text:p>680786.50317405</text:p>
          </table:table-cell>
          <table:table-cell table:formula="of:=[.P191]+([.I191]/2)*[.H191]" office:value-type="float" office:value="77399.19262645">
            <text:p>77399.19262645</text:p>
          </table:table-cell>
          <table:table-cell table:formula="of:=[.F191]+([.I191]-[.G191])*[.H191]+[.H191]/2" office:value-type="float" office:value="-525988.11792115">
            <text:p>-525988.11792115</text:p>
          </table:table-cell>
          <table:table-cell table:formula="of:=[.$E$2]/[.K191]" office:value-type="float" office:value="0.00129902433516609">
            <text:p>0.00129902433516609</text:p>
          </table:table-cell>
          <table:table-cell table:formula="of:=[.$E$2]/[.L191]" office:value-type="float" office:value="0.00130163968274035">
            <text:p>0.00130163968274035</text:p>
          </table:table-cell>
          <table:table-cell table:formula="of:=[.$E$2]/[.M191]" office:value-type="float" office:value="0.00130426029856039">
            <text:p>0.00130426029856039</text:p>
          </table:table-cell>
          <table:table-cell table:formula="of:=ABS([.H191]/([.L191]*(1+[.H191]/[.$E$2])))" office:value-type="float" office:value="0.0000000225691518796145">
            <text:p>0.0000000225691518796145</text:p>
          </table:table-cell>
          <table:table-cell table:formula="of:=MIN([.$S191];[.$U191])" office:value-type="float" office:value="0.00129902433516609">
            <text:p>0.00129902433516609</text:p>
          </table:table-cell>
          <table:table-cell table:formula="of:=MAX([.$S191];[.$U191])" office:value-type="float" office:value="0.00130426029856039">
            <text:p>0.00130426029856039</text:p>
          </table:table-cell>
        </table:table-row>
        <table:table-row table:style-name="ro1">
          <table:table-cell table:formula="of:=CONCATENATE([.B192];&quot;/&quot;;[.C192];&quot;/&quot;;[.D192])" office:value-type="string" office:string-value="ned/heracles/ngc2366_heracles_mom0.fits.gz">
            <text:p>ned/heracles/ngc236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mom0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2]*(1-[.R192]/[.$E$2])/SQRT(1-([.R192]*[.R192])/([.$E$2]*[.$E$2]))+[.O192]" office:value-type="float" office:value="230942555792.569">
            <text:p>2.309425557926E+11</text:p>
          </table:table-cell>
          <table:table-cell table:formula="of:=[.$N192]*(1-[.Q192]/[.$E$2])/SQRT(1-([.Q192]*[.Q192])/([.$E$2]*[.$E$2]))+[.O192]" office:value-type="float" office:value="230478529487.061">
            <text:p>2.304785294871E+11</text:p>
          </table:table-cell>
          <table:table-cell table:formula="of:=[.$N192]*(1-[.P192]/[.$E$2])/SQRT(1-([.P192]*[.P192])/([.$E$2]*[.$E$2]))+[.O192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2]-([.G192]*[.H192])+[.H192]/2" office:value-type="float" office:value="680786.50317405">
            <text:p>680786.50317405</text:p>
          </table:table-cell>
          <table:table-cell table:formula="of:=[.P192]+([.I192]/2)*[.H192]" office:value-type="float" office:value="77399.19262645">
            <text:p>77399.19262645</text:p>
          </table:table-cell>
          <table:table-cell table:formula="of:=[.F192]+([.I192]-[.G192])*[.H192]+[.H192]/2" office:value-type="float" office:value="-525988.11792115">
            <text:p>-525988.11792115</text:p>
          </table:table-cell>
          <table:table-cell table:formula="of:=[.$E$2]/[.K192]" office:value-type="float" office:value="0.00129902433516609">
            <text:p>0.00129902433516609</text:p>
          </table:table-cell>
          <table:table-cell table:formula="of:=[.$E$2]/[.L192]" office:value-type="float" office:value="0.00130163968274035">
            <text:p>0.00130163968274035</text:p>
          </table:table-cell>
          <table:table-cell table:formula="of:=[.$E$2]/[.M192]" office:value-type="float" office:value="0.00130426029856039">
            <text:p>0.00130426029856039</text:p>
          </table:table-cell>
          <table:table-cell table:formula="of:=ABS([.H192]/([.L192]*(1+[.H192]/[.$E$2])))" office:value-type="float" office:value="0.0000000225691518796145">
            <text:p>0.0000000225691518796145</text:p>
          </table:table-cell>
          <table:table-cell table:formula="of:=MIN([.$S192];[.$U192])" office:value-type="float" office:value="0.00129902433516609">
            <text:p>0.00129902433516609</text:p>
          </table:table-cell>
          <table:table-cell table:formula="of:=MAX([.$S192];[.$U192])" office:value-type="float" office:value="0.00130426029856039">
            <text:p>0.00130426029856039</text:p>
          </table:table-cell>
        </table:table-row>
        <table:table-row table:style-name="ro1">
          <table:table-cell table:formula="of:=CONCATENATE([.B193];&quot;/&quot;;[.C193];&quot;/&quot;;[.D193])" office:value-type="string" office:string-value="ned/heracles/ngc2366_heracles_emom0.fits.gz">
            <text:p>ned/heracles/ngc236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emom0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3]*(1-[.R193]/[.$E$2])/SQRT(1-([.R193]*[.R193])/([.$E$2]*[.$E$2]))+[.O193]" office:value-type="float" office:value="230942555792.569">
            <text:p>2.309425557926E+11</text:p>
          </table:table-cell>
          <table:table-cell table:formula="of:=[.$N193]*(1-[.Q193]/[.$E$2])/SQRT(1-([.Q193]*[.Q193])/([.$E$2]*[.$E$2]))+[.O193]" office:value-type="float" office:value="230478529487.061">
            <text:p>2.304785294871E+11</text:p>
          </table:table-cell>
          <table:table-cell table:formula="of:=[.$N193]*(1-[.P193]/[.$E$2])/SQRT(1-([.P193]*[.P193])/([.$E$2]*[.$E$2]))+[.O193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3]-([.G193]*[.H193])+[.H193]/2" office:value-type="float" office:value="680786.50317405">
            <text:p>680786.50317405</text:p>
          </table:table-cell>
          <table:table-cell table:formula="of:=[.P193]+([.I193]/2)*[.H193]" office:value-type="float" office:value="77399.19262645">
            <text:p>77399.19262645</text:p>
          </table:table-cell>
          <table:table-cell table:formula="of:=[.F193]+([.I193]-[.G193])*[.H193]+[.H193]/2" office:value-type="float" office:value="-525988.11792115">
            <text:p>-525988.11792115</text:p>
          </table:table-cell>
          <table:table-cell table:formula="of:=[.$E$2]/[.K193]" office:value-type="float" office:value="0.00129902433516609">
            <text:p>0.00129902433516609</text:p>
          </table:table-cell>
          <table:table-cell table:formula="of:=[.$E$2]/[.L193]" office:value-type="float" office:value="0.00130163968274035">
            <text:p>0.00130163968274035</text:p>
          </table:table-cell>
          <table:table-cell table:formula="of:=[.$E$2]/[.M193]" office:value-type="float" office:value="0.00130426029856039">
            <text:p>0.00130426029856039</text:p>
          </table:table-cell>
          <table:table-cell table:formula="of:=ABS([.H193]/([.L193]*(1+[.H193]/[.$E$2])))" office:value-type="float" office:value="0.0000000225691518796145">
            <text:p>0.0000000225691518796145</text:p>
          </table:table-cell>
          <table:table-cell table:formula="of:=MIN([.$S193];[.$U193])" office:value-type="float" office:value="0.00129902433516609">
            <text:p>0.00129902433516609</text:p>
          </table:table-cell>
          <table:table-cell table:formula="of:=MAX([.$S193];[.$U193])" office:value-type="float" office:value="0.00130426029856039">
            <text:p>0.00130426029856039</text:p>
          </table:table-cell>
        </table:table-row>
        <table:table-row table:style-name="ro1">
          <table:table-cell table:formula="of:=CONCATENATE([.B194];&quot;/&quot;;[.C194];&quot;/&quot;;[.D194])" office:value-type="string" office:string-value="ned/heracles/ngc2366_heracles_mom1.fits.gz">
            <text:p>ned/heracles/ngc236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mom1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4]*(1-[.R194]/[.$E$2])/SQRT(1-([.R194]*[.R194])/([.$E$2]*[.$E$2]))+[.O194]" office:value-type="float" office:value="230942555792.569">
            <text:p>2.309425557926E+11</text:p>
          </table:table-cell>
          <table:table-cell table:formula="of:=[.$N194]*(1-[.Q194]/[.$E$2])/SQRT(1-([.Q194]*[.Q194])/([.$E$2]*[.$E$2]))+[.O194]" office:value-type="float" office:value="230478529487.061">
            <text:p>2.304785294871E+11</text:p>
          </table:table-cell>
          <table:table-cell table:formula="of:=[.$N194]*(1-[.P194]/[.$E$2])/SQRT(1-([.P194]*[.P194])/([.$E$2]*[.$E$2]))+[.O194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4]-([.G194]*[.H194])+[.H194]/2" office:value-type="float" office:value="680786.50317405">
            <text:p>680786.50317405</text:p>
          </table:table-cell>
          <table:table-cell table:formula="of:=[.P194]+([.I194]/2)*[.H194]" office:value-type="float" office:value="77399.19262645">
            <text:p>77399.19262645</text:p>
          </table:table-cell>
          <table:table-cell table:formula="of:=[.F194]+([.I194]-[.G194])*[.H194]+[.H194]/2" office:value-type="float" office:value="-525988.11792115">
            <text:p>-525988.11792115</text:p>
          </table:table-cell>
          <table:table-cell table:formula="of:=[.$E$2]/[.K194]" office:value-type="float" office:value="0.00129902433516609">
            <text:p>0.00129902433516609</text:p>
          </table:table-cell>
          <table:table-cell table:formula="of:=[.$E$2]/[.L194]" office:value-type="float" office:value="0.00130163968274035">
            <text:p>0.00130163968274035</text:p>
          </table:table-cell>
          <table:table-cell table:formula="of:=[.$E$2]/[.M194]" office:value-type="float" office:value="0.00130426029856039">
            <text:p>0.00130426029856039</text:p>
          </table:table-cell>
          <table:table-cell table:formula="of:=ABS([.H194]/([.L194]*(1+[.H194]/[.$E$2])))" office:value-type="float" office:value="0.0000000225691518796145">
            <text:p>0.0000000225691518796145</text:p>
          </table:table-cell>
          <table:table-cell table:formula="of:=MIN([.$S194];[.$U194])" office:value-type="float" office:value="0.00129902433516609">
            <text:p>0.00129902433516609</text:p>
          </table:table-cell>
          <table:table-cell table:formula="of:=MAX([.$S194];[.$U194])" office:value-type="float" office:value="0.00130426029856039">
            <text:p>0.00130426029856039</text:p>
          </table:table-cell>
        </table:table-row>
        <table:table-row table:style-name="ro1">
          <table:table-cell table:formula="of:=CONCATENATE([.B195];&quot;/&quot;;[.C195];&quot;/&quot;;[.D195])" office:value-type="string" office:string-value="ned/heracles/ngc2403_heracles.hans.fits.gz">
            <text:p>ned/heracles/ngc240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.hans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5]*(1-[.R195]/[.$E$2])/SQRT(1-([.R195]*[.R195])/([.$E$2]*[.$E$2]))+[.O195]" office:value-type="float" office:value="230903342825.149">
            <text:p>2.309033428251E+11</text:p>
          </table:table-cell>
          <table:table-cell table:formula="of:=[.$N195]*(1-[.Q195]/[.$E$2])/SQRT(1-([.Q195]*[.Q195])/([.$E$2]*[.$E$2]))+[.O195]" office:value-type="float" office:value="230439395413.46">
            <text:p>2.304393954135E+11</text:p>
          </table:table-cell>
          <table:table-cell table:formula="of:=[.$N195]*(1-[.P195]/[.$E$2])/SQRT(1-([.P195]*[.P195])/([.$E$2]*[.$E$2]))+[.O195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5]-([.G195]*[.H195])+[.H195]/2" office:value-type="float" office:value="731729.28524205">
            <text:p>731729.28524205</text:p>
          </table:table-cell>
          <table:table-cell table:formula="of:=[.P195]+([.I195]/2)*[.H195]" office:value-type="float" office:value="128341.97469445">
            <text:p>128341.97469445</text:p>
          </table:table-cell>
          <table:table-cell table:formula="of:=[.F195]+([.I195]-[.G195])*[.H195]+[.H195]/2" office:value-type="float" office:value="-475045.33585315">
            <text:p>-475045.33585315</text:p>
          </table:table-cell>
          <table:table-cell table:formula="of:=[.$E$2]/[.K195]" office:value-type="float" office:value="0.00129924494088929">
            <text:p>0.00129924494088929</text:p>
          </table:table-cell>
          <table:table-cell table:formula="of:=[.$E$2]/[.L195]" office:value-type="float" office:value="0.00130186073202341">
            <text:p>0.00130186073202341</text:p>
          </table:table-cell>
          <table:table-cell table:formula="of:=[.$E$2]/[.M195]" office:value-type="float" office:value="0.0013044817940878">
            <text:p>0.0013044817940878</text:p>
          </table:table-cell>
          <table:table-cell table:formula="of:=ABS([.H195]/([.L195]*(1+[.H195]/[.$E$2])))" office:value-type="float" office:value="0.0000000225729846567713">
            <text:p>0.0000000225729846567713</text:p>
          </table:table-cell>
          <table:table-cell table:formula="of:=MIN([.$S195];[.$U195])" office:value-type="float" office:value="0.00129924494088929">
            <text:p>0.00129924494088929</text:p>
          </table:table-cell>
          <table:table-cell table:formula="of:=MAX([.$S195];[.$U195])" office:value-type="float" office:value="0.0013044817940878">
            <text:p>0.0013044817940878</text:p>
          </table:table-cell>
        </table:table-row>
        <table:table-row table:style-name="ro1">
          <table:table-cell table:formula="of:=CONCATENATE([.B196];&quot;/&quot;;[.C196];&quot;/&quot;;[.D196])" office:value-type="string" office:string-value="ned/heracles/ngc2403_heracles_mom0.fits.gz">
            <text:p>ned/heracles/ngc240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mom0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6]*(1-[.R196]/[.$E$2])/SQRT(1-([.R196]*[.R196])/([.$E$2]*[.$E$2]))+[.O196]" office:value-type="float" office:value="230903342825.149">
            <text:p>2.309033428251E+11</text:p>
          </table:table-cell>
          <table:table-cell table:formula="of:=[.$N196]*(1-[.Q196]/[.$E$2])/SQRT(1-([.Q196]*[.Q196])/([.$E$2]*[.$E$2]))+[.O196]" office:value-type="float" office:value="230439395413.46">
            <text:p>2.304393954135E+11</text:p>
          </table:table-cell>
          <table:table-cell table:formula="of:=[.$N196]*(1-[.P196]/[.$E$2])/SQRT(1-([.P196]*[.P196])/([.$E$2]*[.$E$2]))+[.O196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6]-([.G196]*[.H196])+[.H196]/2" office:value-type="float" office:value="731729.28524205">
            <text:p>731729.28524205</text:p>
          </table:table-cell>
          <table:table-cell table:formula="of:=[.P196]+([.I196]/2)*[.H196]" office:value-type="float" office:value="128341.97469445">
            <text:p>128341.97469445</text:p>
          </table:table-cell>
          <table:table-cell table:formula="of:=[.F196]+([.I196]-[.G196])*[.H196]+[.H196]/2" office:value-type="float" office:value="-475045.33585315">
            <text:p>-475045.33585315</text:p>
          </table:table-cell>
          <table:table-cell table:formula="of:=[.$E$2]/[.K196]" office:value-type="float" office:value="0.00129924494088929">
            <text:p>0.00129924494088929</text:p>
          </table:table-cell>
          <table:table-cell table:formula="of:=[.$E$2]/[.L196]" office:value-type="float" office:value="0.00130186073202341">
            <text:p>0.00130186073202341</text:p>
          </table:table-cell>
          <table:table-cell table:formula="of:=[.$E$2]/[.M196]" office:value-type="float" office:value="0.0013044817940878">
            <text:p>0.0013044817940878</text:p>
          </table:table-cell>
          <table:table-cell table:formula="of:=ABS([.H196]/([.L196]*(1+[.H196]/[.$E$2])))" office:value-type="float" office:value="0.0000000225729846567713">
            <text:p>0.0000000225729846567713</text:p>
          </table:table-cell>
          <table:table-cell table:formula="of:=MIN([.$S196];[.$U196])" office:value-type="float" office:value="0.00129924494088929">
            <text:p>0.00129924494088929</text:p>
          </table:table-cell>
          <table:table-cell table:formula="of:=MAX([.$S196];[.$U196])" office:value-type="float" office:value="0.0013044817940878">
            <text:p>0.0013044817940878</text:p>
          </table:table-cell>
        </table:table-row>
        <table:table-row table:style-name="ro1">
          <table:table-cell table:formula="of:=CONCATENATE([.B197];&quot;/&quot;;[.C197];&quot;/&quot;;[.D197])" office:value-type="string" office:string-value="ned/heracles/ngc2403_heracles_emom0.fits.gz">
            <text:p>ned/heracles/ngc240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emom0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7]*(1-[.R197]/[.$E$2])/SQRT(1-([.R197]*[.R197])/([.$E$2]*[.$E$2]))+[.O197]" office:value-type="float" office:value="230903342825.149">
            <text:p>2.309033428251E+11</text:p>
          </table:table-cell>
          <table:table-cell table:formula="of:=[.$N197]*(1-[.Q197]/[.$E$2])/SQRT(1-([.Q197]*[.Q197])/([.$E$2]*[.$E$2]))+[.O197]" office:value-type="float" office:value="230439395413.46">
            <text:p>2.304393954135E+11</text:p>
          </table:table-cell>
          <table:table-cell table:formula="of:=[.$N197]*(1-[.P197]/[.$E$2])/SQRT(1-([.P197]*[.P197])/([.$E$2]*[.$E$2]))+[.O197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7]-([.G197]*[.H197])+[.H197]/2" office:value-type="float" office:value="731729.28524205">
            <text:p>731729.28524205</text:p>
          </table:table-cell>
          <table:table-cell table:formula="of:=[.P197]+([.I197]/2)*[.H197]" office:value-type="float" office:value="128341.97469445">
            <text:p>128341.97469445</text:p>
          </table:table-cell>
          <table:table-cell table:formula="of:=[.F197]+([.I197]-[.G197])*[.H197]+[.H197]/2" office:value-type="float" office:value="-475045.33585315">
            <text:p>-475045.33585315</text:p>
          </table:table-cell>
          <table:table-cell table:formula="of:=[.$E$2]/[.K197]" office:value-type="float" office:value="0.00129924494088929">
            <text:p>0.00129924494088929</text:p>
          </table:table-cell>
          <table:table-cell table:formula="of:=[.$E$2]/[.L197]" office:value-type="float" office:value="0.00130186073202341">
            <text:p>0.00130186073202341</text:p>
          </table:table-cell>
          <table:table-cell table:formula="of:=[.$E$2]/[.M197]" office:value-type="float" office:value="0.0013044817940878">
            <text:p>0.0013044817940878</text:p>
          </table:table-cell>
          <table:table-cell table:formula="of:=ABS([.H197]/([.L197]*(1+[.H197]/[.$E$2])))" office:value-type="float" office:value="0.0000000225729846567713">
            <text:p>0.0000000225729846567713</text:p>
          </table:table-cell>
          <table:table-cell table:formula="of:=MIN([.$S197];[.$U197])" office:value-type="float" office:value="0.00129924494088929">
            <text:p>0.00129924494088929</text:p>
          </table:table-cell>
          <table:table-cell table:formula="of:=MAX([.$S197];[.$U197])" office:value-type="float" office:value="0.0013044817940878">
            <text:p>0.0013044817940878</text:p>
          </table:table-cell>
        </table:table-row>
        <table:table-row table:style-name="ro1">
          <table:table-cell table:formula="of:=CONCATENATE([.B198];&quot;/&quot;;[.C198];&quot;/&quot;;[.D198])" office:value-type="string" office:string-value="ned/heracles/ngc2403_heracles_mom1.fits.gz">
            <text:p>ned/heracles/ngc240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mom1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8]*(1-[.R198]/[.$E$2])/SQRT(1-([.R198]*[.R198])/([.$E$2]*[.$E$2]))+[.O198]" office:value-type="float" office:value="230903342825.149">
            <text:p>2.309033428251E+11</text:p>
          </table:table-cell>
          <table:table-cell table:formula="of:=[.$N198]*(1-[.Q198]/[.$E$2])/SQRT(1-([.Q198]*[.Q198])/([.$E$2]*[.$E$2]))+[.O198]" office:value-type="float" office:value="230439395413.46">
            <text:p>2.304393954135E+11</text:p>
          </table:table-cell>
          <table:table-cell table:formula="of:=[.$N198]*(1-[.P198]/[.$E$2])/SQRT(1-([.P198]*[.P198])/([.$E$2]*[.$E$2]))+[.O198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8]-([.G198]*[.H198])+[.H198]/2" office:value-type="float" office:value="731729.28524205">
            <text:p>731729.28524205</text:p>
          </table:table-cell>
          <table:table-cell table:formula="of:=[.P198]+([.I198]/2)*[.H198]" office:value-type="float" office:value="128341.97469445">
            <text:p>128341.97469445</text:p>
          </table:table-cell>
          <table:table-cell table:formula="of:=[.F198]+([.I198]-[.G198])*[.H198]+[.H198]/2" office:value-type="float" office:value="-475045.33585315">
            <text:p>-475045.33585315</text:p>
          </table:table-cell>
          <table:table-cell table:formula="of:=[.$E$2]/[.K198]" office:value-type="float" office:value="0.00129924494088929">
            <text:p>0.00129924494088929</text:p>
          </table:table-cell>
          <table:table-cell table:formula="of:=[.$E$2]/[.L198]" office:value-type="float" office:value="0.00130186073202341">
            <text:p>0.00130186073202341</text:p>
          </table:table-cell>
          <table:table-cell table:formula="of:=[.$E$2]/[.M198]" office:value-type="float" office:value="0.0013044817940878">
            <text:p>0.0013044817940878</text:p>
          </table:table-cell>
          <table:table-cell table:formula="of:=ABS([.H198]/([.L198]*(1+[.H198]/[.$E$2])))" office:value-type="float" office:value="0.0000000225729846567713">
            <text:p>0.0000000225729846567713</text:p>
          </table:table-cell>
          <table:table-cell table:formula="of:=MIN([.$S198];[.$U198])" office:value-type="float" office:value="0.00129924494088929">
            <text:p>0.00129924494088929</text:p>
          </table:table-cell>
          <table:table-cell table:formula="of:=MAX([.$S198];[.$U198])" office:value-type="float" office:value="0.0013044817940878">
            <text:p>0.0013044817940878</text:p>
          </table:table-cell>
        </table:table-row>
        <table:table-row table:style-name="ro1">
          <table:table-cell table:formula="of:=CONCATENATE([.B199];&quot;/&quot;;[.C199];&quot;/&quot;;[.D199])" office:value-type="string" office:string-value="ned/heracles/ngc2798_heracles.hans.fits.gz">
            <text:p>ned/heracles/ngc279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.hans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199]*(1-[.R199]/[.$E$2])/SQRT(1-([.R199]*[.R199])/([.$E$2]*[.$E$2]))+[.O199]" office:value-type="float" office:value="229688472093.974">
            <text:p>2.296884720940E+11</text:p>
          </table:table-cell>
          <table:table-cell table:formula="of:=[.$N199]*(1-[.Q199]/[.$E$2])/SQRT(1-([.Q199]*[.Q199])/([.$E$2]*[.$E$2]))+[.O199]" office:value-type="float" office:value="229226955667.401">
            <text:p>2.292269556674E+11</text:p>
          </table:table-cell>
          <table:table-cell table:formula="of:=[.$N199]*(1-[.P199]/[.$E$2])/SQRT(1-([.P199]*[.P199])/([.$E$2]*[.$E$2]))+[.O199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9]-([.G199]*[.H199])+[.H199]/2" office:value-type="float" office:value="2314305.4515961">
            <text:p>2314305.4515961</text:p>
          </table:table-cell>
          <table:table-cell table:formula="of:=[.P199]+([.I199]/2)*[.H199]" office:value-type="float" office:value="1710918.1410485">
            <text:p>1710918.1410485</text:p>
          </table:table-cell>
          <table:table-cell table:formula="of:=[.F199]+([.I199]-[.G199])*[.H199]+[.H199]/2" office:value-type="float" office:value="1107530.8305009">
            <text:p>1107530.8305009</text:p>
          </table:table-cell>
          <table:table-cell table:formula="of:=[.$E$2]/[.K199]" office:value-type="float" office:value="0.00130611692117164">
            <text:p>0.00130611692117164</text:p>
          </table:table-cell>
          <table:table-cell table:formula="of:=[.$E$2]/[.L199]" office:value-type="float" office:value="0.00130874660498169">
            <text:p>0.00130874660498169</text:p>
          </table:table-cell>
          <table:table-cell table:formula="of:=[.$E$2]/[.M199]" office:value-type="float" office:value="0.00131138164380518">
            <text:p>0.00131138164380518</text:p>
          </table:table-cell>
          <table:table-cell table:formula="of:=ABS([.H199]/([.L199]*(1+[.H199]/[.$E$2])))" office:value-type="float" office:value="0.0000000453855447833339">
            <text:p>0.0000000453855447833339</text:p>
          </table:table-cell>
          <table:table-cell table:formula="of:=MIN([.$S199];[.$U199])" office:value-type="float" office:value="0.00130611692117164">
            <text:p>0.00130611692117164</text:p>
          </table:table-cell>
          <table:table-cell table:formula="of:=MAX([.$S199];[.$U199])" office:value-type="float" office:value="0.00131138164380518">
            <text:p>0.00131138164380518</text:p>
          </table:table-cell>
        </table:table-row>
        <table:table-row table:style-name="ro1">
          <table:table-cell table:formula="of:=CONCATENATE([.B200];&quot;/&quot;;[.C200];&quot;/&quot;;[.D200])" office:value-type="string" office:string-value="ned/heracles/ngc2798_heracles_mom0.fits.gz">
            <text:p>ned/heracles/ngc279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mom0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0]*(1-[.R200]/[.$E$2])/SQRT(1-([.R200]*[.R200])/([.$E$2]*[.$E$2]))+[.O200]" office:value-type="float" office:value="229688472093.974">
            <text:p>2.296884720940E+11</text:p>
          </table:table-cell>
          <table:table-cell table:formula="of:=[.$N200]*(1-[.Q200]/[.$E$2])/SQRT(1-([.Q200]*[.Q200])/([.$E$2]*[.$E$2]))+[.O200]" office:value-type="float" office:value="229226955667.401">
            <text:p>2.292269556674E+11</text:p>
          </table:table-cell>
          <table:table-cell table:formula="of:=[.$N200]*(1-[.P200]/[.$E$2])/SQRT(1-([.P200]*[.P200])/([.$E$2]*[.$E$2]))+[.O200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0]-([.G200]*[.H200])+[.H200]/2" office:value-type="float" office:value="2314305.4515961">
            <text:p>2314305.4515961</text:p>
          </table:table-cell>
          <table:table-cell table:formula="of:=[.P200]+([.I200]/2)*[.H200]" office:value-type="float" office:value="1710918.1410485">
            <text:p>1710918.1410485</text:p>
          </table:table-cell>
          <table:table-cell table:formula="of:=[.F200]+([.I200]-[.G200])*[.H200]+[.H200]/2" office:value-type="float" office:value="1107530.8305009">
            <text:p>1107530.8305009</text:p>
          </table:table-cell>
          <table:table-cell table:formula="of:=[.$E$2]/[.K200]" office:value-type="float" office:value="0.00130611692117164">
            <text:p>0.00130611692117164</text:p>
          </table:table-cell>
          <table:table-cell table:formula="of:=[.$E$2]/[.L200]" office:value-type="float" office:value="0.00130874660498169">
            <text:p>0.00130874660498169</text:p>
          </table:table-cell>
          <table:table-cell table:formula="of:=[.$E$2]/[.M200]" office:value-type="float" office:value="0.00131138164380518">
            <text:p>0.00131138164380518</text:p>
          </table:table-cell>
          <table:table-cell table:formula="of:=ABS([.H200]/([.L200]*(1+[.H200]/[.$E$2])))" office:value-type="float" office:value="0.0000000453855447833339">
            <text:p>0.0000000453855447833339</text:p>
          </table:table-cell>
          <table:table-cell table:formula="of:=MIN([.$S200];[.$U200])" office:value-type="float" office:value="0.00130611692117164">
            <text:p>0.00130611692117164</text:p>
          </table:table-cell>
          <table:table-cell table:formula="of:=MAX([.$S200];[.$U200])" office:value-type="float" office:value="0.00131138164380518">
            <text:p>0.00131138164380518</text:p>
          </table:table-cell>
        </table:table-row>
        <table:table-row table:style-name="ro1">
          <table:table-cell table:formula="of:=CONCATENATE([.B201];&quot;/&quot;;[.C201];&quot;/&quot;;[.D201])" office:value-type="string" office:string-value="ned/heracles/ngc2798_heracles_emom0.fits.gz">
            <text:p>ned/heracles/ngc279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emom0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1]*(1-[.R201]/[.$E$2])/SQRT(1-([.R201]*[.R201])/([.$E$2]*[.$E$2]))+[.O201]" office:value-type="float" office:value="229688472093.974">
            <text:p>2.296884720940E+11</text:p>
          </table:table-cell>
          <table:table-cell table:formula="of:=[.$N201]*(1-[.Q201]/[.$E$2])/SQRT(1-([.Q201]*[.Q201])/([.$E$2]*[.$E$2]))+[.O201]" office:value-type="float" office:value="229226955667.401">
            <text:p>2.292269556674E+11</text:p>
          </table:table-cell>
          <table:table-cell table:formula="of:=[.$N201]*(1-[.P201]/[.$E$2])/SQRT(1-([.P201]*[.P201])/([.$E$2]*[.$E$2]))+[.O201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1]-([.G201]*[.H201])+[.H201]/2" office:value-type="float" office:value="2314305.4515961">
            <text:p>2314305.4515961</text:p>
          </table:table-cell>
          <table:table-cell table:formula="of:=[.P201]+([.I201]/2)*[.H201]" office:value-type="float" office:value="1710918.1410485">
            <text:p>1710918.1410485</text:p>
          </table:table-cell>
          <table:table-cell table:formula="of:=[.F201]+([.I201]-[.G201])*[.H201]+[.H201]/2" office:value-type="float" office:value="1107530.8305009">
            <text:p>1107530.8305009</text:p>
          </table:table-cell>
          <table:table-cell table:formula="of:=[.$E$2]/[.K201]" office:value-type="float" office:value="0.00130611692117164">
            <text:p>0.00130611692117164</text:p>
          </table:table-cell>
          <table:table-cell table:formula="of:=[.$E$2]/[.L201]" office:value-type="float" office:value="0.00130874660498169">
            <text:p>0.00130874660498169</text:p>
          </table:table-cell>
          <table:table-cell table:formula="of:=[.$E$2]/[.M201]" office:value-type="float" office:value="0.00131138164380518">
            <text:p>0.00131138164380518</text:p>
          </table:table-cell>
          <table:table-cell table:formula="of:=ABS([.H201]/([.L201]*(1+[.H201]/[.$E$2])))" office:value-type="float" office:value="0.0000000453855447833339">
            <text:p>0.0000000453855447833339</text:p>
          </table:table-cell>
          <table:table-cell table:formula="of:=MIN([.$S201];[.$U201])" office:value-type="float" office:value="0.00130611692117164">
            <text:p>0.00130611692117164</text:p>
          </table:table-cell>
          <table:table-cell table:formula="of:=MAX([.$S201];[.$U201])" office:value-type="float" office:value="0.00131138164380518">
            <text:p>0.00131138164380518</text:p>
          </table:table-cell>
        </table:table-row>
        <table:table-row table:style-name="ro1">
          <table:table-cell table:formula="of:=CONCATENATE([.B202];&quot;/&quot;;[.C202];&quot;/&quot;;[.D202])" office:value-type="string" office:string-value="ned/heracles/ngc2798_heracles_mom1.fits.gz">
            <text:p>ned/heracles/ngc279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mom1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2]*(1-[.R202]/[.$E$2])/SQRT(1-([.R202]*[.R202])/([.$E$2]*[.$E$2]))+[.O202]" office:value-type="float" office:value="229688472093.974">
            <text:p>2.296884720940E+11</text:p>
          </table:table-cell>
          <table:table-cell table:formula="of:=[.$N202]*(1-[.Q202]/[.$E$2])/SQRT(1-([.Q202]*[.Q202])/([.$E$2]*[.$E$2]))+[.O202]" office:value-type="float" office:value="229226955667.401">
            <text:p>2.292269556674E+11</text:p>
          </table:table-cell>
          <table:table-cell table:formula="of:=[.$N202]*(1-[.P202]/[.$E$2])/SQRT(1-([.P202]*[.P202])/([.$E$2]*[.$E$2]))+[.O202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2]-([.G202]*[.H202])+[.H202]/2" office:value-type="float" office:value="2314305.4515961">
            <text:p>2314305.4515961</text:p>
          </table:table-cell>
          <table:table-cell table:formula="of:=[.P202]+([.I202]/2)*[.H202]" office:value-type="float" office:value="1710918.1410485">
            <text:p>1710918.1410485</text:p>
          </table:table-cell>
          <table:table-cell table:formula="of:=[.F202]+([.I202]-[.G202])*[.H202]+[.H202]/2" office:value-type="float" office:value="1107530.8305009">
            <text:p>1107530.8305009</text:p>
          </table:table-cell>
          <table:table-cell table:formula="of:=[.$E$2]/[.K202]" office:value-type="float" office:value="0.00130611692117164">
            <text:p>0.00130611692117164</text:p>
          </table:table-cell>
          <table:table-cell table:formula="of:=[.$E$2]/[.L202]" office:value-type="float" office:value="0.00130874660498169">
            <text:p>0.00130874660498169</text:p>
          </table:table-cell>
          <table:table-cell table:formula="of:=[.$E$2]/[.M202]" office:value-type="float" office:value="0.00131138164380518">
            <text:p>0.00131138164380518</text:p>
          </table:table-cell>
          <table:table-cell table:formula="of:=ABS([.H202]/([.L202]*(1+[.H202]/[.$E$2])))" office:value-type="float" office:value="0.0000000453855447833339">
            <text:p>0.0000000453855447833339</text:p>
          </table:table-cell>
          <table:table-cell table:formula="of:=MIN([.$S202];[.$U202])" office:value-type="float" office:value="0.00130611692117164">
            <text:p>0.00130611692117164</text:p>
          </table:table-cell>
          <table:table-cell table:formula="of:=MAX([.$S202];[.$U202])" office:value-type="float" office:value="0.00131138164380518">
            <text:p>0.00131138164380518</text:p>
          </table:table-cell>
        </table:table-row>
        <table:table-row table:style-name="ro1">
          <table:table-cell table:formula="of:=CONCATENATE([.B203];&quot;/&quot;;[.C203];&quot;/&quot;;[.D203])" office:value-type="string" office:string-value="ned/heracles/ngc2841_heracles.hans.fits.gz">
            <text:p>ned/heracles/ngc284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.hans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3]*(1-[.R203]/[.$E$2])/SQRT(1-([.R203]*[.R203])/([.$E$2]*[.$E$2]))+[.O203]" office:value-type="float" office:value="230516440936.444">
            <text:p>2.305164409364E+11</text:p>
          </table:table-cell>
          <table:table-cell table:formula="of:=[.$N203]*(1-[.Q203]/[.$E$2])/SQRT(1-([.Q203]*[.Q203])/([.$E$2]*[.$E$2]))+[.O203]" office:value-type="float" office:value="230053270511.007">
            <text:p>2.300532705110E+11</text:p>
          </table:table-cell>
          <table:table-cell table:formula="of:=[.$N203]*(1-[.P203]/[.$E$2])/SQRT(1-([.P203]*[.P203])/([.$E$2]*[.$E$2]))+[.O203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3]-([.G203]*[.H203])+[.H203]/2" office:value-type="float" office:value="1234830.8265161">
            <text:p>1234830.8265161</text:p>
          </table:table-cell>
          <table:table-cell table:formula="of:=[.P203]+([.I203]/2)*[.H203]" office:value-type="float" office:value="631443.5159685">
            <text:p>631443.5159685</text:p>
          </table:table-cell>
          <table:table-cell table:formula="of:=[.F203]+([.I203]-[.G203])*[.H203]+[.H203]/2" office:value-type="float" office:value="28056.2054208999">
            <text:p>28056.2054208999</text:p>
          </table:table-cell>
          <table:table-cell table:formula="of:=[.$E$2]/[.K203]" office:value-type="float" office:value="0.00130142561103793">
            <text:p>0.00130142561103793</text:p>
          </table:table-cell>
          <table:table-cell table:formula="of:=[.$E$2]/[.L203]" office:value-type="float" office:value="0.00130404579484405">
            <text:p>0.00130404579484405</text:p>
          </table:table-cell>
          <table:table-cell table:formula="of:=[.$E$2]/[.M203]" office:value-type="float" office:value="0.00130667127616559">
            <text:p>0.00130667127616559</text:p>
          </table:table-cell>
          <table:table-cell table:formula="of:=ABS([.H203]/([.L203]*(1+[.H203]/[.$E$2])))" office:value-type="float" office:value="0.0000000452225271080959">
            <text:p>0.0000000452225271080959</text:p>
          </table:table-cell>
          <table:table-cell table:formula="of:=MIN([.$S203];[.$U203])" office:value-type="float" office:value="0.00130142561103793">
            <text:p>0.00130142561103793</text:p>
          </table:table-cell>
          <table:table-cell table:formula="of:=MAX([.$S203];[.$U203])" office:value-type="float" office:value="0.00130667127616559">
            <text:p>0.00130667127616559</text:p>
          </table:table-cell>
        </table:table-row>
        <table:table-row table:style-name="ro1">
          <table:table-cell table:formula="of:=CONCATENATE([.B204];&quot;/&quot;;[.C204];&quot;/&quot;;[.D204])" office:value-type="string" office:string-value="ned/heracles/ngc2841_heracles_mom0.fits.gz">
            <text:p>ned/heracles/ngc284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mom0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4]*(1-[.R204]/[.$E$2])/SQRT(1-([.R204]*[.R204])/([.$E$2]*[.$E$2]))+[.O204]" office:value-type="float" office:value="230516440936.444">
            <text:p>2.305164409364E+11</text:p>
          </table:table-cell>
          <table:table-cell table:formula="of:=[.$N204]*(1-[.Q204]/[.$E$2])/SQRT(1-([.Q204]*[.Q204])/([.$E$2]*[.$E$2]))+[.O204]" office:value-type="float" office:value="230053270511.007">
            <text:p>2.300532705110E+11</text:p>
          </table:table-cell>
          <table:table-cell table:formula="of:=[.$N204]*(1-[.P204]/[.$E$2])/SQRT(1-([.P204]*[.P204])/([.$E$2]*[.$E$2]))+[.O204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4]-([.G204]*[.H204])+[.H204]/2" office:value-type="float" office:value="1234830.8265161">
            <text:p>1234830.8265161</text:p>
          </table:table-cell>
          <table:table-cell table:formula="of:=[.P204]+([.I204]/2)*[.H204]" office:value-type="float" office:value="631443.5159685">
            <text:p>631443.5159685</text:p>
          </table:table-cell>
          <table:table-cell table:formula="of:=[.F204]+([.I204]-[.G204])*[.H204]+[.H204]/2" office:value-type="float" office:value="28056.2054208999">
            <text:p>28056.2054208999</text:p>
          </table:table-cell>
          <table:table-cell table:formula="of:=[.$E$2]/[.K204]" office:value-type="float" office:value="0.00130142561103793">
            <text:p>0.00130142561103793</text:p>
          </table:table-cell>
          <table:table-cell table:formula="of:=[.$E$2]/[.L204]" office:value-type="float" office:value="0.00130404579484405">
            <text:p>0.00130404579484405</text:p>
          </table:table-cell>
          <table:table-cell table:formula="of:=[.$E$2]/[.M204]" office:value-type="float" office:value="0.00130667127616559">
            <text:p>0.00130667127616559</text:p>
          </table:table-cell>
          <table:table-cell table:formula="of:=ABS([.H204]/([.L204]*(1+[.H204]/[.$E$2])))" office:value-type="float" office:value="0.0000000452225271080959">
            <text:p>0.0000000452225271080959</text:p>
          </table:table-cell>
          <table:table-cell table:formula="of:=MIN([.$S204];[.$U204])" office:value-type="float" office:value="0.00130142561103793">
            <text:p>0.00130142561103793</text:p>
          </table:table-cell>
          <table:table-cell table:formula="of:=MAX([.$S204];[.$U204])" office:value-type="float" office:value="0.00130667127616559">
            <text:p>0.00130667127616559</text:p>
          </table:table-cell>
        </table:table-row>
        <table:table-row table:style-name="ro1">
          <table:table-cell table:formula="of:=CONCATENATE([.B205];&quot;/&quot;;[.C205];&quot;/&quot;;[.D205])" office:value-type="string" office:string-value="ned/heracles/ngc2841_heracles_emom0.fits.gz">
            <text:p>ned/heracles/ngc284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emom0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5]*(1-[.R205]/[.$E$2])/SQRT(1-([.R205]*[.R205])/([.$E$2]*[.$E$2]))+[.O205]" office:value-type="float" office:value="230516440936.444">
            <text:p>2.305164409364E+11</text:p>
          </table:table-cell>
          <table:table-cell table:formula="of:=[.$N205]*(1-[.Q205]/[.$E$2])/SQRT(1-([.Q205]*[.Q205])/([.$E$2]*[.$E$2]))+[.O205]" office:value-type="float" office:value="230053270511.007">
            <text:p>2.300532705110E+11</text:p>
          </table:table-cell>
          <table:table-cell table:formula="of:=[.$N205]*(1-[.P205]/[.$E$2])/SQRT(1-([.P205]*[.P205])/([.$E$2]*[.$E$2]))+[.O205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5]-([.G205]*[.H205])+[.H205]/2" office:value-type="float" office:value="1234830.8265161">
            <text:p>1234830.8265161</text:p>
          </table:table-cell>
          <table:table-cell table:formula="of:=[.P205]+([.I205]/2)*[.H205]" office:value-type="float" office:value="631443.5159685">
            <text:p>631443.5159685</text:p>
          </table:table-cell>
          <table:table-cell table:formula="of:=[.F205]+([.I205]-[.G205])*[.H205]+[.H205]/2" office:value-type="float" office:value="28056.2054208999">
            <text:p>28056.2054208999</text:p>
          </table:table-cell>
          <table:table-cell table:formula="of:=[.$E$2]/[.K205]" office:value-type="float" office:value="0.00130142561103793">
            <text:p>0.00130142561103793</text:p>
          </table:table-cell>
          <table:table-cell table:formula="of:=[.$E$2]/[.L205]" office:value-type="float" office:value="0.00130404579484405">
            <text:p>0.00130404579484405</text:p>
          </table:table-cell>
          <table:table-cell table:formula="of:=[.$E$2]/[.M205]" office:value-type="float" office:value="0.00130667127616559">
            <text:p>0.00130667127616559</text:p>
          </table:table-cell>
          <table:table-cell table:formula="of:=ABS([.H205]/([.L205]*(1+[.H205]/[.$E$2])))" office:value-type="float" office:value="0.0000000452225271080959">
            <text:p>0.0000000452225271080959</text:p>
          </table:table-cell>
          <table:table-cell table:formula="of:=MIN([.$S205];[.$U205])" office:value-type="float" office:value="0.00130142561103793">
            <text:p>0.00130142561103793</text:p>
          </table:table-cell>
          <table:table-cell table:formula="of:=MAX([.$S205];[.$U205])" office:value-type="float" office:value="0.00130667127616559">
            <text:p>0.00130667127616559</text:p>
          </table:table-cell>
        </table:table-row>
        <table:table-row table:style-name="ro1">
          <table:table-cell table:formula="of:=CONCATENATE([.B206];&quot;/&quot;;[.C206];&quot;/&quot;;[.D206])" office:value-type="string" office:string-value="ned/heracles/ngc2841_heracles_mom1.fits.gz">
            <text:p>ned/heracles/ngc284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mom1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6]*(1-[.R206]/[.$E$2])/SQRT(1-([.R206]*[.R206])/([.$E$2]*[.$E$2]))+[.O206]" office:value-type="float" office:value="230516440936.444">
            <text:p>2.305164409364E+11</text:p>
          </table:table-cell>
          <table:table-cell table:formula="of:=[.$N206]*(1-[.Q206]/[.$E$2])/SQRT(1-([.Q206]*[.Q206])/([.$E$2]*[.$E$2]))+[.O206]" office:value-type="float" office:value="230053270511.007">
            <text:p>2.300532705110E+11</text:p>
          </table:table-cell>
          <table:table-cell table:formula="of:=[.$N206]*(1-[.P206]/[.$E$2])/SQRT(1-([.P206]*[.P206])/([.$E$2]*[.$E$2]))+[.O206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6]-([.G206]*[.H206])+[.H206]/2" office:value-type="float" office:value="1234830.8265161">
            <text:p>1234830.8265161</text:p>
          </table:table-cell>
          <table:table-cell table:formula="of:=[.P206]+([.I206]/2)*[.H206]" office:value-type="float" office:value="631443.5159685">
            <text:p>631443.5159685</text:p>
          </table:table-cell>
          <table:table-cell table:formula="of:=[.F206]+([.I206]-[.G206])*[.H206]+[.H206]/2" office:value-type="float" office:value="28056.2054208999">
            <text:p>28056.2054208999</text:p>
          </table:table-cell>
          <table:table-cell table:formula="of:=[.$E$2]/[.K206]" office:value-type="float" office:value="0.00130142561103793">
            <text:p>0.00130142561103793</text:p>
          </table:table-cell>
          <table:table-cell table:formula="of:=[.$E$2]/[.L206]" office:value-type="float" office:value="0.00130404579484405">
            <text:p>0.00130404579484405</text:p>
          </table:table-cell>
          <table:table-cell table:formula="of:=[.$E$2]/[.M206]" office:value-type="float" office:value="0.00130667127616559">
            <text:p>0.00130667127616559</text:p>
          </table:table-cell>
          <table:table-cell table:formula="of:=ABS([.H206]/([.L206]*(1+[.H206]/[.$E$2])))" office:value-type="float" office:value="0.0000000452225271080959">
            <text:p>0.0000000452225271080959</text:p>
          </table:table-cell>
          <table:table-cell table:formula="of:=MIN([.$S206];[.$U206])" office:value-type="float" office:value="0.00130142561103793">
            <text:p>0.00130142561103793</text:p>
          </table:table-cell>
          <table:table-cell table:formula="of:=MAX([.$S206];[.$U206])" office:value-type="float" office:value="0.00130667127616559">
            <text:p>0.00130667127616559</text:p>
          </table:table-cell>
        </table:table-row>
        <table:table-row table:style-name="ro1">
          <table:table-cell table:formula="of:=CONCATENATE([.B207];&quot;/&quot;;[.C207];&quot;/&quot;;[.D207])" office:value-type="string" office:string-value="ned/heracles/ngc2903_heracles.hans.fits.gz">
            <text:p>ned/heracles/ngc290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.hans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7]*(1-[.R207]/[.$E$2])/SQRT(1-([.R207]*[.R207])/([.$E$2]*[.$E$2]))+[.O207]" office:value-type="float" office:value="230577208146.674">
            <text:p>2.305772081467E+11</text:p>
          </table:table-cell>
          <table:table-cell table:formula="of:=[.$N207]*(1-[.Q207]/[.$E$2])/SQRT(1-([.Q207]*[.Q207])/([.$E$2]*[.$E$2]))+[.O207]" office:value-type="float" office:value="230113915859.355">
            <text:p>2.301139158594E+11</text:p>
          </table:table-cell>
          <table:table-cell table:formula="of:=[.$N207]*(1-[.P207]/[.$E$2])/SQRT(1-([.P207]*[.P207])/([.$E$2]*[.$E$2]))+[.O207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7]-([.G207]*[.H207])+[.H207]/2" office:value-type="float" office:value="1155757.24535305">
            <text:p>1155757.24535305</text:p>
          </table:table-cell>
          <table:table-cell table:formula="of:=[.P207]+([.I207]/2)*[.H207]" office:value-type="float" office:value="552369.93480545">
            <text:p>552369.93480545</text:p>
          </table:table-cell>
          <table:table-cell table:formula="of:=[.F207]+([.I207]-[.G207])*[.H207]+[.H207]/2" office:value-type="float" office:value="-51017.3757421501">
            <text:p>-51017.3757421501</text:p>
          </table:table-cell>
          <table:table-cell table:formula="of:=[.$E$2]/[.K207]" office:value-type="float" office:value="0.00130108262829327">
            <text:p>0.00130108262829327</text:p>
          </table:table-cell>
          <table:table-cell table:formula="of:=[.$E$2]/[.L207]" office:value-type="float" office:value="0.00130370212022883">
            <text:p>0.00130370212022883</text:p>
          </table:table-cell>
          <table:table-cell table:formula="of:=[.$E$2]/[.M207]" office:value-type="float" office:value="0.00130632690549247">
            <text:p>0.00130632690549247</text:p>
          </table:table-cell>
          <table:table-cell table:formula="of:=ABS([.H207]/([.L207]*(1+[.H207]/[.$E$2])))" office:value-type="float" office:value="0.000000022604912517168">
            <text:p>0.000000022604912517168</text:p>
          </table:table-cell>
          <table:table-cell table:formula="of:=MIN([.$S207];[.$U207])" office:value-type="float" office:value="0.00130108262829327">
            <text:p>0.00130108262829327</text:p>
          </table:table-cell>
          <table:table-cell table:formula="of:=MAX([.$S207];[.$U207])" office:value-type="float" office:value="0.00130632690549247">
            <text:p>0.00130632690549247</text:p>
          </table:table-cell>
        </table:table-row>
        <table:table-row table:style-name="ro1">
          <table:table-cell table:formula="of:=CONCATENATE([.B208];&quot;/&quot;;[.C208];&quot;/&quot;;[.D208])" office:value-type="string" office:string-value="ned/heracles/ngc2903_heracles_mom0.fits.gz">
            <text:p>ned/heracles/ngc290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mom0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8]*(1-[.R208]/[.$E$2])/SQRT(1-([.R208]*[.R208])/([.$E$2]*[.$E$2]))+[.O208]" office:value-type="float" office:value="230577208146.674">
            <text:p>2.305772081467E+11</text:p>
          </table:table-cell>
          <table:table-cell table:formula="of:=[.$N208]*(1-[.Q208]/[.$E$2])/SQRT(1-([.Q208]*[.Q208])/([.$E$2]*[.$E$2]))+[.O208]" office:value-type="float" office:value="230113915859.355">
            <text:p>2.301139158594E+11</text:p>
          </table:table-cell>
          <table:table-cell table:formula="of:=[.$N208]*(1-[.P208]/[.$E$2])/SQRT(1-([.P208]*[.P208])/([.$E$2]*[.$E$2]))+[.O208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8]-([.G208]*[.H208])+[.H208]/2" office:value-type="float" office:value="1155757.24535305">
            <text:p>1155757.24535305</text:p>
          </table:table-cell>
          <table:table-cell table:formula="of:=[.P208]+([.I208]/2)*[.H208]" office:value-type="float" office:value="552369.93480545">
            <text:p>552369.93480545</text:p>
          </table:table-cell>
          <table:table-cell table:formula="of:=[.F208]+([.I208]-[.G208])*[.H208]+[.H208]/2" office:value-type="float" office:value="-51017.3757421501">
            <text:p>-51017.3757421501</text:p>
          </table:table-cell>
          <table:table-cell table:formula="of:=[.$E$2]/[.K208]" office:value-type="float" office:value="0.00130108262829327">
            <text:p>0.00130108262829327</text:p>
          </table:table-cell>
          <table:table-cell table:formula="of:=[.$E$2]/[.L208]" office:value-type="float" office:value="0.00130370212022883">
            <text:p>0.00130370212022883</text:p>
          </table:table-cell>
          <table:table-cell table:formula="of:=[.$E$2]/[.M208]" office:value-type="float" office:value="0.00130632690549247">
            <text:p>0.00130632690549247</text:p>
          </table:table-cell>
          <table:table-cell table:formula="of:=ABS([.H208]/([.L208]*(1+[.H208]/[.$E$2])))" office:value-type="float" office:value="0.000000022604912517168">
            <text:p>0.000000022604912517168</text:p>
          </table:table-cell>
          <table:table-cell table:formula="of:=MIN([.$S208];[.$U208])" office:value-type="float" office:value="0.00130108262829327">
            <text:p>0.00130108262829327</text:p>
          </table:table-cell>
          <table:table-cell table:formula="of:=MAX([.$S208];[.$U208])" office:value-type="float" office:value="0.00130632690549247">
            <text:p>0.00130632690549247</text:p>
          </table:table-cell>
        </table:table-row>
        <table:table-row table:style-name="ro1">
          <table:table-cell table:formula="of:=CONCATENATE([.B209];&quot;/&quot;;[.C209];&quot;/&quot;;[.D209])" office:value-type="string" office:string-value="ned/heracles/ngc2903_heracles_emom0.fits.gz">
            <text:p>ned/heracles/ngc290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emom0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9]*(1-[.R209]/[.$E$2])/SQRT(1-([.R209]*[.R209])/([.$E$2]*[.$E$2]))+[.O209]" office:value-type="float" office:value="230577208146.674">
            <text:p>2.305772081467E+11</text:p>
          </table:table-cell>
          <table:table-cell table:formula="of:=[.$N209]*(1-[.Q209]/[.$E$2])/SQRT(1-([.Q209]*[.Q209])/([.$E$2]*[.$E$2]))+[.O209]" office:value-type="float" office:value="230113915859.355">
            <text:p>2.301139158594E+11</text:p>
          </table:table-cell>
          <table:table-cell table:formula="of:=[.$N209]*(1-[.P209]/[.$E$2])/SQRT(1-([.P209]*[.P209])/([.$E$2]*[.$E$2]))+[.O209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9]-([.G209]*[.H209])+[.H209]/2" office:value-type="float" office:value="1155757.24535305">
            <text:p>1155757.24535305</text:p>
          </table:table-cell>
          <table:table-cell table:formula="of:=[.P209]+([.I209]/2)*[.H209]" office:value-type="float" office:value="552369.93480545">
            <text:p>552369.93480545</text:p>
          </table:table-cell>
          <table:table-cell table:formula="of:=[.F209]+([.I209]-[.G209])*[.H209]+[.H209]/2" office:value-type="float" office:value="-51017.3757421501">
            <text:p>-51017.3757421501</text:p>
          </table:table-cell>
          <table:table-cell table:formula="of:=[.$E$2]/[.K209]" office:value-type="float" office:value="0.00130108262829327">
            <text:p>0.00130108262829327</text:p>
          </table:table-cell>
          <table:table-cell table:formula="of:=[.$E$2]/[.L209]" office:value-type="float" office:value="0.00130370212022883">
            <text:p>0.00130370212022883</text:p>
          </table:table-cell>
          <table:table-cell table:formula="of:=[.$E$2]/[.M209]" office:value-type="float" office:value="0.00130632690549247">
            <text:p>0.00130632690549247</text:p>
          </table:table-cell>
          <table:table-cell table:formula="of:=ABS([.H209]/([.L209]*(1+[.H209]/[.$E$2])))" office:value-type="float" office:value="0.000000022604912517168">
            <text:p>0.000000022604912517168</text:p>
          </table:table-cell>
          <table:table-cell table:formula="of:=MIN([.$S209];[.$U209])" office:value-type="float" office:value="0.00130108262829327">
            <text:p>0.00130108262829327</text:p>
          </table:table-cell>
          <table:table-cell table:formula="of:=MAX([.$S209];[.$U209])" office:value-type="float" office:value="0.00130632690549247">
            <text:p>0.00130632690549247</text:p>
          </table:table-cell>
        </table:table-row>
        <table:table-row table:style-name="ro1">
          <table:table-cell table:formula="of:=CONCATENATE([.B210];&quot;/&quot;;[.C210];&quot;/&quot;;[.D210])" office:value-type="string" office:string-value="ned/heracles/ngc2903_heracles_mom1.fits.gz">
            <text:p>ned/heracles/ngc290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mom1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0]*(1-[.R210]/[.$E$2])/SQRT(1-([.R210]*[.R210])/([.$E$2]*[.$E$2]))+[.O210]" office:value-type="float" office:value="230577208146.674">
            <text:p>2.305772081467E+11</text:p>
          </table:table-cell>
          <table:table-cell table:formula="of:=[.$N210]*(1-[.Q210]/[.$E$2])/SQRT(1-([.Q210]*[.Q210])/([.$E$2]*[.$E$2]))+[.O210]" office:value-type="float" office:value="230113915859.355">
            <text:p>2.301139158594E+11</text:p>
          </table:table-cell>
          <table:table-cell table:formula="of:=[.$N210]*(1-[.P210]/[.$E$2])/SQRT(1-([.P210]*[.P210])/([.$E$2]*[.$E$2]))+[.O210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0]-([.G210]*[.H210])+[.H210]/2" office:value-type="float" office:value="1155757.24535305">
            <text:p>1155757.24535305</text:p>
          </table:table-cell>
          <table:table-cell table:formula="of:=[.P210]+([.I210]/2)*[.H210]" office:value-type="float" office:value="552369.93480545">
            <text:p>552369.93480545</text:p>
          </table:table-cell>
          <table:table-cell table:formula="of:=[.F210]+([.I210]-[.G210])*[.H210]+[.H210]/2" office:value-type="float" office:value="-51017.3757421501">
            <text:p>-51017.3757421501</text:p>
          </table:table-cell>
          <table:table-cell table:formula="of:=[.$E$2]/[.K210]" office:value-type="float" office:value="0.00130108262829327">
            <text:p>0.00130108262829327</text:p>
          </table:table-cell>
          <table:table-cell table:formula="of:=[.$E$2]/[.L210]" office:value-type="float" office:value="0.00130370212022883">
            <text:p>0.00130370212022883</text:p>
          </table:table-cell>
          <table:table-cell table:formula="of:=[.$E$2]/[.M210]" office:value-type="float" office:value="0.00130632690549247">
            <text:p>0.00130632690549247</text:p>
          </table:table-cell>
          <table:table-cell table:formula="of:=ABS([.H210]/([.L210]*(1+[.H210]/[.$E$2])))" office:value-type="float" office:value="0.000000022604912517168">
            <text:p>0.000000022604912517168</text:p>
          </table:table-cell>
          <table:table-cell table:formula="of:=MIN([.$S210];[.$U210])" office:value-type="float" office:value="0.00130108262829327">
            <text:p>0.00130108262829327</text:p>
          </table:table-cell>
          <table:table-cell table:formula="of:=MAX([.$S210];[.$U210])" office:value-type="float" office:value="0.00130632690549247">
            <text:p>0.00130632690549247</text:p>
          </table:table-cell>
        </table:table-row>
        <table:table-row table:style-name="ro1">
          <table:table-cell table:formula="of:=CONCATENATE([.B211];&quot;/&quot;;[.C211];&quot;/&quot;;[.D211])" office:value-type="string" office:string-value="ned/heracles/ngc2976_heracles.hans.fits.gz">
            <text:p>ned/heracles/ngc297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.hans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1]*(1-[.R211]/[.$E$2])/SQRT(1-([.R211]*[.R211])/([.$E$2]*[.$E$2]))+[.O211]" office:value-type="float" office:value="231001838889.559">
            <text:p>2.310018388896E+11</text:p>
          </table:table-cell>
          <table:table-cell table:formula="of:=[.$N211]*(1-[.Q211]/[.$E$2])/SQRT(1-([.Q211]*[.Q211])/([.$E$2]*[.$E$2]))+[.O211]" office:value-type="float" office:value="230537693259.707">
            <text:p>2.305376932597E+11</text:p>
          </table:table-cell>
          <table:table-cell table:formula="of:=[.$N211]*(1-[.P211]/[.$E$2])/SQRT(1-([.P211]*[.P211])/([.$E$2]*[.$E$2]))+[.O211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1]-([.G211]*[.H211])+[.H211]/2" office:value-type="float" office:value="603786.47315405">
            <text:p>603786.47315405</text:p>
          </table:table-cell>
          <table:table-cell table:formula="of:=[.P211]+([.I211]/2)*[.H211]" office:value-type="float" office:value="399.162606450031">
            <text:p>399.162606450031</text:p>
          </table:table-cell>
          <table:table-cell table:formula="of:=[.F211]+([.I211]-[.G211])*[.H211]+[.H211]/2" office:value-type="float" office:value="-602988.14794115">
            <text:p>-602988.14794115</text:p>
          </table:table-cell>
          <table:table-cell table:formula="of:=[.$E$2]/[.K211]" office:value-type="float" office:value="0.00129869096039287">
            <text:p>0.00129869096039287</text:p>
          </table:table-cell>
          <table:table-cell table:formula="of:=[.$E$2]/[.L211]" office:value-type="float" office:value="0.00130130563795501">
            <text:p>0.00130130563795501</text:p>
          </table:table-cell>
          <table:table-cell table:formula="of:=[.$E$2]/[.M211]" office:value-type="float" office:value="0.00130392557970794">
            <text:p>0.00130392557970794</text:p>
          </table:table-cell>
          <table:table-cell table:formula="of:=ABS([.H211]/([.L211]*(1+[.H211]/[.$E$2])))" office:value-type="float" office:value="0.0000000225633598715843">
            <text:p>0.0000000225633598715843</text:p>
          </table:table-cell>
          <table:table-cell table:formula="of:=MIN([.$S211];[.$U211])" office:value-type="float" office:value="0.00129869096039287">
            <text:p>0.00129869096039287</text:p>
          </table:table-cell>
          <table:table-cell table:formula="of:=MAX([.$S211];[.$U211])" office:value-type="float" office:value="0.00130392557970794">
            <text:p>0.00130392557970794</text:p>
          </table:table-cell>
        </table:table-row>
        <table:table-row table:style-name="ro1">
          <table:table-cell table:formula="of:=CONCATENATE([.B212];&quot;/&quot;;[.C212];&quot;/&quot;;[.D212])" office:value-type="string" office:string-value="ned/heracles/ngc2976_heracles_mom0.fits.gz">
            <text:p>ned/heracles/ngc297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mom0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2]*(1-[.R212]/[.$E$2])/SQRT(1-([.R212]*[.R212])/([.$E$2]*[.$E$2]))+[.O212]" office:value-type="float" office:value="231001838889.559">
            <text:p>2.310018388896E+11</text:p>
          </table:table-cell>
          <table:table-cell table:formula="of:=[.$N212]*(1-[.Q212]/[.$E$2])/SQRT(1-([.Q212]*[.Q212])/([.$E$2]*[.$E$2]))+[.O212]" office:value-type="float" office:value="230537693259.707">
            <text:p>2.305376932597E+11</text:p>
          </table:table-cell>
          <table:table-cell table:formula="of:=[.$N212]*(1-[.P212]/[.$E$2])/SQRT(1-([.P212]*[.P212])/([.$E$2]*[.$E$2]))+[.O212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2]-([.G212]*[.H212])+[.H212]/2" office:value-type="float" office:value="603786.47315405">
            <text:p>603786.47315405</text:p>
          </table:table-cell>
          <table:table-cell table:formula="of:=[.P212]+([.I212]/2)*[.H212]" office:value-type="float" office:value="399.162606450031">
            <text:p>399.162606450031</text:p>
          </table:table-cell>
          <table:table-cell table:formula="of:=[.F212]+([.I212]-[.G212])*[.H212]+[.H212]/2" office:value-type="float" office:value="-602988.14794115">
            <text:p>-602988.14794115</text:p>
          </table:table-cell>
          <table:table-cell table:formula="of:=[.$E$2]/[.K212]" office:value-type="float" office:value="0.00129869096039287">
            <text:p>0.00129869096039287</text:p>
          </table:table-cell>
          <table:table-cell table:formula="of:=[.$E$2]/[.L212]" office:value-type="float" office:value="0.00130130563795501">
            <text:p>0.00130130563795501</text:p>
          </table:table-cell>
          <table:table-cell table:formula="of:=[.$E$2]/[.M212]" office:value-type="float" office:value="0.00130392557970794">
            <text:p>0.00130392557970794</text:p>
          </table:table-cell>
          <table:table-cell table:formula="of:=ABS([.H212]/([.L212]*(1+[.H212]/[.$E$2])))" office:value-type="float" office:value="0.0000000225633598715843">
            <text:p>0.0000000225633598715843</text:p>
          </table:table-cell>
          <table:table-cell table:formula="of:=MIN([.$S212];[.$U212])" office:value-type="float" office:value="0.00129869096039287">
            <text:p>0.00129869096039287</text:p>
          </table:table-cell>
          <table:table-cell table:formula="of:=MAX([.$S212];[.$U212])" office:value-type="float" office:value="0.00130392557970794">
            <text:p>0.00130392557970794</text:p>
          </table:table-cell>
        </table:table-row>
        <table:table-row table:style-name="ro1">
          <table:table-cell table:formula="of:=CONCATENATE([.B213];&quot;/&quot;;[.C213];&quot;/&quot;;[.D213])" office:value-type="string" office:string-value="ned/heracles/ngc2976_heracles_emom0.fits.gz">
            <text:p>ned/heracles/ngc297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emom0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3]*(1-[.R213]/[.$E$2])/SQRT(1-([.R213]*[.R213])/([.$E$2]*[.$E$2]))+[.O213]" office:value-type="float" office:value="231001838889.559">
            <text:p>2.310018388896E+11</text:p>
          </table:table-cell>
          <table:table-cell table:formula="of:=[.$N213]*(1-[.Q213]/[.$E$2])/SQRT(1-([.Q213]*[.Q213])/([.$E$2]*[.$E$2]))+[.O213]" office:value-type="float" office:value="230537693259.707">
            <text:p>2.305376932597E+11</text:p>
          </table:table-cell>
          <table:table-cell table:formula="of:=[.$N213]*(1-[.P213]/[.$E$2])/SQRT(1-([.P213]*[.P213])/([.$E$2]*[.$E$2]))+[.O213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3]-([.G213]*[.H213])+[.H213]/2" office:value-type="float" office:value="603786.47315405">
            <text:p>603786.47315405</text:p>
          </table:table-cell>
          <table:table-cell table:formula="of:=[.P213]+([.I213]/2)*[.H213]" office:value-type="float" office:value="399.162606450031">
            <text:p>399.162606450031</text:p>
          </table:table-cell>
          <table:table-cell table:formula="of:=[.F213]+([.I213]-[.G213])*[.H213]+[.H213]/2" office:value-type="float" office:value="-602988.14794115">
            <text:p>-602988.14794115</text:p>
          </table:table-cell>
          <table:table-cell table:formula="of:=[.$E$2]/[.K213]" office:value-type="float" office:value="0.00129869096039287">
            <text:p>0.00129869096039287</text:p>
          </table:table-cell>
          <table:table-cell table:formula="of:=[.$E$2]/[.L213]" office:value-type="float" office:value="0.00130130563795501">
            <text:p>0.00130130563795501</text:p>
          </table:table-cell>
          <table:table-cell table:formula="of:=[.$E$2]/[.M213]" office:value-type="float" office:value="0.00130392557970794">
            <text:p>0.00130392557970794</text:p>
          </table:table-cell>
          <table:table-cell table:formula="of:=ABS([.H213]/([.L213]*(1+[.H213]/[.$E$2])))" office:value-type="float" office:value="0.0000000225633598715843">
            <text:p>0.0000000225633598715843</text:p>
          </table:table-cell>
          <table:table-cell table:formula="of:=MIN([.$S213];[.$U213])" office:value-type="float" office:value="0.00129869096039287">
            <text:p>0.00129869096039287</text:p>
          </table:table-cell>
          <table:table-cell table:formula="of:=MAX([.$S213];[.$U213])" office:value-type="float" office:value="0.00130392557970794">
            <text:p>0.00130392557970794</text:p>
          </table:table-cell>
        </table:table-row>
        <table:table-row table:style-name="ro1">
          <table:table-cell table:formula="of:=CONCATENATE([.B214];&quot;/&quot;;[.C214];&quot;/&quot;;[.D214])" office:value-type="string" office:string-value="ned/heracles/ngc2976_heracles_mom1.fits.gz">
            <text:p>ned/heracles/ngc297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mom1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4]*(1-[.R214]/[.$E$2])/SQRT(1-([.R214]*[.R214])/([.$E$2]*[.$E$2]))+[.O214]" office:value-type="float" office:value="231001838889.559">
            <text:p>2.310018388896E+11</text:p>
          </table:table-cell>
          <table:table-cell table:formula="of:=[.$N214]*(1-[.Q214]/[.$E$2])/SQRT(1-([.Q214]*[.Q214])/([.$E$2]*[.$E$2]))+[.O214]" office:value-type="float" office:value="230537693259.707">
            <text:p>2.305376932597E+11</text:p>
          </table:table-cell>
          <table:table-cell table:formula="of:=[.$N214]*(1-[.P214]/[.$E$2])/SQRT(1-([.P214]*[.P214])/([.$E$2]*[.$E$2]))+[.O214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4]-([.G214]*[.H214])+[.H214]/2" office:value-type="float" office:value="603786.47315405">
            <text:p>603786.47315405</text:p>
          </table:table-cell>
          <table:table-cell table:formula="of:=[.P214]+([.I214]/2)*[.H214]" office:value-type="float" office:value="399.162606450031">
            <text:p>399.162606450031</text:p>
          </table:table-cell>
          <table:table-cell table:formula="of:=[.F214]+([.I214]-[.G214])*[.H214]+[.H214]/2" office:value-type="float" office:value="-602988.14794115">
            <text:p>-602988.14794115</text:p>
          </table:table-cell>
          <table:table-cell table:formula="of:=[.$E$2]/[.K214]" office:value-type="float" office:value="0.00129869096039287">
            <text:p>0.00129869096039287</text:p>
          </table:table-cell>
          <table:table-cell table:formula="of:=[.$E$2]/[.L214]" office:value-type="float" office:value="0.00130130563795501">
            <text:p>0.00130130563795501</text:p>
          </table:table-cell>
          <table:table-cell table:formula="of:=[.$E$2]/[.M214]" office:value-type="float" office:value="0.00130392557970794">
            <text:p>0.00130392557970794</text:p>
          </table:table-cell>
          <table:table-cell table:formula="of:=ABS([.H214]/([.L214]*(1+[.H214]/[.$E$2])))" office:value-type="float" office:value="0.0000000225633598715843">
            <text:p>0.0000000225633598715843</text:p>
          </table:table-cell>
          <table:table-cell table:formula="of:=MIN([.$S214];[.$U214])" office:value-type="float" office:value="0.00129869096039287">
            <text:p>0.00129869096039287</text:p>
          </table:table-cell>
          <table:table-cell table:formula="of:=MAX([.$S214];[.$U214])" office:value-type="float" office:value="0.00130392557970794">
            <text:p>0.00130392557970794</text:p>
          </table:table-cell>
        </table:table-row>
        <table:table-row table:style-name="ro1">
          <table:table-cell table:formula="of:=CONCATENATE([.B215];&quot;/&quot;;[.C215];&quot;/&quot;;[.D215])" office:value-type="string" office:string-value="ned/heracles/ngc3049_heracles.hans.fits.gz">
            <text:p>ned/heracles/ngc304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.hans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5]*(1-[.R215]/[.$E$2])/SQRT(1-([.R215]*[.R215])/([.$E$2]*[.$E$2]))+[.O215]" office:value-type="float" office:value="229864274472.756">
            <text:p>2.298642744728E+11</text:p>
          </table:table-cell>
          <table:table-cell table:formula="of:=[.$N215]*(1-[.Q215]/[.$E$2])/SQRT(1-([.Q215]*[.Q215])/([.$E$2]*[.$E$2]))+[.O215]" office:value-type="float" office:value="229402407850.384">
            <text:p>2.294024078504E+11</text:p>
          </table:table-cell>
          <table:table-cell table:formula="of:=[.$N215]*(1-[.P215]/[.$E$2])/SQRT(1-([.P215]*[.P215])/([.$E$2]*[.$E$2]))+[.O215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5]-([.G215]*[.H215])+[.H215]/2" office:value-type="float" office:value="2084777.3442461">
            <text:p>2084777.3442461</text:p>
          </table:table-cell>
          <table:table-cell table:formula="of:=[.P215]+([.I215]/2)*[.H215]" office:value-type="float" office:value="1481390.0336985">
            <text:p>1481390.0336985</text:p>
          </table:table-cell>
          <table:table-cell table:formula="of:=[.F215]+([.I215]-[.G215])*[.H215]+[.H215]/2" office:value-type="float" office:value="878002.7231509">
            <text:p>878002.7231509</text:p>
          </table:table-cell>
          <table:table-cell table:formula="of:=[.$E$2]/[.K215]" office:value-type="float" office:value="0.00130511799055384">
            <text:p>0.00130511799055384</text:p>
          </table:table-cell>
          <table:table-cell table:formula="of:=[.$E$2]/[.L215]" office:value-type="float" office:value="0.00130774564578964">
            <text:p>0.00130774564578964</text:p>
          </table:table-cell>
          <table:table-cell table:formula="of:=[.$E$2]/[.M215]" office:value-type="float" office:value="0.00131037864376066">
            <text:p>0.00131037864376066</text:p>
          </table:table-cell>
          <table:table-cell table:formula="of:=ABS([.H215]/([.L215]*(1+[.H215]/[.$E$2])))" office:value-type="float" office:value="0.0000000453508328856571">
            <text:p>0.0000000453508328856571</text:p>
          </table:table-cell>
          <table:table-cell table:formula="of:=MIN([.$S215];[.$U215])" office:value-type="float" office:value="0.00130511799055384">
            <text:p>0.00130511799055384</text:p>
          </table:table-cell>
          <table:table-cell table:formula="of:=MAX([.$S215];[.$U215])" office:value-type="float" office:value="0.00131037864376066">
            <text:p>0.00131037864376066</text:p>
          </table:table-cell>
        </table:table-row>
        <table:table-row table:style-name="ro1">
          <table:table-cell table:formula="of:=CONCATENATE([.B216];&quot;/&quot;;[.C216];&quot;/&quot;;[.D216])" office:value-type="string" office:string-value="ned/heracles/ngc3049_heracles_mom0.fits.gz">
            <text:p>ned/heracles/ngc304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mom0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6]*(1-[.R216]/[.$E$2])/SQRT(1-([.R216]*[.R216])/([.$E$2]*[.$E$2]))+[.O216]" office:value-type="float" office:value="229864274472.756">
            <text:p>2.298642744728E+11</text:p>
          </table:table-cell>
          <table:table-cell table:formula="of:=[.$N216]*(1-[.Q216]/[.$E$2])/SQRT(1-([.Q216]*[.Q216])/([.$E$2]*[.$E$2]))+[.O216]" office:value-type="float" office:value="229402407850.384">
            <text:p>2.294024078504E+11</text:p>
          </table:table-cell>
          <table:table-cell table:formula="of:=[.$N216]*(1-[.P216]/[.$E$2])/SQRT(1-([.P216]*[.P216])/([.$E$2]*[.$E$2]))+[.O216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6]-([.G216]*[.H216])+[.H216]/2" office:value-type="float" office:value="2084777.3442461">
            <text:p>2084777.3442461</text:p>
          </table:table-cell>
          <table:table-cell table:formula="of:=[.P216]+([.I216]/2)*[.H216]" office:value-type="float" office:value="1481390.0336985">
            <text:p>1481390.0336985</text:p>
          </table:table-cell>
          <table:table-cell table:formula="of:=[.F216]+([.I216]-[.G216])*[.H216]+[.H216]/2" office:value-type="float" office:value="878002.7231509">
            <text:p>878002.7231509</text:p>
          </table:table-cell>
          <table:table-cell table:formula="of:=[.$E$2]/[.K216]" office:value-type="float" office:value="0.00130511799055384">
            <text:p>0.00130511799055384</text:p>
          </table:table-cell>
          <table:table-cell table:formula="of:=[.$E$2]/[.L216]" office:value-type="float" office:value="0.00130774564578964">
            <text:p>0.00130774564578964</text:p>
          </table:table-cell>
          <table:table-cell table:formula="of:=[.$E$2]/[.M216]" office:value-type="float" office:value="0.00131037864376066">
            <text:p>0.00131037864376066</text:p>
          </table:table-cell>
          <table:table-cell table:formula="of:=ABS([.H216]/([.L216]*(1+[.H216]/[.$E$2])))" office:value-type="float" office:value="0.0000000453508328856571">
            <text:p>0.0000000453508328856571</text:p>
          </table:table-cell>
          <table:table-cell table:formula="of:=MIN([.$S216];[.$U216])" office:value-type="float" office:value="0.00130511799055384">
            <text:p>0.00130511799055384</text:p>
          </table:table-cell>
          <table:table-cell table:formula="of:=MAX([.$S216];[.$U216])" office:value-type="float" office:value="0.00131037864376066">
            <text:p>0.00131037864376066</text:p>
          </table:table-cell>
        </table:table-row>
        <table:table-row table:style-name="ro1">
          <table:table-cell table:formula="of:=CONCATENATE([.B217];&quot;/&quot;;[.C217];&quot;/&quot;;[.D217])" office:value-type="string" office:string-value="ned/heracles/ngc3049_heracles_emom0.fits.gz">
            <text:p>ned/heracles/ngc304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emom0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7]*(1-[.R217]/[.$E$2])/SQRT(1-([.R217]*[.R217])/([.$E$2]*[.$E$2]))+[.O217]" office:value-type="float" office:value="229864274472.756">
            <text:p>2.298642744728E+11</text:p>
          </table:table-cell>
          <table:table-cell table:formula="of:=[.$N217]*(1-[.Q217]/[.$E$2])/SQRT(1-([.Q217]*[.Q217])/([.$E$2]*[.$E$2]))+[.O217]" office:value-type="float" office:value="229402407850.384">
            <text:p>2.294024078504E+11</text:p>
          </table:table-cell>
          <table:table-cell table:formula="of:=[.$N217]*(1-[.P217]/[.$E$2])/SQRT(1-([.P217]*[.P217])/([.$E$2]*[.$E$2]))+[.O217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7]-([.G217]*[.H217])+[.H217]/2" office:value-type="float" office:value="2084777.3442461">
            <text:p>2084777.3442461</text:p>
          </table:table-cell>
          <table:table-cell table:formula="of:=[.P217]+([.I217]/2)*[.H217]" office:value-type="float" office:value="1481390.0336985">
            <text:p>1481390.0336985</text:p>
          </table:table-cell>
          <table:table-cell table:formula="of:=[.F217]+([.I217]-[.G217])*[.H217]+[.H217]/2" office:value-type="float" office:value="878002.7231509">
            <text:p>878002.7231509</text:p>
          </table:table-cell>
          <table:table-cell table:formula="of:=[.$E$2]/[.K217]" office:value-type="float" office:value="0.00130511799055384">
            <text:p>0.00130511799055384</text:p>
          </table:table-cell>
          <table:table-cell table:formula="of:=[.$E$2]/[.L217]" office:value-type="float" office:value="0.00130774564578964">
            <text:p>0.00130774564578964</text:p>
          </table:table-cell>
          <table:table-cell table:formula="of:=[.$E$2]/[.M217]" office:value-type="float" office:value="0.00131037864376066">
            <text:p>0.00131037864376066</text:p>
          </table:table-cell>
          <table:table-cell table:formula="of:=ABS([.H217]/([.L217]*(1+[.H217]/[.$E$2])))" office:value-type="float" office:value="0.0000000453508328856571">
            <text:p>0.0000000453508328856571</text:p>
          </table:table-cell>
          <table:table-cell table:formula="of:=MIN([.$S217];[.$U217])" office:value-type="float" office:value="0.00130511799055384">
            <text:p>0.00130511799055384</text:p>
          </table:table-cell>
          <table:table-cell table:formula="of:=MAX([.$S217];[.$U217])" office:value-type="float" office:value="0.00131037864376066">
            <text:p>0.00131037864376066</text:p>
          </table:table-cell>
        </table:table-row>
        <table:table-row table:style-name="ro1">
          <table:table-cell table:formula="of:=CONCATENATE([.B218];&quot;/&quot;;[.C218];&quot;/&quot;;[.D218])" office:value-type="string" office:string-value="ned/heracles/ngc3049_heracles_mom1.fits.gz">
            <text:p>ned/heracles/ngc304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mom1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8]*(1-[.R218]/[.$E$2])/SQRT(1-([.R218]*[.R218])/([.$E$2]*[.$E$2]))+[.O218]" office:value-type="float" office:value="229864274472.756">
            <text:p>2.298642744728E+11</text:p>
          </table:table-cell>
          <table:table-cell table:formula="of:=[.$N218]*(1-[.Q218]/[.$E$2])/SQRT(1-([.Q218]*[.Q218])/([.$E$2]*[.$E$2]))+[.O218]" office:value-type="float" office:value="229402407850.384">
            <text:p>2.294024078504E+11</text:p>
          </table:table-cell>
          <table:table-cell table:formula="of:=[.$N218]*(1-[.P218]/[.$E$2])/SQRT(1-([.P218]*[.P218])/([.$E$2]*[.$E$2]))+[.O218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8]-([.G218]*[.H218])+[.H218]/2" office:value-type="float" office:value="2084777.3442461">
            <text:p>2084777.3442461</text:p>
          </table:table-cell>
          <table:table-cell table:formula="of:=[.P218]+([.I218]/2)*[.H218]" office:value-type="float" office:value="1481390.0336985">
            <text:p>1481390.0336985</text:p>
          </table:table-cell>
          <table:table-cell table:formula="of:=[.F218]+([.I218]-[.G218])*[.H218]+[.H218]/2" office:value-type="float" office:value="878002.7231509">
            <text:p>878002.7231509</text:p>
          </table:table-cell>
          <table:table-cell table:formula="of:=[.$E$2]/[.K218]" office:value-type="float" office:value="0.00130511799055384">
            <text:p>0.00130511799055384</text:p>
          </table:table-cell>
          <table:table-cell table:formula="of:=[.$E$2]/[.L218]" office:value-type="float" office:value="0.00130774564578964">
            <text:p>0.00130774564578964</text:p>
          </table:table-cell>
          <table:table-cell table:formula="of:=[.$E$2]/[.M218]" office:value-type="float" office:value="0.00131037864376066">
            <text:p>0.00131037864376066</text:p>
          </table:table-cell>
          <table:table-cell table:formula="of:=ABS([.H218]/([.L218]*(1+[.H218]/[.$E$2])))" office:value-type="float" office:value="0.0000000453508328856571">
            <text:p>0.0000000453508328856571</text:p>
          </table:table-cell>
          <table:table-cell table:formula="of:=MIN([.$S218];[.$U218])" office:value-type="float" office:value="0.00130511799055384">
            <text:p>0.00130511799055384</text:p>
          </table:table-cell>
          <table:table-cell table:formula="of:=MAX([.$S218];[.$U218])" office:value-type="float" office:value="0.00131037864376066">
            <text:p>0.00131037864376066</text:p>
          </table:table-cell>
        </table:table-row>
        <table:table-row table:style-name="ro1">
          <table:table-cell table:formula="of:=CONCATENATE([.B219];&quot;/&quot;;[.C219];&quot;/&quot;;[.D219])" office:value-type="string" office:string-value="ned/heracles/ngc3077_heracles.hans.fits.gz">
            <text:p>ned/heracles/ngc307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.hans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9]*(1-[.R219]/[.$E$2])/SQRT(1-([.R219]*[.R219])/([.$E$2]*[.$E$2]))+[.O219]" office:value-type="float" office:value="230993369424.083">
            <text:p>2.309933694241E+11</text:p>
          </table:table-cell>
          <table:table-cell table:formula="of:=[.$N219]*(1-[.Q219]/[.$E$2])/SQRT(1-([.Q219]*[.Q219])/([.$E$2]*[.$E$2]))+[.O219]" office:value-type="float" office:value="230529240845.218">
            <text:p>2.305292408452E+11</text:p>
          </table:table-cell>
          <table:table-cell table:formula="of:=[.$N219]*(1-[.P219]/[.$E$2])/SQRT(1-([.P219]*[.P219])/([.$E$2]*[.$E$2]))+[.O219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9]-([.G219]*[.H219])+[.H219]/2" office:value-type="float" office:value="614785.84941905">
            <text:p>614785.84941905</text:p>
          </table:table-cell>
          <table:table-cell table:formula="of:=[.P219]+([.I219]/2)*[.H219]" office:value-type="float" office:value="11398.53887145">
            <text:p>11398.53887145</text:p>
          </table:table-cell>
          <table:table-cell table:formula="of:=[.F219]+([.I219]-[.G219])*[.H219]+[.H219]/2" office:value-type="float" office:value="-591988.77167615">
            <text:p>-591988.77167615</text:p>
          </table:table-cell>
          <table:table-cell table:formula="of:=[.$E$2]/[.K219]" office:value-type="float" office:value="0.00129873857742309">
            <text:p>0.00129873857742309</text:p>
          </table:table-cell>
          <table:table-cell table:formula="of:=[.$E$2]/[.L219]" office:value-type="float" office:value="0.0013013533506642">
            <text:p>0.0013013533506642</text:p>
          </table:table-cell>
          <table:table-cell table:formula="of:=[.$E$2]/[.M219]" office:value-type="float" office:value="0.00130397338867516">
            <text:p>0.00130397338867516</text:p>
          </table:table-cell>
          <table:table-cell table:formula="of:=ABS([.H219]/([.L219]*(1+[.H219]/[.$E$2])))" office:value-type="float" office:value="0.0000000225641871630342">
            <text:p>0.0000000225641871630342</text:p>
          </table:table-cell>
          <table:table-cell table:formula="of:=MIN([.$S219];[.$U219])" office:value-type="float" office:value="0.00129873857742309">
            <text:p>0.00129873857742309</text:p>
          </table:table-cell>
          <table:table-cell table:formula="of:=MAX([.$S219];[.$U219])" office:value-type="float" office:value="0.00130397338867516">
            <text:p>0.00130397338867516</text:p>
          </table:table-cell>
        </table:table-row>
        <table:table-row table:style-name="ro1">
          <table:table-cell table:formula="of:=CONCATENATE([.B220];&quot;/&quot;;[.C220];&quot;/&quot;;[.D220])" office:value-type="string" office:string-value="ned/heracles/ngc3077_heracles_mom0.fits.gz">
            <text:p>ned/heracles/ngc307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mom0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0]*(1-[.R220]/[.$E$2])/SQRT(1-([.R220]*[.R220])/([.$E$2]*[.$E$2]))+[.O220]" office:value-type="float" office:value="230993369424.083">
            <text:p>2.309933694241E+11</text:p>
          </table:table-cell>
          <table:table-cell table:formula="of:=[.$N220]*(1-[.Q220]/[.$E$2])/SQRT(1-([.Q220]*[.Q220])/([.$E$2]*[.$E$2]))+[.O220]" office:value-type="float" office:value="230529240845.218">
            <text:p>2.305292408452E+11</text:p>
          </table:table-cell>
          <table:table-cell table:formula="of:=[.$N220]*(1-[.P220]/[.$E$2])/SQRT(1-([.P220]*[.P220])/([.$E$2]*[.$E$2]))+[.O220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0]-([.G220]*[.H220])+[.H220]/2" office:value-type="float" office:value="614785.84941905">
            <text:p>614785.84941905</text:p>
          </table:table-cell>
          <table:table-cell table:formula="of:=[.P220]+([.I220]/2)*[.H220]" office:value-type="float" office:value="11398.53887145">
            <text:p>11398.53887145</text:p>
          </table:table-cell>
          <table:table-cell table:formula="of:=[.F220]+([.I220]-[.G220])*[.H220]+[.H220]/2" office:value-type="float" office:value="-591988.77167615">
            <text:p>-591988.77167615</text:p>
          </table:table-cell>
          <table:table-cell table:formula="of:=[.$E$2]/[.K220]" office:value-type="float" office:value="0.00129873857742309">
            <text:p>0.00129873857742309</text:p>
          </table:table-cell>
          <table:table-cell table:formula="of:=[.$E$2]/[.L220]" office:value-type="float" office:value="0.0013013533506642">
            <text:p>0.0013013533506642</text:p>
          </table:table-cell>
          <table:table-cell table:formula="of:=[.$E$2]/[.M220]" office:value-type="float" office:value="0.00130397338867516">
            <text:p>0.00130397338867516</text:p>
          </table:table-cell>
          <table:table-cell table:formula="of:=ABS([.H220]/([.L220]*(1+[.H220]/[.$E$2])))" office:value-type="float" office:value="0.0000000225641871630342">
            <text:p>0.0000000225641871630342</text:p>
          </table:table-cell>
          <table:table-cell table:formula="of:=MIN([.$S220];[.$U220])" office:value-type="float" office:value="0.00129873857742309">
            <text:p>0.00129873857742309</text:p>
          </table:table-cell>
          <table:table-cell table:formula="of:=MAX([.$S220];[.$U220])" office:value-type="float" office:value="0.00130397338867516">
            <text:p>0.00130397338867516</text:p>
          </table:table-cell>
        </table:table-row>
        <table:table-row table:style-name="ro1">
          <table:table-cell table:formula="of:=CONCATENATE([.B221];&quot;/&quot;;[.C221];&quot;/&quot;;[.D221])" office:value-type="string" office:string-value="ned/heracles/ngc3077_heracles_emom0.fits.gz">
            <text:p>ned/heracles/ngc307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emom0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1]*(1-[.R221]/[.$E$2])/SQRT(1-([.R221]*[.R221])/([.$E$2]*[.$E$2]))+[.O221]" office:value-type="float" office:value="230993369424.083">
            <text:p>2.309933694241E+11</text:p>
          </table:table-cell>
          <table:table-cell table:formula="of:=[.$N221]*(1-[.Q221]/[.$E$2])/SQRT(1-([.Q221]*[.Q221])/([.$E$2]*[.$E$2]))+[.O221]" office:value-type="float" office:value="230529240845.218">
            <text:p>2.305292408452E+11</text:p>
          </table:table-cell>
          <table:table-cell table:formula="of:=[.$N221]*(1-[.P221]/[.$E$2])/SQRT(1-([.P221]*[.P221])/([.$E$2]*[.$E$2]))+[.O221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1]-([.G221]*[.H221])+[.H221]/2" office:value-type="float" office:value="614785.84941905">
            <text:p>614785.84941905</text:p>
          </table:table-cell>
          <table:table-cell table:formula="of:=[.P221]+([.I221]/2)*[.H221]" office:value-type="float" office:value="11398.53887145">
            <text:p>11398.53887145</text:p>
          </table:table-cell>
          <table:table-cell table:formula="of:=[.F221]+([.I221]-[.G221])*[.H221]+[.H221]/2" office:value-type="float" office:value="-591988.77167615">
            <text:p>-591988.77167615</text:p>
          </table:table-cell>
          <table:table-cell table:formula="of:=[.$E$2]/[.K221]" office:value-type="float" office:value="0.00129873857742309">
            <text:p>0.00129873857742309</text:p>
          </table:table-cell>
          <table:table-cell table:formula="of:=[.$E$2]/[.L221]" office:value-type="float" office:value="0.0013013533506642">
            <text:p>0.0013013533506642</text:p>
          </table:table-cell>
          <table:table-cell table:formula="of:=[.$E$2]/[.M221]" office:value-type="float" office:value="0.00130397338867516">
            <text:p>0.00130397338867516</text:p>
          </table:table-cell>
          <table:table-cell table:formula="of:=ABS([.H221]/([.L221]*(1+[.H221]/[.$E$2])))" office:value-type="float" office:value="0.0000000225641871630342">
            <text:p>0.0000000225641871630342</text:p>
          </table:table-cell>
          <table:table-cell table:formula="of:=MIN([.$S221];[.$U221])" office:value-type="float" office:value="0.00129873857742309">
            <text:p>0.00129873857742309</text:p>
          </table:table-cell>
          <table:table-cell table:formula="of:=MAX([.$S221];[.$U221])" office:value-type="float" office:value="0.00130397338867516">
            <text:p>0.00130397338867516</text:p>
          </table:table-cell>
        </table:table-row>
        <table:table-row table:style-name="ro1">
          <table:table-cell table:formula="of:=CONCATENATE([.B222];&quot;/&quot;;[.C222];&quot;/&quot;;[.D222])" office:value-type="string" office:string-value="ned/heracles/ngc3077_heracles_mom1.fits.gz">
            <text:p>ned/heracles/ngc307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mom1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2]*(1-[.R222]/[.$E$2])/SQRT(1-([.R222]*[.R222])/([.$E$2]*[.$E$2]))+[.O222]" office:value-type="float" office:value="230993369424.083">
            <text:p>2.309933694241E+11</text:p>
          </table:table-cell>
          <table:table-cell table:formula="of:=[.$N222]*(1-[.Q222]/[.$E$2])/SQRT(1-([.Q222]*[.Q222])/([.$E$2]*[.$E$2]))+[.O222]" office:value-type="float" office:value="230529240845.218">
            <text:p>2.305292408452E+11</text:p>
          </table:table-cell>
          <table:table-cell table:formula="of:=[.$N222]*(1-[.P222]/[.$E$2])/SQRT(1-([.P222]*[.P222])/([.$E$2]*[.$E$2]))+[.O222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2]-([.G222]*[.H222])+[.H222]/2" office:value-type="float" office:value="614785.84941905">
            <text:p>614785.84941905</text:p>
          </table:table-cell>
          <table:table-cell table:formula="of:=[.P222]+([.I222]/2)*[.H222]" office:value-type="float" office:value="11398.53887145">
            <text:p>11398.53887145</text:p>
          </table:table-cell>
          <table:table-cell table:formula="of:=[.F222]+([.I222]-[.G222])*[.H222]+[.H222]/2" office:value-type="float" office:value="-591988.77167615">
            <text:p>-591988.77167615</text:p>
          </table:table-cell>
          <table:table-cell table:formula="of:=[.$E$2]/[.K222]" office:value-type="float" office:value="0.00129873857742309">
            <text:p>0.00129873857742309</text:p>
          </table:table-cell>
          <table:table-cell table:formula="of:=[.$E$2]/[.L222]" office:value-type="float" office:value="0.0013013533506642">
            <text:p>0.0013013533506642</text:p>
          </table:table-cell>
          <table:table-cell table:formula="of:=[.$E$2]/[.M222]" office:value-type="float" office:value="0.00130397338867516">
            <text:p>0.00130397338867516</text:p>
          </table:table-cell>
          <table:table-cell table:formula="of:=ABS([.H222]/([.L222]*(1+[.H222]/[.$E$2])))" office:value-type="float" office:value="0.0000000225641871630342">
            <text:p>0.0000000225641871630342</text:p>
          </table:table-cell>
          <table:table-cell table:formula="of:=MIN([.$S222];[.$U222])" office:value-type="float" office:value="0.00129873857742309">
            <text:p>0.00129873857742309</text:p>
          </table:table-cell>
          <table:table-cell table:formula="of:=MAX([.$S222];[.$U222])" office:value-type="float" office:value="0.00130397338867516">
            <text:p>0.00130397338867516</text:p>
          </table:table-cell>
        </table:table-row>
        <table:table-row table:style-name="ro1">
          <table:table-cell table:formula="of:=CONCATENATE([.B223];&quot;/&quot;;[.C223];&quot;/&quot;;[.D223])" office:value-type="string" office:string-value="ned/heracles/ngc3184_heracles.hans.fits.gz">
            <text:p>ned/heracles/ngc318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.hans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3]*(1-[.R223]/[.$E$2])/SQRT(1-([.R223]*[.R223])/([.$E$2]*[.$E$2]))+[.O223]" office:value-type="float" office:value="230549646179.495">
            <text:p>2.305496461795E+11</text:p>
          </table:table-cell>
          <table:table-cell table:formula="of:=[.$N223]*(1-[.Q223]/[.$E$2])/SQRT(1-([.Q223]*[.Q223])/([.$E$2]*[.$E$2]))+[.O223]" office:value-type="float" office:value="230086409172.596">
            <text:p>2.300864091726E+11</text:p>
          </table:table-cell>
          <table:table-cell table:formula="of:=[.$N223]*(1-[.P223]/[.$E$2])/SQRT(1-([.P223]*[.P223])/([.$E$2]*[.$E$2]))+[.O223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3]-([.G223]*[.H223])+[.H223]/2" office:value-type="float" office:value="1191619.78502305">
            <text:p>1191619.78502305</text:p>
          </table:table-cell>
          <table:table-cell table:formula="of:=[.P223]+([.I223]/2)*[.H223]" office:value-type="float" office:value="588232.47447545">
            <text:p>588232.47447545</text:p>
          </table:table-cell>
          <table:table-cell table:formula="of:=[.F223]+([.I223]-[.G223])*[.H223]+[.H223]/2" office:value-type="float" office:value="-15154.83607215">
            <text:p>-15154.83607215</text:p>
          </table:table-cell>
          <table:table-cell table:formula="of:=[.$E$2]/[.K223]" office:value-type="float" office:value="0.00130123817135002">
            <text:p>0.00130123817135002</text:p>
          </table:table-cell>
          <table:table-cell table:formula="of:=[.$E$2]/[.L223]" office:value-type="float" office:value="0.00130385797700445">
            <text:p>0.00130385797700445</text:p>
          </table:table-cell>
          <table:table-cell table:formula="of:=[.$E$2]/[.M223]" office:value-type="float" office:value="0.00130648307788565">
            <text:p>0.00130648307788565</text:p>
          </table:table-cell>
          <table:table-cell table:formula="of:=ABS([.H223]/([.L223]*(1+[.H223]/[.$E$2])))" office:value-type="float" office:value="0.0000000226076149203654">
            <text:p>0.0000000226076149203654</text:p>
          </table:table-cell>
          <table:table-cell table:formula="of:=MIN([.$S223];[.$U223])" office:value-type="float" office:value="0.00130123817135002">
            <text:p>0.00130123817135002</text:p>
          </table:table-cell>
          <table:table-cell table:formula="of:=MAX([.$S223];[.$U223])" office:value-type="float" office:value="0.00130648307788565">
            <text:p>0.00130648307788565</text:p>
          </table:table-cell>
        </table:table-row>
        <table:table-row table:style-name="ro1">
          <table:table-cell table:formula="of:=CONCATENATE([.B224];&quot;/&quot;;[.C224];&quot;/&quot;;[.D224])" office:value-type="string" office:string-value="ned/heracles/ngc3184_heracles_mom0.fits.gz">
            <text:p>ned/heracles/ngc318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mom0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4]*(1-[.R224]/[.$E$2])/SQRT(1-([.R224]*[.R224])/([.$E$2]*[.$E$2]))+[.O224]" office:value-type="float" office:value="230549646179.495">
            <text:p>2.305496461795E+11</text:p>
          </table:table-cell>
          <table:table-cell table:formula="of:=[.$N224]*(1-[.Q224]/[.$E$2])/SQRT(1-([.Q224]*[.Q224])/([.$E$2]*[.$E$2]))+[.O224]" office:value-type="float" office:value="230086409172.596">
            <text:p>2.300864091726E+11</text:p>
          </table:table-cell>
          <table:table-cell table:formula="of:=[.$N224]*(1-[.P224]/[.$E$2])/SQRT(1-([.P224]*[.P224])/([.$E$2]*[.$E$2]))+[.O224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4]-([.G224]*[.H224])+[.H224]/2" office:value-type="float" office:value="1191619.78502305">
            <text:p>1191619.78502305</text:p>
          </table:table-cell>
          <table:table-cell table:formula="of:=[.P224]+([.I224]/2)*[.H224]" office:value-type="float" office:value="588232.47447545">
            <text:p>588232.47447545</text:p>
          </table:table-cell>
          <table:table-cell table:formula="of:=[.F224]+([.I224]-[.G224])*[.H224]+[.H224]/2" office:value-type="float" office:value="-15154.83607215">
            <text:p>-15154.83607215</text:p>
          </table:table-cell>
          <table:table-cell table:formula="of:=[.$E$2]/[.K224]" office:value-type="float" office:value="0.00130123817135002">
            <text:p>0.00130123817135002</text:p>
          </table:table-cell>
          <table:table-cell table:formula="of:=[.$E$2]/[.L224]" office:value-type="float" office:value="0.00130385797700445">
            <text:p>0.00130385797700445</text:p>
          </table:table-cell>
          <table:table-cell table:formula="of:=[.$E$2]/[.M224]" office:value-type="float" office:value="0.00130648307788565">
            <text:p>0.00130648307788565</text:p>
          </table:table-cell>
          <table:table-cell table:formula="of:=ABS([.H224]/([.L224]*(1+[.H224]/[.$E$2])))" office:value-type="float" office:value="0.0000000226076149203654">
            <text:p>0.0000000226076149203654</text:p>
          </table:table-cell>
          <table:table-cell table:formula="of:=MIN([.$S224];[.$U224])" office:value-type="float" office:value="0.00130123817135002">
            <text:p>0.00130123817135002</text:p>
          </table:table-cell>
          <table:table-cell table:formula="of:=MAX([.$S224];[.$U224])" office:value-type="float" office:value="0.00130648307788565">
            <text:p>0.00130648307788565</text:p>
          </table:table-cell>
        </table:table-row>
        <table:table-row table:style-name="ro1">
          <table:table-cell table:formula="of:=CONCATENATE([.B225];&quot;/&quot;;[.C225];&quot;/&quot;;[.D225])" office:value-type="string" office:string-value="ned/heracles/ngc3184_heracles_emom0.fits.gz">
            <text:p>ned/heracles/ngc318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emom0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5]*(1-[.R225]/[.$E$2])/SQRT(1-([.R225]*[.R225])/([.$E$2]*[.$E$2]))+[.O225]" office:value-type="float" office:value="230549646179.495">
            <text:p>2.305496461795E+11</text:p>
          </table:table-cell>
          <table:table-cell table:formula="of:=[.$N225]*(1-[.Q225]/[.$E$2])/SQRT(1-([.Q225]*[.Q225])/([.$E$2]*[.$E$2]))+[.O225]" office:value-type="float" office:value="230086409172.596">
            <text:p>2.300864091726E+11</text:p>
          </table:table-cell>
          <table:table-cell table:formula="of:=[.$N225]*(1-[.P225]/[.$E$2])/SQRT(1-([.P225]*[.P225])/([.$E$2]*[.$E$2]))+[.O225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5]-([.G225]*[.H225])+[.H225]/2" office:value-type="float" office:value="1191619.78502305">
            <text:p>1191619.78502305</text:p>
          </table:table-cell>
          <table:table-cell table:formula="of:=[.P225]+([.I225]/2)*[.H225]" office:value-type="float" office:value="588232.47447545">
            <text:p>588232.47447545</text:p>
          </table:table-cell>
          <table:table-cell table:formula="of:=[.F225]+([.I225]-[.G225])*[.H225]+[.H225]/2" office:value-type="float" office:value="-15154.83607215">
            <text:p>-15154.83607215</text:p>
          </table:table-cell>
          <table:table-cell table:formula="of:=[.$E$2]/[.K225]" office:value-type="float" office:value="0.00130123817135002">
            <text:p>0.00130123817135002</text:p>
          </table:table-cell>
          <table:table-cell table:formula="of:=[.$E$2]/[.L225]" office:value-type="float" office:value="0.00130385797700445">
            <text:p>0.00130385797700445</text:p>
          </table:table-cell>
          <table:table-cell table:formula="of:=[.$E$2]/[.M225]" office:value-type="float" office:value="0.00130648307788565">
            <text:p>0.00130648307788565</text:p>
          </table:table-cell>
          <table:table-cell table:formula="of:=ABS([.H225]/([.L225]*(1+[.H225]/[.$E$2])))" office:value-type="float" office:value="0.0000000226076149203654">
            <text:p>0.0000000226076149203654</text:p>
          </table:table-cell>
          <table:table-cell table:formula="of:=MIN([.$S225];[.$U225])" office:value-type="float" office:value="0.00130123817135002">
            <text:p>0.00130123817135002</text:p>
          </table:table-cell>
          <table:table-cell table:formula="of:=MAX([.$S225];[.$U225])" office:value-type="float" office:value="0.00130648307788565">
            <text:p>0.00130648307788565</text:p>
          </table:table-cell>
        </table:table-row>
        <table:table-row table:style-name="ro1">
          <table:table-cell table:formula="of:=CONCATENATE([.B226];&quot;/&quot;;[.C226];&quot;/&quot;;[.D226])" office:value-type="string" office:string-value="ned/heracles/ngc3184_heracles_mom1.fits.gz">
            <text:p>ned/heracles/ngc318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mom1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6]*(1-[.R226]/[.$E$2])/SQRT(1-([.R226]*[.R226])/([.$E$2]*[.$E$2]))+[.O226]" office:value-type="float" office:value="230549646179.495">
            <text:p>2.305496461795E+11</text:p>
          </table:table-cell>
          <table:table-cell table:formula="of:=[.$N226]*(1-[.Q226]/[.$E$2])/SQRT(1-([.Q226]*[.Q226])/([.$E$2]*[.$E$2]))+[.O226]" office:value-type="float" office:value="230086409172.596">
            <text:p>2.300864091726E+11</text:p>
          </table:table-cell>
          <table:table-cell table:formula="of:=[.$N226]*(1-[.P226]/[.$E$2])/SQRT(1-([.P226]*[.P226])/([.$E$2]*[.$E$2]))+[.O226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6]-([.G226]*[.H226])+[.H226]/2" office:value-type="float" office:value="1191619.78502305">
            <text:p>1191619.78502305</text:p>
          </table:table-cell>
          <table:table-cell table:formula="of:=[.P226]+([.I226]/2)*[.H226]" office:value-type="float" office:value="588232.47447545">
            <text:p>588232.47447545</text:p>
          </table:table-cell>
          <table:table-cell table:formula="of:=[.F226]+([.I226]-[.G226])*[.H226]+[.H226]/2" office:value-type="float" office:value="-15154.83607215">
            <text:p>-15154.83607215</text:p>
          </table:table-cell>
          <table:table-cell table:formula="of:=[.$E$2]/[.K226]" office:value-type="float" office:value="0.00130123817135002">
            <text:p>0.00130123817135002</text:p>
          </table:table-cell>
          <table:table-cell table:formula="of:=[.$E$2]/[.L226]" office:value-type="float" office:value="0.00130385797700445">
            <text:p>0.00130385797700445</text:p>
          </table:table-cell>
          <table:table-cell table:formula="of:=[.$E$2]/[.M226]" office:value-type="float" office:value="0.00130648307788565">
            <text:p>0.00130648307788565</text:p>
          </table:table-cell>
          <table:table-cell table:formula="of:=ABS([.H226]/([.L226]*(1+[.H226]/[.$E$2])))" office:value-type="float" office:value="0.0000000226076149203654">
            <text:p>0.0000000226076149203654</text:p>
          </table:table-cell>
          <table:table-cell table:formula="of:=MIN([.$S226];[.$U226])" office:value-type="float" office:value="0.00130123817135002">
            <text:p>0.00130123817135002</text:p>
          </table:table-cell>
          <table:table-cell table:formula="of:=MAX([.$S226];[.$U226])" office:value-type="float" office:value="0.00130648307788565">
            <text:p>0.00130648307788565</text:p>
          </table:table-cell>
        </table:table-row>
        <table:table-row table:style-name="ro1">
          <table:table-cell table:formula="of:=CONCATENATE([.B227];&quot;/&quot;;[.C227];&quot;/&quot;;[.D227])" office:value-type="string" office:string-value="ned/heracles/ngc3190_heracles.hans.fits.gz">
            <text:p>ned/heracles/ngc3190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.hans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7]*(1-[.R227]/[.$E$2])/SQRT(1-([.R227]*[.R227])/([.$E$2]*[.$E$2]))+[.O227]" office:value-type="float" office:value="230033638683.551">
            <text:p>2.300336386836E+11</text:p>
          </table:table-cell>
          <table:table-cell table:formula="of:=[.$N227]*(1-[.Q227]/[.$E$2])/SQRT(1-([.Q227]*[.Q227])/([.$E$2]*[.$E$2]))+[.O227]" office:value-type="float" office:value="229571434181.615">
            <text:p>2.295714341816E+11</text:p>
          </table:table-cell>
          <table:table-cell table:formula="of:=[.$N227]*(1-[.P227]/[.$E$2])/SQRT(1-([.P227]*[.P227])/([.$E$2]*[.$E$2]))+[.O227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7]-([.G227]*[.H227])+[.H227]/2" office:value-type="float" office:value="1863819.9134161">
            <text:p>1863819.9134161</text:p>
          </table:table-cell>
          <table:table-cell table:formula="of:=[.P227]+([.I227]/2)*[.H227]" office:value-type="float" office:value="1260432.6028685">
            <text:p>1260432.6028685</text:p>
          </table:table-cell>
          <table:table-cell table:formula="of:=[.F227]+([.I227]-[.G227])*[.H227]+[.H227]/2" office:value-type="float" office:value="657045.2923209">
            <text:p>657045.2923209</text:p>
          </table:table-cell>
          <table:table-cell table:formula="of:=[.$E$2]/[.K227]" office:value-type="float" office:value="0.00130415708640204">
            <text:p>0.00130415708640204</text:p>
          </table:table-cell>
          <table:table-cell table:formula="of:=[.$E$2]/[.L227]" office:value-type="float" office:value="0.00130678279320531">
            <text:p>0.00130678279320531</text:p>
          </table:table-cell>
          <table:table-cell table:formula="of:=[.$E$2]/[.M227]" office:value-type="float" office:value="0.0013094138309509">
            <text:p>0.0013094138309509</text:p>
          </table:table-cell>
          <table:table-cell table:formula="of:=ABS([.H227]/([.L227]*(1+[.H227]/[.$E$2])))" office:value-type="float" office:value="0.00000004531744247309">
            <text:p>0.00000004531744247309</text:p>
          </table:table-cell>
          <table:table-cell table:formula="of:=MIN([.$S227];[.$U227])" office:value-type="float" office:value="0.00130415708640204">
            <text:p>0.00130415708640204</text:p>
          </table:table-cell>
          <table:table-cell table:formula="of:=MAX([.$S227];[.$U227])" office:value-type="float" office:value="0.0013094138309509">
            <text:p>0.0013094138309509</text:p>
          </table:table-cell>
        </table:table-row>
        <table:table-row table:style-name="ro1">
          <table:table-cell table:formula="of:=CONCATENATE([.B228];&quot;/&quot;;[.C228];&quot;/&quot;;[.D228])" office:value-type="string" office:string-value="ned/heracles/ngc3190_heracles_mom0.fits.gz">
            <text:p>ned/heracles/ngc3190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mom0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8]*(1-[.R228]/[.$E$2])/SQRT(1-([.R228]*[.R228])/([.$E$2]*[.$E$2]))+[.O228]" office:value-type="float" office:value="230033638683.551">
            <text:p>2.300336386836E+11</text:p>
          </table:table-cell>
          <table:table-cell table:formula="of:=[.$N228]*(1-[.Q228]/[.$E$2])/SQRT(1-([.Q228]*[.Q228])/([.$E$2]*[.$E$2]))+[.O228]" office:value-type="float" office:value="229571434181.615">
            <text:p>2.295714341816E+11</text:p>
          </table:table-cell>
          <table:table-cell table:formula="of:=[.$N228]*(1-[.P228]/[.$E$2])/SQRT(1-([.P228]*[.P228])/([.$E$2]*[.$E$2]))+[.O228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8]-([.G228]*[.H228])+[.H228]/2" office:value-type="float" office:value="1863819.9134161">
            <text:p>1863819.9134161</text:p>
          </table:table-cell>
          <table:table-cell table:formula="of:=[.P228]+([.I228]/2)*[.H228]" office:value-type="float" office:value="1260432.6028685">
            <text:p>1260432.6028685</text:p>
          </table:table-cell>
          <table:table-cell table:formula="of:=[.F228]+([.I228]-[.G228])*[.H228]+[.H228]/2" office:value-type="float" office:value="657045.2923209">
            <text:p>657045.2923209</text:p>
          </table:table-cell>
          <table:table-cell table:formula="of:=[.$E$2]/[.K228]" office:value-type="float" office:value="0.00130415708640204">
            <text:p>0.00130415708640204</text:p>
          </table:table-cell>
          <table:table-cell table:formula="of:=[.$E$2]/[.L228]" office:value-type="float" office:value="0.00130678279320531">
            <text:p>0.00130678279320531</text:p>
          </table:table-cell>
          <table:table-cell table:formula="of:=[.$E$2]/[.M228]" office:value-type="float" office:value="0.0013094138309509">
            <text:p>0.0013094138309509</text:p>
          </table:table-cell>
          <table:table-cell table:formula="of:=ABS([.H228]/([.L228]*(1+[.H228]/[.$E$2])))" office:value-type="float" office:value="0.00000004531744247309">
            <text:p>0.00000004531744247309</text:p>
          </table:table-cell>
          <table:table-cell table:formula="of:=MIN([.$S228];[.$U228])" office:value-type="float" office:value="0.00130415708640204">
            <text:p>0.00130415708640204</text:p>
          </table:table-cell>
          <table:table-cell table:formula="of:=MAX([.$S228];[.$U228])" office:value-type="float" office:value="0.0013094138309509">
            <text:p>0.0013094138309509</text:p>
          </table:table-cell>
        </table:table-row>
        <table:table-row table:style-name="ro1">
          <table:table-cell table:formula="of:=CONCATENATE([.B229];&quot;/&quot;;[.C229];&quot;/&quot;;[.D229])" office:value-type="string" office:string-value="ned/heracles/ngc3190_heracles_emom0.fits.gz">
            <text:p>ned/heracles/ngc3190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emom0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9]*(1-[.R229]/[.$E$2])/SQRT(1-([.R229]*[.R229])/([.$E$2]*[.$E$2]))+[.O229]" office:value-type="float" office:value="230033638683.551">
            <text:p>2.300336386836E+11</text:p>
          </table:table-cell>
          <table:table-cell table:formula="of:=[.$N229]*(1-[.Q229]/[.$E$2])/SQRT(1-([.Q229]*[.Q229])/([.$E$2]*[.$E$2]))+[.O229]" office:value-type="float" office:value="229571434181.615">
            <text:p>2.295714341816E+11</text:p>
          </table:table-cell>
          <table:table-cell table:formula="of:=[.$N229]*(1-[.P229]/[.$E$2])/SQRT(1-([.P229]*[.P229])/([.$E$2]*[.$E$2]))+[.O229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9]-([.G229]*[.H229])+[.H229]/2" office:value-type="float" office:value="1863819.9134161">
            <text:p>1863819.9134161</text:p>
          </table:table-cell>
          <table:table-cell table:formula="of:=[.P229]+([.I229]/2)*[.H229]" office:value-type="float" office:value="1260432.6028685">
            <text:p>1260432.6028685</text:p>
          </table:table-cell>
          <table:table-cell table:formula="of:=[.F229]+([.I229]-[.G229])*[.H229]+[.H229]/2" office:value-type="float" office:value="657045.2923209">
            <text:p>657045.2923209</text:p>
          </table:table-cell>
          <table:table-cell table:formula="of:=[.$E$2]/[.K229]" office:value-type="float" office:value="0.00130415708640204">
            <text:p>0.00130415708640204</text:p>
          </table:table-cell>
          <table:table-cell table:formula="of:=[.$E$2]/[.L229]" office:value-type="float" office:value="0.00130678279320531">
            <text:p>0.00130678279320531</text:p>
          </table:table-cell>
          <table:table-cell table:formula="of:=[.$E$2]/[.M229]" office:value-type="float" office:value="0.0013094138309509">
            <text:p>0.0013094138309509</text:p>
          </table:table-cell>
          <table:table-cell table:formula="of:=ABS([.H229]/([.L229]*(1+[.H229]/[.$E$2])))" office:value-type="float" office:value="0.00000004531744247309">
            <text:p>0.00000004531744247309</text:p>
          </table:table-cell>
          <table:table-cell table:formula="of:=MIN([.$S229];[.$U229])" office:value-type="float" office:value="0.00130415708640204">
            <text:p>0.00130415708640204</text:p>
          </table:table-cell>
          <table:table-cell table:formula="of:=MAX([.$S229];[.$U229])" office:value-type="float" office:value="0.0013094138309509">
            <text:p>0.0013094138309509</text:p>
          </table:table-cell>
        </table:table-row>
        <table:table-row table:style-name="ro1">
          <table:table-cell table:formula="of:=CONCATENATE([.B230];&quot;/&quot;;[.C230];&quot;/&quot;;[.D230])" office:value-type="string" office:string-value="ned/heracles/ngc3190_heracles_mom1.fits.gz">
            <text:p>ned/heracles/ngc3190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mom1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30]*(1-[.R230]/[.$E$2])/SQRT(1-([.R230]*[.R230])/([.$E$2]*[.$E$2]))+[.O230]" office:value-type="float" office:value="230033638683.551">
            <text:p>2.300336386836E+11</text:p>
          </table:table-cell>
          <table:table-cell table:formula="of:=[.$N230]*(1-[.Q230]/[.$E$2])/SQRT(1-([.Q230]*[.Q230])/([.$E$2]*[.$E$2]))+[.O230]" office:value-type="float" office:value="229571434181.615">
            <text:p>2.295714341816E+11</text:p>
          </table:table-cell>
          <table:table-cell table:formula="of:=[.$N230]*(1-[.P230]/[.$E$2])/SQRT(1-([.P230]*[.P230])/([.$E$2]*[.$E$2]))+[.O230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0]-([.G230]*[.H230])+[.H230]/2" office:value-type="float" office:value="1863819.9134161">
            <text:p>1863819.9134161</text:p>
          </table:table-cell>
          <table:table-cell table:formula="of:=[.P230]+([.I230]/2)*[.H230]" office:value-type="float" office:value="1260432.6028685">
            <text:p>1260432.6028685</text:p>
          </table:table-cell>
          <table:table-cell table:formula="of:=[.F230]+([.I230]-[.G230])*[.H230]+[.H230]/2" office:value-type="float" office:value="657045.2923209">
            <text:p>657045.2923209</text:p>
          </table:table-cell>
          <table:table-cell table:formula="of:=[.$E$2]/[.K230]" office:value-type="float" office:value="0.00130415708640204">
            <text:p>0.00130415708640204</text:p>
          </table:table-cell>
          <table:table-cell table:formula="of:=[.$E$2]/[.L230]" office:value-type="float" office:value="0.00130678279320531">
            <text:p>0.00130678279320531</text:p>
          </table:table-cell>
          <table:table-cell table:formula="of:=[.$E$2]/[.M230]" office:value-type="float" office:value="0.0013094138309509">
            <text:p>0.0013094138309509</text:p>
          </table:table-cell>
          <table:table-cell table:formula="of:=ABS([.H230]/([.L230]*(1+[.H230]/[.$E$2])))" office:value-type="float" office:value="0.00000004531744247309">
            <text:p>0.00000004531744247309</text:p>
          </table:table-cell>
          <table:table-cell table:formula="of:=MIN([.$S230];[.$U230])" office:value-type="float" office:value="0.00130415708640204">
            <text:p>0.00130415708640204</text:p>
          </table:table-cell>
          <table:table-cell table:formula="of:=MAX([.$S230];[.$U230])" office:value-type="float" office:value="0.0013094138309509">
            <text:p>0.0013094138309509</text:p>
          </table:table-cell>
        </table:table-row>
        <table:table-row table:style-name="ro1">
          <table:table-cell table:formula="of:=CONCATENATE([.B231];&quot;/&quot;;[.C231];&quot;/&quot;;[.D231])" office:value-type="string" office:string-value="ned/heracles/ngc3198_heracles.hans.fits.gz">
            <text:p>ned/heracles/ngc319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.hans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1]*(1-[.R231]/[.$E$2])/SQRT(1-([.R231]*[.R231])/([.$E$2]*[.$E$2]))+[.O231]" office:value-type="float" office:value="230495316864.196">
            <text:p>2.304953168642E+11</text:p>
          </table:table-cell>
          <table:table-cell table:formula="of:=[.$N231]*(1-[.Q231]/[.$E$2])/SQRT(1-([.Q231]*[.Q231])/([.$E$2]*[.$E$2]))+[.O231]" office:value-type="float" office:value="230032188785.689">
            <text:p>2.300321887857E+11</text:p>
          </table:table-cell>
          <table:table-cell table:formula="of:=[.$N231]*(1-[.P231]/[.$E$2])/SQRT(1-([.P231]*[.P231])/([.$E$2]*[.$E$2]))+[.O231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1]-([.G231]*[.H231])+[.H231]/2" office:value-type="float" office:value="1262323.49430305">
            <text:p>1262323.49430305</text:p>
          </table:table-cell>
          <table:table-cell table:formula="of:=[.P231]+([.I231]/2)*[.H231]" office:value-type="float" office:value="658936.18375545">
            <text:p>658936.18375545</text:p>
          </table:table-cell>
          <table:table-cell table:formula="of:=[.F231]+([.I231]-[.G231])*[.H231]+[.H231]/2" office:value-type="float" office:value="55548.8732078501">
            <text:p>55548.8732078501</text:p>
          </table:table-cell>
          <table:table-cell table:formula="of:=[.$E$2]/[.K231]" office:value-type="float" office:value="0.00130154488204528">
            <text:p>0.00130154488204528</text:p>
          </table:table-cell>
          <table:table-cell table:formula="of:=[.$E$2]/[.L231]" office:value-type="float" office:value="0.00130416530653237">
            <text:p>0.00130416530653237</text:p>
          </table:table-cell>
          <table:table-cell table:formula="of:=[.$E$2]/[.M231]" office:value-type="float" office:value="0.00130679102999152">
            <text:p>0.00130679102999152</text:p>
          </table:table-cell>
          <table:table-cell table:formula="of:=ABS([.H231]/([.L231]*(1+[.H231]/[.$E$2])))" office:value-type="float" office:value="0.0000000226129437121075">
            <text:p>0.0000000226129437121075</text:p>
          </table:table-cell>
          <table:table-cell table:formula="of:=MIN([.$S231];[.$U231])" office:value-type="float" office:value="0.00130154488204528">
            <text:p>0.00130154488204528</text:p>
          </table:table-cell>
          <table:table-cell table:formula="of:=MAX([.$S231];[.$U231])" office:value-type="float" office:value="0.00130679102999152">
            <text:p>0.00130679102999152</text:p>
          </table:table-cell>
        </table:table-row>
        <table:table-row table:style-name="ro1">
          <table:table-cell table:formula="of:=CONCATENATE([.B232];&quot;/&quot;;[.C232];&quot;/&quot;;[.D232])" office:value-type="string" office:string-value="ned/heracles/ngc3198_heracles_mom0.fits.gz">
            <text:p>ned/heracles/ngc319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mom0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2]*(1-[.R232]/[.$E$2])/SQRT(1-([.R232]*[.R232])/([.$E$2]*[.$E$2]))+[.O232]" office:value-type="float" office:value="230495316864.196">
            <text:p>2.304953168642E+11</text:p>
          </table:table-cell>
          <table:table-cell table:formula="of:=[.$N232]*(1-[.Q232]/[.$E$2])/SQRT(1-([.Q232]*[.Q232])/([.$E$2]*[.$E$2]))+[.O232]" office:value-type="float" office:value="230032188785.689">
            <text:p>2.300321887857E+11</text:p>
          </table:table-cell>
          <table:table-cell table:formula="of:=[.$N232]*(1-[.P232]/[.$E$2])/SQRT(1-([.P232]*[.P232])/([.$E$2]*[.$E$2]))+[.O232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2]-([.G232]*[.H232])+[.H232]/2" office:value-type="float" office:value="1262323.49430305">
            <text:p>1262323.49430305</text:p>
          </table:table-cell>
          <table:table-cell table:formula="of:=[.P232]+([.I232]/2)*[.H232]" office:value-type="float" office:value="658936.18375545">
            <text:p>658936.18375545</text:p>
          </table:table-cell>
          <table:table-cell table:formula="of:=[.F232]+([.I232]-[.G232])*[.H232]+[.H232]/2" office:value-type="float" office:value="55548.8732078501">
            <text:p>55548.8732078501</text:p>
          </table:table-cell>
          <table:table-cell table:formula="of:=[.$E$2]/[.K232]" office:value-type="float" office:value="0.00130154488204528">
            <text:p>0.00130154488204528</text:p>
          </table:table-cell>
          <table:table-cell table:formula="of:=[.$E$2]/[.L232]" office:value-type="float" office:value="0.00130416530653237">
            <text:p>0.00130416530653237</text:p>
          </table:table-cell>
          <table:table-cell table:formula="of:=[.$E$2]/[.M232]" office:value-type="float" office:value="0.00130679102999152">
            <text:p>0.00130679102999152</text:p>
          </table:table-cell>
          <table:table-cell table:formula="of:=ABS([.H232]/([.L232]*(1+[.H232]/[.$E$2])))" office:value-type="float" office:value="0.0000000226129437121075">
            <text:p>0.0000000226129437121075</text:p>
          </table:table-cell>
          <table:table-cell table:formula="of:=MIN([.$S232];[.$U232])" office:value-type="float" office:value="0.00130154488204528">
            <text:p>0.00130154488204528</text:p>
          </table:table-cell>
          <table:table-cell table:formula="of:=MAX([.$S232];[.$U232])" office:value-type="float" office:value="0.00130679102999152">
            <text:p>0.00130679102999152</text:p>
          </table:table-cell>
        </table:table-row>
        <table:table-row table:style-name="ro1">
          <table:table-cell table:formula="of:=CONCATENATE([.B233];&quot;/&quot;;[.C233];&quot;/&quot;;[.D233])" office:value-type="string" office:string-value="ned/heracles/ngc3198_heracles_emom0.fits.gz">
            <text:p>ned/heracles/ngc319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emom0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3]*(1-[.R233]/[.$E$2])/SQRT(1-([.R233]*[.R233])/([.$E$2]*[.$E$2]))+[.O233]" office:value-type="float" office:value="230495316864.196">
            <text:p>2.304953168642E+11</text:p>
          </table:table-cell>
          <table:table-cell table:formula="of:=[.$N233]*(1-[.Q233]/[.$E$2])/SQRT(1-([.Q233]*[.Q233])/([.$E$2]*[.$E$2]))+[.O233]" office:value-type="float" office:value="230032188785.689">
            <text:p>2.300321887857E+11</text:p>
          </table:table-cell>
          <table:table-cell table:formula="of:=[.$N233]*(1-[.P233]/[.$E$2])/SQRT(1-([.P233]*[.P233])/([.$E$2]*[.$E$2]))+[.O233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3]-([.G233]*[.H233])+[.H233]/2" office:value-type="float" office:value="1262323.49430305">
            <text:p>1262323.49430305</text:p>
          </table:table-cell>
          <table:table-cell table:formula="of:=[.P233]+([.I233]/2)*[.H233]" office:value-type="float" office:value="658936.18375545">
            <text:p>658936.18375545</text:p>
          </table:table-cell>
          <table:table-cell table:formula="of:=[.F233]+([.I233]-[.G233])*[.H233]+[.H233]/2" office:value-type="float" office:value="55548.8732078501">
            <text:p>55548.8732078501</text:p>
          </table:table-cell>
          <table:table-cell table:formula="of:=[.$E$2]/[.K233]" office:value-type="float" office:value="0.00130154488204528">
            <text:p>0.00130154488204528</text:p>
          </table:table-cell>
          <table:table-cell table:formula="of:=[.$E$2]/[.L233]" office:value-type="float" office:value="0.00130416530653237">
            <text:p>0.00130416530653237</text:p>
          </table:table-cell>
          <table:table-cell table:formula="of:=[.$E$2]/[.M233]" office:value-type="float" office:value="0.00130679102999152">
            <text:p>0.00130679102999152</text:p>
          </table:table-cell>
          <table:table-cell table:formula="of:=ABS([.H233]/([.L233]*(1+[.H233]/[.$E$2])))" office:value-type="float" office:value="0.0000000226129437121075">
            <text:p>0.0000000226129437121075</text:p>
          </table:table-cell>
          <table:table-cell table:formula="of:=MIN([.$S233];[.$U233])" office:value-type="float" office:value="0.00130154488204528">
            <text:p>0.00130154488204528</text:p>
          </table:table-cell>
          <table:table-cell table:formula="of:=MAX([.$S233];[.$U233])" office:value-type="float" office:value="0.00130679102999152">
            <text:p>0.00130679102999152</text:p>
          </table:table-cell>
        </table:table-row>
        <table:table-row table:style-name="ro1">
          <table:table-cell table:formula="of:=CONCATENATE([.B234];&quot;/&quot;;[.C234];&quot;/&quot;;[.D234])" office:value-type="string" office:string-value="ned/heracles/ngc3198_heracles_mom1.fits.gz">
            <text:p>ned/heracles/ngc319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mom1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4]*(1-[.R234]/[.$E$2])/SQRT(1-([.R234]*[.R234])/([.$E$2]*[.$E$2]))+[.O234]" office:value-type="float" office:value="230495316864.196">
            <text:p>2.304953168642E+11</text:p>
          </table:table-cell>
          <table:table-cell table:formula="of:=[.$N234]*(1-[.Q234]/[.$E$2])/SQRT(1-([.Q234]*[.Q234])/([.$E$2]*[.$E$2]))+[.O234]" office:value-type="float" office:value="230032188785.689">
            <text:p>2.300321887857E+11</text:p>
          </table:table-cell>
          <table:table-cell table:formula="of:=[.$N234]*(1-[.P234]/[.$E$2])/SQRT(1-([.P234]*[.P234])/([.$E$2]*[.$E$2]))+[.O234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4]-([.G234]*[.H234])+[.H234]/2" office:value-type="float" office:value="1262323.49430305">
            <text:p>1262323.49430305</text:p>
          </table:table-cell>
          <table:table-cell table:formula="of:=[.P234]+([.I234]/2)*[.H234]" office:value-type="float" office:value="658936.18375545">
            <text:p>658936.18375545</text:p>
          </table:table-cell>
          <table:table-cell table:formula="of:=[.F234]+([.I234]-[.G234])*[.H234]+[.H234]/2" office:value-type="float" office:value="55548.8732078501">
            <text:p>55548.8732078501</text:p>
          </table:table-cell>
          <table:table-cell table:formula="of:=[.$E$2]/[.K234]" office:value-type="float" office:value="0.00130154488204528">
            <text:p>0.00130154488204528</text:p>
          </table:table-cell>
          <table:table-cell table:formula="of:=[.$E$2]/[.L234]" office:value-type="float" office:value="0.00130416530653237">
            <text:p>0.00130416530653237</text:p>
          </table:table-cell>
          <table:table-cell table:formula="of:=[.$E$2]/[.M234]" office:value-type="float" office:value="0.00130679102999152">
            <text:p>0.00130679102999152</text:p>
          </table:table-cell>
          <table:table-cell table:formula="of:=ABS([.H234]/([.L234]*(1+[.H234]/[.$E$2])))" office:value-type="float" office:value="0.0000000226129437121075">
            <text:p>0.0000000226129437121075</text:p>
          </table:table-cell>
          <table:table-cell table:formula="of:=MIN([.$S234];[.$U234])" office:value-type="float" office:value="0.00130154488204528">
            <text:p>0.00130154488204528</text:p>
          </table:table-cell>
          <table:table-cell table:formula="of:=MAX([.$S234];[.$U234])" office:value-type="float" office:value="0.00130679102999152">
            <text:p>0.00130679102999152</text:p>
          </table:table-cell>
        </table:table-row>
        <table:table-row table:style-name="ro1">
          <table:table-cell table:formula="of:=CONCATENATE([.B235];&quot;/&quot;;[.C235];&quot;/&quot;;[.D235])" office:value-type="string" office:string-value="ned/heracles/ngc3351_heracles.hans.fits.gz">
            <text:p>ned/heracles/ngc335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.hans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5]*(1-[.R235]/[.$E$2])/SQRT(1-([.R235]*[.R235])/([.$E$2]*[.$E$2]))+[.O235]" office:value-type="float" office:value="230407400253.968">
            <text:p>2.304074002540E+11</text:p>
          </table:table-cell>
          <table:table-cell table:formula="of:=[.$N235]*(1-[.Q235]/[.$E$2])/SQRT(1-([.Q235]*[.Q235])/([.$E$2]*[.$E$2]))+[.O235]" office:value-type="float" office:value="229944448336.438">
            <text:p>2.299444483364E+11</text:p>
          </table:table-cell>
          <table:table-cell table:formula="of:=[.$N235]*(1-[.P235]/[.$E$2])/SQRT(1-([.P235]*[.P235])/([.$E$2]*[.$E$2]))+[.O235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5]-([.G235]*[.H235])+[.H235]/2" office:value-type="float" office:value="1376772.71910305">
            <text:p>1376772.71910305</text:p>
          </table:table-cell>
          <table:table-cell table:formula="of:=[.P235]+([.I235]/2)*[.H235]" office:value-type="float" office:value="773385.40855545">
            <text:p>773385.40855545</text:p>
          </table:table-cell>
          <table:table-cell table:formula="of:=[.F235]+([.I235]-[.G235])*[.H235]+[.H235]/2" office:value-type="float" office:value="169998.09800785">
            <text:p>169998.09800785</text:p>
          </table:table-cell>
          <table:table-cell table:formula="of:=[.$E$2]/[.K235]" office:value-type="float" office:value="0.00130204151285646">
            <text:p>0.00130204151285646</text:p>
          </table:table-cell>
          <table:table-cell table:formula="of:=[.$E$2]/[.L235]" office:value-type="float" office:value="0.00130466293998567">
            <text:p>0.00130466293998567</text:p>
          </table:table-cell>
          <table:table-cell table:formula="of:=[.$E$2]/[.M235]" office:value-type="float" office:value="0.00130728967215516">
            <text:p>0.00130728967215516</text:p>
          </table:table-cell>
          <table:table-cell table:formula="of:=ABS([.H235]/([.L235]*(1+[.H235]/[.$E$2])))" office:value-type="float" office:value="0.0000000226215721867436">
            <text:p>0.0000000226215721867436</text:p>
          </table:table-cell>
          <table:table-cell table:formula="of:=MIN([.$S235];[.$U235])" office:value-type="float" office:value="0.00130204151285646">
            <text:p>0.00130204151285646</text:p>
          </table:table-cell>
          <table:table-cell table:formula="of:=MAX([.$S235];[.$U235])" office:value-type="float" office:value="0.00130728967215516">
            <text:p>0.00130728967215516</text:p>
          </table:table-cell>
        </table:table-row>
        <table:table-row table:style-name="ro1">
          <table:table-cell table:formula="of:=CONCATENATE([.B236];&quot;/&quot;;[.C236];&quot;/&quot;;[.D236])" office:value-type="string" office:string-value="ned/heracles/ngc3351_heracles_mom0.fits.gz">
            <text:p>ned/heracles/ngc335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mom0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6]*(1-[.R236]/[.$E$2])/SQRT(1-([.R236]*[.R236])/([.$E$2]*[.$E$2]))+[.O236]" office:value-type="float" office:value="230407400253.968">
            <text:p>2.304074002540E+11</text:p>
          </table:table-cell>
          <table:table-cell table:formula="of:=[.$N236]*(1-[.Q236]/[.$E$2])/SQRT(1-([.Q236]*[.Q236])/([.$E$2]*[.$E$2]))+[.O236]" office:value-type="float" office:value="229944448336.438">
            <text:p>2.299444483364E+11</text:p>
          </table:table-cell>
          <table:table-cell table:formula="of:=[.$N236]*(1-[.P236]/[.$E$2])/SQRT(1-([.P236]*[.P236])/([.$E$2]*[.$E$2]))+[.O236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6]-([.G236]*[.H236])+[.H236]/2" office:value-type="float" office:value="1376772.71910305">
            <text:p>1376772.71910305</text:p>
          </table:table-cell>
          <table:table-cell table:formula="of:=[.P236]+([.I236]/2)*[.H236]" office:value-type="float" office:value="773385.40855545">
            <text:p>773385.40855545</text:p>
          </table:table-cell>
          <table:table-cell table:formula="of:=[.F236]+([.I236]-[.G236])*[.H236]+[.H236]/2" office:value-type="float" office:value="169998.09800785">
            <text:p>169998.09800785</text:p>
          </table:table-cell>
          <table:table-cell table:formula="of:=[.$E$2]/[.K236]" office:value-type="float" office:value="0.00130204151285646">
            <text:p>0.00130204151285646</text:p>
          </table:table-cell>
          <table:table-cell table:formula="of:=[.$E$2]/[.L236]" office:value-type="float" office:value="0.00130466293998567">
            <text:p>0.00130466293998567</text:p>
          </table:table-cell>
          <table:table-cell table:formula="of:=[.$E$2]/[.M236]" office:value-type="float" office:value="0.00130728967215516">
            <text:p>0.00130728967215516</text:p>
          </table:table-cell>
          <table:table-cell table:formula="of:=ABS([.H236]/([.L236]*(1+[.H236]/[.$E$2])))" office:value-type="float" office:value="0.0000000226215721867436">
            <text:p>0.0000000226215721867436</text:p>
          </table:table-cell>
          <table:table-cell table:formula="of:=MIN([.$S236];[.$U236])" office:value-type="float" office:value="0.00130204151285646">
            <text:p>0.00130204151285646</text:p>
          </table:table-cell>
          <table:table-cell table:formula="of:=MAX([.$S236];[.$U236])" office:value-type="float" office:value="0.00130728967215516">
            <text:p>0.00130728967215516</text:p>
          </table:table-cell>
        </table:table-row>
        <table:table-row table:style-name="ro1">
          <table:table-cell table:formula="of:=CONCATENATE([.B237];&quot;/&quot;;[.C237];&quot;/&quot;;[.D237])" office:value-type="string" office:string-value="ned/heracles/ngc3351_heracles_emom0.fits.gz">
            <text:p>ned/heracles/ngc335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emom0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7]*(1-[.R237]/[.$E$2])/SQRT(1-([.R237]*[.R237])/([.$E$2]*[.$E$2]))+[.O237]" office:value-type="float" office:value="230407400253.968">
            <text:p>2.304074002540E+11</text:p>
          </table:table-cell>
          <table:table-cell table:formula="of:=[.$N237]*(1-[.Q237]/[.$E$2])/SQRT(1-([.Q237]*[.Q237])/([.$E$2]*[.$E$2]))+[.O237]" office:value-type="float" office:value="229944448336.438">
            <text:p>2.299444483364E+11</text:p>
          </table:table-cell>
          <table:table-cell table:formula="of:=[.$N237]*(1-[.P237]/[.$E$2])/SQRT(1-([.P237]*[.P237])/([.$E$2]*[.$E$2]))+[.O237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7]-([.G237]*[.H237])+[.H237]/2" office:value-type="float" office:value="1376772.71910305">
            <text:p>1376772.71910305</text:p>
          </table:table-cell>
          <table:table-cell table:formula="of:=[.P237]+([.I237]/2)*[.H237]" office:value-type="float" office:value="773385.40855545">
            <text:p>773385.40855545</text:p>
          </table:table-cell>
          <table:table-cell table:formula="of:=[.F237]+([.I237]-[.G237])*[.H237]+[.H237]/2" office:value-type="float" office:value="169998.09800785">
            <text:p>169998.09800785</text:p>
          </table:table-cell>
          <table:table-cell table:formula="of:=[.$E$2]/[.K237]" office:value-type="float" office:value="0.00130204151285646">
            <text:p>0.00130204151285646</text:p>
          </table:table-cell>
          <table:table-cell table:formula="of:=[.$E$2]/[.L237]" office:value-type="float" office:value="0.00130466293998567">
            <text:p>0.00130466293998567</text:p>
          </table:table-cell>
          <table:table-cell table:formula="of:=[.$E$2]/[.M237]" office:value-type="float" office:value="0.00130728967215516">
            <text:p>0.00130728967215516</text:p>
          </table:table-cell>
          <table:table-cell table:formula="of:=ABS([.H237]/([.L237]*(1+[.H237]/[.$E$2])))" office:value-type="float" office:value="0.0000000226215721867436">
            <text:p>0.0000000226215721867436</text:p>
          </table:table-cell>
          <table:table-cell table:formula="of:=MIN([.$S237];[.$U237])" office:value-type="float" office:value="0.00130204151285646">
            <text:p>0.00130204151285646</text:p>
          </table:table-cell>
          <table:table-cell table:formula="of:=MAX([.$S237];[.$U237])" office:value-type="float" office:value="0.00130728967215516">
            <text:p>0.00130728967215516</text:p>
          </table:table-cell>
        </table:table-row>
        <table:table-row table:style-name="ro1">
          <table:table-cell table:formula="of:=CONCATENATE([.B238];&quot;/&quot;;[.C238];&quot;/&quot;;[.D238])" office:value-type="string" office:string-value="ned/heracles/ngc3351_heracles_mom1.fits.gz">
            <text:p>ned/heracles/ngc335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mom1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8]*(1-[.R238]/[.$E$2])/SQRT(1-([.R238]*[.R238])/([.$E$2]*[.$E$2]))+[.O238]" office:value-type="float" office:value="230407400253.968">
            <text:p>2.304074002540E+11</text:p>
          </table:table-cell>
          <table:table-cell table:formula="of:=[.$N238]*(1-[.Q238]/[.$E$2])/SQRT(1-([.Q238]*[.Q238])/([.$E$2]*[.$E$2]))+[.O238]" office:value-type="float" office:value="229944448336.438">
            <text:p>2.299444483364E+11</text:p>
          </table:table-cell>
          <table:table-cell table:formula="of:=[.$N238]*(1-[.P238]/[.$E$2])/SQRT(1-([.P238]*[.P238])/([.$E$2]*[.$E$2]))+[.O238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8]-([.G238]*[.H238])+[.H238]/2" office:value-type="float" office:value="1376772.71910305">
            <text:p>1376772.71910305</text:p>
          </table:table-cell>
          <table:table-cell table:formula="of:=[.P238]+([.I238]/2)*[.H238]" office:value-type="float" office:value="773385.40855545">
            <text:p>773385.40855545</text:p>
          </table:table-cell>
          <table:table-cell table:formula="of:=[.F238]+([.I238]-[.G238])*[.H238]+[.H238]/2" office:value-type="float" office:value="169998.09800785">
            <text:p>169998.09800785</text:p>
          </table:table-cell>
          <table:table-cell table:formula="of:=[.$E$2]/[.K238]" office:value-type="float" office:value="0.00130204151285646">
            <text:p>0.00130204151285646</text:p>
          </table:table-cell>
          <table:table-cell table:formula="of:=[.$E$2]/[.L238]" office:value-type="float" office:value="0.00130466293998567">
            <text:p>0.00130466293998567</text:p>
          </table:table-cell>
          <table:table-cell table:formula="of:=[.$E$2]/[.M238]" office:value-type="float" office:value="0.00130728967215516">
            <text:p>0.00130728967215516</text:p>
          </table:table-cell>
          <table:table-cell table:formula="of:=ABS([.H238]/([.L238]*(1+[.H238]/[.$E$2])))" office:value-type="float" office:value="0.0000000226215721867436">
            <text:p>0.0000000226215721867436</text:p>
          </table:table-cell>
          <table:table-cell table:formula="of:=MIN([.$S238];[.$U238])" office:value-type="float" office:value="0.00130204151285646">
            <text:p>0.00130204151285646</text:p>
          </table:table-cell>
          <table:table-cell table:formula="of:=MAX([.$S238];[.$U238])" office:value-type="float" office:value="0.00130728967215516">
            <text:p>0.00130728967215516</text:p>
          </table:table-cell>
        </table:table-row>
        <table:table-row table:style-name="ro1">
          <table:table-cell table:formula="of:=CONCATENATE([.B239];&quot;/&quot;;[.C239];&quot;/&quot;;[.D239])" office:value-type="string" office:string-value="ned/heracles/ngc3521_heracles.hans.fits.gz">
            <text:p>ned/heracles/ngc352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.hans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39]*(1-[.R239]/[.$E$2])/SQRT(1-([.R239]*[.R239])/([.$E$2]*[.$E$2]))+[.O239]" office:value-type="float" office:value="230391826364.179">
            <text:p>2.303918263642E+11</text:p>
          </table:table-cell>
          <table:table-cell table:formula="of:=[.$N239]*(1-[.Q239]/[.$E$2])/SQRT(1-([.Q239]*[.Q239])/([.$E$2]*[.$E$2]))+[.O239]" office:value-type="float" office:value="229928905638.469">
            <text:p>2.299289056385E+11</text:p>
          </table:table-cell>
          <table:table-cell table:formula="of:=[.$N239]*(1-[.P239]/[.$E$2])/SQRT(1-([.P239]*[.P239])/([.$E$2]*[.$E$2]))+[.O239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9]-([.G239]*[.H239])+[.H239]/2" office:value-type="float" office:value="1397051.2481561">
            <text:p>1397051.2481561</text:p>
          </table:table-cell>
          <table:table-cell table:formula="of:=[.P239]+([.I239]/2)*[.H239]" office:value-type="float" office:value="793663.9376085">
            <text:p>793663.9376085</text:p>
          </table:table-cell>
          <table:table-cell table:formula="of:=[.F239]+([.I239]-[.G239])*[.H239]+[.H239]/2" office:value-type="float" office:value="190276.6270609">
            <text:p>190276.6270609</text:p>
          </table:table-cell>
          <table:table-cell table:formula="of:=[.$E$2]/[.K239]" office:value-type="float" office:value="0.00130212952748503">
            <text:p>0.00130212952748503</text:p>
          </table:table-cell>
          <table:table-cell table:formula="of:=[.$E$2]/[.L239]" office:value-type="float" office:value="0.00130475113238571">
            <text:p>0.00130475113238571</text:p>
          </table:table-cell>
          <table:table-cell table:formula="of:=[.$E$2]/[.M239]" office:value-type="float" office:value="0.0013073780434026">
            <text:p>0.0013073780434026</text:p>
          </table:table-cell>
          <table:table-cell table:formula="of:=ABS([.H239]/([.L239]*(1+[.H239]/[.$E$2])))" office:value-type="float" office:value="0.0000000452469872506953">
            <text:p>0.0000000452469872506953</text:p>
          </table:table-cell>
          <table:table-cell table:formula="of:=MIN([.$S239];[.$U239])" office:value-type="float" office:value="0.00130212952748503">
            <text:p>0.00130212952748503</text:p>
          </table:table-cell>
          <table:table-cell table:formula="of:=MAX([.$S239];[.$U239])" office:value-type="float" office:value="0.0013073780434026">
            <text:p>0.0013073780434026</text:p>
          </table:table-cell>
        </table:table-row>
        <table:table-row table:style-name="ro1">
          <table:table-cell table:formula="of:=CONCATENATE([.B240];&quot;/&quot;;[.C240];&quot;/&quot;;[.D240])" office:value-type="string" office:string-value="ned/heracles/ngc3521_heracles_mom0.fits.gz">
            <text:p>ned/heracles/ngc352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mom0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0]*(1-[.R240]/[.$E$2])/SQRT(1-([.R240]*[.R240])/([.$E$2]*[.$E$2]))+[.O240]" office:value-type="float" office:value="230391826364.179">
            <text:p>2.303918263642E+11</text:p>
          </table:table-cell>
          <table:table-cell table:formula="of:=[.$N240]*(1-[.Q240]/[.$E$2])/SQRT(1-([.Q240]*[.Q240])/([.$E$2]*[.$E$2]))+[.O240]" office:value-type="float" office:value="229928905638.469">
            <text:p>2.299289056385E+11</text:p>
          </table:table-cell>
          <table:table-cell table:formula="of:=[.$N240]*(1-[.P240]/[.$E$2])/SQRT(1-([.P240]*[.P240])/([.$E$2]*[.$E$2]))+[.O240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0]-([.G240]*[.H240])+[.H240]/2" office:value-type="float" office:value="1397051.2481561">
            <text:p>1397051.2481561</text:p>
          </table:table-cell>
          <table:table-cell table:formula="of:=[.P240]+([.I240]/2)*[.H240]" office:value-type="float" office:value="793663.9376085">
            <text:p>793663.9376085</text:p>
          </table:table-cell>
          <table:table-cell table:formula="of:=[.F240]+([.I240]-[.G240])*[.H240]+[.H240]/2" office:value-type="float" office:value="190276.6270609">
            <text:p>190276.6270609</text:p>
          </table:table-cell>
          <table:table-cell table:formula="of:=[.$E$2]/[.K240]" office:value-type="float" office:value="0.00130212952748503">
            <text:p>0.00130212952748503</text:p>
          </table:table-cell>
          <table:table-cell table:formula="of:=[.$E$2]/[.L240]" office:value-type="float" office:value="0.00130475113238571">
            <text:p>0.00130475113238571</text:p>
          </table:table-cell>
          <table:table-cell table:formula="of:=[.$E$2]/[.M240]" office:value-type="float" office:value="0.0013073780434026">
            <text:p>0.0013073780434026</text:p>
          </table:table-cell>
          <table:table-cell table:formula="of:=ABS([.H240]/([.L240]*(1+[.H240]/[.$E$2])))" office:value-type="float" office:value="0.0000000452469872506953">
            <text:p>0.0000000452469872506953</text:p>
          </table:table-cell>
          <table:table-cell table:formula="of:=MIN([.$S240];[.$U240])" office:value-type="float" office:value="0.00130212952748503">
            <text:p>0.00130212952748503</text:p>
          </table:table-cell>
          <table:table-cell table:formula="of:=MAX([.$S240];[.$U240])" office:value-type="float" office:value="0.0013073780434026">
            <text:p>0.0013073780434026</text:p>
          </table:table-cell>
        </table:table-row>
        <table:table-row table:style-name="ro1">
          <table:table-cell table:formula="of:=CONCATENATE([.B241];&quot;/&quot;;[.C241];&quot;/&quot;;[.D241])" office:value-type="string" office:string-value="ned/heracles/ngc3521_heracles_emom0.fits.gz">
            <text:p>ned/heracles/ngc352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emom0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1]*(1-[.R241]/[.$E$2])/SQRT(1-([.R241]*[.R241])/([.$E$2]*[.$E$2]))+[.O241]" office:value-type="float" office:value="230391826364.179">
            <text:p>2.303918263642E+11</text:p>
          </table:table-cell>
          <table:table-cell table:formula="of:=[.$N241]*(1-[.Q241]/[.$E$2])/SQRT(1-([.Q241]*[.Q241])/([.$E$2]*[.$E$2]))+[.O241]" office:value-type="float" office:value="229928905638.469">
            <text:p>2.299289056385E+11</text:p>
          </table:table-cell>
          <table:table-cell table:formula="of:=[.$N241]*(1-[.P241]/[.$E$2])/SQRT(1-([.P241]*[.P241])/([.$E$2]*[.$E$2]))+[.O241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1]-([.G241]*[.H241])+[.H241]/2" office:value-type="float" office:value="1397051.2481561">
            <text:p>1397051.2481561</text:p>
          </table:table-cell>
          <table:table-cell table:formula="of:=[.P241]+([.I241]/2)*[.H241]" office:value-type="float" office:value="793663.9376085">
            <text:p>793663.9376085</text:p>
          </table:table-cell>
          <table:table-cell table:formula="of:=[.F241]+([.I241]-[.G241])*[.H241]+[.H241]/2" office:value-type="float" office:value="190276.6270609">
            <text:p>190276.6270609</text:p>
          </table:table-cell>
          <table:table-cell table:formula="of:=[.$E$2]/[.K241]" office:value-type="float" office:value="0.00130212952748503">
            <text:p>0.00130212952748503</text:p>
          </table:table-cell>
          <table:table-cell table:formula="of:=[.$E$2]/[.L241]" office:value-type="float" office:value="0.00130475113238571">
            <text:p>0.00130475113238571</text:p>
          </table:table-cell>
          <table:table-cell table:formula="of:=[.$E$2]/[.M241]" office:value-type="float" office:value="0.0013073780434026">
            <text:p>0.0013073780434026</text:p>
          </table:table-cell>
          <table:table-cell table:formula="of:=ABS([.H241]/([.L241]*(1+[.H241]/[.$E$2])))" office:value-type="float" office:value="0.0000000452469872506953">
            <text:p>0.0000000452469872506953</text:p>
          </table:table-cell>
          <table:table-cell table:formula="of:=MIN([.$S241];[.$U241])" office:value-type="float" office:value="0.00130212952748503">
            <text:p>0.00130212952748503</text:p>
          </table:table-cell>
          <table:table-cell table:formula="of:=MAX([.$S241];[.$U241])" office:value-type="float" office:value="0.0013073780434026">
            <text:p>0.0013073780434026</text:p>
          </table:table-cell>
        </table:table-row>
        <table:table-row table:style-name="ro1">
          <table:table-cell table:formula="of:=CONCATENATE([.B242];&quot;/&quot;;[.C242];&quot;/&quot;;[.D242])" office:value-type="string" office:string-value="ned/heracles/ngc3521_heracles_mom1.fits.gz">
            <text:p>ned/heracles/ngc352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mom1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2]*(1-[.R242]/[.$E$2])/SQRT(1-([.R242]*[.R242])/([.$E$2]*[.$E$2]))+[.O242]" office:value-type="float" office:value="230391826364.179">
            <text:p>2.303918263642E+11</text:p>
          </table:table-cell>
          <table:table-cell table:formula="of:=[.$N242]*(1-[.Q242]/[.$E$2])/SQRT(1-([.Q242]*[.Q242])/([.$E$2]*[.$E$2]))+[.O242]" office:value-type="float" office:value="229928905638.469">
            <text:p>2.299289056385E+11</text:p>
          </table:table-cell>
          <table:table-cell table:formula="of:=[.$N242]*(1-[.P242]/[.$E$2])/SQRT(1-([.P242]*[.P242])/([.$E$2]*[.$E$2]))+[.O242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2]-([.G242]*[.H242])+[.H242]/2" office:value-type="float" office:value="1397051.2481561">
            <text:p>1397051.2481561</text:p>
          </table:table-cell>
          <table:table-cell table:formula="of:=[.P242]+([.I242]/2)*[.H242]" office:value-type="float" office:value="793663.9376085">
            <text:p>793663.9376085</text:p>
          </table:table-cell>
          <table:table-cell table:formula="of:=[.F242]+([.I242]-[.G242])*[.H242]+[.H242]/2" office:value-type="float" office:value="190276.6270609">
            <text:p>190276.6270609</text:p>
          </table:table-cell>
          <table:table-cell table:formula="of:=[.$E$2]/[.K242]" office:value-type="float" office:value="0.00130212952748503">
            <text:p>0.00130212952748503</text:p>
          </table:table-cell>
          <table:table-cell table:formula="of:=[.$E$2]/[.L242]" office:value-type="float" office:value="0.00130475113238571">
            <text:p>0.00130475113238571</text:p>
          </table:table-cell>
          <table:table-cell table:formula="of:=[.$E$2]/[.M242]" office:value-type="float" office:value="0.0013073780434026">
            <text:p>0.0013073780434026</text:p>
          </table:table-cell>
          <table:table-cell table:formula="of:=ABS([.H242]/([.L242]*(1+[.H242]/[.$E$2])))" office:value-type="float" office:value="0.0000000452469872506953">
            <text:p>0.0000000452469872506953</text:p>
          </table:table-cell>
          <table:table-cell table:formula="of:=MIN([.$S242];[.$U242])" office:value-type="float" office:value="0.00130212952748503">
            <text:p>0.00130212952748503</text:p>
          </table:table-cell>
          <table:table-cell table:formula="of:=MAX([.$S242];[.$U242])" office:value-type="float" office:value="0.0013073780434026">
            <text:p>0.0013073780434026</text:p>
          </table:table-cell>
        </table:table-row>
        <table:table-row table:style-name="ro1">
          <table:table-cell table:formula="of:=CONCATENATE([.B243];&quot;/&quot;;[.C243];&quot;/&quot;;[.D243])" office:value-type="string" office:string-value="ned/heracles/ngc3627_heracles.hans.fits.gz">
            <text:p>ned/heracles/ngc362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.hans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3]*(1-[.R243]/[.$E$2])/SQRT(1-([.R243]*[.R243])/([.$E$2]*[.$E$2]))+[.O243]" office:value-type="float" office:value="230446376920.53">
            <text:p>2.304463769205E+11</text:p>
          </table:table-cell>
          <table:table-cell table:formula="of:=[.$N243]*(1-[.Q243]/[.$E$2])/SQRT(1-([.Q243]*[.Q243])/([.$E$2]*[.$E$2]))+[.O243]" office:value-type="float" office:value="229983346920.952">
            <text:p>2.299833469210E+11</text:p>
          </table:table-cell>
          <table:table-cell table:formula="of:=[.$N243]*(1-[.P243]/[.$E$2])/SQRT(1-([.P243]*[.P243])/([.$E$2]*[.$E$2]))+[.O243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3]-([.G243]*[.H243])+[.H243]/2" office:value-type="float" office:value="1326027.78511305">
            <text:p>1326027.78511305</text:p>
          </table:table-cell>
          <table:table-cell table:formula="of:=[.P243]+([.I243]/2)*[.H243]" office:value-type="float" office:value="722640.47456545">
            <text:p>722640.47456545</text:p>
          </table:table-cell>
          <table:table-cell table:formula="of:=[.F243]+([.I243]-[.G243])*[.H243]+[.H243]/2" office:value-type="float" office:value="119253.16401785">
            <text:p>119253.16401785</text:p>
          </table:table-cell>
          <table:table-cell table:formula="of:=[.$E$2]/[.K243]" office:value-type="float" office:value="0.00130182129139507">
            <text:p>0.00130182129139507</text:p>
          </table:table-cell>
          <table:table-cell table:formula="of:=[.$E$2]/[.L243]" office:value-type="float" office:value="0.00130444227382739">
            <text:p>0.00130444227382739</text:p>
          </table:table-cell>
          <table:table-cell table:formula="of:=[.$E$2]/[.M243]" office:value-type="float" office:value="0.00130706855860858">
            <text:p>0.00130706855860858</text:p>
          </table:table-cell>
          <table:table-cell table:formula="of:=ABS([.H243]/([.L243]*(1+[.H243]/[.$E$2])))" office:value-type="float" office:value="0.0000000226177460525938">
            <text:p>0.0000000226177460525938</text:p>
          </table:table-cell>
          <table:table-cell table:formula="of:=MIN([.$S243];[.$U243])" office:value-type="float" office:value="0.00130182129139507">
            <text:p>0.00130182129139507</text:p>
          </table:table-cell>
          <table:table-cell table:formula="of:=MAX([.$S243];[.$U243])" office:value-type="float" office:value="0.00130706855860858">
            <text:p>0.00130706855860858</text:p>
          </table:table-cell>
        </table:table-row>
        <table:table-row table:style-name="ro1">
          <table:table-cell table:formula="of:=CONCATENATE([.B244];&quot;/&quot;;[.C244];&quot;/&quot;;[.D244])" office:value-type="string" office:string-value="ned/heracles/ngc3627_heracles_mom0.fits.gz">
            <text:p>ned/heracles/ngc362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mom0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4]*(1-[.R244]/[.$E$2])/SQRT(1-([.R244]*[.R244])/([.$E$2]*[.$E$2]))+[.O244]" office:value-type="float" office:value="230446376920.53">
            <text:p>2.304463769205E+11</text:p>
          </table:table-cell>
          <table:table-cell table:formula="of:=[.$N244]*(1-[.Q244]/[.$E$2])/SQRT(1-([.Q244]*[.Q244])/([.$E$2]*[.$E$2]))+[.O244]" office:value-type="float" office:value="229983346920.952">
            <text:p>2.299833469210E+11</text:p>
          </table:table-cell>
          <table:table-cell table:formula="of:=[.$N244]*(1-[.P244]/[.$E$2])/SQRT(1-([.P244]*[.P244])/([.$E$2]*[.$E$2]))+[.O244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4]-([.G244]*[.H244])+[.H244]/2" office:value-type="float" office:value="1326027.78511305">
            <text:p>1326027.78511305</text:p>
          </table:table-cell>
          <table:table-cell table:formula="of:=[.P244]+([.I244]/2)*[.H244]" office:value-type="float" office:value="722640.47456545">
            <text:p>722640.47456545</text:p>
          </table:table-cell>
          <table:table-cell table:formula="of:=[.F244]+([.I244]-[.G244])*[.H244]+[.H244]/2" office:value-type="float" office:value="119253.16401785">
            <text:p>119253.16401785</text:p>
          </table:table-cell>
          <table:table-cell table:formula="of:=[.$E$2]/[.K244]" office:value-type="float" office:value="0.00130182129139507">
            <text:p>0.00130182129139507</text:p>
          </table:table-cell>
          <table:table-cell table:formula="of:=[.$E$2]/[.L244]" office:value-type="float" office:value="0.00130444227382739">
            <text:p>0.00130444227382739</text:p>
          </table:table-cell>
          <table:table-cell table:formula="of:=[.$E$2]/[.M244]" office:value-type="float" office:value="0.00130706855860858">
            <text:p>0.00130706855860858</text:p>
          </table:table-cell>
          <table:table-cell table:formula="of:=ABS([.H244]/([.L244]*(1+[.H244]/[.$E$2])))" office:value-type="float" office:value="0.0000000226177460525938">
            <text:p>0.0000000226177460525938</text:p>
          </table:table-cell>
          <table:table-cell table:formula="of:=MIN([.$S244];[.$U244])" office:value-type="float" office:value="0.00130182129139507">
            <text:p>0.00130182129139507</text:p>
          </table:table-cell>
          <table:table-cell table:formula="of:=MAX([.$S244];[.$U244])" office:value-type="float" office:value="0.00130706855860858">
            <text:p>0.00130706855860858</text:p>
          </table:table-cell>
        </table:table-row>
        <table:table-row table:style-name="ro1">
          <table:table-cell table:formula="of:=CONCATENATE([.B245];&quot;/&quot;;[.C245];&quot;/&quot;;[.D245])" office:value-type="string" office:string-value="ned/heracles/ngc3627_heracles_emom0.fits.gz">
            <text:p>ned/heracles/ngc362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emom0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5]*(1-[.R245]/[.$E$2])/SQRT(1-([.R245]*[.R245])/([.$E$2]*[.$E$2]))+[.O245]" office:value-type="float" office:value="230446376920.53">
            <text:p>2.304463769205E+11</text:p>
          </table:table-cell>
          <table:table-cell table:formula="of:=[.$N245]*(1-[.Q245]/[.$E$2])/SQRT(1-([.Q245]*[.Q245])/([.$E$2]*[.$E$2]))+[.O245]" office:value-type="float" office:value="229983346920.952">
            <text:p>2.299833469210E+11</text:p>
          </table:table-cell>
          <table:table-cell table:formula="of:=[.$N245]*(1-[.P245]/[.$E$2])/SQRT(1-([.P245]*[.P245])/([.$E$2]*[.$E$2]))+[.O245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5]-([.G245]*[.H245])+[.H245]/2" office:value-type="float" office:value="1326027.78511305">
            <text:p>1326027.78511305</text:p>
          </table:table-cell>
          <table:table-cell table:formula="of:=[.P245]+([.I245]/2)*[.H245]" office:value-type="float" office:value="722640.47456545">
            <text:p>722640.47456545</text:p>
          </table:table-cell>
          <table:table-cell table:formula="of:=[.F245]+([.I245]-[.G245])*[.H245]+[.H245]/2" office:value-type="float" office:value="119253.16401785">
            <text:p>119253.16401785</text:p>
          </table:table-cell>
          <table:table-cell table:formula="of:=[.$E$2]/[.K245]" office:value-type="float" office:value="0.00130182129139507">
            <text:p>0.00130182129139507</text:p>
          </table:table-cell>
          <table:table-cell table:formula="of:=[.$E$2]/[.L245]" office:value-type="float" office:value="0.00130444227382739">
            <text:p>0.00130444227382739</text:p>
          </table:table-cell>
          <table:table-cell table:formula="of:=[.$E$2]/[.M245]" office:value-type="float" office:value="0.00130706855860858">
            <text:p>0.00130706855860858</text:p>
          </table:table-cell>
          <table:table-cell table:formula="of:=ABS([.H245]/([.L245]*(1+[.H245]/[.$E$2])))" office:value-type="float" office:value="0.0000000226177460525938">
            <text:p>0.0000000226177460525938</text:p>
          </table:table-cell>
          <table:table-cell table:formula="of:=MIN([.$S245];[.$U245])" office:value-type="float" office:value="0.00130182129139507">
            <text:p>0.00130182129139507</text:p>
          </table:table-cell>
          <table:table-cell table:formula="of:=MAX([.$S245];[.$U245])" office:value-type="float" office:value="0.00130706855860858">
            <text:p>0.00130706855860858</text:p>
          </table:table-cell>
        </table:table-row>
        <table:table-row table:style-name="ro1">
          <table:table-cell table:formula="of:=CONCATENATE([.B246];&quot;/&quot;;[.C246];&quot;/&quot;;[.D246])" office:value-type="string" office:string-value="ned/heracles/ngc3627_heracles_mom1.fits.gz">
            <text:p>ned/heracles/ngc362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mom1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6]*(1-[.R246]/[.$E$2])/SQRT(1-([.R246]*[.R246])/([.$E$2]*[.$E$2]))+[.O246]" office:value-type="float" office:value="230446376920.53">
            <text:p>2.304463769205E+11</text:p>
          </table:table-cell>
          <table:table-cell table:formula="of:=[.$N246]*(1-[.Q246]/[.$E$2])/SQRT(1-([.Q246]*[.Q246])/([.$E$2]*[.$E$2]))+[.O246]" office:value-type="float" office:value="229983346920.952">
            <text:p>2.299833469210E+11</text:p>
          </table:table-cell>
          <table:table-cell table:formula="of:=[.$N246]*(1-[.P246]/[.$E$2])/SQRT(1-([.P246]*[.P246])/([.$E$2]*[.$E$2]))+[.O246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6]-([.G246]*[.H246])+[.H246]/2" office:value-type="float" office:value="1326027.78511305">
            <text:p>1326027.78511305</text:p>
          </table:table-cell>
          <table:table-cell table:formula="of:=[.P246]+([.I246]/2)*[.H246]" office:value-type="float" office:value="722640.47456545">
            <text:p>722640.47456545</text:p>
          </table:table-cell>
          <table:table-cell table:formula="of:=[.F246]+([.I246]-[.G246])*[.H246]+[.H246]/2" office:value-type="float" office:value="119253.16401785">
            <text:p>119253.16401785</text:p>
          </table:table-cell>
          <table:table-cell table:formula="of:=[.$E$2]/[.K246]" office:value-type="float" office:value="0.00130182129139507">
            <text:p>0.00130182129139507</text:p>
          </table:table-cell>
          <table:table-cell table:formula="of:=[.$E$2]/[.L246]" office:value-type="float" office:value="0.00130444227382739">
            <text:p>0.00130444227382739</text:p>
          </table:table-cell>
          <table:table-cell table:formula="of:=[.$E$2]/[.M246]" office:value-type="float" office:value="0.00130706855860858">
            <text:p>0.00130706855860858</text:p>
          </table:table-cell>
          <table:table-cell table:formula="of:=ABS([.H246]/([.L246]*(1+[.H246]/[.$E$2])))" office:value-type="float" office:value="0.0000000226177460525938">
            <text:p>0.0000000226177460525938</text:p>
          </table:table-cell>
          <table:table-cell table:formula="of:=MIN([.$S246];[.$U246])" office:value-type="float" office:value="0.00130182129139507">
            <text:p>0.00130182129139507</text:p>
          </table:table-cell>
          <table:table-cell table:formula="of:=MAX([.$S246];[.$U246])" office:value-type="float" office:value="0.00130706855860858">
            <text:p>0.00130706855860858</text:p>
          </table:table-cell>
        </table:table-row>
        <table:table-row table:style-name="ro1">
          <table:table-cell table:formula="of:=CONCATENATE([.B247];&quot;/&quot;;[.C247];&quot;/&quot;;[.D247])" office:value-type="string" office:string-value="ned/heracles/ngc3938_heracles.hans.fits.gz">
            <text:p>ned/heracles/ngc393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.hans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7]*(1-[.R247]/[.$E$2])/SQRT(1-([.R247]*[.R247])/([.$E$2]*[.$E$2]))+[.O247]" office:value-type="float" office:value="230383718234.206">
            <text:p>2.303837182342E+11</text:p>
          </table:table-cell>
          <table:table-cell table:formula="of:=[.$N247]*(1-[.Q247]/[.$E$2])/SQRT(1-([.Q247]*[.Q247])/([.$E$2]*[.$E$2]))+[.O247]" office:value-type="float" office:value="229920813746.015">
            <text:p>2.299208137460E+11</text:p>
          </table:table-cell>
          <table:table-cell table:formula="of:=[.$N247]*(1-[.P247]/[.$E$2])/SQRT(1-([.P247]*[.P247])/([.$E$2]*[.$E$2]))+[.O247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7]-([.G247]*[.H247])+[.H247]/2" office:value-type="float" office:value="1407609.26490305">
            <text:p>1407609.26490305</text:p>
          </table:table-cell>
          <table:table-cell table:formula="of:=[.P247]+([.I247]/2)*[.H247]" office:value-type="float" office:value="804221.95435545">
            <text:p>804221.95435545</text:p>
          </table:table-cell>
          <table:table-cell table:formula="of:=[.F247]+([.I247]-[.G247])*[.H247]+[.H247]/2" office:value-type="float" office:value="200834.64380785">
            <text:p>200834.64380785</text:p>
          </table:table-cell>
          <table:table-cell table:formula="of:=[.$E$2]/[.K247]" office:value-type="float" office:value="0.0013021753546621">
            <text:p>0.0013021753546621</text:p>
          </table:table-cell>
          <table:table-cell table:formula="of:=[.$E$2]/[.L247]" office:value-type="float" office:value="0.00130479705213378">
            <text:p>0.00130479705213378</text:p>
          </table:table-cell>
          <table:table-cell table:formula="of:=[.$E$2]/[.M247]" office:value-type="float" office:value="0.00130742405628193">
            <text:p>0.00130742405628193</text:p>
          </table:table-cell>
          <table:table-cell table:formula="of:=ABS([.H247]/([.L247]*(1+[.H247]/[.$E$2])))" office:value-type="float" office:value="0.0000000226238975594868">
            <text:p>0.0000000226238975594868</text:p>
          </table:table-cell>
          <table:table-cell table:formula="of:=MIN([.$S247];[.$U247])" office:value-type="float" office:value="0.0013021753546621">
            <text:p>0.0013021753546621</text:p>
          </table:table-cell>
          <table:table-cell table:formula="of:=MAX([.$S247];[.$U247])" office:value-type="float" office:value="0.00130742405628193">
            <text:p>0.00130742405628193</text:p>
          </table:table-cell>
        </table:table-row>
        <table:table-row table:style-name="ro1">
          <table:table-cell table:formula="of:=CONCATENATE([.B248];&quot;/&quot;;[.C248];&quot;/&quot;;[.D248])" office:value-type="string" office:string-value="ned/heracles/ngc3938_heracles_mom0.fits.gz">
            <text:p>ned/heracles/ngc393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mom0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8]*(1-[.R248]/[.$E$2])/SQRT(1-([.R248]*[.R248])/([.$E$2]*[.$E$2]))+[.O248]" office:value-type="float" office:value="230383718234.206">
            <text:p>2.303837182342E+11</text:p>
          </table:table-cell>
          <table:table-cell table:formula="of:=[.$N248]*(1-[.Q248]/[.$E$2])/SQRT(1-([.Q248]*[.Q248])/([.$E$2]*[.$E$2]))+[.O248]" office:value-type="float" office:value="229920813746.015">
            <text:p>2.299208137460E+11</text:p>
          </table:table-cell>
          <table:table-cell table:formula="of:=[.$N248]*(1-[.P248]/[.$E$2])/SQRT(1-([.P248]*[.P248])/([.$E$2]*[.$E$2]))+[.O248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8]-([.G248]*[.H248])+[.H248]/2" office:value-type="float" office:value="1407609.26490305">
            <text:p>1407609.26490305</text:p>
          </table:table-cell>
          <table:table-cell table:formula="of:=[.P248]+([.I248]/2)*[.H248]" office:value-type="float" office:value="804221.95435545">
            <text:p>804221.95435545</text:p>
          </table:table-cell>
          <table:table-cell table:formula="of:=[.F248]+([.I248]-[.G248])*[.H248]+[.H248]/2" office:value-type="float" office:value="200834.64380785">
            <text:p>200834.64380785</text:p>
          </table:table-cell>
          <table:table-cell table:formula="of:=[.$E$2]/[.K248]" office:value-type="float" office:value="0.0013021753546621">
            <text:p>0.0013021753546621</text:p>
          </table:table-cell>
          <table:table-cell table:formula="of:=[.$E$2]/[.L248]" office:value-type="float" office:value="0.00130479705213378">
            <text:p>0.00130479705213378</text:p>
          </table:table-cell>
          <table:table-cell table:formula="of:=[.$E$2]/[.M248]" office:value-type="float" office:value="0.00130742405628193">
            <text:p>0.00130742405628193</text:p>
          </table:table-cell>
          <table:table-cell table:formula="of:=ABS([.H248]/([.L248]*(1+[.H248]/[.$E$2])))" office:value-type="float" office:value="0.0000000226238975594868">
            <text:p>0.0000000226238975594868</text:p>
          </table:table-cell>
          <table:table-cell table:formula="of:=MIN([.$S248];[.$U248])" office:value-type="float" office:value="0.0013021753546621">
            <text:p>0.0013021753546621</text:p>
          </table:table-cell>
          <table:table-cell table:formula="of:=MAX([.$S248];[.$U248])" office:value-type="float" office:value="0.00130742405628193">
            <text:p>0.00130742405628193</text:p>
          </table:table-cell>
        </table:table-row>
        <table:table-row table:style-name="ro1">
          <table:table-cell table:formula="of:=CONCATENATE([.B249];&quot;/&quot;;[.C249];&quot;/&quot;;[.D249])" office:value-type="string" office:string-value="ned/heracles/ngc3938_heracles_emom0.fits.gz">
            <text:p>ned/heracles/ngc393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emom0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9]*(1-[.R249]/[.$E$2])/SQRT(1-([.R249]*[.R249])/([.$E$2]*[.$E$2]))+[.O249]" office:value-type="float" office:value="230383718234.206">
            <text:p>2.303837182342E+11</text:p>
          </table:table-cell>
          <table:table-cell table:formula="of:=[.$N249]*(1-[.Q249]/[.$E$2])/SQRT(1-([.Q249]*[.Q249])/([.$E$2]*[.$E$2]))+[.O249]" office:value-type="float" office:value="229920813746.015">
            <text:p>2.299208137460E+11</text:p>
          </table:table-cell>
          <table:table-cell table:formula="of:=[.$N249]*(1-[.P249]/[.$E$2])/SQRT(1-([.P249]*[.P249])/([.$E$2]*[.$E$2]))+[.O249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9]-([.G249]*[.H249])+[.H249]/2" office:value-type="float" office:value="1407609.26490305">
            <text:p>1407609.26490305</text:p>
          </table:table-cell>
          <table:table-cell table:formula="of:=[.P249]+([.I249]/2)*[.H249]" office:value-type="float" office:value="804221.95435545">
            <text:p>804221.95435545</text:p>
          </table:table-cell>
          <table:table-cell table:formula="of:=[.F249]+([.I249]-[.G249])*[.H249]+[.H249]/2" office:value-type="float" office:value="200834.64380785">
            <text:p>200834.64380785</text:p>
          </table:table-cell>
          <table:table-cell table:formula="of:=[.$E$2]/[.K249]" office:value-type="float" office:value="0.0013021753546621">
            <text:p>0.0013021753546621</text:p>
          </table:table-cell>
          <table:table-cell table:formula="of:=[.$E$2]/[.L249]" office:value-type="float" office:value="0.00130479705213378">
            <text:p>0.00130479705213378</text:p>
          </table:table-cell>
          <table:table-cell table:formula="of:=[.$E$2]/[.M249]" office:value-type="float" office:value="0.00130742405628193">
            <text:p>0.00130742405628193</text:p>
          </table:table-cell>
          <table:table-cell table:formula="of:=ABS([.H249]/([.L249]*(1+[.H249]/[.$E$2])))" office:value-type="float" office:value="0.0000000226238975594868">
            <text:p>0.0000000226238975594868</text:p>
          </table:table-cell>
          <table:table-cell table:formula="of:=MIN([.$S249];[.$U249])" office:value-type="float" office:value="0.0013021753546621">
            <text:p>0.0013021753546621</text:p>
          </table:table-cell>
          <table:table-cell table:formula="of:=MAX([.$S249];[.$U249])" office:value-type="float" office:value="0.00130742405628193">
            <text:p>0.00130742405628193</text:p>
          </table:table-cell>
        </table:table-row>
        <table:table-row table:style-name="ro1">
          <table:table-cell table:formula="of:=CONCATENATE([.B250];&quot;/&quot;;[.C250];&quot;/&quot;;[.D250])" office:value-type="string" office:string-value="ned/heracles/ngc3938_heracles_mom1.fits.gz">
            <text:p>ned/heracles/ngc393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mom1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0]*(1-[.R250]/[.$E$2])/SQRT(1-([.R250]*[.R250])/([.$E$2]*[.$E$2]))+[.O250]" office:value-type="float" office:value="230383718234.206">
            <text:p>2.303837182342E+11</text:p>
          </table:table-cell>
          <table:table-cell table:formula="of:=[.$N250]*(1-[.Q250]/[.$E$2])/SQRT(1-([.Q250]*[.Q250])/([.$E$2]*[.$E$2]))+[.O250]" office:value-type="float" office:value="229920813746.015">
            <text:p>2.299208137460E+11</text:p>
          </table:table-cell>
          <table:table-cell table:formula="of:=[.$N250]*(1-[.P250]/[.$E$2])/SQRT(1-([.P250]*[.P250])/([.$E$2]*[.$E$2]))+[.O250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0]-([.G250]*[.H250])+[.H250]/2" office:value-type="float" office:value="1407609.26490305">
            <text:p>1407609.26490305</text:p>
          </table:table-cell>
          <table:table-cell table:formula="of:=[.P250]+([.I250]/2)*[.H250]" office:value-type="float" office:value="804221.95435545">
            <text:p>804221.95435545</text:p>
          </table:table-cell>
          <table:table-cell table:formula="of:=[.F250]+([.I250]-[.G250])*[.H250]+[.H250]/2" office:value-type="float" office:value="200834.64380785">
            <text:p>200834.64380785</text:p>
          </table:table-cell>
          <table:table-cell table:formula="of:=[.$E$2]/[.K250]" office:value-type="float" office:value="0.0013021753546621">
            <text:p>0.0013021753546621</text:p>
          </table:table-cell>
          <table:table-cell table:formula="of:=[.$E$2]/[.L250]" office:value-type="float" office:value="0.00130479705213378">
            <text:p>0.00130479705213378</text:p>
          </table:table-cell>
          <table:table-cell table:formula="of:=[.$E$2]/[.M250]" office:value-type="float" office:value="0.00130742405628193">
            <text:p>0.00130742405628193</text:p>
          </table:table-cell>
          <table:table-cell table:formula="of:=ABS([.H250]/([.L250]*(1+[.H250]/[.$E$2])))" office:value-type="float" office:value="0.0000000226238975594868">
            <text:p>0.0000000226238975594868</text:p>
          </table:table-cell>
          <table:table-cell table:formula="of:=MIN([.$S250];[.$U250])" office:value-type="float" office:value="0.0013021753546621">
            <text:p>0.0013021753546621</text:p>
          </table:table-cell>
          <table:table-cell table:formula="of:=MAX([.$S250];[.$U250])" office:value-type="float" office:value="0.00130742405628193">
            <text:p>0.00130742405628193</text:p>
          </table:table-cell>
        </table:table-row>
        <table:table-row table:style-name="ro1">
          <table:table-cell table:formula="of:=CONCATENATE([.B251];&quot;/&quot;;[.C251];&quot;/&quot;;[.D251])" office:value-type="string" office:string-value="ned/heracles/ngc4214_heracles.hans.fits.gz">
            <text:p>ned/heracles/ngc421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.hans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1]*(1-[.R251]/[.$E$2])/SQRT(1-([.R251]*[.R251])/([.$E$2]*[.$E$2]))+[.O251]" office:value-type="float" office:value="230780400058.136">
            <text:p>2.307804000581E+11</text:p>
          </table:table-cell>
          <table:table-cell table:formula="of:=[.$N251]*(1-[.Q251]/[.$E$2])/SQRT(1-([.Q251]*[.Q251])/([.$E$2]*[.$E$2]))+[.O251]" office:value-type="float" office:value="230316699825.519">
            <text:p>2.303166998255E+11</text:p>
          </table:table-cell>
          <table:table-cell table:formula="of:=[.$N251]*(1-[.P251]/[.$E$2])/SQRT(1-([.P251]*[.P251])/([.$E$2]*[.$E$2]))+[.O251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1]-([.G251]*[.H251])+[.H251]/2" office:value-type="float" office:value="891504.31167905">
            <text:p>891504.31167905</text:p>
          </table:table-cell>
          <table:table-cell table:formula="of:=[.P251]+([.I251]/2)*[.H251]" office:value-type="float" office:value="288117.00113145">
            <text:p>288117.00113145</text:p>
          </table:table-cell>
          <table:table-cell table:formula="of:=[.F251]+([.I251]-[.G251])*[.H251]+[.H251]/2" office:value-type="float" office:value="-315270.30941615">
            <text:p>-315270.30941615</text:p>
          </table:table-cell>
          <table:table-cell table:formula="of:=[.$E$2]/[.K251]" office:value-type="float" office:value="0.00129993708271771">
            <text:p>0.00129993708271771</text:p>
          </table:table-cell>
          <table:table-cell table:formula="of:=[.$E$2]/[.L251]" office:value-type="float" office:value="0.00130255426648294">
            <text:p>0.00130255426648294</text:p>
          </table:table-cell>
          <table:table-cell table:formula="of:=[.$E$2]/[.M251]" office:value-type="float" office:value="0.00130517672960681">
            <text:p>0.00130517672960681</text:p>
          </table:table-cell>
          <table:table-cell table:formula="of:=ABS([.H251]/([.L251]*(1+[.H251]/[.$E$2])))" office:value-type="float" office:value="0.0000000225850098621782">
            <text:p>0.0000000225850098621782</text:p>
          </table:table-cell>
          <table:table-cell table:formula="of:=MIN([.$S251];[.$U251])" office:value-type="float" office:value="0.00129993708271771">
            <text:p>0.00129993708271771</text:p>
          </table:table-cell>
          <table:table-cell table:formula="of:=MAX([.$S251];[.$U251])" office:value-type="float" office:value="0.00130517672960681">
            <text:p>0.00130517672960681</text:p>
          </table:table-cell>
        </table:table-row>
        <table:table-row table:style-name="ro1">
          <table:table-cell table:formula="of:=CONCATENATE([.B252];&quot;/&quot;;[.C252];&quot;/&quot;;[.D252])" office:value-type="string" office:string-value="ned/heracles/ngc4214_heracles_mom0.fits.gz">
            <text:p>ned/heracles/ngc421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mom0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2]*(1-[.R252]/[.$E$2])/SQRT(1-([.R252]*[.R252])/([.$E$2]*[.$E$2]))+[.O252]" office:value-type="float" office:value="230780400058.136">
            <text:p>2.307804000581E+11</text:p>
          </table:table-cell>
          <table:table-cell table:formula="of:=[.$N252]*(1-[.Q252]/[.$E$2])/SQRT(1-([.Q252]*[.Q252])/([.$E$2]*[.$E$2]))+[.O252]" office:value-type="float" office:value="230316699825.519">
            <text:p>2.303166998255E+11</text:p>
          </table:table-cell>
          <table:table-cell table:formula="of:=[.$N252]*(1-[.P252]/[.$E$2])/SQRT(1-([.P252]*[.P252])/([.$E$2]*[.$E$2]))+[.O252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2]-([.G252]*[.H252])+[.H252]/2" office:value-type="float" office:value="891504.31167905">
            <text:p>891504.31167905</text:p>
          </table:table-cell>
          <table:table-cell table:formula="of:=[.P252]+([.I252]/2)*[.H252]" office:value-type="float" office:value="288117.00113145">
            <text:p>288117.00113145</text:p>
          </table:table-cell>
          <table:table-cell table:formula="of:=[.F252]+([.I252]-[.G252])*[.H252]+[.H252]/2" office:value-type="float" office:value="-315270.30941615">
            <text:p>-315270.30941615</text:p>
          </table:table-cell>
          <table:table-cell table:formula="of:=[.$E$2]/[.K252]" office:value-type="float" office:value="0.00129993708271771">
            <text:p>0.00129993708271771</text:p>
          </table:table-cell>
          <table:table-cell table:formula="of:=[.$E$2]/[.L252]" office:value-type="float" office:value="0.00130255426648294">
            <text:p>0.00130255426648294</text:p>
          </table:table-cell>
          <table:table-cell table:formula="of:=[.$E$2]/[.M252]" office:value-type="float" office:value="0.00130517672960681">
            <text:p>0.00130517672960681</text:p>
          </table:table-cell>
          <table:table-cell table:formula="of:=ABS([.H252]/([.L252]*(1+[.H252]/[.$E$2])))" office:value-type="float" office:value="0.0000000225850098621782">
            <text:p>0.0000000225850098621782</text:p>
          </table:table-cell>
          <table:table-cell table:formula="of:=MIN([.$S252];[.$U252])" office:value-type="float" office:value="0.00129993708271771">
            <text:p>0.00129993708271771</text:p>
          </table:table-cell>
          <table:table-cell table:formula="of:=MAX([.$S252];[.$U252])" office:value-type="float" office:value="0.00130517672960681">
            <text:p>0.00130517672960681</text:p>
          </table:table-cell>
        </table:table-row>
        <table:table-row table:style-name="ro1">
          <table:table-cell table:formula="of:=CONCATENATE([.B253];&quot;/&quot;;[.C253];&quot;/&quot;;[.D253])" office:value-type="string" office:string-value="ned/heracles/ngc4214_heracles_emom0.fits.gz">
            <text:p>ned/heracles/ngc421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emom0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3]*(1-[.R253]/[.$E$2])/SQRT(1-([.R253]*[.R253])/([.$E$2]*[.$E$2]))+[.O253]" office:value-type="float" office:value="230780400058.136">
            <text:p>2.307804000581E+11</text:p>
          </table:table-cell>
          <table:table-cell table:formula="of:=[.$N253]*(1-[.Q253]/[.$E$2])/SQRT(1-([.Q253]*[.Q253])/([.$E$2]*[.$E$2]))+[.O253]" office:value-type="float" office:value="230316699825.519">
            <text:p>2.303166998255E+11</text:p>
          </table:table-cell>
          <table:table-cell table:formula="of:=[.$N253]*(1-[.P253]/[.$E$2])/SQRT(1-([.P253]*[.P253])/([.$E$2]*[.$E$2]))+[.O253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3]-([.G253]*[.H253])+[.H253]/2" office:value-type="float" office:value="891504.31167905">
            <text:p>891504.31167905</text:p>
          </table:table-cell>
          <table:table-cell table:formula="of:=[.P253]+([.I253]/2)*[.H253]" office:value-type="float" office:value="288117.00113145">
            <text:p>288117.00113145</text:p>
          </table:table-cell>
          <table:table-cell table:formula="of:=[.F253]+([.I253]-[.G253])*[.H253]+[.H253]/2" office:value-type="float" office:value="-315270.30941615">
            <text:p>-315270.30941615</text:p>
          </table:table-cell>
          <table:table-cell table:formula="of:=[.$E$2]/[.K253]" office:value-type="float" office:value="0.00129993708271771">
            <text:p>0.00129993708271771</text:p>
          </table:table-cell>
          <table:table-cell table:formula="of:=[.$E$2]/[.L253]" office:value-type="float" office:value="0.00130255426648294">
            <text:p>0.00130255426648294</text:p>
          </table:table-cell>
          <table:table-cell table:formula="of:=[.$E$2]/[.M253]" office:value-type="float" office:value="0.00130517672960681">
            <text:p>0.00130517672960681</text:p>
          </table:table-cell>
          <table:table-cell table:formula="of:=ABS([.H253]/([.L253]*(1+[.H253]/[.$E$2])))" office:value-type="float" office:value="0.0000000225850098621782">
            <text:p>0.0000000225850098621782</text:p>
          </table:table-cell>
          <table:table-cell table:formula="of:=MIN([.$S253];[.$U253])" office:value-type="float" office:value="0.00129993708271771">
            <text:p>0.00129993708271771</text:p>
          </table:table-cell>
          <table:table-cell table:formula="of:=MAX([.$S253];[.$U253])" office:value-type="float" office:value="0.00130517672960681">
            <text:p>0.00130517672960681</text:p>
          </table:table-cell>
        </table:table-row>
        <table:table-row table:style-name="ro1">
          <table:table-cell table:formula="of:=CONCATENATE([.B254];&quot;/&quot;;[.C254];&quot;/&quot;;[.D254])" office:value-type="string" office:string-value="ned/heracles/ngc4214_heracles_mom1.fits.gz">
            <text:p>ned/heracles/ngc421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mom1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4]*(1-[.R254]/[.$E$2])/SQRT(1-([.R254]*[.R254])/([.$E$2]*[.$E$2]))+[.O254]" office:value-type="float" office:value="230780400058.136">
            <text:p>2.307804000581E+11</text:p>
          </table:table-cell>
          <table:table-cell table:formula="of:=[.$N254]*(1-[.Q254]/[.$E$2])/SQRT(1-([.Q254]*[.Q254])/([.$E$2]*[.$E$2]))+[.O254]" office:value-type="float" office:value="230316699825.519">
            <text:p>2.303166998255E+11</text:p>
          </table:table-cell>
          <table:table-cell table:formula="of:=[.$N254]*(1-[.P254]/[.$E$2])/SQRT(1-([.P254]*[.P254])/([.$E$2]*[.$E$2]))+[.O254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4]-([.G254]*[.H254])+[.H254]/2" office:value-type="float" office:value="891504.31167905">
            <text:p>891504.31167905</text:p>
          </table:table-cell>
          <table:table-cell table:formula="of:=[.P254]+([.I254]/2)*[.H254]" office:value-type="float" office:value="288117.00113145">
            <text:p>288117.00113145</text:p>
          </table:table-cell>
          <table:table-cell table:formula="of:=[.F254]+([.I254]-[.G254])*[.H254]+[.H254]/2" office:value-type="float" office:value="-315270.30941615">
            <text:p>-315270.30941615</text:p>
          </table:table-cell>
          <table:table-cell table:formula="of:=[.$E$2]/[.K254]" office:value-type="float" office:value="0.00129993708271771">
            <text:p>0.00129993708271771</text:p>
          </table:table-cell>
          <table:table-cell table:formula="of:=[.$E$2]/[.L254]" office:value-type="float" office:value="0.00130255426648294">
            <text:p>0.00130255426648294</text:p>
          </table:table-cell>
          <table:table-cell table:formula="of:=[.$E$2]/[.M254]" office:value-type="float" office:value="0.00130517672960681">
            <text:p>0.00130517672960681</text:p>
          </table:table-cell>
          <table:table-cell table:formula="of:=ABS([.H254]/([.L254]*(1+[.H254]/[.$E$2])))" office:value-type="float" office:value="0.0000000225850098621782">
            <text:p>0.0000000225850098621782</text:p>
          </table:table-cell>
          <table:table-cell table:formula="of:=MIN([.$S254];[.$U254])" office:value-type="float" office:value="0.00129993708271771">
            <text:p>0.00129993708271771</text:p>
          </table:table-cell>
          <table:table-cell table:formula="of:=MAX([.$S254];[.$U254])" office:value-type="float" office:value="0.00130517672960681">
            <text:p>0.00130517672960681</text:p>
          </table:table-cell>
        </table:table-row>
        <table:table-row table:style-name="ro1">
          <table:table-cell table:formula="of:=CONCATENATE([.B255];&quot;/&quot;;[.C255];&quot;/&quot;;[.D255])" office:value-type="string" office:string-value="ned/heracles/ngc4236_heracles.hans.fits.gz">
            <text:p>ned/heracles/ngc42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.hans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5]*(1-[.R255]/[.$E$2])/SQRT(1-([.R255]*[.R255])/([.$E$2]*[.$E$2]))+[.O255]" office:value-type="float" office:value="231004148905.761">
            <text:p>2.310041489058E+11</text:p>
          </table:table-cell>
          <table:table-cell table:formula="of:=[.$N255]*(1-[.Q255]/[.$E$2])/SQRT(1-([.Q255]*[.Q255])/([.$E$2]*[.$E$2]))+[.O255]" office:value-type="float" office:value="230539998625.098">
            <text:p>2.305399986251E+11</text:p>
          </table:table-cell>
          <table:table-cell table:formula="of:=[.$N255]*(1-[.P255]/[.$E$2])/SQRT(1-([.P255]*[.P255])/([.$E$2]*[.$E$2]))+[.O255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5]-([.G255]*[.H255])+[.H255]/2" office:value-type="float" office:value="600786.50317405">
            <text:p>600786.50317405</text:p>
          </table:table-cell>
          <table:table-cell table:formula="of:=[.P255]+([.I255]/2)*[.H255]" office:value-type="float" office:value="-2600.80737355002">
            <text:p>-2600.80737355002</text:p>
          </table:table-cell>
          <table:table-cell table:formula="of:=[.F255]+([.I255]-[.G255])*[.H255]+[.H255]/2" office:value-type="float" office:value="-605988.11792115">
            <text:p>-605988.11792115</text:p>
          </table:table-cell>
          <table:table-cell table:formula="of:=[.$E$2]/[.K255]" office:value-type="float" office:value="0.00129867797362542">
            <text:p>0.00129867797362542</text:p>
          </table:table-cell>
          <table:table-cell table:formula="of:=[.$E$2]/[.L255]" office:value-type="float" office:value="0.00130129262509391">
            <text:p>0.00130129262509391</text:p>
          </table:table-cell>
          <table:table-cell table:formula="of:=[.$E$2]/[.M255]" office:value-type="float" office:value="0.00130391254059526">
            <text:p>0.00130391254059526</text:p>
          </table:table-cell>
          <table:table-cell table:formula="of:=ABS([.H255]/([.L255]*(1+[.H255]/[.$E$2])))" office:value-type="float" office:value="0.0000000225631342413715">
            <text:p>0.0000000225631342413715</text:p>
          </table:table-cell>
          <table:table-cell table:formula="of:=MIN([.$S255];[.$U255])" office:value-type="float" office:value="0.00129867797362542">
            <text:p>0.00129867797362542</text:p>
          </table:table-cell>
          <table:table-cell table:formula="of:=MAX([.$S255];[.$U255])" office:value-type="float" office:value="0.00130391254059526">
            <text:p>0.00130391254059526</text:p>
          </table:table-cell>
        </table:table-row>
        <table:table-row table:style-name="ro1">
          <table:table-cell table:formula="of:=CONCATENATE([.B256];&quot;/&quot;;[.C256];&quot;/&quot;;[.D256])" office:value-type="string" office:string-value="ned/heracles/ngc4236_heracles_mom0.fits.gz">
            <text:p>ned/heracles/ngc42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mom0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6]*(1-[.R256]/[.$E$2])/SQRT(1-([.R256]*[.R256])/([.$E$2]*[.$E$2]))+[.O256]" office:value-type="float" office:value="231004148905.761">
            <text:p>2.310041489058E+11</text:p>
          </table:table-cell>
          <table:table-cell table:formula="of:=[.$N256]*(1-[.Q256]/[.$E$2])/SQRT(1-([.Q256]*[.Q256])/([.$E$2]*[.$E$2]))+[.O256]" office:value-type="float" office:value="230539998625.098">
            <text:p>2.305399986251E+11</text:p>
          </table:table-cell>
          <table:table-cell table:formula="of:=[.$N256]*(1-[.P256]/[.$E$2])/SQRT(1-([.P256]*[.P256])/([.$E$2]*[.$E$2]))+[.O256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6]-([.G256]*[.H256])+[.H256]/2" office:value-type="float" office:value="600786.50317405">
            <text:p>600786.50317405</text:p>
          </table:table-cell>
          <table:table-cell table:formula="of:=[.P256]+([.I256]/2)*[.H256]" office:value-type="float" office:value="-2600.80737355002">
            <text:p>-2600.80737355002</text:p>
          </table:table-cell>
          <table:table-cell table:formula="of:=[.F256]+([.I256]-[.G256])*[.H256]+[.H256]/2" office:value-type="float" office:value="-605988.11792115">
            <text:p>-605988.11792115</text:p>
          </table:table-cell>
          <table:table-cell table:formula="of:=[.$E$2]/[.K256]" office:value-type="float" office:value="0.00129867797362542">
            <text:p>0.00129867797362542</text:p>
          </table:table-cell>
          <table:table-cell table:formula="of:=[.$E$2]/[.L256]" office:value-type="float" office:value="0.00130129262509391">
            <text:p>0.00130129262509391</text:p>
          </table:table-cell>
          <table:table-cell table:formula="of:=[.$E$2]/[.M256]" office:value-type="float" office:value="0.00130391254059526">
            <text:p>0.00130391254059526</text:p>
          </table:table-cell>
          <table:table-cell table:formula="of:=ABS([.H256]/([.L256]*(1+[.H256]/[.$E$2])))" office:value-type="float" office:value="0.0000000225631342413715">
            <text:p>0.0000000225631342413715</text:p>
          </table:table-cell>
          <table:table-cell table:formula="of:=MIN([.$S256];[.$U256])" office:value-type="float" office:value="0.00129867797362542">
            <text:p>0.00129867797362542</text:p>
          </table:table-cell>
          <table:table-cell table:formula="of:=MAX([.$S256];[.$U256])" office:value-type="float" office:value="0.00130391254059526">
            <text:p>0.00130391254059526</text:p>
          </table:table-cell>
        </table:table-row>
        <table:table-row table:style-name="ro1">
          <table:table-cell table:formula="of:=CONCATENATE([.B257];&quot;/&quot;;[.C257];&quot;/&quot;;[.D257])" office:value-type="string" office:string-value="ned/heracles/ngc4236_heracles_emom0.fits.gz">
            <text:p>ned/heracles/ngc42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emom0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7]*(1-[.R257]/[.$E$2])/SQRT(1-([.R257]*[.R257])/([.$E$2]*[.$E$2]))+[.O257]" office:value-type="float" office:value="231004148905.761">
            <text:p>2.310041489058E+11</text:p>
          </table:table-cell>
          <table:table-cell table:formula="of:=[.$N257]*(1-[.Q257]/[.$E$2])/SQRT(1-([.Q257]*[.Q257])/([.$E$2]*[.$E$2]))+[.O257]" office:value-type="float" office:value="230539998625.098">
            <text:p>2.305399986251E+11</text:p>
          </table:table-cell>
          <table:table-cell table:formula="of:=[.$N257]*(1-[.P257]/[.$E$2])/SQRT(1-([.P257]*[.P257])/([.$E$2]*[.$E$2]))+[.O257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7]-([.G257]*[.H257])+[.H257]/2" office:value-type="float" office:value="600786.50317405">
            <text:p>600786.50317405</text:p>
          </table:table-cell>
          <table:table-cell table:formula="of:=[.P257]+([.I257]/2)*[.H257]" office:value-type="float" office:value="-2600.80737355002">
            <text:p>-2600.80737355002</text:p>
          </table:table-cell>
          <table:table-cell table:formula="of:=[.F257]+([.I257]-[.G257])*[.H257]+[.H257]/2" office:value-type="float" office:value="-605988.11792115">
            <text:p>-605988.11792115</text:p>
          </table:table-cell>
          <table:table-cell table:formula="of:=[.$E$2]/[.K257]" office:value-type="float" office:value="0.00129867797362542">
            <text:p>0.00129867797362542</text:p>
          </table:table-cell>
          <table:table-cell table:formula="of:=[.$E$2]/[.L257]" office:value-type="float" office:value="0.00130129262509391">
            <text:p>0.00130129262509391</text:p>
          </table:table-cell>
          <table:table-cell table:formula="of:=[.$E$2]/[.M257]" office:value-type="float" office:value="0.00130391254059526">
            <text:p>0.00130391254059526</text:p>
          </table:table-cell>
          <table:table-cell table:formula="of:=ABS([.H257]/([.L257]*(1+[.H257]/[.$E$2])))" office:value-type="float" office:value="0.0000000225631342413715">
            <text:p>0.0000000225631342413715</text:p>
          </table:table-cell>
          <table:table-cell table:formula="of:=MIN([.$S257];[.$U257])" office:value-type="float" office:value="0.00129867797362542">
            <text:p>0.00129867797362542</text:p>
          </table:table-cell>
          <table:table-cell table:formula="of:=MAX([.$S257];[.$U257])" office:value-type="float" office:value="0.00130391254059526">
            <text:p>0.00130391254059526</text:p>
          </table:table-cell>
        </table:table-row>
        <table:table-row table:style-name="ro1">
          <table:table-cell table:formula="of:=CONCATENATE([.B258];&quot;/&quot;;[.C258];&quot;/&quot;;[.D258])" office:value-type="string" office:string-value="ned/heracles/ngc4236_heracles_mom1.fits.gz">
            <text:p>ned/heracles/ngc42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mom1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8]*(1-[.R258]/[.$E$2])/SQRT(1-([.R258]*[.R258])/([.$E$2]*[.$E$2]))+[.O258]" office:value-type="float" office:value="231004148905.761">
            <text:p>2.310041489058E+11</text:p>
          </table:table-cell>
          <table:table-cell table:formula="of:=[.$N258]*(1-[.Q258]/[.$E$2])/SQRT(1-([.Q258]*[.Q258])/([.$E$2]*[.$E$2]))+[.O258]" office:value-type="float" office:value="230539998625.098">
            <text:p>2.305399986251E+11</text:p>
          </table:table-cell>
          <table:table-cell table:formula="of:=[.$N258]*(1-[.P258]/[.$E$2])/SQRT(1-([.P258]*[.P258])/([.$E$2]*[.$E$2]))+[.O258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8]-([.G258]*[.H258])+[.H258]/2" office:value-type="float" office:value="600786.50317405">
            <text:p>600786.50317405</text:p>
          </table:table-cell>
          <table:table-cell table:formula="of:=[.P258]+([.I258]/2)*[.H258]" office:value-type="float" office:value="-2600.80737355002">
            <text:p>-2600.80737355002</text:p>
          </table:table-cell>
          <table:table-cell table:formula="of:=[.F258]+([.I258]-[.G258])*[.H258]+[.H258]/2" office:value-type="float" office:value="-605988.11792115">
            <text:p>-605988.11792115</text:p>
          </table:table-cell>
          <table:table-cell table:formula="of:=[.$E$2]/[.K258]" office:value-type="float" office:value="0.00129867797362542">
            <text:p>0.00129867797362542</text:p>
          </table:table-cell>
          <table:table-cell table:formula="of:=[.$E$2]/[.L258]" office:value-type="float" office:value="0.00130129262509391">
            <text:p>0.00130129262509391</text:p>
          </table:table-cell>
          <table:table-cell table:formula="of:=[.$E$2]/[.M258]" office:value-type="float" office:value="0.00130391254059526">
            <text:p>0.00130391254059526</text:p>
          </table:table-cell>
          <table:table-cell table:formula="of:=ABS([.H258]/([.L258]*(1+[.H258]/[.$E$2])))" office:value-type="float" office:value="0.0000000225631342413715">
            <text:p>0.0000000225631342413715</text:p>
          </table:table-cell>
          <table:table-cell table:formula="of:=MIN([.$S258];[.$U258])" office:value-type="float" office:value="0.00129867797362542">
            <text:p>0.00129867797362542</text:p>
          </table:table-cell>
          <table:table-cell table:formula="of:=MAX([.$S258];[.$U258])" office:value-type="float" office:value="0.00130391254059526">
            <text:p>0.00130391254059526</text:p>
          </table:table-cell>
        </table:table-row>
        <table:table-row table:style-name="ro1">
          <table:table-cell table:formula="of:=CONCATENATE([.B259];&quot;/&quot;;[.C259];&quot;/&quot;;[.D259])" office:value-type="string" office:string-value="ned/heracles/ngc4254_heracles.hans.fits.gz">
            <text:p>ned/heracles/ngc425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.hans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9]*(1-[.R259]/[.$E$2])/SQRT(1-([.R259]*[.R259])/([.$E$2]*[.$E$2]))+[.O259]" office:value-type="float" office:value="229172769352.669">
            <text:p>2.291727693527E+11</text:p>
          </table:table-cell>
          <table:table-cell table:formula="of:=[.$N259]*(1-[.Q259]/[.$E$2])/SQRT(1-([.Q259]*[.Q259])/([.$E$2]*[.$E$2]))+[.O259]" office:value-type="float" office:value="228712277096.461">
            <text:p>2.287122770965E+11</text:p>
          </table:table-cell>
          <table:table-cell table:formula="of:=[.$N259]*(1-[.P259]/[.$E$2])/SQRT(1-([.P259]*[.P259])/([.$E$2]*[.$E$2]))+[.O259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9]-([.G259]*[.H259])+[.H259]/2" office:value-type="float" office:value="2988614.89698305">
            <text:p>2988614.89698305</text:p>
          </table:table-cell>
          <table:table-cell table:formula="of:=[.P259]+([.I259]/2)*[.H259]" office:value-type="float" office:value="2385227.58643545">
            <text:p>2385227.58643545</text:p>
          </table:table-cell>
          <table:table-cell table:formula="of:=[.F259]+([.I259]-[.G259])*[.H259]+[.H259]/2" office:value-type="float" office:value="1781840.27588785">
            <text:p>1781840.27588785</text:p>
          </table:table-cell>
          <table:table-cell table:formula="of:=[.$E$2]/[.K259]" office:value-type="float" office:value="0.00130905604905588">
            <text:p>0.00130905604905588</text:p>
          </table:table-cell>
          <table:table-cell table:formula="of:=[.$E$2]/[.L259]" office:value-type="float" office:value="0.00131169171943259">
            <text:p>0.00131169171943259</text:p>
          </table:table-cell>
          <table:table-cell table:formula="of:=[.$E$2]/[.M259]" office:value-type="float" office:value="0.00131433278105928">
            <text:p>0.00131433278105928</text:p>
          </table:table-cell>
          <table:table-cell table:formula="of:=ABS([.H259]/([.L259]*(1+[.H259]/[.$E$2])))" office:value-type="float" office:value="0.0000000227434443092437">
            <text:p>0.0000000227434443092437</text:p>
          </table:table-cell>
          <table:table-cell table:formula="of:=MIN([.$S259];[.$U259])" office:value-type="float" office:value="0.00130905604905588">
            <text:p>0.00130905604905588</text:p>
          </table:table-cell>
          <table:table-cell table:formula="of:=MAX([.$S259];[.$U259])" office:value-type="float" office:value="0.00131433278105928">
            <text:p>0.00131433278105928</text:p>
          </table:table-cell>
        </table:table-row>
        <table:table-row table:style-name="ro1">
          <table:table-cell table:formula="of:=CONCATENATE([.B260];&quot;/&quot;;[.C260];&quot;/&quot;;[.D260])" office:value-type="string" office:string-value="ned/heracles/ngc4254_heracles_mom0.fits.gz">
            <text:p>ned/heracles/ngc425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mom0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0]*(1-[.R260]/[.$E$2])/SQRT(1-([.R260]*[.R260])/([.$E$2]*[.$E$2]))+[.O260]" office:value-type="float" office:value="229172769352.669">
            <text:p>2.291727693527E+11</text:p>
          </table:table-cell>
          <table:table-cell table:formula="of:=[.$N260]*(1-[.Q260]/[.$E$2])/SQRT(1-([.Q260]*[.Q260])/([.$E$2]*[.$E$2]))+[.O260]" office:value-type="float" office:value="228712277096.461">
            <text:p>2.287122770965E+11</text:p>
          </table:table-cell>
          <table:table-cell table:formula="of:=[.$N260]*(1-[.P260]/[.$E$2])/SQRT(1-([.P260]*[.P260])/([.$E$2]*[.$E$2]))+[.O260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0]-([.G260]*[.H260])+[.H260]/2" office:value-type="float" office:value="2988614.89698305">
            <text:p>2988614.89698305</text:p>
          </table:table-cell>
          <table:table-cell table:formula="of:=[.P260]+([.I260]/2)*[.H260]" office:value-type="float" office:value="2385227.58643545">
            <text:p>2385227.58643545</text:p>
          </table:table-cell>
          <table:table-cell table:formula="of:=[.F260]+([.I260]-[.G260])*[.H260]+[.H260]/2" office:value-type="float" office:value="1781840.27588785">
            <text:p>1781840.27588785</text:p>
          </table:table-cell>
          <table:table-cell table:formula="of:=[.$E$2]/[.K260]" office:value-type="float" office:value="0.00130905604905588">
            <text:p>0.00130905604905588</text:p>
          </table:table-cell>
          <table:table-cell table:formula="of:=[.$E$2]/[.L260]" office:value-type="float" office:value="0.00131169171943259">
            <text:p>0.00131169171943259</text:p>
          </table:table-cell>
          <table:table-cell table:formula="of:=[.$E$2]/[.M260]" office:value-type="float" office:value="0.00131433278105928">
            <text:p>0.00131433278105928</text:p>
          </table:table-cell>
          <table:table-cell table:formula="of:=ABS([.H260]/([.L260]*(1+[.H260]/[.$E$2])))" office:value-type="float" office:value="0.0000000227434443092437">
            <text:p>0.0000000227434443092437</text:p>
          </table:table-cell>
          <table:table-cell table:formula="of:=MIN([.$S260];[.$U260])" office:value-type="float" office:value="0.00130905604905588">
            <text:p>0.00130905604905588</text:p>
          </table:table-cell>
          <table:table-cell table:formula="of:=MAX([.$S260];[.$U260])" office:value-type="float" office:value="0.00131433278105928">
            <text:p>0.00131433278105928</text:p>
          </table:table-cell>
        </table:table-row>
        <table:table-row table:style-name="ro1">
          <table:table-cell table:formula="of:=CONCATENATE([.B261];&quot;/&quot;;[.C261];&quot;/&quot;;[.D261])" office:value-type="string" office:string-value="ned/heracles/ngc4254_heracles_emom0.fits.gz">
            <text:p>ned/heracles/ngc425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emom0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1]*(1-[.R261]/[.$E$2])/SQRT(1-([.R261]*[.R261])/([.$E$2]*[.$E$2]))+[.O261]" office:value-type="float" office:value="229172769352.669">
            <text:p>2.291727693527E+11</text:p>
          </table:table-cell>
          <table:table-cell table:formula="of:=[.$N261]*(1-[.Q261]/[.$E$2])/SQRT(1-([.Q261]*[.Q261])/([.$E$2]*[.$E$2]))+[.O261]" office:value-type="float" office:value="228712277096.461">
            <text:p>2.287122770965E+11</text:p>
          </table:table-cell>
          <table:table-cell table:formula="of:=[.$N261]*(1-[.P261]/[.$E$2])/SQRT(1-([.P261]*[.P261])/([.$E$2]*[.$E$2]))+[.O261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1]-([.G261]*[.H261])+[.H261]/2" office:value-type="float" office:value="2988614.89698305">
            <text:p>2988614.89698305</text:p>
          </table:table-cell>
          <table:table-cell table:formula="of:=[.P261]+([.I261]/2)*[.H261]" office:value-type="float" office:value="2385227.58643545">
            <text:p>2385227.58643545</text:p>
          </table:table-cell>
          <table:table-cell table:formula="of:=[.F261]+([.I261]-[.G261])*[.H261]+[.H261]/2" office:value-type="float" office:value="1781840.27588785">
            <text:p>1781840.27588785</text:p>
          </table:table-cell>
          <table:table-cell table:formula="of:=[.$E$2]/[.K261]" office:value-type="float" office:value="0.00130905604905588">
            <text:p>0.00130905604905588</text:p>
          </table:table-cell>
          <table:table-cell table:formula="of:=[.$E$2]/[.L261]" office:value-type="float" office:value="0.00131169171943259">
            <text:p>0.00131169171943259</text:p>
          </table:table-cell>
          <table:table-cell table:formula="of:=[.$E$2]/[.M261]" office:value-type="float" office:value="0.00131433278105928">
            <text:p>0.00131433278105928</text:p>
          </table:table-cell>
          <table:table-cell table:formula="of:=ABS([.H261]/([.L261]*(1+[.H261]/[.$E$2])))" office:value-type="float" office:value="0.0000000227434443092437">
            <text:p>0.0000000227434443092437</text:p>
          </table:table-cell>
          <table:table-cell table:formula="of:=MIN([.$S261];[.$U261])" office:value-type="float" office:value="0.00130905604905588">
            <text:p>0.00130905604905588</text:p>
          </table:table-cell>
          <table:table-cell table:formula="of:=MAX([.$S261];[.$U261])" office:value-type="float" office:value="0.00131433278105928">
            <text:p>0.00131433278105928</text:p>
          </table:table-cell>
        </table:table-row>
        <table:table-row table:style-name="ro1">
          <table:table-cell table:formula="of:=CONCATENATE([.B262];&quot;/&quot;;[.C262];&quot;/&quot;;[.D262])" office:value-type="string" office:string-value="ned/heracles/ngc4254_heracles_mom1.fits.gz">
            <text:p>ned/heracles/ngc425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mom1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2]*(1-[.R262]/[.$E$2])/SQRT(1-([.R262]*[.R262])/([.$E$2]*[.$E$2]))+[.O262]" office:value-type="float" office:value="229172769352.669">
            <text:p>2.291727693527E+11</text:p>
          </table:table-cell>
          <table:table-cell table:formula="of:=[.$N262]*(1-[.Q262]/[.$E$2])/SQRT(1-([.Q262]*[.Q262])/([.$E$2]*[.$E$2]))+[.O262]" office:value-type="float" office:value="228712277096.461">
            <text:p>2.287122770965E+11</text:p>
          </table:table-cell>
          <table:table-cell table:formula="of:=[.$N262]*(1-[.P262]/[.$E$2])/SQRT(1-([.P262]*[.P262])/([.$E$2]*[.$E$2]))+[.O262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2]-([.G262]*[.H262])+[.H262]/2" office:value-type="float" office:value="2988614.89698305">
            <text:p>2988614.89698305</text:p>
          </table:table-cell>
          <table:table-cell table:formula="of:=[.P262]+([.I262]/2)*[.H262]" office:value-type="float" office:value="2385227.58643545">
            <text:p>2385227.58643545</text:p>
          </table:table-cell>
          <table:table-cell table:formula="of:=[.F262]+([.I262]-[.G262])*[.H262]+[.H262]/2" office:value-type="float" office:value="1781840.27588785">
            <text:p>1781840.27588785</text:p>
          </table:table-cell>
          <table:table-cell table:formula="of:=[.$E$2]/[.K262]" office:value-type="float" office:value="0.00130905604905588">
            <text:p>0.00130905604905588</text:p>
          </table:table-cell>
          <table:table-cell table:formula="of:=[.$E$2]/[.L262]" office:value-type="float" office:value="0.00131169171943259">
            <text:p>0.00131169171943259</text:p>
          </table:table-cell>
          <table:table-cell table:formula="of:=[.$E$2]/[.M262]" office:value-type="float" office:value="0.00131433278105928">
            <text:p>0.00131433278105928</text:p>
          </table:table-cell>
          <table:table-cell table:formula="of:=ABS([.H262]/([.L262]*(1+[.H262]/[.$E$2])))" office:value-type="float" office:value="0.0000000227434443092437">
            <text:p>0.0000000227434443092437</text:p>
          </table:table-cell>
          <table:table-cell table:formula="of:=MIN([.$S262];[.$U262])" office:value-type="float" office:value="0.00130905604905588">
            <text:p>0.00130905604905588</text:p>
          </table:table-cell>
          <table:table-cell table:formula="of:=MAX([.$S262];[.$U262])" office:value-type="float" office:value="0.00131433278105928">
            <text:p>0.00131433278105928</text:p>
          </table:table-cell>
        </table:table-row>
        <table:table-row table:style-name="ro1">
          <table:table-cell table:formula="of:=CONCATENATE([.B263];&quot;/&quot;;[.C263];&quot;/&quot;;[.D263])" office:value-type="string" office:string-value="ned/heracles/ngc4321_heracles.hans.fits.gz">
            <text:p>ned/heracles/ngc432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.hans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3]*(1-[.R263]/[.$E$2])/SQRT(1-([.R263]*[.R263])/([.$E$2]*[.$E$2]))+[.O263]" office:value-type="float" office:value="229803889158.385">
            <text:p>2.298038891584E+11</text:p>
          </table:table-cell>
          <table:table-cell table:formula="of:=[.$N263]*(1-[.Q263]/[.$E$2])/SQRT(1-([.Q263]*[.Q263])/([.$E$2]*[.$E$2]))+[.O263]" office:value-type="float" office:value="229342142883.311">
            <text:p>2.293421428833E+11</text:p>
          </table:table-cell>
          <table:table-cell table:formula="of:=[.$N263]*(1-[.P263]/[.$E$2])/SQRT(1-([.P263]*[.P263])/([.$E$2]*[.$E$2]))+[.O263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3]-([.G263]*[.H263])+[.H263]/2" office:value-type="float" office:value="2163596.92034305">
            <text:p>2163596.92034305</text:p>
          </table:table-cell>
          <table:table-cell table:formula="of:=[.P263]+([.I263]/2)*[.H263]" office:value-type="float" office:value="1560209.60979545">
            <text:p>1560209.60979545</text:p>
          </table:table-cell>
          <table:table-cell table:formula="of:=[.F263]+([.I263]-[.G263])*[.H263]+[.H263]/2" office:value-type="float" office:value="956822.29924785">
            <text:p>956822.29924785</text:p>
          </table:table-cell>
          <table:table-cell table:formula="of:=[.$E$2]/[.K263]" office:value-type="float" office:value="0.00130546093496805">
            <text:p>0.00130546093496805</text:p>
          </table:table-cell>
          <table:table-cell table:formula="of:=[.$E$2]/[.L263]" office:value-type="float" office:value="0.00130808928628804">
            <text:p>0.00130808928628804</text:p>
          </table:table-cell>
          <table:table-cell table:formula="of:=[.$E$2]/[.M263]" office:value-type="float" office:value="0.00131072298455636">
            <text:p>0.00131072298455636</text:p>
          </table:table-cell>
          <table:table-cell table:formula="of:=ABS([.H263]/([.L263]*(1+[.H263]/[.$E$2])))" office:value-type="float" office:value="0.0000000226809816616665">
            <text:p>0.0000000226809816616665</text:p>
          </table:table-cell>
          <table:table-cell table:formula="of:=MIN([.$S263];[.$U263])" office:value-type="float" office:value="0.00130546093496805">
            <text:p>0.00130546093496805</text:p>
          </table:table-cell>
          <table:table-cell table:formula="of:=MAX([.$S263];[.$U263])" office:value-type="float" office:value="0.00131072298455636">
            <text:p>0.00131072298455636</text:p>
          </table:table-cell>
        </table:table-row>
        <table:table-row table:style-name="ro1">
          <table:table-cell table:formula="of:=CONCATENATE([.B264];&quot;/&quot;;[.C264];&quot;/&quot;;[.D264])" office:value-type="string" office:string-value="ned/heracles/ngc4321_heracles_mom0.fits.gz">
            <text:p>ned/heracles/ngc432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mom0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4]*(1-[.R264]/[.$E$2])/SQRT(1-([.R264]*[.R264])/([.$E$2]*[.$E$2]))+[.O264]" office:value-type="float" office:value="229803889158.385">
            <text:p>2.298038891584E+11</text:p>
          </table:table-cell>
          <table:table-cell table:formula="of:=[.$N264]*(1-[.Q264]/[.$E$2])/SQRT(1-([.Q264]*[.Q264])/([.$E$2]*[.$E$2]))+[.O264]" office:value-type="float" office:value="229342142883.311">
            <text:p>2.293421428833E+11</text:p>
          </table:table-cell>
          <table:table-cell table:formula="of:=[.$N264]*(1-[.P264]/[.$E$2])/SQRT(1-([.P264]*[.P264])/([.$E$2]*[.$E$2]))+[.O264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4]-([.G264]*[.H264])+[.H264]/2" office:value-type="float" office:value="2163596.92034305">
            <text:p>2163596.92034305</text:p>
          </table:table-cell>
          <table:table-cell table:formula="of:=[.P264]+([.I264]/2)*[.H264]" office:value-type="float" office:value="1560209.60979545">
            <text:p>1560209.60979545</text:p>
          </table:table-cell>
          <table:table-cell table:formula="of:=[.F264]+([.I264]-[.G264])*[.H264]+[.H264]/2" office:value-type="float" office:value="956822.29924785">
            <text:p>956822.29924785</text:p>
          </table:table-cell>
          <table:table-cell table:formula="of:=[.$E$2]/[.K264]" office:value-type="float" office:value="0.00130546093496805">
            <text:p>0.00130546093496805</text:p>
          </table:table-cell>
          <table:table-cell table:formula="of:=[.$E$2]/[.L264]" office:value-type="float" office:value="0.00130808928628804">
            <text:p>0.00130808928628804</text:p>
          </table:table-cell>
          <table:table-cell table:formula="of:=[.$E$2]/[.M264]" office:value-type="float" office:value="0.00131072298455636">
            <text:p>0.00131072298455636</text:p>
          </table:table-cell>
          <table:table-cell table:formula="of:=ABS([.H264]/([.L264]*(1+[.H264]/[.$E$2])))" office:value-type="float" office:value="0.0000000226809816616665">
            <text:p>0.0000000226809816616665</text:p>
          </table:table-cell>
          <table:table-cell table:formula="of:=MIN([.$S264];[.$U264])" office:value-type="float" office:value="0.00130546093496805">
            <text:p>0.00130546093496805</text:p>
          </table:table-cell>
          <table:table-cell table:formula="of:=MAX([.$S264];[.$U264])" office:value-type="float" office:value="0.00131072298455636">
            <text:p>0.00131072298455636</text:p>
          </table:table-cell>
        </table:table-row>
        <table:table-row table:style-name="ro1">
          <table:table-cell table:formula="of:=CONCATENATE([.B265];&quot;/&quot;;[.C265];&quot;/&quot;;[.D265])" office:value-type="string" office:string-value="ned/heracles/ngc4321_heracles_emom0.fits.gz">
            <text:p>ned/heracles/ngc432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emom0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5]*(1-[.R265]/[.$E$2])/SQRT(1-([.R265]*[.R265])/([.$E$2]*[.$E$2]))+[.O265]" office:value-type="float" office:value="229803889158.385">
            <text:p>2.298038891584E+11</text:p>
          </table:table-cell>
          <table:table-cell table:formula="of:=[.$N265]*(1-[.Q265]/[.$E$2])/SQRT(1-([.Q265]*[.Q265])/([.$E$2]*[.$E$2]))+[.O265]" office:value-type="float" office:value="229342142883.311">
            <text:p>2.293421428833E+11</text:p>
          </table:table-cell>
          <table:table-cell table:formula="of:=[.$N265]*(1-[.P265]/[.$E$2])/SQRT(1-([.P265]*[.P265])/([.$E$2]*[.$E$2]))+[.O265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5]-([.G265]*[.H265])+[.H265]/2" office:value-type="float" office:value="2163596.92034305">
            <text:p>2163596.92034305</text:p>
          </table:table-cell>
          <table:table-cell table:formula="of:=[.P265]+([.I265]/2)*[.H265]" office:value-type="float" office:value="1560209.60979545">
            <text:p>1560209.60979545</text:p>
          </table:table-cell>
          <table:table-cell table:formula="of:=[.F265]+([.I265]-[.G265])*[.H265]+[.H265]/2" office:value-type="float" office:value="956822.29924785">
            <text:p>956822.29924785</text:p>
          </table:table-cell>
          <table:table-cell table:formula="of:=[.$E$2]/[.K265]" office:value-type="float" office:value="0.00130546093496805">
            <text:p>0.00130546093496805</text:p>
          </table:table-cell>
          <table:table-cell table:formula="of:=[.$E$2]/[.L265]" office:value-type="float" office:value="0.00130808928628804">
            <text:p>0.00130808928628804</text:p>
          </table:table-cell>
          <table:table-cell table:formula="of:=[.$E$2]/[.M265]" office:value-type="float" office:value="0.00131072298455636">
            <text:p>0.00131072298455636</text:p>
          </table:table-cell>
          <table:table-cell table:formula="of:=ABS([.H265]/([.L265]*(1+[.H265]/[.$E$2])))" office:value-type="float" office:value="0.0000000226809816616665">
            <text:p>0.0000000226809816616665</text:p>
          </table:table-cell>
          <table:table-cell table:formula="of:=MIN([.$S265];[.$U265])" office:value-type="float" office:value="0.00130546093496805">
            <text:p>0.00130546093496805</text:p>
          </table:table-cell>
          <table:table-cell table:formula="of:=MAX([.$S265];[.$U265])" office:value-type="float" office:value="0.00131072298455636">
            <text:p>0.00131072298455636</text:p>
          </table:table-cell>
        </table:table-row>
        <table:table-row table:style-name="ro1">
          <table:table-cell table:formula="of:=CONCATENATE([.B266];&quot;/&quot;;[.C266];&quot;/&quot;;[.D266])" office:value-type="string" office:string-value="ned/heracles/ngc4321_heracles_mom1.fits.gz">
            <text:p>ned/heracles/ngc432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mom1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6]*(1-[.R266]/[.$E$2])/SQRT(1-([.R266]*[.R266])/([.$E$2]*[.$E$2]))+[.O266]" office:value-type="float" office:value="229803889158.385">
            <text:p>2.298038891584E+11</text:p>
          </table:table-cell>
          <table:table-cell table:formula="of:=[.$N266]*(1-[.Q266]/[.$E$2])/SQRT(1-([.Q266]*[.Q266])/([.$E$2]*[.$E$2]))+[.O266]" office:value-type="float" office:value="229342142883.311">
            <text:p>2.293421428833E+11</text:p>
          </table:table-cell>
          <table:table-cell table:formula="of:=[.$N266]*(1-[.P266]/[.$E$2])/SQRT(1-([.P266]*[.P266])/([.$E$2]*[.$E$2]))+[.O266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6]-([.G266]*[.H266])+[.H266]/2" office:value-type="float" office:value="2163596.92034305">
            <text:p>2163596.92034305</text:p>
          </table:table-cell>
          <table:table-cell table:formula="of:=[.P266]+([.I266]/2)*[.H266]" office:value-type="float" office:value="1560209.60979545">
            <text:p>1560209.60979545</text:p>
          </table:table-cell>
          <table:table-cell table:formula="of:=[.F266]+([.I266]-[.G266])*[.H266]+[.H266]/2" office:value-type="float" office:value="956822.29924785">
            <text:p>956822.29924785</text:p>
          </table:table-cell>
          <table:table-cell table:formula="of:=[.$E$2]/[.K266]" office:value-type="float" office:value="0.00130546093496805">
            <text:p>0.00130546093496805</text:p>
          </table:table-cell>
          <table:table-cell table:formula="of:=[.$E$2]/[.L266]" office:value-type="float" office:value="0.00130808928628804">
            <text:p>0.00130808928628804</text:p>
          </table:table-cell>
          <table:table-cell table:formula="of:=[.$E$2]/[.M266]" office:value-type="float" office:value="0.00131072298455636">
            <text:p>0.00131072298455636</text:p>
          </table:table-cell>
          <table:table-cell table:formula="of:=ABS([.H266]/([.L266]*(1+[.H266]/[.$E$2])))" office:value-type="float" office:value="0.0000000226809816616665">
            <text:p>0.0000000226809816616665</text:p>
          </table:table-cell>
          <table:table-cell table:formula="of:=MIN([.$S266];[.$U266])" office:value-type="float" office:value="0.00130546093496805">
            <text:p>0.00130546093496805</text:p>
          </table:table-cell>
          <table:table-cell table:formula="of:=MAX([.$S266];[.$U266])" office:value-type="float" office:value="0.00131072298455636">
            <text:p>0.00131072298455636</text:p>
          </table:table-cell>
        </table:table-row>
        <table:table-row table:style-name="ro1">
          <table:table-cell table:formula="of:=CONCATENATE([.B267];&quot;/&quot;;[.C267];&quot;/&quot;;[.D267])" office:value-type="string" office:string-value="ned/heracles/ngc4536_heracles.hans.fits.gz">
            <text:p>ned/heracles/ngc45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.hans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7]*(1-[.R267]/[.$E$2])/SQRT(1-([.R267]*[.R267])/([.$E$2]*[.$E$2]))+[.O267]" office:value-type="float" office:value="229626431634.523">
            <text:p>2.296264316345E+11</text:p>
          </table:table-cell>
          <table:table-cell table:formula="of:=[.$N267]*(1-[.Q267]/[.$E$2])/SQRT(1-([.Q267]*[.Q267])/([.$E$2]*[.$E$2]))+[.O267]" office:value-type="float" office:value="229165038663.295">
            <text:p>2.291650386633E+11</text:p>
          </table:table-cell>
          <table:table-cell table:formula="of:=[.$N267]*(1-[.P267]/[.$E$2])/SQRT(1-([.P267]*[.P267])/([.$E$2]*[.$E$2]))+[.O267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7]-([.G267]*[.H267])+[.H267]/2" office:value-type="float" office:value="2395347.3037761">
            <text:p>2395347.3037761</text:p>
          </table:table-cell>
          <table:table-cell table:formula="of:=[.P267]+([.I267]/2)*[.H267]" office:value-type="float" office:value="1791959.9932285">
            <text:p>1791959.9932285</text:p>
          </table:table-cell>
          <table:table-cell table:formula="of:=[.F267]+([.I267]-[.G267])*[.H267]+[.H267]/2" office:value-type="float" office:value="1188572.6826809">
            <text:p>1188572.6826809</text:p>
          </table:table-cell>
          <table:table-cell table:formula="of:=[.$E$2]/[.K267]" office:value-type="float" office:value="0.00130646980778539">
            <text:p>0.00130646980778539</text:p>
          </table:table-cell>
          <table:table-cell table:formula="of:=[.$E$2]/[.L267]" office:value-type="float" office:value="0.00130910020895806">
            <text:p>0.00130910020895806</text:p>
          </table:table-cell>
          <table:table-cell table:formula="of:=[.$E$2]/[.M267]" office:value-type="float" office:value="0.00131173596948618">
            <text:p>0.00131173596948618</text:p>
          </table:table-cell>
          <table:table-cell table:formula="of:=ABS([.H267]/([.L267]*(1+[.H267]/[.$E$2])))" office:value-type="float" office:value="0.0000000453978072862842">
            <text:p>0.0000000453978072862842</text:p>
          </table:table-cell>
          <table:table-cell table:formula="of:=MIN([.$S267];[.$U267])" office:value-type="float" office:value="0.00130646980778539">
            <text:p>0.00130646980778539</text:p>
          </table:table-cell>
          <table:table-cell table:formula="of:=MAX([.$S267];[.$U267])" office:value-type="float" office:value="0.00131173596948618">
            <text:p>0.00131173596948618</text:p>
          </table:table-cell>
        </table:table-row>
        <table:table-row table:style-name="ro1">
          <table:table-cell table:formula="of:=CONCATENATE([.B268];&quot;/&quot;;[.C268];&quot;/&quot;;[.D268])" office:value-type="string" office:string-value="ned/heracles/ngc4536_heracles_mom0.fits.gz">
            <text:p>ned/heracles/ngc45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mom0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8]*(1-[.R268]/[.$E$2])/SQRT(1-([.R268]*[.R268])/([.$E$2]*[.$E$2]))+[.O268]" office:value-type="float" office:value="229626431634.523">
            <text:p>2.296264316345E+11</text:p>
          </table:table-cell>
          <table:table-cell table:formula="of:=[.$N268]*(1-[.Q268]/[.$E$2])/SQRT(1-([.Q268]*[.Q268])/([.$E$2]*[.$E$2]))+[.O268]" office:value-type="float" office:value="229165038663.295">
            <text:p>2.291650386633E+11</text:p>
          </table:table-cell>
          <table:table-cell table:formula="of:=[.$N268]*(1-[.P268]/[.$E$2])/SQRT(1-([.P268]*[.P268])/([.$E$2]*[.$E$2]))+[.O268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8]-([.G268]*[.H268])+[.H268]/2" office:value-type="float" office:value="2395347.3037761">
            <text:p>2395347.3037761</text:p>
          </table:table-cell>
          <table:table-cell table:formula="of:=[.P268]+([.I268]/2)*[.H268]" office:value-type="float" office:value="1791959.9932285">
            <text:p>1791959.9932285</text:p>
          </table:table-cell>
          <table:table-cell table:formula="of:=[.F268]+([.I268]-[.G268])*[.H268]+[.H268]/2" office:value-type="float" office:value="1188572.6826809">
            <text:p>1188572.6826809</text:p>
          </table:table-cell>
          <table:table-cell table:formula="of:=[.$E$2]/[.K268]" office:value-type="float" office:value="0.00130646980778539">
            <text:p>0.00130646980778539</text:p>
          </table:table-cell>
          <table:table-cell table:formula="of:=[.$E$2]/[.L268]" office:value-type="float" office:value="0.00130910020895806">
            <text:p>0.00130910020895806</text:p>
          </table:table-cell>
          <table:table-cell table:formula="of:=[.$E$2]/[.M268]" office:value-type="float" office:value="0.00131173596948618">
            <text:p>0.00131173596948618</text:p>
          </table:table-cell>
          <table:table-cell table:formula="of:=ABS([.H268]/([.L268]*(1+[.H268]/[.$E$2])))" office:value-type="float" office:value="0.0000000453978072862842">
            <text:p>0.0000000453978072862842</text:p>
          </table:table-cell>
          <table:table-cell table:formula="of:=MIN([.$S268];[.$U268])" office:value-type="float" office:value="0.00130646980778539">
            <text:p>0.00130646980778539</text:p>
          </table:table-cell>
          <table:table-cell table:formula="of:=MAX([.$S268];[.$U268])" office:value-type="float" office:value="0.00131173596948618">
            <text:p>0.00131173596948618</text:p>
          </table:table-cell>
        </table:table-row>
        <table:table-row table:style-name="ro1">
          <table:table-cell table:formula="of:=CONCATENATE([.B269];&quot;/&quot;;[.C269];&quot;/&quot;;[.D269])" office:value-type="string" office:string-value="ned/heracles/ngc4536_heracles_emom0.fits.gz">
            <text:p>ned/heracles/ngc45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emom0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9]*(1-[.R269]/[.$E$2])/SQRT(1-([.R269]*[.R269])/([.$E$2]*[.$E$2]))+[.O269]" office:value-type="float" office:value="229626431634.523">
            <text:p>2.296264316345E+11</text:p>
          </table:table-cell>
          <table:table-cell table:formula="of:=[.$N269]*(1-[.Q269]/[.$E$2])/SQRT(1-([.Q269]*[.Q269])/([.$E$2]*[.$E$2]))+[.O269]" office:value-type="float" office:value="229165038663.295">
            <text:p>2.291650386633E+11</text:p>
          </table:table-cell>
          <table:table-cell table:formula="of:=[.$N269]*(1-[.P269]/[.$E$2])/SQRT(1-([.P269]*[.P269])/([.$E$2]*[.$E$2]))+[.O269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9]-([.G269]*[.H269])+[.H269]/2" office:value-type="float" office:value="2395347.3037761">
            <text:p>2395347.3037761</text:p>
          </table:table-cell>
          <table:table-cell table:formula="of:=[.P269]+([.I269]/2)*[.H269]" office:value-type="float" office:value="1791959.9932285">
            <text:p>1791959.9932285</text:p>
          </table:table-cell>
          <table:table-cell table:formula="of:=[.F269]+([.I269]-[.G269])*[.H269]+[.H269]/2" office:value-type="float" office:value="1188572.6826809">
            <text:p>1188572.6826809</text:p>
          </table:table-cell>
          <table:table-cell table:formula="of:=[.$E$2]/[.K269]" office:value-type="float" office:value="0.00130646980778539">
            <text:p>0.00130646980778539</text:p>
          </table:table-cell>
          <table:table-cell table:formula="of:=[.$E$2]/[.L269]" office:value-type="float" office:value="0.00130910020895806">
            <text:p>0.00130910020895806</text:p>
          </table:table-cell>
          <table:table-cell table:formula="of:=[.$E$2]/[.M269]" office:value-type="float" office:value="0.00131173596948618">
            <text:p>0.00131173596948618</text:p>
          </table:table-cell>
          <table:table-cell table:formula="of:=ABS([.H269]/([.L269]*(1+[.H269]/[.$E$2])))" office:value-type="float" office:value="0.0000000453978072862842">
            <text:p>0.0000000453978072862842</text:p>
          </table:table-cell>
          <table:table-cell table:formula="of:=MIN([.$S269];[.$U269])" office:value-type="float" office:value="0.00130646980778539">
            <text:p>0.00130646980778539</text:p>
          </table:table-cell>
          <table:table-cell table:formula="of:=MAX([.$S269];[.$U269])" office:value-type="float" office:value="0.00131173596948618">
            <text:p>0.00131173596948618</text:p>
          </table:table-cell>
        </table:table-row>
        <table:table-row table:style-name="ro1">
          <table:table-cell table:formula="of:=CONCATENATE([.B270];&quot;/&quot;;[.C270];&quot;/&quot;;[.D270])" office:value-type="string" office:string-value="ned/heracles/ngc4536_heracles_mom1.fits.gz">
            <text:p>ned/heracles/ngc45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mom1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0]*(1-[.R270]/[.$E$2])/SQRT(1-([.R270]*[.R270])/([.$E$2]*[.$E$2]))+[.O270]" office:value-type="float" office:value="229626431634.523">
            <text:p>2.296264316345E+11</text:p>
          </table:table-cell>
          <table:table-cell table:formula="of:=[.$N270]*(1-[.Q270]/[.$E$2])/SQRT(1-([.Q270]*[.Q270])/([.$E$2]*[.$E$2]))+[.O270]" office:value-type="float" office:value="229165038663.295">
            <text:p>2.291650386633E+11</text:p>
          </table:table-cell>
          <table:table-cell table:formula="of:=[.$N270]*(1-[.P270]/[.$E$2])/SQRT(1-([.P270]*[.P270])/([.$E$2]*[.$E$2]))+[.O270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0]-([.G270]*[.H270])+[.H270]/2" office:value-type="float" office:value="2395347.3037761">
            <text:p>2395347.3037761</text:p>
          </table:table-cell>
          <table:table-cell table:formula="of:=[.P270]+([.I270]/2)*[.H270]" office:value-type="float" office:value="1791959.9932285">
            <text:p>1791959.9932285</text:p>
          </table:table-cell>
          <table:table-cell table:formula="of:=[.F270]+([.I270]-[.G270])*[.H270]+[.H270]/2" office:value-type="float" office:value="1188572.6826809">
            <text:p>1188572.6826809</text:p>
          </table:table-cell>
          <table:table-cell table:formula="of:=[.$E$2]/[.K270]" office:value-type="float" office:value="0.00130646980778539">
            <text:p>0.00130646980778539</text:p>
          </table:table-cell>
          <table:table-cell table:formula="of:=[.$E$2]/[.L270]" office:value-type="float" office:value="0.00130910020895806">
            <text:p>0.00130910020895806</text:p>
          </table:table-cell>
          <table:table-cell table:formula="of:=[.$E$2]/[.M270]" office:value-type="float" office:value="0.00131173596948618">
            <text:p>0.00131173596948618</text:p>
          </table:table-cell>
          <table:table-cell table:formula="of:=ABS([.H270]/([.L270]*(1+[.H270]/[.$E$2])))" office:value-type="float" office:value="0.0000000453978072862842">
            <text:p>0.0000000453978072862842</text:p>
          </table:table-cell>
          <table:table-cell table:formula="of:=MIN([.$S270];[.$U270])" office:value-type="float" office:value="0.00130646980778539">
            <text:p>0.00130646980778539</text:p>
          </table:table-cell>
          <table:table-cell table:formula="of:=MAX([.$S270];[.$U270])" office:value-type="float" office:value="0.00131173596948618">
            <text:p>0.00131173596948618</text:p>
          </table:table-cell>
        </table:table-row>
        <table:table-row table:style-name="ro1">
          <table:table-cell table:formula="of:=CONCATENATE([.B271];&quot;/&quot;;[.C271];&quot;/&quot;;[.D271])" office:value-type="string" office:string-value="ned/heracles/ngc4559_heracles.hans.fits.gz">
            <text:p>ned/heracles/ngc455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.hans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1]*(1-[.R271]/[.$E$2])/SQRT(1-([.R271]*[.R271])/([.$E$2]*[.$E$2]))+[.O271]" office:value-type="float" office:value="230380368935.909">
            <text:p>2.303803689359E+11</text:p>
          </table:table-cell>
          <table:table-cell table:formula="of:=[.$N271]*(1-[.Q271]/[.$E$2])/SQRT(1-([.Q271]*[.Q271])/([.$E$2]*[.$E$2]))+[.O271]" office:value-type="float" office:value="229917471154.762">
            <text:p>2.299174711548E+11</text:p>
          </table:table-cell>
          <table:table-cell table:formula="of:=[.$N271]*(1-[.P271]/[.$E$2])/SQRT(1-([.P271]*[.P271])/([.$E$2]*[.$E$2]))+[.O271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1]-([.G271]*[.H271])+[.H271]/2" office:value-type="float" office:value="1411970.6683061">
            <text:p>1411970.6683061</text:p>
          </table:table-cell>
          <table:table-cell table:formula="of:=[.P271]+([.I271]/2)*[.H271]" office:value-type="float" office:value="808583.3577585">
            <text:p>808583.3577585</text:p>
          </table:table-cell>
          <table:table-cell table:formula="of:=[.F271]+([.I271]-[.G271])*[.H271]+[.H271]/2" office:value-type="float" office:value="205196.0472109">
            <text:p>205196.0472109</text:p>
          </table:table-cell>
          <table:table-cell table:formula="of:=[.$E$2]/[.K271]" office:value-type="float" office:value="0.00130219428584846">
            <text:p>0.00130219428584846</text:p>
          </table:table-cell>
          <table:table-cell table:formula="of:=[.$E$2]/[.L271]" office:value-type="float" office:value="0.00130481602156308">
            <text:p>0.00130481602156308</text:p>
          </table:table-cell>
          <table:table-cell table:formula="of:=[.$E$2]/[.M271]" office:value-type="float" office:value="0.00130744306418562">
            <text:p>0.00130744306418562</text:p>
          </table:table-cell>
          <table:table-cell table:formula="of:=ABS([.H271]/([.L271]*(1+[.H271]/[.$E$2])))" office:value-type="float" office:value="0.000000045249237518741">
            <text:p>0.000000045249237518741</text:p>
          </table:table-cell>
          <table:table-cell table:formula="of:=MIN([.$S271];[.$U271])" office:value-type="float" office:value="0.00130219428584846">
            <text:p>0.00130219428584846</text:p>
          </table:table-cell>
          <table:table-cell table:formula="of:=MAX([.$S271];[.$U271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272];&quot;/&quot;;[.C272];&quot;/&quot;;[.D272])" office:value-type="string" office:string-value="ned/heracles/ngc4559_heracles_mom0.fits.gz">
            <text:p>ned/heracles/ngc455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2]*(1-[.R272]/[.$E$2])/SQRT(1-([.R272]*[.R272])/([.$E$2]*[.$E$2]))+[.O272]" office:value-type="float" office:value="230380368935.909">
            <text:p>2.303803689359E+11</text:p>
          </table:table-cell>
          <table:table-cell table:formula="of:=[.$N272]*(1-[.Q272]/[.$E$2])/SQRT(1-([.Q272]*[.Q272])/([.$E$2]*[.$E$2]))+[.O272]" office:value-type="float" office:value="229917471154.762">
            <text:p>2.299174711548E+11</text:p>
          </table:table-cell>
          <table:table-cell table:formula="of:=[.$N272]*(1-[.P272]/[.$E$2])/SQRT(1-([.P272]*[.P272])/([.$E$2]*[.$E$2]))+[.O272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2]-([.G272]*[.H272])+[.H272]/2" office:value-type="float" office:value="1411970.6683061">
            <text:p>1411970.6683061</text:p>
          </table:table-cell>
          <table:table-cell table:formula="of:=[.P272]+([.I272]/2)*[.H272]" office:value-type="float" office:value="808583.3577585">
            <text:p>808583.3577585</text:p>
          </table:table-cell>
          <table:table-cell table:formula="of:=[.F272]+([.I272]-[.G272])*[.H272]+[.H272]/2" office:value-type="float" office:value="205196.0472109">
            <text:p>205196.0472109</text:p>
          </table:table-cell>
          <table:table-cell table:formula="of:=[.$E$2]/[.K272]" office:value-type="float" office:value="0.00130219428584846">
            <text:p>0.00130219428584846</text:p>
          </table:table-cell>
          <table:table-cell table:formula="of:=[.$E$2]/[.L272]" office:value-type="float" office:value="0.00130481602156308">
            <text:p>0.00130481602156308</text:p>
          </table:table-cell>
          <table:table-cell table:formula="of:=[.$E$2]/[.M272]" office:value-type="float" office:value="0.00130744306418562">
            <text:p>0.00130744306418562</text:p>
          </table:table-cell>
          <table:table-cell table:formula="of:=ABS([.H272]/([.L272]*(1+[.H272]/[.$E$2])))" office:value-type="float" office:value="0.000000045249237518741">
            <text:p>0.000000045249237518741</text:p>
          </table:table-cell>
          <table:table-cell table:formula="of:=MIN([.$S272];[.$U272])" office:value-type="float" office:value="0.00130219428584846">
            <text:p>0.00130219428584846</text:p>
          </table:table-cell>
          <table:table-cell table:formula="of:=MAX([.$S272];[.$U272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273];&quot;/&quot;;[.C273];&quot;/&quot;;[.D273])" office:value-type="string" office:string-value="ned/heracles/ngc4559_heracles_emom0.fits.gz">
            <text:p>ned/heracles/ngc455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e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3]*(1-[.R273]/[.$E$2])/SQRT(1-([.R273]*[.R273])/([.$E$2]*[.$E$2]))+[.O273]" office:value-type="float" office:value="230380368935.909">
            <text:p>2.303803689359E+11</text:p>
          </table:table-cell>
          <table:table-cell table:formula="of:=[.$N273]*(1-[.Q273]/[.$E$2])/SQRT(1-([.Q273]*[.Q273])/([.$E$2]*[.$E$2]))+[.O273]" office:value-type="float" office:value="229917471154.762">
            <text:p>2.299174711548E+11</text:p>
          </table:table-cell>
          <table:table-cell table:formula="of:=[.$N273]*(1-[.P273]/[.$E$2])/SQRT(1-([.P273]*[.P273])/([.$E$2]*[.$E$2]))+[.O273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3]-([.G273]*[.H273])+[.H273]/2" office:value-type="float" office:value="1411970.6683061">
            <text:p>1411970.6683061</text:p>
          </table:table-cell>
          <table:table-cell table:formula="of:=[.P273]+([.I273]/2)*[.H273]" office:value-type="float" office:value="808583.3577585">
            <text:p>808583.3577585</text:p>
          </table:table-cell>
          <table:table-cell table:formula="of:=[.F273]+([.I273]-[.G273])*[.H273]+[.H273]/2" office:value-type="float" office:value="205196.0472109">
            <text:p>205196.0472109</text:p>
          </table:table-cell>
          <table:table-cell table:formula="of:=[.$E$2]/[.K273]" office:value-type="float" office:value="0.00130219428584846">
            <text:p>0.00130219428584846</text:p>
          </table:table-cell>
          <table:table-cell table:formula="of:=[.$E$2]/[.L273]" office:value-type="float" office:value="0.00130481602156308">
            <text:p>0.00130481602156308</text:p>
          </table:table-cell>
          <table:table-cell table:formula="of:=[.$E$2]/[.M273]" office:value-type="float" office:value="0.00130744306418562">
            <text:p>0.00130744306418562</text:p>
          </table:table-cell>
          <table:table-cell table:formula="of:=ABS([.H273]/([.L273]*(1+[.H273]/[.$E$2])))" office:value-type="float" office:value="0.000000045249237518741">
            <text:p>0.000000045249237518741</text:p>
          </table:table-cell>
          <table:table-cell table:formula="of:=MIN([.$S273];[.$U273])" office:value-type="float" office:value="0.00130219428584846">
            <text:p>0.00130219428584846</text:p>
          </table:table-cell>
          <table:table-cell table:formula="of:=MAX([.$S273];[.$U273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274];&quot;/&quot;;[.C274];&quot;/&quot;;[.D274])" office:value-type="string" office:string-value="ned/heracles/ngc4559_heracles_mom1.fits.gz">
            <text:p>ned/heracles/ngc455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mom1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4]*(1-[.R274]/[.$E$2])/SQRT(1-([.R274]*[.R274])/([.$E$2]*[.$E$2]))+[.O274]" office:value-type="float" office:value="230380368935.909">
            <text:p>2.303803689359E+11</text:p>
          </table:table-cell>
          <table:table-cell table:formula="of:=[.$N274]*(1-[.Q274]/[.$E$2])/SQRT(1-([.Q274]*[.Q274])/([.$E$2]*[.$E$2]))+[.O274]" office:value-type="float" office:value="229917471154.762">
            <text:p>2.299174711548E+11</text:p>
          </table:table-cell>
          <table:table-cell table:formula="of:=[.$N274]*(1-[.P274]/[.$E$2])/SQRT(1-([.P274]*[.P274])/([.$E$2]*[.$E$2]))+[.O274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4]-([.G274]*[.H274])+[.H274]/2" office:value-type="float" office:value="1411970.6683061">
            <text:p>1411970.6683061</text:p>
          </table:table-cell>
          <table:table-cell table:formula="of:=[.P274]+([.I274]/2)*[.H274]" office:value-type="float" office:value="808583.3577585">
            <text:p>808583.3577585</text:p>
          </table:table-cell>
          <table:table-cell table:formula="of:=[.F274]+([.I274]-[.G274])*[.H274]+[.H274]/2" office:value-type="float" office:value="205196.0472109">
            <text:p>205196.0472109</text:p>
          </table:table-cell>
          <table:table-cell table:formula="of:=[.$E$2]/[.K274]" office:value-type="float" office:value="0.00130219428584846">
            <text:p>0.00130219428584846</text:p>
          </table:table-cell>
          <table:table-cell table:formula="of:=[.$E$2]/[.L274]" office:value-type="float" office:value="0.00130481602156308">
            <text:p>0.00130481602156308</text:p>
          </table:table-cell>
          <table:table-cell table:formula="of:=[.$E$2]/[.M274]" office:value-type="float" office:value="0.00130744306418562">
            <text:p>0.00130744306418562</text:p>
          </table:table-cell>
          <table:table-cell table:formula="of:=ABS([.H274]/([.L274]*(1+[.H274]/[.$E$2])))" office:value-type="float" office:value="0.000000045249237518741">
            <text:p>0.000000045249237518741</text:p>
          </table:table-cell>
          <table:table-cell table:formula="of:=MIN([.$S274];[.$U274])" office:value-type="float" office:value="0.00130219428584846">
            <text:p>0.00130219428584846</text:p>
          </table:table-cell>
          <table:table-cell table:formula="of:=MAX([.$S274];[.$U274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275];&quot;/&quot;;[.C275];&quot;/&quot;;[.D275])" office:value-type="string" office:string-value="ned/heracles/ngc4569_heracles.hans.fits.gz">
            <text:p>ned/heracles/ngc456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.hans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5]*(1-[.R275]/[.$E$2])/SQRT(1-([.R275]*[.R275])/([.$E$2]*[.$E$2]))+[.O275]" office:value-type="float" office:value="231187320431.373">
            <text:p>2.311873204314E+11</text:p>
          </table:table-cell>
          <table:table-cell table:formula="of:=[.$N275]*(1-[.Q275]/[.$E$2])/SQRT(1-([.Q275]*[.Q275])/([.$E$2]*[.$E$2]))+[.O275]" office:value-type="float" office:value="230722801071.5">
            <text:p>2.307228010715E+11</text:p>
          </table:table-cell>
          <table:table-cell table:formula="of:=[.$N275]*(1-[.P275]/[.$E$2])/SQRT(1-([.P275]*[.P275])/([.$E$2]*[.$E$2]))+[.O275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5]-([.G275]*[.H275])+[.H275]/2" office:value-type="float" office:value="363001.3405181">
            <text:p>363001.3405181</text:p>
          </table:table-cell>
          <table:table-cell table:formula="of:=[.P275]+([.I275]/2)*[.H275]" office:value-type="float" office:value="-240385.9700295">
            <text:p>-240385.9700295</text:p>
          </table:table-cell>
          <table:table-cell table:formula="of:=[.F275]+([.I275]-[.G275])*[.H275]+[.H275]/2" office:value-type="float" office:value="-843773.2805771">
            <text:p>-843773.2805771</text:p>
          </table:table-cell>
          <table:table-cell table:formula="of:=[.$E$2]/[.K275]" office:value-type="float" office:value="0.0012976490208902">
            <text:p>0.0012976490208902</text:p>
          </table:table-cell>
          <table:table-cell table:formula="of:=[.$E$2]/[.L275]" office:value-type="float" office:value="0.00130026160659791">
            <text:p>0.00130026160659791</text:p>
          </table:table-cell>
          <table:table-cell table:formula="of:=[.$E$2]/[.M275]" office:value-type="float" office:value="0.00130287944383624">
            <text:p>0.00130287944383624</text:p>
          </table:table-cell>
          <table:table-cell table:formula="of:=ABS([.H275]/([.L275]*(1+[.H275]/[.$E$2])))" office:value-type="float" office:value="0.000000045091296628139">
            <text:p>0.000000045091296628139</text:p>
          </table:table-cell>
          <table:table-cell table:formula="of:=MIN([.$S275];[.$U275])" office:value-type="float" office:value="0.0012976490208902">
            <text:p>0.0012976490208902</text:p>
          </table:table-cell>
          <table:table-cell table:formula="of:=MAX([.$S275];[.$U275])" office:value-type="float" office:value="0.00130287944383624">
            <text:p>0.00130287944383624</text:p>
          </table:table-cell>
        </table:table-row>
        <table:table-row table:style-name="ro1">
          <table:table-cell table:formula="of:=CONCATENATE([.B276];&quot;/&quot;;[.C276];&quot;/&quot;;[.D276])" office:value-type="string" office:string-value="ned/heracles/ngc4569_heracles_mom0.fits.gz">
            <text:p>ned/heracles/ngc456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mom0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6]*(1-[.R276]/[.$E$2])/SQRT(1-([.R276]*[.R276])/([.$E$2]*[.$E$2]))+[.O276]" office:value-type="float" office:value="231187320431.373">
            <text:p>2.311873204314E+11</text:p>
          </table:table-cell>
          <table:table-cell table:formula="of:=[.$N276]*(1-[.Q276]/[.$E$2])/SQRT(1-([.Q276]*[.Q276])/([.$E$2]*[.$E$2]))+[.O276]" office:value-type="float" office:value="230722801071.5">
            <text:p>2.307228010715E+11</text:p>
          </table:table-cell>
          <table:table-cell table:formula="of:=[.$N276]*(1-[.P276]/[.$E$2])/SQRT(1-([.P276]*[.P276])/([.$E$2]*[.$E$2]))+[.O276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6]-([.G276]*[.H276])+[.H276]/2" office:value-type="float" office:value="363001.3405181">
            <text:p>363001.3405181</text:p>
          </table:table-cell>
          <table:table-cell table:formula="of:=[.P276]+([.I276]/2)*[.H276]" office:value-type="float" office:value="-240385.9700295">
            <text:p>-240385.9700295</text:p>
          </table:table-cell>
          <table:table-cell table:formula="of:=[.F276]+([.I276]-[.G276])*[.H276]+[.H276]/2" office:value-type="float" office:value="-843773.2805771">
            <text:p>-843773.2805771</text:p>
          </table:table-cell>
          <table:table-cell table:formula="of:=[.$E$2]/[.K276]" office:value-type="float" office:value="0.0012976490208902">
            <text:p>0.0012976490208902</text:p>
          </table:table-cell>
          <table:table-cell table:formula="of:=[.$E$2]/[.L276]" office:value-type="float" office:value="0.00130026160659791">
            <text:p>0.00130026160659791</text:p>
          </table:table-cell>
          <table:table-cell table:formula="of:=[.$E$2]/[.M276]" office:value-type="float" office:value="0.00130287944383624">
            <text:p>0.00130287944383624</text:p>
          </table:table-cell>
          <table:table-cell table:formula="of:=ABS([.H276]/([.L276]*(1+[.H276]/[.$E$2])))" office:value-type="float" office:value="0.000000045091296628139">
            <text:p>0.000000045091296628139</text:p>
          </table:table-cell>
          <table:table-cell table:formula="of:=MIN([.$S276];[.$U276])" office:value-type="float" office:value="0.0012976490208902">
            <text:p>0.0012976490208902</text:p>
          </table:table-cell>
          <table:table-cell table:formula="of:=MAX([.$S276];[.$U276])" office:value-type="float" office:value="0.00130287944383624">
            <text:p>0.00130287944383624</text:p>
          </table:table-cell>
        </table:table-row>
        <table:table-row table:style-name="ro1">
          <table:table-cell table:formula="of:=CONCATENATE([.B277];&quot;/&quot;;[.C277];&quot;/&quot;;[.D277])" office:value-type="string" office:string-value="ned/heracles/ngc4569_heracles_emom0.fits.gz">
            <text:p>ned/heracles/ngc456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emom0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7]*(1-[.R277]/[.$E$2])/SQRT(1-([.R277]*[.R277])/([.$E$2]*[.$E$2]))+[.O277]" office:value-type="float" office:value="231187320431.373">
            <text:p>2.311873204314E+11</text:p>
          </table:table-cell>
          <table:table-cell table:formula="of:=[.$N277]*(1-[.Q277]/[.$E$2])/SQRT(1-([.Q277]*[.Q277])/([.$E$2]*[.$E$2]))+[.O277]" office:value-type="float" office:value="230722801071.5">
            <text:p>2.307228010715E+11</text:p>
          </table:table-cell>
          <table:table-cell table:formula="of:=[.$N277]*(1-[.P277]/[.$E$2])/SQRT(1-([.P277]*[.P277])/([.$E$2]*[.$E$2]))+[.O277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7]-([.G277]*[.H277])+[.H277]/2" office:value-type="float" office:value="363001.3405181">
            <text:p>363001.3405181</text:p>
          </table:table-cell>
          <table:table-cell table:formula="of:=[.P277]+([.I277]/2)*[.H277]" office:value-type="float" office:value="-240385.9700295">
            <text:p>-240385.9700295</text:p>
          </table:table-cell>
          <table:table-cell table:formula="of:=[.F277]+([.I277]-[.G277])*[.H277]+[.H277]/2" office:value-type="float" office:value="-843773.2805771">
            <text:p>-843773.2805771</text:p>
          </table:table-cell>
          <table:table-cell table:formula="of:=[.$E$2]/[.K277]" office:value-type="float" office:value="0.0012976490208902">
            <text:p>0.0012976490208902</text:p>
          </table:table-cell>
          <table:table-cell table:formula="of:=[.$E$2]/[.L277]" office:value-type="float" office:value="0.00130026160659791">
            <text:p>0.00130026160659791</text:p>
          </table:table-cell>
          <table:table-cell table:formula="of:=[.$E$2]/[.M277]" office:value-type="float" office:value="0.00130287944383624">
            <text:p>0.00130287944383624</text:p>
          </table:table-cell>
          <table:table-cell table:formula="of:=ABS([.H277]/([.L277]*(1+[.H277]/[.$E$2])))" office:value-type="float" office:value="0.000000045091296628139">
            <text:p>0.000000045091296628139</text:p>
          </table:table-cell>
          <table:table-cell table:formula="of:=MIN([.$S277];[.$U277])" office:value-type="float" office:value="0.0012976490208902">
            <text:p>0.0012976490208902</text:p>
          </table:table-cell>
          <table:table-cell table:formula="of:=MAX([.$S277];[.$U277])" office:value-type="float" office:value="0.00130287944383624">
            <text:p>0.00130287944383624</text:p>
          </table:table-cell>
        </table:table-row>
        <table:table-row table:style-name="ro1">
          <table:table-cell table:formula="of:=CONCATENATE([.B278];&quot;/&quot;;[.C278];&quot;/&quot;;[.D278])" office:value-type="string" office:string-value="ned/heracles/ngc4569_heracles_mom1.fits.gz">
            <text:p>ned/heracles/ngc456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mom1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8]*(1-[.R278]/[.$E$2])/SQRT(1-([.R278]*[.R278])/([.$E$2]*[.$E$2]))+[.O278]" office:value-type="float" office:value="231187320431.373">
            <text:p>2.311873204314E+11</text:p>
          </table:table-cell>
          <table:table-cell table:formula="of:=[.$N278]*(1-[.Q278]/[.$E$2])/SQRT(1-([.Q278]*[.Q278])/([.$E$2]*[.$E$2]))+[.O278]" office:value-type="float" office:value="230722801071.5">
            <text:p>2.307228010715E+11</text:p>
          </table:table-cell>
          <table:table-cell table:formula="of:=[.$N278]*(1-[.P278]/[.$E$2])/SQRT(1-([.P278]*[.P278])/([.$E$2]*[.$E$2]))+[.O278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8]-([.G278]*[.H278])+[.H278]/2" office:value-type="float" office:value="363001.3405181">
            <text:p>363001.3405181</text:p>
          </table:table-cell>
          <table:table-cell table:formula="of:=[.P278]+([.I278]/2)*[.H278]" office:value-type="float" office:value="-240385.9700295">
            <text:p>-240385.9700295</text:p>
          </table:table-cell>
          <table:table-cell table:formula="of:=[.F278]+([.I278]-[.G278])*[.H278]+[.H278]/2" office:value-type="float" office:value="-843773.2805771">
            <text:p>-843773.2805771</text:p>
          </table:table-cell>
          <table:table-cell table:formula="of:=[.$E$2]/[.K278]" office:value-type="float" office:value="0.0012976490208902">
            <text:p>0.0012976490208902</text:p>
          </table:table-cell>
          <table:table-cell table:formula="of:=[.$E$2]/[.L278]" office:value-type="float" office:value="0.00130026160659791">
            <text:p>0.00130026160659791</text:p>
          </table:table-cell>
          <table:table-cell table:formula="of:=[.$E$2]/[.M278]" office:value-type="float" office:value="0.00130287944383624">
            <text:p>0.00130287944383624</text:p>
          </table:table-cell>
          <table:table-cell table:formula="of:=ABS([.H278]/([.L278]*(1+[.H278]/[.$E$2])))" office:value-type="float" office:value="0.000000045091296628139">
            <text:p>0.000000045091296628139</text:p>
          </table:table-cell>
          <table:table-cell table:formula="of:=MIN([.$S278];[.$U278])" office:value-type="float" office:value="0.0012976490208902">
            <text:p>0.0012976490208902</text:p>
          </table:table-cell>
          <table:table-cell table:formula="of:=MAX([.$S278];[.$U278])" office:value-type="float" office:value="0.00130287944383624">
            <text:p>0.00130287944383624</text:p>
          </table:table-cell>
        </table:table-row>
        <table:table-row table:style-name="ro1">
          <table:table-cell table:formula="of:=CONCATENATE([.B279];&quot;/&quot;;[.C279];&quot;/&quot;;[.D279])" office:value-type="string" office:string-value="ned/heracles/ngc4579_heracles.hans.fits.gz">
            <text:p>ned/heracles/ngc457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.hans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9]*(1-[.R279]/[.$E$2])/SQRT(1-([.R279]*[.R279])/([.$E$2]*[.$E$2]))+[.O279]" office:value-type="float" office:value="229845310807.077">
            <text:p>2.298453108071E+11</text:p>
          </table:table-cell>
          <table:table-cell table:formula="of:=[.$N279]*(1-[.Q279]/[.$E$2])/SQRT(1-([.Q279]*[.Q279])/([.$E$2]*[.$E$2]))+[.O279]" office:value-type="float" office:value="229383481985.924">
            <text:p>2.293834819859E+11</text:p>
          </table:table-cell>
          <table:table-cell table:formula="of:=[.$N279]*(1-[.P279]/[.$E$2])/SQRT(1-([.P279]*[.P279])/([.$E$2]*[.$E$2]))+[.O279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9]-([.G279]*[.H279])+[.H279]/2" office:value-type="float" office:value="2109527.9684361">
            <text:p>2109527.9684361</text:p>
          </table:table-cell>
          <table:table-cell table:formula="of:=[.P279]+([.I279]/2)*[.H279]" office:value-type="float" office:value="1506140.6578885">
            <text:p>1506140.6578885</text:p>
          </table:table-cell>
          <table:table-cell table:formula="of:=[.F279]+([.I279]-[.G279])*[.H279]+[.H279]/2" office:value-type="float" office:value="902753.3473409">
            <text:p>902753.3473409</text:p>
          </table:table-cell>
          <table:table-cell table:formula="of:=[.$E$2]/[.K279]" office:value-type="float" office:value="0.00130522567089397">
            <text:p>0.00130522567089397</text:p>
          </table:table-cell>
          <table:table-cell table:formula="of:=[.$E$2]/[.L279]" office:value-type="float" office:value="0.0013078535446524">
            <text:p>0.0013078535446524</text:p>
          </table:table-cell>
          <table:table-cell table:formula="of:=[.$E$2]/[.M279]" office:value-type="float" office:value="0.00131048676246866">
            <text:p>0.00131048676246866</text:p>
          </table:table-cell>
          <table:table-cell table:formula="of:=ABS([.H279]/([.L279]*(1+[.H279]/[.$E$2])))" office:value-type="float" office:value="0.0000000453545746708498">
            <text:p>0.0000000453545746708498</text:p>
          </table:table-cell>
          <table:table-cell table:formula="of:=MIN([.$S279];[.$U279])" office:value-type="float" office:value="0.00130522567089397">
            <text:p>0.00130522567089397</text:p>
          </table:table-cell>
          <table:table-cell table:formula="of:=MAX([.$S279];[.$U279])" office:value-type="float" office:value="0.00131048676246866">
            <text:p>0.00131048676246866</text:p>
          </table:table-cell>
        </table:table-row>
        <table:table-row table:style-name="ro1">
          <table:table-cell table:formula="of:=CONCATENATE([.B280];&quot;/&quot;;[.C280];&quot;/&quot;;[.D280])" office:value-type="string" office:string-value="ned/heracles/ngc4579_heracles_mom0.fits.gz">
            <text:p>ned/heracles/ngc457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mom0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0]*(1-[.R280]/[.$E$2])/SQRT(1-([.R280]*[.R280])/([.$E$2]*[.$E$2]))+[.O280]" office:value-type="float" office:value="229845310807.077">
            <text:p>2.298453108071E+11</text:p>
          </table:table-cell>
          <table:table-cell table:formula="of:=[.$N280]*(1-[.Q280]/[.$E$2])/SQRT(1-([.Q280]*[.Q280])/([.$E$2]*[.$E$2]))+[.O280]" office:value-type="float" office:value="229383481985.924">
            <text:p>2.293834819859E+11</text:p>
          </table:table-cell>
          <table:table-cell table:formula="of:=[.$N280]*(1-[.P280]/[.$E$2])/SQRT(1-([.P280]*[.P280])/([.$E$2]*[.$E$2]))+[.O280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0]-([.G280]*[.H280])+[.H280]/2" office:value-type="float" office:value="2109527.9684361">
            <text:p>2109527.9684361</text:p>
          </table:table-cell>
          <table:table-cell table:formula="of:=[.P280]+([.I280]/2)*[.H280]" office:value-type="float" office:value="1506140.6578885">
            <text:p>1506140.6578885</text:p>
          </table:table-cell>
          <table:table-cell table:formula="of:=[.F280]+([.I280]-[.G280])*[.H280]+[.H280]/2" office:value-type="float" office:value="902753.3473409">
            <text:p>902753.3473409</text:p>
          </table:table-cell>
          <table:table-cell table:formula="of:=[.$E$2]/[.K280]" office:value-type="float" office:value="0.00130522567089397">
            <text:p>0.00130522567089397</text:p>
          </table:table-cell>
          <table:table-cell table:formula="of:=[.$E$2]/[.L280]" office:value-type="float" office:value="0.0013078535446524">
            <text:p>0.0013078535446524</text:p>
          </table:table-cell>
          <table:table-cell table:formula="of:=[.$E$2]/[.M280]" office:value-type="float" office:value="0.00131048676246866">
            <text:p>0.00131048676246866</text:p>
          </table:table-cell>
          <table:table-cell table:formula="of:=ABS([.H280]/([.L280]*(1+[.H280]/[.$E$2])))" office:value-type="float" office:value="0.0000000453545746708498">
            <text:p>0.0000000453545746708498</text:p>
          </table:table-cell>
          <table:table-cell table:formula="of:=MIN([.$S280];[.$U280])" office:value-type="float" office:value="0.00130522567089397">
            <text:p>0.00130522567089397</text:p>
          </table:table-cell>
          <table:table-cell table:formula="of:=MAX([.$S280];[.$U280])" office:value-type="float" office:value="0.00131048676246866">
            <text:p>0.00131048676246866</text:p>
          </table:table-cell>
        </table:table-row>
        <table:table-row table:style-name="ro1">
          <table:table-cell table:formula="of:=CONCATENATE([.B281];&quot;/&quot;;[.C281];&quot;/&quot;;[.D281])" office:value-type="string" office:string-value="ned/heracles/ngc4579_heracles_emom0.fits.gz">
            <text:p>ned/heracles/ngc457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emom0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1]*(1-[.R281]/[.$E$2])/SQRT(1-([.R281]*[.R281])/([.$E$2]*[.$E$2]))+[.O281]" office:value-type="float" office:value="229845310807.077">
            <text:p>2.298453108071E+11</text:p>
          </table:table-cell>
          <table:table-cell table:formula="of:=[.$N281]*(1-[.Q281]/[.$E$2])/SQRT(1-([.Q281]*[.Q281])/([.$E$2]*[.$E$2]))+[.O281]" office:value-type="float" office:value="229383481985.924">
            <text:p>2.293834819859E+11</text:p>
          </table:table-cell>
          <table:table-cell table:formula="of:=[.$N281]*(1-[.P281]/[.$E$2])/SQRT(1-([.P281]*[.P281])/([.$E$2]*[.$E$2]))+[.O281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1]-([.G281]*[.H281])+[.H281]/2" office:value-type="float" office:value="2109527.9684361">
            <text:p>2109527.9684361</text:p>
          </table:table-cell>
          <table:table-cell table:formula="of:=[.P281]+([.I281]/2)*[.H281]" office:value-type="float" office:value="1506140.6578885">
            <text:p>1506140.6578885</text:p>
          </table:table-cell>
          <table:table-cell table:formula="of:=[.F281]+([.I281]-[.G281])*[.H281]+[.H281]/2" office:value-type="float" office:value="902753.3473409">
            <text:p>902753.3473409</text:p>
          </table:table-cell>
          <table:table-cell table:formula="of:=[.$E$2]/[.K281]" office:value-type="float" office:value="0.00130522567089397">
            <text:p>0.00130522567089397</text:p>
          </table:table-cell>
          <table:table-cell table:formula="of:=[.$E$2]/[.L281]" office:value-type="float" office:value="0.0013078535446524">
            <text:p>0.0013078535446524</text:p>
          </table:table-cell>
          <table:table-cell table:formula="of:=[.$E$2]/[.M281]" office:value-type="float" office:value="0.00131048676246866">
            <text:p>0.00131048676246866</text:p>
          </table:table-cell>
          <table:table-cell table:formula="of:=ABS([.H281]/([.L281]*(1+[.H281]/[.$E$2])))" office:value-type="float" office:value="0.0000000453545746708498">
            <text:p>0.0000000453545746708498</text:p>
          </table:table-cell>
          <table:table-cell table:formula="of:=MIN([.$S281];[.$U281])" office:value-type="float" office:value="0.00130522567089397">
            <text:p>0.00130522567089397</text:p>
          </table:table-cell>
          <table:table-cell table:formula="of:=MAX([.$S281];[.$U281])" office:value-type="float" office:value="0.00131048676246866">
            <text:p>0.00131048676246866</text:p>
          </table:table-cell>
        </table:table-row>
        <table:table-row table:style-name="ro1">
          <table:table-cell table:formula="of:=CONCATENATE([.B282];&quot;/&quot;;[.C282];&quot;/&quot;;[.D282])" office:value-type="string" office:string-value="ned/heracles/ngc4579_heracles_mom1.fits.gz">
            <text:p>ned/heracles/ngc457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mom1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2]*(1-[.R282]/[.$E$2])/SQRT(1-([.R282]*[.R282])/([.$E$2]*[.$E$2]))+[.O282]" office:value-type="float" office:value="229845310807.077">
            <text:p>2.298453108071E+11</text:p>
          </table:table-cell>
          <table:table-cell table:formula="of:=[.$N282]*(1-[.Q282]/[.$E$2])/SQRT(1-([.Q282]*[.Q282])/([.$E$2]*[.$E$2]))+[.O282]" office:value-type="float" office:value="229383481985.924">
            <text:p>2.293834819859E+11</text:p>
          </table:table-cell>
          <table:table-cell table:formula="of:=[.$N282]*(1-[.P282]/[.$E$2])/SQRT(1-([.P282]*[.P282])/([.$E$2]*[.$E$2]))+[.O282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2]-([.G282]*[.H282])+[.H282]/2" office:value-type="float" office:value="2109527.9684361">
            <text:p>2109527.9684361</text:p>
          </table:table-cell>
          <table:table-cell table:formula="of:=[.P282]+([.I282]/2)*[.H282]" office:value-type="float" office:value="1506140.6578885">
            <text:p>1506140.6578885</text:p>
          </table:table-cell>
          <table:table-cell table:formula="of:=[.F282]+([.I282]-[.G282])*[.H282]+[.H282]/2" office:value-type="float" office:value="902753.3473409">
            <text:p>902753.3473409</text:p>
          </table:table-cell>
          <table:table-cell table:formula="of:=[.$E$2]/[.K282]" office:value-type="float" office:value="0.00130522567089397">
            <text:p>0.00130522567089397</text:p>
          </table:table-cell>
          <table:table-cell table:formula="of:=[.$E$2]/[.L282]" office:value-type="float" office:value="0.0013078535446524">
            <text:p>0.0013078535446524</text:p>
          </table:table-cell>
          <table:table-cell table:formula="of:=[.$E$2]/[.M282]" office:value-type="float" office:value="0.00131048676246866">
            <text:p>0.00131048676246866</text:p>
          </table:table-cell>
          <table:table-cell table:formula="of:=ABS([.H282]/([.L282]*(1+[.H282]/[.$E$2])))" office:value-type="float" office:value="0.0000000453545746708498">
            <text:p>0.0000000453545746708498</text:p>
          </table:table-cell>
          <table:table-cell table:formula="of:=MIN([.$S282];[.$U282])" office:value-type="float" office:value="0.00130522567089397">
            <text:p>0.00130522567089397</text:p>
          </table:table-cell>
          <table:table-cell table:formula="of:=MAX([.$S282];[.$U282])" office:value-type="float" office:value="0.00131048676246866">
            <text:p>0.00131048676246866</text:p>
          </table:table-cell>
        </table:table-row>
        <table:table-row table:style-name="ro1">
          <table:table-cell table:formula="of:=CONCATENATE([.B283];&quot;/&quot;;[.C283];&quot;/&quot;;[.D283])" office:value-type="string" office:string-value="ned/heracles/ngc4594_heracles.hans.fits.gz">
            <text:p>ned/heracles/ngc459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.hans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3]*(1-[.R283]/[.$E$2])/SQRT(1-([.R283]*[.R283])/([.$E$2]*[.$E$2]))+[.O283]" office:value-type="float" office:value="230170619102.804">
            <text:p>2.301706191028E+11</text:p>
          </table:table-cell>
          <table:table-cell table:formula="of:=[.$N283]*(1-[.Q283]/[.$E$2])/SQRT(1-([.Q283]*[.Q283])/([.$E$2]*[.$E$2]))+[.O283]" office:value-type="float" office:value="229708140961.568">
            <text:p>2.297081409616E+11</text:p>
          </table:table-cell>
          <table:table-cell table:formula="of:=[.$N283]*(1-[.P283]/[.$E$2])/SQRT(1-([.P283]*[.P283])/([.$E$2]*[.$E$2]))+[.O283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3]-([.G283]*[.H283])+[.H283]/2" office:value-type="float" office:value="1685229.7422061">
            <text:p>1685229.7422061</text:p>
          </table:table-cell>
          <table:table-cell table:formula="of:=[.P283]+([.I283]/2)*[.H283]" office:value-type="float" office:value="1081842.4316585">
            <text:p>1081842.4316585</text:p>
          </table:table-cell>
          <table:table-cell table:formula="of:=[.F283]+([.I283]-[.G283])*[.H283]+[.H283]/2" office:value-type="float" office:value="478455.1211109">
            <text:p>478455.1211109</text:p>
          </table:table-cell>
          <table:table-cell table:formula="of:=[.$E$2]/[.K283]" office:value-type="float" office:value="0.00130338094918191">
            <text:p>0.00130338094918191</text:p>
          </table:table-cell>
          <table:table-cell table:formula="of:=[.$E$2]/[.L283]" office:value-type="float" office:value="0.00130600508429605">
            <text:p>0.00130600508429605</text:p>
          </table:table-cell>
          <table:table-cell table:formula="of:=[.$E$2]/[.M283]" office:value-type="float" office:value="0.00130863454084001">
            <text:p>0.00130863454084001</text:p>
          </table:table-cell>
          <table:table-cell table:formula="of:=ABS([.H283]/([.L283]*(1+[.H283]/[.$E$2])))" office:value-type="float" office:value="0.0000000452904725903065">
            <text:p>0.0000000452904725903065</text:p>
          </table:table-cell>
          <table:table-cell table:formula="of:=MIN([.$S283];[.$U283])" office:value-type="float" office:value="0.00130338094918191">
            <text:p>0.00130338094918191</text:p>
          </table:table-cell>
          <table:table-cell table:formula="of:=MAX([.$S283];[.$U283])" office:value-type="float" office:value="0.00130863454084001">
            <text:p>0.00130863454084001</text:p>
          </table:table-cell>
        </table:table-row>
        <table:table-row table:style-name="ro1">
          <table:table-cell table:formula="of:=CONCATENATE([.B284];&quot;/&quot;;[.C284];&quot;/&quot;;[.D284])" office:value-type="string" office:string-value="ned/heracles/ngc4594_heracles_mom0.fits.gz">
            <text:p>ned/heracles/ngc459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mom0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4]*(1-[.R284]/[.$E$2])/SQRT(1-([.R284]*[.R284])/([.$E$2]*[.$E$2]))+[.O284]" office:value-type="float" office:value="230170619102.804">
            <text:p>2.301706191028E+11</text:p>
          </table:table-cell>
          <table:table-cell table:formula="of:=[.$N284]*(1-[.Q284]/[.$E$2])/SQRT(1-([.Q284]*[.Q284])/([.$E$2]*[.$E$2]))+[.O284]" office:value-type="float" office:value="229708140961.568">
            <text:p>2.297081409616E+11</text:p>
          </table:table-cell>
          <table:table-cell table:formula="of:=[.$N284]*(1-[.P284]/[.$E$2])/SQRT(1-([.P284]*[.P284])/([.$E$2]*[.$E$2]))+[.O284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4]-([.G284]*[.H284])+[.H284]/2" office:value-type="float" office:value="1685229.7422061">
            <text:p>1685229.7422061</text:p>
          </table:table-cell>
          <table:table-cell table:formula="of:=[.P284]+([.I284]/2)*[.H284]" office:value-type="float" office:value="1081842.4316585">
            <text:p>1081842.4316585</text:p>
          </table:table-cell>
          <table:table-cell table:formula="of:=[.F284]+([.I284]-[.G284])*[.H284]+[.H284]/2" office:value-type="float" office:value="478455.1211109">
            <text:p>478455.1211109</text:p>
          </table:table-cell>
          <table:table-cell table:formula="of:=[.$E$2]/[.K284]" office:value-type="float" office:value="0.00130338094918191">
            <text:p>0.00130338094918191</text:p>
          </table:table-cell>
          <table:table-cell table:formula="of:=[.$E$2]/[.L284]" office:value-type="float" office:value="0.00130600508429605">
            <text:p>0.00130600508429605</text:p>
          </table:table-cell>
          <table:table-cell table:formula="of:=[.$E$2]/[.M284]" office:value-type="float" office:value="0.00130863454084001">
            <text:p>0.00130863454084001</text:p>
          </table:table-cell>
          <table:table-cell table:formula="of:=ABS([.H284]/([.L284]*(1+[.H284]/[.$E$2])))" office:value-type="float" office:value="0.0000000452904725903065">
            <text:p>0.0000000452904725903065</text:p>
          </table:table-cell>
          <table:table-cell table:formula="of:=MIN([.$S284];[.$U284])" office:value-type="float" office:value="0.00130338094918191">
            <text:p>0.00130338094918191</text:p>
          </table:table-cell>
          <table:table-cell table:formula="of:=MAX([.$S284];[.$U284])" office:value-type="float" office:value="0.00130863454084001">
            <text:p>0.00130863454084001</text:p>
          </table:table-cell>
        </table:table-row>
        <table:table-row table:style-name="ro1">
          <table:table-cell table:formula="of:=CONCATENATE([.B285];&quot;/&quot;;[.C285];&quot;/&quot;;[.D285])" office:value-type="string" office:string-value="ned/heracles/ngc4594_heracles_emom0.fits.gz">
            <text:p>ned/heracles/ngc459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emom0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5]*(1-[.R285]/[.$E$2])/SQRT(1-([.R285]*[.R285])/([.$E$2]*[.$E$2]))+[.O285]" office:value-type="float" office:value="230170619102.804">
            <text:p>2.301706191028E+11</text:p>
          </table:table-cell>
          <table:table-cell table:formula="of:=[.$N285]*(1-[.Q285]/[.$E$2])/SQRT(1-([.Q285]*[.Q285])/([.$E$2]*[.$E$2]))+[.O285]" office:value-type="float" office:value="229708140961.568">
            <text:p>2.297081409616E+11</text:p>
          </table:table-cell>
          <table:table-cell table:formula="of:=[.$N285]*(1-[.P285]/[.$E$2])/SQRT(1-([.P285]*[.P285])/([.$E$2]*[.$E$2]))+[.O285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5]-([.G285]*[.H285])+[.H285]/2" office:value-type="float" office:value="1685229.7422061">
            <text:p>1685229.7422061</text:p>
          </table:table-cell>
          <table:table-cell table:formula="of:=[.P285]+([.I285]/2)*[.H285]" office:value-type="float" office:value="1081842.4316585">
            <text:p>1081842.4316585</text:p>
          </table:table-cell>
          <table:table-cell table:formula="of:=[.F285]+([.I285]-[.G285])*[.H285]+[.H285]/2" office:value-type="float" office:value="478455.1211109">
            <text:p>478455.1211109</text:p>
          </table:table-cell>
          <table:table-cell table:formula="of:=[.$E$2]/[.K285]" office:value-type="float" office:value="0.00130338094918191">
            <text:p>0.00130338094918191</text:p>
          </table:table-cell>
          <table:table-cell table:formula="of:=[.$E$2]/[.L285]" office:value-type="float" office:value="0.00130600508429605">
            <text:p>0.00130600508429605</text:p>
          </table:table-cell>
          <table:table-cell table:formula="of:=[.$E$2]/[.M285]" office:value-type="float" office:value="0.00130863454084001">
            <text:p>0.00130863454084001</text:p>
          </table:table-cell>
          <table:table-cell table:formula="of:=ABS([.H285]/([.L285]*(1+[.H285]/[.$E$2])))" office:value-type="float" office:value="0.0000000452904725903065">
            <text:p>0.0000000452904725903065</text:p>
          </table:table-cell>
          <table:table-cell table:formula="of:=MIN([.$S285];[.$U285])" office:value-type="float" office:value="0.00130338094918191">
            <text:p>0.00130338094918191</text:p>
          </table:table-cell>
          <table:table-cell table:formula="of:=MAX([.$S285];[.$U285])" office:value-type="float" office:value="0.00130863454084001">
            <text:p>0.00130863454084001</text:p>
          </table:table-cell>
        </table:table-row>
        <table:table-row table:style-name="ro1">
          <table:table-cell table:formula="of:=CONCATENATE([.B286];&quot;/&quot;;[.C286];&quot;/&quot;;[.D286])" office:value-type="string" office:string-value="ned/heracles/ngc4594_heracles_mom1.fits.gz">
            <text:p>ned/heracles/ngc459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mom1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6]*(1-[.R286]/[.$E$2])/SQRT(1-([.R286]*[.R286])/([.$E$2]*[.$E$2]))+[.O286]" office:value-type="float" office:value="230170619102.804">
            <text:p>2.301706191028E+11</text:p>
          </table:table-cell>
          <table:table-cell table:formula="of:=[.$N286]*(1-[.Q286]/[.$E$2])/SQRT(1-([.Q286]*[.Q286])/([.$E$2]*[.$E$2]))+[.O286]" office:value-type="float" office:value="229708140961.568">
            <text:p>2.297081409616E+11</text:p>
          </table:table-cell>
          <table:table-cell table:formula="of:=[.$N286]*(1-[.P286]/[.$E$2])/SQRT(1-([.P286]*[.P286])/([.$E$2]*[.$E$2]))+[.O286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6]-([.G286]*[.H286])+[.H286]/2" office:value-type="float" office:value="1685229.7422061">
            <text:p>1685229.7422061</text:p>
          </table:table-cell>
          <table:table-cell table:formula="of:=[.P286]+([.I286]/2)*[.H286]" office:value-type="float" office:value="1081842.4316585">
            <text:p>1081842.4316585</text:p>
          </table:table-cell>
          <table:table-cell table:formula="of:=[.F286]+([.I286]-[.G286])*[.H286]+[.H286]/2" office:value-type="float" office:value="478455.1211109">
            <text:p>478455.1211109</text:p>
          </table:table-cell>
          <table:table-cell table:formula="of:=[.$E$2]/[.K286]" office:value-type="float" office:value="0.00130338094918191">
            <text:p>0.00130338094918191</text:p>
          </table:table-cell>
          <table:table-cell table:formula="of:=[.$E$2]/[.L286]" office:value-type="float" office:value="0.00130600508429605">
            <text:p>0.00130600508429605</text:p>
          </table:table-cell>
          <table:table-cell table:formula="of:=[.$E$2]/[.M286]" office:value-type="float" office:value="0.00130863454084001">
            <text:p>0.00130863454084001</text:p>
          </table:table-cell>
          <table:table-cell table:formula="of:=ABS([.H286]/([.L286]*(1+[.H286]/[.$E$2])))" office:value-type="float" office:value="0.0000000452904725903065">
            <text:p>0.0000000452904725903065</text:p>
          </table:table-cell>
          <table:table-cell table:formula="of:=MIN([.$S286];[.$U286])" office:value-type="float" office:value="0.00130338094918191">
            <text:p>0.00130338094918191</text:p>
          </table:table-cell>
          <table:table-cell table:formula="of:=MAX([.$S286];[.$U286])" office:value-type="float" office:value="0.00130863454084001">
            <text:p>0.00130863454084001</text:p>
          </table:table-cell>
        </table:table-row>
        <table:table-row table:style-name="ro1">
          <table:table-cell table:formula="of:=CONCATENATE([.B287];&quot;/&quot;;[.C287];&quot;/&quot;;[.D287])" office:value-type="string" office:string-value="ned/heracles/ngc4625_heracles.hans.fits.gz">
            <text:p>ned/heracles/ngc46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.hans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7]*(1-[.R287]/[.$E$2])/SQRT(1-([.R287]*[.R287])/([.$E$2]*[.$E$2]))+[.O287]" office:value-type="float" office:value="230536634247.569">
            <text:p>2.305366342476E+11</text:p>
          </table:table-cell>
          <table:table-cell table:formula="of:=[.$N287]*(1-[.Q287]/[.$E$2])/SQRT(1-([.Q287]*[.Q287])/([.$E$2]*[.$E$2]))+[.O287]" office:value-type="float" office:value="230073423333.819">
            <text:p>2.300734233338E+11</text:p>
          </table:table-cell>
          <table:table-cell table:formula="of:=[.$N287]*(1-[.P287]/[.$E$2])/SQRT(1-([.P287]*[.P287])/([.$E$2]*[.$E$2]))+[.O287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7]-([.G287]*[.H287])+[.H287]/2" office:value-type="float" office:value="1208551.88533305">
            <text:p>1208551.88533305</text:p>
          </table:table-cell>
          <table:table-cell table:formula="of:=[.P287]+([.I287]/2)*[.H287]" office:value-type="float" office:value="605164.57478545">
            <text:p>605164.57478545</text:p>
          </table:table-cell>
          <table:table-cell table:formula="of:=[.F287]+([.I287]-[.G287])*[.H287]+[.H287]/2" office:value-type="float" office:value="1777.26423784987">
            <text:p>1777.26423784987</text:p>
          </table:table-cell>
          <table:table-cell table:formula="of:=[.$E$2]/[.K287]" office:value-type="float" office:value="0.00130131161574015">
            <text:p>0.00130131161574015</text:p>
          </table:table-cell>
          <table:table-cell table:formula="of:=[.$E$2]/[.L287]" office:value-type="float" office:value="0.00130393156955257">
            <text:p>0.00130393156955257</text:p>
          </table:table-cell>
          <table:table-cell table:formula="of:=[.$E$2]/[.M287]" office:value-type="float" office:value="0.00130655681948844">
            <text:p>0.00130655681948844</text:p>
          </table:table-cell>
          <table:table-cell table:formula="of:=ABS([.H287]/([.L287]*(1+[.H287]/[.$E$2])))" office:value-type="float" office:value="0.0000000226088909427684">
            <text:p>0.0000000226088909427684</text:p>
          </table:table-cell>
          <table:table-cell table:formula="of:=MIN([.$S287];[.$U287])" office:value-type="float" office:value="0.00130131161574015">
            <text:p>0.00130131161574015</text:p>
          </table:table-cell>
          <table:table-cell table:formula="of:=MAX([.$S287];[.$U287])" office:value-type="float" office:value="0.00130655681948844">
            <text:p>0.00130655681948844</text:p>
          </table:table-cell>
        </table:table-row>
        <table:table-row table:style-name="ro1">
          <table:table-cell table:formula="of:=CONCATENATE([.B288];&quot;/&quot;;[.C288];&quot;/&quot;;[.D288])" office:value-type="string" office:string-value="ned/heracles/ngc4625_heracles_mom0.fits.gz">
            <text:p>ned/heracles/ngc46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mom0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8]*(1-[.R288]/[.$E$2])/SQRT(1-([.R288]*[.R288])/([.$E$2]*[.$E$2]))+[.O288]" office:value-type="float" office:value="230536634247.569">
            <text:p>2.305366342476E+11</text:p>
          </table:table-cell>
          <table:table-cell table:formula="of:=[.$N288]*(1-[.Q288]/[.$E$2])/SQRT(1-([.Q288]*[.Q288])/([.$E$2]*[.$E$2]))+[.O288]" office:value-type="float" office:value="230073423333.819">
            <text:p>2.300734233338E+11</text:p>
          </table:table-cell>
          <table:table-cell table:formula="of:=[.$N288]*(1-[.P288]/[.$E$2])/SQRT(1-([.P288]*[.P288])/([.$E$2]*[.$E$2]))+[.O288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8]-([.G288]*[.H288])+[.H288]/2" office:value-type="float" office:value="1208551.88533305">
            <text:p>1208551.88533305</text:p>
          </table:table-cell>
          <table:table-cell table:formula="of:=[.P288]+([.I288]/2)*[.H288]" office:value-type="float" office:value="605164.57478545">
            <text:p>605164.57478545</text:p>
          </table:table-cell>
          <table:table-cell table:formula="of:=[.F288]+([.I288]-[.G288])*[.H288]+[.H288]/2" office:value-type="float" office:value="1777.26423784987">
            <text:p>1777.26423784987</text:p>
          </table:table-cell>
          <table:table-cell table:formula="of:=[.$E$2]/[.K288]" office:value-type="float" office:value="0.00130131161574015">
            <text:p>0.00130131161574015</text:p>
          </table:table-cell>
          <table:table-cell table:formula="of:=[.$E$2]/[.L288]" office:value-type="float" office:value="0.00130393156955257">
            <text:p>0.00130393156955257</text:p>
          </table:table-cell>
          <table:table-cell table:formula="of:=[.$E$2]/[.M288]" office:value-type="float" office:value="0.00130655681948844">
            <text:p>0.00130655681948844</text:p>
          </table:table-cell>
          <table:table-cell table:formula="of:=ABS([.H288]/([.L288]*(1+[.H288]/[.$E$2])))" office:value-type="float" office:value="0.0000000226088909427684">
            <text:p>0.0000000226088909427684</text:p>
          </table:table-cell>
          <table:table-cell table:formula="of:=MIN([.$S288];[.$U288])" office:value-type="float" office:value="0.00130131161574015">
            <text:p>0.00130131161574015</text:p>
          </table:table-cell>
          <table:table-cell table:formula="of:=MAX([.$S288];[.$U288])" office:value-type="float" office:value="0.00130655681948844">
            <text:p>0.00130655681948844</text:p>
          </table:table-cell>
        </table:table-row>
        <table:table-row table:style-name="ro1">
          <table:table-cell table:formula="of:=CONCATENATE([.B289];&quot;/&quot;;[.C289];&quot;/&quot;;[.D289])" office:value-type="string" office:string-value="ned/heracles/ngc4625_heracles_emom0.fits.gz">
            <text:p>ned/heracles/ngc46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emom0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9]*(1-[.R289]/[.$E$2])/SQRT(1-([.R289]*[.R289])/([.$E$2]*[.$E$2]))+[.O289]" office:value-type="float" office:value="230536634247.569">
            <text:p>2.305366342476E+11</text:p>
          </table:table-cell>
          <table:table-cell table:formula="of:=[.$N289]*(1-[.Q289]/[.$E$2])/SQRT(1-([.Q289]*[.Q289])/([.$E$2]*[.$E$2]))+[.O289]" office:value-type="float" office:value="230073423333.819">
            <text:p>2.300734233338E+11</text:p>
          </table:table-cell>
          <table:table-cell table:formula="of:=[.$N289]*(1-[.P289]/[.$E$2])/SQRT(1-([.P289]*[.P289])/([.$E$2]*[.$E$2]))+[.O289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9]-([.G289]*[.H289])+[.H289]/2" office:value-type="float" office:value="1208551.88533305">
            <text:p>1208551.88533305</text:p>
          </table:table-cell>
          <table:table-cell table:formula="of:=[.P289]+([.I289]/2)*[.H289]" office:value-type="float" office:value="605164.57478545">
            <text:p>605164.57478545</text:p>
          </table:table-cell>
          <table:table-cell table:formula="of:=[.F289]+([.I289]-[.G289])*[.H289]+[.H289]/2" office:value-type="float" office:value="1777.26423784987">
            <text:p>1777.26423784987</text:p>
          </table:table-cell>
          <table:table-cell table:formula="of:=[.$E$2]/[.K289]" office:value-type="float" office:value="0.00130131161574015">
            <text:p>0.00130131161574015</text:p>
          </table:table-cell>
          <table:table-cell table:formula="of:=[.$E$2]/[.L289]" office:value-type="float" office:value="0.00130393156955257">
            <text:p>0.00130393156955257</text:p>
          </table:table-cell>
          <table:table-cell table:formula="of:=[.$E$2]/[.M289]" office:value-type="float" office:value="0.00130655681948844">
            <text:p>0.00130655681948844</text:p>
          </table:table-cell>
          <table:table-cell table:formula="of:=ABS([.H289]/([.L289]*(1+[.H289]/[.$E$2])))" office:value-type="float" office:value="0.0000000226088909427684">
            <text:p>0.0000000226088909427684</text:p>
          </table:table-cell>
          <table:table-cell table:formula="of:=MIN([.$S289];[.$U289])" office:value-type="float" office:value="0.00130131161574015">
            <text:p>0.00130131161574015</text:p>
          </table:table-cell>
          <table:table-cell table:formula="of:=MAX([.$S289];[.$U289])" office:value-type="float" office:value="0.00130655681948844">
            <text:p>0.00130655681948844</text:p>
          </table:table-cell>
        </table:table-row>
        <table:table-row table:style-name="ro1">
          <table:table-cell table:formula="of:=CONCATENATE([.B290];&quot;/&quot;;[.C290];&quot;/&quot;;[.D290])" office:value-type="string" office:string-value="ned/heracles/ngc4625_heracles_mom1.fits.gz">
            <text:p>ned/heracles/ngc46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mom1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0]*(1-[.R290]/[.$E$2])/SQRT(1-([.R290]*[.R290])/([.$E$2]*[.$E$2]))+[.O290]" office:value-type="float" office:value="230536634247.569">
            <text:p>2.305366342476E+11</text:p>
          </table:table-cell>
          <table:table-cell table:formula="of:=[.$N290]*(1-[.Q290]/[.$E$2])/SQRT(1-([.Q290]*[.Q290])/([.$E$2]*[.$E$2]))+[.O290]" office:value-type="float" office:value="230073423333.819">
            <text:p>2.300734233338E+11</text:p>
          </table:table-cell>
          <table:table-cell table:formula="of:=[.$N290]*(1-[.P290]/[.$E$2])/SQRT(1-([.P290]*[.P290])/([.$E$2]*[.$E$2]))+[.O290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0]-([.G290]*[.H290])+[.H290]/2" office:value-type="float" office:value="1208551.88533305">
            <text:p>1208551.88533305</text:p>
          </table:table-cell>
          <table:table-cell table:formula="of:=[.P290]+([.I290]/2)*[.H290]" office:value-type="float" office:value="605164.57478545">
            <text:p>605164.57478545</text:p>
          </table:table-cell>
          <table:table-cell table:formula="of:=[.F290]+([.I290]-[.G290])*[.H290]+[.H290]/2" office:value-type="float" office:value="1777.26423784987">
            <text:p>1777.26423784987</text:p>
          </table:table-cell>
          <table:table-cell table:formula="of:=[.$E$2]/[.K290]" office:value-type="float" office:value="0.00130131161574015">
            <text:p>0.00130131161574015</text:p>
          </table:table-cell>
          <table:table-cell table:formula="of:=[.$E$2]/[.L290]" office:value-type="float" office:value="0.00130393156955257">
            <text:p>0.00130393156955257</text:p>
          </table:table-cell>
          <table:table-cell table:formula="of:=[.$E$2]/[.M290]" office:value-type="float" office:value="0.00130655681948844">
            <text:p>0.00130655681948844</text:p>
          </table:table-cell>
          <table:table-cell table:formula="of:=ABS([.H290]/([.L290]*(1+[.H290]/[.$E$2])))" office:value-type="float" office:value="0.0000000226088909427684">
            <text:p>0.0000000226088909427684</text:p>
          </table:table-cell>
          <table:table-cell table:formula="of:=MIN([.$S290];[.$U290])" office:value-type="float" office:value="0.00130131161574015">
            <text:p>0.00130131161574015</text:p>
          </table:table-cell>
          <table:table-cell table:formula="of:=MAX([.$S290];[.$U290])" office:value-type="float" office:value="0.00130655681948844">
            <text:p>0.00130655681948844</text:p>
          </table:table-cell>
        </table:table-row>
        <table:table-row table:style-name="ro1">
          <table:table-cell table:formula="of:=CONCATENATE([.B291];&quot;/&quot;;[.C291];&quot;/&quot;;[.D291])" office:value-type="string" office:string-value="ned/heracles/ngc4631_heracles.hans.fits.gz">
            <text:p>ned/heracles/ngc463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.hans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1]*(1-[.R291]/[.$E$2])/SQRT(1-([.R291]*[.R291])/([.$E$2]*[.$E$2]))+[.O291]" office:value-type="float" office:value="230538930310.475">
            <text:p>2.305389303105E+11</text:p>
          </table:table-cell>
          <table:table-cell table:formula="of:=[.$N291]*(1-[.Q291]/[.$E$2])/SQRT(1-([.Q291]*[.Q291])/([.$E$2]*[.$E$2]))+[.O291]" office:value-type="float" office:value="230075714792.586">
            <text:p>2.300757147926E+11</text:p>
          </table:table-cell>
          <table:table-cell table:formula="of:=[.$N291]*(1-[.P291]/[.$E$2])/SQRT(1-([.P291]*[.P291])/([.$E$2]*[.$E$2]))+[.O291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1]-([.G291]*[.H291])+[.H291]/2" office:value-type="float" office:value="1205564.00688305">
            <text:p>1205564.00688305</text:p>
          </table:table-cell>
          <table:table-cell table:formula="of:=[.P291]+([.I291]/2)*[.H291]" office:value-type="float" office:value="602176.69633545">
            <text:p>602176.69633545</text:p>
          </table:table-cell>
          <table:table-cell table:formula="of:=[.F291]+([.I291]-[.G291])*[.H291]+[.H291]/2" office:value-type="float" office:value="-1210.61421215009">
            <text:p>-1210.61421215009</text:p>
          </table:table-cell>
          <table:table-cell table:formula="of:=[.$E$2]/[.K291]" office:value-type="float" office:value="0.00130129865526824">
            <text:p>0.00130129865526824</text:p>
          </table:table-cell>
          <table:table-cell table:formula="of:=[.$E$2]/[.L291]" office:value-type="float" office:value="0.00130391858293454">
            <text:p>0.00130391858293454</text:p>
          </table:table-cell>
          <table:table-cell table:formula="of:=[.$E$2]/[.M291]" office:value-type="float" office:value="0.00130654380656603">
            <text:p>0.00130654380656603</text:p>
          </table:table-cell>
          <table:table-cell table:formula="of:=ABS([.H291]/([.L291]*(1+[.H291]/[.$E$2])))" office:value-type="float" office:value="0.0000000226086657675845">
            <text:p>0.0000000226086657675845</text:p>
          </table:table-cell>
          <table:table-cell table:formula="of:=MIN([.$S291];[.$U291])" office:value-type="float" office:value="0.00130129865526824">
            <text:p>0.00130129865526824</text:p>
          </table:table-cell>
          <table:table-cell table:formula="of:=MAX([.$S291];[.$U291])" office:value-type="float" office:value="0.00130654380656603">
            <text:p>0.00130654380656603</text:p>
          </table:table-cell>
        </table:table-row>
        <table:table-row table:style-name="ro1">
          <table:table-cell table:formula="of:=CONCATENATE([.B292];&quot;/&quot;;[.C292];&quot;/&quot;;[.D292])" office:value-type="string" office:string-value="ned/heracles/ngc4631_heracles_mom0.fits.gz">
            <text:p>ned/heracles/ngc463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mom0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2]*(1-[.R292]/[.$E$2])/SQRT(1-([.R292]*[.R292])/([.$E$2]*[.$E$2]))+[.O292]" office:value-type="float" office:value="230538930310.475">
            <text:p>2.305389303105E+11</text:p>
          </table:table-cell>
          <table:table-cell table:formula="of:=[.$N292]*(1-[.Q292]/[.$E$2])/SQRT(1-([.Q292]*[.Q292])/([.$E$2]*[.$E$2]))+[.O292]" office:value-type="float" office:value="230075714792.586">
            <text:p>2.300757147926E+11</text:p>
          </table:table-cell>
          <table:table-cell table:formula="of:=[.$N292]*(1-[.P292]/[.$E$2])/SQRT(1-([.P292]*[.P292])/([.$E$2]*[.$E$2]))+[.O292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2]-([.G292]*[.H292])+[.H292]/2" office:value-type="float" office:value="1205564.00688305">
            <text:p>1205564.00688305</text:p>
          </table:table-cell>
          <table:table-cell table:formula="of:=[.P292]+([.I292]/2)*[.H292]" office:value-type="float" office:value="602176.69633545">
            <text:p>602176.69633545</text:p>
          </table:table-cell>
          <table:table-cell table:formula="of:=[.F292]+([.I292]-[.G292])*[.H292]+[.H292]/2" office:value-type="float" office:value="-1210.61421215009">
            <text:p>-1210.61421215009</text:p>
          </table:table-cell>
          <table:table-cell table:formula="of:=[.$E$2]/[.K292]" office:value-type="float" office:value="0.00130129865526824">
            <text:p>0.00130129865526824</text:p>
          </table:table-cell>
          <table:table-cell table:formula="of:=[.$E$2]/[.L292]" office:value-type="float" office:value="0.00130391858293454">
            <text:p>0.00130391858293454</text:p>
          </table:table-cell>
          <table:table-cell table:formula="of:=[.$E$2]/[.M292]" office:value-type="float" office:value="0.00130654380656603">
            <text:p>0.00130654380656603</text:p>
          </table:table-cell>
          <table:table-cell table:formula="of:=ABS([.H292]/([.L292]*(1+[.H292]/[.$E$2])))" office:value-type="float" office:value="0.0000000226086657675845">
            <text:p>0.0000000226086657675845</text:p>
          </table:table-cell>
          <table:table-cell table:formula="of:=MIN([.$S292];[.$U292])" office:value-type="float" office:value="0.00130129865526824">
            <text:p>0.00130129865526824</text:p>
          </table:table-cell>
          <table:table-cell table:formula="of:=MAX([.$S292];[.$U292])" office:value-type="float" office:value="0.00130654380656603">
            <text:p>0.00130654380656603</text:p>
          </table:table-cell>
        </table:table-row>
        <table:table-row table:style-name="ro1">
          <table:table-cell table:formula="of:=CONCATENATE([.B293];&quot;/&quot;;[.C293];&quot;/&quot;;[.D293])" office:value-type="string" office:string-value="ned/heracles/ngc4631_heracles_emom0.fits.gz">
            <text:p>ned/heracles/ngc463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emom0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3]*(1-[.R293]/[.$E$2])/SQRT(1-([.R293]*[.R293])/([.$E$2]*[.$E$2]))+[.O293]" office:value-type="float" office:value="230538930310.475">
            <text:p>2.305389303105E+11</text:p>
          </table:table-cell>
          <table:table-cell table:formula="of:=[.$N293]*(1-[.Q293]/[.$E$2])/SQRT(1-([.Q293]*[.Q293])/([.$E$2]*[.$E$2]))+[.O293]" office:value-type="float" office:value="230075714792.586">
            <text:p>2.300757147926E+11</text:p>
          </table:table-cell>
          <table:table-cell table:formula="of:=[.$N293]*(1-[.P293]/[.$E$2])/SQRT(1-([.P293]*[.P293])/([.$E$2]*[.$E$2]))+[.O293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3]-([.G293]*[.H293])+[.H293]/2" office:value-type="float" office:value="1205564.00688305">
            <text:p>1205564.00688305</text:p>
          </table:table-cell>
          <table:table-cell table:formula="of:=[.P293]+([.I293]/2)*[.H293]" office:value-type="float" office:value="602176.69633545">
            <text:p>602176.69633545</text:p>
          </table:table-cell>
          <table:table-cell table:formula="of:=[.F293]+([.I293]-[.G293])*[.H293]+[.H293]/2" office:value-type="float" office:value="-1210.61421215009">
            <text:p>-1210.61421215009</text:p>
          </table:table-cell>
          <table:table-cell table:formula="of:=[.$E$2]/[.K293]" office:value-type="float" office:value="0.00130129865526824">
            <text:p>0.00130129865526824</text:p>
          </table:table-cell>
          <table:table-cell table:formula="of:=[.$E$2]/[.L293]" office:value-type="float" office:value="0.00130391858293454">
            <text:p>0.00130391858293454</text:p>
          </table:table-cell>
          <table:table-cell table:formula="of:=[.$E$2]/[.M293]" office:value-type="float" office:value="0.00130654380656603">
            <text:p>0.00130654380656603</text:p>
          </table:table-cell>
          <table:table-cell table:formula="of:=ABS([.H293]/([.L293]*(1+[.H293]/[.$E$2])))" office:value-type="float" office:value="0.0000000226086657675845">
            <text:p>0.0000000226086657675845</text:p>
          </table:table-cell>
          <table:table-cell table:formula="of:=MIN([.$S293];[.$U293])" office:value-type="float" office:value="0.00130129865526824">
            <text:p>0.00130129865526824</text:p>
          </table:table-cell>
          <table:table-cell table:formula="of:=MAX([.$S293];[.$U293])" office:value-type="float" office:value="0.00130654380656603">
            <text:p>0.00130654380656603</text:p>
          </table:table-cell>
        </table:table-row>
        <table:table-row table:style-name="ro1">
          <table:table-cell table:formula="of:=CONCATENATE([.B294];&quot;/&quot;;[.C294];&quot;/&quot;;[.D294])" office:value-type="string" office:string-value="ned/heracles/ngc4631_heracles_mom1.fits.gz">
            <text:p>ned/heracles/ngc463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mom1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4]*(1-[.R294]/[.$E$2])/SQRT(1-([.R294]*[.R294])/([.$E$2]*[.$E$2]))+[.O294]" office:value-type="float" office:value="230538930310.475">
            <text:p>2.305389303105E+11</text:p>
          </table:table-cell>
          <table:table-cell table:formula="of:=[.$N294]*(1-[.Q294]/[.$E$2])/SQRT(1-([.Q294]*[.Q294])/([.$E$2]*[.$E$2]))+[.O294]" office:value-type="float" office:value="230075714792.586">
            <text:p>2.300757147926E+11</text:p>
          </table:table-cell>
          <table:table-cell table:formula="of:=[.$N294]*(1-[.P294]/[.$E$2])/SQRT(1-([.P294]*[.P294])/([.$E$2]*[.$E$2]))+[.O294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4]-([.G294]*[.H294])+[.H294]/2" office:value-type="float" office:value="1205564.00688305">
            <text:p>1205564.00688305</text:p>
          </table:table-cell>
          <table:table-cell table:formula="of:=[.P294]+([.I294]/2)*[.H294]" office:value-type="float" office:value="602176.69633545">
            <text:p>602176.69633545</text:p>
          </table:table-cell>
          <table:table-cell table:formula="of:=[.F294]+([.I294]-[.G294])*[.H294]+[.H294]/2" office:value-type="float" office:value="-1210.61421215009">
            <text:p>-1210.61421215009</text:p>
          </table:table-cell>
          <table:table-cell table:formula="of:=[.$E$2]/[.K294]" office:value-type="float" office:value="0.00130129865526824">
            <text:p>0.00130129865526824</text:p>
          </table:table-cell>
          <table:table-cell table:formula="of:=[.$E$2]/[.L294]" office:value-type="float" office:value="0.00130391858293454">
            <text:p>0.00130391858293454</text:p>
          </table:table-cell>
          <table:table-cell table:formula="of:=[.$E$2]/[.M294]" office:value-type="float" office:value="0.00130654380656603">
            <text:p>0.00130654380656603</text:p>
          </table:table-cell>
          <table:table-cell table:formula="of:=ABS([.H294]/([.L294]*(1+[.H294]/[.$E$2])))" office:value-type="float" office:value="0.0000000226086657675845">
            <text:p>0.0000000226086657675845</text:p>
          </table:table-cell>
          <table:table-cell table:formula="of:=MIN([.$S294];[.$U294])" office:value-type="float" office:value="0.00130129865526824">
            <text:p>0.00130129865526824</text:p>
          </table:table-cell>
          <table:table-cell table:formula="of:=MAX([.$S294];[.$U294])" office:value-type="float" office:value="0.00130654380656603">
            <text:p>0.00130654380656603</text:p>
          </table:table-cell>
        </table:table-row>
        <table:table-row table:style-name="ro1">
          <table:table-cell table:formula="of:=CONCATENATE([.B295];&quot;/&quot;;[.C295];&quot;/&quot;;[.D295])" office:value-type="string" office:string-value="ned/heracles/ngc4725_heracles.hans.fits.gz">
            <text:p>ned/heracles/ngc47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.hans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5]*(1-[.R295]/[.$E$2])/SQRT(1-([.R295]*[.R295])/([.$E$2]*[.$E$2]))+[.O295]" office:value-type="float" office:value="230083075567.542">
            <text:p>2.300830755675E+11</text:p>
          </table:table-cell>
          <table:table-cell table:formula="of:=[.$N295]*(1-[.Q295]/[.$E$2])/SQRT(1-([.Q295]*[.Q295])/([.$E$2]*[.$E$2]))+[.O295]" office:value-type="float" office:value="229620772345.528">
            <text:p>2.296207723455E+11</text:p>
          </table:table-cell>
          <table:table-cell table:formula="of:=[.$N295]*(1-[.P295]/[.$E$2])/SQRT(1-([.P295]*[.P295])/([.$E$2]*[.$E$2]))+[.O295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5]-([.G295]*[.H295])+[.H295]/2" office:value-type="float" office:value="1799353.6577661">
            <text:p>1799353.6577661</text:p>
          </table:table-cell>
          <table:table-cell table:formula="of:=[.P295]+([.I295]/2)*[.H295]" office:value-type="float" office:value="1195966.3472185">
            <text:p>1195966.3472185</text:p>
          </table:table-cell>
          <table:table-cell table:formula="of:=[.F295]+([.I295]-[.G295])*[.H295]+[.H295]/2" office:value-type="float" office:value="592579.0366709">
            <text:p>592579.0366709</text:p>
          </table:table-cell>
          <table:table-cell table:formula="of:=[.$E$2]/[.K295]" office:value-type="float" office:value="0.00130387686821378">
            <text:p>0.00130387686821378</text:p>
          </table:table-cell>
          <table:table-cell table:formula="of:=[.$E$2]/[.L295]" office:value-type="float" office:value="0.00130650200735571">
            <text:p>0.00130650200735571</text:p>
          </table:table-cell>
          <table:table-cell table:formula="of:=[.$E$2]/[.M295]" office:value-type="float" office:value="0.00130913247400423">
            <text:p>0.00130913247400423</text:p>
          </table:table-cell>
          <table:table-cell table:formula="of:=ABS([.H295]/([.L295]*(1+[.H295]/[.$E$2])))" office:value-type="float" office:value="0.0000000453077052033214">
            <text:p>0.0000000453077052033214</text:p>
          </table:table-cell>
          <table:table-cell table:formula="of:=MIN([.$S295];[.$U295])" office:value-type="float" office:value="0.00130387686821378">
            <text:p>0.00130387686821378</text:p>
          </table:table-cell>
          <table:table-cell table:formula="of:=MAX([.$S295];[.$U295])" office:value-type="float" office:value="0.00130913247400423">
            <text:p>0.00130913247400423</text:p>
          </table:table-cell>
        </table:table-row>
        <table:table-row table:style-name="ro1">
          <table:table-cell table:formula="of:=CONCATENATE([.B296];&quot;/&quot;;[.C296];&quot;/&quot;;[.D296])" office:value-type="string" office:string-value="ned/heracles/ngc4725_heracles_mom0.fits.gz">
            <text:p>ned/heracles/ngc47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mom0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6]*(1-[.R296]/[.$E$2])/SQRT(1-([.R296]*[.R296])/([.$E$2]*[.$E$2]))+[.O296]" office:value-type="float" office:value="230083075567.542">
            <text:p>2.300830755675E+11</text:p>
          </table:table-cell>
          <table:table-cell table:formula="of:=[.$N296]*(1-[.Q296]/[.$E$2])/SQRT(1-([.Q296]*[.Q296])/([.$E$2]*[.$E$2]))+[.O296]" office:value-type="float" office:value="229620772345.528">
            <text:p>2.296207723455E+11</text:p>
          </table:table-cell>
          <table:table-cell table:formula="of:=[.$N296]*(1-[.P296]/[.$E$2])/SQRT(1-([.P296]*[.P296])/([.$E$2]*[.$E$2]))+[.O296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6]-([.G296]*[.H296])+[.H296]/2" office:value-type="float" office:value="1799353.6577661">
            <text:p>1799353.6577661</text:p>
          </table:table-cell>
          <table:table-cell table:formula="of:=[.P296]+([.I296]/2)*[.H296]" office:value-type="float" office:value="1195966.3472185">
            <text:p>1195966.3472185</text:p>
          </table:table-cell>
          <table:table-cell table:formula="of:=[.F296]+([.I296]-[.G296])*[.H296]+[.H296]/2" office:value-type="float" office:value="592579.0366709">
            <text:p>592579.0366709</text:p>
          </table:table-cell>
          <table:table-cell table:formula="of:=[.$E$2]/[.K296]" office:value-type="float" office:value="0.00130387686821378">
            <text:p>0.00130387686821378</text:p>
          </table:table-cell>
          <table:table-cell table:formula="of:=[.$E$2]/[.L296]" office:value-type="float" office:value="0.00130650200735571">
            <text:p>0.00130650200735571</text:p>
          </table:table-cell>
          <table:table-cell table:formula="of:=[.$E$2]/[.M296]" office:value-type="float" office:value="0.00130913247400423">
            <text:p>0.00130913247400423</text:p>
          </table:table-cell>
          <table:table-cell table:formula="of:=ABS([.H296]/([.L296]*(1+[.H296]/[.$E$2])))" office:value-type="float" office:value="0.0000000453077052033214">
            <text:p>0.0000000453077052033214</text:p>
          </table:table-cell>
          <table:table-cell table:formula="of:=MIN([.$S296];[.$U296])" office:value-type="float" office:value="0.00130387686821378">
            <text:p>0.00130387686821378</text:p>
          </table:table-cell>
          <table:table-cell table:formula="of:=MAX([.$S296];[.$U296])" office:value-type="float" office:value="0.00130913247400423">
            <text:p>0.00130913247400423</text:p>
          </table:table-cell>
        </table:table-row>
        <table:table-row table:style-name="ro1">
          <table:table-cell table:formula="of:=CONCATENATE([.B297];&quot;/&quot;;[.C297];&quot;/&quot;;[.D297])" office:value-type="string" office:string-value="ned/heracles/ngc4725_heracles_emom0.fits.gz">
            <text:p>ned/heracles/ngc47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emom0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7]*(1-[.R297]/[.$E$2])/SQRT(1-([.R297]*[.R297])/([.$E$2]*[.$E$2]))+[.O297]" office:value-type="float" office:value="230083075567.542">
            <text:p>2.300830755675E+11</text:p>
          </table:table-cell>
          <table:table-cell table:formula="of:=[.$N297]*(1-[.Q297]/[.$E$2])/SQRT(1-([.Q297]*[.Q297])/([.$E$2]*[.$E$2]))+[.O297]" office:value-type="float" office:value="229620772345.528">
            <text:p>2.296207723455E+11</text:p>
          </table:table-cell>
          <table:table-cell table:formula="of:=[.$N297]*(1-[.P297]/[.$E$2])/SQRT(1-([.P297]*[.P297])/([.$E$2]*[.$E$2]))+[.O297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7]-([.G297]*[.H297])+[.H297]/2" office:value-type="float" office:value="1799353.6577661">
            <text:p>1799353.6577661</text:p>
          </table:table-cell>
          <table:table-cell table:formula="of:=[.P297]+([.I297]/2)*[.H297]" office:value-type="float" office:value="1195966.3472185">
            <text:p>1195966.3472185</text:p>
          </table:table-cell>
          <table:table-cell table:formula="of:=[.F297]+([.I297]-[.G297])*[.H297]+[.H297]/2" office:value-type="float" office:value="592579.0366709">
            <text:p>592579.0366709</text:p>
          </table:table-cell>
          <table:table-cell table:formula="of:=[.$E$2]/[.K297]" office:value-type="float" office:value="0.00130387686821378">
            <text:p>0.00130387686821378</text:p>
          </table:table-cell>
          <table:table-cell table:formula="of:=[.$E$2]/[.L297]" office:value-type="float" office:value="0.00130650200735571">
            <text:p>0.00130650200735571</text:p>
          </table:table-cell>
          <table:table-cell table:formula="of:=[.$E$2]/[.M297]" office:value-type="float" office:value="0.00130913247400423">
            <text:p>0.00130913247400423</text:p>
          </table:table-cell>
          <table:table-cell table:formula="of:=ABS([.H297]/([.L297]*(1+[.H297]/[.$E$2])))" office:value-type="float" office:value="0.0000000453077052033214">
            <text:p>0.0000000453077052033214</text:p>
          </table:table-cell>
          <table:table-cell table:formula="of:=MIN([.$S297];[.$U297])" office:value-type="float" office:value="0.00130387686821378">
            <text:p>0.00130387686821378</text:p>
          </table:table-cell>
          <table:table-cell table:formula="of:=MAX([.$S297];[.$U297])" office:value-type="float" office:value="0.00130913247400423">
            <text:p>0.00130913247400423</text:p>
          </table:table-cell>
        </table:table-row>
        <table:table-row table:style-name="ro1">
          <table:table-cell table:formula="of:=CONCATENATE([.B298];&quot;/&quot;;[.C298];&quot;/&quot;;[.D298])" office:value-type="string" office:string-value="ned/heracles/ngc4725_heracles_mom1.fits.gz">
            <text:p>ned/heracles/ngc47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mom1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8]*(1-[.R298]/[.$E$2])/SQRT(1-([.R298]*[.R298])/([.$E$2]*[.$E$2]))+[.O298]" office:value-type="float" office:value="230083075567.542">
            <text:p>2.300830755675E+11</text:p>
          </table:table-cell>
          <table:table-cell table:formula="of:=[.$N298]*(1-[.Q298]/[.$E$2])/SQRT(1-([.Q298]*[.Q298])/([.$E$2]*[.$E$2]))+[.O298]" office:value-type="float" office:value="229620772345.528">
            <text:p>2.296207723455E+11</text:p>
          </table:table-cell>
          <table:table-cell table:formula="of:=[.$N298]*(1-[.P298]/[.$E$2])/SQRT(1-([.P298]*[.P298])/([.$E$2]*[.$E$2]))+[.O298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8]-([.G298]*[.H298])+[.H298]/2" office:value-type="float" office:value="1799353.6577661">
            <text:p>1799353.6577661</text:p>
          </table:table-cell>
          <table:table-cell table:formula="of:=[.P298]+([.I298]/2)*[.H298]" office:value-type="float" office:value="1195966.3472185">
            <text:p>1195966.3472185</text:p>
          </table:table-cell>
          <table:table-cell table:formula="of:=[.F298]+([.I298]-[.G298])*[.H298]+[.H298]/2" office:value-type="float" office:value="592579.0366709">
            <text:p>592579.0366709</text:p>
          </table:table-cell>
          <table:table-cell table:formula="of:=[.$E$2]/[.K298]" office:value-type="float" office:value="0.00130387686821378">
            <text:p>0.00130387686821378</text:p>
          </table:table-cell>
          <table:table-cell table:formula="of:=[.$E$2]/[.L298]" office:value-type="float" office:value="0.00130650200735571">
            <text:p>0.00130650200735571</text:p>
          </table:table-cell>
          <table:table-cell table:formula="of:=[.$E$2]/[.M298]" office:value-type="float" office:value="0.00130913247400423">
            <text:p>0.00130913247400423</text:p>
          </table:table-cell>
          <table:table-cell table:formula="of:=ABS([.H298]/([.L298]*(1+[.H298]/[.$E$2])))" office:value-type="float" office:value="0.0000000453077052033214">
            <text:p>0.0000000453077052033214</text:p>
          </table:table-cell>
          <table:table-cell table:formula="of:=MIN([.$S298];[.$U298])" office:value-type="float" office:value="0.00130387686821378">
            <text:p>0.00130387686821378</text:p>
          </table:table-cell>
          <table:table-cell table:formula="of:=MAX([.$S298];[.$U298])" office:value-type="float" office:value="0.00130913247400423">
            <text:p>0.00130913247400423</text:p>
          </table:table-cell>
        </table:table-row>
        <table:table-row table:style-name="ro1">
          <table:table-cell table:formula="of:=CONCATENATE([.B299];&quot;/&quot;;[.C299];&quot;/&quot;;[.D299])" office:value-type="string" office:string-value="ned/heracles/ngc4736_heracles.hans.fits.gz">
            <text:p>ned/heracles/ngc47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.hans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9]*(1-[.R299]/[.$E$2])/SQRT(1-([.R299]*[.R299])/([.$E$2]*[.$E$2]))+[.O299]" office:value-type="float" office:value="230766581304.728">
            <text:p>2.307665813047E+11</text:p>
          </table:table-cell>
          <table:table-cell table:formula="of:=[.$N299]*(1-[.Q299]/[.$E$2])/SQRT(1-([.Q299]*[.Q299])/([.$E$2]*[.$E$2]))+[.O299]" office:value-type="float" office:value="230302908838.574">
            <text:p>2.303029088386E+11</text:p>
          </table:table-cell>
          <table:table-cell table:formula="of:=[.$N299]*(1-[.P299]/[.$E$2])/SQRT(1-([.P299]*[.P299])/([.$E$2]*[.$E$2]))+[.O299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9]-([.G299]*[.H299])+[.H299]/2" office:value-type="float" office:value="909468.34077405">
            <text:p>909468.34077405</text:p>
          </table:table-cell>
          <table:table-cell table:formula="of:=[.P299]+([.I299]/2)*[.H299]" office:value-type="float" office:value="306081.03022645">
            <text:p>306081.03022645</text:p>
          </table:table-cell>
          <table:table-cell table:formula="of:=[.F299]+([.I299]-[.G299])*[.H299]+[.H299]/2" office:value-type="float" office:value="-297306.28032115">
            <text:p>-297306.28032115</text:p>
          </table:table-cell>
          <table:table-cell table:formula="of:=[.$E$2]/[.K299]" office:value-type="float" office:value="0.00130001492548806">
            <text:p>0.00130001492548806</text:p>
          </table:table-cell>
          <table:table-cell table:formula="of:=[.$E$2]/[.L299]" office:value-type="float" office:value="0.00130263226597055">
            <text:p>0.00130263226597055</text:p>
          </table:table-cell>
          <table:table-cell table:formula="of:=[.$E$2]/[.M299]" office:value-type="float" office:value="0.00130525488676017">
            <text:p>0.00130525488676017</text:p>
          </table:table-cell>
          <table:table-cell table:formula="of:=ABS([.H299]/([.L299]*(1+[.H299]/[.$E$2])))" office:value-type="float" office:value="0.0000000225863622965775">
            <text:p>0.0000000225863622965775</text:p>
          </table:table-cell>
          <table:table-cell table:formula="of:=MIN([.$S299];[.$U299])" office:value-type="float" office:value="0.00130001492548806">
            <text:p>0.00130001492548806</text:p>
          </table:table-cell>
          <table:table-cell table:formula="of:=MAX([.$S299];[.$U299])" office:value-type="float" office:value="0.00130525488676017">
            <text:p>0.00130525488676017</text:p>
          </table:table-cell>
        </table:table-row>
        <table:table-row table:style-name="ro1">
          <table:table-cell table:formula="of:=CONCATENATE([.B300];&quot;/&quot;;[.C300];&quot;/&quot;;[.D300])" office:value-type="string" office:string-value="ned/heracles/ngc4736_heracles_mom0.fits.gz">
            <text:p>ned/heracles/ngc47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mom0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0]*(1-[.R300]/[.$E$2])/SQRT(1-([.R300]*[.R300])/([.$E$2]*[.$E$2]))+[.O300]" office:value-type="float" office:value="230766581304.728">
            <text:p>2.307665813047E+11</text:p>
          </table:table-cell>
          <table:table-cell table:formula="of:=[.$N300]*(1-[.Q300]/[.$E$2])/SQRT(1-([.Q300]*[.Q300])/([.$E$2]*[.$E$2]))+[.O300]" office:value-type="float" office:value="230302908838.574">
            <text:p>2.303029088386E+11</text:p>
          </table:table-cell>
          <table:table-cell table:formula="of:=[.$N300]*(1-[.P300]/[.$E$2])/SQRT(1-([.P300]*[.P300])/([.$E$2]*[.$E$2]))+[.O300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0]-([.G300]*[.H300])+[.H300]/2" office:value-type="float" office:value="909468.34077405">
            <text:p>909468.34077405</text:p>
          </table:table-cell>
          <table:table-cell table:formula="of:=[.P300]+([.I300]/2)*[.H300]" office:value-type="float" office:value="306081.03022645">
            <text:p>306081.03022645</text:p>
          </table:table-cell>
          <table:table-cell table:formula="of:=[.F300]+([.I300]-[.G300])*[.H300]+[.H300]/2" office:value-type="float" office:value="-297306.28032115">
            <text:p>-297306.28032115</text:p>
          </table:table-cell>
          <table:table-cell table:formula="of:=[.$E$2]/[.K300]" office:value-type="float" office:value="0.00130001492548806">
            <text:p>0.00130001492548806</text:p>
          </table:table-cell>
          <table:table-cell table:formula="of:=[.$E$2]/[.L300]" office:value-type="float" office:value="0.00130263226597055">
            <text:p>0.00130263226597055</text:p>
          </table:table-cell>
          <table:table-cell table:formula="of:=[.$E$2]/[.M300]" office:value-type="float" office:value="0.00130525488676017">
            <text:p>0.00130525488676017</text:p>
          </table:table-cell>
          <table:table-cell table:formula="of:=ABS([.H300]/([.L300]*(1+[.H300]/[.$E$2])))" office:value-type="float" office:value="0.0000000225863622965775">
            <text:p>0.0000000225863622965775</text:p>
          </table:table-cell>
          <table:table-cell table:formula="of:=MIN([.$S300];[.$U300])" office:value-type="float" office:value="0.00130001492548806">
            <text:p>0.00130001492548806</text:p>
          </table:table-cell>
          <table:table-cell table:formula="of:=MAX([.$S300];[.$U300])" office:value-type="float" office:value="0.00130525488676017">
            <text:p>0.00130525488676017</text:p>
          </table:table-cell>
        </table:table-row>
        <table:table-row table:style-name="ro1">
          <table:table-cell table:formula="of:=CONCATENATE([.B301];&quot;/&quot;;[.C301];&quot;/&quot;;[.D301])" office:value-type="string" office:string-value="ned/heracles/ngc4736_heracles_emom0.fits.gz">
            <text:p>ned/heracles/ngc47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emom0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1]*(1-[.R301]/[.$E$2])/SQRT(1-([.R301]*[.R301])/([.$E$2]*[.$E$2]))+[.O301]" office:value-type="float" office:value="230766581304.728">
            <text:p>2.307665813047E+11</text:p>
          </table:table-cell>
          <table:table-cell table:formula="of:=[.$N301]*(1-[.Q301]/[.$E$2])/SQRT(1-([.Q301]*[.Q301])/([.$E$2]*[.$E$2]))+[.O301]" office:value-type="float" office:value="230302908838.574">
            <text:p>2.303029088386E+11</text:p>
          </table:table-cell>
          <table:table-cell table:formula="of:=[.$N301]*(1-[.P301]/[.$E$2])/SQRT(1-([.P301]*[.P301])/([.$E$2]*[.$E$2]))+[.O301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1]-([.G301]*[.H301])+[.H301]/2" office:value-type="float" office:value="909468.34077405">
            <text:p>909468.34077405</text:p>
          </table:table-cell>
          <table:table-cell table:formula="of:=[.P301]+([.I301]/2)*[.H301]" office:value-type="float" office:value="306081.03022645">
            <text:p>306081.03022645</text:p>
          </table:table-cell>
          <table:table-cell table:formula="of:=[.F301]+([.I301]-[.G301])*[.H301]+[.H301]/2" office:value-type="float" office:value="-297306.28032115">
            <text:p>-297306.28032115</text:p>
          </table:table-cell>
          <table:table-cell table:formula="of:=[.$E$2]/[.K301]" office:value-type="float" office:value="0.00130001492548806">
            <text:p>0.00130001492548806</text:p>
          </table:table-cell>
          <table:table-cell table:formula="of:=[.$E$2]/[.L301]" office:value-type="float" office:value="0.00130263226597055">
            <text:p>0.00130263226597055</text:p>
          </table:table-cell>
          <table:table-cell table:formula="of:=[.$E$2]/[.M301]" office:value-type="float" office:value="0.00130525488676017">
            <text:p>0.00130525488676017</text:p>
          </table:table-cell>
          <table:table-cell table:formula="of:=ABS([.H301]/([.L301]*(1+[.H301]/[.$E$2])))" office:value-type="float" office:value="0.0000000225863622965775">
            <text:p>0.0000000225863622965775</text:p>
          </table:table-cell>
          <table:table-cell table:formula="of:=MIN([.$S301];[.$U301])" office:value-type="float" office:value="0.00130001492548806">
            <text:p>0.00130001492548806</text:p>
          </table:table-cell>
          <table:table-cell table:formula="of:=MAX([.$S301];[.$U301])" office:value-type="float" office:value="0.00130525488676017">
            <text:p>0.00130525488676017</text:p>
          </table:table-cell>
        </table:table-row>
        <table:table-row table:style-name="ro1">
          <table:table-cell table:formula="of:=CONCATENATE([.B302];&quot;/&quot;;[.C302];&quot;/&quot;;[.D302])" office:value-type="string" office:string-value="ned/heracles/ngc4736_heracles_mom1.fits.gz">
            <text:p>ned/heracles/ngc47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mom1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2]*(1-[.R302]/[.$E$2])/SQRT(1-([.R302]*[.R302])/([.$E$2]*[.$E$2]))+[.O302]" office:value-type="float" office:value="230766581304.728">
            <text:p>2.307665813047E+11</text:p>
          </table:table-cell>
          <table:table-cell table:formula="of:=[.$N302]*(1-[.Q302]/[.$E$2])/SQRT(1-([.Q302]*[.Q302])/([.$E$2]*[.$E$2]))+[.O302]" office:value-type="float" office:value="230302908838.574">
            <text:p>2.303029088386E+11</text:p>
          </table:table-cell>
          <table:table-cell table:formula="of:=[.$N302]*(1-[.P302]/[.$E$2])/SQRT(1-([.P302]*[.P302])/([.$E$2]*[.$E$2]))+[.O302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2]-([.G302]*[.H302])+[.H302]/2" office:value-type="float" office:value="909468.34077405">
            <text:p>909468.34077405</text:p>
          </table:table-cell>
          <table:table-cell table:formula="of:=[.P302]+([.I302]/2)*[.H302]" office:value-type="float" office:value="306081.03022645">
            <text:p>306081.03022645</text:p>
          </table:table-cell>
          <table:table-cell table:formula="of:=[.F302]+([.I302]-[.G302])*[.H302]+[.H302]/2" office:value-type="float" office:value="-297306.28032115">
            <text:p>-297306.28032115</text:p>
          </table:table-cell>
          <table:table-cell table:formula="of:=[.$E$2]/[.K302]" office:value-type="float" office:value="0.00130001492548806">
            <text:p>0.00130001492548806</text:p>
          </table:table-cell>
          <table:table-cell table:formula="of:=[.$E$2]/[.L302]" office:value-type="float" office:value="0.00130263226597055">
            <text:p>0.00130263226597055</text:p>
          </table:table-cell>
          <table:table-cell table:formula="of:=[.$E$2]/[.M302]" office:value-type="float" office:value="0.00130525488676017">
            <text:p>0.00130525488676017</text:p>
          </table:table-cell>
          <table:table-cell table:formula="of:=ABS([.H302]/([.L302]*(1+[.H302]/[.$E$2])))" office:value-type="float" office:value="0.0000000225863622965775">
            <text:p>0.0000000225863622965775</text:p>
          </table:table-cell>
          <table:table-cell table:formula="of:=MIN([.$S302];[.$U302])" office:value-type="float" office:value="0.00130001492548806">
            <text:p>0.00130001492548806</text:p>
          </table:table-cell>
          <table:table-cell table:formula="of:=MAX([.$S302];[.$U302])" office:value-type="float" office:value="0.00130525488676017">
            <text:p>0.00130525488676017</text:p>
          </table:table-cell>
        </table:table-row>
        <table:table-row table:style-name="ro1">
          <table:table-cell table:formula="of:=CONCATENATE([.B303];&quot;/&quot;;[.C303];&quot;/&quot;;[.D303])" office:value-type="string" office:string-value="ned/heracles/ngc5055_heracles.hans.fits.gz">
            <text:p>ned/heracles/ngc505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.hans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3]*(1-[.R303]/[.$E$2])/SQRT(1-([.R303]*[.R303])/([.$E$2]*[.$E$2]))+[.O303]" office:value-type="float" office:value="230618569671.731">
            <text:p>2.306185696717E+11</text:p>
          </table:table-cell>
          <table:table-cell table:formula="of:=[.$N303]*(1-[.Q303]/[.$E$2])/SQRT(1-([.Q303]*[.Q303])/([.$E$2]*[.$E$2]))+[.O303]" office:value-type="float" office:value="230155194401.731">
            <text:p>2.301551944017E+11</text:p>
          </table:table-cell>
          <table:table-cell table:formula="of:=[.$N303]*(1-[.P303]/[.$E$2])/SQRT(1-([.P303]*[.P303])/([.$E$2]*[.$E$2]))+[.O303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3]-([.G303]*[.H303])+[.H303]/2" office:value-type="float" office:value="1101947.31353305">
            <text:p>1101947.31353305</text:p>
          </table:table-cell>
          <table:table-cell table:formula="of:=[.P303]+([.I303]/2)*[.H303]" office:value-type="float" office:value="498560.00298545">
            <text:p>498560.00298545</text:p>
          </table:table-cell>
          <table:table-cell table:formula="of:=[.F303]+([.I303]-[.G303])*[.H303]+[.H303]/2" office:value-type="float" office:value="-104827.30756215">
            <text:p>-104827.30756215</text:p>
          </table:table-cell>
          <table:table-cell table:formula="of:=[.$E$2]/[.K303]" office:value-type="float" office:value="0.00130084927864668">
            <text:p>0.00130084927864668</text:p>
          </table:table-cell>
          <table:table-cell table:formula="of:=[.$E$2]/[.L303]" office:value-type="float" office:value="0.00130346830007389">
            <text:p>0.00130346830007389</text:p>
          </table:table-cell>
          <table:table-cell table:formula="of:=[.$E$2]/[.M303]" office:value-type="float" office:value="0.00130609261198158">
            <text:p>0.00130609261198158</text:p>
          </table:table-cell>
          <table:table-cell table:formula="of:=ABS([.H303]/([.L303]*(1+[.H303]/[.$E$2])))" office:value-type="float" office:value="0.0000000226008583056536">
            <text:p>0.0000000226008583056536</text:p>
          </table:table-cell>
          <table:table-cell table:formula="of:=MIN([.$S303];[.$U303])" office:value-type="float" office:value="0.00130084927864668">
            <text:p>0.00130084927864668</text:p>
          </table:table-cell>
          <table:table-cell table:formula="of:=MAX([.$S303];[.$U303])" office:value-type="float" office:value="0.00130609261198158">
            <text:p>0.00130609261198158</text:p>
          </table:table-cell>
        </table:table-row>
        <table:table-row table:style-name="ro1">
          <table:table-cell table:formula="of:=CONCATENATE([.B304];&quot;/&quot;;[.C304];&quot;/&quot;;[.D304])" office:value-type="string" office:string-value="ned/heracles/ngc5055_heracles_mom0.fits.gz">
            <text:p>ned/heracles/ngc505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mom0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4]*(1-[.R304]/[.$E$2])/SQRT(1-([.R304]*[.R304])/([.$E$2]*[.$E$2]))+[.O304]" office:value-type="float" office:value="230618569671.731">
            <text:p>2.306185696717E+11</text:p>
          </table:table-cell>
          <table:table-cell table:formula="of:=[.$N304]*(1-[.Q304]/[.$E$2])/SQRT(1-([.Q304]*[.Q304])/([.$E$2]*[.$E$2]))+[.O304]" office:value-type="float" office:value="230155194401.731">
            <text:p>2.301551944017E+11</text:p>
          </table:table-cell>
          <table:table-cell table:formula="of:=[.$N304]*(1-[.P304]/[.$E$2])/SQRT(1-([.P304]*[.P304])/([.$E$2]*[.$E$2]))+[.O304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4]-([.G304]*[.H304])+[.H304]/2" office:value-type="float" office:value="1101947.31353305">
            <text:p>1101947.31353305</text:p>
          </table:table-cell>
          <table:table-cell table:formula="of:=[.P304]+([.I304]/2)*[.H304]" office:value-type="float" office:value="498560.00298545">
            <text:p>498560.00298545</text:p>
          </table:table-cell>
          <table:table-cell table:formula="of:=[.F304]+([.I304]-[.G304])*[.H304]+[.H304]/2" office:value-type="float" office:value="-104827.30756215">
            <text:p>-104827.30756215</text:p>
          </table:table-cell>
          <table:table-cell table:formula="of:=[.$E$2]/[.K304]" office:value-type="float" office:value="0.00130084927864668">
            <text:p>0.00130084927864668</text:p>
          </table:table-cell>
          <table:table-cell table:formula="of:=[.$E$2]/[.L304]" office:value-type="float" office:value="0.00130346830007389">
            <text:p>0.00130346830007389</text:p>
          </table:table-cell>
          <table:table-cell table:formula="of:=[.$E$2]/[.M304]" office:value-type="float" office:value="0.00130609261198158">
            <text:p>0.00130609261198158</text:p>
          </table:table-cell>
          <table:table-cell table:formula="of:=ABS([.H304]/([.L304]*(1+[.H304]/[.$E$2])))" office:value-type="float" office:value="0.0000000226008583056536">
            <text:p>0.0000000226008583056536</text:p>
          </table:table-cell>
          <table:table-cell table:formula="of:=MIN([.$S304];[.$U304])" office:value-type="float" office:value="0.00130084927864668">
            <text:p>0.00130084927864668</text:p>
          </table:table-cell>
          <table:table-cell table:formula="of:=MAX([.$S304];[.$U304])" office:value-type="float" office:value="0.00130609261198158">
            <text:p>0.00130609261198158</text:p>
          </table:table-cell>
        </table:table-row>
        <table:table-row table:style-name="ro1">
          <table:table-cell table:formula="of:=CONCATENATE([.B305];&quot;/&quot;;[.C305];&quot;/&quot;;[.D305])" office:value-type="string" office:string-value="ned/heracles/ngc5055_heracles_emom0.fits.gz">
            <text:p>ned/heracles/ngc505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emom0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5]*(1-[.R305]/[.$E$2])/SQRT(1-([.R305]*[.R305])/([.$E$2]*[.$E$2]))+[.O305]" office:value-type="float" office:value="230618569671.731">
            <text:p>2.306185696717E+11</text:p>
          </table:table-cell>
          <table:table-cell table:formula="of:=[.$N305]*(1-[.Q305]/[.$E$2])/SQRT(1-([.Q305]*[.Q305])/([.$E$2]*[.$E$2]))+[.O305]" office:value-type="float" office:value="230155194401.731">
            <text:p>2.301551944017E+11</text:p>
          </table:table-cell>
          <table:table-cell table:formula="of:=[.$N305]*(1-[.P305]/[.$E$2])/SQRT(1-([.P305]*[.P305])/([.$E$2]*[.$E$2]))+[.O305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5]-([.G305]*[.H305])+[.H305]/2" office:value-type="float" office:value="1101947.31353305">
            <text:p>1101947.31353305</text:p>
          </table:table-cell>
          <table:table-cell table:formula="of:=[.P305]+([.I305]/2)*[.H305]" office:value-type="float" office:value="498560.00298545">
            <text:p>498560.00298545</text:p>
          </table:table-cell>
          <table:table-cell table:formula="of:=[.F305]+([.I305]-[.G305])*[.H305]+[.H305]/2" office:value-type="float" office:value="-104827.30756215">
            <text:p>-104827.30756215</text:p>
          </table:table-cell>
          <table:table-cell table:formula="of:=[.$E$2]/[.K305]" office:value-type="float" office:value="0.00130084927864668">
            <text:p>0.00130084927864668</text:p>
          </table:table-cell>
          <table:table-cell table:formula="of:=[.$E$2]/[.L305]" office:value-type="float" office:value="0.00130346830007389">
            <text:p>0.00130346830007389</text:p>
          </table:table-cell>
          <table:table-cell table:formula="of:=[.$E$2]/[.M305]" office:value-type="float" office:value="0.00130609261198158">
            <text:p>0.00130609261198158</text:p>
          </table:table-cell>
          <table:table-cell table:formula="of:=ABS([.H305]/([.L305]*(1+[.H305]/[.$E$2])))" office:value-type="float" office:value="0.0000000226008583056536">
            <text:p>0.0000000226008583056536</text:p>
          </table:table-cell>
          <table:table-cell table:formula="of:=MIN([.$S305];[.$U305])" office:value-type="float" office:value="0.00130084927864668">
            <text:p>0.00130084927864668</text:p>
          </table:table-cell>
          <table:table-cell table:formula="of:=MAX([.$S305];[.$U305])" office:value-type="float" office:value="0.00130609261198158">
            <text:p>0.00130609261198158</text:p>
          </table:table-cell>
        </table:table-row>
        <table:table-row table:style-name="ro1">
          <table:table-cell table:formula="of:=CONCATENATE([.B306];&quot;/&quot;;[.C306];&quot;/&quot;;[.D306])" office:value-type="string" office:string-value="ned/heracles/ngc5055_heracles_mom1.fits.gz">
            <text:p>ned/heracles/ngc505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mom1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6]*(1-[.R306]/[.$E$2])/SQRT(1-([.R306]*[.R306])/([.$E$2]*[.$E$2]))+[.O306]" office:value-type="float" office:value="230618569671.731">
            <text:p>2.306185696717E+11</text:p>
          </table:table-cell>
          <table:table-cell table:formula="of:=[.$N306]*(1-[.Q306]/[.$E$2])/SQRT(1-([.Q306]*[.Q306])/([.$E$2]*[.$E$2]))+[.O306]" office:value-type="float" office:value="230155194401.731">
            <text:p>2.301551944017E+11</text:p>
          </table:table-cell>
          <table:table-cell table:formula="of:=[.$N306]*(1-[.P306]/[.$E$2])/SQRT(1-([.P306]*[.P306])/([.$E$2]*[.$E$2]))+[.O306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6]-([.G306]*[.H306])+[.H306]/2" office:value-type="float" office:value="1101947.31353305">
            <text:p>1101947.31353305</text:p>
          </table:table-cell>
          <table:table-cell table:formula="of:=[.P306]+([.I306]/2)*[.H306]" office:value-type="float" office:value="498560.00298545">
            <text:p>498560.00298545</text:p>
          </table:table-cell>
          <table:table-cell table:formula="of:=[.F306]+([.I306]-[.G306])*[.H306]+[.H306]/2" office:value-type="float" office:value="-104827.30756215">
            <text:p>-104827.30756215</text:p>
          </table:table-cell>
          <table:table-cell table:formula="of:=[.$E$2]/[.K306]" office:value-type="float" office:value="0.00130084927864668">
            <text:p>0.00130084927864668</text:p>
          </table:table-cell>
          <table:table-cell table:formula="of:=[.$E$2]/[.L306]" office:value-type="float" office:value="0.00130346830007389">
            <text:p>0.00130346830007389</text:p>
          </table:table-cell>
          <table:table-cell table:formula="of:=[.$E$2]/[.M306]" office:value-type="float" office:value="0.00130609261198158">
            <text:p>0.00130609261198158</text:p>
          </table:table-cell>
          <table:table-cell table:formula="of:=ABS([.H306]/([.L306]*(1+[.H306]/[.$E$2])))" office:value-type="float" office:value="0.0000000226008583056536">
            <text:p>0.0000000226008583056536</text:p>
          </table:table-cell>
          <table:table-cell table:formula="of:=MIN([.$S306];[.$U306])" office:value-type="float" office:value="0.00130084927864668">
            <text:p>0.00130084927864668</text:p>
          </table:table-cell>
          <table:table-cell table:formula="of:=MAX([.$S306];[.$U306])" office:value-type="float" office:value="0.00130609261198158">
            <text:p>0.00130609261198158</text:p>
          </table:table-cell>
        </table:table-row>
        <table:table-row table:style-name="ro1">
          <table:table-cell table:formula="of:=CONCATENATE([.B307];&quot;/&quot;;[.C307];&quot;/&quot;;[.D307])" office:value-type="string" office:string-value="ned/heracles/ngc5194_heracles.hans.fits.gz">
            <text:p>ned/heracles/ngc519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.hans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7]*(1-[.R307]/[.$E$2])/SQRT(1-([.R307]*[.R307])/([.$E$2]*[.$E$2]))+[.O307]" office:value-type="float" office:value="230850301635.605">
            <text:p>2.308503016356E+11</text:p>
          </table:table-cell>
          <table:table-cell table:formula="of:=[.$N307]*(1-[.Q307]/[.$E$2])/SQRT(1-([.Q307]*[.Q307])/([.$E$2]*[.$E$2]))+[.O307]" office:value-type="float" office:value="230386458895.732">
            <text:p>2.303864588957E+11</text:p>
          </table:table-cell>
          <table:table-cell table:formula="of:=[.$N307]*(1-[.P307]/[.$E$2])/SQRT(1-([.P307]*[.P307])/([.$E$2]*[.$E$2]))+[.O307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7]-([.G307]*[.H307])+[.H307]/2" office:value-type="float" office:value="800655.76072852">
            <text:p>800655.76072852</text:p>
          </table:table-cell>
          <table:table-cell table:formula="of:=[.P307]+([.I307]/2)*[.H307]" office:value-type="float" office:value="197265.84471188">
            <text:p>197265.84471188</text:p>
          </table:table-cell>
          <table:table-cell table:formula="of:=[.F307]+([.I307]-[.G307])*[.H307]+[.H307]/2" office:value-type="float" office:value="-406124.07130476">
            <text:p>-406124.07130476</text:p>
          </table:table-cell>
          <table:table-cell table:formula="of:=[.$E$2]/[.K307]" office:value-type="float" office:value="0.00129954346117142">
            <text:p>0.00129954346117142</text:p>
          </table:table-cell>
          <table:table-cell table:formula="of:=[.$E$2]/[.L307]" office:value-type="float" office:value="0.00130215986407332">
            <text:p>0.00130215986407332</text:p>
          </table:table-cell>
          <table:table-cell table:formula="of:=[.$E$2]/[.M307]" office:value-type="float" office:value="0.00130478154158523">
            <text:p>0.00130478154158523</text:p>
          </table:table-cell>
          <table:table-cell table:formula="of:=ABS([.H307]/([.L307]*(1+[.H307]/[.$E$2])))" office:value-type="float" office:value="0.0000000225782688081368">
            <text:p>0.0000000225782688081368</text:p>
          </table:table-cell>
          <table:table-cell table:formula="of:=MIN([.$S307];[.$U307])" office:value-type="float" office:value="0.00129954346117142">
            <text:p>0.00129954346117142</text:p>
          </table:table-cell>
          <table:table-cell table:formula="of:=MAX([.$S307];[.$U307])" office:value-type="float" office:value="0.00130478154158523">
            <text:p>0.00130478154158523</text:p>
          </table:table-cell>
        </table:table-row>
        <table:table-row table:style-name="ro1">
          <table:table-cell table:formula="of:=CONCATENATE([.B308];&quot;/&quot;;[.C308];&quot;/&quot;;[.D308])" office:value-type="string" office:string-value="ned/heracles/ngc5194_heracles_mom0.fits.gz">
            <text:p>ned/heracles/ngc519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mom0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8]*(1-[.R308]/[.$E$2])/SQRT(1-([.R308]*[.R308])/([.$E$2]*[.$E$2]))+[.O308]" office:value-type="float" office:value="230850301635.605">
            <text:p>2.308503016356E+11</text:p>
          </table:table-cell>
          <table:table-cell table:formula="of:=[.$N308]*(1-[.Q308]/[.$E$2])/SQRT(1-([.Q308]*[.Q308])/([.$E$2]*[.$E$2]))+[.O308]" office:value-type="float" office:value="230386458895.732">
            <text:p>2.303864588957E+11</text:p>
          </table:table-cell>
          <table:table-cell table:formula="of:=[.$N308]*(1-[.P308]/[.$E$2])/SQRT(1-([.P308]*[.P308])/([.$E$2]*[.$E$2]))+[.O308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8]-([.G308]*[.H308])+[.H308]/2" office:value-type="float" office:value="800655.76072852">
            <text:p>800655.76072852</text:p>
          </table:table-cell>
          <table:table-cell table:formula="of:=[.P308]+([.I308]/2)*[.H308]" office:value-type="float" office:value="197265.84471188">
            <text:p>197265.84471188</text:p>
          </table:table-cell>
          <table:table-cell table:formula="of:=[.F308]+([.I308]-[.G308])*[.H308]+[.H308]/2" office:value-type="float" office:value="-406124.07130476">
            <text:p>-406124.07130476</text:p>
          </table:table-cell>
          <table:table-cell table:formula="of:=[.$E$2]/[.K308]" office:value-type="float" office:value="0.00129954346117142">
            <text:p>0.00129954346117142</text:p>
          </table:table-cell>
          <table:table-cell table:formula="of:=[.$E$2]/[.L308]" office:value-type="float" office:value="0.00130215986407332">
            <text:p>0.00130215986407332</text:p>
          </table:table-cell>
          <table:table-cell table:formula="of:=[.$E$2]/[.M308]" office:value-type="float" office:value="0.00130478154158523">
            <text:p>0.00130478154158523</text:p>
          </table:table-cell>
          <table:table-cell table:formula="of:=ABS([.H308]/([.L308]*(1+[.H308]/[.$E$2])))" office:value-type="float" office:value="0.0000000225782688081368">
            <text:p>0.0000000225782688081368</text:p>
          </table:table-cell>
          <table:table-cell table:formula="of:=MIN([.$S308];[.$U308])" office:value-type="float" office:value="0.00129954346117142">
            <text:p>0.00129954346117142</text:p>
          </table:table-cell>
          <table:table-cell table:formula="of:=MAX([.$S308];[.$U308])" office:value-type="float" office:value="0.00130478154158523">
            <text:p>0.00130478154158523</text:p>
          </table:table-cell>
        </table:table-row>
        <table:table-row table:style-name="ro1">
          <table:table-cell table:formula="of:=CONCATENATE([.B309];&quot;/&quot;;[.C309];&quot;/&quot;;[.D309])" office:value-type="string" office:string-value="ned/heracles/ngc5194_heracles_emom0.fits.gz">
            <text:p>ned/heracles/ngc519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emom0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9]*(1-[.R309]/[.$E$2])/SQRT(1-([.R309]*[.R309])/([.$E$2]*[.$E$2]))+[.O309]" office:value-type="float" office:value="230850301635.605">
            <text:p>2.308503016356E+11</text:p>
          </table:table-cell>
          <table:table-cell table:formula="of:=[.$N309]*(1-[.Q309]/[.$E$2])/SQRT(1-([.Q309]*[.Q309])/([.$E$2]*[.$E$2]))+[.O309]" office:value-type="float" office:value="230386458895.732">
            <text:p>2.303864588957E+11</text:p>
          </table:table-cell>
          <table:table-cell table:formula="of:=[.$N309]*(1-[.P309]/[.$E$2])/SQRT(1-([.P309]*[.P309])/([.$E$2]*[.$E$2]))+[.O309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9]-([.G309]*[.H309])+[.H309]/2" office:value-type="float" office:value="800655.76072852">
            <text:p>800655.76072852</text:p>
          </table:table-cell>
          <table:table-cell table:formula="of:=[.P309]+([.I309]/2)*[.H309]" office:value-type="float" office:value="197265.84471188">
            <text:p>197265.84471188</text:p>
          </table:table-cell>
          <table:table-cell table:formula="of:=[.F309]+([.I309]-[.G309])*[.H309]+[.H309]/2" office:value-type="float" office:value="-406124.07130476">
            <text:p>-406124.07130476</text:p>
          </table:table-cell>
          <table:table-cell table:formula="of:=[.$E$2]/[.K309]" office:value-type="float" office:value="0.00129954346117142">
            <text:p>0.00129954346117142</text:p>
          </table:table-cell>
          <table:table-cell table:formula="of:=[.$E$2]/[.L309]" office:value-type="float" office:value="0.00130215986407332">
            <text:p>0.00130215986407332</text:p>
          </table:table-cell>
          <table:table-cell table:formula="of:=[.$E$2]/[.M309]" office:value-type="float" office:value="0.00130478154158523">
            <text:p>0.00130478154158523</text:p>
          </table:table-cell>
          <table:table-cell table:formula="of:=ABS([.H309]/([.L309]*(1+[.H309]/[.$E$2])))" office:value-type="float" office:value="0.0000000225782688081368">
            <text:p>0.0000000225782688081368</text:p>
          </table:table-cell>
          <table:table-cell table:formula="of:=MIN([.$S309];[.$U309])" office:value-type="float" office:value="0.00129954346117142">
            <text:p>0.00129954346117142</text:p>
          </table:table-cell>
          <table:table-cell table:formula="of:=MAX([.$S309];[.$U309])" office:value-type="float" office:value="0.00130478154158523">
            <text:p>0.00130478154158523</text:p>
          </table:table-cell>
        </table:table-row>
        <table:table-row table:style-name="ro1">
          <table:table-cell table:formula="of:=CONCATENATE([.B310];&quot;/&quot;;[.C310];&quot;/&quot;;[.D310])" office:value-type="string" office:string-value="ned/heracles/ngc5194_heracles_mom1.fits.gz">
            <text:p>ned/heracles/ngc519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mom1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10]*(1-[.R310]/[.$E$2])/SQRT(1-([.R310]*[.R310])/([.$E$2]*[.$E$2]))+[.O310]" office:value-type="float" office:value="230850301635.605">
            <text:p>2.308503016356E+11</text:p>
          </table:table-cell>
          <table:table-cell table:formula="of:=[.$N310]*(1-[.Q310]/[.$E$2])/SQRT(1-([.Q310]*[.Q310])/([.$E$2]*[.$E$2]))+[.O310]" office:value-type="float" office:value="230386458895.732">
            <text:p>2.303864588957E+11</text:p>
          </table:table-cell>
          <table:table-cell table:formula="of:=[.$N310]*(1-[.P310]/[.$E$2])/SQRT(1-([.P310]*[.P310])/([.$E$2]*[.$E$2]))+[.O310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0]-([.G310]*[.H310])+[.H310]/2" office:value-type="float" office:value="800655.76072852">
            <text:p>800655.76072852</text:p>
          </table:table-cell>
          <table:table-cell table:formula="of:=[.P310]+([.I310]/2)*[.H310]" office:value-type="float" office:value="197265.84471188">
            <text:p>197265.84471188</text:p>
          </table:table-cell>
          <table:table-cell table:formula="of:=[.F310]+([.I310]-[.G310])*[.H310]+[.H310]/2" office:value-type="float" office:value="-406124.07130476">
            <text:p>-406124.07130476</text:p>
          </table:table-cell>
          <table:table-cell table:formula="of:=[.$E$2]/[.K310]" office:value-type="float" office:value="0.00129954346117142">
            <text:p>0.00129954346117142</text:p>
          </table:table-cell>
          <table:table-cell table:formula="of:=[.$E$2]/[.L310]" office:value-type="float" office:value="0.00130215986407332">
            <text:p>0.00130215986407332</text:p>
          </table:table-cell>
          <table:table-cell table:formula="of:=[.$E$2]/[.M310]" office:value-type="float" office:value="0.00130478154158523">
            <text:p>0.00130478154158523</text:p>
          </table:table-cell>
          <table:table-cell table:formula="of:=ABS([.H310]/([.L310]*(1+[.H310]/[.$E$2])))" office:value-type="float" office:value="0.0000000225782688081368">
            <text:p>0.0000000225782688081368</text:p>
          </table:table-cell>
          <table:table-cell table:formula="of:=MIN([.$S310];[.$U310])" office:value-type="float" office:value="0.00129954346117142">
            <text:p>0.00129954346117142</text:p>
          </table:table-cell>
          <table:table-cell table:formula="of:=MAX([.$S310];[.$U310])" office:value-type="float" office:value="0.00130478154158523">
            <text:p>0.00130478154158523</text:p>
          </table:table-cell>
        </table:table-row>
        <table:table-row table:style-name="ro1">
          <table:table-cell table:formula="of:=CONCATENATE([.B311];&quot;/&quot;;[.C311];&quot;/&quot;;[.D311])" office:value-type="string" office:string-value="ned/heracles/ngc5457_heracles.hans.fits.gz">
            <text:p>ned/heracles/ngc545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.hans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1]*(1-[.R311]/[.$E$2])/SQRT(1-([.R311]*[.R311])/([.$E$2]*[.$E$2]))+[.O311]" office:value-type="float" office:value="230818798537.087">
            <text:p>2.308187985371E+11</text:p>
          </table:table-cell>
          <table:table-cell table:formula="of:=[.$N311]*(1-[.Q311]/[.$E$2])/SQRT(1-([.Q311]*[.Q311])/([.$E$2]*[.$E$2]))+[.O311]" office:value-type="float" office:value="230355021131.742">
            <text:p>2.303550211317E+11</text:p>
          </table:table-cell>
          <table:table-cell table:formula="of:=[.$N311]*(1-[.P311]/[.$E$2])/SQRT(1-([.P311]*[.P311])/([.$E$2]*[.$E$2]))+[.O311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1]-([.G311]*[.H311])+[.H311]/2" office:value-type="float" office:value="841592.92143105">
            <text:p>841592.92143105</text:p>
          </table:table-cell>
          <table:table-cell table:formula="of:=[.P311]+([.I311]/2)*[.H311]" office:value-type="float" office:value="238205.61088345">
            <text:p>238205.61088345</text:p>
          </table:table-cell>
          <table:table-cell table:formula="of:=[.F311]+([.I311]-[.G311])*[.H311]+[.H311]/2" office:value-type="float" office:value="-365181.69966415">
            <text:p>-365181.69966415</text:p>
          </table:table-cell>
          <table:table-cell table:formula="of:=[.$E$2]/[.K311]" office:value-type="float" office:value="0.00129972082820541">
            <text:p>0.00129972082820541</text:p>
          </table:table-cell>
          <table:table-cell table:formula="of:=[.$E$2]/[.L311]" office:value-type="float" office:value="0.00130233757669397">
            <text:p>0.00130233757669397</text:p>
          </table:table-cell>
          <table:table-cell table:formula="of:=[.$E$2]/[.M311]" office:value-type="float" office:value="0.00130495960190682">
            <text:p>0.00130495960190682</text:p>
          </table:table-cell>
          <table:table-cell table:formula="of:=ABS([.H311]/([.L311]*(1+[.H311]/[.$E$2])))" office:value-type="float" office:value="0.0000000225812526743612">
            <text:p>0.0000000225812526743612</text:p>
          </table:table-cell>
          <table:table-cell table:formula="of:=MIN([.$S311];[.$U311])" office:value-type="float" office:value="0.00129972082820541">
            <text:p>0.00129972082820541</text:p>
          </table:table-cell>
          <table:table-cell table:formula="of:=MAX([.$S311];[.$U311])" office:value-type="float" office:value="0.00130495960190682">
            <text:p>0.00130495960190682</text:p>
          </table:table-cell>
        </table:table-row>
        <table:table-row table:style-name="ro1">
          <table:table-cell table:formula="of:=CONCATENATE([.B312];&quot;/&quot;;[.C312];&quot;/&quot;;[.D312])" office:value-type="string" office:string-value="ned/heracles/ngc5457_heracles_mom0.fits.gz">
            <text:p>ned/heracles/ngc545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mom0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2]*(1-[.R312]/[.$E$2])/SQRT(1-([.R312]*[.R312])/([.$E$2]*[.$E$2]))+[.O312]" office:value-type="float" office:value="230818798537.087">
            <text:p>2.308187985371E+11</text:p>
          </table:table-cell>
          <table:table-cell table:formula="of:=[.$N312]*(1-[.Q312]/[.$E$2])/SQRT(1-([.Q312]*[.Q312])/([.$E$2]*[.$E$2]))+[.O312]" office:value-type="float" office:value="230355021131.742">
            <text:p>2.303550211317E+11</text:p>
          </table:table-cell>
          <table:table-cell table:formula="of:=[.$N312]*(1-[.P312]/[.$E$2])/SQRT(1-([.P312]*[.P312])/([.$E$2]*[.$E$2]))+[.O312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2]-([.G312]*[.H312])+[.H312]/2" office:value-type="float" office:value="841592.92143105">
            <text:p>841592.92143105</text:p>
          </table:table-cell>
          <table:table-cell table:formula="of:=[.P312]+([.I312]/2)*[.H312]" office:value-type="float" office:value="238205.61088345">
            <text:p>238205.61088345</text:p>
          </table:table-cell>
          <table:table-cell table:formula="of:=[.F312]+([.I312]-[.G312])*[.H312]+[.H312]/2" office:value-type="float" office:value="-365181.69966415">
            <text:p>-365181.69966415</text:p>
          </table:table-cell>
          <table:table-cell table:formula="of:=[.$E$2]/[.K312]" office:value-type="float" office:value="0.00129972082820541">
            <text:p>0.00129972082820541</text:p>
          </table:table-cell>
          <table:table-cell table:formula="of:=[.$E$2]/[.L312]" office:value-type="float" office:value="0.00130233757669397">
            <text:p>0.00130233757669397</text:p>
          </table:table-cell>
          <table:table-cell table:formula="of:=[.$E$2]/[.M312]" office:value-type="float" office:value="0.00130495960190682">
            <text:p>0.00130495960190682</text:p>
          </table:table-cell>
          <table:table-cell table:formula="of:=ABS([.H312]/([.L312]*(1+[.H312]/[.$E$2])))" office:value-type="float" office:value="0.0000000225812526743612">
            <text:p>0.0000000225812526743612</text:p>
          </table:table-cell>
          <table:table-cell table:formula="of:=MIN([.$S312];[.$U312])" office:value-type="float" office:value="0.00129972082820541">
            <text:p>0.00129972082820541</text:p>
          </table:table-cell>
          <table:table-cell table:formula="of:=MAX([.$S312];[.$U312])" office:value-type="float" office:value="0.00130495960190682">
            <text:p>0.00130495960190682</text:p>
          </table:table-cell>
        </table:table-row>
        <table:table-row table:style-name="ro1">
          <table:table-cell table:formula="of:=CONCATENATE([.B313];&quot;/&quot;;[.C313];&quot;/&quot;;[.D313])" office:value-type="string" office:string-value="ned/heracles/ngc5457_heracles_emom0.fits.gz">
            <text:p>ned/heracles/ngc545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emom0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3]*(1-[.R313]/[.$E$2])/SQRT(1-([.R313]*[.R313])/([.$E$2]*[.$E$2]))+[.O313]" office:value-type="float" office:value="230818798537.087">
            <text:p>2.308187985371E+11</text:p>
          </table:table-cell>
          <table:table-cell table:formula="of:=[.$N313]*(1-[.Q313]/[.$E$2])/SQRT(1-([.Q313]*[.Q313])/([.$E$2]*[.$E$2]))+[.O313]" office:value-type="float" office:value="230355021131.742">
            <text:p>2.303550211317E+11</text:p>
          </table:table-cell>
          <table:table-cell table:formula="of:=[.$N313]*(1-[.P313]/[.$E$2])/SQRT(1-([.P313]*[.P313])/([.$E$2]*[.$E$2]))+[.O313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3]-([.G313]*[.H313])+[.H313]/2" office:value-type="float" office:value="841592.92143105">
            <text:p>841592.92143105</text:p>
          </table:table-cell>
          <table:table-cell table:formula="of:=[.P313]+([.I313]/2)*[.H313]" office:value-type="float" office:value="238205.61088345">
            <text:p>238205.61088345</text:p>
          </table:table-cell>
          <table:table-cell table:formula="of:=[.F313]+([.I313]-[.G313])*[.H313]+[.H313]/2" office:value-type="float" office:value="-365181.69966415">
            <text:p>-365181.69966415</text:p>
          </table:table-cell>
          <table:table-cell table:formula="of:=[.$E$2]/[.K313]" office:value-type="float" office:value="0.00129972082820541">
            <text:p>0.00129972082820541</text:p>
          </table:table-cell>
          <table:table-cell table:formula="of:=[.$E$2]/[.L313]" office:value-type="float" office:value="0.00130233757669397">
            <text:p>0.00130233757669397</text:p>
          </table:table-cell>
          <table:table-cell table:formula="of:=[.$E$2]/[.M313]" office:value-type="float" office:value="0.00130495960190682">
            <text:p>0.00130495960190682</text:p>
          </table:table-cell>
          <table:table-cell table:formula="of:=ABS([.H313]/([.L313]*(1+[.H313]/[.$E$2])))" office:value-type="float" office:value="0.0000000225812526743612">
            <text:p>0.0000000225812526743612</text:p>
          </table:table-cell>
          <table:table-cell table:formula="of:=MIN([.$S313];[.$U313])" office:value-type="float" office:value="0.00129972082820541">
            <text:p>0.00129972082820541</text:p>
          </table:table-cell>
          <table:table-cell table:formula="of:=MAX([.$S313];[.$U313])" office:value-type="float" office:value="0.00130495960190682">
            <text:p>0.00130495960190682</text:p>
          </table:table-cell>
        </table:table-row>
        <table:table-row table:style-name="ro1">
          <table:table-cell table:formula="of:=CONCATENATE([.B314];&quot;/&quot;;[.C314];&quot;/&quot;;[.D314])" office:value-type="string" office:string-value="ned/heracles/ngc5457_heracles_mom1.fits.gz">
            <text:p>ned/heracles/ngc545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mom1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4]*(1-[.R314]/[.$E$2])/SQRT(1-([.R314]*[.R314])/([.$E$2]*[.$E$2]))+[.O314]" office:value-type="float" office:value="230818798537.087">
            <text:p>2.308187985371E+11</text:p>
          </table:table-cell>
          <table:table-cell table:formula="of:=[.$N314]*(1-[.Q314]/[.$E$2])/SQRT(1-([.Q314]*[.Q314])/([.$E$2]*[.$E$2]))+[.O314]" office:value-type="float" office:value="230355021131.742">
            <text:p>2.303550211317E+11</text:p>
          </table:table-cell>
          <table:table-cell table:formula="of:=[.$N314]*(1-[.P314]/[.$E$2])/SQRT(1-([.P314]*[.P314])/([.$E$2]*[.$E$2]))+[.O314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4]-([.G314]*[.H314])+[.H314]/2" office:value-type="float" office:value="841592.92143105">
            <text:p>841592.92143105</text:p>
          </table:table-cell>
          <table:table-cell table:formula="of:=[.P314]+([.I314]/2)*[.H314]" office:value-type="float" office:value="238205.61088345">
            <text:p>238205.61088345</text:p>
          </table:table-cell>
          <table:table-cell table:formula="of:=[.F314]+([.I314]-[.G314])*[.H314]+[.H314]/2" office:value-type="float" office:value="-365181.69966415">
            <text:p>-365181.69966415</text:p>
          </table:table-cell>
          <table:table-cell table:formula="of:=[.$E$2]/[.K314]" office:value-type="float" office:value="0.00129972082820541">
            <text:p>0.00129972082820541</text:p>
          </table:table-cell>
          <table:table-cell table:formula="of:=[.$E$2]/[.L314]" office:value-type="float" office:value="0.00130233757669397">
            <text:p>0.00130233757669397</text:p>
          </table:table-cell>
          <table:table-cell table:formula="of:=[.$E$2]/[.M314]" office:value-type="float" office:value="0.00130495960190682">
            <text:p>0.00130495960190682</text:p>
          </table:table-cell>
          <table:table-cell table:formula="of:=ABS([.H314]/([.L314]*(1+[.H314]/[.$E$2])))" office:value-type="float" office:value="0.0000000225812526743612">
            <text:p>0.0000000225812526743612</text:p>
          </table:table-cell>
          <table:table-cell table:formula="of:=MIN([.$S314];[.$U314])" office:value-type="float" office:value="0.00129972082820541">
            <text:p>0.00129972082820541</text:p>
          </table:table-cell>
          <table:table-cell table:formula="of:=MAX([.$S314];[.$U314])" office:value-type="float" office:value="0.00130495960190682">
            <text:p>0.00130495960190682</text:p>
          </table:table-cell>
        </table:table-row>
        <table:table-row table:style-name="ro1">
          <table:table-cell table:formula="of:=CONCATENATE([.B315];&quot;/&quot;;[.C315];&quot;/&quot;;[.D315])" office:value-type="string" office:string-value="ned/heracles/ngc5474_heracles.hans.fits.gz">
            <text:p>ned/heracles/ngc547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.hans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5]*(1-[.R315]/[.$E$2])/SQRT(1-([.R315]*[.R315])/([.$E$2]*[.$E$2]))+[.O315]" office:value-type="float" office:value="230794030219.657">
            <text:p>2.307940302197E+11</text:p>
          </table:table-cell>
          <table:table-cell table:formula="of:=[.$N315]*(1-[.Q315]/[.$E$2])/SQRT(1-([.Q315]*[.Q315])/([.$E$2]*[.$E$2]))+[.O315]" office:value-type="float" office:value="230330302596.268">
            <text:p>2.303303025963E+11</text:p>
          </table:table-cell>
          <table:table-cell table:formula="of:=[.$N315]*(1-[.P315]/[.$E$2])/SQRT(1-([.P315]*[.P315])/([.$E$2]*[.$E$2]))+[.O315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5]-([.G315]*[.H315])+[.H315]/2" office:value-type="float" office:value="873786.50317405">
            <text:p>873786.50317405</text:p>
          </table:table-cell>
          <table:table-cell table:formula="of:=[.P315]+([.I315]/2)*[.H315]" office:value-type="float" office:value="270399.19262645">
            <text:p>270399.19262645</text:p>
          </table:table-cell>
          <table:table-cell table:formula="of:=[.F315]+([.I315]-[.G315])*[.H315]+[.H315]/2" office:value-type="float" office:value="-332988.11792115">
            <text:p>-332988.11792115</text:p>
          </table:table-cell>
          <table:table-cell table:formula="of:=[.$E$2]/[.K315]" office:value-type="float" office:value="0.00129986031144079">
            <text:p>0.00129986031144079</text:p>
          </table:table-cell>
          <table:table-cell table:formula="of:=[.$E$2]/[.L315]" office:value-type="float" office:value="0.00130247734066434">
            <text:p>0.00130247734066434</text:p>
          </table:table-cell>
          <table:table-cell table:formula="of:=[.$E$2]/[.M315]" office:value-type="float" office:value="0.00130509964831123">
            <text:p>0.00130509964831123</text:p>
          </table:table-cell>
          <table:table-cell table:formula="of:=ABS([.H315]/([.L315]*(1+[.H315]/[.$E$2])))" office:value-type="float" office:value="0.0000000225836760441436">
            <text:p>0.0000000225836760441436</text:p>
          </table:table-cell>
          <table:table-cell table:formula="of:=MIN([.$S315];[.$U315])" office:value-type="float" office:value="0.00129986031144079">
            <text:p>0.00129986031144079</text:p>
          </table:table-cell>
          <table:table-cell table:formula="of:=MAX([.$S315];[.$U315])" office:value-type="float" office:value="0.00130509964831123">
            <text:p>0.00130509964831123</text:p>
          </table:table-cell>
        </table:table-row>
        <table:table-row table:style-name="ro1">
          <table:table-cell table:formula="of:=CONCATENATE([.B316];&quot;/&quot;;[.C316];&quot;/&quot;;[.D316])" office:value-type="string" office:string-value="ned/heracles/ngc5474_heracles_mom0.fits.gz">
            <text:p>ned/heracles/ngc547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mom0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6]*(1-[.R316]/[.$E$2])/SQRT(1-([.R316]*[.R316])/([.$E$2]*[.$E$2]))+[.O316]" office:value-type="float" office:value="230794030219.657">
            <text:p>2.307940302197E+11</text:p>
          </table:table-cell>
          <table:table-cell table:formula="of:=[.$N316]*(1-[.Q316]/[.$E$2])/SQRT(1-([.Q316]*[.Q316])/([.$E$2]*[.$E$2]))+[.O316]" office:value-type="float" office:value="230330302596.268">
            <text:p>2.303303025963E+11</text:p>
          </table:table-cell>
          <table:table-cell table:formula="of:=[.$N316]*(1-[.P316]/[.$E$2])/SQRT(1-([.P316]*[.P316])/([.$E$2]*[.$E$2]))+[.O316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6]-([.G316]*[.H316])+[.H316]/2" office:value-type="float" office:value="873786.50317405">
            <text:p>873786.50317405</text:p>
          </table:table-cell>
          <table:table-cell table:formula="of:=[.P316]+([.I316]/2)*[.H316]" office:value-type="float" office:value="270399.19262645">
            <text:p>270399.19262645</text:p>
          </table:table-cell>
          <table:table-cell table:formula="of:=[.F316]+([.I316]-[.G316])*[.H316]+[.H316]/2" office:value-type="float" office:value="-332988.11792115">
            <text:p>-332988.11792115</text:p>
          </table:table-cell>
          <table:table-cell table:formula="of:=[.$E$2]/[.K316]" office:value-type="float" office:value="0.00129986031144079">
            <text:p>0.00129986031144079</text:p>
          </table:table-cell>
          <table:table-cell table:formula="of:=[.$E$2]/[.L316]" office:value-type="float" office:value="0.00130247734066434">
            <text:p>0.00130247734066434</text:p>
          </table:table-cell>
          <table:table-cell table:formula="of:=[.$E$2]/[.M316]" office:value-type="float" office:value="0.00130509964831123">
            <text:p>0.00130509964831123</text:p>
          </table:table-cell>
          <table:table-cell table:formula="of:=ABS([.H316]/([.L316]*(1+[.H316]/[.$E$2])))" office:value-type="float" office:value="0.0000000225836760441436">
            <text:p>0.0000000225836760441436</text:p>
          </table:table-cell>
          <table:table-cell table:formula="of:=MIN([.$S316];[.$U316])" office:value-type="float" office:value="0.00129986031144079">
            <text:p>0.00129986031144079</text:p>
          </table:table-cell>
          <table:table-cell table:formula="of:=MAX([.$S316];[.$U316])" office:value-type="float" office:value="0.00130509964831123">
            <text:p>0.00130509964831123</text:p>
          </table:table-cell>
        </table:table-row>
        <table:table-row table:style-name="ro1">
          <table:table-cell table:formula="of:=CONCATENATE([.B317];&quot;/&quot;;[.C317];&quot;/&quot;;[.D317])" office:value-type="string" office:string-value="ned/heracles/ngc5474_heracles_emom0.fits.gz">
            <text:p>ned/heracles/ngc547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emom0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7]*(1-[.R317]/[.$E$2])/SQRT(1-([.R317]*[.R317])/([.$E$2]*[.$E$2]))+[.O317]" office:value-type="float" office:value="230794030219.657">
            <text:p>2.307940302197E+11</text:p>
          </table:table-cell>
          <table:table-cell table:formula="of:=[.$N317]*(1-[.Q317]/[.$E$2])/SQRT(1-([.Q317]*[.Q317])/([.$E$2]*[.$E$2]))+[.O317]" office:value-type="float" office:value="230330302596.268">
            <text:p>2.303303025963E+11</text:p>
          </table:table-cell>
          <table:table-cell table:formula="of:=[.$N317]*(1-[.P317]/[.$E$2])/SQRT(1-([.P317]*[.P317])/([.$E$2]*[.$E$2]))+[.O317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7]-([.G317]*[.H317])+[.H317]/2" office:value-type="float" office:value="873786.50317405">
            <text:p>873786.50317405</text:p>
          </table:table-cell>
          <table:table-cell table:formula="of:=[.P317]+([.I317]/2)*[.H317]" office:value-type="float" office:value="270399.19262645">
            <text:p>270399.19262645</text:p>
          </table:table-cell>
          <table:table-cell table:formula="of:=[.F317]+([.I317]-[.G317])*[.H317]+[.H317]/2" office:value-type="float" office:value="-332988.11792115">
            <text:p>-332988.11792115</text:p>
          </table:table-cell>
          <table:table-cell table:formula="of:=[.$E$2]/[.K317]" office:value-type="float" office:value="0.00129986031144079">
            <text:p>0.00129986031144079</text:p>
          </table:table-cell>
          <table:table-cell table:formula="of:=[.$E$2]/[.L317]" office:value-type="float" office:value="0.00130247734066434">
            <text:p>0.00130247734066434</text:p>
          </table:table-cell>
          <table:table-cell table:formula="of:=[.$E$2]/[.M317]" office:value-type="float" office:value="0.00130509964831123">
            <text:p>0.00130509964831123</text:p>
          </table:table-cell>
          <table:table-cell table:formula="of:=ABS([.H317]/([.L317]*(1+[.H317]/[.$E$2])))" office:value-type="float" office:value="0.0000000225836760441436">
            <text:p>0.0000000225836760441436</text:p>
          </table:table-cell>
          <table:table-cell table:formula="of:=MIN([.$S317];[.$U317])" office:value-type="float" office:value="0.00129986031144079">
            <text:p>0.00129986031144079</text:p>
          </table:table-cell>
          <table:table-cell table:formula="of:=MAX([.$S317];[.$U317])" office:value-type="float" office:value="0.00130509964831123">
            <text:p>0.00130509964831123</text:p>
          </table:table-cell>
        </table:table-row>
        <table:table-row table:style-name="ro1">
          <table:table-cell table:formula="of:=CONCATENATE([.B318];&quot;/&quot;;[.C318];&quot;/&quot;;[.D318])" office:value-type="string" office:string-value="ned/heracles/ngc5474_heracles_mom1.fits.gz">
            <text:p>ned/heracles/ngc547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mom1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8]*(1-[.R318]/[.$E$2])/SQRT(1-([.R318]*[.R318])/([.$E$2]*[.$E$2]))+[.O318]" office:value-type="float" office:value="230794030219.657">
            <text:p>2.307940302197E+11</text:p>
          </table:table-cell>
          <table:table-cell table:formula="of:=[.$N318]*(1-[.Q318]/[.$E$2])/SQRT(1-([.Q318]*[.Q318])/([.$E$2]*[.$E$2]))+[.O318]" office:value-type="float" office:value="230330302596.268">
            <text:p>2.303303025963E+11</text:p>
          </table:table-cell>
          <table:table-cell table:formula="of:=[.$N318]*(1-[.P318]/[.$E$2])/SQRT(1-([.P318]*[.P318])/([.$E$2]*[.$E$2]))+[.O318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8]-([.G318]*[.H318])+[.H318]/2" office:value-type="float" office:value="873786.50317405">
            <text:p>873786.50317405</text:p>
          </table:table-cell>
          <table:table-cell table:formula="of:=[.P318]+([.I318]/2)*[.H318]" office:value-type="float" office:value="270399.19262645">
            <text:p>270399.19262645</text:p>
          </table:table-cell>
          <table:table-cell table:formula="of:=[.F318]+([.I318]-[.G318])*[.H318]+[.H318]/2" office:value-type="float" office:value="-332988.11792115">
            <text:p>-332988.11792115</text:p>
          </table:table-cell>
          <table:table-cell table:formula="of:=[.$E$2]/[.K318]" office:value-type="float" office:value="0.00129986031144079">
            <text:p>0.00129986031144079</text:p>
          </table:table-cell>
          <table:table-cell table:formula="of:=[.$E$2]/[.L318]" office:value-type="float" office:value="0.00130247734066434">
            <text:p>0.00130247734066434</text:p>
          </table:table-cell>
          <table:table-cell table:formula="of:=[.$E$2]/[.M318]" office:value-type="float" office:value="0.00130509964831123">
            <text:p>0.00130509964831123</text:p>
          </table:table-cell>
          <table:table-cell table:formula="of:=ABS([.H318]/([.L318]*(1+[.H318]/[.$E$2])))" office:value-type="float" office:value="0.0000000225836760441436">
            <text:p>0.0000000225836760441436</text:p>
          </table:table-cell>
          <table:table-cell table:formula="of:=MIN([.$S318];[.$U318])" office:value-type="float" office:value="0.00129986031144079">
            <text:p>0.00129986031144079</text:p>
          </table:table-cell>
          <table:table-cell table:formula="of:=MAX([.$S318];[.$U318])" office:value-type="float" office:value="0.00130509964831123">
            <text:p>0.00130509964831123</text:p>
          </table:table-cell>
        </table:table-row>
        <table:table-row table:style-name="ro1">
          <table:table-cell table:formula="of:=CONCATENATE([.B319];&quot;/&quot;;[.C319];&quot;/&quot;;[.D319])" office:value-type="string" office:string-value="ned/heracles/ngc5713_heracles.hans.fits.gz">
            <text:p>ned/heracles/ngc571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.hans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9]*(1-[.R319]/[.$E$2])/SQRT(1-([.R319]*[.R319])/([.$E$2]*[.$E$2]))+[.O319]" office:value-type="float" office:value="229555650636.543">
            <text:p>2.295556506365E+11</text:p>
          </table:table-cell>
          <table:table-cell table:formula="of:=[.$N319]*(1-[.Q319]/[.$E$2])/SQRT(1-([.Q319]*[.Q319])/([.$E$2]*[.$E$2]))+[.O319]" office:value-type="float" office:value="229094398431.824">
            <text:p>2.290943984318E+11</text:p>
          </table:table-cell>
          <table:table-cell table:formula="of:=[.$N319]*(1-[.P319]/[.$E$2])/SQRT(1-([.P319]*[.P319])/([.$E$2]*[.$E$2]))+[.O319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9]-([.G319]*[.H319])+[.H319]/2" office:value-type="float" office:value="2487833.22805305">
            <text:p>2487833.22805305</text:p>
          </table:table-cell>
          <table:table-cell table:formula="of:=[.P319]+([.I319]/2)*[.H319]" office:value-type="float" office:value="1884445.91750545">
            <text:p>1884445.91750545</text:p>
          </table:table-cell>
          <table:table-cell table:formula="of:=[.F319]+([.I319]-[.G319])*[.H319]+[.H319]/2" office:value-type="float" office:value="1281058.60695785">
            <text:p>1281058.60695785</text:p>
          </table:table-cell>
          <table:table-cell table:formula="of:=[.$E$2]/[.K319]" office:value-type="float" office:value="0.00130687264359697">
            <text:p>0.00130687264359697</text:p>
          </table:table-cell>
          <table:table-cell table:formula="of:=[.$E$2]/[.L319]" office:value-type="float" office:value="0.00130950386414305">
            <text:p>0.00130950386414305</text:p>
          </table:table-cell>
          <table:table-cell table:formula="of:=[.$E$2]/[.M319]" office:value-type="float" office:value="0.00131214044900409">
            <text:p>0.00131214044900409</text:p>
          </table:table-cell>
          <table:table-cell table:formula="of:=ABS([.H319]/([.L319]*(1+[.H319]/[.$E$2])))" office:value-type="float" office:value="0.0000000227055090503737">
            <text:p>0.0000000227055090503737</text:p>
          </table:table-cell>
          <table:table-cell table:formula="of:=MIN([.$S319];[.$U319])" office:value-type="float" office:value="0.00130687264359697">
            <text:p>0.00130687264359697</text:p>
          </table:table-cell>
          <table:table-cell table:formula="of:=MAX([.$S319];[.$U319])" office:value-type="float" office:value="0.00131214044900409">
            <text:p>0.00131214044900409</text:p>
          </table:table-cell>
        </table:table-row>
        <table:table-row table:style-name="ro1">
          <table:table-cell table:formula="of:=CONCATENATE([.B320];&quot;/&quot;;[.C320];&quot;/&quot;;[.D320])" office:value-type="string" office:string-value="ned/heracles/ngc5713_heracles_mom0.fits.gz">
            <text:p>ned/heracles/ngc571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mom0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0]*(1-[.R320]/[.$E$2])/SQRT(1-([.R320]*[.R320])/([.$E$2]*[.$E$2]))+[.O320]" office:value-type="float" office:value="229555650636.543">
            <text:p>2.295556506365E+11</text:p>
          </table:table-cell>
          <table:table-cell table:formula="of:=[.$N320]*(1-[.Q320]/[.$E$2])/SQRT(1-([.Q320]*[.Q320])/([.$E$2]*[.$E$2]))+[.O320]" office:value-type="float" office:value="229094398431.824">
            <text:p>2.290943984318E+11</text:p>
          </table:table-cell>
          <table:table-cell table:formula="of:=[.$N320]*(1-[.P320]/[.$E$2])/SQRT(1-([.P320]*[.P320])/([.$E$2]*[.$E$2]))+[.O320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0]-([.G320]*[.H320])+[.H320]/2" office:value-type="float" office:value="2487833.22805305">
            <text:p>2487833.22805305</text:p>
          </table:table-cell>
          <table:table-cell table:formula="of:=[.P320]+([.I320]/2)*[.H320]" office:value-type="float" office:value="1884445.91750545">
            <text:p>1884445.91750545</text:p>
          </table:table-cell>
          <table:table-cell table:formula="of:=[.F320]+([.I320]-[.G320])*[.H320]+[.H320]/2" office:value-type="float" office:value="1281058.60695785">
            <text:p>1281058.60695785</text:p>
          </table:table-cell>
          <table:table-cell table:formula="of:=[.$E$2]/[.K320]" office:value-type="float" office:value="0.00130687264359697">
            <text:p>0.00130687264359697</text:p>
          </table:table-cell>
          <table:table-cell table:formula="of:=[.$E$2]/[.L320]" office:value-type="float" office:value="0.00130950386414305">
            <text:p>0.00130950386414305</text:p>
          </table:table-cell>
          <table:table-cell table:formula="of:=[.$E$2]/[.M320]" office:value-type="float" office:value="0.00131214044900409">
            <text:p>0.00131214044900409</text:p>
          </table:table-cell>
          <table:table-cell table:formula="of:=ABS([.H320]/([.L320]*(1+[.H320]/[.$E$2])))" office:value-type="float" office:value="0.0000000227055090503737">
            <text:p>0.0000000227055090503737</text:p>
          </table:table-cell>
          <table:table-cell table:formula="of:=MIN([.$S320];[.$U320])" office:value-type="float" office:value="0.00130687264359697">
            <text:p>0.00130687264359697</text:p>
          </table:table-cell>
          <table:table-cell table:formula="of:=MAX([.$S320];[.$U320])" office:value-type="float" office:value="0.00131214044900409">
            <text:p>0.00131214044900409</text:p>
          </table:table-cell>
        </table:table-row>
        <table:table-row table:style-name="ro1">
          <table:table-cell table:formula="of:=CONCATENATE([.B321];&quot;/&quot;;[.C321];&quot;/&quot;;[.D321])" office:value-type="string" office:string-value="ned/heracles/ngc5713_heracles_emom0.fits.gz">
            <text:p>ned/heracles/ngc571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emom0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1]*(1-[.R321]/[.$E$2])/SQRT(1-([.R321]*[.R321])/([.$E$2]*[.$E$2]))+[.O321]" office:value-type="float" office:value="229555650636.543">
            <text:p>2.295556506365E+11</text:p>
          </table:table-cell>
          <table:table-cell table:formula="of:=[.$N321]*(1-[.Q321]/[.$E$2])/SQRT(1-([.Q321]*[.Q321])/([.$E$2]*[.$E$2]))+[.O321]" office:value-type="float" office:value="229094398431.824">
            <text:p>2.290943984318E+11</text:p>
          </table:table-cell>
          <table:table-cell table:formula="of:=[.$N321]*(1-[.P321]/[.$E$2])/SQRT(1-([.P321]*[.P321])/([.$E$2]*[.$E$2]))+[.O321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1]-([.G321]*[.H321])+[.H321]/2" office:value-type="float" office:value="2487833.22805305">
            <text:p>2487833.22805305</text:p>
          </table:table-cell>
          <table:table-cell table:formula="of:=[.P321]+([.I321]/2)*[.H321]" office:value-type="float" office:value="1884445.91750545">
            <text:p>1884445.91750545</text:p>
          </table:table-cell>
          <table:table-cell table:formula="of:=[.F321]+([.I321]-[.G321])*[.H321]+[.H321]/2" office:value-type="float" office:value="1281058.60695785">
            <text:p>1281058.60695785</text:p>
          </table:table-cell>
          <table:table-cell table:formula="of:=[.$E$2]/[.K321]" office:value-type="float" office:value="0.00130687264359697">
            <text:p>0.00130687264359697</text:p>
          </table:table-cell>
          <table:table-cell table:formula="of:=[.$E$2]/[.L321]" office:value-type="float" office:value="0.00130950386414305">
            <text:p>0.00130950386414305</text:p>
          </table:table-cell>
          <table:table-cell table:formula="of:=[.$E$2]/[.M321]" office:value-type="float" office:value="0.00131214044900409">
            <text:p>0.00131214044900409</text:p>
          </table:table-cell>
          <table:table-cell table:formula="of:=ABS([.H321]/([.L321]*(1+[.H321]/[.$E$2])))" office:value-type="float" office:value="0.0000000227055090503737">
            <text:p>0.0000000227055090503737</text:p>
          </table:table-cell>
          <table:table-cell table:formula="of:=MIN([.$S321];[.$U321])" office:value-type="float" office:value="0.00130687264359697">
            <text:p>0.00130687264359697</text:p>
          </table:table-cell>
          <table:table-cell table:formula="of:=MAX([.$S321];[.$U321])" office:value-type="float" office:value="0.00131214044900409">
            <text:p>0.00131214044900409</text:p>
          </table:table-cell>
        </table:table-row>
        <table:table-row table:style-name="ro1">
          <table:table-cell table:formula="of:=CONCATENATE([.B322];&quot;/&quot;;[.C322];&quot;/&quot;;[.D322])" office:value-type="string" office:string-value="ned/heracles/ngc5713_heracles_mom1.fits.gz">
            <text:p>ned/heracles/ngc571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mom1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2]*(1-[.R322]/[.$E$2])/SQRT(1-([.R322]*[.R322])/([.$E$2]*[.$E$2]))+[.O322]" office:value-type="float" office:value="229555650636.543">
            <text:p>2.295556506365E+11</text:p>
          </table:table-cell>
          <table:table-cell table:formula="of:=[.$N322]*(1-[.Q322]/[.$E$2])/SQRT(1-([.Q322]*[.Q322])/([.$E$2]*[.$E$2]))+[.O322]" office:value-type="float" office:value="229094398431.824">
            <text:p>2.290943984318E+11</text:p>
          </table:table-cell>
          <table:table-cell table:formula="of:=[.$N322]*(1-[.P322]/[.$E$2])/SQRT(1-([.P322]*[.P322])/([.$E$2]*[.$E$2]))+[.O322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2]-([.G322]*[.H322])+[.H322]/2" office:value-type="float" office:value="2487833.22805305">
            <text:p>2487833.22805305</text:p>
          </table:table-cell>
          <table:table-cell table:formula="of:=[.P322]+([.I322]/2)*[.H322]" office:value-type="float" office:value="1884445.91750545">
            <text:p>1884445.91750545</text:p>
          </table:table-cell>
          <table:table-cell table:formula="of:=[.F322]+([.I322]-[.G322])*[.H322]+[.H322]/2" office:value-type="float" office:value="1281058.60695785">
            <text:p>1281058.60695785</text:p>
          </table:table-cell>
          <table:table-cell table:formula="of:=[.$E$2]/[.K322]" office:value-type="float" office:value="0.00130687264359697">
            <text:p>0.00130687264359697</text:p>
          </table:table-cell>
          <table:table-cell table:formula="of:=[.$E$2]/[.L322]" office:value-type="float" office:value="0.00130950386414305">
            <text:p>0.00130950386414305</text:p>
          </table:table-cell>
          <table:table-cell table:formula="of:=[.$E$2]/[.M322]" office:value-type="float" office:value="0.00131214044900409">
            <text:p>0.00131214044900409</text:p>
          </table:table-cell>
          <table:table-cell table:formula="of:=ABS([.H322]/([.L322]*(1+[.H322]/[.$E$2])))" office:value-type="float" office:value="0.0000000227055090503737">
            <text:p>0.0000000227055090503737</text:p>
          </table:table-cell>
          <table:table-cell table:formula="of:=MIN([.$S322];[.$U322])" office:value-type="float" office:value="0.00130687264359697">
            <text:p>0.00130687264359697</text:p>
          </table:table-cell>
          <table:table-cell table:formula="of:=MAX([.$S322];[.$U322])" office:value-type="float" office:value="0.00131214044900409">
            <text:p>0.00131214044900409</text:p>
          </table:table-cell>
        </table:table-row>
        <table:table-row table:style-name="ro1">
          <table:table-cell table:formula="of:=CONCATENATE([.B323];&quot;/&quot;;[.C323];&quot;/&quot;;[.D323])" office:value-type="string" office:string-value="ned/heracles/ngc6946_heracles.hans.fits.gz">
            <text:p>ned/heracles/ngc694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.hans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3]*(1-[.R323]/[.$E$2])/SQRT(1-([.R323]*[.R323])/([.$E$2]*[.$E$2]))+[.O323]" office:value-type="float" office:value="230964888069.558">
            <text:p>2.309648880696E+11</text:p>
          </table:table-cell>
          <table:table-cell table:formula="of:=[.$N323]*(1-[.Q323]/[.$E$2])/SQRT(1-([.Q323]*[.Q323])/([.$E$2]*[.$E$2]))+[.O323]" office:value-type="float" office:value="230500816821.074">
            <text:p>2.305008168211E+11</text:p>
          </table:table-cell>
          <table:table-cell table:formula="of:=[.$N323]*(1-[.P323]/[.$E$2])/SQRT(1-([.P323]*[.P323])/([.$E$2]*[.$E$2]))+[.O323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3]-([.G323]*[.H323])+[.H323]/2" office:value-type="float" office:value="651777.82864805">
            <text:p>651777.82864805</text:p>
          </table:table-cell>
          <table:table-cell table:formula="of:=[.P323]+([.I323]/2)*[.H323]" office:value-type="float" office:value="48390.5181004499">
            <text:p>48390.5181004499</text:p>
          </table:table-cell>
          <table:table-cell table:formula="of:=[.F323]+([.I323]-[.G323])*[.H323]+[.H323]/2" office:value-type="float" office:value="-554996.79244715">
            <text:p>-554996.79244715</text:p>
          </table:table-cell>
          <table:table-cell table:formula="of:=[.$E$2]/[.K323]" office:value-type="float" office:value="0.00129889873091728">
            <text:p>0.00129889873091728</text:p>
          </table:table-cell>
          <table:table-cell table:formula="of:=[.$E$2]/[.L323]" office:value-type="float" office:value="0.00130151382601336">
            <text:p>0.00130151382601336</text:p>
          </table:table-cell>
          <table:table-cell table:formula="of:=[.$E$2]/[.M323]" office:value-type="float" office:value="0.00130413418782719">
            <text:p>0.00130413418782719</text:p>
          </table:table-cell>
          <table:table-cell table:formula="of:=ABS([.H323]/([.L323]*(1+[.H323]/[.$E$2])))" office:value-type="float" office:value="0.000000022566969647754">
            <text:p>0.000000022566969647754</text:p>
          </table:table-cell>
          <table:table-cell table:formula="of:=MIN([.$S323];[.$U323])" office:value-type="float" office:value="0.00129889873091728">
            <text:p>0.00129889873091728</text:p>
          </table:table-cell>
          <table:table-cell table:formula="of:=MAX([.$S323];[.$U323])" office:value-type="float" office:value="0.00130413418782719">
            <text:p>0.00130413418782719</text:p>
          </table:table-cell>
        </table:table-row>
        <table:table-row table:style-name="ro1">
          <table:table-cell table:formula="of:=CONCATENATE([.B324];&quot;/&quot;;[.C324];&quot;/&quot;;[.D324])" office:value-type="string" office:string-value="ned/heracles/ngc6946_heracles_mom0.fits.gz">
            <text:p>ned/heracles/ngc694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mom0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4]*(1-[.R324]/[.$E$2])/SQRT(1-([.R324]*[.R324])/([.$E$2]*[.$E$2]))+[.O324]" office:value-type="float" office:value="230964888069.558">
            <text:p>2.309648880696E+11</text:p>
          </table:table-cell>
          <table:table-cell table:formula="of:=[.$N324]*(1-[.Q324]/[.$E$2])/SQRT(1-([.Q324]*[.Q324])/([.$E$2]*[.$E$2]))+[.O324]" office:value-type="float" office:value="230500816821.074">
            <text:p>2.305008168211E+11</text:p>
          </table:table-cell>
          <table:table-cell table:formula="of:=[.$N324]*(1-[.P324]/[.$E$2])/SQRT(1-([.P324]*[.P324])/([.$E$2]*[.$E$2]))+[.O324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4]-([.G324]*[.H324])+[.H324]/2" office:value-type="float" office:value="651777.82864805">
            <text:p>651777.82864805</text:p>
          </table:table-cell>
          <table:table-cell table:formula="of:=[.P324]+([.I324]/2)*[.H324]" office:value-type="float" office:value="48390.5181004499">
            <text:p>48390.5181004499</text:p>
          </table:table-cell>
          <table:table-cell table:formula="of:=[.F324]+([.I324]-[.G324])*[.H324]+[.H324]/2" office:value-type="float" office:value="-554996.79244715">
            <text:p>-554996.79244715</text:p>
          </table:table-cell>
          <table:table-cell table:formula="of:=[.$E$2]/[.K324]" office:value-type="float" office:value="0.00129889873091728">
            <text:p>0.00129889873091728</text:p>
          </table:table-cell>
          <table:table-cell table:formula="of:=[.$E$2]/[.L324]" office:value-type="float" office:value="0.00130151382601336">
            <text:p>0.00130151382601336</text:p>
          </table:table-cell>
          <table:table-cell table:formula="of:=[.$E$2]/[.M324]" office:value-type="float" office:value="0.00130413418782719">
            <text:p>0.00130413418782719</text:p>
          </table:table-cell>
          <table:table-cell table:formula="of:=ABS([.H324]/([.L324]*(1+[.H324]/[.$E$2])))" office:value-type="float" office:value="0.000000022566969647754">
            <text:p>0.000000022566969647754</text:p>
          </table:table-cell>
          <table:table-cell table:formula="of:=MIN([.$S324];[.$U324])" office:value-type="float" office:value="0.00129889873091728">
            <text:p>0.00129889873091728</text:p>
          </table:table-cell>
          <table:table-cell table:formula="of:=MAX([.$S324];[.$U324])" office:value-type="float" office:value="0.00130413418782719">
            <text:p>0.00130413418782719</text:p>
          </table:table-cell>
        </table:table-row>
        <table:table-row table:style-name="ro1">
          <table:table-cell table:formula="of:=CONCATENATE([.B325];&quot;/&quot;;[.C325];&quot;/&quot;;[.D325])" office:value-type="string" office:string-value="ned/heracles/ngc6946_heracles_emom0.fits.gz">
            <text:p>ned/heracles/ngc694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emom0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5]*(1-[.R325]/[.$E$2])/SQRT(1-([.R325]*[.R325])/([.$E$2]*[.$E$2]))+[.O325]" office:value-type="float" office:value="230964888069.558">
            <text:p>2.309648880696E+11</text:p>
          </table:table-cell>
          <table:table-cell table:formula="of:=[.$N325]*(1-[.Q325]/[.$E$2])/SQRT(1-([.Q325]*[.Q325])/([.$E$2]*[.$E$2]))+[.O325]" office:value-type="float" office:value="230500816821.074">
            <text:p>2.305008168211E+11</text:p>
          </table:table-cell>
          <table:table-cell table:formula="of:=[.$N325]*(1-[.P325]/[.$E$2])/SQRT(1-([.P325]*[.P325])/([.$E$2]*[.$E$2]))+[.O325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5]-([.G325]*[.H325])+[.H325]/2" office:value-type="float" office:value="651777.82864805">
            <text:p>651777.82864805</text:p>
          </table:table-cell>
          <table:table-cell table:formula="of:=[.P325]+([.I325]/2)*[.H325]" office:value-type="float" office:value="48390.5181004499">
            <text:p>48390.5181004499</text:p>
          </table:table-cell>
          <table:table-cell table:formula="of:=[.F325]+([.I325]-[.G325])*[.H325]+[.H325]/2" office:value-type="float" office:value="-554996.79244715">
            <text:p>-554996.79244715</text:p>
          </table:table-cell>
          <table:table-cell table:formula="of:=[.$E$2]/[.K325]" office:value-type="float" office:value="0.00129889873091728">
            <text:p>0.00129889873091728</text:p>
          </table:table-cell>
          <table:table-cell table:formula="of:=[.$E$2]/[.L325]" office:value-type="float" office:value="0.00130151382601336">
            <text:p>0.00130151382601336</text:p>
          </table:table-cell>
          <table:table-cell table:formula="of:=[.$E$2]/[.M325]" office:value-type="float" office:value="0.00130413418782719">
            <text:p>0.00130413418782719</text:p>
          </table:table-cell>
          <table:table-cell table:formula="of:=ABS([.H325]/([.L325]*(1+[.H325]/[.$E$2])))" office:value-type="float" office:value="0.000000022566969647754">
            <text:p>0.000000022566969647754</text:p>
          </table:table-cell>
          <table:table-cell table:formula="of:=MIN([.$S325];[.$U325])" office:value-type="float" office:value="0.00129889873091728">
            <text:p>0.00129889873091728</text:p>
          </table:table-cell>
          <table:table-cell table:formula="of:=MAX([.$S325];[.$U325])" office:value-type="float" office:value="0.00130413418782719">
            <text:p>0.00130413418782719</text:p>
          </table:table-cell>
        </table:table-row>
        <table:table-row table:style-name="ro1">
          <table:table-cell table:formula="of:=CONCATENATE([.B326];&quot;/&quot;;[.C326];&quot;/&quot;;[.D326])" office:value-type="string" office:string-value="ned/heracles/ngc6946_heracles_mom1.fits.gz">
            <text:p>ned/heracles/ngc694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mom1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6]*(1-[.R326]/[.$E$2])/SQRT(1-([.R326]*[.R326])/([.$E$2]*[.$E$2]))+[.O326]" office:value-type="float" office:value="230964888069.558">
            <text:p>2.309648880696E+11</text:p>
          </table:table-cell>
          <table:table-cell table:formula="of:=[.$N326]*(1-[.Q326]/[.$E$2])/SQRT(1-([.Q326]*[.Q326])/([.$E$2]*[.$E$2]))+[.O326]" office:value-type="float" office:value="230500816821.074">
            <text:p>2.305008168211E+11</text:p>
          </table:table-cell>
          <table:table-cell table:formula="of:=[.$N326]*(1-[.P326]/[.$E$2])/SQRT(1-([.P326]*[.P326])/([.$E$2]*[.$E$2]))+[.O326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6]-([.G326]*[.H326])+[.H326]/2" office:value-type="float" office:value="651777.82864805">
            <text:p>651777.82864805</text:p>
          </table:table-cell>
          <table:table-cell table:formula="of:=[.P326]+([.I326]/2)*[.H326]" office:value-type="float" office:value="48390.5181004499">
            <text:p>48390.5181004499</text:p>
          </table:table-cell>
          <table:table-cell table:formula="of:=[.F326]+([.I326]-[.G326])*[.H326]+[.H326]/2" office:value-type="float" office:value="-554996.79244715">
            <text:p>-554996.79244715</text:p>
          </table:table-cell>
          <table:table-cell table:formula="of:=[.$E$2]/[.K326]" office:value-type="float" office:value="0.00129889873091728">
            <text:p>0.00129889873091728</text:p>
          </table:table-cell>
          <table:table-cell table:formula="of:=[.$E$2]/[.L326]" office:value-type="float" office:value="0.00130151382601336">
            <text:p>0.00130151382601336</text:p>
          </table:table-cell>
          <table:table-cell table:formula="of:=[.$E$2]/[.M326]" office:value-type="float" office:value="0.00130413418782719">
            <text:p>0.00130413418782719</text:p>
          </table:table-cell>
          <table:table-cell table:formula="of:=ABS([.H326]/([.L326]*(1+[.H326]/[.$E$2])))" office:value-type="float" office:value="0.000000022566969647754">
            <text:p>0.000000022566969647754</text:p>
          </table:table-cell>
          <table:table-cell table:formula="of:=MIN([.$S326];[.$U326])" office:value-type="float" office:value="0.00129889873091728">
            <text:p>0.00129889873091728</text:p>
          </table:table-cell>
          <table:table-cell table:formula="of:=MAX([.$S326];[.$U326])" office:value-type="float" office:value="0.00130413418782719">
            <text:p>0.00130413418782719</text:p>
          </table:table-cell>
        </table:table-row>
        <table:table-row table:style-name="ro1">
          <table:table-cell table:formula="of:=CONCATENATE([.B327];&quot;/&quot;;[.C327];&quot;/&quot;;[.D327])" office:value-type="string" office:string-value="ned/heracles/ngc7331_heracles.hans.fits.gz">
            <text:p>ned/heracles/ngc733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.hans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7]*(1-[.R327]/[.$E$2])/SQRT(1-([.R327]*[.R327])/([.$E$2]*[.$E$2]))+[.O327]" office:value-type="float" office:value="230380368935.909">
            <text:p>2.303803689359E+11</text:p>
          </table:table-cell>
          <table:table-cell table:formula="of:=[.$N327]*(1-[.Q327]/[.$E$2])/SQRT(1-([.Q327]*[.Q327])/([.$E$2]*[.$E$2]))+[.O327]" office:value-type="float" office:value="229917471154.762">
            <text:p>2.299174711548E+11</text:p>
          </table:table-cell>
          <table:table-cell table:formula="of:=[.$N327]*(1-[.P327]/[.$E$2])/SQRT(1-([.P327]*[.P327])/([.$E$2]*[.$E$2]))+[.O327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7]-([.G327]*[.H327])+[.H327]/2" office:value-type="float" office:value="1411970.6683061">
            <text:p>1411970.6683061</text:p>
          </table:table-cell>
          <table:table-cell table:formula="of:=[.P327]+([.I327]/2)*[.H327]" office:value-type="float" office:value="808583.3577585">
            <text:p>808583.3577585</text:p>
          </table:table-cell>
          <table:table-cell table:formula="of:=[.F327]+([.I327]-[.G327])*[.H327]+[.H327]/2" office:value-type="float" office:value="205196.0472109">
            <text:p>205196.0472109</text:p>
          </table:table-cell>
          <table:table-cell table:formula="of:=[.$E$2]/[.K327]" office:value-type="float" office:value="0.00130219428584846">
            <text:p>0.00130219428584846</text:p>
          </table:table-cell>
          <table:table-cell table:formula="of:=[.$E$2]/[.L327]" office:value-type="float" office:value="0.00130481602156308">
            <text:p>0.00130481602156308</text:p>
          </table:table-cell>
          <table:table-cell table:formula="of:=[.$E$2]/[.M327]" office:value-type="float" office:value="0.00130744306418562">
            <text:p>0.00130744306418562</text:p>
          </table:table-cell>
          <table:table-cell table:formula="of:=ABS([.H327]/([.L327]*(1+[.H327]/[.$E$2])))" office:value-type="float" office:value="0.000000045249237518741">
            <text:p>0.000000045249237518741</text:p>
          </table:table-cell>
          <table:table-cell table:formula="of:=MIN([.$S327];[.$U327])" office:value-type="float" office:value="0.00130219428584846">
            <text:p>0.00130219428584846</text:p>
          </table:table-cell>
          <table:table-cell table:formula="of:=MAX([.$S327];[.$U327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328];&quot;/&quot;;[.C328];&quot;/&quot;;[.D328])" office:value-type="string" office:string-value="ned/heracles/ngc7331_heracles_mom0.fits.gz">
            <text:p>ned/heracles/ngc733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8]*(1-[.R328]/[.$E$2])/SQRT(1-([.R328]*[.R328])/([.$E$2]*[.$E$2]))+[.O328]" office:value-type="float" office:value="230380368935.909">
            <text:p>2.303803689359E+11</text:p>
          </table:table-cell>
          <table:table-cell table:formula="of:=[.$N328]*(1-[.Q328]/[.$E$2])/SQRT(1-([.Q328]*[.Q328])/([.$E$2]*[.$E$2]))+[.O328]" office:value-type="float" office:value="229917471154.762">
            <text:p>2.299174711548E+11</text:p>
          </table:table-cell>
          <table:table-cell table:formula="of:=[.$N328]*(1-[.P328]/[.$E$2])/SQRT(1-([.P328]*[.P328])/([.$E$2]*[.$E$2]))+[.O328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8]-([.G328]*[.H328])+[.H328]/2" office:value-type="float" office:value="1411970.6683061">
            <text:p>1411970.6683061</text:p>
          </table:table-cell>
          <table:table-cell table:formula="of:=[.P328]+([.I328]/2)*[.H328]" office:value-type="float" office:value="808583.3577585">
            <text:p>808583.3577585</text:p>
          </table:table-cell>
          <table:table-cell table:formula="of:=[.F328]+([.I328]-[.G328])*[.H328]+[.H328]/2" office:value-type="float" office:value="205196.0472109">
            <text:p>205196.0472109</text:p>
          </table:table-cell>
          <table:table-cell table:formula="of:=[.$E$2]/[.K328]" office:value-type="float" office:value="0.00130219428584846">
            <text:p>0.00130219428584846</text:p>
          </table:table-cell>
          <table:table-cell table:formula="of:=[.$E$2]/[.L328]" office:value-type="float" office:value="0.00130481602156308">
            <text:p>0.00130481602156308</text:p>
          </table:table-cell>
          <table:table-cell table:formula="of:=[.$E$2]/[.M328]" office:value-type="float" office:value="0.00130744306418562">
            <text:p>0.00130744306418562</text:p>
          </table:table-cell>
          <table:table-cell table:formula="of:=ABS([.H328]/([.L328]*(1+[.H328]/[.$E$2])))" office:value-type="float" office:value="0.000000045249237518741">
            <text:p>0.000000045249237518741</text:p>
          </table:table-cell>
          <table:table-cell table:formula="of:=MIN([.$S328];[.$U328])" office:value-type="float" office:value="0.00130219428584846">
            <text:p>0.00130219428584846</text:p>
          </table:table-cell>
          <table:table-cell table:formula="of:=MAX([.$S328];[.$U328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329];&quot;/&quot;;[.C329];&quot;/&quot;;[.D329])" office:value-type="string" office:string-value="ned/heracles/ngc7331_heracles_emom0.fits.gz">
            <text:p>ned/heracles/ngc733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e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9]*(1-[.R329]/[.$E$2])/SQRT(1-([.R329]*[.R329])/([.$E$2]*[.$E$2]))+[.O329]" office:value-type="float" office:value="230380368935.909">
            <text:p>2.303803689359E+11</text:p>
          </table:table-cell>
          <table:table-cell table:formula="of:=[.$N329]*(1-[.Q329]/[.$E$2])/SQRT(1-([.Q329]*[.Q329])/([.$E$2]*[.$E$2]))+[.O329]" office:value-type="float" office:value="229917471154.762">
            <text:p>2.299174711548E+11</text:p>
          </table:table-cell>
          <table:table-cell table:formula="of:=[.$N329]*(1-[.P329]/[.$E$2])/SQRT(1-([.P329]*[.P329])/([.$E$2]*[.$E$2]))+[.O329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9]-([.G329]*[.H329])+[.H329]/2" office:value-type="float" office:value="1411970.6683061">
            <text:p>1411970.6683061</text:p>
          </table:table-cell>
          <table:table-cell table:formula="of:=[.P329]+([.I329]/2)*[.H329]" office:value-type="float" office:value="808583.3577585">
            <text:p>808583.3577585</text:p>
          </table:table-cell>
          <table:table-cell table:formula="of:=[.F329]+([.I329]-[.G329])*[.H329]+[.H329]/2" office:value-type="float" office:value="205196.0472109">
            <text:p>205196.0472109</text:p>
          </table:table-cell>
          <table:table-cell table:formula="of:=[.$E$2]/[.K329]" office:value-type="float" office:value="0.00130219428584846">
            <text:p>0.00130219428584846</text:p>
          </table:table-cell>
          <table:table-cell table:formula="of:=[.$E$2]/[.L329]" office:value-type="float" office:value="0.00130481602156308">
            <text:p>0.00130481602156308</text:p>
          </table:table-cell>
          <table:table-cell table:formula="of:=[.$E$2]/[.M329]" office:value-type="float" office:value="0.00130744306418562">
            <text:p>0.00130744306418562</text:p>
          </table:table-cell>
          <table:table-cell table:formula="of:=ABS([.H329]/([.L329]*(1+[.H329]/[.$E$2])))" office:value-type="float" office:value="0.000000045249237518741">
            <text:p>0.000000045249237518741</text:p>
          </table:table-cell>
          <table:table-cell table:formula="of:=MIN([.$S329];[.$U329])" office:value-type="float" office:value="0.00130219428584846">
            <text:p>0.00130219428584846</text:p>
          </table:table-cell>
          <table:table-cell table:formula="of:=MAX([.$S329];[.$U329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330];&quot;/&quot;;[.C330];&quot;/&quot;;[.D330])" office:value-type="string" office:string-value="ned/heracles/ngc7331_heracles_mom1.fits.gz">
            <text:p>ned/heracles/ngc733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mom1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30]*(1-[.R330]/[.$E$2])/SQRT(1-([.R330]*[.R330])/([.$E$2]*[.$E$2]))+[.O330]" office:value-type="float" office:value="230380368935.909">
            <text:p>2.303803689359E+11</text:p>
          </table:table-cell>
          <table:table-cell table:formula="of:=[.$N330]*(1-[.Q330]/[.$E$2])/SQRT(1-([.Q330]*[.Q330])/([.$E$2]*[.$E$2]))+[.O330]" office:value-type="float" office:value="229917471154.762">
            <text:p>2.299174711548E+11</text:p>
          </table:table-cell>
          <table:table-cell table:formula="of:=[.$N330]*(1-[.P330]/[.$E$2])/SQRT(1-([.P330]*[.P330])/([.$E$2]*[.$E$2]))+[.O330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30]-([.G330]*[.H330])+[.H330]/2" office:value-type="float" office:value="1411970.6683061">
            <text:p>1411970.6683061</text:p>
          </table:table-cell>
          <table:table-cell table:formula="of:=[.P330]+([.I330]/2)*[.H330]" office:value-type="float" office:value="808583.3577585">
            <text:p>808583.3577585</text:p>
          </table:table-cell>
          <table:table-cell table:formula="of:=[.F330]+([.I330]-[.G330])*[.H330]+[.H330]/2" office:value-type="float" office:value="205196.0472109">
            <text:p>205196.0472109</text:p>
          </table:table-cell>
          <table:table-cell table:formula="of:=[.$E$2]/[.K330]" office:value-type="float" office:value="0.00130219428584846">
            <text:p>0.00130219428584846</text:p>
          </table:table-cell>
          <table:table-cell table:formula="of:=[.$E$2]/[.L330]" office:value-type="float" office:value="0.00130481602156308">
            <text:p>0.00130481602156308</text:p>
          </table:table-cell>
          <table:table-cell table:formula="of:=[.$E$2]/[.M330]" office:value-type="float" office:value="0.00130744306418562">
            <text:p>0.00130744306418562</text:p>
          </table:table-cell>
          <table:table-cell table:formula="of:=ABS([.H330]/([.L330]*(1+[.H330]/[.$E$2])))" office:value-type="float" office:value="0.000000045249237518741">
            <text:p>0.000000045249237518741</text:p>
          </table:table-cell>
          <table:table-cell table:formula="of:=MIN([.$S330];[.$U330])" office:value-type="float" office:value="0.00130219428584846">
            <text:p>0.00130219428584846</text:p>
          </table:table-cell>
          <table:table-cell table:formula="of:=MAX([.$S330];[.$U330])" office:value-type="float" office:value="0.00130744306418562">
            <text:p>0.00130744306418562</text:p>
          </table:table-cell>
        </table:table-row>
        <table:table-row table:style-name="ro1">
          <table:table-cell table:formula="of:=CONCATENATE([.B331];&quot;/&quot;;[.C331];&quot;/&quot;;[.D331])" office:value-type="string" office:string-value="alma/HD163296_Band7_ReferenceImages/HD163296_continuum_sc3.image.fits">
            <text:p>alma/HD163296_Band7_ReferenceImages/HD163296_continuum_sc3.image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_continuum_sc3.image.fits</text:p>
          </table:table-cell>
          <table:table-cell office:value-type="string">
            <text:p>FREQ</text:p>
          </table:table-cell>
          <table:table-cell table:style-name="ce2" office:value-type="float" office:value="352897372544">
            <text:p>3.528973725440E+11</text:p>
          </table:table-cell>
          <table:table-cell office:value-type="float" office:value="1">
            <text:p>1</text:p>
          </table:table-cell>
          <table:table-cell table:style-name="ce2" office:value-type="float" office:value="14662010009.77">
            <text:p>1.466201000977E+10</text:p>
          </table:table-cell>
          <table:table-cell office:value-type="float" office:value="1">
            <text:p>1</text:p>
          </table:table-cell>
          <table:table-cell/>
          <table:table-cell table:formula="of:=[.F331]-([.G331]*[.H331])+[.H331]/2" office:value-type="float" office:value="345566367539.115">
            <text:p>3.455663675391E+11</text:p>
          </table:table-cell>
          <table:table-cell table:formula="of:=[.K331]+([.I331]/2)*[.H331]" office:value-type="float" office:value="352897372544">
            <text:p>3.528973725440E+11</text:p>
          </table:table-cell>
          <table:table-cell table:formula="of:=[.F331]+([.I331]-[.G331])*[.H331]+[.H331]/2" office:value-type="float" office:value="360228377548.885">
            <text:p>3.602283775489E+11</text:p>
          </table:table-cell>
          <table:table-cell table:style-name="Default"/>
          <table:table-cell table:number-columns-repeated="4"/>
          <table:table-cell table:formula="of:=[.$E$2]/[.K331]" office:value-type="float" office:value="0.000868140039600476">
            <text:p>0.000868140039600476</text:p>
          </table:table-cell>
          <table:table-cell table:formula="of:=[.$E$2]/[.L331]" office:value-type="float" office:value="0.000850105507551194">
            <text:p>0.000850105507551194</text:p>
          </table:table-cell>
          <table:table-cell table:formula="of:=[.$E$2]/[.M331]" office:value-type="float" office:value="0.000832805016754374">
            <text:p>0.000832805016754374</text:p>
          </table:table-cell>
          <table:table-cell table:formula="of:=ABS([.$E$2]*[.H331]/([.L331]*([.L331]+[.H331])))" office:value-type="float" office:value="0.0000339108618979488">
            <text:p>0.0000339108618979488</text:p>
          </table:table-cell>
          <table:table-cell table:formula="of:=MIN([.$S331];[.$U331])" office:value-type="float" office:value="0.000832805016754374">
            <text:p>0.000832805016754374</text:p>
          </table:table-cell>
          <table:table-cell table:formula="of:=MAX([.$S331];[.$U331])" office:value-type="float" office:value="0.000868140039600476">
            <text:p>0.000868140039600476</text:p>
          </table:table-cell>
        </table:table-row>
      </table:table>
      <table:table table:name="Sheet2" table:style-name="ta1" table:print="false">
        <table:table-column table:style-name="co5" table:number-columns-repeated="6" table:default-cell-style-name="Default"/>
        <table:table-row table:style-name="ro1">
          <table:table-cell office:value-type="string">
            <text:p>califa</text:p>
          </table:table-cell>
          <table:table-cell office:value-type="string">
            <text:p>Low-res</text:p>
          </table:table-cell>
          <table:table-cell office:value-type="float" office:value="3745">
            <text:p>3745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>
            <text:p>Ang</text:p>
          </table:table-cell>
        </table:table-row>
        <table:table-row table:style-name="ro1">
          <table:table-cell/>
          <table:table-cell office:value-type="string">
            <text:p>med</text:p>
          </table:table-cell>
          <table:table-cell office:value-type="float" office:value="3650">
            <text:p>3650</text:p>
          </table:table-cell>
          <table:table-cell office:value-type="float" office:value="4840">
            <text:p>4840</text:p>
          </table:table-cell>
          <table:table-cell office:value-type="float" office:value="2.3">
            <text:p>2.3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2" number:min-integer-digits="1" number:min-exponent-digits="3"/>
    </number:number-style>
    <number:number-style style:name="N118">
      <number:scientific-number number:decimal-places="12" number:min-integer-digits="1" number:min-exponent-digits="2"/>
    </number:number-style>
    <number:number-style style:name="N119">
      <number:scientific-number number:decimal-places="7" number:min-integer-digits="1" number:min-exponent-digits="2"/>
    </number:number-style>
    <number:number-style style:name="N120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9/20/2013</text:date>, <text:time>03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ymond Plante</meta:initial-creator>
    <meta:creation-date>2013-09-03T14:57:22</meta:creation-date>
    <dc:date>2013-09-20T03:01:23</dc:date>
    <dc:creator>Raymond Plante</dc:creator>
    <meta:editing-duration>PT137H27M11S</meta:editing-duration>
    <meta:editing-cycles>15</meta:editing-cycles>
    <meta:generator>OpenOffice.org/3.2$Unix OpenOffice.org_project/320m12$Build-9483</meta:generator>
    <meta:document-statistic meta:table-count="3" meta:cell-count="7117" meta:object-count="0"/>
  </office:meta>
</office:document-meta>
</file>